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736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2.198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_2" table:style-name="ta1" table:print="false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>
            <text:p>host=212.152.119.216</text:p>
          </table:table-cell>
          <table:table-cell table:number-columns-repeated="2" office:value-type="float" office:value="-38.35594">
            <text:p>-38.35594</text:p>
          </table:table-cell>
          <table:table-cell table:number-columns-repeated="2"/>
        </table:table-row>
        <table:table-row table:style-name="ro1">
          <table:table-cell office:value-type="string">
            <text:p>host=66.249.67.3</text:p>
          </table:table-cell>
          <table:table-cell table:number-columns-repeated="2" office:value-type="float" office:value="-38.35594">
            <text:p>-38.35594</text:p>
          </table:table-cell>
          <table:table-cell/>
          <table:table-cell>
            <draw:frame table:end-cell-address="Sheet1_2.N21" table:end-x="0.6508in" table:end-y="0.1654in" draw:z-index="0" draw:style-name="gr1" draw:text-style-name="P1" svg:width="8.6272in" svg:height="3.5429in" svg:x="0.0248in" svg:y="0.0008in">
              <draw:object draw:notify-on-update-of-ranges="Sheet1_2.C1:Sheet1_2.C1642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string">
            <text:p>host=85.19.194.218</text:p>
          </table:table-cell>
          <table:table-cell table:number-columns-repeated="2" office:value-type="float" office:value="-27.08303">
            <text:p>-27.08303</text:p>
          </table:table-cell>
          <table:table-cell table:number-columns-repeated="2"/>
        </table:table-row>
        <table:table-row table:style-name="ro1">
          <table:table-cell office:value-type="string">
            <text:p>host=12.38.136.2</text:p>
          </table:table-cell>
          <table:table-cell table:number-columns-repeated="2" office:value-type="float" office:value="-26.92195">
            <text:p>-26.92195</text:p>
          </table:table-cell>
          <table:table-cell table:number-columns-repeated="2"/>
        </table:table-row>
        <table:table-row table:style-name="ro1">
          <table:table-cell office:value-type="string">
            <text:p>host=81.52.143.36</text:p>
          </table:table-cell>
          <table:table-cell table:number-columns-repeated="2" office:value-type="float" office:value="-26.56434">
            <text:p>-26.56434</text:p>
          </table:table-cell>
          <table:table-cell table:number-columns-repeated="2"/>
        </table:table-row>
        <table:table-row table:style-name="ro1">
          <table:table-cell office:value-type="string">
            <text:p>host=84.252.218.98</text:p>
          </table:table-cell>
          <table:table-cell table:number-columns-repeated="2" office:value-type="float" office:value="-26.56434">
            <text:p>-26.56434</text:p>
          </table:table-cell>
          <table:table-cell table:number-columns-repeated="2"/>
        </table:table-row>
        <table:table-row table:style-name="ro1">
          <table:table-cell office:value-type="string">
            <text:p>host=81.52.143.31</text:p>
          </table:table-cell>
          <table:table-cell table:number-columns-repeated="2" office:value-type="float" office:value="-26.40326">
            <text:p>-26.40326</text:p>
          </table:table-cell>
          <table:table-cell table:number-columns-repeated="2"/>
        </table:table-row>
        <table:table-row table:style-name="ro1">
          <table:table-cell office:value-type="string">
            <text:p>host=81.215.227.177</text:p>
          </table:table-cell>
          <table:table-cell table:number-columns-repeated="2" office:value-type="float" office:value="-23.93265">
            <text:p>-23.93265</text:p>
          </table:table-cell>
          <table:table-cell table:number-columns-repeated="2"/>
        </table:table-row>
        <table:table-row table:style-name="ro1">
          <table:table-cell office:value-type="string">
            <text:p>host=174.133.177.66</text:p>
          </table:table-cell>
          <table:table-cell table:number-columns-repeated="2" office:value-type="float" office:value="-23.77156">
            <text:p>-23.77156</text:p>
          </table:table-cell>
          <table:table-cell table:number-columns-repeated="2"/>
        </table:table-row>
        <table:table-row table:style-name="ro1">
          <table:table-cell office:value-type="string">
            <text:p>host=65.55.106.205</text:p>
          </table:table-cell>
          <table:table-cell table:number-columns-repeated="2" office:value-type="float" office:value="-23.50877">
            <text:p>-23.50877</text:p>
          </table:table-cell>
          <table:table-cell table:number-columns-repeated="2"/>
        </table:table-row>
        <table:table-row table:style-name="ro1">
          <table:table-cell office:value-type="string">
            <text:p>host=65.55.109.53</text:p>
          </table:table-cell>
          <table:table-cell table:number-columns-repeated="2" office:value-type="float" office:value="-23.50877">
            <text:p>-23.50877</text:p>
          </table:table-cell>
          <table:table-cell table:number-columns-repeated="2"/>
        </table:table-row>
        <table:table-row table:style-name="ro1">
          <table:table-cell office:value-type="string">
            <text:p>host=128.239.97.89</text:p>
          </table:table-cell>
          <table:table-cell table:number-columns-repeated="2" office:value-type="float" office:value="-23.01561">
            <text:p>-23.01561</text:p>
          </table:table-cell>
          <table:table-cell table:number-columns-repeated="2"/>
        </table:table-row>
        <table:table-row table:style-name="ro1">
          <table:table-cell office:value-type="string">
            <text:p>host=207.71.25.66</text:p>
          </table:table-cell>
          <table:table-cell table:number-columns-repeated="2" office:value-type="float" office:value="-23.01561">
            <text:p>-23.01561</text:p>
          </table:table-cell>
          <table:table-cell table:number-columns-repeated="2"/>
        </table:table-row>
        <table:table-row table:style-name="ro1">
          <table:table-cell office:value-type="string">
            <text:p>host=60.241.22.119</text:p>
          </table:table-cell>
          <table:table-cell table:number-columns-repeated="2" office:value-type="float" office:value="-23.01561">
            <text:p>-23.01561</text:p>
          </table:table-cell>
          <table:table-cell table:number-columns-repeated="2"/>
        </table:table-row>
        <table:table-row table:style-name="ro1">
          <table:table-cell office:value-type="string">
            <text:p>host=65.55.106.181</text:p>
          </table:table-cell>
          <table:table-cell table:number-columns-repeated="2" office:value-type="float" office:value="-23.01561">
            <text:p>-23.01561</text:p>
          </table:table-cell>
          <table:table-cell table:number-columns-repeated="2"/>
        </table:table-row>
        <table:table-row table:style-name="ro1">
          <table:table-cell office:value-type="string">
            <text:p>host=189.72.98.86</text:p>
          </table:table-cell>
          <table:table-cell table:number-columns-repeated="2" office:value-type="float" office:value="-22.85453">
            <text:p>-22.85453</text:p>
          </table:table-cell>
          <table:table-cell table:number-columns-repeated="2"/>
        </table:table-row>
        <table:table-row table:style-name="ro1">
          <table:table-cell office:value-type="string">
            <text:p>host=190.95.120.245</text:p>
          </table:table-cell>
          <table:table-cell table:number-columns-repeated="2" office:value-type="float" office:value="-20.31325">
            <text:p>-20.31325</text:p>
          </table:table-cell>
          <table:table-cell table:number-columns-repeated="2"/>
        </table:table-row>
        <table:table-row table:style-name="ro1">
          <table:table-cell office:value-type="string">
            <text:p>host=193.252.149.13</text:p>
          </table:table-cell>
          <table:table-cell table:number-columns-repeated="2" office:value-type="float" office:value="-20.1597">
            <text:p>-20.1597</text:p>
          </table:table-cell>
          <table:table-cell table:number-columns-repeated="2"/>
        </table:table-row>
        <table:table-row table:style-name="ro1">
          <table:table-cell office:value-type="string">
            <text:p>host=65.113.40.1</text:p>
          </table:table-cell>
          <table:table-cell table:number-columns-repeated="2" office:value-type="float" office:value="-20.1597">
            <text:p>-20.1597</text:p>
          </table:table-cell>
          <table:table-cell table:number-columns-repeated="2"/>
        </table:table-row>
        <table:table-row table:style-name="ro1">
          <table:table-cell office:value-type="string">
            <text:p>host=112.200.11.174</text:p>
          </table:table-cell>
          <table:table-cell table:number-columns-repeated="2" office:value-type="float" office:value="-19.92741">
            <text:p>-19.92741</text:p>
          </table:table-cell>
          <table:table-cell table:number-columns-repeated="2"/>
        </table:table-row>
        <table:table-row table:style-name="ro1">
          <table:table-cell office:value-type="string">
            <text:p>host=212.43.17.2</text:p>
          </table:table-cell>
          <table:table-cell table:number-columns-repeated="2" office:value-type="float" office:value="-19.92741">
            <text:p>-19.92741</text:p>
          </table:table-cell>
          <table:table-cell table:number-columns-repeated="2"/>
        </table:table-row>
        <table:table-row table:style-name="ro1">
          <table:table-cell office:value-type="string">
            <text:p>host=118.100.175.14</text:p>
          </table:table-cell>
          <table:table-cell table:number-columns-repeated="2" office:value-type="float" office:value="-19.83663">
            <text:p>-19.83663</text:p>
          </table:table-cell>
          <table:table-cell table:number-columns-repeated="2"/>
        </table:table-row>
        <table:table-row table:style-name="ro1">
          <table:table-cell office:value-type="string">
            <text:p>host=65.55.109.238</text:p>
          </table:table-cell>
          <table:table-cell table:number-columns-repeated="2" office:value-type="float" office:value="-19.83663">
            <text:p>-19.83663</text:p>
          </table:table-cell>
          <table:table-cell table:number-columns-repeated="2"/>
        </table:table-row>
        <table:table-row table:style-name="ro1">
          <table:table-cell office:value-type="string">
            <text:p>host=189.25.142.244</text:p>
          </table:table-cell>
          <table:table-cell table:number-columns-repeated="2" office:value-type="float" office:value="-19.76633">
            <text:p>-19.76633</text:p>
          </table:table-cell>
          <table:table-cell table:number-columns-repeated="2"/>
        </table:table-row>
        <table:table-row table:style-name="ro1">
          <table:table-cell office:value-type="string">
            <text:p>host=201.92.29.229</text:p>
          </table:table-cell>
          <table:table-cell table:number-columns-repeated="2" office:value-type="float" office:value="-19.76633">
            <text:p>-19.76633</text:p>
          </table:table-cell>
          <table:table-cell table:number-columns-repeated="2"/>
        </table:table-row>
        <table:table-row table:style-name="ro1">
          <table:table-cell office:value-type="string">
            <text:p>host=207.69.139.149</text:p>
          </table:table-cell>
          <table:table-cell table:number-columns-repeated="2" office:value-type="float" office:value="-19.76633">
            <text:p>-19.76633</text:p>
          </table:table-cell>
          <table:table-cell table:number-columns-repeated="2"/>
        </table:table-row>
        <table:table-row table:style-name="ro1">
          <table:table-cell office:value-type="string">
            <text:p>host=220.181.7.49</text:p>
          </table:table-cell>
          <table:table-cell table:number-columns-repeated="2" office:value-type="float" office:value="-19.68515">
            <text:p>-19.68515</text:p>
          </table:table-cell>
          <table:table-cell table:number-columns-repeated="2"/>
        </table:table-row>
        <table:table-row table:style-name="ro1">
          <table:table-cell office:value-type="string">
            <text:p>host=65.55.208.181</text:p>
          </table:table-cell>
          <table:table-cell table:number-columns-repeated="2" office:value-type="float" office:value="-19.68515">
            <text:p>-19.68515</text:p>
          </table:table-cell>
          <table:table-cell table:number-columns-repeated="2"/>
        </table:table-row>
        <table:table-row table:style-name="ro1">
          <table:table-cell office:value-type="string">
            <text:p>host=187.25.44.106</text:p>
          </table:table-cell>
          <table:table-cell table:number-columns-repeated="2" office:value-type="float" office:value="-19.67554">
            <text:p>-19.67554</text:p>
          </table:table-cell>
          <table:table-cell table:number-columns-repeated="2"/>
        </table:table-row>
        <table:table-row table:style-name="ro1">
          <table:table-cell office:value-type="string">
            <text:p>host=72.14.195.40</text:p>
          </table:table-cell>
          <table:table-cell table:number-columns-repeated="2" office:value-type="float" office:value="-19.52406">
            <text:p>-19.52406</text:p>
          </table:table-cell>
          <table:table-cell table:number-columns-repeated="2"/>
        </table:table-row>
        <table:table-row table:style-name="ro1">
          <table:table-cell office:value-type="string">
            <text:p>host=209.251.128.198</text:p>
          </table:table-cell>
          <table:table-cell table:number-columns-repeated="2" office:value-type="float" office:value="-19.41181">
            <text:p>-19.41181</text:p>
          </table:table-cell>
          <table:table-cell table:number-columns-repeated="2"/>
        </table:table-row>
        <table:table-row table:style-name="ro1">
          <table:table-cell office:value-type="string">
            <text:p>host=65.55.107.209</text:p>
          </table:table-cell>
          <table:table-cell table:number-columns-repeated="2" office:value-type="float" office:value="-19.41181">
            <text:p>-19.41181</text:p>
          </table:table-cell>
          <table:table-cell table:number-columns-repeated="2"/>
        </table:table-row>
        <table:table-row table:style-name="ro1">
          <table:table-cell office:value-type="string">
            <text:p>host=66.155.166.26</text:p>
          </table:table-cell>
          <table:table-cell table:number-columns-repeated="2" office:value-type="float" office:value="-19.41181">
            <text:p>-19.41181</text:p>
          </table:table-cell>
          <table:table-cell table:number-columns-repeated="2"/>
        </table:table-row>
        <table:table-row table:style-name="ro1">
          <table:table-cell office:value-type="string">
            <text:p>host=71.49.38.248</text:p>
          </table:table-cell>
          <table:table-cell table:number-columns-repeated="2" office:value-type="float" office:value="-19.41181">
            <text:p>-19.41181</text:p>
          </table:table-cell>
          <table:table-cell table:number-columns-repeated="2"/>
        </table:table-row>
        <table:table-row table:style-name="ro1">
          <table:table-cell office:value-type="string">
            <text:p>host=24.46.57.196</text:p>
          </table:table-cell>
          <table:table-cell table:number-columns-repeated="2" office:value-type="float" office:value="-19.32072">
            <text:p>-19.32072</text:p>
          </table:table-cell>
          <table:table-cell table:number-columns-repeated="2"/>
        </table:table-row>
        <table:table-row table:style-name="ro1">
          <table:table-cell office:value-type="string">
            <text:p>host=79.102.72.57</text:p>
          </table:table-cell>
          <table:table-cell table:number-columns-repeated="2" office:value-type="float" office:value="-19.32072">
            <text:p>-19.32072</text:p>
          </table:table-cell>
          <table:table-cell table:number-columns-repeated="2"/>
        </table:table-row>
        <table:table-row table:style-name="ro1">
          <table:table-cell office:value-type="string">
            <text:p>host=65.55.109.221</text:p>
          </table:table-cell>
          <table:table-cell table:number-columns-repeated="2" office:value-type="float" office:value="-19.29604">
            <text:p>-19.29604</text:p>
          </table:table-cell>
          <table:table-cell table:number-columns-repeated="2"/>
        </table:table-row>
        <table:table-row table:style-name="ro1">
          <table:table-cell office:value-type="string">
            <text:p>host=188.48.235.25</text:p>
          </table:table-cell>
          <table:table-cell table:number-columns-repeated="2" office:value-type="float" office:value="-19.27167">
            <text:p>-19.27167</text:p>
          </table:table-cell>
          <table:table-cell table:number-columns-repeated="2"/>
        </table:table-row>
        <table:table-row table:style-name="ro1">
          <table:table-cell office:value-type="string">
            <text:p>host=200.198.122.205</text:p>
          </table:table-cell>
          <table:table-cell table:number-columns-repeated="2" office:value-type="float" office:value="-19.27167">
            <text:p>-19.27167</text:p>
          </table:table-cell>
          <table:table-cell table:number-columns-repeated="2"/>
        </table:table-row>
        <table:table-row table:style-name="ro1">
          <table:table-cell office:value-type="string">
            <text:p>host=82.176.148.142</text:p>
          </table:table-cell>
          <table:table-cell table:number-columns-repeated="2" office:value-type="float" office:value="-19.27167">
            <text:p>-19.27167</text:p>
          </table:table-cell>
          <table:table-cell table:number-columns-repeated="2"/>
        </table:table-row>
        <table:table-row table:style-name="ro1">
          <table:table-cell office:value-type="string">
            <text:p>host=141.89.226.149</text:p>
          </table:table-cell>
          <table:table-cell table:number-columns-repeated="2" office:value-type="float" office:value="-19.25931">
            <text:p>-19.25931</text:p>
          </table:table-cell>
          <table:table-cell table:number-columns-repeated="2"/>
        </table:table-row>
        <table:table-row table:style-name="ro1">
          <table:table-cell office:value-type="string">
            <text:p>host=203.82.42.37</text:p>
          </table:table-cell>
          <table:table-cell table:number-columns-repeated="2" office:value-type="float" office:value="-19.25931">
            <text:p>-19.25931</text:p>
          </table:table-cell>
          <table:table-cell table:number-columns-repeated="2"/>
        </table:table-row>
        <table:table-row table:style-name="ro1">
          <table:table-cell office:value-type="string">
            <text:p>host=82.170.233.189</text:p>
          </table:table-cell>
          <table:table-cell table:number-columns-repeated="2" office:value-type="float" office:value="-19.25931">
            <text:p>-19.25931</text:p>
          </table:table-cell>
          <table:table-cell table:number-columns-repeated="2"/>
        </table:table-row>
        <table:table-row table:style-name="ro1">
          <table:table-cell office:value-type="string">
            <text:p>host=58.168.144.116</text:p>
          </table:table-cell>
          <table:table-cell table:number-columns-repeated="2" office:value-type="float" office:value="-19.25851">
            <text:p>-19.25851</text:p>
          </table:table-cell>
          <table:table-cell table:number-columns-repeated="2"/>
        </table:table-row>
        <table:table-row table:style-name="ro1">
          <table:table-cell office:value-type="string">
            <text:p>host=206.125.167.45</text:p>
          </table:table-cell>
          <table:table-cell table:number-columns-repeated="2" office:value-type="float" office:value="-19.25073">
            <text:p>-19.25073</text:p>
          </table:table-cell>
          <table:table-cell table:number-columns-repeated="2"/>
        </table:table-row>
        <table:table-row table:style-name="ro1">
          <table:table-cell office:value-type="string">
            <text:p>host=65.55.106.218</text:p>
          </table:table-cell>
          <table:table-cell table:number-columns-repeated="2" office:value-type="float" office:value="-19.25073">
            <text:p>-19.25073</text:p>
          </table:table-cell>
          <table:table-cell table:number-columns-repeated="2"/>
        </table:table-row>
        <table:table-row table:style-name="ro1">
          <table:table-cell office:value-type="string">
            <text:p>host=65.55.110.221</text:p>
          </table:table-cell>
          <table:table-cell table:number-columns-repeated="2" office:value-type="float" office:value="-19.25073">
            <text:p>-19.25073</text:p>
          </table:table-cell>
          <table:table-cell table:number-columns-repeated="2"/>
        </table:table-row>
        <table:table-row table:style-name="ro1">
          <table:table-cell office:value-type="string">
            <text:p>host=66.249.66.84</text:p>
          </table:table-cell>
          <table:table-cell table:number-columns-repeated="2" office:value-type="float" office:value="-19.25073">
            <text:p>-19.25073</text:p>
          </table:table-cell>
          <table:table-cell table:number-columns-repeated="2"/>
        </table:table-row>
        <table:table-row table:style-name="ro1">
          <table:table-cell office:value-type="string">
            <text:p>host=65.188.139.126</text:p>
          </table:table-cell>
          <table:table-cell table:number-columns-repeated="2" office:value-type="float" office:value="-19.22728">
            <text:p>-19.22728</text:p>
          </table:table-cell>
          <table:table-cell table:number-columns-repeated="2"/>
        </table:table-row>
        <table:table-row table:style-name="ro1">
          <table:table-cell office:value-type="string">
            <text:p>host=65.55.106.228</text:p>
          </table:table-cell>
          <table:table-cell table:number-columns-repeated="2" office:value-type="float" office:value="-19.22728">
            <text:p>-19.22728</text:p>
          </table:table-cell>
          <table:table-cell table:number-columns-repeated="2"/>
        </table:table-row>
        <table:table-row table:style-name="ro1">
          <table:table-cell office:value-type="string">
            <text:p>host=65.55.109.50</text:p>
          </table:table-cell>
          <table:table-cell table:number-columns-repeated="2" office:value-type="float" office:value="-19.20918">
            <text:p>-19.20918</text:p>
          </table:table-cell>
          <table:table-cell table:number-columns-repeated="2"/>
        </table:table-row>
        <table:table-row table:style-name="ro1">
          <table:table-cell office:value-type="string">
            <text:p>host=65.55.208.188</text:p>
          </table:table-cell>
          <table:table-cell table:number-columns-repeated="2" office:value-type="float" office:value="-19.18923">
            <text:p>-19.18923</text:p>
          </table:table-cell>
          <table:table-cell table:number-columns-repeated="2"/>
        </table:table-row>
        <table:table-row table:style-name="ro1">
          <table:table-cell office:value-type="string">
            <text:p>host=95.96.204.241</text:p>
          </table:table-cell>
          <table:table-cell table:number-columns-repeated="2" office:value-type="float" office:value="-19.18923">
            <text:p>-19.18923</text:p>
          </table:table-cell>
          <table:table-cell table:number-columns-repeated="2"/>
        </table:table-row>
        <table:table-row table:style-name="ro1">
          <table:table-cell office:value-type="string">
            <text:p>host=198.161.31.164</text:p>
          </table:table-cell>
          <table:table-cell table:number-columns-repeated="2" office:value-type="float" office:value="-19.17767">
            <text:p>-19.17767</text:p>
          </table:table-cell>
          <table:table-cell table:number-columns-repeated="2"/>
        </table:table-row>
        <table:table-row table:style-name="ro1">
          <table:table-cell office:value-type="string">
            <text:p>host=198.54.202.210</text:p>
          </table:table-cell>
          <table:table-cell table:number-columns-repeated="2" office:value-type="float" office:value="-19.17767">
            <text:p>-19.17767</text:p>
          </table:table-cell>
          <table:table-cell table:number-columns-repeated="2"/>
        </table:table-row>
        <table:table-row table:style-name="ro1">
          <table:table-cell office:value-type="string">
            <text:p>host=67.187.134.214</text:p>
          </table:table-cell>
          <table:table-cell table:number-columns-repeated="2" office:value-type="float" office:value="-19.17767">
            <text:p>-19.17767</text:p>
          </table:table-cell>
          <table:table-cell table:number-columns-repeated="2"/>
        </table:table-row>
        <table:table-row table:style-name="ro1">
          <table:table-cell office:value-type="string">
            <text:p>host=65.55.107.203</text:p>
          </table:table-cell>
          <table:table-cell table:number-columns-repeated="2" office:value-type="float" office:value="-19.16567">
            <text:p>-19.16567</text:p>
          </table:table-cell>
          <table:table-cell table:number-columns-repeated="2"/>
        </table:table-row>
        <table:table-row table:style-name="ro1">
          <table:table-cell office:value-type="string">
            <text:p>host=67.228.53.210</text:p>
          </table:table-cell>
          <table:table-cell table:number-columns-repeated="2" office:value-type="float" office:value="-19.16567">
            <text:p>-19.16567</text:p>
          </table:table-cell>
          <table:table-cell table:number-columns-repeated="2"/>
        </table:table-row>
        <table:table-row table:style-name="ro1">
          <table:table-cell office:value-type="string">
            <text:p>host=65.55.110.146</text:p>
          </table:table-cell>
          <table:table-cell table:number-columns-repeated="2" office:value-type="float" office:value="-19.09823">
            <text:p>-19.09823</text:p>
          </table:table-cell>
          <table:table-cell table:number-columns-repeated="2"/>
        </table:table-row>
        <table:table-row table:style-name="ro1">
          <table:table-cell office:value-type="string">
            <text:p>host=83.24.53.52</text:p>
          </table:table-cell>
          <table:table-cell table:number-columns-repeated="2" office:value-type="float" office:value="-19.09823">
            <text:p>-19.09823</text:p>
          </table:table-cell>
          <table:table-cell table:number-columns-repeated="2"/>
        </table:table-row>
        <table:table-row table:style-name="ro1">
          <table:table-cell office:value-type="string">
            <text:p>host=87.109.223.79</text:p>
          </table:table-cell>
          <table:table-cell table:number-columns-repeated="2" office:value-type="float" office:value="-19.09743">
            <text:p>-19.09743</text:p>
          </table:table-cell>
          <table:table-cell table:number-columns-repeated="2"/>
        </table:table-row>
        <table:table-row table:style-name="ro1">
          <table:table-cell office:value-type="string">
            <text:p>host=35.9.166.145</text:p>
          </table:table-cell>
          <table:table-cell table:number-columns-repeated="2" office:value-type="float" office:value="-19.07197">
            <text:p>-19.07197</text:p>
          </table:table-cell>
          <table:table-cell table:number-columns-repeated="2"/>
        </table:table-row>
        <table:table-row table:style-name="ro1">
          <table:table-cell office:value-type="string">
            <text:p>host=217.74.239.62</text:p>
          </table:table-cell>
          <table:table-cell table:number-columns-repeated="2" office:value-type="float" office:value="-19.06293">
            <text:p>-19.06293</text:p>
          </table:table-cell>
          <table:table-cell table:number-columns-repeated="2"/>
        </table:table-row>
        <table:table-row table:style-name="ro1">
          <table:table-cell office:value-type="string">
            <text:p>host=220.181.61.192</text:p>
          </table:table-cell>
          <table:table-cell table:number-columns-repeated="2" office:value-type="float" office:value="-19.06293">
            <text:p>-19.06293</text:p>
          </table:table-cell>
          <table:table-cell table:number-columns-repeated="2"/>
        </table:table-row>
        <table:table-row table:style-name="ro1">
          <table:table-cell office:value-type="string">
            <text:p>host=65.55.106.164</text:p>
          </table:table-cell>
          <table:table-cell table:number-columns-repeated="2" office:value-type="float" office:value="-19.06293">
            <text:p>-19.06293</text:p>
          </table:table-cell>
          <table:table-cell table:number-columns-repeated="2"/>
        </table:table-row>
        <table:table-row table:style-name="ro1">
          <table:table-cell office:value-type="string">
            <text:p>host=69.175.11.210</text:p>
          </table:table-cell>
          <table:table-cell table:number-columns-repeated="2" office:value-type="float" office:value="-19.06293">
            <text:p>-19.06293</text:p>
          </table:table-cell>
          <table:table-cell table:number-columns-repeated="2"/>
        </table:table-row>
        <table:table-row table:style-name="ro1">
          <table:table-cell office:value-type="string">
            <text:p>host=65.55.208.186</text:p>
          </table:table-cell>
          <table:table-cell table:number-columns-repeated="2" office:value-type="float" office:value="-19.01658">
            <text:p>-19.01658</text:p>
          </table:table-cell>
          <table:table-cell table:number-columns-repeated="2"/>
        </table:table-row>
        <table:table-row table:style-name="ro1">
          <table:table-cell office:value-type="string">
            <text:p>host=65.55.51.112</text:p>
          </table:table-cell>
          <table:table-cell table:number-columns-repeated="2" office:value-type="float" office:value="-19.01658">
            <text:p>-19.01658</text:p>
          </table:table-cell>
          <table:table-cell table:number-columns-repeated="2"/>
        </table:table-row>
        <table:table-row table:style-name="ro1">
          <table:table-cell office:value-type="string">
            <text:p>host=65.55.107.233</text:p>
          </table:table-cell>
          <table:table-cell table:number-columns-repeated="2" office:value-type="float" office:value="-19.01322">
            <text:p>-19.01322</text:p>
          </table:table-cell>
          <table:table-cell table:number-columns-repeated="2"/>
        </table:table-row>
        <table:table-row table:style-name="ro1">
          <table:table-cell office:value-type="string">
            <text:p>host=201.5.213.166</text:p>
          </table:table-cell>
          <table:table-cell table:number-columns-repeated="2" office:value-type="float" office:value="-19.00459">
            <text:p>-19.00459</text:p>
          </table:table-cell>
          <table:table-cell table:number-columns-repeated="2"/>
        </table:table-row>
        <table:table-row table:style-name="ro1">
          <table:table-cell office:value-type="string">
            <text:p>host=201.89.75.109</text:p>
          </table:table-cell>
          <table:table-cell table:number-columns-repeated="2" office:value-type="float" office:value="-19.00459">
            <text:p>-19.00459</text:p>
          </table:table-cell>
          <table:table-cell table:number-columns-repeated="2"/>
        </table:table-row>
        <table:table-row table:style-name="ro1">
          <table:table-cell office:value-type="string">
            <text:p>host=61.150.43.98</text:p>
          </table:table-cell>
          <table:table-cell table:number-columns-repeated="2" office:value-type="float" office:value="-19.00459">
            <text:p>-19.00459</text:p>
          </table:table-cell>
          <table:table-cell table:number-columns-repeated="2"/>
        </table:table-row>
        <table:table-row table:style-name="ro1">
          <table:table-cell office:value-type="string">
            <text:p>host=65.55.104.61</text:p>
          </table:table-cell>
          <table:table-cell table:number-columns-repeated="2" office:value-type="float" office:value="-18.90184">
            <text:p>-18.90184</text:p>
          </table:table-cell>
          <table:table-cell table:number-columns-repeated="2"/>
        </table:table-row>
        <table:table-row table:style-name="ro1">
          <table:table-cell office:value-type="string">
            <text:p>host=83.163.122.73</text:p>
          </table:table-cell>
          <table:table-cell table:number-columns-repeated="2" office:value-type="float" office:value="-18.90184">
            <text:p>-18.90184</text:p>
          </table:table-cell>
          <table:table-cell table:number-columns-repeated="2"/>
        </table:table-row>
        <table:table-row table:style-name="ro1">
          <table:table-cell office:value-type="string">
            <text:p>host=155.56.68.216</text:p>
          </table:table-cell>
          <table:table-cell table:number-columns-repeated="2" office:value-type="float" office:value="-18.85728">
            <text:p>-18.85728</text:p>
          </table:table-cell>
          <table:table-cell table:number-columns-repeated="2"/>
        </table:table-row>
        <table:table-row table:style-name="ro1">
          <table:table-cell office:value-type="string">
            <text:p>host=71.41.189.66</text:p>
          </table:table-cell>
          <table:table-cell table:number-columns-repeated="2" office:value-type="float" office:value="-18.85728">
            <text:p>-18.85728</text:p>
          </table:table-cell>
          <table:table-cell table:number-columns-repeated="2"/>
        </table:table-row>
        <table:table-row table:style-name="ro1">
          <table:table-cell office:value-type="string">
            <text:p>host=87.238.130.200</text:p>
          </table:table-cell>
          <table:table-cell table:number-columns-repeated="2" office:value-type="float" office:value="-18.82716">
            <text:p>-18.82716</text:p>
          </table:table-cell>
          <table:table-cell table:number-columns-repeated="2"/>
        </table:table-row>
        <table:table-row table:style-name="ro1">
          <table:table-cell office:value-type="string">
            <text:p>host=220.181.7.44</text:p>
          </table:table-cell>
          <table:table-cell table:number-columns-repeated="2" office:value-type="float" office:value="-18.81433">
            <text:p>-18.81433</text:p>
          </table:table-cell>
          <table:table-cell table:number-columns-repeated="2"/>
        </table:table-row>
        <table:table-row table:style-name="ro1">
          <table:table-cell office:value-type="string">
            <text:p>host=220.181.7.46</text:p>
          </table:table-cell>
          <table:table-cell table:number-columns-repeated="2" office:value-type="float" office:value="-18.81433">
            <text:p>-18.81433</text:p>
          </table:table-cell>
          <table:table-cell table:number-columns-repeated="2"/>
        </table:table-row>
        <table:table-row table:style-name="ro1">
          <table:table-cell office:value-type="string">
            <text:p>host=112.200.200.192</text:p>
          </table:table-cell>
          <table:table-cell table:number-columns-repeated="2" office:value-type="float" office:value="-18.80668">
            <text:p>-18.80668</text:p>
          </table:table-cell>
          <table:table-cell table:number-columns-repeated="2"/>
        </table:table-row>
        <table:table-row table:style-name="ro1">
          <table:table-cell office:value-type="string">
            <text:p>host=218.18.16.129</text:p>
          </table:table-cell>
          <table:table-cell table:number-columns-repeated="2" office:value-type="float" office:value="-18.80668">
            <text:p>-18.80668</text:p>
          </table:table-cell>
          <table:table-cell table:number-columns-repeated="2"/>
        </table:table-row>
        <table:table-row table:style-name="ro1">
          <table:table-cell office:value-type="string">
            <text:p>host=65.55.106.220</text:p>
          </table:table-cell>
          <table:table-cell table:number-columns-repeated="2" office:value-type="float" office:value="-18.75921">
            <text:p>-18.75921</text:p>
          </table:table-cell>
          <table:table-cell table:number-columns-repeated="2"/>
        </table:table-row>
        <table:table-row table:style-name="ro1">
          <table:table-cell office:value-type="string">
            <text:p>host=65.55.110.213</text:p>
          </table:table-cell>
          <table:table-cell table:number-columns-repeated="2" office:value-type="float" office:value="-18.75921">
            <text:p>-18.75921</text:p>
          </table:table-cell>
          <table:table-cell table:number-columns-repeated="2"/>
        </table:table-row>
        <table:table-row table:style-name="ro1">
          <table:table-cell office:value-type="string">
            <text:p>host=91.85.197.210</text:p>
          </table:table-cell>
          <table:table-cell table:number-columns-repeated="2" office:value-type="float" office:value="-18.75921">
            <text:p>-18.75921</text:p>
          </table:table-cell>
          <table:table-cell table:number-columns-repeated="2"/>
        </table:table-row>
        <table:table-row table:style-name="ro1">
          <table:table-cell office:value-type="string">
            <text:p>host=220.181.7.28</text:p>
          </table:table-cell>
          <table:table-cell table:number-columns-repeated="2" office:value-type="float" office:value="-18.74262">
            <text:p>-18.74262</text:p>
          </table:table-cell>
          <table:table-cell table:number-columns-repeated="2"/>
        </table:table-row>
        <table:table-row table:style-name="ro1">
          <table:table-cell office:value-type="string">
            <text:p>host=65.55.110.196</text:p>
          </table:table-cell>
          <table:table-cell table:number-columns-repeated="2" office:value-type="float" office:value="-18.74262">
            <text:p>-18.74262</text:p>
          </table:table-cell>
          <table:table-cell table:number-columns-repeated="2"/>
        </table:table-row>
        <table:table-row table:style-name="ro1">
          <table:table-cell office:value-type="string">
            <text:p>host=71.63.86.154</text:p>
          </table:table-cell>
          <table:table-cell table:number-columns-repeated="2" office:value-type="float" office:value="-18.6962">
            <text:p>-18.6962</text:p>
          </table:table-cell>
          <table:table-cell table:number-columns-repeated="2"/>
        </table:table-row>
        <table:table-row table:style-name="ro1">
          <table:table-cell office:value-type="string">
            <text:p>host=195.169.201.126</text:p>
          </table:table-cell>
          <table:table-cell table:number-columns-repeated="2" office:value-type="float" office:value="-18.66608">
            <text:p>-18.66608</text:p>
          </table:table-cell>
          <table:table-cell table:number-columns-repeated="2"/>
        </table:table-row>
        <table:table-row table:style-name="ro1">
          <table:table-cell office:value-type="string">
            <text:p>host=221.221.9.60</text:p>
          </table:table-cell>
          <table:table-cell table:number-columns-repeated="2" office:value-type="float" office:value="-18.66608">
            <text:p>-18.66608</text:p>
          </table:table-cell>
          <table:table-cell table:number-columns-repeated="2"/>
        </table:table-row>
        <table:table-row table:style-name="ro1">
          <table:table-cell office:value-type="string">
            <text:p>host=220.181.7.37</text:p>
          </table:table-cell>
          <table:table-cell table:number-columns-repeated="2" office:value-type="float" office:value="-18.63148">
            <text:p>-18.63148</text:p>
          </table:table-cell>
          <table:table-cell table:number-columns-repeated="2"/>
        </table:table-row>
        <table:table-row table:style-name="ro1">
          <table:table-cell office:value-type="string">
            <text:p>host=65.55.110.34</text:p>
          </table:table-cell>
          <table:table-cell table:number-columns-repeated="2" office:value-type="float" office:value="-18.63148">
            <text:p>-18.63148</text:p>
          </table:table-cell>
          <table:table-cell table:number-columns-repeated="2"/>
        </table:table-row>
        <table:table-row table:style-name="ro1">
          <table:table-cell office:value-type="string">
            <text:p>host=66.205.100.38</text:p>
          </table:table-cell>
          <table:table-cell table:number-columns-repeated="2" office:value-type="float" office:value="-18.58154">
            <text:p>-18.58154</text:p>
          </table:table-cell>
          <table:table-cell table:number-columns-repeated="2"/>
        </table:table-row>
        <table:table-row table:style-name="ro1">
          <table:table-cell office:value-type="string">
            <text:p>host=82.2.11.246</text:p>
          </table:table-cell>
          <table:table-cell table:number-columns-repeated="2" office:value-type="float" office:value="-18.58154">
            <text:p>-18.58154</text:p>
          </table:table-cell>
          <table:table-cell table:number-columns-repeated="2"/>
        </table:table-row>
        <table:table-row table:style-name="ro1">
          <table:table-cell office:value-type="string">
            <text:p>host=41.250.41.180</text:p>
          </table:table-cell>
          <table:table-cell table:number-columns-repeated="2" office:value-type="float" office:value="-18.52511">
            <text:p>-18.52511</text:p>
          </table:table-cell>
          <table:table-cell table:number-columns-repeated="2"/>
        </table:table-row>
        <table:table-row table:style-name="ro1">
          <table:table-cell office:value-type="string">
            <text:p>host=65.55.208.184</text:p>
          </table:table-cell>
          <table:table-cell table:number-columns-repeated="2" office:value-type="float" office:value="-18.49797">
            <text:p>-18.49797</text:p>
          </table:table-cell>
          <table:table-cell table:number-columns-repeated="2"/>
        </table:table-row>
        <table:table-row table:style-name="ro1">
          <table:table-cell office:value-type="string">
            <text:p>host=72.29.75.247</text:p>
          </table:table-cell>
          <table:table-cell table:number-columns-repeated="2" office:value-type="float" office:value="-18.47039">
            <text:p>-18.47039</text:p>
          </table:table-cell>
          <table:table-cell table:number-columns-repeated="2"/>
        </table:table-row>
        <table:table-row table:style-name="ro1">
          <table:table-cell office:value-type="string">
            <text:p>host=189.27.174.231</text:p>
          </table:table-cell>
          <table:table-cell table:number-columns-repeated="2" office:value-type="float" office:value="-18.36403">
            <text:p>-18.36403</text:p>
          </table:table-cell>
          <table:table-cell table:number-columns-repeated="2"/>
        </table:table-row>
        <table:table-row table:style-name="ro1">
          <table:table-cell office:value-type="string">
            <text:p>host=65.55.110.21</text:p>
          </table:table-cell>
          <table:table-cell table:number-columns-repeated="2" office:value-type="float" office:value="-18.36403">
            <text:p>-18.36403</text:p>
          </table:table-cell>
          <table:table-cell table:number-columns-repeated="2"/>
        </table:table-row>
        <table:table-row table:style-name="ro1">
          <table:table-cell office:value-type="string">
            <text:p>host=67.230.49.168</text:p>
          </table:table-cell>
          <table:table-cell table:number-columns-repeated="2" office:value-type="float" office:value="-18.36403">
            <text:p>-18.36403</text:p>
          </table:table-cell>
          <table:table-cell table:number-columns-repeated="2"/>
        </table:table-row>
        <table:table-row table:style-name="ro1">
          <table:table-cell office:value-type="string">
            <text:p>host=117.193.42.252</text:p>
          </table:table-cell>
          <table:table-cell table:number-columns-repeated="2" office:value-type="float" office:value="-18.33689">
            <text:p>-18.33689</text:p>
          </table:table-cell>
          <table:table-cell table:number-columns-repeated="2"/>
        </table:table-row>
        <table:table-row table:style-name="ro1">
          <table:table-cell office:value-type="string">
            <text:p>host=212.95.58.207</text:p>
          </table:table-cell>
          <table:table-cell table:number-columns-repeated="2" office:value-type="float" office:value="-18.33689">
            <text:p>-18.33689</text:p>
          </table:table-cell>
          <table:table-cell table:number-columns-repeated="2"/>
        </table:table-row>
        <table:table-row table:style-name="ro1">
          <table:table-cell office:value-type="string">
            <text:p>host=65.55.217.22</text:p>
          </table:table-cell>
          <table:table-cell table:number-columns-repeated="2" office:value-type="float" office:value="-18.33689">
            <text:p>-18.33689</text:p>
          </table:table-cell>
          <table:table-cell table:number-columns-repeated="2"/>
        </table:table-row>
        <table:table-row table:style-name="ro1">
          <table:table-cell office:value-type="string">
            <text:p>host=70.21.61.180</text:p>
          </table:table-cell>
          <table:table-cell table:number-columns-repeated="2" office:value-type="float" office:value="-18.18469">
            <text:p>-18.18469</text:p>
          </table:table-cell>
          <table:table-cell table:number-columns-repeated="2"/>
        </table:table-row>
        <table:table-row table:style-name="ro1">
          <table:table-cell office:value-type="string">
            <text:p>host=189.12.6.236</text:p>
          </table:table-cell>
          <table:table-cell table:number-columns-repeated="2" office:value-type="float" office:value="-18.08421">
            <text:p>-18.08421</text:p>
          </table:table-cell>
          <table:table-cell table:number-columns-repeated="2"/>
        </table:table-row>
        <table:table-row table:style-name="ro1">
          <table:table-cell office:value-type="string">
            <text:p>host=165.222.184.132</text:p>
          </table:table-cell>
          <table:table-cell table:number-columns-repeated="2" office:value-type="float" office:value="-17.99803">
            <text:p>-17.99803</text:p>
          </table:table-cell>
          <table:table-cell table:number-columns-repeated="2"/>
        </table:table-row>
        <table:table-row table:style-name="ro1">
          <table:table-cell office:value-type="string">
            <text:p>host=92.241.182.25</text:p>
          </table:table-cell>
          <table:table-cell table:number-columns-repeated="2" office:value-type="float" office:value="-17.99803">
            <text:p>-17.99803</text:p>
          </table:table-cell>
          <table:table-cell table:number-columns-repeated="2"/>
        </table:table-row>
        <table:table-row table:style-name="ro1">
          <table:table-cell office:value-type="string">
            <text:p>host=123.125.66.22</text:p>
          </table:table-cell>
          <table:table-cell table:number-columns-repeated="2" office:value-type="float" office:value="-17.92313">
            <text:p>-17.92313</text:p>
          </table:table-cell>
          <table:table-cell table:number-columns-repeated="2"/>
        </table:table-row>
        <table:table-row table:style-name="ro1">
          <table:table-cell office:value-type="string">
            <text:p>host=77.95.98.131</text:p>
          </table:table-cell>
          <table:table-cell table:number-columns-repeated="2" office:value-type="float" office:value="-17.92313">
            <text:p>-17.92313</text:p>
          </table:table-cell>
          <table:table-cell table:number-columns-repeated="2"/>
        </table:table-row>
        <table:table-row table:style-name="ro1">
          <table:table-cell office:value-type="string">
            <text:p>host=65.55.104.68</text:p>
          </table:table-cell>
          <table:table-cell table:number-columns-repeated="2" office:value-type="float" office:value="-17.83695">
            <text:p>-17.83695</text:p>
          </table:table-cell>
          <table:table-cell table:number-columns-repeated="2"/>
        </table:table-row>
        <table:table-row table:style-name="ro1">
          <table:table-cell office:value-type="string">
            <text:p>host=84.24.106.189</text:p>
          </table:table-cell>
          <table:table-cell table:number-columns-repeated="2" office:value-type="float" office:value="-17.75236">
            <text:p>-17.75236</text:p>
          </table:table-cell>
          <table:table-cell table:number-columns-repeated="2"/>
        </table:table-row>
        <table:table-row table:style-name="ro1">
          <table:table-cell office:value-type="string">
            <text:p>host=90.177.132.88</text:p>
          </table:table-cell>
          <table:table-cell table:number-columns-repeated="2" office:value-type="float" office:value="-17.75236">
            <text:p>-17.75236</text:p>
          </table:table-cell>
          <table:table-cell table:number-columns-repeated="2"/>
        </table:table-row>
        <table:table-row table:style-name="ro1">
          <table:table-cell office:value-type="string">
            <text:p>host=190.135.61.117</text:p>
          </table:table-cell>
          <table:table-cell table:number-columns-repeated="2" office:value-type="float" office:value="-17.55116">
            <text:p>-17.55116</text:p>
          </table:table-cell>
          <table:table-cell table:number-columns-repeated="2"/>
        </table:table-row>
        <table:table-row table:style-name="ro1">
          <table:table-cell office:value-type="string">
            <text:p>host=189.46.15.252</text:p>
          </table:table-cell>
          <table:table-cell table:number-columns-repeated="2" office:value-type="float" office:value="-17.39008">
            <text:p>-17.39008</text:p>
          </table:table-cell>
          <table:table-cell table:number-columns-repeated="2"/>
        </table:table-row>
        <table:table-row table:style-name="ro1">
          <table:table-cell office:value-type="string">
            <text:p>host=24.166.29.179</text:p>
          </table:table-cell>
          <table:table-cell table:number-columns-repeated="2" office:value-type="float" office:value="-17.39008">
            <text:p>-17.39008</text:p>
          </table:table-cell>
          <table:table-cell table:number-columns-repeated="2"/>
        </table:table-row>
        <table:table-row table:style-name="ro1">
          <table:table-cell office:value-type="string">
            <text:p>host=69.63.178.247</text:p>
          </table:table-cell>
          <table:table-cell table:number-columns-repeated="2" office:value-type="float" office:value="-17.39008">
            <text:p>-17.39008</text:p>
          </table:table-cell>
          <table:table-cell table:number-columns-repeated="2"/>
        </table:table-row>
        <table:table-row table:style-name="ro1">
          <table:table-cell office:value-type="string">
            <text:p>host=72.14.194.1</text:p>
          </table:table-cell>
          <table:table-cell table:number-columns-repeated="2" office:value-type="float" office:value="-17.39008">
            <text:p>-17.39008</text:p>
          </table:table-cell>
          <table:table-cell table:number-columns-repeated="2"/>
        </table:table-row>
        <table:table-row table:style-name="ro1">
          <table:table-cell office:value-type="string">
            <text:p>host=81.52.143.26</text:p>
          </table:table-cell>
          <table:table-cell table:number-columns-repeated="2" office:value-type="float" office:value="-17.39008">
            <text:p>-17.39008</text:p>
          </table:table-cell>
          <table:table-cell table:number-columns-repeated="2"/>
        </table:table-row>
        <table:table-row table:style-name="ro1">
          <table:table-cell office:value-type="string">
            <text:p>host=76.252.13.185</text:p>
          </table:table-cell>
          <table:table-cell table:number-columns-repeated="2" office:value-type="float" office:value="-17.23785">
            <text:p>-17.23785</text:p>
          </table:table-cell>
          <table:table-cell table:number-columns-repeated="2"/>
        </table:table-row>
        <table:table-row table:style-name="ro1">
          <table:table-cell office:value-type="string">
            <text:p>host=95.69.32.88</text:p>
          </table:table-cell>
          <table:table-cell table:number-columns-repeated="2" office:value-type="float" office:value="-17.23785">
            <text:p>-17.23785</text:p>
          </table:table-cell>
          <table:table-cell table:number-columns-repeated="2"/>
        </table:table-row>
        <table:table-row table:style-name="ro1">
          <table:table-cell office:value-type="string">
            <text:p>host=119.63.193.214</text:p>
          </table:table-cell>
          <table:table-cell table:number-columns-repeated="2" office:value-type="float" office:value="-17.20692">
            <text:p>-17.20692</text:p>
          </table:table-cell>
          <table:table-cell table:number-columns-repeated="2"/>
        </table:table-row>
        <table:table-row table:style-name="ro1">
          <table:table-cell office:value-type="string">
            <text:p>host=79.11.25.143</text:p>
          </table:table-cell>
          <table:table-cell table:number-columns-repeated="2" office:value-type="float" office:value="-17.20692">
            <text:p>-17.20692</text:p>
          </table:table-cell>
          <table:table-cell table:number-columns-repeated="2"/>
        </table:table-row>
        <table:table-row table:style-name="ro1">
          <table:table-cell office:value-type="string">
            <text:p>host=65.55.110.59</text:p>
          </table:table-cell>
          <table:table-cell table:number-columns-repeated="2" office:value-type="float" office:value="-17.04583">
            <text:p>-17.04583</text:p>
          </table:table-cell>
          <table:table-cell table:number-columns-repeated="2"/>
        </table:table-row>
        <table:table-row table:style-name="ro1">
          <table:table-cell office:value-type="string">
            <text:p>host=65.55.208.192</text:p>
          </table:table-cell>
          <table:table-cell table:number-columns-repeated="2" office:value-type="float" office:value="-17.04583">
            <text:p>-17.04583</text:p>
          </table:table-cell>
          <table:table-cell table:number-columns-repeated="2"/>
        </table:table-row>
        <table:table-row table:style-name="ro1">
          <table:table-cell office:value-type="string">
            <text:p>host=81.52.143.32</text:p>
          </table:table-cell>
          <table:table-cell table:number-columns-repeated="2" office:value-type="float" office:value="-17.0417">
            <text:p>-17.0417</text:p>
          </table:table-cell>
          <table:table-cell table:number-columns-repeated="2"/>
        </table:table-row>
        <table:table-row table:style-name="ro1">
          <table:table-cell office:value-type="string">
            <text:p>host=65.55.107.180</text:p>
          </table:table-cell>
          <table:table-cell table:number-columns-repeated="2" office:value-type="float" office:value="-16.88062">
            <text:p>-16.88062</text:p>
          </table:table-cell>
          <table:table-cell table:number-columns-repeated="2"/>
        </table:table-row>
        <table:table-row table:style-name="ro1">
          <table:table-cell office:value-type="string">
            <text:p>host=71.74.252.189</text:p>
          </table:table-cell>
          <table:table-cell table:number-columns-repeated="2" office:value-type="float" office:value="-16.35033">
            <text:p>-16.35033</text:p>
          </table:table-cell>
          <table:table-cell table:number-columns-repeated="2"/>
        </table:table-row>
        <table:table-row table:style-name="ro1">
          <table:table-cell office:value-type="string">
            <text:p>host=68.193.30.112</text:p>
          </table:table-cell>
          <table:table-cell table:number-columns-repeated="2" office:value-type="float" office:value="-16.18924">
            <text:p>-16.18924</text:p>
          </table:table-cell>
          <table:table-cell table:number-columns-repeated="2"/>
        </table:table-row>
        <table:table-row table:style-name="ro1">
          <table:table-cell office:value-type="string">
            <text:p>host=193.219.133.3</text:p>
          </table:table-cell>
          <table:table-cell table:number-columns-repeated="2" office:value-type="float" office:value="-15.9376">
            <text:p>-15.9376</text:p>
          </table:table-cell>
          <table:table-cell table:number-columns-repeated="2"/>
        </table:table-row>
        <table:table-row table:style-name="ro1">
          <table:table-cell office:value-type="string">
            <text:p>host=189.74.165.204</text:p>
          </table:table-cell>
          <table:table-cell table:number-columns-repeated="2" office:value-type="float" office:value="-15.13035">
            <text:p>-15.13035</text:p>
          </table:table-cell>
          <table:table-cell table:number-columns-repeated="2"/>
        </table:table-row>
        <table:table-row table:style-name="ro1">
          <table:table-cell office:value-type="string">
            <text:p>host=64.236.138.2</text:p>
          </table:table-cell>
          <table:table-cell table:number-columns-repeated="2" office:value-type="float" office:value="-14.97699">
            <text:p>-14.97699</text:p>
          </table:table-cell>
          <table:table-cell table:number-columns-repeated="2"/>
        </table:table-row>
        <table:table-row table:style-name="ro1">
          <table:table-cell office:value-type="string">
            <text:p>host=91.121.143.209</text:p>
          </table:table-cell>
          <table:table-cell table:number-columns-repeated="2" office:value-type="float" office:value="-14.97699">
            <text:p>-14.97699</text:p>
          </table:table-cell>
          <table:table-cell table:number-columns-repeated="2"/>
        </table:table-row>
        <table:table-row table:style-name="ro1">
          <table:table-cell office:value-type="string">
            <text:p>host=65.55.109.98</text:p>
          </table:table-cell>
          <table:table-cell table:number-columns-repeated="2" office:value-type="float" office:value="-14.81591">
            <text:p>-14.81591</text:p>
          </table:table-cell>
          <table:table-cell table:number-columns-repeated="2"/>
        </table:table-row>
        <table:table-row table:style-name="ro1">
          <table:table-cell office:value-type="string">
            <text:p>host=70.127.253.90</text:p>
          </table:table-cell>
          <table:table-cell table:number-columns-repeated="2" office:value-type="float" office:value="-14.75711">
            <text:p>-14.75711</text:p>
          </table:table-cell>
          <table:table-cell table:number-columns-repeated="2"/>
        </table:table-row>
        <table:table-row table:style-name="ro1">
          <table:table-cell office:value-type="string">
            <text:p>host=65.55.104.75</text:p>
          </table:table-cell>
          <table:table-cell table:number-columns-repeated="2" office:value-type="float" office:value="-14.59603">
            <text:p>-14.59603</text:p>
          </table:table-cell>
          <table:table-cell table:number-columns-repeated="2"/>
        </table:table-row>
        <table:table-row table:style-name="ro1">
          <table:table-cell office:value-type="string">
            <text:p>host=58.68.8.190</text:p>
          </table:table-cell>
          <table:table-cell table:number-columns-repeated="2" office:value-type="float" office:value="-14.48945">
            <text:p>-14.48945</text:p>
          </table:table-cell>
          <table:table-cell table:number-columns-repeated="2"/>
        </table:table-row>
        <table:table-row table:style-name="ro1">
          <table:table-cell office:value-type="string">
            <text:p>host=82.45.194.232</text:p>
          </table:table-cell>
          <table:table-cell table:number-columns-repeated="2" office:value-type="float" office:value="-14.48945">
            <text:p>-14.48945</text:p>
          </table:table-cell>
          <table:table-cell table:number-columns-repeated="2"/>
        </table:table-row>
        <table:table-row table:style-name="ro1">
          <table:table-cell office:value-type="string">
            <text:p>host=84.109.41.133</text:p>
          </table:table-cell>
          <table:table-cell table:number-columns-repeated="2" office:value-type="float" office:value="-14.48945">
            <text:p>-14.48945</text:p>
          </table:table-cell>
          <table:table-cell table:number-columns-repeated="2"/>
        </table:table-row>
        <table:table-row table:style-name="ro1">
          <table:table-cell office:value-type="string">
            <text:p>host=65.55.110.245</text:p>
          </table:table-cell>
          <table:table-cell table:number-columns-repeated="2" office:value-type="float" office:value="-12.07478">
            <text:p>-12.07478</text:p>
          </table:table-cell>
          <table:table-cell table:number-columns-repeated="2"/>
        </table:table-row>
        <table:table-row table:style-name="ro1">
          <table:table-cell office:value-type="string">
            <text:p>host=122.161.184.193</text:p>
          </table:table-cell>
          <table:table-cell table:number-columns-repeated="2" office:value-type="float" office:value="-11.97997">
            <text:p>-11.97997</text:p>
          </table:table-cell>
          <table:table-cell table:number-columns-repeated="2"/>
        </table:table-row>
        <table:table-row table:style-name="ro1">
          <table:table-cell office:value-type="string">
            <text:p>host=93.158.148.30</text:p>
          </table:table-cell>
          <table:table-cell table:number-columns-repeated="2" office:value-type="float" office:value="-11.97997">
            <text:p>-11.97997</text:p>
          </table:table-cell>
          <table:table-cell table:number-columns-repeated="2"/>
        </table:table-row>
        <table:table-row table:style-name="ro1">
          <table:table-cell office:value-type="string">
            <text:p>host=65.55.106.244</text:p>
          </table:table-cell>
          <table:table-cell table:number-columns-repeated="2" office:value-type="float" office:value="-11.78766">
            <text:p>-11.78766</text:p>
          </table:table-cell>
          <table:table-cell table:number-columns-repeated="2"/>
        </table:table-row>
        <table:table-row table:style-name="ro1">
          <table:table-cell office:value-type="string">
            <text:p>host=65.55.109.70</text:p>
          </table:table-cell>
          <table:table-cell table:number-columns-repeated="2" office:value-type="float" office:value="-11.78766">
            <text:p>-11.78766</text:p>
          </table:table-cell>
          <table:table-cell table:number-columns-repeated="2"/>
        </table:table-row>
        <table:table-row table:style-name="ro1">
          <table:table-cell office:value-type="string">
            <text:p>host=91.198.0.10</text:p>
          </table:table-cell>
          <table:table-cell table:number-columns-repeated="2" office:value-type="float" office:value="-11.78766">
            <text:p>-11.78766</text:p>
          </table:table-cell>
          <table:table-cell table:number-columns-repeated="2"/>
        </table:table-row>
        <table:table-row table:style-name="ro1">
          <table:table-cell office:value-type="string">
            <text:p>host=65.55.107.217</text:p>
          </table:table-cell>
          <table:table-cell table:number-columns-repeated="2" office:value-type="float" office:value="-11.58162">
            <text:p>-11.58162</text:p>
          </table:table-cell>
          <table:table-cell table:number-columns-repeated="2"/>
        </table:table-row>
        <table:table-row table:style-name="ro1">
          <table:table-cell office:value-type="string">
            <text:p>host=171.71.25.178</text:p>
          </table:table-cell>
          <table:table-cell table:number-columns-repeated="2" office:value-type="float" office:value="-11.55609">
            <text:p>-11.55609</text:p>
          </table:table-cell>
          <table:table-cell table:number-columns-repeated="2"/>
        </table:table-row>
        <table:table-row table:style-name="ro1">
          <table:table-cell office:value-type="string">
            <text:p>host=32.97.110.64</text:p>
          </table:table-cell>
          <table:table-cell table:number-columns-repeated="2" office:value-type="float" office:value="-11.55609">
            <text:p>-11.55609</text:p>
          </table:table-cell>
          <table:table-cell table:number-columns-repeated="2"/>
        </table:table-row>
        <table:table-row table:style-name="ro1">
          <table:table-cell office:value-type="string">
            <text:p>host=208.102.134.203</text:p>
          </table:table-cell>
          <table:table-cell table:number-columns-repeated="2" office:value-type="float" office:value="-11.06293">
            <text:p>-11.06293</text:p>
          </table:table-cell>
          <table:table-cell table:number-columns-repeated="2"/>
        </table:table-row>
        <table:table-row table:style-name="ro1">
          <table:table-cell office:value-type="string">
            <text:p>host=198.54.202.226</text:p>
          </table:table-cell>
          <table:table-cell table:number-columns-repeated="2" office:value-type="float" office:value="-8.9244">
            <text:p>-8.9244</text:p>
          </table:table-cell>
          <table:table-cell table:number-columns-repeated="2"/>
        </table:table-row>
        <table:table-row table:style-name="ro1">
          <table:table-cell office:value-type="string">
            <text:p>host=65.55.106.234</text:p>
          </table:table-cell>
          <table:table-cell table:number-columns-repeated="2" office:value-type="float" office:value="-8.9244">
            <text:p>-8.9244</text:p>
          </table:table-cell>
          <table:table-cell table:number-columns-repeated="2"/>
        </table:table-row>
        <table:table-row table:style-name="ro1">
          <table:table-cell office:value-type="string">
            <text:p>host=125.27.131.213</text:p>
          </table:table-cell>
          <table:table-cell table:number-columns-repeated="2" office:value-type="float" office:value="-8.87926">
            <text:p>-8.87926</text:p>
          </table:table-cell>
          <table:table-cell table:number-columns-repeated="2"/>
        </table:table-row>
        <table:table-row table:style-name="ro1">
          <table:table-cell office:value-type="string">
            <text:p>host=167.219.0.140</text:p>
          </table:table-cell>
          <table:table-cell table:number-columns-repeated="2" office:value-type="float" office:value="-8.43123">
            <text:p>-8.43123</text:p>
          </table:table-cell>
          <table:table-cell table:number-columns-repeated="2"/>
        </table:table-row>
        <table:table-row table:style-name="ro1">
          <table:table-cell office:value-type="string">
            <text:p>host=200.123.139.61</text:p>
          </table:table-cell>
          <table:table-cell table:number-columns-repeated="2" office:value-type="float" office:value="-8.43123">
            <text:p>-8.43123</text:p>
          </table:table-cell>
          <table:table-cell table:number-columns-repeated="2"/>
        </table:table-row>
        <table:table-row table:style-name="ro1">
          <table:table-cell office:value-type="string">
            <text:p>host=123.125.66.18</text:p>
          </table:table-cell>
          <table:table-cell table:number-columns-repeated="2" office:value-type="float" office:value="-8.40263">
            <text:p>-8.40263</text:p>
          </table:table-cell>
          <table:table-cell table:number-columns-repeated="2"/>
        </table:table-row>
        <table:table-row table:style-name="ro1">
          <table:table-cell office:value-type="string">
            <text:p>host=41.202.93.197</text:p>
          </table:table-cell>
          <table:table-cell table:number-columns-repeated="2" office:value-type="float" office:value="-8.36057">
            <text:p>-8.36057</text:p>
          </table:table-cell>
          <table:table-cell table:number-columns-repeated="2"/>
        </table:table-row>
        <table:table-row table:style-name="ro1">
          <table:table-cell office:value-type="string">
            <text:p>host=74.200.246.71</text:p>
          </table:table-cell>
          <table:table-cell table:number-columns-repeated="2" office:value-type="float" office:value="-8.36057">
            <text:p>-8.36057</text:p>
          </table:table-cell>
          <table:table-cell table:number-columns-repeated="2"/>
        </table:table-row>
        <table:table-row table:style-name="ro1">
          <table:table-cell office:value-type="string">
            <text:p>host=222.127.87.93</text:p>
          </table:table-cell>
          <table:table-cell table:number-columns-repeated="2" office:value-type="float" office:value="-8.25115">
            <text:p>-8.25115</text:p>
          </table:table-cell>
          <table:table-cell table:number-columns-repeated="2"/>
        </table:table-row>
        <table:table-row table:style-name="ro1">
          <table:table-cell office:value-type="string">
            <text:p>host=202.160.178.174</text:p>
          </table:table-cell>
          <table:table-cell table:number-columns-repeated="2" office:value-type="float" office:value="-8.20701">
            <text:p>-8.20701</text:p>
          </table:table-cell>
          <table:table-cell table:number-columns-repeated="2"/>
        </table:table-row>
        <table:table-row table:style-name="ro1">
          <table:table-cell office:value-type="string">
            <text:p>host=209.85.238.36</text:p>
          </table:table-cell>
          <table:table-cell table:number-columns-repeated="2" office:value-type="float" office:value="-8.20701">
            <text:p>-8.20701</text:p>
          </table:table-cell>
          <table:table-cell table:number-columns-repeated="2"/>
        </table:table-row>
        <table:table-row table:style-name="ro1">
          <table:table-cell office:value-type="string">
            <text:p>host=65.55.109.241</text:p>
          </table:table-cell>
          <table:table-cell table:number-columns-repeated="2" office:value-type="float" office:value="-8.20701">
            <text:p>-8.20701</text:p>
          </table:table-cell>
          <table:table-cell table:number-columns-repeated="2"/>
        </table:table-row>
        <table:table-row table:style-name="ro1">
          <table:table-cell office:value-type="string">
            <text:p>host=69.156.144.138</text:p>
          </table:table-cell>
          <table:table-cell table:number-columns-repeated="2" office:value-type="float" office:value="-8.20701">
            <text:p>-8.20701</text:p>
          </table:table-cell>
          <table:table-cell table:number-columns-repeated="2"/>
        </table:table-row>
        <table:table-row table:style-name="ro1">
          <table:table-cell office:value-type="string">
            <text:p>host=93.122.135.1</text:p>
          </table:table-cell>
          <table:table-cell table:number-columns-repeated="2" office:value-type="float" office:value="-8.20701">
            <text:p>-8.20701</text:p>
          </table:table-cell>
          <table:table-cell table:number-columns-repeated="2"/>
        </table:table-row>
        <table:table-row table:style-name="ro1">
          <table:table-cell office:value-type="string">
            <text:p>host=122.162.69.47</text:p>
          </table:table-cell>
          <table:table-cell table:number-columns-repeated="2" office:value-type="float" office:value="-7.97781">
            <text:p>-7.97781</text:p>
          </table:table-cell>
          <table:table-cell table:number-columns-repeated="2"/>
        </table:table-row>
        <table:table-row table:style-name="ro1">
          <table:table-cell office:value-type="string">
            <text:p>host=71.182.235.189</text:p>
          </table:table-cell>
          <table:table-cell table:number-columns-repeated="2" office:value-type="float" office:value="-7.97781">
            <text:p>-7.97781</text:p>
          </table:table-cell>
          <table:table-cell table:number-columns-repeated="2"/>
        </table:table-row>
        <table:table-row table:style-name="ro1">
          <table:table-cell office:value-type="string">
            <text:p>host=89.165.61.116</text:p>
          </table:table-cell>
          <table:table-cell table:number-columns-repeated="2" office:value-type="float" office:value="-7.88672">
            <text:p>-7.88672</text:p>
          </table:table-cell>
          <table:table-cell table:number-columns-repeated="2"/>
        </table:table-row>
        <table:table-row table:style-name="ro1">
          <table:table-cell office:value-type="string">
            <text:p>host=94.42.1.45</text:p>
          </table:table-cell>
          <table:table-cell table:number-columns-repeated="2" office:value-type="float" office:value="-7.86205">
            <text:p>-7.86205</text:p>
          </table:table-cell>
          <table:table-cell table:number-columns-repeated="2"/>
        </table:table-row>
        <table:table-row table:style-name="ro1">
          <table:table-cell office:value-type="string">
            <text:p>host=210.212.242.166</text:p>
          </table:table-cell>
          <table:table-cell table:number-columns-repeated="2" office:value-type="float" office:value="-7.84145">
            <text:p>-7.84145</text:p>
          </table:table-cell>
          <table:table-cell table:number-columns-repeated="2"/>
        </table:table-row>
        <table:table-row table:style-name="ro1">
          <table:table-cell office:value-type="string">
            <text:p>host=220.181.61.234</text:p>
          </table:table-cell>
          <table:table-cell table:number-columns-repeated="2" office:value-type="float" office:value="-7.84145">
            <text:p>-7.84145</text:p>
          </table:table-cell>
          <table:table-cell table:number-columns-repeated="2"/>
        </table:table-row>
        <table:table-row table:style-name="ro1">
          <table:table-cell office:value-type="string">
            <text:p>host=65.55.109.226</text:p>
          </table:table-cell>
          <table:table-cell table:number-columns-repeated="2" office:value-type="float" office:value="-7.83767">
            <text:p>-7.83767</text:p>
          </table:table-cell>
          <table:table-cell table:number-columns-repeated="2"/>
        </table:table-row>
        <table:table-row table:style-name="ro1">
          <table:table-cell office:value-type="string">
            <text:p>host=78.60.137.126</text:p>
          </table:table-cell>
          <table:table-cell table:number-columns-repeated="2" office:value-type="float" office:value="-7.83767">
            <text:p>-7.83767</text:p>
          </table:table-cell>
          <table:table-cell table:number-columns-repeated="2"/>
        </table:table-row>
        <table:table-row table:style-name="ro1">
          <table:table-cell office:value-type="string">
            <text:p>host=65.213.220.158</text:p>
          </table:table-cell>
          <table:table-cell table:number-columns-repeated="2" office:value-type="float" office:value="-7.82532">
            <text:p>-7.82532</text:p>
          </table:table-cell>
          <table:table-cell table:number-columns-repeated="2"/>
        </table:table-row>
        <table:table-row table:style-name="ro1">
          <table:table-cell office:value-type="string">
            <text:p>host=91.197.114.102</text:p>
          </table:table-cell>
          <table:table-cell table:number-columns-repeated="2" office:value-type="float" office:value="-7.82532">
            <text:p>-7.82532</text:p>
          </table:table-cell>
          <table:table-cell table:number-columns-repeated="2"/>
        </table:table-row>
        <table:table-row table:style-name="ro1">
          <table:table-cell office:value-type="string">
            <text:p>host=65.55.106.142</text:p>
          </table:table-cell>
          <table:table-cell table:number-columns-repeated="2" office:value-type="float" office:value="-7.79329">
            <text:p>-7.79329</text:p>
          </table:table-cell>
          <table:table-cell table:number-columns-repeated="2"/>
        </table:table-row>
        <table:table-row table:style-name="ro1">
          <table:table-cell office:value-type="string">
            <text:p>host=71.29.91.246</text:p>
          </table:table-cell>
          <table:table-cell table:number-columns-repeated="2" office:value-type="float" office:value="-7.79329">
            <text:p>-7.79329</text:p>
          </table:table-cell>
          <table:table-cell table:number-columns-repeated="2"/>
        </table:table-row>
        <table:table-row table:style-name="ro1">
          <table:table-cell office:value-type="string">
            <text:p>host=194.72.238.62</text:p>
          </table:table-cell>
          <table:table-cell table:number-columns-repeated="2" office:value-type="float" office:value="-7.74367">
            <text:p>-7.74367</text:p>
          </table:table-cell>
          <table:table-cell table:number-columns-repeated="2"/>
        </table:table-row>
        <table:table-row table:style-name="ro1">
          <table:table-cell office:value-type="string">
            <text:p>host=220.181.7.43</text:p>
          </table:table-cell>
          <table:table-cell table:number-columns-repeated="2" office:value-type="float" office:value="-7.74367">
            <text:p>-7.74367</text:p>
          </table:table-cell>
          <table:table-cell table:number-columns-repeated="2"/>
        </table:table-row>
        <table:table-row table:style-name="ro1">
          <table:table-cell office:value-type="string">
            <text:p>host=72.84.250.50</text:p>
          </table:table-cell>
          <table:table-cell table:number-columns-repeated="2" office:value-type="float" office:value="-7.74367">
            <text:p>-7.74367</text:p>
          </table:table-cell>
          <table:table-cell table:number-columns-repeated="2"/>
        </table:table-row>
        <table:table-row table:style-name="ro1">
          <table:table-cell office:value-type="string">
            <text:p>host=218.186.12.14</text:p>
          </table:table-cell>
          <table:table-cell table:number-columns-repeated="2" office:value-type="float" office:value="-7.73168">
            <text:p>-7.73168</text:p>
          </table:table-cell>
          <table:table-cell table:number-columns-repeated="2"/>
        </table:table-row>
        <table:table-row table:style-name="ro1">
          <table:table-cell office:value-type="string">
            <text:p>host=65.55.104.62</text:p>
          </table:table-cell>
          <table:table-cell table:number-columns-repeated="2" office:value-type="float" office:value="-7.73168">
            <text:p>-7.73168</text:p>
          </table:table-cell>
          <table:table-cell table:number-columns-repeated="2"/>
        </table:table-row>
        <table:table-row table:style-name="ro1">
          <table:table-cell office:value-type="string">
            <text:p>host=94.99.33.11</text:p>
          </table:table-cell>
          <table:table-cell table:number-columns-repeated="2" office:value-type="float" office:value="-7.62893">
            <text:p>-7.62893</text:p>
          </table:table-cell>
          <table:table-cell table:number-columns-repeated="2"/>
        </table:table-row>
        <table:table-row table:style-name="ro1">
          <table:table-cell office:value-type="string">
            <text:p>host=122.172.104.12</text:p>
          </table:table-cell>
          <table:table-cell table:number-columns-repeated="2" office:value-type="float" office:value="-7.57922">
            <text:p>-7.57922</text:p>
          </table:table-cell>
          <table:table-cell table:number-columns-repeated="2"/>
        </table:table-row>
        <table:table-row table:style-name="ro1">
          <table:table-cell office:value-type="string">
            <text:p>host=189.27.20.174</text:p>
          </table:table-cell>
          <table:table-cell table:number-columns-repeated="2" office:value-type="float" office:value="-7.57922">
            <text:p>-7.57922</text:p>
          </table:table-cell>
          <table:table-cell table:number-columns-repeated="2"/>
        </table:table-row>
        <table:table-row table:style-name="ro1">
          <table:table-cell office:value-type="string">
            <text:p>host=217.12.56.201</text:p>
          </table:table-cell>
          <table:table-cell table:number-columns-repeated="2" office:value-type="float" office:value="-7.57922">
            <text:p>-7.57922</text:p>
          </table:table-cell>
          <table:table-cell table:number-columns-repeated="2"/>
        </table:table-row>
        <table:table-row table:style-name="ro1">
          <table:table-cell office:value-type="string">
            <text:p>host=220.181.7.52</text:p>
          </table:table-cell>
          <table:table-cell table:number-columns-repeated="2" office:value-type="float" office:value="-7.45913">
            <text:p>-7.45913</text:p>
          </table:table-cell>
          <table:table-cell table:number-columns-repeated="2"/>
        </table:table-row>
        <table:table-row table:style-name="ro1">
          <table:table-cell office:value-type="string">
            <text:p>host=65.55.109.236</text:p>
          </table:table-cell>
          <table:table-cell table:number-columns-repeated="2" office:value-type="float" office:value="-7.45913">
            <text:p>-7.45913</text:p>
          </table:table-cell>
          <table:table-cell table:number-columns-repeated="2"/>
        </table:table-row>
        <table:table-row table:style-name="ro1">
          <table:table-cell office:value-type="string">
            <text:p>host=96.246.108.81</text:p>
          </table:table-cell>
          <table:table-cell table:number-columns-repeated="2" office:value-type="float" office:value="-7.45913">
            <text:p>-7.45913</text:p>
          </table:table-cell>
          <table:table-cell table:number-columns-repeated="2"/>
        </table:table-row>
        <table:table-row table:style-name="ro1">
          <table:table-cell office:value-type="string">
            <text:p>host=87.198.242.30</text:p>
          </table:table-cell>
          <table:table-cell table:number-columns-repeated="2" office:value-type="float" office:value="-7.42329">
            <text:p>-7.42329</text:p>
          </table:table-cell>
          <table:table-cell table:number-columns-repeated="2"/>
        </table:table-row>
        <table:table-row table:style-name="ro1">
          <table:table-cell office:value-type="string">
            <text:p>host=208.96.54.71</text:p>
          </table:table-cell>
          <table:table-cell table:number-columns-repeated="2" office:value-type="float" office:value="-7.41758">
            <text:p>-7.41758</text:p>
          </table:table-cell>
          <table:table-cell table:number-columns-repeated="2"/>
        </table:table-row>
        <table:table-row table:style-name="ro1">
          <table:table-cell office:value-type="string">
            <text:p>host=65.55.37.187</text:p>
          </table:table-cell>
          <table:table-cell table:number-columns-repeated="2" office:value-type="float" office:value="-7.41758">
            <text:p>-7.41758</text:p>
          </table:table-cell>
          <table:table-cell table:number-columns-repeated="2"/>
        </table:table-row>
        <table:table-row table:style-name="ro1">
          <table:table-cell office:value-type="string">
            <text:p>host=65.55.110.22</text:p>
          </table:table-cell>
          <table:table-cell table:number-columns-repeated="2" office:value-type="float" office:value="-7.39317">
            <text:p>-7.39317</text:p>
          </table:table-cell>
          <table:table-cell table:number-columns-repeated="2"/>
        </table:table-row>
        <table:table-row table:style-name="ro1">
          <table:table-cell office:value-type="string">
            <text:p>host=128.107.239.233</text:p>
          </table:table-cell>
          <table:table-cell table:number-columns-repeated="2" office:value-type="float" office:value="-7.37269">
            <text:p>-7.37269</text:p>
          </table:table-cell>
          <table:table-cell table:number-columns-repeated="2"/>
        </table:table-row>
        <table:table-row table:style-name="ro1">
          <table:table-cell office:value-type="string">
            <text:p>host=38.100.17.149</text:p>
          </table:table-cell>
          <table:table-cell table:number-columns-repeated="2" office:value-type="float" office:value="-7.37269">
            <text:p>-7.37269</text:p>
          </table:table-cell>
          <table:table-cell table:number-columns-repeated="2"/>
        </table:table-row>
        <table:table-row table:style-name="ro1">
          <table:table-cell office:value-type="string">
            <text:p>host=123.125.66.37</text:p>
          </table:table-cell>
          <table:table-cell table:number-columns-repeated="2" office:value-type="float" office:value="-7.36804">
            <text:p>-7.36804</text:p>
          </table:table-cell>
          <table:table-cell table:number-columns-repeated="2"/>
        </table:table-row>
        <table:table-row table:style-name="ro1">
          <table:table-cell office:value-type="string">
            <text:p>host=65.55.106.216</text:p>
          </table:table-cell>
          <table:table-cell table:number-columns-repeated="2" office:value-type="float" office:value="-7.36804">
            <text:p>-7.36804</text:p>
          </table:table-cell>
          <table:table-cell table:number-columns-repeated="2"/>
        </table:table-row>
        <table:table-row table:style-name="ro1">
          <table:table-cell office:value-type="string">
            <text:p>host=65.241.14.34</text:p>
          </table:table-cell>
          <table:table-cell table:number-columns-repeated="2" office:value-type="float" office:value="-7.34336">
            <text:p>-7.34336</text:p>
          </table:table-cell>
          <table:table-cell table:number-columns-repeated="2"/>
        </table:table-row>
        <table:table-row table:style-name="ro1">
          <table:table-cell office:value-type="string">
            <text:p>host=65.55.106.193</text:p>
          </table:table-cell>
          <table:table-cell table:number-columns-repeated="2" office:value-type="float" office:value="-7.34336">
            <text:p>-7.34336</text:p>
          </table:table-cell>
          <table:table-cell table:number-columns-repeated="2"/>
        </table:table-row>
        <table:table-row table:style-name="ro1">
          <table:table-cell office:value-type="string">
            <text:p>host=65.55.106.119</text:p>
          </table:table-cell>
          <table:table-cell table:number-columns-repeated="2" office:value-type="float" office:value="-7.31899">
            <text:p>-7.31899</text:p>
          </table:table-cell>
          <table:table-cell table:number-columns-repeated="2"/>
        </table:table-row>
        <table:table-row table:style-name="ro1">
          <table:table-cell office:value-type="string">
            <text:p>host=84.245.37.107</text:p>
          </table:table-cell>
          <table:table-cell table:number-columns-repeated="2" office:value-type="float" office:value="-7.31899">
            <text:p>-7.31899</text:p>
          </table:table-cell>
          <table:table-cell table:number-columns-repeated="2"/>
        </table:table-row>
        <table:table-row table:style-name="ro1">
          <table:table-cell office:value-type="string">
            <text:p>host=122.166.14.197</text:p>
          </table:table-cell>
          <table:table-cell table:number-columns-repeated="2" office:value-type="float" office:value="-7.30862">
            <text:p>-7.30862</text:p>
          </table:table-cell>
          <table:table-cell table:number-columns-repeated="2"/>
        </table:table-row>
        <table:table-row table:style-name="ro1">
          <table:table-cell office:value-type="string">
            <text:p>host=76.30.149.215</text:p>
          </table:table-cell>
          <table:table-cell table:number-columns-repeated="2" office:value-type="float" office:value="-7.30862">
            <text:p>-7.30862</text:p>
          </table:table-cell>
          <table:table-cell table:number-columns-repeated="2"/>
        </table:table-row>
        <table:table-row table:style-name="ro1">
          <table:table-cell office:value-type="string">
            <text:p>host=65.55.208.189</text:p>
          </table:table-cell>
          <table:table-cell table:number-columns-repeated="2" office:value-type="float" office:value="-7.30663">
            <text:p>-7.30663</text:p>
          </table:table-cell>
          <table:table-cell table:number-columns-repeated="2"/>
        </table:table-row>
        <table:table-row table:style-name="ro1">
          <table:table-cell office:value-type="string">
            <text:p>host=65.55.107.237</text:p>
          </table:table-cell>
          <table:table-cell table:number-columns-repeated="2" office:value-type="float" office:value="-7.2746">
            <text:p>-7.2746</text:p>
          </table:table-cell>
          <table:table-cell table:number-columns-repeated="2"/>
        </table:table-row>
        <table:table-row table:style-name="ro1">
          <table:table-cell office:value-type="string">
            <text:p>host=193.136.166.54</text:p>
          </table:table-cell>
          <table:table-cell table:number-columns-repeated="2" office:value-type="float" office:value="-7.22499">
            <text:p>-7.22499</text:p>
          </table:table-cell>
          <table:table-cell table:number-columns-repeated="2"/>
        </table:table-row>
        <table:table-row table:style-name="ro1">
          <table:table-cell office:value-type="string">
            <text:p>host=65.55.110.178</text:p>
          </table:table-cell>
          <table:table-cell table:number-columns-repeated="2" office:value-type="float" office:value="-7.22499">
            <text:p>-7.22499</text:p>
          </table:table-cell>
          <table:table-cell table:number-columns-repeated="2"/>
        </table:table-row>
        <table:table-row table:style-name="ro1">
          <table:table-cell office:value-type="string">
            <text:p>host=87.0.33.30</text:p>
          </table:table-cell>
          <table:table-cell table:number-columns-repeated="2" office:value-type="float" office:value="-7.22499">
            <text:p>-7.22499</text:p>
          </table:table-cell>
          <table:table-cell table:number-columns-repeated="2"/>
        </table:table-row>
        <table:table-row table:style-name="ro1">
          <table:table-cell office:value-type="string">
            <text:p>host=94.97.219.42</text:p>
          </table:table-cell>
          <table:table-cell table:number-columns-repeated="2" office:value-type="float" office:value="-7.22499">
            <text:p>-7.22499</text:p>
          </table:table-cell>
          <table:table-cell table:number-columns-repeated="2"/>
        </table:table-row>
        <table:table-row table:style-name="ro1">
          <table:table-cell office:value-type="string">
            <text:p>host=117.104.45.113</text:p>
          </table:table-cell>
          <table:table-cell table:number-columns-repeated="2" office:value-type="float" office:value="-7.21299">
            <text:p>-7.21299</text:p>
          </table:table-cell>
          <table:table-cell table:number-columns-repeated="2"/>
        </table:table-row>
        <table:table-row table:style-name="ro1">
          <table:table-cell office:value-type="string">
            <text:p>host=220.181.7.19</text:p>
          </table:table-cell>
          <table:table-cell table:number-columns-repeated="2" office:value-type="float" office:value="-7.19748">
            <text:p>-7.19748</text:p>
          </table:table-cell>
          <table:table-cell table:number-columns-repeated="2"/>
        </table:table-row>
        <table:table-row table:style-name="ro1">
          <table:table-cell office:value-type="string">
            <text:p>host=65.55.231.24</text:p>
          </table:table-cell>
          <table:table-cell table:number-columns-repeated="2" office:value-type="float" office:value="-7.11929">
            <text:p>-7.11929</text:p>
          </table:table-cell>
          <table:table-cell table:number-columns-repeated="2"/>
        </table:table-row>
        <table:table-row table:style-name="ro1">
          <table:table-cell office:value-type="string">
            <text:p>host=65.5.231.112</text:p>
          </table:table-cell>
          <table:table-cell table:number-columns-repeated="2" office:value-type="float" office:value="-7.11025">
            <text:p>-7.11025</text:p>
          </table:table-cell>
          <table:table-cell table:number-columns-repeated="2"/>
        </table:table-row>
        <table:table-row table:style-name="ro1">
          <table:table-cell office:value-type="string">
            <text:p>host=68.227.208.126</text:p>
          </table:table-cell>
          <table:table-cell table:number-columns-repeated="2" office:value-type="float" office:value="-7.09112">
            <text:p>-7.09112</text:p>
          </table:table-cell>
          <table:table-cell table:number-columns-repeated="2"/>
        </table:table-row>
        <table:table-row table:style-name="ro1">
          <table:table-cell office:value-type="string">
            <text:p>host=65.55.110.17</text:p>
          </table:table-cell>
          <table:table-cell table:number-columns-repeated="2" office:value-type="float" office:value="-7.06397">
            <text:p>-7.06397</text:p>
          </table:table-cell>
          <table:table-cell table:number-columns-repeated="2"/>
        </table:table-row>
        <table:table-row table:style-name="ro1">
          <table:table-cell office:value-type="string">
            <text:p>host=193.189.143.180</text:p>
          </table:table-cell>
          <table:table-cell table:number-columns-repeated="2" office:value-type="float" office:value="-7.06054">
            <text:p>-7.06054</text:p>
          </table:table-cell>
          <table:table-cell table:number-columns-repeated="2"/>
        </table:table-row>
        <table:table-row table:style-name="ro1">
          <table:table-cell office:value-type="string">
            <text:p>host=69.63.178.250</text:p>
          </table:table-cell>
          <table:table-cell table:number-columns-repeated="2" office:value-type="float" office:value="-6.96761">
            <text:p>-6.96761</text:p>
          </table:table-cell>
          <table:table-cell table:number-columns-repeated="2"/>
        </table:table-row>
        <table:table-row table:style-name="ro1">
          <table:table-cell office:value-type="string">
            <text:p>host=61.150.43.46</text:p>
          </table:table-cell>
          <table:table-cell table:number-columns-repeated="2" office:value-type="float" office:value="-6.91178">
            <text:p>-6.91178</text:p>
          </table:table-cell>
          <table:table-cell table:number-columns-repeated="2"/>
        </table:table-row>
        <table:table-row table:style-name="ro1">
          <table:table-cell office:value-type="string">
            <text:p>host=207.197.40.250</text:p>
          </table:table-cell>
          <table:table-cell table:number-columns-repeated="2" office:value-type="float" office:value="-6.9046">
            <text:p>-6.9046</text:p>
          </table:table-cell>
          <table:table-cell table:number-columns-repeated="2"/>
        </table:table-row>
        <table:table-row table:style-name="ro1">
          <table:table-cell office:value-type="string">
            <text:p>host=220.181.7.33</text:p>
          </table:table-cell>
          <table:table-cell table:number-columns-repeated="2" office:value-type="float" office:value="-6.87448">
            <text:p>-6.87448</text:p>
          </table:table-cell>
          <table:table-cell table:number-columns-repeated="2"/>
        </table:table-row>
        <table:table-row table:style-name="ro1">
          <table:table-cell office:value-type="string">
            <text:p>host=65.55.106.141</text:p>
          </table:table-cell>
          <table:table-cell table:number-columns-repeated="2" office:value-type="float" office:value="-6.87448">
            <text:p>-6.87448</text:p>
          </table:table-cell>
          <table:table-cell table:number-columns-repeated="2"/>
        </table:table-row>
        <table:table-row table:style-name="ro1">
          <table:table-cell office:value-type="string">
            <text:p>host=65.55.109.62</text:p>
          </table:table-cell>
          <table:table-cell table:number-columns-repeated="2" office:value-type="float" office:value="-6.78994">
            <text:p>-6.78994</text:p>
          </table:table-cell>
          <table:table-cell table:number-columns-repeated="2"/>
        </table:table-row>
        <table:table-row table:style-name="ro1">
          <table:table-cell office:value-type="string">
            <text:p>host=67.202.19.232</text:p>
          </table:table-cell>
          <table:table-cell table:number-columns-repeated="2" office:value-type="float" office:value="-6.78994">
            <text:p>-6.78994</text:p>
          </table:table-cell>
          <table:table-cell table:number-columns-repeated="2"/>
        </table:table-row>
        <table:table-row table:style-name="ro1">
          <table:table-cell office:value-type="string">
            <text:p>host=65.55.109.120</text:p>
          </table:table-cell>
          <table:table-cell table:number-columns-repeated="2" office:value-type="float" office:value="-6.6788">
            <text:p>-6.6788</text:p>
          </table:table-cell>
          <table:table-cell table:number-columns-repeated="2"/>
        </table:table-row>
        <table:table-row table:style-name="ro1">
          <table:table-cell office:value-type="string">
            <text:p>host=203.206.72.115</text:p>
          </table:table-cell>
          <table:table-cell table:number-columns-repeated="2" office:value-type="float" office:value="-6.65022">
            <text:p>-6.65022</text:p>
          </table:table-cell>
          <table:table-cell table:number-columns-repeated="2"/>
        </table:table-row>
        <table:table-row table:style-name="ro1">
          <table:table-cell office:value-type="string">
            <text:p>host=65.55.110.230</text:p>
          </table:table-cell>
          <table:table-cell table:number-columns-repeated="2" office:value-type="float" office:value="-6.65022">
            <text:p>-6.65022</text:p>
          </table:table-cell>
          <table:table-cell table:number-columns-repeated="2"/>
        </table:table-row>
        <table:table-row table:style-name="ro1">
          <table:table-cell office:value-type="string">
            <text:p>host=72.44.45.66</text:p>
          </table:table-cell>
          <table:table-cell table:number-columns-repeated="2" office:value-type="float" office:value="-6.65022">
            <text:p>-6.65022</text:p>
          </table:table-cell>
          <table:table-cell table:number-columns-repeated="2"/>
        </table:table-row>
        <table:table-row table:style-name="ro1">
          <table:table-cell office:value-type="string">
            <text:p>host=201.2.15.31</text:p>
          </table:table-cell>
          <table:table-cell table:number-columns-repeated="2" office:value-type="float" office:value="-6.56404">
            <text:p>-6.56404</text:p>
          </table:table-cell>
          <table:table-cell table:number-columns-repeated="2"/>
        </table:table-row>
        <table:table-row table:style-name="ro1">
          <table:table-cell office:value-type="string">
            <text:p>host=65.55.104.156</text:p>
          </table:table-cell>
          <table:table-cell table:number-columns-repeated="2" office:value-type="float" office:value="-6.56404">
            <text:p>-6.56404</text:p>
          </table:table-cell>
          <table:table-cell table:number-columns-repeated="2"/>
        </table:table-row>
        <table:table-row table:style-name="ro1">
          <table:table-cell office:value-type="string">
            <text:p>host=208.80.195.34</text:p>
          </table:table-cell>
          <table:table-cell table:number-columns-repeated="2" office:value-type="float" office:value="-6.54529">
            <text:p>-6.54529</text:p>
          </table:table-cell>
          <table:table-cell table:number-columns-repeated="2"/>
        </table:table-row>
        <table:table-row table:style-name="ro1">
          <table:table-cell office:value-type="string">
            <text:p>host=41.15.109.75</text:p>
          </table:table-cell>
          <table:table-cell table:number-columns-repeated="2" office:value-type="float" office:value="-6.47945">
            <text:p>-6.47945</text:p>
          </table:table-cell>
          <table:table-cell table:number-columns-repeated="2"/>
        </table:table-row>
        <table:table-row table:style-name="ro1">
          <table:table-cell office:value-type="string">
            <text:p>host=194.141.2.1</text:p>
          </table:table-cell>
          <table:table-cell table:number-columns-repeated="2" office:value-type="float" office:value="-6.3931">
            <text:p>-6.3931</text:p>
          </table:table-cell>
          <table:table-cell table:number-columns-repeated="2"/>
        </table:table-row>
        <table:table-row table:style-name="ro1">
          <table:table-cell office:value-type="string">
            <text:p>host=65.55.110.167</text:p>
          </table:table-cell>
          <table:table-cell table:number-columns-repeated="2" office:value-type="float" office:value="-6.3931">
            <text:p>-6.3931</text:p>
          </table:table-cell>
          <table:table-cell table:number-columns-repeated="2"/>
        </table:table-row>
        <table:table-row table:style-name="ro1">
          <table:table-cell office:value-type="string">
            <text:p>host=189.1.168.68</text:p>
          </table:table-cell>
          <table:table-cell table:number-columns-repeated="2" office:value-type="float" office:value="-6.13153">
            <text:p>-6.13153</text:p>
          </table:table-cell>
          <table:table-cell table:number-columns-repeated="2"/>
        </table:table-row>
        <table:table-row table:style-name="ro1">
          <table:table-cell office:value-type="string">
            <text:p>host=217.230.12.113</text:p>
          </table:table-cell>
          <table:table-cell table:number-columns-repeated="2" office:value-type="float" office:value="-6.13153">
            <text:p>-6.13153</text:p>
          </table:table-cell>
          <table:table-cell table:number-columns-repeated="2"/>
        </table:table-row>
        <table:table-row table:style-name="ro1">
          <table:table-cell office:value-type="string">
            <text:p>host=82.114.33.232</text:p>
          </table:table-cell>
          <table:table-cell table:number-columns-repeated="2" office:value-type="float" office:value="-6.04535">
            <text:p>-6.04535</text:p>
          </table:table-cell>
          <table:table-cell table:number-columns-repeated="2"/>
        </table:table-row>
        <table:table-row table:style-name="ro1">
          <table:table-cell office:value-type="string">
            <text:p>host=71.49.39.235</text:p>
          </table:table-cell>
          <table:table-cell table:number-columns-repeated="2" office:value-type="float" office:value="-5.96493">
            <text:p>-5.96493</text:p>
          </table:table-cell>
          <table:table-cell table:number-columns-repeated="2"/>
        </table:table-row>
        <table:table-row table:style-name="ro1">
          <table:table-cell office:value-type="string">
            <text:p>host=148.87.1.171</text:p>
          </table:table-cell>
          <table:table-cell table:number-columns-repeated="2" office:value-type="float" office:value="-5.96076">
            <text:p>-5.96076</text:p>
          </table:table-cell>
          <table:table-cell table:number-columns-repeated="2"/>
        </table:table-row>
        <table:table-row table:style-name="ro1">
          <table:table-cell office:value-type="string">
            <text:p>host=58.178.42.36</text:p>
          </table:table-cell>
          <table:table-cell table:number-columns-repeated="2" office:value-type="float" office:value="-5.72888">
            <text:p>-5.72888</text:p>
          </table:table-cell>
          <table:table-cell table:number-columns-repeated="2"/>
        </table:table-row>
        <table:table-row table:style-name="ro1">
          <table:table-cell office:value-type="string">
            <text:p>host=64.136.26.226</text:p>
          </table:table-cell>
          <table:table-cell table:number-columns-repeated="2" office:value-type="float" office:value="-5.72888">
            <text:p>-5.72888</text:p>
          </table:table-cell>
          <table:table-cell table:number-columns-repeated="2"/>
        </table:table-row>
        <table:table-row table:style-name="ro1">
          <table:table-cell office:value-type="string">
            <text:p>host=65.55.109.117</text:p>
          </table:table-cell>
          <table:table-cell table:number-columns-repeated="2" office:value-type="float" office:value="-5.72888">
            <text:p>-5.72888</text:p>
          </table:table-cell>
          <table:table-cell table:number-columns-repeated="2"/>
        </table:table-row>
        <table:table-row table:style-name="ro1">
          <table:table-cell office:value-type="string">
            <text:p>host=91.84.218.236</text:p>
          </table:table-cell>
          <table:table-cell table:number-columns-repeated="2" office:value-type="float" office:value="-5.60771">
            <text:p>-5.60771</text:p>
          </table:table-cell>
          <table:table-cell table:number-columns-repeated="2"/>
        </table:table-row>
        <table:table-row table:style-name="ro1">
          <table:table-cell office:value-type="string">
            <text:p>host=85.246.133.63</text:p>
          </table:table-cell>
          <table:table-cell table:number-columns-repeated="2" office:value-type="float" office:value="-5.59848">
            <text:p>-5.59848</text:p>
          </table:table-cell>
          <table:table-cell table:number-columns-repeated="2"/>
        </table:table-row>
        <table:table-row table:style-name="ro1">
          <table:table-cell office:value-type="string">
            <text:p>host=131.179.64.176</text:p>
          </table:table-cell>
          <table:table-cell table:number-columns-repeated="2" office:value-type="float" office:value="-5.44625">
            <text:p>-5.44625</text:p>
          </table:table-cell>
          <table:table-cell table:number-columns-repeated="2"/>
        </table:table-row>
        <table:table-row table:style-name="ro1">
          <table:table-cell office:value-type="string">
            <text:p>host=219.87.82.195</text:p>
          </table:table-cell>
          <table:table-cell table:number-columns-repeated="2" office:value-type="float" office:value="-5.44625">
            <text:p>-5.44625</text:p>
          </table:table-cell>
          <table:table-cell table:number-columns-repeated="2"/>
        </table:table-row>
        <table:table-row table:style-name="ro1">
          <table:table-cell office:value-type="string">
            <text:p>host=66.235.116.128</text:p>
          </table:table-cell>
          <table:table-cell table:number-columns-repeated="2" office:value-type="float" office:value="-5.44625">
            <text:p>-5.44625</text:p>
          </table:table-cell>
          <table:table-cell table:number-columns-repeated="2"/>
        </table:table-row>
        <table:table-row table:style-name="ro1">
          <table:table-cell office:value-type="string">
            <text:p>host=122.3.15.21</text:p>
          </table:table-cell>
          <table:table-cell table:number-columns-repeated="2" office:value-type="float" office:value="-5.34303">
            <text:p>-5.34303</text:p>
          </table:table-cell>
          <table:table-cell table:number-columns-repeated="2"/>
        </table:table-row>
        <table:table-row table:style-name="ro1">
          <table:table-cell office:value-type="string">
            <text:p>host=119.63.193.55</text:p>
          </table:table-cell>
          <table:table-cell table:number-columns-repeated="2" office:value-type="float" office:value="-5.305">
            <text:p>-5.305</text:p>
          </table:table-cell>
          <table:table-cell table:number-columns-repeated="2"/>
        </table:table-row>
        <table:table-row table:style-name="ro1">
          <table:table-cell office:value-type="string">
            <text:p>host=65.55.106.173</text:p>
          </table:table-cell>
          <table:table-cell table:number-columns-repeated="2" office:value-type="float" office:value="-5.305">
            <text:p>-5.305</text:p>
          </table:table-cell>
          <table:table-cell table:number-columns-repeated="2"/>
        </table:table-row>
        <table:table-row table:style-name="ro1">
          <table:table-cell office:value-type="string">
            <text:p>host=65.55.107.185</text:p>
          </table:table-cell>
          <table:table-cell table:number-columns-repeated="2" office:value-type="float" office:value="-5.305">
            <text:p>-5.305</text:p>
          </table:table-cell>
          <table:table-cell table:number-columns-repeated="2"/>
        </table:table-row>
        <table:table-row table:style-name="ro1">
          <table:table-cell office:value-type="string">
            <text:p>host=192.212.253.8</text:p>
          </table:table-cell>
          <table:table-cell table:number-columns-repeated="2" office:value-type="float" office:value="-5.25424">
            <text:p>-5.25424</text:p>
          </table:table-cell>
          <table:table-cell table:number-columns-repeated="2"/>
        </table:table-row>
        <table:table-row table:style-name="ro1">
          <table:table-cell office:value-type="string">
            <text:p>host=76.204.90.203</text:p>
          </table:table-cell>
          <table:table-cell table:number-columns-repeated="2" office:value-type="float" office:value="-5.25225">
            <text:p>-5.25225</text:p>
          </table:table-cell>
          <table:table-cell table:number-columns-repeated="2"/>
        </table:table-row>
        <table:table-row table:style-name="ro1">
          <table:table-cell office:value-type="string">
            <text:p>host=62.141.0.146</text:p>
          </table:table-cell>
          <table:table-cell table:number-columns-repeated="2" office:value-type="float" office:value="-5.15145">
            <text:p>-5.15145</text:p>
          </table:table-cell>
          <table:table-cell table:number-columns-repeated="2"/>
        </table:table-row>
        <table:table-row table:style-name="ro1">
          <table:table-cell office:value-type="string">
            <text:p>host=67.215.230.21</text:p>
          </table:table-cell>
          <table:table-cell table:number-columns-repeated="2" office:value-type="float" office:value="-5.15145">
            <text:p>-5.15145</text:p>
          </table:table-cell>
          <table:table-cell table:number-columns-repeated="2"/>
        </table:table-row>
        <table:table-row table:style-name="ro1">
          <table:table-cell office:value-type="string">
            <text:p>host=69.171.165.212</text:p>
          </table:table-cell>
          <table:table-cell table:number-columns-repeated="2" office:value-type="float" office:value="-5.15145">
            <text:p>-5.15145</text:p>
          </table:table-cell>
          <table:table-cell table:number-columns-repeated="2"/>
        </table:table-row>
        <table:table-row table:style-name="ro1">
          <table:table-cell office:value-type="string">
            <text:p>host=72.35.7.109</text:p>
          </table:table-cell>
          <table:table-cell table:number-columns-repeated="2" office:value-type="float" office:value="-5.10077">
            <text:p>-5.10077</text:p>
          </table:table-cell>
          <table:table-cell table:number-columns-repeated="2"/>
        </table:table-row>
        <table:table-row table:style-name="ro1">
          <table:table-cell office:value-type="string">
            <text:p>host=72.81.134.190</text:p>
          </table:table-cell>
          <table:table-cell table:number-columns-repeated="2" office:value-type="float" office:value="-5.08902">
            <text:p>-5.08902</text:p>
          </table:table-cell>
          <table:table-cell table:number-columns-repeated="2"/>
        </table:table-row>
        <table:table-row table:style-name="ro1">
          <table:table-cell office:value-type="string">
            <text:p>host=94.128.81.100</text:p>
          </table:table-cell>
          <table:table-cell table:number-columns-repeated="2" office:value-type="float" office:value="-4.91633">
            <text:p>-4.91633</text:p>
          </table:table-cell>
          <table:table-cell table:number-columns-repeated="2"/>
        </table:table-row>
        <table:table-row table:style-name="ro1">
          <table:table-cell office:value-type="string">
            <text:p>host=205.217.228.246</text:p>
          </table:table-cell>
          <table:table-cell table:number-columns-repeated="2" office:value-type="float" office:value="-4.82838">
            <text:p>-4.82838</text:p>
          </table:table-cell>
          <table:table-cell table:number-columns-repeated="2"/>
        </table:table-row>
        <table:table-row table:style-name="ro1">
          <table:table-cell office:value-type="string">
            <text:p>host=65.55.106.163</text:p>
          </table:table-cell>
          <table:table-cell table:number-columns-repeated="2" office:value-type="float" office:value="-4.82838">
            <text:p>-4.82838</text:p>
          </table:table-cell>
          <table:table-cell table:number-columns-repeated="2"/>
        </table:table-row>
        <table:table-row table:style-name="ro1">
          <table:table-cell office:value-type="string">
            <text:p>host=65.55.109.137</text:p>
          </table:table-cell>
          <table:table-cell table:number-columns-repeated="2" office:value-type="float" office:value="-4.82743">
            <text:p>-4.82743</text:p>
          </table:table-cell>
          <table:table-cell table:number-columns-repeated="2"/>
        </table:table-row>
        <table:table-row table:style-name="ro1">
          <table:table-cell office:value-type="string">
            <text:p>host=200.219.122.141</text:p>
          </table:table-cell>
          <table:table-cell table:number-columns-repeated="2" office:value-type="float" office:value="-4.81184">
            <text:p>-4.81184</text:p>
          </table:table-cell>
          <table:table-cell table:number-columns-repeated="2"/>
        </table:table-row>
        <table:table-row table:style-name="ro1">
          <table:table-cell office:value-type="string">
            <text:p>host=65.55.106.189</text:p>
          </table:table-cell>
          <table:table-cell table:number-columns-repeated="2" office:value-type="float" office:value="-4.81184">
            <text:p>-4.81184</text:p>
          </table:table-cell>
          <table:table-cell table:number-columns-repeated="2"/>
        </table:table-row>
        <table:table-row table:style-name="ro1">
          <table:table-cell office:value-type="string">
            <text:p>host=201.15.255.121</text:p>
          </table:table-cell>
          <table:table-cell table:number-columns-repeated="2" office:value-type="float" office:value="-4.78588">
            <text:p>-4.78588</text:p>
          </table:table-cell>
          <table:table-cell table:number-columns-repeated="2"/>
        </table:table-row>
        <table:table-row table:style-name="ro1">
          <table:table-cell office:value-type="string">
            <text:p>host=65.55.106.209</text:p>
          </table:table-cell>
          <table:table-cell table:number-columns-repeated="2" office:value-type="float" office:value="-4.78588">
            <text:p>-4.78588</text:p>
          </table:table-cell>
          <table:table-cell table:number-columns-repeated="2"/>
        </table:table-row>
        <table:table-row table:style-name="ro1">
          <table:table-cell office:value-type="string">
            <text:p>host=124.107.17.45</text:p>
          </table:table-cell>
          <table:table-cell table:number-columns-repeated="2" office:value-type="float" office:value="-4.76594">
            <text:p>-4.76594</text:p>
          </table:table-cell>
          <table:table-cell table:number-columns-repeated="2"/>
        </table:table-row>
        <table:table-row table:style-name="ro1">
          <table:table-cell office:value-type="string">
            <text:p>host=24.185.86.13</text:p>
          </table:table-cell>
          <table:table-cell table:number-columns-repeated="2" office:value-type="float" office:value="-4.71167">
            <text:p>-4.71167</text:p>
          </table:table-cell>
          <table:table-cell table:number-columns-repeated="2"/>
        </table:table-row>
        <table:table-row table:style-name="ro1">
          <table:table-cell office:value-type="string">
            <text:p>host=138.251.209.198</text:p>
          </table:table-cell>
          <table:table-cell table:number-columns-repeated="2" office:value-type="float" office:value="-4.69107">
            <text:p>-4.69107</text:p>
          </table:table-cell>
          <table:table-cell table:number-columns-repeated="2"/>
        </table:table-row>
        <table:table-row table:style-name="ro1">
          <table:table-cell office:value-type="string">
            <text:p>host=118.101.154.226</text:p>
          </table:table-cell>
          <table:table-cell table:number-columns-repeated="2" office:value-type="float" office:value="-4.68729">
            <text:p>-4.68729</text:p>
          </table:table-cell>
          <table:table-cell table:number-columns-repeated="2"/>
        </table:table-row>
        <table:table-row table:style-name="ro1">
          <table:table-cell office:value-type="string">
            <text:p>host=200.252.137.130</text:p>
          </table:table-cell>
          <table:table-cell table:number-columns-repeated="2" office:value-type="float" office:value="-4.68729">
            <text:p>-4.68729</text:p>
          </table:table-cell>
          <table:table-cell table:number-columns-repeated="2"/>
        </table:table-row>
        <table:table-row table:style-name="ro1">
          <table:table-cell office:value-type="string">
            <text:p>host=220.181.19.104</text:p>
          </table:table-cell>
          <table:table-cell table:number-columns-repeated="2" office:value-type="float" office:value="-4.68729">
            <text:p>-4.68729</text:p>
          </table:table-cell>
          <table:table-cell table:number-columns-repeated="2"/>
        </table:table-row>
        <table:table-row table:style-name="ro1">
          <table:table-cell office:value-type="string">
            <text:p>host=79.166.127.141</text:p>
          </table:table-cell>
          <table:table-cell table:number-columns-repeated="2" office:value-type="float" office:value="-4.68729">
            <text:p>-4.68729</text:p>
          </table:table-cell>
          <table:table-cell table:number-columns-repeated="2"/>
        </table:table-row>
        <table:table-row table:style-name="ro1">
          <table:table-cell office:value-type="string">
            <text:p>host=216.7.32.7</text:p>
          </table:table-cell>
          <table:table-cell table:number-columns-repeated="2" office:value-type="float" office:value="-4.6769">
            <text:p>-4.6769</text:p>
          </table:table-cell>
          <table:table-cell table:number-columns-repeated="2"/>
        </table:table-row>
        <table:table-row table:style-name="ro1">
          <table:table-cell office:value-type="string">
            <text:p>host=65.55.217.63</text:p>
          </table:table-cell>
          <table:table-cell table:number-columns-repeated="2" office:value-type="float" office:value="-4.6769">
            <text:p>-4.6769</text:p>
          </table:table-cell>
          <table:table-cell table:number-columns-repeated="2"/>
        </table:table-row>
        <table:table-row table:style-name="ro1">
          <table:table-cell office:value-type="string">
            <text:p>host=220.181.7.24</text:p>
          </table:table-cell>
          <table:table-cell table:number-columns-repeated="2" office:value-type="float" office:value="-4.67494">
            <text:p>-4.67494</text:p>
          </table:table-cell>
          <table:table-cell table:number-columns-repeated="2"/>
        </table:table-row>
        <table:table-row table:style-name="ro1">
          <table:table-cell office:value-type="string">
            <text:p>host=65.55.106.172</text:p>
          </table:table-cell>
          <table:table-cell table:number-columns-repeated="2" office:value-type="float" office:value="-4.67494">
            <text:p>-4.67494</text:p>
          </table:table-cell>
          <table:table-cell table:number-columns-repeated="2"/>
        </table:table-row>
        <table:table-row table:style-name="ro1">
          <table:table-cell office:value-type="string">
            <text:p>host=65.55.106.239</text:p>
          </table:table-cell>
          <table:table-cell table:number-columns-repeated="2" office:value-type="float" office:value="-4.67494">
            <text:p>-4.67494</text:p>
          </table:table-cell>
          <table:table-cell table:number-columns-repeated="2"/>
        </table:table-row>
        <table:table-row table:style-name="ro1">
          <table:table-cell office:value-type="string">
            <text:p>host=69.18.52.70</text:p>
          </table:table-cell>
          <table:table-cell table:number-columns-repeated="2" office:value-type="float" office:value="-4.67413">
            <text:p>-4.67413</text:p>
          </table:table-cell>
          <table:table-cell table:number-columns-repeated="2"/>
        </table:table-row>
        <table:table-row table:style-name="ro1">
          <table:table-cell office:value-type="string">
            <text:p>host=190.41.212.102</text:p>
          </table:table-cell>
          <table:table-cell table:number-columns-repeated="2" office:value-type="float" office:value="-4.66469">
            <text:p>-4.66469</text:p>
          </table:table-cell>
          <table:table-cell table:number-columns-repeated="2"/>
        </table:table-row>
        <table:table-row table:style-name="ro1">
          <table:table-cell office:value-type="string">
            <text:p>host=77.251.220.50</text:p>
          </table:table-cell>
          <table:table-cell table:number-columns-repeated="2" office:value-type="float" office:value="-4.66469">
            <text:p>-4.66469</text:p>
          </table:table-cell>
          <table:table-cell table:number-columns-repeated="2"/>
        </table:table-row>
        <table:table-row table:style-name="ro1">
          <table:table-cell office:value-type="string">
            <text:p>host=65.55.109.15</text:p>
          </table:table-cell>
          <table:table-cell table:number-columns-repeated="2" office:value-type="float" office:value="-4.64291">
            <text:p>-4.64291</text:p>
          </table:table-cell>
          <table:table-cell table:number-columns-repeated="2"/>
        </table:table-row>
        <table:table-row table:style-name="ro1">
          <table:table-cell office:value-type="string">
            <text:p>host=193.252.149.14</text:p>
          </table:table-cell>
          <table:table-cell table:number-columns-repeated="2" office:value-type="float" office:value="-4.42884">
            <text:p>-4.42884</text:p>
          </table:table-cell>
          <table:table-cell table:number-columns-repeated="2"/>
        </table:table-row>
        <table:table-row table:style-name="ro1">
          <table:table-cell office:value-type="string">
            <text:p>host=201.79.34.109</text:p>
          </table:table-cell>
          <table:table-cell table:number-columns-repeated="2" office:value-type="float" office:value="-4.42884">
            <text:p>-4.42884</text:p>
          </table:table-cell>
          <table:table-cell table:number-columns-repeated="2"/>
        </table:table-row>
        <table:table-row table:style-name="ro1">
          <table:table-cell office:value-type="string">
            <text:p>host=69.223.200.121</text:p>
          </table:table-cell>
          <table:table-cell table:number-columns-repeated="2" office:value-type="float" office:value="-4.42884">
            <text:p>-4.42884</text:p>
          </table:table-cell>
          <table:table-cell table:number-columns-repeated="2"/>
        </table:table-row>
        <table:table-row table:style-name="ro1">
          <table:table-cell office:value-type="string">
            <text:p>host=78.138.12.170</text:p>
          </table:table-cell>
          <table:table-cell table:number-columns-repeated="2" office:value-type="float" office:value="-4.42884">
            <text:p>-4.42884</text:p>
          </table:table-cell>
          <table:table-cell table:number-columns-repeated="2"/>
        </table:table-row>
        <table:table-row table:style-name="ro1">
          <table:table-cell office:value-type="string">
            <text:p>host=202.179.92.206</text:p>
          </table:table-cell>
          <table:table-cell table:number-columns-repeated="2" office:value-type="float" office:value="-4.40356">
            <text:p>-4.40356</text:p>
          </table:table-cell>
          <table:table-cell table:number-columns-repeated="2"/>
        </table:table-row>
        <table:table-row table:style-name="ro1">
          <table:table-cell office:value-type="string">
            <text:p>host=121.96.246.230</text:p>
          </table:table-cell>
          <table:table-cell table:number-columns-repeated="2" office:value-type="float" office:value="-4.39104">
            <text:p>-4.39104</text:p>
          </table:table-cell>
          <table:table-cell table:number-columns-repeated="2"/>
        </table:table-row>
        <table:table-row table:style-name="ro1">
          <table:table-cell office:value-type="string">
            <text:p>host=65.55.110.183</text:p>
          </table:table-cell>
          <table:table-cell table:number-columns-repeated="2" office:value-type="float" office:value="-4.39104">
            <text:p>-4.39104</text:p>
          </table:table-cell>
          <table:table-cell table:number-columns-repeated="2"/>
        </table:table-row>
        <table:table-row table:style-name="ro1">
          <table:table-cell office:value-type="string">
            <text:p>host=65.55.106.114</text:p>
          </table:table-cell>
          <table:table-cell table:number-columns-repeated="2" office:value-type="float" office:value="-4.34207">
            <text:p>-4.34207</text:p>
          </table:table-cell>
          <table:table-cell table:number-columns-repeated="2"/>
        </table:table-row>
        <table:table-row table:style-name="ro1">
          <table:table-cell office:value-type="string">
            <text:p>host=65.55.110.237</text:p>
          </table:table-cell>
          <table:table-cell table:number-columns-repeated="2" office:value-type="float" office:value="-4.34207">
            <text:p>-4.34207</text:p>
          </table:table-cell>
          <table:table-cell table:number-columns-repeated="2"/>
        </table:table-row>
        <table:table-row table:style-name="ro1">
          <table:table-cell office:value-type="string">
            <text:p>host=199.166.14.237</text:p>
          </table:table-cell>
          <table:table-cell table:number-columns-repeated="2" office:value-type="float" office:value="-4.33591">
            <text:p>-4.33591</text:p>
          </table:table-cell>
          <table:table-cell table:number-columns-repeated="2"/>
        </table:table-row>
        <table:table-row table:style-name="ro1">
          <table:table-cell office:value-type="string">
            <text:p>host=220.181.7.50</text:p>
          </table:table-cell>
          <table:table-cell table:number-columns-repeated="2" office:value-type="float" office:value="-4.33591">
            <text:p>-4.33591</text:p>
          </table:table-cell>
          <table:table-cell table:number-columns-repeated="2"/>
        </table:table-row>
        <table:table-row table:style-name="ro1">
          <table:table-cell office:value-type="string">
            <text:p>host=65.184.167.211</text:p>
          </table:table-cell>
          <table:table-cell table:number-columns-repeated="2" office:value-type="float" office:value="-4.33591">
            <text:p>-4.33591</text:p>
          </table:table-cell>
          <table:table-cell table:number-columns-repeated="2"/>
        </table:table-row>
        <table:table-row table:style-name="ro1">
          <table:table-cell office:value-type="string">
            <text:p>host=190.3.116.6</text:p>
          </table:table-cell>
          <table:table-cell table:number-columns-repeated="2" office:value-type="float" office:value="-4.33522">
            <text:p>-4.33522</text:p>
          </table:table-cell>
          <table:table-cell table:number-columns-repeated="2"/>
        </table:table-row>
        <table:table-row table:style-name="ro1">
          <table:table-cell office:value-type="string">
            <text:p>host=82.13.235.69</text:p>
          </table:table-cell>
          <table:table-cell table:number-columns-repeated="2" office:value-type="float" office:value="-4.33522">
            <text:p>-4.33522</text:p>
          </table:table-cell>
          <table:table-cell table:number-columns-repeated="2"/>
        </table:table-row>
        <table:table-row table:style-name="ro1">
          <table:table-cell office:value-type="string">
            <text:p>host=66.134.239.210</text:p>
          </table:table-cell>
          <table:table-cell table:number-columns-repeated="2" office:value-type="float" office:value="-4.31247">
            <text:p>-4.31247</text:p>
          </table:table-cell>
          <table:table-cell table:number-columns-repeated="2"/>
        </table:table-row>
        <table:table-row table:style-name="ro1">
          <table:table-cell office:value-type="string">
            <text:p>host=65.55.106.207</text:p>
          </table:table-cell>
          <table:table-cell table:number-columns-repeated="2" office:value-type="float" office:value="-4.28779">
            <text:p>-4.28779</text:p>
          </table:table-cell>
          <table:table-cell table:number-columns-repeated="2"/>
        </table:table-row>
        <table:table-row table:style-name="ro1">
          <table:table-cell office:value-type="string">
            <text:p>host=65.55.231.80</text:p>
          </table:table-cell>
          <table:table-cell table:number-columns-repeated="2" office:value-type="float" office:value="-4.28779">
            <text:p>-4.28779</text:p>
          </table:table-cell>
          <table:table-cell table:number-columns-repeated="2"/>
        </table:table-row>
        <table:table-row table:style-name="ro1">
          <table:table-cell office:value-type="string">
            <text:p>host=198.161.30.192</text:p>
          </table:table-cell>
          <table:table-cell table:number-columns-repeated="2" office:value-type="float" office:value="-4.26719">
            <text:p>-4.26719</text:p>
          </table:table-cell>
          <table:table-cell table:number-columns-repeated="2"/>
        </table:table-row>
        <table:table-row table:style-name="ro1">
          <table:table-cell office:value-type="string">
            <text:p>host=203.131.255.174</text:p>
          </table:table-cell>
          <table:table-cell table:number-columns-repeated="2" office:value-type="float" office:value="-4.26719">
            <text:p>-4.26719</text:p>
          </table:table-cell>
          <table:table-cell table:number-columns-repeated="2"/>
        </table:table-row>
        <table:table-row table:style-name="ro1">
          <table:table-cell office:value-type="string">
            <text:p>host=189.32.253.183</text:p>
          </table:table-cell>
          <table:table-cell table:number-columns-repeated="2" office:value-type="float" office:value="-4.26342">
            <text:p>-4.26342</text:p>
          </table:table-cell>
          <table:table-cell table:number-columns-repeated="2"/>
        </table:table-row>
        <table:table-row table:style-name="ro1">
          <table:table-cell office:value-type="string">
            <text:p>host=65.55.109.233</text:p>
          </table:table-cell>
          <table:table-cell table:number-columns-repeated="2" office:value-type="float" office:value="-4.26342">
            <text:p>-4.26342</text:p>
          </table:table-cell>
          <table:table-cell table:number-columns-repeated="2"/>
        </table:table-row>
        <table:table-row table:style-name="ro1">
          <table:table-cell office:value-type="string">
            <text:p>host=115.74.146.80</text:p>
          </table:table-cell>
          <table:table-cell table:number-columns-repeated="2" office:value-type="float" office:value="-4.25106">
            <text:p>-4.25106</text:p>
          </table:table-cell>
          <table:table-cell table:number-columns-repeated="2"/>
        </table:table-row>
        <table:table-row table:style-name="ro1">
          <table:table-cell office:value-type="string">
            <text:p>host=136.160.5.231</text:p>
          </table:table-cell>
          <table:table-cell table:number-columns-repeated="2" office:value-type="float" office:value="-4.25106">
            <text:p>-4.25106</text:p>
          </table:table-cell>
          <table:table-cell table:number-columns-repeated="2"/>
        </table:table-row>
        <table:table-row table:style-name="ro1">
          <table:table-cell office:value-type="string">
            <text:p>host=65.55.106.143</text:p>
          </table:table-cell>
          <table:table-cell table:number-columns-repeated="2" office:value-type="float" office:value="-4.25026">
            <text:p>-4.25026</text:p>
          </table:table-cell>
          <table:table-cell table:number-columns-repeated="2"/>
        </table:table-row>
        <table:table-row table:style-name="ro1">
          <table:table-cell office:value-type="string">
            <text:p>host=89.130.24.164</text:p>
          </table:table-cell>
          <table:table-cell table:number-columns-repeated="2" office:value-type="float" office:value="-4.25026">
            <text:p>-4.25026</text:p>
          </table:table-cell>
          <table:table-cell table:number-columns-repeated="2"/>
        </table:table-row>
        <table:table-row table:style-name="ro1">
          <table:table-cell office:value-type="string">
            <text:p>host=193.69.237.30</text:p>
          </table:table-cell>
          <table:table-cell table:number-columns-repeated="2" office:value-type="float" office:value="-4.24278">
            <text:p>-4.24278</text:p>
          </table:table-cell>
          <table:table-cell table:number-columns-repeated="2"/>
        </table:table-row>
        <table:table-row table:style-name="ro1">
          <table:table-cell office:value-type="string">
            <text:p>host=24.96.141.177</text:p>
          </table:table-cell>
          <table:table-cell table:number-columns-repeated="2" office:value-type="float" office:value="-4.2223">
            <text:p>-4.2223</text:p>
          </table:table-cell>
          <table:table-cell table:number-columns-repeated="2"/>
        </table:table-row>
        <table:table-row table:style-name="ro1">
          <table:table-cell office:value-type="string">
            <text:p>host=65.55.110.52</text:p>
          </table:table-cell>
          <table:table-cell table:number-columns-repeated="2" office:value-type="float" office:value="-4.2223">
            <text:p>-4.2223</text:p>
          </table:table-cell>
          <table:table-cell table:number-columns-repeated="2"/>
        </table:table-row>
        <table:table-row table:style-name="ro1">
          <table:table-cell office:value-type="string">
            <text:p>host=65.55.110.172</text:p>
          </table:table-cell>
          <table:table-cell table:number-columns-repeated="2" office:value-type="float" office:value="-4.21903">
            <text:p>-4.21903</text:p>
          </table:table-cell>
          <table:table-cell table:number-columns-repeated="2"/>
        </table:table-row>
        <table:table-row table:style-name="ro1">
          <table:table-cell office:value-type="string">
            <text:p>host=67.166.65.105</text:p>
          </table:table-cell>
          <table:table-cell table:number-columns-repeated="2" office:value-type="float" office:value="-4.21903">
            <text:p>-4.21903</text:p>
          </table:table-cell>
          <table:table-cell table:number-columns-repeated="2"/>
        </table:table-row>
        <table:table-row table:style-name="ro1">
          <table:table-cell office:value-type="string">
            <text:p>host=71.241.118.239</text:p>
          </table:table-cell>
          <table:table-cell table:number-columns-repeated="2" office:value-type="float" office:value="-4.19902">
            <text:p>-4.19902</text:p>
          </table:table-cell>
          <table:table-cell table:number-columns-repeated="2"/>
        </table:table-row>
        <table:table-row table:style-name="ro1">
          <table:table-cell office:value-type="string">
            <text:p>host=194.8.75.251</text:p>
          </table:table-cell>
          <table:table-cell table:number-columns-repeated="2" office:value-type="float" office:value="-4.18373">
            <text:p>-4.18373</text:p>
          </table:table-cell>
          <table:table-cell table:number-columns-repeated="2"/>
        </table:table-row>
        <table:table-row table:style-name="ro1">
          <table:table-cell office:value-type="string">
            <text:p>host=24.254.3.51</text:p>
          </table:table-cell>
          <table:table-cell table:number-columns-repeated="2" office:value-type="float" office:value="-4.18373">
            <text:p>-4.18373</text:p>
          </table:table-cell>
          <table:table-cell table:number-columns-repeated="2"/>
        </table:table-row>
        <table:table-row table:style-name="ro1">
          <table:table-cell office:value-type="string">
            <text:p>host=75.105.25.59</text:p>
          </table:table-cell>
          <table:table-cell table:number-columns-repeated="2" office:value-type="float" office:value="-4.16942">
            <text:p>-4.16942</text:p>
          </table:table-cell>
          <table:table-cell table:number-columns-repeated="2"/>
        </table:table-row>
        <table:table-row table:style-name="ro1">
          <table:table-cell office:value-type="string">
            <text:p>host=140.123.100.19</text:p>
          </table:table-cell>
          <table:table-cell table:number-columns-repeated="2" office:value-type="float" office:value="-4.15824">
            <text:p>-4.15824</text:p>
          </table:table-cell>
          <table:table-cell table:number-columns-repeated="2"/>
        </table:table-row>
        <table:table-row table:style-name="ro1">
          <table:table-cell office:value-type="string">
            <text:p>host=65.55.208.194</text:p>
          </table:table-cell>
          <table:table-cell table:number-columns-repeated="2" office:value-type="float" office:value="-4.15743">
            <text:p>-4.15743</text:p>
          </table:table-cell>
          <table:table-cell table:number-columns-repeated="2"/>
        </table:table-row>
        <table:table-row table:style-name="ro1">
          <table:table-cell office:value-type="string">
            <text:p>host=87.243.198.222</text:p>
          </table:table-cell>
          <table:table-cell table:number-columns-repeated="2" office:value-type="float" office:value="-4.15743">
            <text:p>-4.15743</text:p>
          </table:table-cell>
          <table:table-cell table:number-columns-repeated="2"/>
        </table:table-row>
        <table:table-row table:style-name="ro1">
          <table:table-cell office:value-type="string">
            <text:p>host=71.49.38.253</text:p>
          </table:table-cell>
          <table:table-cell table:number-columns-repeated="2" office:value-type="float" office:value="-4.146">
            <text:p>-4.146</text:p>
          </table:table-cell>
          <table:table-cell table:number-columns-repeated="2"/>
        </table:table-row>
        <table:table-row table:style-name="ro1">
          <table:table-cell office:value-type="string">
            <text:p>host=76.90.244.93</text:p>
          </table:table-cell>
          <table:table-cell table:number-columns-repeated="2" office:value-type="float" office:value="-4.146">
            <text:p>-4.146</text:p>
          </table:table-cell>
          <table:table-cell table:number-columns-repeated="2"/>
        </table:table-row>
        <table:table-row table:style-name="ro1">
          <table:table-cell office:value-type="string">
            <text:p>host=189.25.17.104</text:p>
          </table:table-cell>
          <table:table-cell table:number-columns-repeated="2" office:value-type="float" office:value="-4.06372">
            <text:p>-4.06372</text:p>
          </table:table-cell>
          <table:table-cell table:number-columns-repeated="2"/>
        </table:table-row>
        <table:table-row table:style-name="ro1">
          <table:table-cell office:value-type="string">
            <text:p>host=65.55.104.13</text:p>
          </table:table-cell>
          <table:table-cell table:number-columns-repeated="2" office:value-type="float" office:value="-4.05468">
            <text:p>-4.05468</text:p>
          </table:table-cell>
          <table:table-cell table:number-columns-repeated="2"/>
        </table:table-row>
        <table:table-row table:style-name="ro1">
          <table:table-cell office:value-type="string">
            <text:p>host=85.246.116.26</text:p>
          </table:table-cell>
          <table:table-cell table:number-columns-repeated="2" office:value-type="float" office:value="-4.05468">
            <text:p>-4.05468</text:p>
          </table:table-cell>
          <table:table-cell table:number-columns-repeated="2"/>
        </table:table-row>
        <table:table-row table:style-name="ro1">
          <table:table-cell office:value-type="string">
            <text:p>host=99.246.230.96</text:p>
          </table:table-cell>
          <table:table-cell table:number-columns-repeated="2" office:value-type="float" office:value="-4.05468">
            <text:p>-4.05468</text:p>
          </table:table-cell>
          <table:table-cell table:number-columns-repeated="2"/>
        </table:table-row>
        <table:table-row table:style-name="ro1">
          <table:table-cell office:value-type="string">
            <text:p>host=65.55.106.241</text:p>
          </table:table-cell>
          <table:table-cell table:number-columns-repeated="2" office:value-type="float" office:value="-4.0471">
            <text:p>-4.0471</text:p>
          </table:table-cell>
          <table:table-cell table:number-columns-repeated="2"/>
        </table:table-row>
        <table:table-row table:style-name="ro1">
          <table:table-cell office:value-type="string">
            <text:p>host=174.36.228.156</text:p>
          </table:table-cell>
          <table:table-cell table:number-columns-repeated="2" office:value-type="float" office:value="-4.00497">
            <text:p>-4.00497</text:p>
          </table:table-cell>
          <table:table-cell table:number-columns-repeated="2"/>
        </table:table-row>
        <table:table-row table:style-name="ro1">
          <table:table-cell office:value-type="string">
            <text:p>host=200.165.194.209</text:p>
          </table:table-cell>
          <table:table-cell table:number-columns-repeated="2" office:value-type="float" office:value="-4.00497">
            <text:p>-4.00497</text:p>
          </table:table-cell>
          <table:table-cell table:number-columns-repeated="2"/>
        </table:table-row>
        <table:table-row table:style-name="ro1">
          <table:table-cell office:value-type="string">
            <text:p>host=201.5.146.201</text:p>
          </table:table-cell>
          <table:table-cell table:number-columns-repeated="2" office:value-type="float" office:value="-4.00497">
            <text:p>-4.00497</text:p>
          </table:table-cell>
          <table:table-cell table:number-columns-repeated="2"/>
        </table:table-row>
        <table:table-row table:style-name="ro1">
          <table:table-cell office:value-type="string">
            <text:p>host=65.55.109.68</text:p>
          </table:table-cell>
          <table:table-cell table:number-columns-repeated="2" office:value-type="float" office:value="-4.00497">
            <text:p>-4.00497</text:p>
          </table:table-cell>
          <table:table-cell table:number-columns-repeated="2"/>
        </table:table-row>
        <table:table-row table:style-name="ro1">
          <table:table-cell office:value-type="string">
            <text:p>host=216.139.169.250</text:p>
          </table:table-cell>
          <table:table-cell table:number-columns-repeated="2" office:value-type="float" office:value="-3.96716">
            <text:p>-3.96716</text:p>
          </table:table-cell>
          <table:table-cell table:number-columns-repeated="2"/>
        </table:table-row>
        <table:table-row table:style-name="ro1">
          <table:table-cell office:value-type="string">
            <text:p>host=65.55.106.206</text:p>
          </table:table-cell>
          <table:table-cell table:number-columns-repeated="2" office:value-type="float" office:value="-3.94074">
            <text:p>-3.94074</text:p>
          </table:table-cell>
          <table:table-cell table:number-columns-repeated="2"/>
        </table:table-row>
        <table:table-row table:style-name="ro1">
          <table:table-cell office:value-type="string">
            <text:p>host=65.55.109.52</text:p>
          </table:table-cell>
          <table:table-cell table:number-columns-repeated="2" office:value-type="float" office:value="-3.94074">
            <text:p>-3.94074</text:p>
          </table:table-cell>
          <table:table-cell table:number-columns-repeated="2"/>
        </table:table-row>
        <table:table-row table:style-name="ro1">
          <table:table-cell office:value-type="string">
            <text:p>host=60.190.104.142</text:p>
          </table:table-cell>
          <table:table-cell table:number-columns-repeated="2" office:value-type="float" office:value="-3.91359">
            <text:p>-3.91359</text:p>
          </table:table-cell>
          <table:table-cell table:number-columns-repeated="2"/>
        </table:table-row>
        <table:table-row table:style-name="ro1">
          <table:table-cell office:value-type="string">
            <text:p>host=59.125.140.169</text:p>
          </table:table-cell>
          <table:table-cell table:number-columns-repeated="2" office:value-type="float" office:value="-3.91204">
            <text:p>-3.91204</text:p>
          </table:table-cell>
          <table:table-cell table:number-columns-repeated="2"/>
        </table:table-row>
        <table:table-row table:style-name="ro1">
          <table:table-cell office:value-type="string">
            <text:p>host=58.20.55.156</text:p>
          </table:table-cell>
          <table:table-cell table:number-columns-repeated="2" office:value-type="float" office:value="-3.8489">
            <text:p>-3.8489</text:p>
          </table:table-cell>
          <table:table-cell table:number-columns-repeated="2"/>
        </table:table-row>
        <table:table-row table:style-name="ro1">
          <table:table-cell office:value-type="string">
            <text:p>host=65.55.106.219</text:p>
          </table:table-cell>
          <table:table-cell table:number-columns-repeated="2" office:value-type="float" office:value="-3.8489">
            <text:p>-3.8489</text:p>
          </table:table-cell>
          <table:table-cell table:number-columns-repeated="2"/>
        </table:table-row>
        <table:table-row table:style-name="ro1">
          <table:table-cell office:value-type="string">
            <text:p>host=83.167.100.215</text:p>
          </table:table-cell>
          <table:table-cell table:number-columns-repeated="2" office:value-type="float" office:value="-3.8489">
            <text:p>-3.8489</text:p>
          </table:table-cell>
          <table:table-cell table:number-columns-repeated="2"/>
        </table:table-row>
        <table:table-row table:style-name="ro1">
          <table:table-cell office:value-type="string">
            <text:p>host=202.160.180.158</text:p>
          </table:table-cell>
          <table:table-cell table:number-columns-repeated="2" office:value-type="float" office:value="-3.81931">
            <text:p>-3.81931</text:p>
          </table:table-cell>
          <table:table-cell table:number-columns-repeated="2"/>
        </table:table-row>
        <table:table-row table:style-name="ro1">
          <table:table-cell office:value-type="string">
            <text:p>host=63.99.218.19</text:p>
          </table:table-cell>
          <table:table-cell table:number-columns-repeated="2" office:value-type="float" office:value="-3.81931">
            <text:p>-3.81931</text:p>
          </table:table-cell>
          <table:table-cell table:number-columns-repeated="2"/>
        </table:table-row>
        <table:table-row table:style-name="ro1">
          <table:table-cell office:value-type="string">
            <text:p>host=65.55.110.143</text:p>
          </table:table-cell>
          <table:table-cell table:number-columns-repeated="2" office:value-type="float" office:value="-3.81931">
            <text:p>-3.81931</text:p>
          </table:table-cell>
          <table:table-cell table:number-columns-repeated="2"/>
        </table:table-row>
        <table:table-row table:style-name="ro1">
          <table:table-cell office:value-type="string">
            <text:p>host=65.55.110.205</text:p>
          </table:table-cell>
          <table:table-cell table:number-columns-repeated="2" office:value-type="float" office:value="-3.81931">
            <text:p>-3.81931</text:p>
          </table:table-cell>
          <table:table-cell table:number-columns-repeated="2"/>
        </table:table-row>
        <table:table-row table:style-name="ro1">
          <table:table-cell office:value-type="string">
            <text:p>host=76.64.206.102</text:p>
          </table:table-cell>
          <table:table-cell table:number-columns-repeated="2" office:value-type="float" office:value="-3.81931">
            <text:p>-3.81931</text:p>
          </table:table-cell>
          <table:table-cell table:number-columns-repeated="2"/>
        </table:table-row>
        <table:table-row table:style-name="ro1">
          <table:table-cell office:value-type="string">
            <text:p>host=87.109.171.67</text:p>
          </table:table-cell>
          <table:table-cell table:number-columns-repeated="2" office:value-type="float" office:value="-3.81931">
            <text:p>-3.81931</text:p>
          </table:table-cell>
          <table:table-cell table:number-columns-repeated="2"/>
        </table:table-row>
        <table:table-row table:style-name="ro1">
          <table:table-cell office:value-type="string">
            <text:p>host=65.55.109.124</text:p>
          </table:table-cell>
          <table:table-cell table:number-columns-repeated="2" office:value-type="float" office:value="-3.79843">
            <text:p>-3.79843</text:p>
          </table:table-cell>
          <table:table-cell table:number-columns-repeated="2"/>
        </table:table-row>
        <table:table-row table:style-name="ro1">
          <table:table-cell office:value-type="string">
            <text:p>host=88.131.106.15</text:p>
          </table:table-cell>
          <table:table-cell table:number-columns-repeated="2" office:value-type="float" office:value="-3.79843">
            <text:p>-3.79843</text:p>
          </table:table-cell>
          <table:table-cell table:number-columns-repeated="2"/>
        </table:table-row>
        <table:table-row table:style-name="ro1">
          <table:table-cell office:value-type="string">
            <text:p>host=125.252.21.60</text:p>
          </table:table-cell>
          <table:table-cell table:number-columns-repeated="2" office:value-type="float" office:value="-3.79463">
            <text:p>-3.79463</text:p>
          </table:table-cell>
          <table:table-cell table:number-columns-repeated="2"/>
        </table:table-row>
        <table:table-row table:style-name="ro1">
          <table:table-cell office:value-type="string">
            <text:p>host=209.235.13.188</text:p>
          </table:table-cell>
          <table:table-cell table:number-columns-repeated="2" office:value-type="float" office:value="-3.7614">
            <text:p>-3.7614</text:p>
          </table:table-cell>
          <table:table-cell table:number-columns-repeated="2"/>
        </table:table-row>
        <table:table-row table:style-name="ro1">
          <table:table-cell office:value-type="string">
            <text:p>host=216.18.20.104</text:p>
          </table:table-cell>
          <table:table-cell table:number-columns-repeated="2" office:value-type="float" office:value="-3.73437">
            <text:p>-3.73437</text:p>
          </table:table-cell>
          <table:table-cell table:number-columns-repeated="2"/>
        </table:table-row>
        <table:table-row table:style-name="ro1">
          <table:table-cell office:value-type="string">
            <text:p>host=220.139.127.113</text:p>
          </table:table-cell>
          <table:table-cell table:number-columns-repeated="2" office:value-type="float" office:value="-3.73437">
            <text:p>-3.73437</text:p>
          </table:table-cell>
          <table:table-cell table:number-columns-repeated="2"/>
        </table:table-row>
        <table:table-row table:style-name="ro1">
          <table:table-cell office:value-type="string">
            <text:p>host=64.78.155.100</text:p>
          </table:table-cell>
          <table:table-cell table:number-columns-repeated="2" office:value-type="float" office:value="-3.73437">
            <text:p>-3.73437</text:p>
          </table:table-cell>
          <table:table-cell table:number-columns-repeated="2"/>
        </table:table-row>
        <table:table-row table:style-name="ro1">
          <table:table-cell office:value-type="string">
            <text:p>host=65.55.220.212</text:p>
          </table:table-cell>
          <table:table-cell table:number-columns-repeated="2" office:value-type="float" office:value="-3.73437">
            <text:p>-3.73437</text:p>
          </table:table-cell>
          <table:table-cell table:number-columns-repeated="2"/>
        </table:table-row>
        <table:table-row table:style-name="ro1">
          <table:table-cell office:value-type="string">
            <text:p>host=83.237.111.90</text:p>
          </table:table-cell>
          <table:table-cell table:number-columns-repeated="2" office:value-type="float" office:value="-3.72587">
            <text:p>-3.72587</text:p>
          </table:table-cell>
          <table:table-cell table:number-columns-repeated="2"/>
        </table:table-row>
        <table:table-row table:style-name="ro1">
          <table:table-cell office:value-type="string">
            <text:p>host=65.55.217.57</text:p>
          </table:table-cell>
          <table:table-cell table:number-columns-repeated="2" office:value-type="float" office:value="-3.68033">
            <text:p>-3.68033</text:p>
          </table:table-cell>
          <table:table-cell table:number-columns-repeated="2"/>
        </table:table-row>
        <table:table-row table:style-name="ro1">
          <table:table-cell office:value-type="string">
            <text:p>host=84.50.52.118</text:p>
          </table:table-cell>
          <table:table-cell table:number-columns-repeated="2" office:value-type="float" office:value="-3.68033">
            <text:p>-3.68033</text:p>
          </table:table-cell>
          <table:table-cell table:number-columns-repeated="2"/>
        </table:table-row>
        <table:table-row table:style-name="ro1">
          <table:table-cell office:value-type="string">
            <text:p>host=86.96.227.93</text:p>
          </table:table-cell>
          <table:table-cell table:number-columns-repeated="2" office:value-type="float" office:value="-3.68033">
            <text:p>-3.68033</text:p>
          </table:table-cell>
          <table:table-cell table:number-columns-repeated="2"/>
        </table:table-row>
        <table:table-row table:style-name="ro1">
          <table:table-cell office:value-type="string">
            <text:p>host=41.202.90.97</text:p>
          </table:table-cell>
          <table:table-cell table:number-columns-repeated="2" office:value-type="float" office:value="-3.67626">
            <text:p>-3.67626</text:p>
          </table:table-cell>
          <table:table-cell table:number-columns-repeated="2"/>
        </table:table-row>
        <table:table-row table:style-name="ro1">
          <table:table-cell office:value-type="string">
            <text:p>host=63.148.122.101</text:p>
          </table:table-cell>
          <table:table-cell table:number-columns-repeated="2" office:value-type="float" office:value="-3.66426">
            <text:p>-3.66426</text:p>
          </table:table-cell>
          <table:table-cell table:number-columns-repeated="2"/>
        </table:table-row>
        <table:table-row table:style-name="ro1">
          <table:table-cell office:value-type="string">
            <text:p>host=65.55.106.122</text:p>
          </table:table-cell>
          <table:table-cell table:number-columns-repeated="2" office:value-type="float" office:value="-3.66426">
            <text:p>-3.66426</text:p>
          </table:table-cell>
          <table:table-cell table:number-columns-repeated="2"/>
        </table:table-row>
        <table:table-row table:style-name="ro1">
          <table:table-cell office:value-type="string">
            <text:p>host=65.55.106.162</text:p>
          </table:table-cell>
          <table:table-cell table:number-columns-repeated="2" office:value-type="float" office:value="-3.66426">
            <text:p>-3.66426</text:p>
          </table:table-cell>
          <table:table-cell table:number-columns-repeated="2"/>
        </table:table-row>
        <table:table-row table:style-name="ro1">
          <table:table-cell office:value-type="string">
            <text:p>host=65.55.110.107</text:p>
          </table:table-cell>
          <table:table-cell table:number-columns-repeated="2" office:value-type="float" office:value="-3.57056">
            <text:p>-3.57056</text:p>
          </table:table-cell>
          <table:table-cell table:number-columns-repeated="2"/>
        </table:table-row>
        <table:table-row table:style-name="ro1">
          <table:table-cell office:value-type="string">
            <text:p>host=204.17.17.249</text:p>
          </table:table-cell>
          <table:table-cell table:number-columns-repeated="2" office:value-type="float" office:value="-3.56152">
            <text:p>-3.56152</text:p>
          </table:table-cell>
          <table:table-cell table:number-columns-repeated="2"/>
        </table:table-row>
        <table:table-row table:style-name="ro1">
          <table:table-cell office:value-type="string">
            <text:p>host=220.181.7.30</text:p>
          </table:table-cell>
          <table:table-cell table:number-columns-repeated="2" office:value-type="float" office:value="-3.54299">
            <text:p>-3.54299</text:p>
          </table:table-cell>
          <table:table-cell table:number-columns-repeated="2"/>
        </table:table-row>
        <table:table-row table:style-name="ro1">
          <table:table-cell office:value-type="string">
            <text:p>host=83.1.54.101</text:p>
          </table:table-cell>
          <table:table-cell table:number-columns-repeated="2" office:value-type="float" office:value="-3.54299">
            <text:p>-3.54299</text:p>
          </table:table-cell>
          <table:table-cell table:number-columns-repeated="2"/>
        </table:table-row>
        <table:table-row table:style-name="ro1">
          <table:table-cell office:value-type="string">
            <text:p>host=83.233.49.161</text:p>
          </table:table-cell>
          <table:table-cell table:number-columns-repeated="2" office:value-type="float" office:value="-3.54299">
            <text:p>-3.54299</text:p>
          </table:table-cell>
          <table:table-cell table:number-columns-repeated="2"/>
        </table:table-row>
        <table:table-row table:style-name="ro1">
          <table:table-cell office:value-type="string">
            <text:p>host=123.125.66.26</text:p>
          </table:table-cell>
          <table:table-cell table:number-columns-repeated="2" office:value-type="float" office:value="-3.51181">
            <text:p>-3.51181</text:p>
          </table:table-cell>
          <table:table-cell table:number-columns-repeated="2"/>
        </table:table-row>
        <table:table-row table:style-name="ro1">
          <table:table-cell office:value-type="string">
            <text:p>host=65.55.110.37</text:p>
          </table:table-cell>
          <table:table-cell table:number-columns-repeated="2" office:value-type="float" office:value="-3.51181">
            <text:p>-3.51181</text:p>
          </table:table-cell>
          <table:table-cell table:number-columns-repeated="2"/>
        </table:table-row>
        <table:table-row table:style-name="ro1">
          <table:table-cell office:value-type="string">
            <text:p>host=65.55.104.66</text:p>
          </table:table-cell>
          <table:table-cell table:number-columns-repeated="2" office:value-type="float" office:value="-3.49984">
            <text:p>-3.49984</text:p>
          </table:table-cell>
          <table:table-cell table:number-columns-repeated="2"/>
        </table:table-row>
        <table:table-row table:style-name="ro1">
          <table:table-cell office:value-type="string">
            <text:p>host=66.135.96.43</text:p>
          </table:table-cell>
          <table:table-cell table:number-columns-repeated="2" office:value-type="float" office:value="-3.49984">
            <text:p>-3.49984</text:p>
          </table:table-cell>
          <table:table-cell table:number-columns-repeated="2"/>
        </table:table-row>
        <table:table-row table:style-name="ro1">
          <table:table-cell office:value-type="string">
            <text:p>host=65.55.107.183</text:p>
          </table:table-cell>
          <table:table-cell table:number-columns-repeated="2" office:value-type="float" office:value="-3.48972">
            <text:p>-3.48972</text:p>
          </table:table-cell>
          <table:table-cell table:number-columns-repeated="2"/>
        </table:table-row>
        <table:table-row table:style-name="ro1">
          <table:table-cell office:value-type="string">
            <text:p>host=216.145.54.158</text:p>
          </table:table-cell>
          <table:table-cell table:number-columns-repeated="2" office:value-type="float" office:value="-3.474">
            <text:p>-3.474</text:p>
          </table:table-cell>
          <table:table-cell table:number-columns-repeated="2"/>
        </table:table-row>
        <table:table-row table:style-name="ro1">
          <table:table-cell office:value-type="string">
            <text:p>host=220.181.7.27</text:p>
          </table:table-cell>
          <table:table-cell table:number-columns-repeated="2" office:value-type="float" office:value="-3.41888">
            <text:p>-3.41888</text:p>
          </table:table-cell>
          <table:table-cell table:number-columns-repeated="2"/>
        </table:table-row>
        <table:table-row table:style-name="ro1">
          <table:table-cell office:value-type="string">
            <text:p>host=98.206.134.34</text:p>
          </table:table-cell>
          <table:table-cell table:number-columns-repeated="2" office:value-type="float" office:value="-3.41888">
            <text:p>-3.41888</text:p>
          </table:table-cell>
          <table:table-cell table:number-columns-repeated="2"/>
        </table:table-row>
        <table:table-row table:style-name="ro1">
          <table:table-cell office:value-type="string">
            <text:p>host=128.97.230.40</text:p>
          </table:table-cell>
          <table:table-cell table:number-columns-repeated="2" office:value-type="float" office:value="-3.35587">
            <text:p>-3.35587</text:p>
          </table:table-cell>
          <table:table-cell table:number-columns-repeated="2"/>
        </table:table-row>
        <table:table-row table:style-name="ro1">
          <table:table-cell office:value-type="string">
            <text:p>host=65.55.104.76</text:p>
          </table:table-cell>
          <table:table-cell table:number-columns-repeated="2" office:value-type="float" office:value="-3.35587">
            <text:p>-3.35587</text:p>
          </table:table-cell>
          <table:table-cell table:number-columns-repeated="2"/>
        </table:table-row>
        <table:table-row table:style-name="ro1">
          <table:table-cell office:value-type="string">
            <text:p>host=79.40.176.33</text:p>
          </table:table-cell>
          <table:table-cell table:number-columns-repeated="2" office:value-type="float" office:value="-3.35587">
            <text:p>-3.35587</text:p>
          </table:table-cell>
          <table:table-cell table:number-columns-repeated="2"/>
        </table:table-row>
        <table:table-row table:style-name="ro1">
          <table:table-cell office:value-type="string">
            <text:p>host=65.55.107.245</text:p>
          </table:table-cell>
          <table:table-cell table:number-columns-repeated="2" office:value-type="float" office:value="-3.33753">
            <text:p>-3.33753</text:p>
          </table:table-cell>
          <table:table-cell table:number-columns-repeated="2"/>
        </table:table-row>
        <table:table-row table:style-name="ro1">
          <table:table-cell office:value-type="string">
            <text:p>host=65.55.109.48</text:p>
          </table:table-cell>
          <table:table-cell table:number-columns-repeated="2" office:value-type="float" office:value="-3.33753">
            <text:p>-3.33753</text:p>
          </table:table-cell>
          <table:table-cell table:number-columns-repeated="2"/>
        </table:table-row>
        <table:table-row table:style-name="ro1">
          <table:table-cell office:value-type="string">
            <text:p>host=65.55.110.137</text:p>
          </table:table-cell>
          <table:table-cell table:number-columns-repeated="2" office:value-type="float" office:value="-3.33753">
            <text:p>-3.33753</text:p>
          </table:table-cell>
          <table:table-cell table:number-columns-repeated="2"/>
        </table:table-row>
        <table:table-row table:style-name="ro1">
          <table:table-cell office:value-type="string">
            <text:p>host=81.193.178.61</text:p>
          </table:table-cell>
          <table:table-cell table:number-columns-repeated="2" office:value-type="float" office:value="-3.33753">
            <text:p>-3.33753</text:p>
          </table:table-cell>
          <table:table-cell table:number-columns-repeated="2"/>
        </table:table-row>
        <table:table-row table:style-name="ro1">
          <table:table-cell office:value-type="string">
            <text:p>host=219.239.34.53</text:p>
          </table:table-cell>
          <table:table-cell table:number-columns-repeated="2" office:value-type="float" office:value="-3.32906">
            <text:p>-3.32906</text:p>
          </table:table-cell>
          <table:table-cell table:number-columns-repeated="2"/>
        </table:table-row>
        <table:table-row table:style-name="ro1">
          <table:table-cell office:value-type="string">
            <text:p>host=71.115.188.137</text:p>
          </table:table-cell>
          <table:table-cell table:number-columns-repeated="2" office:value-type="float" office:value="-3.32906">
            <text:p>-3.32906</text:p>
          </table:table-cell>
          <table:table-cell table:number-columns-repeated="2"/>
        </table:table-row>
        <table:table-row table:style-name="ro1">
          <table:table-cell office:value-type="string">
            <text:p>host=114.39.145.56</text:p>
          </table:table-cell>
          <table:table-cell table:number-columns-repeated="2" office:value-type="float" office:value="-3.32575">
            <text:p>-3.32575</text:p>
          </table:table-cell>
          <table:table-cell table:number-columns-repeated="2"/>
        </table:table-row>
        <table:table-row table:style-name="ro1">
          <table:table-cell office:value-type="string">
            <text:p>host=65.55.109.243</text:p>
          </table:table-cell>
          <table:table-cell table:number-columns-repeated="2" office:value-type="float" office:value="-3.32575">
            <text:p>-3.32575</text:p>
          </table:table-cell>
          <table:table-cell table:number-columns-repeated="2"/>
        </table:table-row>
        <table:table-row table:style-name="ro1">
          <table:table-cell office:value-type="string">
            <text:p>host=65.55.110.36</text:p>
          </table:table-cell>
          <table:table-cell table:number-columns-repeated="2" office:value-type="float" office:value="-3.32575">
            <text:p>-3.32575</text:p>
          </table:table-cell>
          <table:table-cell table:number-columns-repeated="2"/>
        </table:table-row>
        <table:table-row table:style-name="ro1">
          <table:table-cell office:value-type="string">
            <text:p>host=88.69.242.125</text:p>
          </table:table-cell>
          <table:table-cell table:number-columns-repeated="2" office:value-type="float" office:value="-3.32312">
            <text:p>-3.32312</text:p>
          </table:table-cell>
          <table:table-cell table:number-columns-repeated="2"/>
        </table:table-row>
        <table:table-row table:style-name="ro1">
          <table:table-cell office:value-type="string">
            <text:p>host=71.145.139.134</text:p>
          </table:table-cell>
          <table:table-cell table:number-columns-repeated="2" office:value-type="float" office:value="-3.13007">
            <text:p>-3.13007</text:p>
          </table:table-cell>
          <table:table-cell table:number-columns-repeated="2"/>
        </table:table-row>
        <table:table-row table:style-name="ro1">
          <table:table-cell office:value-type="string">
            <text:p>host=65.55.107.182</text:p>
          </table:table-cell>
          <table:table-cell table:number-columns-repeated="2" office:value-type="float" office:value="-3.07596">
            <text:p>-3.07596</text:p>
          </table:table-cell>
          <table:table-cell table:number-columns-repeated="2"/>
        </table:table-row>
        <table:table-row table:style-name="ro1">
          <table:table-cell office:value-type="string">
            <text:p>host=66.53.226.170</text:p>
          </table:table-cell>
          <table:table-cell table:number-columns-repeated="2" office:value-type="float" office:value="-2.99656">
            <text:p>-2.99656</text:p>
          </table:table-cell>
          <table:table-cell table:number-columns-repeated="2"/>
        </table:table-row>
        <table:table-row table:style-name="ro1">
          <table:table-cell office:value-type="string">
            <text:p>host=123.125.66.24</text:p>
          </table:table-cell>
          <table:table-cell table:number-columns-repeated="2" office:value-type="float" office:value="-2.96678">
            <text:p>-2.96678</text:p>
          </table:table-cell>
          <table:table-cell table:number-columns-repeated="2"/>
        </table:table-row>
        <table:table-row table:style-name="ro1">
          <table:table-cell office:value-type="string">
            <text:p>host=123.125.66.41</text:p>
          </table:table-cell>
          <table:table-cell table:number-columns-repeated="2" office:value-type="float" office:value="-2.90519">
            <text:p>-2.90519</text:p>
          </table:table-cell>
          <table:table-cell table:number-columns-repeated="2"/>
        </table:table-row>
        <table:table-row table:style-name="ro1">
          <table:table-cell office:value-type="string">
            <text:p>host=65.55.106.214</text:p>
          </table:table-cell>
          <table:table-cell table:number-columns-repeated="2" office:value-type="float" office:value="-2.90519">
            <text:p>-2.90519</text:p>
          </table:table-cell>
          <table:table-cell table:number-columns-repeated="2"/>
        </table:table-row>
        <table:table-row table:style-name="ro1">
          <table:table-cell office:value-type="string">
            <text:p>host=96.238.185.183</text:p>
          </table:table-cell>
          <table:table-cell table:number-columns-repeated="2" office:value-type="float" office:value="-2.90519">
            <text:p>-2.90519</text:p>
          </table:table-cell>
          <table:table-cell table:number-columns-repeated="2"/>
        </table:table-row>
        <table:table-row table:style-name="ro1">
          <table:table-cell office:value-type="string">
            <text:p>host=87.22.1.143</text:p>
          </table:table-cell>
          <table:table-cell table:number-columns-repeated="2" office:value-type="float" office:value="-2.81455">
            <text:p>-2.81455</text:p>
          </table:table-cell>
          <table:table-cell table:number-columns-repeated="2"/>
        </table:table-row>
        <table:table-row table:style-name="ro1">
          <table:table-cell office:value-type="string">
            <text:p>host=65.55.110.116</text:p>
          </table:table-cell>
          <table:table-cell table:number-columns-repeated="2" office:value-type="float" office:value="-2.80443">
            <text:p>-2.80443</text:p>
          </table:table-cell>
          <table:table-cell table:number-columns-repeated="2"/>
        </table:table-row>
        <table:table-row table:style-name="ro1">
          <table:table-cell office:value-type="string">
            <text:p>host=61.247.222.56</text:p>
          </table:table-cell>
          <table:table-cell table:number-columns-repeated="2" office:value-type="float" office:value="-2.69785">
            <text:p>-2.69785</text:p>
          </table:table-cell>
          <table:table-cell table:number-columns-repeated="2"/>
        </table:table-row>
        <table:table-row table:style-name="ro1">
          <table:table-cell office:value-type="string">
            <text:p>host=139.82.224.182</text:p>
          </table:table-cell>
          <table:table-cell table:number-columns-repeated="2" office:value-type="float" office:value="-2.62254">
            <text:p>-2.62254</text:p>
          </table:table-cell>
          <table:table-cell table:number-columns-repeated="2"/>
        </table:table-row>
        <table:table-row table:style-name="ro1">
          <table:table-cell office:value-type="string">
            <text:p>host=65.55.110.203</text:p>
          </table:table-cell>
          <table:table-cell table:number-columns-repeated="2" office:value-type="float" office:value="-2.49662">
            <text:p>-2.49662</text:p>
          </table:table-cell>
          <table:table-cell table:number-columns-repeated="2"/>
        </table:table-row>
        <table:table-row table:style-name="ro1">
          <table:table-cell office:value-type="string">
            <text:p>host=196.12.242.147</text:p>
          </table:table-cell>
          <table:table-cell table:number-columns-repeated="2" office:value-type="float" office:value="-2.45733">
            <text:p>-2.45733</text:p>
          </table:table-cell>
          <table:table-cell table:number-columns-repeated="2"/>
        </table:table-row>
        <table:table-row table:style-name="ro1">
          <table:table-cell office:value-type="string">
            <text:p>host=201.47.64.140</text:p>
          </table:table-cell>
          <table:table-cell table:number-columns-repeated="2" office:value-type="float" office:value="-2.45733">
            <text:p>-2.45733</text:p>
          </table:table-cell>
          <table:table-cell table:number-columns-repeated="2"/>
        </table:table-row>
        <table:table-row table:style-name="ro1">
          <table:table-cell office:value-type="string">
            <text:p>host=67.182.140.74</text:p>
          </table:table-cell>
          <table:table-cell table:number-columns-repeated="2" office:value-type="float" office:value="-2.45733">
            <text:p>-2.45733</text:p>
          </table:table-cell>
          <table:table-cell table:number-columns-repeated="2"/>
        </table:table-row>
        <table:table-row table:style-name="ro1">
          <table:table-cell office:value-type="string">
            <text:p>host=65.55.106.170</text:p>
          </table:table-cell>
          <table:table-cell table:number-columns-repeated="2" office:value-type="float" office:value="-2.41203">
            <text:p>-2.41203</text:p>
          </table:table-cell>
          <table:table-cell table:number-columns-repeated="2"/>
        </table:table-row>
        <table:table-row table:style-name="ro1">
          <table:table-cell office:value-type="string">
            <text:p>host=65.55.230.177</text:p>
          </table:table-cell>
          <table:table-cell table:number-columns-repeated="2" office:value-type="float" office:value="-2.41203">
            <text:p>-2.41203</text:p>
          </table:table-cell>
          <table:table-cell table:number-columns-repeated="2"/>
        </table:table-row>
        <table:table-row table:style-name="ro1">
          <table:table-cell office:value-type="string">
            <text:p>host=198.54.202.194</text:p>
          </table:table-cell>
          <table:table-cell table:number-columns-repeated="2" office:value-type="float" office:value="-2.19867">
            <text:p>-2.19867</text:p>
          </table:table-cell>
          <table:table-cell table:number-columns-repeated="2"/>
        </table:table-row>
        <table:table-row table:style-name="ro1">
          <table:table-cell office:value-type="string">
            <text:p>host=203.104.98.220</text:p>
          </table:table-cell>
          <table:table-cell table:number-columns-repeated="2" office:value-type="float" office:value="-2.04975">
            <text:p>-2.04975</text:p>
          </table:table-cell>
          <table:table-cell table:number-columns-repeated="2"/>
        </table:table-row>
        <table:table-row table:style-name="ro1">
          <table:table-cell office:value-type="string">
            <text:p>host=123.125.66.21</text:p>
          </table:table-cell>
          <table:table-cell table:number-columns-repeated="2" office:value-type="float" office:value="-2.03345">
            <text:p>-2.03345</text:p>
          </table:table-cell>
          <table:table-cell table:number-columns-repeated="2"/>
        </table:table-row>
        <table:table-row table:style-name="ro1">
          <table:table-cell office:value-type="string">
            <text:p>host=59.100.212.98</text:p>
          </table:table-cell>
          <table:table-cell table:number-columns-repeated="2" office:value-type="float" office:value="-2.03345">
            <text:p>-2.03345</text:p>
          </table:table-cell>
          <table:table-cell table:number-columns-repeated="2"/>
        </table:table-row>
        <table:table-row table:style-name="ro1">
          <table:table-cell office:value-type="string">
            <text:p>host=61.247.221.90</text:p>
          </table:table-cell>
          <table:table-cell table:number-columns-repeated="2" office:value-type="float" office:value="-1.95593">
            <text:p>-1.95593</text:p>
          </table:table-cell>
          <table:table-cell table:number-columns-repeated="2"/>
        </table:table-row>
        <table:table-row table:style-name="ro1">
          <table:table-cell office:value-type="string">
            <text:p>host=66.235.124.132</text:p>
          </table:table-cell>
          <table:table-cell table:number-columns-repeated="2" office:value-type="float" office:value="-1.95593">
            <text:p>-1.95593</text:p>
          </table:table-cell>
          <table:table-cell table:number-columns-repeated="2"/>
        </table:table-row>
        <table:table-row table:style-name="ro1">
          <table:table-cell office:value-type="string">
            <text:p>host=86.24.151.103</text:p>
          </table:table-cell>
          <table:table-cell table:number-columns-repeated="2" office:value-type="float" office:value="-1.95593">
            <text:p>-1.95593</text:p>
          </table:table-cell>
          <table:table-cell table:number-columns-repeated="2"/>
        </table:table-row>
        <table:table-row table:style-name="ro1">
          <table:table-cell office:value-type="string">
            <text:p>host=87.194.82.105</text:p>
          </table:table-cell>
          <table:table-cell table:number-columns-repeated="2" office:value-type="float" office:value="-1.95593">
            <text:p>-1.95593</text:p>
          </table:table-cell>
          <table:table-cell table:number-columns-repeated="2"/>
        </table:table-row>
        <table:table-row table:style-name="ro1">
          <table:table-cell office:value-type="string">
            <text:p>host=65.55.106.184</text:p>
          </table:table-cell>
          <table:table-cell table:number-columns-repeated="2" office:value-type="float" office:value="-1.89752">
            <text:p>-1.89752</text:p>
          </table:table-cell>
          <table:table-cell table:number-columns-repeated="2"/>
        </table:table-row>
        <table:table-row table:style-name="ro1">
          <table:table-cell office:value-type="string">
            <text:p>host=65.55.108.118</text:p>
          </table:table-cell>
          <table:table-cell table:number-columns-repeated="2" office:value-type="float" office:value="-1.76595">
            <text:p>-1.76595</text:p>
          </table:table-cell>
          <table:table-cell table:number-columns-repeated="2"/>
        </table:table-row>
        <table:table-row table:style-name="ro1">
          <table:table-cell office:value-type="string">
            <text:p>host=66.235.124.58</text:p>
          </table:table-cell>
          <table:table-cell table:number-columns-repeated="2" office:value-type="float" office:value="-1.76595">
            <text:p>-1.76595</text:p>
          </table:table-cell>
          <table:table-cell table:number-columns-repeated="2"/>
        </table:table-row>
        <table:table-row table:style-name="ro1">
          <table:table-cell office:value-type="string">
            <text:p>host=65.55.110.158</text:p>
          </table:table-cell>
          <table:table-cell table:number-columns-repeated="2" office:value-type="float" office:value="-1.72364">
            <text:p>-1.72364</text:p>
          </table:table-cell>
          <table:table-cell table:number-columns-repeated="2"/>
        </table:table-row>
        <table:table-row table:style-name="ro1">
          <table:table-cell office:value-type="string">
            <text:p>host=68.41.42.148</text:p>
          </table:table-cell>
          <table:table-cell table:number-columns-repeated="2" office:value-type="float" office:value="-1.72364">
            <text:p>-1.72364</text:p>
          </table:table-cell>
          <table:table-cell table:number-columns-repeated="2"/>
        </table:table-row>
        <table:table-row table:style-name="ro1">
          <table:table-cell office:value-type="string">
            <text:p>host=97.121.144.251</text:p>
          </table:table-cell>
          <table:table-cell table:number-columns-repeated="2" office:value-type="float" office:value="-1.72364">
            <text:p>-1.72364</text:p>
          </table:table-cell>
          <table:table-cell table:number-columns-repeated="2"/>
        </table:table-row>
        <table:table-row table:style-name="ro1">
          <table:table-cell office:value-type="string">
            <text:p>host=65.55.217.15</text:p>
          </table:table-cell>
          <table:table-cell table:number-columns-repeated="2" office:value-type="float" office:value="-1.70551">
            <text:p>-1.70551</text:p>
          </table:table-cell>
          <table:table-cell table:number-columns-repeated="2"/>
        </table:table-row>
        <table:table-row table:style-name="ro1">
          <table:table-cell office:value-type="string">
            <text:p>host=65.55.232.13</text:p>
          </table:table-cell>
          <table:table-cell table:number-columns-repeated="2" office:value-type="float" office:value="-1.63286">
            <text:p>-1.63286</text:p>
          </table:table-cell>
          <table:table-cell table:number-columns-repeated="2"/>
        </table:table-row>
        <table:table-row table:style-name="ro1">
          <table:table-cell office:value-type="string">
            <text:p>host=81.3.45.232</text:p>
          </table:table-cell>
          <table:table-cell table:number-columns-repeated="2" office:value-type="float" office:value="-1.63286">
            <text:p>-1.63286</text:p>
          </table:table-cell>
          <table:table-cell table:number-columns-repeated="2"/>
        </table:table-row>
        <table:table-row table:style-name="ro1">
          <table:table-cell office:value-type="string">
            <text:p>host=208.80.195.121</text:p>
          </table:table-cell>
          <table:table-cell table:number-columns-repeated="2" office:value-type="float" office:value="-1.54029">
            <text:p>-1.54029</text:p>
          </table:table-cell>
          <table:table-cell table:number-columns-repeated="2"/>
        </table:table-row>
        <table:table-row table:style-name="ro1">
          <table:table-cell office:value-type="string">
            <text:p>host=69.106.251.219</text:p>
          </table:table-cell>
          <table:table-cell table:number-columns-repeated="2" office:value-type="float" office:value="-1.54029">
            <text:p>-1.54029</text:p>
          </table:table-cell>
          <table:table-cell table:number-columns-repeated="2"/>
        </table:table-row>
        <table:table-row table:style-name="ro1">
          <table:table-cell office:value-type="string">
            <text:p>host=65.55.110.14</text:p>
          </table:table-cell>
          <table:table-cell table:number-columns-repeated="2" office:value-type="float" office:value="-1.5143">
            <text:p>-1.5143</text:p>
          </table:table-cell>
          <table:table-cell table:number-columns-repeated="2"/>
        </table:table-row>
        <table:table-row table:style-name="ro1">
          <table:table-cell office:value-type="string">
            <text:p>host=65.55.51.69</text:p>
          </table:table-cell>
          <table:table-cell table:number-columns-repeated="2" office:value-type="float" office:value="-1.5143">
            <text:p>-1.5143</text:p>
          </table:table-cell>
          <table:table-cell table:number-columns-repeated="2"/>
        </table:table-row>
        <table:table-row table:style-name="ro1">
          <table:table-cell office:value-type="string">
            <text:p>host=67.78.218.132</text:p>
          </table:table-cell>
          <table:table-cell table:number-columns-repeated="2" office:value-type="float" office:value="-1.5143">
            <text:p>-1.5143</text:p>
          </table:table-cell>
          <table:table-cell table:number-columns-repeated="2"/>
        </table:table-row>
        <table:table-row table:style-name="ro1">
          <table:table-cell office:value-type="string">
            <text:p>host=203.154.188.20</text:p>
          </table:table-cell>
          <table:table-cell table:number-columns-repeated="2" office:value-type="float" office:value="-1.48138">
            <text:p>-1.48138</text:p>
          </table:table-cell>
          <table:table-cell table:number-columns-repeated="2"/>
        </table:table-row>
        <table:table-row table:style-name="ro1">
          <table:table-cell office:value-type="string">
            <text:p>host=65.55.234.167</text:p>
          </table:table-cell>
          <table:table-cell table:number-columns-repeated="2" office:value-type="float" office:value="-1.4793">
            <text:p>-1.4793</text:p>
          </table:table-cell>
          <table:table-cell table:number-columns-repeated="2"/>
        </table:table-row>
        <table:table-row table:style-name="ro1">
          <table:table-cell office:value-type="string">
            <text:p>host=85.66.184.217</text:p>
          </table:table-cell>
          <table:table-cell table:number-columns-repeated="2" office:value-type="float" office:value="-1.4793">
            <text:p>-1.4793</text:p>
          </table:table-cell>
          <table:table-cell table:number-columns-repeated="2"/>
        </table:table-row>
        <table:table-row table:style-name="ro1">
          <table:table-cell office:value-type="string">
            <text:p>host=65.55.106.230</text:p>
          </table:table-cell>
          <table:table-cell table:number-columns-repeated="2" office:value-type="float" office:value="-1.32782">
            <text:p>-1.32782</text:p>
          </table:table-cell>
          <table:table-cell table:number-columns-repeated="2"/>
        </table:table-row>
        <table:table-row table:style-name="ro1">
          <table:table-cell office:value-type="string">
            <text:p>host=65.55.110.140</text:p>
          </table:table-cell>
          <table:table-cell table:number-columns-repeated="2" office:value-type="float" office:value="-1.32782">
            <text:p>-1.32782</text:p>
          </table:table-cell>
          <table:table-cell table:number-columns-repeated="2"/>
        </table:table-row>
        <table:table-row table:style-name="ro1">
          <table:table-cell office:value-type="string">
            <text:p>host=201.230.83.134</text:p>
          </table:table-cell>
          <table:table-cell table:number-columns-repeated="2" office:value-type="float" office:value="-1.24702">
            <text:p>-1.24702</text:p>
          </table:table-cell>
          <table:table-cell table:number-columns-repeated="2"/>
        </table:table-row>
        <table:table-row table:style-name="ro1">
          <table:table-cell office:value-type="string">
            <text:p>host=67.177.249.83</text:p>
          </table:table-cell>
          <table:table-cell table:number-columns-repeated="2" office:value-type="float" office:value="-1.24702">
            <text:p>-1.24702</text:p>
          </table:table-cell>
          <table:table-cell table:number-columns-repeated="2"/>
        </table:table-row>
        <table:table-row table:style-name="ro1">
          <table:table-cell office:value-type="string">
            <text:p>host=193.189.143.30</text:p>
          </table:table-cell>
          <table:table-cell table:number-columns-repeated="2" office:value-type="float" office:value="-1.20804">
            <text:p>-1.20804</text:p>
          </table:table-cell>
          <table:table-cell table:number-columns-repeated="2"/>
        </table:table-row>
        <table:table-row table:style-name="ro1">
          <table:table-cell office:value-type="string">
            <text:p>host=66.249.71.214</text:p>
          </table:table-cell>
          <table:table-cell table:number-columns-repeated="2" office:value-type="float" office:value="-1.20804">
            <text:p>-1.20804</text:p>
          </table:table-cell>
          <table:table-cell table:number-columns-repeated="2"/>
        </table:table-row>
        <table:table-row table:style-name="ro1">
          <table:table-cell office:value-type="string">
            <text:p>host=210.7.7.102</text:p>
          </table:table-cell>
          <table:table-cell table:number-columns-repeated="2" office:value-type="float" office:value="-1.16649">
            <text:p>-1.16649</text:p>
          </table:table-cell>
          <table:table-cell table:number-columns-repeated="2"/>
        </table:table-row>
        <table:table-row table:style-name="ro1">
          <table:table-cell office:value-type="string">
            <text:p>host=65.55.106.210</text:p>
          </table:table-cell>
          <table:table-cell table:number-columns-repeated="2" office:value-type="float" office:value="-1.14655">
            <text:p>-1.14655</text:p>
          </table:table-cell>
          <table:table-cell table:number-columns-repeated="2"/>
        </table:table-row>
        <table:table-row table:style-name="ro1">
          <table:table-cell office:value-type="string">
            <text:p>host=74.92.137.206</text:p>
          </table:table-cell>
          <table:table-cell table:number-columns-repeated="2" office:value-type="float" office:value="-1.11695">
            <text:p>-1.11695</text:p>
          </table:table-cell>
          <table:table-cell table:number-columns-repeated="2"/>
        </table:table-row>
        <table:table-row table:style-name="ro1">
          <table:table-cell office:value-type="string">
            <text:p>host=220.181.7.48</text:p>
          </table:table-cell>
          <table:table-cell table:number-columns-repeated="2" office:value-type="float" office:value="-1.09553">
            <text:p>-1.09553</text:p>
          </table:table-cell>
          <table:table-cell table:number-columns-repeated="2"/>
        </table:table-row>
        <table:table-row table:style-name="ro1">
          <table:table-cell office:value-type="string">
            <text:p>host=189.36.178.95</text:p>
          </table:table-cell>
          <table:table-cell table:number-columns-repeated="2" office:value-type="float" office:value="-1.09227">
            <text:p>-1.09227</text:p>
          </table:table-cell>
          <table:table-cell table:number-columns-repeated="2"/>
        </table:table-row>
        <table:table-row table:style-name="ro1">
          <table:table-cell office:value-type="string">
            <text:p>host=67.152.160.2</text:p>
          </table:table-cell>
          <table:table-cell table:number-columns-repeated="2" office:value-type="float" office:value="-1.09043">
            <text:p>-1.09043</text:p>
          </table:table-cell>
          <table:table-cell table:number-columns-repeated="2"/>
        </table:table-row>
        <table:table-row table:style-name="ro1">
          <table:table-cell office:value-type="string">
            <text:p>host=71.35.186.238</text:p>
          </table:table-cell>
          <table:table-cell table:number-columns-repeated="2" office:value-type="float" office:value="-1.09043">
            <text:p>-1.09043</text:p>
          </table:table-cell>
          <table:table-cell table:number-columns-repeated="2"/>
        </table:table-row>
        <table:table-row table:style-name="ro1">
          <table:table-cell office:value-type="string">
            <text:p>host=67.183.157.181</text:p>
          </table:table-cell>
          <table:table-cell table:number-columns-repeated="2" office:value-type="float" office:value="-1.0679">
            <text:p>-1.0679</text:p>
          </table:table-cell>
          <table:table-cell table:number-columns-repeated="2"/>
        </table:table-row>
        <table:table-row table:style-name="ro1">
          <table:table-cell office:value-type="string">
            <text:p>host=200.143.92.254</text:p>
          </table:table-cell>
          <table:table-cell table:number-columns-repeated="2" office:value-type="float" office:value="-1.05555">
            <text:p>-1.05555</text:p>
          </table:table-cell>
          <table:table-cell table:number-columns-repeated="2"/>
        </table:table-row>
        <table:table-row table:style-name="ro1">
          <table:table-cell office:value-type="string">
            <text:p>host=65.55.107.179</text:p>
          </table:table-cell>
          <table:table-cell table:number-columns-repeated="2" office:value-type="float" office:value="-1.05555">
            <text:p>-1.05555</text:p>
          </table:table-cell>
          <table:table-cell table:number-columns-repeated="2"/>
        </table:table-row>
        <table:table-row table:style-name="ro1">
          <table:table-cell office:value-type="string">
            <text:p>host=72.14.193.68</text:p>
          </table:table-cell>
          <table:table-cell table:number-columns-repeated="2" office:value-type="float" office:value="-1.05555">
            <text:p>-1.05555</text:p>
          </table:table-cell>
          <table:table-cell table:number-columns-repeated="2"/>
        </table:table-row>
        <table:table-row table:style-name="ro1">
          <table:table-cell office:value-type="string">
            <text:p>host=84.148.236.189</text:p>
          </table:table-cell>
          <table:table-cell table:number-columns-repeated="2" office:value-type="float" office:value="-1.05555">
            <text:p>-1.05555</text:p>
          </table:table-cell>
          <table:table-cell table:number-columns-repeated="2"/>
        </table:table-row>
        <table:table-row table:style-name="ro1">
          <table:table-cell office:value-type="string">
            <text:p>host=85.248.5.199</text:p>
          </table:table-cell>
          <table:table-cell table:number-columns-repeated="2" office:value-type="float" office:value="-1.05555">
            <text:p>-1.05555</text:p>
          </table:table-cell>
          <table:table-cell table:number-columns-repeated="2"/>
        </table:table-row>
        <table:table-row table:style-name="ro1">
          <table:table-cell office:value-type="string">
            <text:p>host=96.233.74.69</text:p>
          </table:table-cell>
          <table:table-cell table:number-columns-repeated="2" office:value-type="float" office:value="-1.05474">
            <text:p>-1.05474</text:p>
          </table:table-cell>
          <table:table-cell table:number-columns-repeated="2"/>
        </table:table-row>
        <table:table-row table:style-name="ro1">
          <table:table-cell office:value-type="string">
            <text:p>host=123.125.66.25</text:p>
          </table:table-cell>
          <table:table-cell table:number-columns-repeated="2" office:value-type="float" office:value="-1.05448">
            <text:p>-1.05448</text:p>
          </table:table-cell>
          <table:table-cell table:number-columns-repeated="2"/>
        </table:table-row>
        <table:table-row table:style-name="ro1">
          <table:table-cell office:value-type="string">
            <text:p>host=217.212.224.184</text:p>
          </table:table-cell>
          <table:table-cell table:number-columns-repeated="2" office:value-type="float" office:value="-1.05448">
            <text:p>-1.05448</text:p>
          </table:table-cell>
          <table:table-cell table:number-columns-repeated="2"/>
        </table:table-row>
        <table:table-row table:style-name="ro1">
          <table:table-cell office:value-type="string">
            <text:p>host=58.61.164.141</text:p>
          </table:table-cell>
          <table:table-cell table:number-columns-repeated="2" office:value-type="float" office:value="-1.02351">
            <text:p>-1.02351</text:p>
          </table:table-cell>
          <table:table-cell table:number-columns-repeated="2"/>
        </table:table-row>
        <table:table-row table:style-name="ro1">
          <table:table-cell office:value-type="string">
            <text:p>host=87.94.124.212</text:p>
          </table:table-cell>
          <table:table-cell table:number-columns-repeated="2" office:value-type="float" office:value="-1.02351">
            <text:p>-1.02351</text:p>
          </table:table-cell>
          <table:table-cell table:number-columns-repeated="2"/>
        </table:table-row>
        <table:table-row table:style-name="ro1">
          <table:table-cell office:value-type="string">
            <text:p>host=94.221.88.114</text:p>
          </table:table-cell>
          <table:table-cell table:number-columns-repeated="2" office:value-type="float" office:value="-1.02351">
            <text:p>-1.02351</text:p>
          </table:table-cell>
          <table:table-cell table:number-columns-repeated="2"/>
        </table:table-row>
        <table:table-row table:style-name="ro1">
          <table:table-cell office:value-type="string">
            <text:p>host=189.102.48.156</text:p>
          </table:table-cell>
          <table:table-cell table:number-columns-repeated="2" office:value-type="float" office:value="-1.01293">
            <text:p>-1.01293</text:p>
          </table:table-cell>
          <table:table-cell table:number-columns-repeated="2"/>
        </table:table-row>
        <table:table-row table:style-name="ro1">
          <table:table-cell office:value-type="string">
            <text:p>host=65.55.109.218</text:p>
          </table:table-cell>
          <table:table-cell table:number-columns-repeated="2" office:value-type="float" office:value="-0.99299">
            <text:p>-0.99299</text:p>
          </table:table-cell>
          <table:table-cell table:number-columns-repeated="2"/>
        </table:table-row>
        <table:table-row table:style-name="ro1">
          <table:table-cell office:value-type="string">
            <text:p>host=75.15.235.160</text:p>
          </table:table-cell>
          <table:table-cell table:number-columns-repeated="2" office:value-type="float" office:value="-0.99299">
            <text:p>-0.99299</text:p>
          </table:table-cell>
          <table:table-cell table:number-columns-repeated="2"/>
        </table:table-row>
        <table:table-row table:style-name="ro1">
          <table:table-cell office:value-type="string">
            <text:p>host=79.225.200.104</text:p>
          </table:table-cell>
          <table:table-cell table:number-columns-repeated="2" office:value-type="float" office:value="-0.99299">
            <text:p>-0.99299</text:p>
          </table:table-cell>
          <table:table-cell table:number-columns-repeated="2"/>
        </table:table-row>
        <table:table-row table:style-name="ro1">
          <table:table-cell office:value-type="string">
            <text:p>host=123.125.66.49</text:p>
          </table:table-cell>
          <table:table-cell table:number-columns-repeated="2" office:value-type="float" office:value="-0.96339">
            <text:p>-0.96339</text:p>
          </table:table-cell>
          <table:table-cell table:number-columns-repeated="2"/>
        </table:table-row>
        <table:table-row table:style-name="ro1">
          <table:table-cell office:value-type="string">
            <text:p>host=69.156.81.203</text:p>
          </table:table-cell>
          <table:table-cell table:number-columns-repeated="2" office:value-type="float" office:value="-0.96339">
            <text:p>-0.96339</text:p>
          </table:table-cell>
          <table:table-cell table:number-columns-repeated="2"/>
        </table:table-row>
        <table:table-row table:style-name="ro1">
          <table:table-cell office:value-type="string">
            <text:p>host=216.239.45.4</text:p>
          </table:table-cell>
          <table:table-cell table:number-columns-repeated="2" office:value-type="float" office:value="-0.91434">
            <text:p>-0.91434</text:p>
          </table:table-cell>
          <table:table-cell table:number-columns-repeated="2"/>
        </table:table-row>
        <table:table-row table:style-name="ro1">
          <table:table-cell office:value-type="string">
            <text:p>host=65.55.110.96</text:p>
          </table:table-cell>
          <table:table-cell table:number-columns-repeated="2" office:value-type="float" office:value="-0.91434">
            <text:p>-0.91434</text:p>
          </table:table-cell>
          <table:table-cell table:number-columns-repeated="2"/>
        </table:table-row>
        <table:table-row table:style-name="ro1">
          <table:table-cell office:value-type="string">
            <text:p>host=84.50.53.41</text:p>
          </table:table-cell>
          <table:table-cell table:number-columns-repeated="2" office:value-type="float" office:value="-0.91434">
            <text:p>-0.91434</text:p>
          </table:table-cell>
          <table:table-cell table:number-columns-repeated="2"/>
        </table:table-row>
        <table:table-row table:style-name="ro1">
          <table:table-cell office:value-type="string">
            <text:p>host=91.127.119.150</text:p>
          </table:table-cell>
          <table:table-cell table:number-columns-repeated="2" office:value-type="float" office:value="-0.91434">
            <text:p>-0.91434</text:p>
          </table:table-cell>
          <table:table-cell table:number-columns-repeated="2"/>
        </table:table-row>
        <table:table-row table:style-name="ro1">
          <table:table-cell office:value-type="string">
            <text:p>host=65.55.109.178</text:p>
          </table:table-cell>
          <table:table-cell table:number-columns-repeated="2" office:value-type="float" office:value="-0.86996">
            <text:p>-0.86996</text:p>
          </table:table-cell>
          <table:table-cell table:number-columns-repeated="2"/>
        </table:table-row>
        <table:table-row table:style-name="ro1">
          <table:table-cell office:value-type="string">
            <text:p>host=65.55.110.218</text:p>
          </table:table-cell>
          <table:table-cell table:number-columns-repeated="2" office:value-type="float" office:value="-0.86996">
            <text:p>-0.86996</text:p>
          </table:table-cell>
          <table:table-cell table:number-columns-repeated="2"/>
        </table:table-row>
        <table:table-row table:style-name="ro1">
          <table:table-cell office:value-type="string">
            <text:p>host=174.132.242.42</text:p>
          </table:table-cell>
          <table:table-cell table:number-columns-repeated="2" office:value-type="float" office:value="-0.86821">
            <text:p>-0.86821</text:p>
          </table:table-cell>
          <table:table-cell table:number-columns-repeated="2"/>
        </table:table-row>
        <table:table-row table:style-name="ro1">
          <table:table-cell office:value-type="string">
            <text:p>host=187.25.144.3</text:p>
          </table:table-cell>
          <table:table-cell table:number-columns-repeated="2" office:value-type="float" office:value="-0.86821">
            <text:p>-0.86821</text:p>
          </table:table-cell>
          <table:table-cell table:number-columns-repeated="2"/>
        </table:table-row>
        <table:table-row table:style-name="ro1">
          <table:table-cell office:value-type="string">
            <text:p>host=220.255.7.145</text:p>
          </table:table-cell>
          <table:table-cell table:number-columns-repeated="2" office:value-type="float" office:value="-0.86821">
            <text:p>-0.86821</text:p>
          </table:table-cell>
          <table:table-cell table:number-columns-repeated="2"/>
        </table:table-row>
        <table:table-row table:style-name="ro1">
          <table:table-cell office:value-type="string">
            <text:p>host=122.183.64.35</text:p>
          </table:table-cell>
          <table:table-cell table:number-columns-repeated="2" office:value-type="float" office:value="-0.85916">
            <text:p>-0.85916</text:p>
          </table:table-cell>
          <table:table-cell table:number-columns-repeated="2"/>
        </table:table-row>
        <table:table-row table:style-name="ro1">
          <table:table-cell office:value-type="string">
            <text:p>host=189.58.209.92</text:p>
          </table:table-cell>
          <table:table-cell table:number-columns-repeated="2" office:value-type="float" office:value="-0.85916">
            <text:p>-0.85916</text:p>
          </table:table-cell>
          <table:table-cell table:number-columns-repeated="2"/>
        </table:table-row>
        <table:table-row table:style-name="ro1">
          <table:table-cell office:value-type="string">
            <text:p>host=173.19.25.221</text:p>
          </table:table-cell>
          <table:table-cell table:number-columns-repeated="2" office:value-type="float" office:value="-0.84892">
            <text:p>-0.84892</text:p>
          </table:table-cell>
          <table:table-cell table:number-columns-repeated="2"/>
        </table:table-row>
        <table:table-row table:style-name="ro1">
          <table:table-cell office:value-type="string">
            <text:p>host=38.99.44.101</text:p>
          </table:table-cell>
          <table:table-cell table:number-columns-repeated="2" office:value-type="float" office:value="-0.84892">
            <text:p>-0.84892</text:p>
          </table:table-cell>
          <table:table-cell table:number-columns-repeated="2"/>
        </table:table-row>
        <table:table-row table:style-name="ro1">
          <table:table-cell office:value-type="string">
            <text:p>host=71.237.139.140</text:p>
          </table:table-cell>
          <table:table-cell table:number-columns-repeated="2" office:value-type="float" office:value="-0.84892">
            <text:p>-0.84892</text:p>
          </table:table-cell>
          <table:table-cell table:number-columns-repeated="2"/>
        </table:table-row>
        <table:table-row table:style-name="ro1">
          <table:table-cell office:value-type="string">
            <text:p>host=151.21.91.199</text:p>
          </table:table-cell>
          <table:table-cell table:number-columns-repeated="2" office:value-type="float" office:value="-0.80945">
            <text:p>-0.80945</text:p>
          </table:table-cell>
          <table:table-cell table:number-columns-repeated="2"/>
        </table:table-row>
        <table:table-row table:style-name="ro1">
          <table:table-cell office:value-type="string">
            <text:p>host=65.55.106.160</text:p>
          </table:table-cell>
          <table:table-cell table:number-columns-repeated="2" office:value-type="float" office:value="-0.80835">
            <text:p>-0.80835</text:p>
          </table:table-cell>
          <table:table-cell table:number-columns-repeated="2"/>
        </table:table-row>
        <table:table-row table:style-name="ro1">
          <table:table-cell office:value-type="string">
            <text:p>host=65.55.110.28</text:p>
          </table:table-cell>
          <table:table-cell table:number-columns-repeated="2" office:value-type="float" office:value="-0.78065">
            <text:p>-0.78065</text:p>
          </table:table-cell>
          <table:table-cell table:number-columns-repeated="2"/>
        </table:table-row>
        <table:table-row table:style-name="ro1">
          <table:table-cell office:value-type="string">
            <text:p>host=82.171.186.140</text:p>
          </table:table-cell>
          <table:table-cell table:number-columns-repeated="2" office:value-type="float" office:value="-0.78065">
            <text:p>-0.78065</text:p>
          </table:table-cell>
          <table:table-cell table:number-columns-repeated="2"/>
        </table:table-row>
        <table:table-row table:style-name="ro1">
          <table:table-cell office:value-type="string">
            <text:p>host=119.63.198.12</text:p>
          </table:table-cell>
          <table:table-cell table:number-columns-repeated="2" office:value-type="float" office:value="-0.77165">
            <text:p>-0.77165</text:p>
          </table:table-cell>
          <table:table-cell table:number-columns-repeated="2"/>
        </table:table-row>
        <table:table-row table:style-name="ro1">
          <table:table-cell office:value-type="string">
            <text:p>host=62.120.53.146</text:p>
          </table:table-cell>
          <table:table-cell table:number-columns-repeated="2" office:value-type="float" office:value="-0.73141">
            <text:p>-0.73141</text:p>
          </table:table-cell>
          <table:table-cell table:number-columns-repeated="2"/>
        </table:table-row>
        <table:table-row table:style-name="ro1">
          <table:table-cell office:value-type="string">
            <text:p>host=65.55.109.122</text:p>
          </table:table-cell>
          <table:table-cell table:number-columns-repeated="2" office:value-type="float" office:value="-0.7311">
            <text:p>-0.7311</text:p>
          </table:table-cell>
          <table:table-cell table:number-columns-repeated="2"/>
        </table:table-row>
        <table:table-row table:style-name="ro1">
          <table:table-cell office:value-type="string">
            <text:p>host=201.71.142.40</text:p>
          </table:table-cell>
          <table:table-cell table:number-columns-repeated="2" office:value-type="float" office:value="-0.71652">
            <text:p>-0.71652</text:p>
          </table:table-cell>
          <table:table-cell table:number-columns-repeated="2"/>
        </table:table-row>
        <table:table-row table:style-name="ro1">
          <table:table-cell office:value-type="string">
            <text:p>host=65.55.110.194</text:p>
          </table:table-cell>
          <table:table-cell table:number-columns-repeated="2" office:value-type="float" office:value="-0.71652">
            <text:p>-0.71652</text:p>
          </table:table-cell>
          <table:table-cell table:number-columns-repeated="2"/>
        </table:table-row>
        <table:table-row table:style-name="ro1">
          <table:table-cell office:value-type="string">
            <text:p>host=97.83.98.48</text:p>
          </table:table-cell>
          <table:table-cell table:number-columns-repeated="2" office:value-type="float" office:value="-0.71652">
            <text:p>-0.71652</text:p>
          </table:table-cell>
          <table:table-cell table:number-columns-repeated="2"/>
        </table:table-row>
        <table:table-row table:style-name="ro1">
          <table:table-cell office:value-type="string">
            <text:p>host=201.43.144.61</text:p>
          </table:table-cell>
          <table:table-cell table:number-columns-repeated="2" office:value-type="float" office:value="-0.71465">
            <text:p>-0.71465</text:p>
          </table:table-cell>
          <table:table-cell table:number-columns-repeated="2"/>
        </table:table-row>
        <table:table-row table:style-name="ro1">
          <table:table-cell office:value-type="string">
            <text:p>host=97.96.67.16</text:p>
          </table:table-cell>
          <table:table-cell table:number-columns-repeated="2" office:value-type="float" office:value="-0.71465">
            <text:p>-0.71465</text:p>
          </table:table-cell>
          <table:table-cell table:number-columns-repeated="2"/>
        </table:table-row>
        <table:table-row table:style-name="ro1">
          <table:table-cell office:value-type="string">
            <text:p>host=65.55.208.187</text:p>
          </table:table-cell>
          <table:table-cell table:number-columns-repeated="2" office:value-type="float" office:value="-0.70643">
            <text:p>-0.70643</text:p>
          </table:table-cell>
          <table:table-cell table:number-columns-repeated="2"/>
        </table:table-row>
        <table:table-row table:style-name="ro1">
          <table:table-cell office:value-type="string">
            <text:p>host=119.167.225.136</text:p>
          </table:table-cell>
          <table:table-cell table:number-columns-repeated="2" office:value-type="float" office:value="-0.7056">
            <text:p>-0.7056</text:p>
          </table:table-cell>
          <table:table-cell table:number-columns-repeated="2"/>
        </table:table-row>
        <table:table-row table:style-name="ro1">
          <table:table-cell office:value-type="string">
            <text:p>host=65.55.109.76</text:p>
          </table:table-cell>
          <table:table-cell table:number-columns-repeated="2" office:value-type="float" office:value="-0.7056">
            <text:p>-0.7056</text:p>
          </table:table-cell>
          <table:table-cell table:number-columns-repeated="2"/>
        </table:table-row>
        <table:table-row table:style-name="ro1">
          <table:table-cell office:value-type="string">
            <text:p>host=65.55.110.109</text:p>
          </table:table-cell>
          <table:table-cell table:number-columns-repeated="2" office:value-type="float" office:value="-0.68986">
            <text:p>-0.68986</text:p>
          </table:table-cell>
          <table:table-cell table:number-columns-repeated="2"/>
        </table:table-row>
        <table:table-row table:style-name="ro1">
          <table:table-cell office:value-type="string">
            <text:p>host=96.232.116.126</text:p>
          </table:table-cell>
          <table:table-cell table:number-columns-repeated="2" office:value-type="float" office:value="-0.68986">
            <text:p>-0.68986</text:p>
          </table:table-cell>
          <table:table-cell table:number-columns-repeated="2"/>
        </table:table-row>
        <table:table-row table:style-name="ro1">
          <table:table-cell office:value-type="string">
            <text:p>host=124.177.134.93</text:p>
          </table:table-cell>
          <table:table-cell table:number-columns-repeated="2" office:value-type="float" office:value="-0.68583">
            <text:p>-0.68583</text:p>
          </table:table-cell>
          <table:table-cell table:number-columns-repeated="2"/>
        </table:table-row>
        <table:table-row table:style-name="ro1">
          <table:table-cell office:value-type="string">
            <text:p>host=218.188.194.142</text:p>
          </table:table-cell>
          <table:table-cell table:number-columns-repeated="2" office:value-type="float" office:value="-0.68583">
            <text:p>-0.68583</text:p>
          </table:table-cell>
          <table:table-cell table:number-columns-repeated="2"/>
        </table:table-row>
        <table:table-row table:style-name="ro1">
          <table:table-cell office:value-type="string">
            <text:p>host=65.55.106.212</text:p>
          </table:table-cell>
          <table:table-cell table:number-columns-repeated="2" office:value-type="float" office:value="-0.68206">
            <text:p>-0.68206</text:p>
          </table:table-cell>
          <table:table-cell table:number-columns-repeated="2"/>
        </table:table-row>
        <table:table-row table:style-name="ro1">
          <table:table-cell office:value-type="string">
            <text:p>host=76.93.109.183</text:p>
          </table:table-cell>
          <table:table-cell table:number-columns-repeated="2" office:value-type="float" office:value="-0.68206">
            <text:p>-0.68206</text:p>
          </table:table-cell>
          <table:table-cell table:number-columns-repeated="2"/>
        </table:table-row>
        <table:table-row table:style-name="ro1">
          <table:table-cell office:value-type="string">
            <text:p>host=199.2.242.199</text:p>
          </table:table-cell>
          <table:table-cell table:number-columns-repeated="2" office:value-type="float" office:value="-0.6697">
            <text:p>-0.6697</text:p>
          </table:table-cell>
          <table:table-cell table:number-columns-repeated="2"/>
        </table:table-row>
        <table:table-row table:style-name="ro1">
          <table:table-cell office:value-type="string">
            <text:p>host=65.55.232.45</text:p>
          </table:table-cell>
          <table:table-cell table:number-columns-repeated="2" office:value-type="float" office:value="-0.6697">
            <text:p>-0.6697</text:p>
          </table:table-cell>
          <table:table-cell table:number-columns-repeated="2"/>
        </table:table-row>
        <table:table-row table:style-name="ro1">
          <table:table-cell office:value-type="string">
            <text:p>host=133.95.83.12</text:p>
          </table:table-cell>
          <table:table-cell table:number-columns-repeated="2" office:value-type="float" office:value="-0.65351">
            <text:p>-0.65351</text:p>
          </table:table-cell>
          <table:table-cell table:number-columns-repeated="2"/>
        </table:table-row>
        <table:table-row table:style-name="ro1">
          <table:table-cell office:value-type="string">
            <text:p>host=211.166.10.71</text:p>
          </table:table-cell>
          <table:table-cell table:number-columns-repeated="2" office:value-type="float" office:value="-0.65351">
            <text:p>-0.65351</text:p>
          </table:table-cell>
          <table:table-cell table:number-columns-repeated="2"/>
        </table:table-row>
        <table:table-row table:style-name="ro1">
          <table:table-cell office:value-type="string">
            <text:p>host=69.181.63.146</text:p>
          </table:table-cell>
          <table:table-cell table:number-columns-repeated="2" office:value-type="float" office:value="-0.65351">
            <text:p>-0.65351</text:p>
          </table:table-cell>
          <table:table-cell table:number-columns-repeated="2"/>
        </table:table-row>
        <table:table-row table:style-name="ro1">
          <table:table-cell office:value-type="string">
            <text:p>host=174.36.241.148</text:p>
          </table:table-cell>
          <table:table-cell table:number-columns-repeated="2" office:value-type="float" office:value="-0.64032">
            <text:p>-0.64032</text:p>
          </table:table-cell>
          <table:table-cell table:number-columns-repeated="2"/>
        </table:table-row>
        <table:table-row table:style-name="ro1">
          <table:table-cell office:value-type="string">
            <text:p>host=65.55.109.119</text:p>
          </table:table-cell>
          <table:table-cell table:number-columns-repeated="2" office:value-type="float" office:value="-0.64032">
            <text:p>-0.64032</text:p>
          </table:table-cell>
          <table:table-cell table:number-columns-repeated="2"/>
        </table:table-row>
        <table:table-row table:style-name="ro1">
          <table:table-cell office:value-type="string">
            <text:p>host=65.55.109.69</text:p>
          </table:table-cell>
          <table:table-cell table:number-columns-repeated="2" office:value-type="float" office:value="-0.64032">
            <text:p>-0.64032</text:p>
          </table:table-cell>
          <table:table-cell table:number-columns-repeated="2"/>
        </table:table-row>
        <table:table-row table:style-name="ro1">
          <table:table-cell office:value-type="string">
            <text:p>host=65.55.106.188</text:p>
          </table:table-cell>
          <table:table-cell table:number-columns-repeated="2" office:value-type="float" office:value="-0.63767">
            <text:p>-0.63767</text:p>
          </table:table-cell>
          <table:table-cell table:number-columns-repeated="2"/>
        </table:table-row>
        <table:table-row table:style-name="ro1">
          <table:table-cell office:value-type="string">
            <text:p>host=65.55.106.110</text:p>
          </table:table-cell>
          <table:table-cell table:number-columns-repeated="2" office:value-type="float" office:value="-0.62476">
            <text:p>-0.62476</text:p>
          </table:table-cell>
          <table:table-cell table:number-columns-repeated="2"/>
        </table:table-row>
        <table:table-row table:style-name="ro1">
          <table:table-cell office:value-type="string">
            <text:p>host=68.51.219.106</text:p>
          </table:table-cell>
          <table:table-cell table:number-columns-repeated="2" office:value-type="float" office:value="-0.62476">
            <text:p>-0.62476</text:p>
          </table:table-cell>
          <table:table-cell table:number-columns-repeated="2"/>
        </table:table-row>
        <table:table-row table:style-name="ro1">
          <table:table-cell office:value-type="string">
            <text:p>host=65.44.112.194</text:p>
          </table:table-cell>
          <table:table-cell table:number-columns-repeated="2" office:value-type="float" office:value="-0.62339">
            <text:p>-0.62339</text:p>
          </table:table-cell>
          <table:table-cell table:number-columns-repeated="2"/>
        </table:table-row>
        <table:table-row table:style-name="ro1">
          <table:table-cell office:value-type="string">
            <text:p>host=65.55.110.240</text:p>
          </table:table-cell>
          <table:table-cell table:number-columns-repeated="2" office:value-type="float" office:value="-0.62339">
            <text:p>-0.62339</text:p>
          </table:table-cell>
          <table:table-cell table:number-columns-repeated="2"/>
        </table:table-row>
        <table:table-row table:style-name="ro1">
          <table:table-cell office:value-type="string">
            <text:p>host=125.25.72.221</text:p>
          </table:table-cell>
          <table:table-cell table:number-columns-repeated="2" office:value-type="float" office:value="-0.61809">
            <text:p>-0.61809</text:p>
          </table:table-cell>
          <table:table-cell table:number-columns-repeated="2"/>
        </table:table-row>
        <table:table-row table:style-name="ro1">
          <table:table-cell office:value-type="string">
            <text:p>host=72.82.117.242</text:p>
          </table:table-cell>
          <table:table-cell table:number-columns-repeated="2" office:value-type="float" office:value="-0.61809">
            <text:p>-0.61809</text:p>
          </table:table-cell>
          <table:table-cell table:number-columns-repeated="2"/>
        </table:table-row>
        <table:table-row table:style-name="ro1">
          <table:table-cell office:value-type="string">
            <text:p>host=84.26.126.221</text:p>
          </table:table-cell>
          <table:table-cell table:number-columns-repeated="2" office:value-type="float" office:value="-0.61565">
            <text:p>-0.61565</text:p>
          </table:table-cell>
          <table:table-cell table:number-columns-repeated="2"/>
        </table:table-row>
        <table:table-row table:style-name="ro1">
          <table:table-cell office:value-type="string">
            <text:p>host=65.55.109.138</text:p>
          </table:table-cell>
          <table:table-cell table:number-columns-repeated="2" office:value-type="float" office:value="-0.59727">
            <text:p>-0.59727</text:p>
          </table:table-cell>
          <table:table-cell table:number-columns-repeated="2"/>
        </table:table-row>
        <table:table-row table:style-name="ro1">
          <table:table-cell office:value-type="string">
            <text:p>host=92.80.36.103</text:p>
          </table:table-cell>
          <table:table-cell table:number-columns-repeated="2" office:value-type="float" office:value="-0.59727">
            <text:p>-0.59727</text:p>
          </table:table-cell>
          <table:table-cell table:number-columns-repeated="2"/>
        </table:table-row>
        <table:table-row table:style-name="ro1">
          <table:table-cell office:value-type="string">
            <text:p>host=65.55.106.168</text:p>
          </table:table-cell>
          <table:table-cell table:number-columns-repeated="2" office:value-type="float" office:value="-0.59505">
            <text:p>-0.59505</text:p>
          </table:table-cell>
          <table:table-cell table:number-columns-repeated="2"/>
        </table:table-row>
        <table:table-row table:style-name="ro1">
          <table:table-cell office:value-type="string">
            <text:p>host=66.179.100.180</text:p>
          </table:table-cell>
          <table:table-cell table:number-columns-repeated="2" office:value-type="float" office:value="-0.59505">
            <text:p>-0.59505</text:p>
          </table:table-cell>
          <table:table-cell table:number-columns-repeated="2"/>
        </table:table-row>
        <table:table-row table:style-name="ro1">
          <table:table-cell office:value-type="string">
            <text:p>host=72.248.67.210</text:p>
          </table:table-cell>
          <table:table-cell table:number-columns-repeated="2" office:value-type="float" office:value="-0.59505">
            <text:p>-0.59505</text:p>
          </table:table-cell>
          <table:table-cell table:number-columns-repeated="2"/>
        </table:table-row>
        <table:table-row table:style-name="ro1">
          <table:table-cell office:value-type="string">
            <text:p>host=217.117.20.119</text:p>
          </table:table-cell>
          <table:table-cell table:number-columns-repeated="2" office:value-type="float" office:value="-0.59127">
            <text:p>-0.59127</text:p>
          </table:table-cell>
          <table:table-cell table:number-columns-repeated="2"/>
        </table:table-row>
        <table:table-row table:style-name="ro1">
          <table:table-cell office:value-type="string">
            <text:p>host=173.60.12.88</text:p>
          </table:table-cell>
          <table:table-cell table:number-columns-repeated="2" office:value-type="float" office:value="-0.58806">
            <text:p>-0.58806</text:p>
          </table:table-cell>
          <table:table-cell table:number-columns-repeated="2"/>
        </table:table-row>
        <table:table-row table:style-name="ro1">
          <table:table-cell office:value-type="string">
            <text:p>host=65.55.106.192</text:p>
          </table:table-cell>
          <table:table-cell table:number-columns-repeated="2" office:value-type="float" office:value="-0.58806">
            <text:p>-0.58806</text:p>
          </table:table-cell>
          <table:table-cell table:number-columns-repeated="2"/>
        </table:table-row>
        <table:table-row table:style-name="ro1">
          <table:table-cell office:value-type="string">
            <text:p>host=65.55.109.84</text:p>
          </table:table-cell>
          <table:table-cell table:number-columns-repeated="2" office:value-type="float" office:value="-0.58806">
            <text:p>-0.58806</text:p>
          </table:table-cell>
          <table:table-cell table:number-columns-repeated="2"/>
        </table:table-row>
        <table:table-row table:style-name="ro1">
          <table:table-cell office:value-type="string">
            <text:p>host=65.55.110.217</text:p>
          </table:table-cell>
          <table:table-cell table:number-columns-repeated="2" office:value-type="float" office:value="-0.58806">
            <text:p>-0.58806</text:p>
          </table:table-cell>
          <table:table-cell table:number-columns-repeated="2"/>
        </table:table-row>
        <table:table-row table:style-name="ro1">
          <table:table-cell office:value-type="string">
            <text:p>host=76.114.78.112</text:p>
          </table:table-cell>
          <table:table-cell table:number-columns-repeated="2" office:value-type="float" office:value="-0.57892">
            <text:p>-0.57892</text:p>
          </table:table-cell>
          <table:table-cell table:number-columns-repeated="2"/>
        </table:table-row>
        <table:table-row table:style-name="ro1">
          <table:table-cell office:value-type="string">
            <text:p>host=65.55.109.44</text:p>
          </table:table-cell>
          <table:table-cell table:number-columns-repeated="2" office:value-type="float" office:value="-0.57812">
            <text:p>-0.57812</text:p>
          </table:table-cell>
          <table:table-cell table:number-columns-repeated="2"/>
        </table:table-row>
        <table:table-row table:style-name="ro1">
          <table:table-cell office:value-type="string">
            <text:p>host=65.55.231.116</text:p>
          </table:table-cell>
          <table:table-cell table:number-columns-repeated="2" office:value-type="float" office:value="-0.56296">
            <text:p>-0.56296</text:p>
          </table:table-cell>
          <table:table-cell table:number-columns-repeated="2"/>
        </table:table-row>
        <table:table-row table:style-name="ro1">
          <table:table-cell office:value-type="string">
            <text:p>host=81.164.100.182</text:p>
          </table:table-cell>
          <table:table-cell table:number-columns-repeated="2" office:value-type="float" office:value="-0.53885">
            <text:p>-0.53885</text:p>
          </table:table-cell>
          <table:table-cell table:number-columns-repeated="2"/>
        </table:table-row>
        <table:table-row table:style-name="ro1">
          <table:table-cell office:value-type="string">
            <text:p>host=86.93.32.141</text:p>
          </table:table-cell>
          <table:table-cell table:number-columns-repeated="2" office:value-type="float" office:value="-0.53885">
            <text:p>-0.53885</text:p>
          </table:table-cell>
          <table:table-cell table:number-columns-repeated="2"/>
        </table:table-row>
        <table:table-row table:style-name="ro1">
          <table:table-cell office:value-type="string">
            <text:p>host=68.150.212.162</text:p>
          </table:table-cell>
          <table:table-cell table:number-columns-repeated="2" office:value-type="float" office:value="-0.53838">
            <text:p>-0.53838</text:p>
          </table:table-cell>
          <table:table-cell table:number-columns-repeated="2"/>
        </table:table-row>
        <table:table-row table:style-name="ro1">
          <table:table-cell office:value-type="string">
            <text:p>host=65.55.109.188</text:p>
          </table:table-cell>
          <table:table-cell table:number-columns-repeated="2" office:value-type="float" office:value="-0.51844">
            <text:p>-0.51844</text:p>
          </table:table-cell>
          <table:table-cell table:number-columns-repeated="2"/>
        </table:table-row>
        <table:table-row table:style-name="ro1">
          <table:table-cell office:value-type="string">
            <text:p>host=70.240.235.31</text:p>
          </table:table-cell>
          <table:table-cell table:number-columns-repeated="2" office:value-type="float" office:value="-0.51844">
            <text:p>-0.51844</text:p>
          </table:table-cell>
          <table:table-cell table:number-columns-repeated="2"/>
        </table:table-row>
        <table:table-row table:style-name="ro1">
          <table:table-cell office:value-type="string">
            <text:p>host=198.161.31.174</text:p>
          </table:table-cell>
          <table:table-cell table:number-columns-repeated="2" office:value-type="float" office:value="-0.51475">
            <text:p>-0.51475</text:p>
          </table:table-cell>
          <table:table-cell table:number-columns-repeated="2"/>
        </table:table-row>
        <table:table-row table:style-name="ro1">
          <table:table-cell office:value-type="string">
            <text:p>host=198.7.242.79</text:p>
          </table:table-cell>
          <table:table-cell table:number-columns-repeated="2" office:value-type="float" office:value="-0.51475">
            <text:p>-0.51475</text:p>
          </table:table-cell>
          <table:table-cell table:number-columns-repeated="2"/>
        </table:table-row>
        <table:table-row table:style-name="ro1">
          <table:table-cell office:value-type="string">
            <text:p>host=65.55.110.44</text:p>
          </table:table-cell>
          <table:table-cell table:number-columns-repeated="2" office:value-type="float" office:value="-0.51475">
            <text:p>-0.51475</text:p>
          </table:table-cell>
          <table:table-cell table:number-columns-repeated="2"/>
        </table:table-row>
        <table:table-row table:style-name="ro1">
          <table:table-cell office:value-type="string">
            <text:p>host=74.212.226.34</text:p>
          </table:table-cell>
          <table:table-cell table:number-columns-repeated="2" office:value-type="float" office:value="-0.51475">
            <text:p>-0.51475</text:p>
          </table:table-cell>
          <table:table-cell table:number-columns-repeated="2"/>
        </table:table-row>
        <table:table-row table:style-name="ro1">
          <table:table-cell office:value-type="string">
            <text:p>host=122.161.51.41</text:p>
          </table:table-cell>
          <table:table-cell table:number-columns-repeated="2" office:value-type="float" office:value="-0.49995">
            <text:p>-0.49995</text:p>
          </table:table-cell>
          <table:table-cell table:number-columns-repeated="2"/>
        </table:table-row>
        <table:table-row table:style-name="ro1">
          <table:table-cell office:value-type="string">
            <text:p>host=65.55.106.136</text:p>
          </table:table-cell>
          <table:table-cell table:number-columns-repeated="2" office:value-type="float" office:value="-0.49995">
            <text:p>-0.49995</text:p>
          </table:table-cell>
          <table:table-cell table:number-columns-repeated="2"/>
        </table:table-row>
        <table:table-row table:style-name="ro1">
          <table:table-cell office:value-type="string">
            <text:p>host=208.80.195.39</text:p>
          </table:table-cell>
          <table:table-cell table:number-columns-repeated="2" office:value-type="float" office:value="-0.49727">
            <text:p>-0.49727</text:p>
          </table:table-cell>
          <table:table-cell table:number-columns-repeated="2"/>
        </table:table-row>
        <table:table-row table:style-name="ro1">
          <table:table-cell office:value-type="string">
            <text:p>host=24.117.31.99</text:p>
          </table:table-cell>
          <table:table-cell table:number-columns-repeated="2" office:value-type="float" office:value="-0.49727">
            <text:p>-0.49727</text:p>
          </table:table-cell>
          <table:table-cell table:number-columns-repeated="2"/>
        </table:table-row>
        <table:table-row table:style-name="ro1">
          <table:table-cell office:value-type="string">
            <text:p>host=99.157.209.86</text:p>
          </table:table-cell>
          <table:table-cell table:number-columns-repeated="2" office:value-type="float" office:value="-0.49727">
            <text:p>-0.49727</text:p>
          </table:table-cell>
          <table:table-cell table:number-columns-repeated="2"/>
        </table:table-row>
        <table:table-row table:style-name="ro1">
          <table:table-cell office:value-type="string">
            <text:p>host=187.13.34.78</text:p>
          </table:table-cell>
          <table:table-cell table:number-columns-repeated="2" office:value-type="float" office:value="-0.48884">
            <text:p>-0.48884</text:p>
          </table:table-cell>
          <table:table-cell table:number-columns-repeated="2"/>
        </table:table-row>
        <table:table-row table:style-name="ro1">
          <table:table-cell office:value-type="string">
            <text:p>host=220.181.7.42</text:p>
          </table:table-cell>
          <table:table-cell table:number-columns-repeated="2" office:value-type="float" office:value="-0.48528">
            <text:p>-0.48528</text:p>
          </table:table-cell>
          <table:table-cell table:number-columns-repeated="2"/>
        </table:table-row>
        <table:table-row table:style-name="ro1">
          <table:table-cell office:value-type="string">
            <text:p>host=65.55.109.166</text:p>
          </table:table-cell>
          <table:table-cell table:number-columns-repeated="2" office:value-type="float" office:value="-0.48528">
            <text:p>-0.48528</text:p>
          </table:table-cell>
          <table:table-cell table:number-columns-repeated="2"/>
        </table:table-row>
        <table:table-row table:style-name="ro1">
          <table:table-cell office:value-type="string">
            <text:p>host=65.55.208.180</text:p>
          </table:table-cell>
          <table:table-cell table:number-columns-repeated="2" office:value-type="float" office:value="-0.48528">
            <text:p>-0.48528</text:p>
          </table:table-cell>
          <table:table-cell table:number-columns-repeated="2"/>
        </table:table-row>
        <table:table-row table:style-name="ro1">
          <table:table-cell office:value-type="string">
            <text:p>host=189.70.161.79</text:p>
          </table:table-cell>
          <table:table-cell table:number-columns-repeated="2" office:value-type="float" office:value="-0.46983">
            <text:p>-0.46983</text:p>
          </table:table-cell>
          <table:table-cell table:number-columns-repeated="2"/>
        </table:table-row>
        <table:table-row table:style-name="ro1">
          <table:table-cell office:value-type="string">
            <text:p>host=74.67.46.240</text:p>
          </table:table-cell>
          <table:table-cell table:number-columns-repeated="2" office:value-type="float" office:value="-0.46983">
            <text:p>-0.46983</text:p>
          </table:table-cell>
          <table:table-cell table:number-columns-repeated="2"/>
        </table:table-row>
        <table:table-row table:style-name="ro1">
          <table:table-cell office:value-type="string">
            <text:p>host=61.8.226.182</text:p>
          </table:table-cell>
          <table:table-cell table:number-columns-repeated="2" office:value-type="float" office:value="-0.46417">
            <text:p>-0.46417</text:p>
          </table:table-cell>
          <table:table-cell table:number-columns-repeated="2"/>
        </table:table-row>
        <table:table-row table:style-name="ro1">
          <table:table-cell office:value-type="string">
            <text:p>host=79.8.214.253</text:p>
          </table:table-cell>
          <table:table-cell table:number-columns-repeated="2" office:value-type="float" office:value="-0.46417">
            <text:p>-0.46417</text:p>
          </table:table-cell>
          <table:table-cell table:number-columns-repeated="2"/>
        </table:table-row>
        <table:table-row table:style-name="ro1">
          <table:table-cell office:value-type="string">
            <text:p>host=65.55.110.179</text:p>
          </table:table-cell>
          <table:table-cell table:number-columns-repeated="2" office:value-type="float" office:value="-0.44935">
            <text:p>-0.44935</text:p>
          </table:table-cell>
          <table:table-cell table:number-columns-repeated="2"/>
        </table:table-row>
        <table:table-row table:style-name="ro1">
          <table:table-cell office:value-type="string">
            <text:p>host=210.3.51.98</text:p>
          </table:table-cell>
          <table:table-cell table:number-columns-repeated="2" office:value-type="float" office:value="-0.44357">
            <text:p>-0.44357</text:p>
          </table:table-cell>
          <table:table-cell table:number-columns-repeated="2"/>
        </table:table-row>
        <table:table-row table:style-name="ro1">
          <table:table-cell office:value-type="string">
            <text:p>host=65.55.208.183</text:p>
          </table:table-cell>
          <table:table-cell table:number-columns-repeated="2" office:value-type="float" office:value="-0.44357">
            <text:p>-0.44357</text:p>
          </table:table-cell>
          <table:table-cell table:number-columns-repeated="2"/>
        </table:table-row>
        <table:table-row table:style-name="ro1">
          <table:table-cell office:value-type="string">
            <text:p>host=82.144.250.240</text:p>
          </table:table-cell>
          <table:table-cell table:number-columns-repeated="2" office:value-type="float" office:value="-0.44357">
            <text:p>-0.44357</text:p>
          </table:table-cell>
          <table:table-cell table:number-columns-repeated="2"/>
        </table:table-row>
        <table:table-row table:style-name="ro1">
          <table:table-cell office:value-type="string">
            <text:p>host=65.55.110.51</text:p>
          </table:table-cell>
          <table:table-cell table:number-columns-repeated="2" office:value-type="float" office:value="-0.43979">
            <text:p>-0.43979</text:p>
          </table:table-cell>
          <table:table-cell table:number-columns-repeated="2"/>
        </table:table-row>
        <table:table-row table:style-name="ro1">
          <table:table-cell office:value-type="string">
            <text:p>host=85.86.13.212</text:p>
          </table:table-cell>
          <table:table-cell table:number-columns-repeated="2" office:value-type="float" office:value="-0.43979">
            <text:p>-0.43979</text:p>
          </table:table-cell>
          <table:table-cell table:number-columns-repeated="2"/>
        </table:table-row>
        <table:table-row table:style-name="ro1">
          <table:table-cell office:value-type="string">
            <text:p>host=123.125.66.44</text:p>
          </table:table-cell>
          <table:table-cell table:number-columns-repeated="2" office:value-type="float" office:value="-0.42771">
            <text:p>-0.42771</text:p>
          </table:table-cell>
          <table:table-cell table:number-columns-repeated="2"/>
        </table:table-row>
        <table:table-row table:style-name="ro1">
          <table:table-cell office:value-type="string">
            <text:p>host=173.87.252.120</text:p>
          </table:table-cell>
          <table:table-cell table:number-columns-repeated="2" office:value-type="float" office:value="-0.42744">
            <text:p>-0.42744</text:p>
          </table:table-cell>
          <table:table-cell table:number-columns-repeated="2"/>
        </table:table-row>
        <table:table-row table:style-name="ro1">
          <table:table-cell office:value-type="string">
            <text:p>host=187.42.7.9</text:p>
          </table:table-cell>
          <table:table-cell table:number-columns-repeated="2" office:value-type="float" office:value="-0.42744">
            <text:p>-0.42744</text:p>
          </table:table-cell>
          <table:table-cell table:number-columns-repeated="2"/>
        </table:table-row>
        <table:table-row table:style-name="ro1">
          <table:table-cell office:value-type="string">
            <text:p>host=193.47.80.36</text:p>
          </table:table-cell>
          <table:table-cell table:number-columns-repeated="2" office:value-type="float" office:value="-0.42744">
            <text:p>-0.42744</text:p>
          </table:table-cell>
          <table:table-cell table:number-columns-repeated="2"/>
        </table:table-row>
        <table:table-row table:style-name="ro1">
          <table:table-cell office:value-type="string">
            <text:p>host=205.214.176.27</text:p>
          </table:table-cell>
          <table:table-cell table:number-columns-repeated="2" office:value-type="float" office:value="-0.42744">
            <text:p>-0.42744</text:p>
          </table:table-cell>
          <table:table-cell table:number-columns-repeated="2"/>
        </table:table-row>
        <table:table-row table:style-name="ro1">
          <table:table-cell office:value-type="string">
            <text:p>host=65.55.110.113</text:p>
          </table:table-cell>
          <table:table-cell table:number-columns-repeated="2" office:value-type="float" office:value="-0.42744">
            <text:p>-0.42744</text:p>
          </table:table-cell>
          <table:table-cell table:number-columns-repeated="2"/>
        </table:table-row>
        <table:table-row table:style-name="ro1">
          <table:table-cell office:value-type="string">
            <text:p>host=78.22.108.180</text:p>
          </table:table-cell>
          <table:table-cell table:number-columns-repeated="2" office:value-type="float" office:value="-0.42744">
            <text:p>-0.42744</text:p>
          </table:table-cell>
          <table:table-cell table:number-columns-repeated="2"/>
        </table:table-row>
        <table:table-row table:style-name="ro1">
          <table:table-cell office:value-type="string">
            <text:p>host=76.168.172.134</text:p>
          </table:table-cell>
          <table:table-cell table:number-columns-repeated="2" office:value-type="float" office:value="-0.42664">
            <text:p>-0.42664</text:p>
          </table:table-cell>
          <table:table-cell table:number-columns-repeated="2"/>
        </table:table-row>
        <table:table-row table:style-name="ro1">
          <table:table-cell office:value-type="string">
            <text:p>host=137.108.145.10</text:p>
          </table:table-cell>
          <table:table-cell table:number-columns-repeated="2" office:value-type="float" office:value="-0.4236">
            <text:p>-0.4236</text:p>
          </table:table-cell>
          <table:table-cell table:number-columns-repeated="2"/>
        </table:table-row>
        <table:table-row table:style-name="ro1">
          <table:table-cell office:value-type="string">
            <text:p>host=218.199.20.32</text:p>
          </table:table-cell>
          <table:table-cell table:number-columns-repeated="2" office:value-type="float" office:value="-0.4236">
            <text:p>-0.4236</text:p>
          </table:table-cell>
          <table:table-cell table:number-columns-repeated="2"/>
        </table:table-row>
        <table:table-row table:style-name="ro1">
          <table:table-cell office:value-type="string">
            <text:p>host=65.55.110.159</text:p>
          </table:table-cell>
          <table:table-cell table:number-columns-repeated="2" office:value-type="float" office:value="-0.39541">
            <text:p>-0.39541</text:p>
          </table:table-cell>
          <table:table-cell table:number-columns-repeated="2"/>
        </table:table-row>
        <table:table-row table:style-name="ro1">
          <table:table-cell office:value-type="string">
            <text:p>host=65.55.109.37</text:p>
          </table:table-cell>
          <table:table-cell table:number-columns-repeated="2" office:value-type="float" office:value="-0.39261">
            <text:p>-0.39261</text:p>
          </table:table-cell>
          <table:table-cell table:number-columns-repeated="2"/>
        </table:table-row>
        <table:table-row table:style-name="ro1">
          <table:table-cell office:value-type="string">
            <text:p>host=65.55.110.29</text:p>
          </table:table-cell>
          <table:table-cell table:number-columns-repeated="2" office:value-type="float" office:value="-0.3858">
            <text:p>-0.3858</text:p>
          </table:table-cell>
          <table:table-cell table:number-columns-repeated="2"/>
        </table:table-row>
        <table:table-row table:style-name="ro1">
          <table:table-cell office:value-type="string">
            <text:p>host=136.182.2.25</text:p>
          </table:table-cell>
          <table:table-cell table:number-columns-repeated="2" office:value-type="float" office:value="-0.38529">
            <text:p>-0.38529</text:p>
          </table:table-cell>
          <table:table-cell table:number-columns-repeated="2"/>
        </table:table-row>
        <table:table-row table:style-name="ro1">
          <table:table-cell office:value-type="string">
            <text:p>host=139.142.0.131</text:p>
          </table:table-cell>
          <table:table-cell table:number-columns-repeated="2" office:value-type="float" office:value="-0.38253">
            <text:p>-0.38253</text:p>
          </table:table-cell>
          <table:table-cell table:number-columns-repeated="2"/>
        </table:table-row>
        <table:table-row table:style-name="ro1">
          <table:table-cell office:value-type="string">
            <text:p>host=68.110.28.142</text:p>
          </table:table-cell>
          <table:table-cell table:number-columns-repeated="2" office:value-type="float" office:value="-0.38253">
            <text:p>-0.38253</text:p>
          </table:table-cell>
          <table:table-cell table:number-columns-repeated="2"/>
        </table:table-row>
        <table:table-row table:style-name="ro1">
          <table:table-cell office:value-type="string">
            <text:p>host=71.9.78.254</text:p>
          </table:table-cell>
          <table:table-cell table:number-columns-repeated="2" office:value-type="float" office:value="-0.38253">
            <text:p>-0.38253</text:p>
          </table:table-cell>
          <table:table-cell table:number-columns-repeated="2"/>
        </table:table-row>
        <table:table-row table:style-name="ro1">
          <table:table-cell office:value-type="string">
            <text:p>host=202.129.206.195</text:p>
          </table:table-cell>
          <table:table-cell table:number-columns-repeated="2" office:value-type="float" office:value="-0.34579">
            <text:p>-0.34579</text:p>
          </table:table-cell>
          <table:table-cell table:number-columns-repeated="2"/>
        </table:table-row>
        <table:table-row table:style-name="ro1">
          <table:table-cell office:value-type="string">
            <text:p>host=66.249.65.161</text:p>
          </table:table-cell>
          <table:table-cell table:number-columns-repeated="2" office:value-type="float" office:value="-0.3338">
            <text:p>-0.3338</text:p>
          </table:table-cell>
          <table:table-cell table:number-columns-repeated="2"/>
        </table:table-row>
        <table:table-row table:style-name="ro1">
          <table:table-cell office:value-type="string">
            <text:p>host=68.229.36.80</text:p>
          </table:table-cell>
          <table:table-cell table:number-columns-repeated="2" office:value-type="float" office:value="-0.3338">
            <text:p>-0.3338</text:p>
          </table:table-cell>
          <table:table-cell table:number-columns-repeated="2"/>
        </table:table-row>
        <table:table-row table:style-name="ro1">
          <table:table-cell office:value-type="string">
            <text:p>host=82.34.153.205</text:p>
          </table:table-cell>
          <table:table-cell table:number-columns-repeated="2" office:value-type="float" office:value="-0.33282">
            <text:p>-0.33282</text:p>
          </table:table-cell>
          <table:table-cell table:number-columns-repeated="2"/>
        </table:table-row>
        <table:table-row table:style-name="ro1">
          <table:table-cell office:value-type="string">
            <text:p>host=193.189.143.245</text:p>
          </table:table-cell>
          <table:table-cell table:number-columns-repeated="2" office:value-type="float" office:value="-0.33068">
            <text:p>-0.33068</text:p>
          </table:table-cell>
          <table:table-cell table:number-columns-repeated="2"/>
        </table:table-row>
        <table:table-row table:style-name="ro1">
          <table:table-cell office:value-type="string">
            <text:p>host=217.168.116.4</text:p>
          </table:table-cell>
          <table:table-cell table:number-columns-repeated="2" office:value-type="float" office:value="-0.33068">
            <text:p>-0.33068</text:p>
          </table:table-cell>
          <table:table-cell table:number-columns-repeated="2"/>
        </table:table-row>
        <table:table-row table:style-name="ro1">
          <table:table-cell office:value-type="string">
            <text:p>host=41.207.216.119</text:p>
          </table:table-cell>
          <table:table-cell table:number-columns-repeated="2" office:value-type="float" office:value="-0.33068">
            <text:p>-0.33068</text:p>
          </table:table-cell>
          <table:table-cell table:number-columns-repeated="2"/>
        </table:table-row>
        <table:table-row table:style-name="ro1">
          <table:table-cell office:value-type="string">
            <text:p>host=61.247.221.82</text:p>
          </table:table-cell>
          <table:table-cell table:number-columns-repeated="2" office:value-type="float" office:value="-0.33068">
            <text:p>-0.33068</text:p>
          </table:table-cell>
          <table:table-cell table:number-columns-repeated="2"/>
        </table:table-row>
        <table:table-row table:style-name="ro1">
          <table:table-cell office:value-type="string">
            <text:p>host=78.154.224.5</text:p>
          </table:table-cell>
          <table:table-cell table:number-columns-repeated="2" office:value-type="float" office:value="-0.33068">
            <text:p>-0.33068</text:p>
          </table:table-cell>
          <table:table-cell table:number-columns-repeated="2"/>
        </table:table-row>
        <table:table-row table:style-name="ro1">
          <table:table-cell office:value-type="string">
            <text:p>host=201.47.176.26</text:p>
          </table:table-cell>
          <table:table-cell table:number-columns-repeated="2" office:value-type="float" office:value="-0.29502">
            <text:p>-0.29502</text:p>
          </table:table-cell>
          <table:table-cell table:number-columns-repeated="2"/>
        </table:table-row>
        <table:table-row table:style-name="ro1">
          <table:table-cell office:value-type="string">
            <text:p>host=58.178.17.192</text:p>
          </table:table-cell>
          <table:table-cell table:number-columns-repeated="2" office:value-type="float" office:value="-0.2942">
            <text:p>-0.2942</text:p>
          </table:table-cell>
          <table:table-cell table:number-columns-repeated="2"/>
        </table:table-row>
        <table:table-row table:style-name="ro1">
          <table:table-cell office:value-type="string">
            <text:p>host=65.55.109.72</text:p>
          </table:table-cell>
          <table:table-cell table:number-columns-repeated="2" office:value-type="float" office:value="-0.2942">
            <text:p>-0.2942</text:p>
          </table:table-cell>
          <table:table-cell table:number-columns-repeated="2"/>
        </table:table-row>
        <table:table-row table:style-name="ro1">
          <table:table-cell office:value-type="string">
            <text:p>host=68.222.85.218</text:p>
          </table:table-cell>
          <table:table-cell table:number-columns-repeated="2" office:value-type="float" office:value="-0.27415">
            <text:p>-0.27415</text:p>
          </table:table-cell>
          <table:table-cell table:number-columns-repeated="2"/>
        </table:table-row>
        <table:table-row table:style-name="ro1">
          <table:table-cell office:value-type="string">
            <text:p>host=71.42.94.114</text:p>
          </table:table-cell>
          <table:table-cell table:number-columns-repeated="2" office:value-type="float" office:value="-0.26767">
            <text:p>-0.26767</text:p>
          </table:table-cell>
          <table:table-cell table:number-columns-repeated="2"/>
        </table:table-row>
        <table:table-row table:style-name="ro1">
          <table:table-cell office:value-type="string">
            <text:p>host=81.98.126.6</text:p>
          </table:table-cell>
          <table:table-cell table:number-columns-repeated="2" office:value-type="float" office:value="-0.26767">
            <text:p>-0.26767</text:p>
          </table:table-cell>
          <table:table-cell table:number-columns-repeated="2"/>
        </table:table-row>
        <table:table-row table:style-name="ro1">
          <table:table-cell office:value-type="string">
            <text:p>host=121.54.32.102</text:p>
          </table:table-cell>
          <table:table-cell table:number-columns-repeated="2" office:value-type="float" office:value="-0.26504">
            <text:p>-0.26504</text:p>
          </table:table-cell>
          <table:table-cell table:number-columns-repeated="2"/>
        </table:table-row>
        <table:table-row table:style-name="ro1">
          <table:table-cell office:value-type="string">
            <text:p>host=24.168.233.6</text:p>
          </table:table-cell>
          <table:table-cell table:number-columns-repeated="2" office:value-type="float" office:value="-0.2451">
            <text:p>-0.2451</text:p>
          </table:table-cell>
          <table:table-cell table:number-columns-repeated="2"/>
        </table:table-row>
        <table:table-row table:style-name="ro1">
          <table:table-cell office:value-type="string">
            <text:p>host=123.125.66.43</text:p>
          </table:table-cell>
          <table:table-cell table:number-columns-repeated="2" office:value-type="float" office:value="-0.2399">
            <text:p>-0.2399</text:p>
          </table:table-cell>
          <table:table-cell table:number-columns-repeated="2"/>
        </table:table-row>
        <table:table-row table:style-name="ro1">
          <table:table-cell office:value-type="string">
            <text:p>host=65.55.231.93</text:p>
          </table:table-cell>
          <table:table-cell table:number-columns-repeated="2" office:value-type="float" office:value="-0.2399">
            <text:p>-0.2399</text:p>
          </table:table-cell>
          <table:table-cell table:number-columns-repeated="2"/>
        </table:table-row>
        <table:table-row table:style-name="ro1">
          <table:table-cell office:value-type="string">
            <text:p>host=86.94.229.215</text:p>
          </table:table-cell>
          <table:table-cell table:number-columns-repeated="2" office:value-type="float" office:value="-0.2399">
            <text:p>-0.2399</text:p>
          </table:table-cell>
          <table:table-cell table:number-columns-repeated="2"/>
        </table:table-row>
        <table:table-row table:style-name="ro1">
          <table:table-cell office:value-type="string">
            <text:p>host=187.62.48.142</text:p>
          </table:table-cell>
          <table:table-cell table:number-columns-repeated="2" office:value-type="float" office:value="-0.23755">
            <text:p>-0.23755</text:p>
          </table:table-cell>
          <table:table-cell table:number-columns-repeated="2"/>
        </table:table-row>
        <table:table-row table:style-name="ro1">
          <table:table-cell office:value-type="string">
            <text:p>host=74.86.223.42</text:p>
          </table:table-cell>
          <table:table-cell table:number-columns-repeated="2" office:value-type="float" office:value="-0.23105">
            <text:p>-0.23105</text:p>
          </table:table-cell>
          <table:table-cell table:number-columns-repeated="2"/>
        </table:table-row>
        <table:table-row table:style-name="ro1">
          <table:table-cell office:value-type="string">
            <text:p>host=122.144.117.49</text:p>
          </table:table-cell>
          <table:table-cell table:number-columns-repeated="2" office:value-type="float" office:value="-0.21707">
            <text:p>-0.21707</text:p>
          </table:table-cell>
          <table:table-cell table:number-columns-repeated="2"/>
        </table:table-row>
        <table:table-row table:style-name="ro1">
          <table:table-cell office:value-type="string">
            <text:p>host=75.101.247.128</text:p>
          </table:table-cell>
          <table:table-cell table:number-columns-repeated="2" office:value-type="float" office:value="-0.21707">
            <text:p>-0.21707</text:p>
          </table:table-cell>
          <table:table-cell table:number-columns-repeated="2"/>
        </table:table-row>
        <table:table-row table:style-name="ro1">
          <table:table-cell office:value-type="string">
            <text:p>host=64.81.161.15</text:p>
          </table:table-cell>
          <table:table-cell table:number-columns-repeated="2" office:value-type="float" office:value="-0.20355">
            <text:p>-0.20355</text:p>
          </table:table-cell>
          <table:table-cell table:number-columns-repeated="2"/>
        </table:table-row>
        <table:table-row table:style-name="ro1">
          <table:table-cell office:value-type="string">
            <text:p>host=65.55.110.182</text:p>
          </table:table-cell>
          <table:table-cell table:number-columns-repeated="2" office:value-type="float" office:value="-0.19083">
            <text:p>-0.19083</text:p>
          </table:table-cell>
          <table:table-cell table:number-columns-repeated="2"/>
        </table:table-row>
        <table:table-row table:style-name="ro1">
          <table:table-cell office:value-type="string">
            <text:p>host=69.231.83.83</text:p>
          </table:table-cell>
          <table:table-cell table:number-columns-repeated="2" office:value-type="float" office:value="-0.19083">
            <text:p>-0.19083</text:p>
          </table:table-cell>
          <table:table-cell table:number-columns-repeated="2"/>
        </table:table-row>
        <table:table-row table:style-name="ro1">
          <table:table-cell office:value-type="string">
            <text:p>host=174.129.128.28</text:p>
          </table:table-cell>
          <table:table-cell table:number-columns-repeated="2" office:value-type="float" office:value="-0.18134">
            <text:p>-0.18134</text:p>
          </table:table-cell>
          <table:table-cell table:number-columns-repeated="2"/>
        </table:table-row>
        <table:table-row table:style-name="ro1">
          <table:table-cell office:value-type="string">
            <text:p>host=65.55.110.166</text:p>
          </table:table-cell>
          <table:table-cell table:number-columns-repeated="2" office:value-type="float" office:value="-0.18134">
            <text:p>-0.18134</text:p>
          </table:table-cell>
          <table:table-cell table:number-columns-repeated="2"/>
        </table:table-row>
        <table:table-row table:style-name="ro1">
          <table:table-cell office:value-type="string">
            <text:p>host=87.122.107.239</text:p>
          </table:table-cell>
          <table:table-cell table:number-columns-repeated="2" office:value-type="float" office:value="-0.18134">
            <text:p>-0.18134</text:p>
          </table:table-cell>
          <table:table-cell table:number-columns-repeated="2"/>
        </table:table-row>
        <table:table-row table:style-name="ro1">
          <table:table-cell office:value-type="string">
            <text:p>host=65.55.106.203</text:p>
          </table:table-cell>
          <table:table-cell table:number-columns-repeated="2" office:value-type="float" office:value="-0.17688">
            <text:p>-0.17688</text:p>
          </table:table-cell>
          <table:table-cell table:number-columns-repeated="2"/>
        </table:table-row>
        <table:table-row table:style-name="ro1">
          <table:table-cell office:value-type="string">
            <text:p>host=65.55.110.193</text:p>
          </table:table-cell>
          <table:table-cell table:number-columns-repeated="2" office:value-type="float" office:value="-0.17688">
            <text:p>-0.17688</text:p>
          </table:table-cell>
          <table:table-cell table:number-columns-repeated="2"/>
        </table:table-row>
        <table:table-row table:style-name="ro1">
          <table:table-cell office:value-type="string">
            <text:p>host=76.13.20.61</text:p>
          </table:table-cell>
          <table:table-cell table:number-columns-repeated="2" office:value-type="float" office:value="-0.17688">
            <text:p>-0.17688</text:p>
          </table:table-cell>
          <table:table-cell table:number-columns-repeated="2"/>
        </table:table-row>
        <table:table-row table:style-name="ro1">
          <table:table-cell office:value-type="string">
            <text:p>host=123.125.66.53</text:p>
          </table:table-cell>
          <table:table-cell table:number-columns-repeated="2" office:value-type="float" office:value="-0.17395">
            <text:p>-0.17395</text:p>
          </table:table-cell>
          <table:table-cell table:number-columns-repeated="2"/>
        </table:table-row>
        <table:table-row table:style-name="ro1">
          <table:table-cell office:value-type="string">
            <text:p>host=65.55.107.190</text:p>
          </table:table-cell>
          <table:table-cell table:number-columns-repeated="2" office:value-type="float" office:value="-0.17395">
            <text:p>-0.17395</text:p>
          </table:table-cell>
          <table:table-cell table:number-columns-repeated="2"/>
        </table:table-row>
        <table:table-row table:style-name="ro1">
          <table:table-cell office:value-type="string">
            <text:p>host=200.202.142.5</text:p>
          </table:table-cell>
          <table:table-cell table:number-columns-repeated="2" office:value-type="float" office:value="-0.17273">
            <text:p>-0.17273</text:p>
          </table:table-cell>
          <table:table-cell table:number-columns-repeated="2"/>
        </table:table-row>
        <table:table-row table:style-name="ro1">
          <table:table-cell office:value-type="string">
            <text:p>host=78.157.11.25</text:p>
          </table:table-cell>
          <table:table-cell table:number-columns-repeated="2" office:value-type="float" office:value="-0.17273">
            <text:p>-0.17273</text:p>
          </table:table-cell>
          <table:table-cell table:number-columns-repeated="2"/>
        </table:table-row>
        <table:table-row table:style-name="ro1">
          <table:table-cell office:value-type="string">
            <text:p>host=136.145.194.46</text:p>
          </table:table-cell>
          <table:table-cell table:number-columns-repeated="2" office:value-type="float" office:value="-0.16779">
            <text:p>-0.16779</text:p>
          </table:table-cell>
          <table:table-cell table:number-columns-repeated="2"/>
        </table:table-row>
        <table:table-row table:style-name="ro1">
          <table:table-cell office:value-type="string">
            <text:p>host=65.55.231.123</text:p>
          </table:table-cell>
          <table:table-cell table:number-columns-repeated="2" office:value-type="float" office:value="-0.16779">
            <text:p>-0.16779</text:p>
          </table:table-cell>
          <table:table-cell table:number-columns-repeated="2"/>
        </table:table-row>
        <table:table-row table:style-name="ro1">
          <table:table-cell office:value-type="string">
            <text:p>host=65.55.104.67</text:p>
          </table:table-cell>
          <table:table-cell table:number-columns-repeated="2" office:value-type="float" office:value="-0.15301">
            <text:p>-0.15301</text:p>
          </table:table-cell>
          <table:table-cell table:number-columns-repeated="2"/>
        </table:table-row>
        <table:table-row table:style-name="ro1">
          <table:table-cell office:value-type="string">
            <text:p>host=41.201.186.94</text:p>
          </table:table-cell>
          <table:table-cell table:number-columns-repeated="2" office:value-type="float" office:value="-0.14676">
            <text:p>-0.14676</text:p>
          </table:table-cell>
          <table:table-cell table:number-columns-repeated="2"/>
        </table:table-row>
        <table:table-row table:style-name="ro1">
          <table:table-cell office:value-type="string">
            <text:p>host=86.17.161.197</text:p>
          </table:table-cell>
          <table:table-cell table:number-columns-repeated="2" office:value-type="float" office:value="-0.14676">
            <text:p>-0.14676</text:p>
          </table:table-cell>
          <table:table-cell table:number-columns-repeated="2"/>
        </table:table-row>
        <table:table-row table:style-name="ro1">
          <table:table-cell office:value-type="string">
            <text:p>host=65.55.106.144</text:p>
          </table:table-cell>
          <table:table-cell table:number-columns-repeated="2" office:value-type="float" office:value="-0.14354">
            <text:p>-0.14354</text:p>
          </table:table-cell>
          <table:table-cell table:number-columns-repeated="2"/>
        </table:table-row>
        <table:table-row table:style-name="ro1">
          <table:table-cell office:value-type="string">
            <text:p>host=65.55.106.227</text:p>
          </table:table-cell>
          <table:table-cell table:number-columns-repeated="2" office:value-type="float" office:value="-0.14354">
            <text:p>-0.14354</text:p>
          </table:table-cell>
          <table:table-cell table:number-columns-repeated="2"/>
        </table:table-row>
        <table:table-row table:style-name="ro1">
          <table:table-cell office:value-type="string">
            <text:p>host=70.117.4.201</text:p>
          </table:table-cell>
          <table:table-cell table:number-columns-repeated="2" office:value-type="float" office:value="-0.14064">
            <text:p>-0.14064</text:p>
          </table:table-cell>
          <table:table-cell table:number-columns-repeated="2"/>
        </table:table-row>
        <table:table-row table:style-name="ro1">
          <table:table-cell office:value-type="string">
            <text:p>host=189.61.18.49</text:p>
          </table:table-cell>
          <table:table-cell table:number-columns-repeated="2" office:value-type="float" office:value="-0.12629">
            <text:p>-0.12629</text:p>
          </table:table-cell>
          <table:table-cell table:number-columns-repeated="2"/>
        </table:table-row>
        <table:table-row table:style-name="ro1">
          <table:table-cell office:value-type="string">
            <text:p>host=76.17.167.52</text:p>
          </table:table-cell>
          <table:table-cell table:number-columns-repeated="2" office:value-type="float" office:value="-0.12629">
            <text:p>-0.12629</text:p>
          </table:table-cell>
          <table:table-cell table:number-columns-repeated="2"/>
        </table:table-row>
        <table:table-row table:style-name="ro1">
          <table:table-cell office:value-type="string">
            <text:p>host=201.114.208.19</text:p>
          </table:table-cell>
          <table:table-cell table:number-columns-repeated="2" office:value-type="float" office:value="-0.1249">
            <text:p>-0.1249</text:p>
          </table:table-cell>
          <table:table-cell table:number-columns-repeated="2"/>
        </table:table-row>
        <table:table-row table:style-name="ro1">
          <table:table-cell office:value-type="string">
            <text:p>host=65.55.231.31</text:p>
          </table:table-cell>
          <table:table-cell table:number-columns-repeated="2" office:value-type="float" office:value="-0.1249">
            <text:p>-0.1249</text:p>
          </table:table-cell>
          <table:table-cell table:number-columns-repeated="2"/>
        </table:table-row>
        <table:table-row table:style-name="ro1">
          <table:table-cell office:value-type="string">
            <text:p>host=220.181.7.40</text:p>
          </table:table-cell>
          <table:table-cell table:number-columns-repeated="2" office:value-type="float" office:value="-0.11255">
            <text:p>-0.11255</text:p>
          </table:table-cell>
          <table:table-cell table:number-columns-repeated="2"/>
        </table:table-row>
        <table:table-row table:style-name="ro1">
          <table:table-cell office:value-type="string">
            <text:p>host=205.241.134.74</text:p>
          </table:table-cell>
          <table:table-cell table:number-columns-repeated="2" office:value-type="float" office:value="-0.11175">
            <text:p>-0.11175</text:p>
          </table:table-cell>
          <table:table-cell table:number-columns-repeated="2"/>
        </table:table-row>
        <table:table-row table:style-name="ro1">
          <table:table-cell office:value-type="string">
            <text:p>host=65.55.104.74</text:p>
          </table:table-cell>
          <table:table-cell table:number-columns-repeated="2" office:value-type="float" office:value="-0.11175">
            <text:p>-0.11175</text:p>
          </table:table-cell>
          <table:table-cell table:number-columns-repeated="2"/>
        </table:table-row>
        <table:table-row table:style-name="ro1">
          <table:table-cell office:value-type="string">
            <text:p>host=65.55.109.22</text:p>
          </table:table-cell>
          <table:table-cell table:number-columns-repeated="2" office:value-type="float" office:value="-0.10874">
            <text:p>-0.10874</text:p>
          </table:table-cell>
          <table:table-cell table:number-columns-repeated="2"/>
        </table:table-row>
        <table:table-row table:style-name="ro1">
          <table:table-cell office:value-type="string">
            <text:p>host=121.121.225.4</text:p>
          </table:table-cell>
          <table:table-cell table:number-columns-repeated="2" office:value-type="float" office:value="-0.10496">
            <text:p>-0.10496</text:p>
          </table:table-cell>
          <table:table-cell table:number-columns-repeated="2"/>
        </table:table-row>
        <table:table-row table:style-name="ro1">
          <table:table-cell office:value-type="string">
            <text:p>host=121.72.132.18</text:p>
          </table:table-cell>
          <table:table-cell table:number-columns-repeated="2" office:value-type="float" office:value="-0.09974">
            <text:p>-0.09974</text:p>
          </table:table-cell>
          <table:table-cell table:number-columns-repeated="2"/>
        </table:table-row>
        <table:table-row table:style-name="ro1">
          <table:table-cell office:value-type="string">
            <text:p>host=72.130.171.6</text:p>
          </table:table-cell>
          <table:table-cell table:number-columns-repeated="2" office:value-type="float" office:value="-0.09974">
            <text:p>-0.09974</text:p>
          </table:table-cell>
          <table:table-cell table:number-columns-repeated="2"/>
        </table:table-row>
        <table:table-row table:style-name="ro1">
          <table:table-cell office:value-type="string">
            <text:p>host=129.252.131.68</text:p>
          </table:table-cell>
          <table:table-cell table:number-columns-repeated="2" office:value-type="float" office:value="-0.09261">
            <text:p>-0.09261</text:p>
          </table:table-cell>
          <table:table-cell table:number-columns-repeated="2"/>
        </table:table-row>
        <table:table-row table:style-name="ro1">
          <table:table-cell office:value-type="string">
            <text:p>host=112.202.3.173</text:p>
          </table:table-cell>
          <table:table-cell table:number-columns-repeated="2" office:value-type="float" office:value="-0.08841">
            <text:p>-0.08841</text:p>
          </table:table-cell>
          <table:table-cell table:number-columns-repeated="2"/>
        </table:table-row>
        <table:table-row table:style-name="ro1">
          <table:table-cell office:value-type="string">
            <text:p>host=194.67.18.207</text:p>
          </table:table-cell>
          <table:table-cell table:number-columns-repeated="2" office:value-type="float" office:value="-0.08052">
            <text:p>-0.08052</text:p>
          </table:table-cell>
          <table:table-cell table:number-columns-repeated="2"/>
        </table:table-row>
        <table:table-row table:style-name="ro1">
          <table:table-cell office:value-type="string">
            <text:p>host=195.210.57.83</text:p>
          </table:table-cell>
          <table:table-cell table:number-columns-repeated="2" office:value-type="float" office:value="-0.08052">
            <text:p>-0.08052</text:p>
          </table:table-cell>
          <table:table-cell table:number-columns-repeated="2"/>
        </table:table-row>
        <table:table-row table:style-name="ro1">
          <table:table-cell office:value-type="string">
            <text:p>host=219.234.81.33</text:p>
          </table:table-cell>
          <table:table-cell table:number-columns-repeated="2" office:value-type="float" office:value="-0.08052">
            <text:p>-0.08052</text:p>
          </table:table-cell>
          <table:table-cell table:number-columns-repeated="2"/>
        </table:table-row>
        <table:table-row table:style-name="ro1">
          <table:table-cell office:value-type="string">
            <text:p>host=65.78.211.82</text:p>
          </table:table-cell>
          <table:table-cell table:number-columns-repeated="2" office:value-type="float" office:value="-0.07914">
            <text:p>-0.07914</text:p>
          </table:table-cell>
          <table:table-cell table:number-columns-repeated="2"/>
        </table:table-row>
        <table:table-row table:style-name="ro1">
          <table:table-cell office:value-type="string">
            <text:p>host=208.80.195.55</text:p>
          </table:table-cell>
          <table:table-cell table:number-columns-repeated="2" office:value-type="float" office:value="-0.07245">
            <text:p>-0.07245</text:p>
          </table:table-cell>
          <table:table-cell table:number-columns-repeated="2"/>
        </table:table-row>
        <table:table-row table:style-name="ro1">
          <table:table-cell office:value-type="string">
            <text:p>host=76.66.21.91</text:p>
          </table:table-cell>
          <table:table-cell table:number-columns-repeated="2" office:value-type="float" office:value="-0.06616">
            <text:p>-0.06616</text:p>
          </table:table-cell>
          <table:table-cell table:number-columns-repeated="2"/>
        </table:table-row>
        <table:table-row table:style-name="ro1">
          <table:table-cell office:value-type="string">
            <text:p>host=65.55.110.130</text:p>
          </table:table-cell>
          <table:table-cell table:number-columns-repeated="2" office:value-type="float" office:value="-0.06301">
            <text:p>-0.06301</text:p>
          </table:table-cell>
          <table:table-cell table:number-columns-repeated="2"/>
        </table:table-row>
        <table:table-row table:style-name="ro1">
          <table:table-cell office:value-type="string">
            <text:p>host=75.142.143.216</text:p>
          </table:table-cell>
          <table:table-cell table:number-columns-repeated="2" office:value-type="float" office:value="-0.06301">
            <text:p>-0.06301</text:p>
          </table:table-cell>
          <table:table-cell table:number-columns-repeated="2"/>
        </table:table-row>
        <table:table-row table:style-name="ro1">
          <table:table-cell office:value-type="string">
            <text:p>host=67.215.230.20</text:p>
          </table:table-cell>
          <table:table-cell table:number-columns-repeated="2" office:value-type="float" office:value="-0.06222">
            <text:p>-0.06222</text:p>
          </table:table-cell>
          <table:table-cell table:number-columns-repeated="2"/>
        </table:table-row>
        <table:table-row table:style-name="ro1">
          <table:table-cell office:value-type="string">
            <text:p>host=63.225.239.10</text:p>
          </table:table-cell>
          <table:table-cell table:number-columns-repeated="2" office:value-type="float" office:value="-0.06058">
            <text:p>-0.06058</text:p>
          </table:table-cell>
          <table:table-cell table:number-columns-repeated="2"/>
        </table:table-row>
        <table:table-row table:style-name="ro1">
          <table:table-cell office:value-type="string">
            <text:p>host=65.55.109.73</text:p>
          </table:table-cell>
          <table:table-cell table:number-columns-repeated="2" office:value-type="float" office:value="-0.06058">
            <text:p>-0.06058</text:p>
          </table:table-cell>
          <table:table-cell table:number-columns-repeated="2"/>
        </table:table-row>
        <table:table-row table:style-name="ro1">
          <table:table-cell office:value-type="string">
            <text:p>host=147.229.10.250</text:p>
          </table:table-cell>
          <table:table-cell table:number-columns-repeated="2" office:value-type="float" office:value="-0.05069">
            <text:p>-0.05069</text:p>
          </table:table-cell>
          <table:table-cell table:number-columns-repeated="2"/>
        </table:table-row>
        <table:table-row table:style-name="ro1">
          <table:table-cell office:value-type="string">
            <text:p>host=168.226.40.111</text:p>
          </table:table-cell>
          <table:table-cell table:number-columns-repeated="2" office:value-type="float" office:value="-0.05069">
            <text:p>-0.05069</text:p>
          </table:table-cell>
          <table:table-cell table:number-columns-repeated="2"/>
        </table:table-row>
        <table:table-row table:style-name="ro1">
          <table:table-cell office:value-type="string">
            <text:p>host=198.161.30.188</text:p>
          </table:table-cell>
          <table:table-cell table:number-columns-repeated="2" office:value-type="float" office:value="-0.04187">
            <text:p>-0.04187</text:p>
          </table:table-cell>
          <table:table-cell table:number-columns-repeated="2"/>
        </table:table-row>
        <table:table-row table:style-name="ro1">
          <table:table-cell office:value-type="string">
            <text:p>host=97.87.220.252</text:p>
          </table:table-cell>
          <table:table-cell table:number-columns-repeated="2" office:value-type="float" office:value="-0.03833">
            <text:p>-0.03833</text:p>
          </table:table-cell>
          <table:table-cell table:number-columns-repeated="2"/>
        </table:table-row>
        <table:table-row table:style-name="ro1">
          <table:table-cell office:value-type="string">
            <text:p>host=134.191.232.69</text:p>
          </table:table-cell>
          <table:table-cell table:number-columns-repeated="2" office:value-type="float" office:value="-0.03753">
            <text:p>-0.03753</text:p>
          </table:table-cell>
          <table:table-cell table:number-columns-repeated="2"/>
        </table:table-row>
        <table:table-row table:style-name="ro1">
          <table:table-cell office:value-type="string">
            <text:p>host=65.55.110.207</text:p>
          </table:table-cell>
          <table:table-cell table:number-columns-repeated="2" office:value-type="float" office:value="-0.03753">
            <text:p>-0.03753</text:p>
          </table:table-cell>
          <table:table-cell table:number-columns-repeated="2"/>
        </table:table-row>
        <table:table-row table:style-name="ro1">
          <table:table-cell office:value-type="string">
            <text:p>host=65.55.217.53</text:p>
          </table:table-cell>
          <table:table-cell table:number-columns-repeated="2" office:value-type="float" office:value="-0.03753">
            <text:p>-0.03753</text:p>
          </table:table-cell>
          <table:table-cell table:number-columns-repeated="2"/>
        </table:table-row>
        <table:table-row table:style-name="ro1">
          <table:table-cell office:value-type="string">
            <text:p>host=58.69.168.155</text:p>
          </table:table-cell>
          <table:table-cell table:number-columns-repeated="2" office:value-type="float" office:value="-0.03098">
            <text:p>-0.03098</text:p>
          </table:table-cell>
          <table:table-cell table:number-columns-repeated="2"/>
        </table:table-row>
        <table:table-row table:style-name="ro1">
          <table:table-cell office:value-type="string">
            <text:p>host=70.106.237.192</text:p>
          </table:table-cell>
          <table:table-cell table:number-columns-repeated="2" office:value-type="float" office:value="-0.03098">
            <text:p>-0.03098</text:p>
          </table:table-cell>
          <table:table-cell table:number-columns-repeated="2"/>
        </table:table-row>
        <table:table-row table:style-name="ro1">
          <table:table-cell office:value-type="string">
            <text:p>host=65.55.106.236</text:p>
          </table:table-cell>
          <table:table-cell table:number-columns-repeated="2" office:value-type="float" office:value="-0.03009">
            <text:p>-0.03009</text:p>
          </table:table-cell>
          <table:table-cell table:number-columns-repeated="2"/>
        </table:table-row>
        <table:table-row table:style-name="ro1">
          <table:table-cell office:value-type="string">
            <text:p>host=69.203.2.218</text:p>
          </table:table-cell>
          <table:table-cell table:number-columns-repeated="2" office:value-type="float" office:value="-0.03009">
            <text:p>-0.03009</text:p>
          </table:table-cell>
          <table:table-cell table:number-columns-repeated="2"/>
        </table:table-row>
        <table:table-row table:style-name="ro1">
          <table:table-cell office:value-type="string">
            <text:p>host=65.55.109.186</text:p>
          </table:table-cell>
          <table:table-cell table:number-columns-repeated="2" office:value-type="float" office:value="-0.0254">
            <text:p>-0.0254</text:p>
          </table:table-cell>
          <table:table-cell table:number-columns-repeated="2"/>
        </table:table-row>
        <table:table-row table:style-name="ro1">
          <table:table-cell office:value-type="string">
            <text:p>host=65.80.93.16</text:p>
          </table:table-cell>
          <table:table-cell table:number-columns-repeated="2" office:value-type="float" office:value="-0.0254">
            <text:p>-0.0254</text:p>
          </table:table-cell>
          <table:table-cell table:number-columns-repeated="2"/>
        </table:table-row>
        <table:table-row table:style-name="ro1">
          <table:table-cell office:value-type="string">
            <text:p>host=91.121.4.19</text:p>
          </table:table-cell>
          <table:table-cell table:number-columns-repeated="2" office:value-type="float" office:value="-0.0254">
            <text:p>-0.0254</text:p>
          </table:table-cell>
          <table:table-cell table:number-columns-repeated="2"/>
        </table:table-row>
        <table:table-row table:style-name="ro1">
          <table:table-cell office:value-type="string">
            <text:p>host=65.55.107.187</text:p>
          </table:table-cell>
          <table:table-cell table:number-columns-repeated="2" office:value-type="float" office:value="-0.01891">
            <text:p>-0.01891</text:p>
          </table:table-cell>
          <table:table-cell table:number-columns-repeated="2"/>
        </table:table-row>
        <table:table-row table:style-name="ro1">
          <table:table-cell office:value-type="string">
            <text:p>host=65.55.109.143</text:p>
          </table:table-cell>
          <table:table-cell table:number-columns-repeated="2" office:value-type="float" office:value="-0.01891">
            <text:p>-0.01891</text:p>
          </table:table-cell>
          <table:table-cell table:number-columns-repeated="2"/>
        </table:table-row>
        <table:table-row table:style-name="ro1">
          <table:table-cell office:value-type="string">
            <text:p>host=187.7.195.227</text:p>
          </table:table-cell>
          <table:table-cell table:number-columns-repeated="2" office:value-type="float" office:value="-0.01773">
            <text:p>-0.01773</text:p>
          </table:table-cell>
          <table:table-cell table:number-columns-repeated="2"/>
        </table:table-row>
        <table:table-row table:style-name="ro1">
          <table:table-cell office:value-type="string">
            <text:p>host=67.191.237.250</text:p>
          </table:table-cell>
          <table:table-cell table:number-columns-repeated="2" office:value-type="float" office:value="-0.01773">
            <text:p>-0.01773</text:p>
          </table:table-cell>
          <table:table-cell table:number-columns-repeated="2"/>
        </table:table-row>
        <table:table-row table:style-name="ro1">
          <table:table-cell office:value-type="string">
            <text:p>host=196.12.242.182</text:p>
          </table:table-cell>
          <table:table-cell table:number-columns-repeated="2" office:value-type="float" office:value="-0.01396">
            <text:p>-0.01396</text:p>
          </table:table-cell>
          <table:table-cell table:number-columns-repeated="2"/>
        </table:table-row>
        <table:table-row table:style-name="ro1">
          <table:table-cell office:value-type="string">
            <text:p>host=65.55.107.207</text:p>
          </table:table-cell>
          <table:table-cell table:number-columns-repeated="2" office:value-type="float" office:value="-0.01396">
            <text:p>-0.01396</text:p>
          </table:table-cell>
          <table:table-cell table:number-columns-repeated="2"/>
        </table:table-row>
        <table:table-row table:style-name="ro1">
          <table:table-cell office:value-type="string">
            <text:p>host=67.202.28.184</text:p>
          </table:table-cell>
          <table:table-cell table:number-columns-repeated="2" office:value-type="float" office:value="-0.01396">
            <text:p>-0.01396</text:p>
          </table:table-cell>
          <table:table-cell table:number-columns-repeated="2"/>
        </table:table-row>
        <table:table-row table:style-name="ro1">
          <table:table-cell office:value-type="string">
            <text:p>host=71.121.206.140</text:p>
          </table:table-cell>
          <table:table-cell table:number-columns-repeated="2" office:value-type="float" office:value="-0.01396">
            <text:p>-0.01396</text:p>
          </table:table-cell>
          <table:table-cell table:number-columns-repeated="2"/>
        </table:table-row>
        <table:table-row table:style-name="ro1">
          <table:table-cell office:value-type="string">
            <text:p>host=220.181.7.38</text:p>
          </table:table-cell>
          <table:table-cell table:number-columns-repeated="2" office:value-type="float" office:value="0.00394">
            <text:p>0.00394</text:p>
          </table:table-cell>
          <table:table-cell table:number-columns-repeated="2"/>
        </table:table-row>
        <table:table-row table:style-name="ro1">
          <table:table-cell office:value-type="string">
            <text:p>host=66.249.67.87</text:p>
          </table:table-cell>
          <table:table-cell table:number-columns-repeated="2" office:value-type="float" office:value="0.00394">
            <text:p>0.00394</text:p>
          </table:table-cell>
          <table:table-cell table:number-columns-repeated="2"/>
        </table:table-row>
        <table:table-row table:style-name="ro1">
          <table:table-cell office:value-type="string">
            <text:p>host=70.200.133.58</text:p>
          </table:table-cell>
          <table:table-cell table:number-columns-repeated="2" office:value-type="float" office:value="0.00394">
            <text:p>0.00394</text:p>
          </table:table-cell>
          <table:table-cell table:number-columns-repeated="2"/>
        </table:table-row>
        <table:table-row table:style-name="ro1">
          <table:table-cell office:value-type="string">
            <text:p>host=122.49.158.213</text:p>
          </table:table-cell>
          <table:table-cell table:number-columns-repeated="2" office:value-type="float" office:value="0.01155">
            <text:p>0.01155</text:p>
          </table:table-cell>
          <table:table-cell table:number-columns-repeated="2"/>
        </table:table-row>
        <table:table-row table:style-name="ro1">
          <table:table-cell office:value-type="string">
            <text:p>host=90.220.54.173</text:p>
          </table:table-cell>
          <table:table-cell table:number-columns-repeated="2" office:value-type="float" office:value="0.01155">
            <text:p>0.01155</text:p>
          </table:table-cell>
          <table:table-cell table:number-columns-repeated="2"/>
        </table:table-row>
        <table:table-row table:style-name="ro1">
          <table:table-cell office:value-type="string">
            <text:p>host=208.80.195.48</text:p>
          </table:table-cell>
          <table:table-cell table:number-columns-repeated="2" office:value-type="float" office:value="0.0143">
            <text:p>0.0143</text:p>
          </table:table-cell>
          <table:table-cell table:number-columns-repeated="2"/>
        </table:table-row>
        <table:table-row table:style-name="ro1">
          <table:table-cell office:value-type="string">
            <text:p>host=4.131.17.243</text:p>
          </table:table-cell>
          <table:table-cell table:number-columns-repeated="2" office:value-type="float" office:value="0.0143">
            <text:p>0.0143</text:p>
          </table:table-cell>
          <table:table-cell table:number-columns-repeated="2"/>
        </table:table-row>
        <table:table-row table:style-name="ro1">
          <table:table-cell office:value-type="string">
            <text:p>host=65.55.106.217</text:p>
          </table:table-cell>
          <table:table-cell table:number-columns-repeated="2" office:value-type="float" office:value="0.0143">
            <text:p>0.0143</text:p>
          </table:table-cell>
          <table:table-cell table:number-columns-repeated="2"/>
        </table:table-row>
        <table:table-row table:style-name="ro1">
          <table:table-cell office:value-type="string">
            <text:p>host=69.254.219.206</text:p>
          </table:table-cell>
          <table:table-cell table:number-columns-repeated="2" office:value-type="float" office:value="0.0143">
            <text:p>0.0143</text:p>
          </table:table-cell>
          <table:table-cell table:number-columns-repeated="2"/>
        </table:table-row>
        <table:table-row table:style-name="ro1">
          <table:table-cell office:value-type="string">
            <text:p>host=81.153.112.193</text:p>
          </table:table-cell>
          <table:table-cell table:number-columns-repeated="2" office:value-type="float" office:value="0.0143">
            <text:p>0.0143</text:p>
          </table:table-cell>
          <table:table-cell table:number-columns-repeated="2"/>
        </table:table-row>
        <table:table-row table:style-name="ro1">
          <table:table-cell office:value-type="string">
            <text:p>host=192.35.37.20</text:p>
          </table:table-cell>
          <table:table-cell table:number-columns-repeated="2" office:value-type="float" office:value="0.03063">
            <text:p>0.03063</text:p>
          </table:table-cell>
          <table:table-cell table:number-columns-repeated="2"/>
        </table:table-row>
        <table:table-row table:style-name="ro1">
          <table:table-cell office:value-type="string">
            <text:p>host=12.54.56.66</text:p>
          </table:table-cell>
          <table:table-cell table:number-columns-repeated="2" office:value-type="float" office:value="0.03126">
            <text:p>0.03126</text:p>
          </table:table-cell>
          <table:table-cell table:number-columns-repeated="2"/>
        </table:table-row>
        <table:table-row table:style-name="ro1">
          <table:table-cell office:value-type="string">
            <text:p>host=189.102.71.62</text:p>
          </table:table-cell>
          <table:table-cell table:number-columns-repeated="2" office:value-type="float" office:value="0.03126">
            <text:p>0.03126</text:p>
          </table:table-cell>
          <table:table-cell table:number-columns-repeated="2"/>
        </table:table-row>
        <table:table-row table:style-name="ro1">
          <table:table-cell office:value-type="string">
            <text:p>host=192.12.13.2</text:p>
          </table:table-cell>
          <table:table-cell table:number-columns-repeated="2" office:value-type="float" office:value="0.03126">
            <text:p>0.03126</text:p>
          </table:table-cell>
          <table:table-cell table:number-columns-repeated="2"/>
        </table:table-row>
        <table:table-row table:style-name="ro1">
          <table:table-cell office:value-type="string">
            <text:p>host=210.8.136.93</text:p>
          </table:table-cell>
          <table:table-cell table:number-columns-repeated="2" office:value-type="float" office:value="0.03126">
            <text:p>0.03126</text:p>
          </table:table-cell>
          <table:table-cell table:number-columns-repeated="2"/>
        </table:table-row>
        <table:table-row table:style-name="ro1">
          <table:table-cell office:value-type="string">
            <text:p>host=67.195.37.167</text:p>
          </table:table-cell>
          <table:table-cell table:number-columns-repeated="2" office:value-type="float" office:value="0.03126">
            <text:p>0.03126</text:p>
          </table:table-cell>
          <table:table-cell table:number-columns-repeated="2"/>
        </table:table-row>
        <table:table-row table:style-name="ro1">
          <table:table-cell office:value-type="string">
            <text:p>host=198.161.30.180</text:p>
          </table:table-cell>
          <table:table-cell table:number-columns-repeated="2" office:value-type="float" office:value="0.03324">
            <text:p>0.03324</text:p>
          </table:table-cell>
          <table:table-cell table:number-columns-repeated="2"/>
        </table:table-row>
        <table:table-row table:style-name="ro1">
          <table:table-cell office:value-type="string">
            <text:p>host=77.20.172.175</text:p>
          </table:table-cell>
          <table:table-cell table:number-columns-repeated="2" office:value-type="float" office:value="0.04229">
            <text:p>0.04229</text:p>
          </table:table-cell>
          <table:table-cell table:number-columns-repeated="2"/>
        </table:table-row>
        <table:table-row table:style-name="ro1">
          <table:table-cell office:value-type="string">
            <text:p>host=74.6.8.101</text:p>
          </table:table-cell>
          <table:table-cell table:number-columns-repeated="2" office:value-type="float" office:value="0.04892">
            <text:p>0.04892</text:p>
          </table:table-cell>
          <table:table-cell table:number-columns-repeated="2"/>
        </table:table-row>
        <table:table-row table:style-name="ro1">
          <table:table-cell office:value-type="string">
            <text:p>host=60.28.204.8</text:p>
          </table:table-cell>
          <table:table-cell table:number-columns-repeated="2" office:value-type="float" office:value="0.05531">
            <text:p>0.05531</text:p>
          </table:table-cell>
          <table:table-cell table:number-columns-repeated="2"/>
        </table:table-row>
        <table:table-row table:style-name="ro1">
          <table:table-cell office:value-type="string">
            <text:p>host=88.38.60.152</text:p>
          </table:table-cell>
          <table:table-cell table:number-columns-repeated="2" office:value-type="float" office:value="0.05531">
            <text:p>0.05531</text:p>
          </table:table-cell>
          <table:table-cell table:number-columns-repeated="2"/>
        </table:table-row>
        <table:table-row table:style-name="ro1">
          <table:table-cell office:value-type="string">
            <text:p>host=66.249.71.57</text:p>
          </table:table-cell>
          <table:table-cell table:number-columns-repeated="2" office:value-type="float" office:value="0.07479">
            <text:p>0.07479</text:p>
          </table:table-cell>
          <table:table-cell table:number-columns-repeated="2"/>
        </table:table-row>
        <table:table-row table:style-name="ro1">
          <table:table-cell office:value-type="string">
            <text:p>host=72.14.192.65</text:p>
          </table:table-cell>
          <table:table-cell table:number-columns-repeated="2" office:value-type="float" office:value="0.07479">
            <text:p>0.07479</text:p>
          </table:table-cell>
          <table:table-cell table:number-columns-repeated="2"/>
        </table:table-row>
        <table:table-row table:style-name="ro1">
          <table:table-cell office:value-type="string">
            <text:p>host=123.237.6.30</text:p>
          </table:table-cell>
          <table:table-cell table:number-columns-repeated="2" office:value-type="float" office:value="0.07968">
            <text:p>0.07968</text:p>
          </table:table-cell>
          <table:table-cell table:number-columns-repeated="2"/>
        </table:table-row>
        <table:table-row table:style-name="ro1">
          <table:table-cell office:value-type="string">
            <text:p>host=84.3.152.229</text:p>
          </table:table-cell>
          <table:table-cell table:number-columns-repeated="2" office:value-type="float" office:value="0.07968">
            <text:p>0.07968</text:p>
          </table:table-cell>
          <table:table-cell table:number-columns-repeated="2"/>
        </table:table-row>
        <table:table-row table:style-name="ro1">
          <table:table-cell office:value-type="string">
            <text:p>host=200.219.91.100</text:p>
          </table:table-cell>
          <table:table-cell table:number-columns-repeated="2" office:value-type="float" office:value="0.08004">
            <text:p>0.08004</text:p>
          </table:table-cell>
          <table:table-cell table:number-columns-repeated="2"/>
        </table:table-row>
        <table:table-row table:style-name="ro1">
          <table:table-cell office:value-type="string">
            <text:p>host=209.126.254.127</text:p>
          </table:table-cell>
          <table:table-cell table:number-columns-repeated="2" office:value-type="float" office:value="0.08004">
            <text:p>0.08004</text:p>
          </table:table-cell>
          <table:table-cell table:number-columns-repeated="2"/>
        </table:table-row>
        <table:table-row table:style-name="ro1">
          <table:table-cell office:value-type="string">
            <text:p>host=78.152.196.236</text:p>
          </table:table-cell>
          <table:table-cell table:number-columns-repeated="2" office:value-type="float" office:value="0.08004">
            <text:p>0.08004</text:p>
          </table:table-cell>
          <table:table-cell table:number-columns-repeated="2"/>
        </table:table-row>
        <table:table-row table:style-name="ro1">
          <table:table-cell office:value-type="string">
            <text:p>host=195.110.16.10</text:p>
          </table:table-cell>
          <table:table-cell table:number-columns-repeated="2" office:value-type="float" office:value="0.08926">
            <text:p>0.08926</text:p>
          </table:table-cell>
          <table:table-cell table:number-columns-repeated="2"/>
        </table:table-row>
        <table:table-row table:style-name="ro1">
          <table:table-cell office:value-type="string">
            <text:p>host=75.120.195.5</text:p>
          </table:table-cell>
          <table:table-cell table:number-columns-repeated="2" office:value-type="float" office:value="0.09164">
            <text:p>0.09164</text:p>
          </table:table-cell>
          <table:table-cell table:number-columns-repeated="2"/>
        </table:table-row>
        <table:table-row table:style-name="ro1">
          <table:table-cell office:value-type="string">
            <text:p>host=89.195.135.170</text:p>
          </table:table-cell>
          <table:table-cell table:number-columns-repeated="2" office:value-type="float" office:value="0.092">
            <text:p>0.092</text:p>
          </table:table-cell>
          <table:table-cell table:number-columns-repeated="2"/>
        </table:table-row>
        <table:table-row table:style-name="ro1">
          <table:table-cell office:value-type="string">
            <text:p>host=94.160.165.103</text:p>
          </table:table-cell>
          <table:table-cell table:number-columns-repeated="2" office:value-type="float" office:value="0.092">
            <text:p>0.092</text:p>
          </table:table-cell>
          <table:table-cell table:number-columns-repeated="2"/>
        </table:table-row>
        <table:table-row table:style-name="ro1">
          <table:table-cell office:value-type="string">
            <text:p>host=203.236.3.225</text:p>
          </table:table-cell>
          <table:table-cell table:number-columns-repeated="2" office:value-type="float" office:value="0.09203">
            <text:p>0.09203</text:p>
          </table:table-cell>
          <table:table-cell table:number-columns-repeated="2"/>
        </table:table-row>
        <table:table-row table:style-name="ro1">
          <table:table-cell office:value-type="string">
            <text:p>host=200.191.49.43</text:p>
          </table:table-cell>
          <table:table-cell table:number-columns-repeated="2" office:value-type="float" office:value="0.09473">
            <text:p>0.09473</text:p>
          </table:table-cell>
          <table:table-cell table:number-columns-repeated="2"/>
        </table:table-row>
        <table:table-row table:style-name="ro1">
          <table:table-cell office:value-type="string">
            <text:p>host=203.198.58.225</text:p>
          </table:table-cell>
          <table:table-cell table:number-columns-repeated="2" office:value-type="float" office:value="0.09473">
            <text:p>0.09473</text:p>
          </table:table-cell>
          <table:table-cell table:number-columns-repeated="2"/>
        </table:table-row>
        <table:table-row table:style-name="ro1">
          <table:table-cell office:value-type="string">
            <text:p>host=85.119.158.61</text:p>
          </table:table-cell>
          <table:table-cell table:number-columns-repeated="2" office:value-type="float" office:value="0.09473">
            <text:p>0.09473</text:p>
          </table:table-cell>
          <table:table-cell table:number-columns-repeated="2"/>
        </table:table-row>
        <table:table-row table:style-name="ro1">
          <table:table-cell office:value-type="string">
            <text:p>host=203.110.238.16</text:p>
          </table:table-cell>
          <table:table-cell table:number-columns-repeated="2" office:value-type="float" office:value="0.10378">
            <text:p>0.10378</text:p>
          </table:table-cell>
          <table:table-cell table:number-columns-repeated="2"/>
        </table:table-row>
        <table:table-row table:style-name="ro1">
          <table:table-cell office:value-type="string">
            <text:p>host=68.46.142.158</text:p>
          </table:table-cell>
          <table:table-cell table:number-columns-repeated="2" office:value-type="float" office:value="0.11207">
            <text:p>0.11207</text:p>
          </table:table-cell>
          <table:table-cell table:number-columns-repeated="2"/>
        </table:table-row>
        <table:table-row table:style-name="ro1">
          <table:table-cell office:value-type="string">
            <text:p>host=81.77.53.29</text:p>
          </table:table-cell>
          <table:table-cell table:number-columns-repeated="2" office:value-type="float" office:value="0.11207">
            <text:p>0.11207</text:p>
          </table:table-cell>
          <table:table-cell table:number-columns-repeated="2"/>
        </table:table-row>
        <table:table-row table:style-name="ro1">
          <table:table-cell office:value-type="string">
            <text:p>host=202.160.179.91</text:p>
          </table:table-cell>
          <table:table-cell table:number-columns-repeated="2" office:value-type="float" office:value="0.11956">
            <text:p>0.11956</text:p>
          </table:table-cell>
          <table:table-cell table:number-columns-repeated="2"/>
        </table:table-row>
        <table:table-row table:style-name="ro1">
          <table:table-cell office:value-type="string">
            <text:p>host=207.108.195.230</text:p>
          </table:table-cell>
          <table:table-cell table:number-columns-repeated="2" office:value-type="float" office:value="0.11956">
            <text:p>0.11956</text:p>
          </table:table-cell>
          <table:table-cell table:number-columns-repeated="2"/>
        </table:table-row>
        <table:table-row table:style-name="ro1">
          <table:table-cell office:value-type="string">
            <text:p>host=65.55.106.185</text:p>
          </table:table-cell>
          <table:table-cell table:number-columns-repeated="2" office:value-type="float" office:value="0.11956">
            <text:p>0.11956</text:p>
          </table:table-cell>
          <table:table-cell table:number-columns-repeated="2"/>
        </table:table-row>
        <table:table-row table:style-name="ro1">
          <table:table-cell office:value-type="string">
            <text:p>host=65.55.106.116</text:p>
          </table:table-cell>
          <table:table-cell table:number-columns-repeated="2" office:value-type="float" office:value="0.12433">
            <text:p>0.12433</text:p>
          </table:table-cell>
          <table:table-cell table:number-columns-repeated="2"/>
        </table:table-row>
        <table:table-row table:style-name="ro1">
          <table:table-cell office:value-type="string">
            <text:p>host=202.128.253.140</text:p>
          </table:table-cell>
          <table:table-cell table:number-columns-repeated="2" office:value-type="float" office:value="0.13355">
            <text:p>0.13355</text:p>
          </table:table-cell>
          <table:table-cell table:number-columns-repeated="2"/>
        </table:table-row>
        <table:table-row table:style-name="ro1">
          <table:table-cell office:value-type="string">
            <text:p>host=65.55.110.214</text:p>
          </table:table-cell>
          <table:table-cell table:number-columns-repeated="2" office:value-type="float" office:value="0.13355">
            <text:p>0.13355</text:p>
          </table:table-cell>
          <table:table-cell table:number-columns-repeated="2"/>
        </table:table-row>
        <table:table-row table:style-name="ro1">
          <table:table-cell office:value-type="string">
            <text:p>host=96.52.152.202</text:p>
          </table:table-cell>
          <table:table-cell table:number-columns-repeated="2" office:value-type="float" office:value="0.14901">
            <text:p>0.14901</text:p>
          </table:table-cell>
          <table:table-cell table:number-columns-repeated="2"/>
        </table:table-row>
        <table:table-row table:style-name="ro1">
          <table:table-cell office:value-type="string">
            <text:p>host=120.50.176.250</text:p>
          </table:table-cell>
          <table:table-cell table:number-columns-repeated="2" office:value-type="float" office:value="0.15528">
            <text:p>0.15528</text:p>
          </table:table-cell>
          <table:table-cell table:number-columns-repeated="2"/>
        </table:table-row>
        <table:table-row table:style-name="ro1">
          <table:table-cell office:value-type="string">
            <text:p>host=193.43.244.93</text:p>
          </table:table-cell>
          <table:table-cell table:number-columns-repeated="2" office:value-type="float" office:value="0.15805">
            <text:p>0.15805</text:p>
          </table:table-cell>
          <table:table-cell table:number-columns-repeated="2"/>
        </table:table-row>
        <table:table-row table:style-name="ro1">
          <table:table-cell office:value-type="string">
            <text:p>host=41.210.29.44</text:p>
          </table:table-cell>
          <table:table-cell table:number-columns-repeated="2" office:value-type="float" office:value="0.16961">
            <text:p>0.16961</text:p>
          </table:table-cell>
          <table:table-cell table:number-columns-repeated="2"/>
        </table:table-row>
        <table:table-row table:style-name="ro1">
          <table:table-cell office:value-type="string">
            <text:p>host=74.207.197.82</text:p>
          </table:table-cell>
          <table:table-cell table:number-columns-repeated="2" office:value-type="float" office:value="0.16961">
            <text:p>0.16961</text:p>
          </table:table-cell>
          <table:table-cell table:number-columns-repeated="2"/>
        </table:table-row>
        <table:table-row table:style-name="ro1">
          <table:table-cell office:value-type="string">
            <text:p>host=143.111.22.28</text:p>
          </table:table-cell>
          <table:table-cell table:number-columns-repeated="2" office:value-type="float" office:value="0.17338">
            <text:p>0.17338</text:p>
          </table:table-cell>
          <table:table-cell table:number-columns-repeated="2"/>
        </table:table-row>
        <table:table-row table:style-name="ro1">
          <table:table-cell office:value-type="string">
            <text:p>host=96.27.35.101</text:p>
          </table:table-cell>
          <table:table-cell table:number-columns-repeated="2" office:value-type="float" office:value="0.17338">
            <text:p>0.17338</text:p>
          </table:table-cell>
          <table:table-cell table:number-columns-repeated="2"/>
        </table:table-row>
        <table:table-row table:style-name="ro1">
          <table:table-cell office:value-type="string">
            <text:p>host=65.55.109.108</text:p>
          </table:table-cell>
          <table:table-cell table:number-columns-repeated="2" office:value-type="float" office:value="0.17368">
            <text:p>0.17368</text:p>
          </table:table-cell>
          <table:table-cell table:number-columns-repeated="2"/>
        </table:table-row>
        <table:table-row table:style-name="ro1">
          <table:table-cell office:value-type="string">
            <text:p>host=172.190.180.60</text:p>
          </table:table-cell>
          <table:table-cell table:number-columns-repeated="2" office:value-type="float" office:value="0.17865">
            <text:p>0.17865</text:p>
          </table:table-cell>
          <table:table-cell table:number-columns-repeated="2"/>
        </table:table-row>
        <table:table-row table:style-name="ro1">
          <table:table-cell office:value-type="string">
            <text:p>host=205.110.156.226</text:p>
          </table:table-cell>
          <table:table-cell table:number-columns-repeated="2" office:value-type="float" office:value="0.17865">
            <text:p>0.17865</text:p>
          </table:table-cell>
          <table:table-cell table:number-columns-repeated="2"/>
        </table:table-row>
        <table:table-row table:style-name="ro1">
          <table:table-cell office:value-type="string">
            <text:p>host=76.100.173.118</text:p>
          </table:table-cell>
          <table:table-cell table:number-columns-repeated="2" office:value-type="float" office:value="0.17865">
            <text:p>0.17865</text:p>
          </table:table-cell>
          <table:table-cell table:number-columns-repeated="2"/>
        </table:table-row>
        <table:table-row table:style-name="ro1">
          <table:table-cell office:value-type="string">
            <text:p>host=174.100.33.17</text:p>
          </table:table-cell>
          <table:table-cell table:number-columns-repeated="2" office:value-type="float" office:value="0.18243">
            <text:p>0.18243</text:p>
          </table:table-cell>
          <table:table-cell table:number-columns-repeated="2"/>
        </table:table-row>
        <table:table-row table:style-name="ro1">
          <table:table-cell office:value-type="string">
            <text:p>host=96.243.28.241</text:p>
          </table:table-cell>
          <table:table-cell table:number-columns-repeated="2" office:value-type="float" office:value="0.18243">
            <text:p>0.18243</text:p>
          </table:table-cell>
          <table:table-cell table:number-columns-repeated="2"/>
        </table:table-row>
        <table:table-row table:style-name="ro1">
          <table:table-cell office:value-type="string">
            <text:p>host=65.55.106.169</text:p>
          </table:table-cell>
          <table:table-cell table:number-columns-repeated="2" office:value-type="float" office:value="0.18309">
            <text:p>0.18309</text:p>
          </table:table-cell>
          <table:table-cell table:number-columns-repeated="2"/>
        </table:table-row>
        <table:table-row table:style-name="ro1">
          <table:table-cell office:value-type="string">
            <text:p>host=132.68.249.190</text:p>
          </table:table-cell>
          <table:table-cell table:number-columns-repeated="2" office:value-type="float" office:value="0.18492">
            <text:p>0.18492</text:p>
          </table:table-cell>
          <table:table-cell table:number-columns-repeated="2"/>
        </table:table-row>
        <table:table-row table:style-name="ro1">
          <table:table-cell office:value-type="string">
            <text:p>host=78.137.163.133</text:p>
          </table:table-cell>
          <table:table-cell table:number-columns-repeated="2" office:value-type="float" office:value="0.18492">
            <text:p>0.18492</text:p>
          </table:table-cell>
          <table:table-cell table:number-columns-repeated="2"/>
        </table:table-row>
        <table:table-row table:style-name="ro1">
          <table:table-cell office:value-type="string">
            <text:p>host=193.189.143.39</text:p>
          </table:table-cell>
          <table:table-cell table:number-columns-repeated="2" office:value-type="float" office:value="0.19478">
            <text:p>0.19478</text:p>
          </table:table-cell>
          <table:table-cell table:number-columns-repeated="2"/>
        </table:table-row>
        <table:table-row table:style-name="ro1">
          <table:table-cell office:value-type="string">
            <text:p>host=41.214.113.152</text:p>
          </table:table-cell>
          <table:table-cell table:number-columns-repeated="2" office:value-type="float" office:value="0.19478">
            <text:p>0.19478</text:p>
          </table:table-cell>
          <table:table-cell table:number-columns-repeated="2"/>
        </table:table-row>
        <table:table-row table:style-name="ro1">
          <table:table-cell office:value-type="string">
            <text:p>host=41.230.80.31</text:p>
          </table:table-cell>
          <table:table-cell table:number-columns-repeated="2" office:value-type="float" office:value="0.20574">
            <text:p>0.20574</text:p>
          </table:table-cell>
          <table:table-cell table:number-columns-repeated="2"/>
        </table:table-row>
        <table:table-row table:style-name="ro1">
          <table:table-cell office:value-type="string">
            <text:p>host=65.55.107.227</text:p>
          </table:table-cell>
          <table:table-cell table:number-columns-repeated="2" office:value-type="float" office:value="0.20776">
            <text:p>0.20776</text:p>
          </table:table-cell>
          <table:table-cell table:number-columns-repeated="2"/>
        </table:table-row>
        <table:table-row table:style-name="ro1">
          <table:table-cell office:value-type="string">
            <text:p>host=217.136.4.2</text:p>
          </table:table-cell>
          <table:table-cell table:number-columns-repeated="2" office:value-type="float" office:value="0.21777">
            <text:p>0.21777</text:p>
          </table:table-cell>
          <table:table-cell table:number-columns-repeated="2"/>
        </table:table-row>
        <table:table-row table:style-name="ro1">
          <table:table-cell office:value-type="string">
            <text:p>host=85.137.49.58</text:p>
          </table:table-cell>
          <table:table-cell table:number-columns-repeated="2" office:value-type="float" office:value="0.21777">
            <text:p>0.21777</text:p>
          </table:table-cell>
          <table:table-cell table:number-columns-repeated="2"/>
        </table:table-row>
        <table:table-row table:style-name="ro1">
          <table:table-cell office:value-type="string">
            <text:p>host=84.0.17.102</text:p>
          </table:table-cell>
          <table:table-cell table:number-columns-repeated="2" office:value-type="float" office:value="0.22647">
            <text:p>0.22647</text:p>
          </table:table-cell>
          <table:table-cell table:number-columns-repeated="2"/>
        </table:table-row>
        <table:table-row table:style-name="ro1">
          <table:table-cell office:value-type="string">
            <text:p>host=173.60.175.203</text:p>
          </table:table-cell>
          <table:table-cell table:number-columns-repeated="2" office:value-type="float" office:value="0.22681">
            <text:p>0.22681</text:p>
          </table:table-cell>
          <table:table-cell table:number-columns-repeated="2"/>
        </table:table-row>
        <table:table-row table:style-name="ro1">
          <table:table-cell office:value-type="string">
            <text:p>host=65.55.109.130</text:p>
          </table:table-cell>
          <table:table-cell table:number-columns-repeated="2" office:value-type="float" office:value="0.22681">
            <text:p>0.22681</text:p>
          </table:table-cell>
          <table:table-cell table:number-columns-repeated="2"/>
        </table:table-row>
        <table:table-row table:style-name="ro1">
          <table:table-cell office:value-type="string">
            <text:p>host=189.26.119.24</text:p>
          </table:table-cell>
          <table:table-cell table:number-columns-repeated="2" office:value-type="float" office:value="0.23214">
            <text:p>0.23214</text:p>
          </table:table-cell>
          <table:table-cell table:number-columns-repeated="2"/>
        </table:table-row>
        <table:table-row table:style-name="ro1">
          <table:table-cell office:value-type="string">
            <text:p>host=210.150.187.200</text:p>
          </table:table-cell>
          <table:table-cell table:number-columns-repeated="2" office:value-type="float" office:value="0.24384">
            <text:p>0.24384</text:p>
          </table:table-cell>
          <table:table-cell table:number-columns-repeated="2"/>
        </table:table-row>
        <table:table-row table:style-name="ro1">
          <table:table-cell office:value-type="string">
            <text:p>host=71.103.44.81</text:p>
          </table:table-cell>
          <table:table-cell table:number-columns-repeated="2" office:value-type="float" office:value="0.24384">
            <text:p>0.24384</text:p>
          </table:table-cell>
          <table:table-cell table:number-columns-repeated="2"/>
        </table:table-row>
        <table:table-row table:style-name="ro1">
          <table:table-cell office:value-type="string">
            <text:p>host=69.233.0.137</text:p>
          </table:table-cell>
          <table:table-cell table:number-columns-repeated="2" office:value-type="float" office:value="0.24449">
            <text:p>0.24449</text:p>
          </table:table-cell>
          <table:table-cell table:number-columns-repeated="2"/>
        </table:table-row>
        <table:table-row table:style-name="ro1">
          <table:table-cell office:value-type="string">
            <text:p>host=94.79.233.161</text:p>
          </table:table-cell>
          <table:table-cell table:number-columns-repeated="2" office:value-type="float" office:value="0.24529">
            <text:p>0.24529</text:p>
          </table:table-cell>
          <table:table-cell table:number-columns-repeated="2"/>
        </table:table-row>
        <table:table-row table:style-name="ro1">
          <table:table-cell office:value-type="string">
            <text:p>host=200.218.208.14</text:p>
          </table:table-cell>
          <table:table-cell table:number-columns-repeated="2" office:value-type="float" office:value="0.24557">
            <text:p>0.24557</text:p>
          </table:table-cell>
          <table:table-cell table:number-columns-repeated="2"/>
        </table:table-row>
        <table:table-row table:style-name="ro1">
          <table:table-cell office:value-type="string">
            <text:p>host=201.43.250.154</text:p>
          </table:table-cell>
          <table:table-cell table:number-columns-repeated="2" office:value-type="float" office:value="0.24642">
            <text:p>0.24642</text:p>
          </table:table-cell>
          <table:table-cell table:number-columns-repeated="2"/>
        </table:table-row>
        <table:table-row table:style-name="ro1">
          <table:table-cell office:value-type="string">
            <text:p>host=65.55.109.63</text:p>
          </table:table-cell>
          <table:table-cell table:number-columns-repeated="2" office:value-type="float" office:value="0.24642">
            <text:p>0.24642</text:p>
          </table:table-cell>
          <table:table-cell table:number-columns-repeated="2"/>
        </table:table-row>
        <table:table-row table:style-name="ro1">
          <table:table-cell office:value-type="string">
            <text:p>host=123.125.66.19</text:p>
          </table:table-cell>
          <table:table-cell table:number-columns-repeated="2" office:value-type="float" office:value="0.24793">
            <text:p>0.24793</text:p>
          </table:table-cell>
          <table:table-cell table:number-columns-repeated="2"/>
        </table:table-row>
        <table:table-row table:style-name="ro1">
          <table:table-cell office:value-type="string">
            <text:p>host=190.135.14.242</text:p>
          </table:table-cell>
          <table:table-cell table:number-columns-repeated="2" office:value-type="float" office:value="0.24793">
            <text:p>0.24793</text:p>
          </table:table-cell>
          <table:table-cell table:number-columns-repeated="2"/>
        </table:table-row>
        <table:table-row table:style-name="ro1">
          <table:table-cell office:value-type="string">
            <text:p>host=220.181.7.53</text:p>
          </table:table-cell>
          <table:table-cell table:number-columns-repeated="2" office:value-type="float" office:value="0.24793">
            <text:p>0.24793</text:p>
          </table:table-cell>
          <table:table-cell table:number-columns-repeated="2"/>
        </table:table-row>
        <table:table-row table:style-name="ro1">
          <table:table-cell office:value-type="string">
            <text:p>host=65.55.106.233</text:p>
          </table:table-cell>
          <table:table-cell table:number-columns-repeated="2" office:value-type="float" office:value="0.24793">
            <text:p>0.24793</text:p>
          </table:table-cell>
          <table:table-cell table:number-columns-repeated="2"/>
        </table:table-row>
        <table:table-row table:style-name="ro1">
          <table:table-cell office:value-type="string">
            <text:p>host=65.55.51.115</text:p>
          </table:table-cell>
          <table:table-cell table:number-columns-repeated="2" office:value-type="float" office:value="0.25114">
            <text:p>0.25114</text:p>
          </table:table-cell>
          <table:table-cell table:number-columns-repeated="2"/>
        </table:table-row>
        <table:table-row table:style-name="ro1">
          <table:table-cell office:value-type="string">
            <text:p>host=174.36.241.157</text:p>
          </table:table-cell>
          <table:table-cell table:number-columns-repeated="2" office:value-type="float" office:value="0.26617">
            <text:p>0.26617</text:p>
          </table:table-cell>
          <table:table-cell table:number-columns-repeated="2"/>
        </table:table-row>
        <table:table-row table:style-name="ro1">
          <table:table-cell office:value-type="string">
            <text:p>host=205.209.142.43</text:p>
          </table:table-cell>
          <table:table-cell table:number-columns-repeated="2" office:value-type="float" office:value="0.26617">
            <text:p>0.26617</text:p>
          </table:table-cell>
          <table:table-cell table:number-columns-repeated="2"/>
        </table:table-row>
        <table:table-row table:style-name="ro1">
          <table:table-cell office:value-type="string">
            <text:p>host=87.230.143.79</text:p>
          </table:table-cell>
          <table:table-cell table:number-columns-repeated="2" office:value-type="float" office:value="0.26617">
            <text:p>0.26617</text:p>
          </table:table-cell>
          <table:table-cell table:number-columns-repeated="2"/>
        </table:table-row>
        <table:table-row table:style-name="ro1">
          <table:table-cell office:value-type="string">
            <text:p>host=81.214.53.82</text:p>
          </table:table-cell>
          <table:table-cell table:number-columns-repeated="2" office:value-type="float" office:value="0.26738">
            <text:p>0.26738</text:p>
          </table:table-cell>
          <table:table-cell table:number-columns-repeated="2"/>
        </table:table-row>
        <table:table-row table:style-name="ro1">
          <table:table-cell office:value-type="string">
            <text:p>host=217.212.224.183</text:p>
          </table:table-cell>
          <table:table-cell table:number-columns-repeated="2" office:value-type="float" office:value="0.26994">
            <text:p>0.26994</text:p>
          </table:table-cell>
          <table:table-cell table:number-columns-repeated="2"/>
        </table:table-row>
        <table:table-row table:style-name="ro1">
          <table:table-cell office:value-type="string">
            <text:p>host=220.181.7.26</text:p>
          </table:table-cell>
          <table:table-cell table:number-columns-repeated="2" office:value-type="float" office:value="0.26994">
            <text:p>0.26994</text:p>
          </table:table-cell>
          <table:table-cell table:number-columns-repeated="2"/>
        </table:table-row>
        <table:table-row table:style-name="ro1">
          <table:table-cell office:value-type="string">
            <text:p>host=130.13.214.188</text:p>
          </table:table-cell>
          <table:table-cell table:number-columns-repeated="2" office:value-type="float" office:value="0.27312">
            <text:p>0.27312</text:p>
          </table:table-cell>
          <table:table-cell table:number-columns-repeated="2"/>
        </table:table-row>
        <table:table-row table:style-name="ro1">
          <table:table-cell office:value-type="string">
            <text:p>host=65.55.106.166</text:p>
          </table:table-cell>
          <table:table-cell table:number-columns-repeated="2" office:value-type="float" office:value="0.27601">
            <text:p>0.27601</text:p>
          </table:table-cell>
          <table:table-cell table:number-columns-repeated="2"/>
        </table:table-row>
        <table:table-row table:style-name="ro1">
          <table:table-cell office:value-type="string">
            <text:p>host=65.55.109.168</text:p>
          </table:table-cell>
          <table:table-cell table:number-columns-repeated="2" office:value-type="float" office:value="0.27601">
            <text:p>0.27601</text:p>
          </table:table-cell>
          <table:table-cell table:number-columns-repeated="2"/>
        </table:table-row>
        <table:table-row table:style-name="ro1">
          <table:table-cell office:value-type="string">
            <text:p>host=65.55.108.137</text:p>
          </table:table-cell>
          <table:table-cell table:number-columns-repeated="2" office:value-type="float" office:value="0.27652">
            <text:p>0.27652</text:p>
          </table:table-cell>
          <table:table-cell table:number-columns-repeated="2"/>
        </table:table-row>
        <table:table-row table:style-name="ro1">
          <table:table-cell office:value-type="string">
            <text:p>host=81.52.143.16</text:p>
          </table:table-cell>
          <table:table-cell table:number-columns-repeated="2" office:value-type="float" office:value="0.27652">
            <text:p>0.27652</text:p>
          </table:table-cell>
          <table:table-cell table:number-columns-repeated="2"/>
        </table:table-row>
        <table:table-row table:style-name="ro1">
          <table:table-cell office:value-type="string">
            <text:p>host=87.187.26.17</text:p>
          </table:table-cell>
          <table:table-cell table:number-columns-repeated="2" office:value-type="float" office:value="0.27652">
            <text:p>0.27652</text:p>
          </table:table-cell>
          <table:table-cell table:number-columns-repeated="2"/>
        </table:table-row>
        <table:table-row table:style-name="ro1">
          <table:table-cell office:value-type="string">
            <text:p>host=216.145.11.94</text:p>
          </table:table-cell>
          <table:table-cell table:number-columns-repeated="2" office:value-type="float" office:value="0.27806">
            <text:p>0.27806</text:p>
          </table:table-cell>
          <table:table-cell table:number-columns-repeated="2"/>
        </table:table-row>
        <table:table-row table:style-name="ro1">
          <table:table-cell office:value-type="string">
            <text:p>host=67.69.144.120</text:p>
          </table:table-cell>
          <table:table-cell table:number-columns-repeated="2" office:value-type="float" office:value="0.29033">
            <text:p>0.29033</text:p>
          </table:table-cell>
          <table:table-cell table:number-columns-repeated="2"/>
        </table:table-row>
        <table:table-row table:style-name="ro1">
          <table:table-cell office:value-type="string">
            <text:p>host=152.160.25.67</text:p>
          </table:table-cell>
          <table:table-cell table:number-columns-repeated="2" office:value-type="float" office:value="0.30069">
            <text:p>0.30069</text:p>
          </table:table-cell>
          <table:table-cell table:number-columns-repeated="2"/>
        </table:table-row>
        <table:table-row table:style-name="ro1">
          <table:table-cell office:value-type="string">
            <text:p>host=77.248.219.11</text:p>
          </table:table-cell>
          <table:table-cell table:number-columns-repeated="2" office:value-type="float" office:value="0.30069">
            <text:p>0.30069</text:p>
          </table:table-cell>
          <table:table-cell table:number-columns-repeated="2"/>
        </table:table-row>
        <table:table-row table:style-name="ro1">
          <table:table-cell office:value-type="string">
            <text:p>host=195.22.25.99</text:p>
          </table:table-cell>
          <table:table-cell table:number-columns-repeated="2" office:value-type="float" office:value="0.30676">
            <text:p>0.30676</text:p>
          </table:table-cell>
          <table:table-cell table:number-columns-repeated="2"/>
        </table:table-row>
        <table:table-row table:style-name="ro1">
          <table:table-cell office:value-type="string">
            <text:p>host=65.55.106.242</text:p>
          </table:table-cell>
          <table:table-cell table:number-columns-repeated="2" office:value-type="float" office:value="0.30676">
            <text:p>0.30676</text:p>
          </table:table-cell>
          <table:table-cell table:number-columns-repeated="2"/>
        </table:table-row>
        <table:table-row table:style-name="ro1">
          <table:table-cell office:value-type="string">
            <text:p>host=67.79.5.190</text:p>
          </table:table-cell>
          <table:table-cell table:number-columns-repeated="2" office:value-type="float" office:value="0.30676">
            <text:p>0.30676</text:p>
          </table:table-cell>
          <table:table-cell table:number-columns-repeated="2"/>
        </table:table-row>
        <table:table-row table:style-name="ro1">
          <table:table-cell office:value-type="string">
            <text:p>host=193.29.55.22</text:p>
          </table:table-cell>
          <table:table-cell table:number-columns-repeated="2" office:value-type="float" office:value="0.30943">
            <text:p>0.30943</text:p>
          </table:table-cell>
          <table:table-cell table:number-columns-repeated="2"/>
        </table:table-row>
        <table:table-row table:style-name="ro1">
          <table:table-cell office:value-type="string">
            <text:p>host=207.171.180.101</text:p>
          </table:table-cell>
          <table:table-cell table:number-columns-repeated="2" office:value-type="float" office:value="0.31433">
            <text:p>0.31433</text:p>
          </table:table-cell>
          <table:table-cell table:number-columns-repeated="2"/>
        </table:table-row>
        <table:table-row table:style-name="ro1">
          <table:table-cell office:value-type="string">
            <text:p>host=93.173.218.97</text:p>
          </table:table-cell>
          <table:table-cell table:number-columns-repeated="2" office:value-type="float" office:value="0.32129">
            <text:p>0.32129</text:p>
          </table:table-cell>
          <table:table-cell table:number-columns-repeated="2"/>
        </table:table-row>
        <table:table-row table:style-name="ro1">
          <table:table-cell office:value-type="string">
            <text:p>host=65.55.231.56</text:p>
          </table:table-cell>
          <table:table-cell table:number-columns-repeated="2" office:value-type="float" office:value="0.32614">
            <text:p>0.32614</text:p>
          </table:table-cell>
          <table:table-cell table:number-columns-repeated="2"/>
        </table:table-row>
        <table:table-row table:style-name="ro1">
          <table:table-cell office:value-type="string">
            <text:p>host=123.125.66.27</text:p>
          </table:table-cell>
          <table:table-cell table:number-columns-repeated="2" office:value-type="float" office:value="0.33742">
            <text:p>0.33742</text:p>
          </table:table-cell>
          <table:table-cell table:number-columns-repeated="2"/>
        </table:table-row>
        <table:table-row table:style-name="ro1">
          <table:table-cell office:value-type="string">
            <text:p>host=151.190.254.108</text:p>
          </table:table-cell>
          <table:table-cell table:number-columns-repeated="2" office:value-type="float" office:value="0.33742">
            <text:p>0.33742</text:p>
          </table:table-cell>
          <table:table-cell table:number-columns-repeated="2"/>
        </table:table-row>
        <table:table-row table:style-name="ro1">
          <table:table-cell office:value-type="string">
            <text:p>host=71.213.36.193</text:p>
          </table:table-cell>
          <table:table-cell table:number-columns-repeated="2" office:value-type="float" office:value="0.33742">
            <text:p>0.33742</text:p>
          </table:table-cell>
          <table:table-cell table:number-columns-repeated="2"/>
        </table:table-row>
        <table:table-row table:style-name="ro1">
          <table:table-cell office:value-type="string">
            <text:p>host=114.111.36.26</text:p>
          </table:table-cell>
          <table:table-cell table:number-columns-repeated="2" office:value-type="float" office:value="0.33822">
            <text:p>0.33822</text:p>
          </table:table-cell>
          <table:table-cell table:number-columns-repeated="2"/>
        </table:table-row>
        <table:table-row table:style-name="ro1">
          <table:table-cell office:value-type="string">
            <text:p>host=218.186.12.246</text:p>
          </table:table-cell>
          <table:table-cell table:number-columns-repeated="2" office:value-type="float" office:value="0.33903">
            <text:p>0.33903</text:p>
          </table:table-cell>
          <table:table-cell table:number-columns-repeated="2"/>
        </table:table-row>
        <table:table-row table:style-name="ro1">
          <table:table-cell office:value-type="string">
            <text:p>host=65.55.110.219</text:p>
          </table:table-cell>
          <table:table-cell table:number-columns-repeated="2" office:value-type="float" office:value="0.33903">
            <text:p>0.33903</text:p>
          </table:table-cell>
          <table:table-cell table:number-columns-repeated="2"/>
        </table:table-row>
        <table:table-row table:style-name="ro1">
          <table:table-cell office:value-type="string">
            <text:p>host=202.160.180.103</text:p>
          </table:table-cell>
          <table:table-cell table:number-columns-repeated="2" office:value-type="float" office:value="0.34008">
            <text:p>0.34008</text:p>
          </table:table-cell>
          <table:table-cell table:number-columns-repeated="2"/>
        </table:table-row>
        <table:table-row table:style-name="ro1">
          <table:table-cell office:value-type="string">
            <text:p>host=79.46.250.13</text:p>
          </table:table-cell>
          <table:table-cell table:number-columns-repeated="2" office:value-type="float" office:value="0.34008">
            <text:p>0.34008</text:p>
          </table:table-cell>
          <table:table-cell table:number-columns-repeated="2"/>
        </table:table-row>
        <table:table-row table:style-name="ro1">
          <table:table-cell office:value-type="string">
            <text:p>host=123.125.66.17</text:p>
          </table:table-cell>
          <table:table-cell table:number-columns-repeated="2" office:value-type="float" office:value="0.3593">
            <text:p>0.3593</text:p>
          </table:table-cell>
          <table:table-cell table:number-columns-repeated="2"/>
        </table:table-row>
        <table:table-row table:style-name="ro1">
          <table:table-cell office:value-type="string">
            <text:p>host=65.55.106.121</text:p>
          </table:table-cell>
          <table:table-cell table:number-columns-repeated="2" office:value-type="float" office:value="0.3593">
            <text:p>0.3593</text:p>
          </table:table-cell>
          <table:table-cell table:number-columns-repeated="2"/>
        </table:table-row>
        <table:table-row table:style-name="ro1">
          <table:table-cell office:value-type="string">
            <text:p>host=86.131.1.184</text:p>
          </table:table-cell>
          <table:table-cell table:number-columns-repeated="2" office:value-type="float" office:value="0.36003">
            <text:p>0.36003</text:p>
          </table:table-cell>
          <table:table-cell table:number-columns-repeated="2"/>
        </table:table-row>
        <table:table-row table:style-name="ro1">
          <table:table-cell office:value-type="string">
            <text:p>host=92.241.182.24</text:p>
          </table:table-cell>
          <table:table-cell table:number-columns-repeated="2" office:value-type="float" office:value="0.3626">
            <text:p>0.3626</text:p>
          </table:table-cell>
          <table:table-cell table:number-columns-repeated="2"/>
        </table:table-row>
        <table:table-row table:style-name="ro1">
          <table:table-cell office:value-type="string">
            <text:p>host=65.55.217.14</text:p>
          </table:table-cell>
          <table:table-cell table:number-columns-repeated="2" office:value-type="float" office:value="0.3637">
            <text:p>0.3637</text:p>
          </table:table-cell>
          <table:table-cell table:number-columns-repeated="2"/>
        </table:table-row>
        <table:table-row table:style-name="ro1">
          <table:table-cell office:value-type="string">
            <text:p>host=189.216.206.175</text:p>
          </table:table-cell>
          <table:table-cell table:number-columns-repeated="2" office:value-type="float" office:value="0.36394">
            <text:p>0.36394</text:p>
          </table:table-cell>
          <table:table-cell table:number-columns-repeated="2"/>
        </table:table-row>
        <table:table-row table:style-name="ro1">
          <table:table-cell office:value-type="string">
            <text:p>host=189.72.253.227</text:p>
          </table:table-cell>
          <table:table-cell table:number-columns-repeated="2" office:value-type="float" office:value="0.36394">
            <text:p>0.36394</text:p>
          </table:table-cell>
          <table:table-cell table:number-columns-repeated="2"/>
        </table:table-row>
        <table:table-row table:style-name="ro1">
          <table:table-cell office:value-type="string">
            <text:p>host=59.164.228.209</text:p>
          </table:table-cell>
          <table:table-cell table:number-columns-repeated="2" office:value-type="float" office:value="0.36394">
            <text:p>0.36394</text:p>
          </table:table-cell>
          <table:table-cell table:number-columns-repeated="2"/>
        </table:table-row>
        <table:table-row table:style-name="ro1">
          <table:table-cell office:value-type="string">
            <text:p>host=65.55.106.179</text:p>
          </table:table-cell>
          <table:table-cell table:number-columns-repeated="2" office:value-type="float" office:value="0.36915">
            <text:p>0.36915</text:p>
          </table:table-cell>
          <table:table-cell table:number-columns-repeated="2"/>
        </table:table-row>
        <table:table-row table:style-name="ro1">
          <table:table-cell office:value-type="string">
            <text:p>host=65.55.110.227</text:p>
          </table:table-cell>
          <table:table-cell table:number-columns-repeated="2" office:value-type="float" office:value="0.36915">
            <text:p>0.36915</text:p>
          </table:table-cell>
          <table:table-cell table:number-columns-repeated="2"/>
        </table:table-row>
        <table:table-row table:style-name="ro1">
          <table:table-cell office:value-type="string">
            <text:p>host=123.125.66.50</text:p>
          </table:table-cell>
          <table:table-cell table:number-columns-repeated="2" office:value-type="float" office:value="0.36945">
            <text:p>0.36945</text:p>
          </table:table-cell>
          <table:table-cell table:number-columns-repeated="2"/>
        </table:table-row>
        <table:table-row table:style-name="ro1">
          <table:table-cell office:value-type="string">
            <text:p>host=195.37.46.254</text:p>
          </table:table-cell>
          <table:table-cell table:number-columns-repeated="2" office:value-type="float" office:value="0.36945">
            <text:p>0.36945</text:p>
          </table:table-cell>
          <table:table-cell table:number-columns-repeated="2"/>
        </table:table-row>
        <table:table-row table:style-name="ro1">
          <table:table-cell office:value-type="string">
            <text:p>host=65.55.230.178</text:p>
          </table:table-cell>
          <table:table-cell table:number-columns-repeated="2" office:value-type="float" office:value="0.36945">
            <text:p>0.36945</text:p>
          </table:table-cell>
          <table:table-cell table:number-columns-repeated="2"/>
        </table:table-row>
        <table:table-row table:style-name="ro1">
          <table:table-cell office:value-type="string">
            <text:p>host=86.0.75.184</text:p>
          </table:table-cell>
          <table:table-cell table:number-columns-repeated="2" office:value-type="float" office:value="0.3843">
            <text:p>0.3843</text:p>
          </table:table-cell>
          <table:table-cell table:number-columns-repeated="2"/>
        </table:table-row>
        <table:table-row table:style-name="ro1">
          <table:table-cell office:value-type="string">
            <text:p>host=76.3.90.143</text:p>
          </table:table-cell>
          <table:table-cell table:number-columns-repeated="2" office:value-type="float" office:value="0.38807">
            <text:p>0.38807</text:p>
          </table:table-cell>
          <table:table-cell table:number-columns-repeated="2"/>
        </table:table-row>
        <table:table-row table:style-name="ro1">
          <table:table-cell office:value-type="string">
            <text:p>host=81.99.212.250</text:p>
          </table:table-cell>
          <table:table-cell table:number-columns-repeated="2" office:value-type="float" office:value="0.38807">
            <text:p>0.38807</text:p>
          </table:table-cell>
          <table:table-cell table:number-columns-repeated="2"/>
        </table:table-row>
        <table:table-row table:style-name="ro1">
          <table:table-cell office:value-type="string">
            <text:p>host=83.92.107.182</text:p>
          </table:table-cell>
          <table:table-cell table:number-columns-repeated="2" office:value-type="float" office:value="0.38807">
            <text:p>0.38807</text:p>
          </table:table-cell>
          <table:table-cell table:number-columns-repeated="2"/>
        </table:table-row>
        <table:table-row table:style-name="ro1">
          <table:table-cell office:value-type="string">
            <text:p>host=94.128.93.32</text:p>
          </table:table-cell>
          <table:table-cell table:number-columns-repeated="2" office:value-type="float" office:value="0.39382">
            <text:p>0.39382</text:p>
          </table:table-cell>
          <table:table-cell table:number-columns-repeated="2"/>
        </table:table-row>
        <table:table-row table:style-name="ro1">
          <table:table-cell office:value-type="string">
            <text:p>host=189.32.232.184</text:p>
          </table:table-cell>
          <table:table-cell table:number-columns-repeated="2" office:value-type="float" office:value="0.40043">
            <text:p>0.40043</text:p>
          </table:table-cell>
          <table:table-cell table:number-columns-repeated="2"/>
        </table:table-row>
        <table:table-row table:style-name="ro1">
          <table:table-cell office:value-type="string">
            <text:p>host=65.55.217.66</text:p>
          </table:table-cell>
          <table:table-cell table:number-columns-repeated="2" office:value-type="float" office:value="0.40043">
            <text:p>0.40043</text:p>
          </table:table-cell>
          <table:table-cell table:number-columns-repeated="2"/>
        </table:table-row>
        <table:table-row table:style-name="ro1">
          <table:table-cell office:value-type="string">
            <text:p>host=65.55.37.173</text:p>
          </table:table-cell>
          <table:table-cell table:number-columns-repeated="2" office:value-type="float" office:value="0.40043">
            <text:p>0.40043</text:p>
          </table:table-cell>
          <table:table-cell table:number-columns-repeated="2"/>
        </table:table-row>
        <table:table-row table:style-name="ro1">
          <table:table-cell office:value-type="string">
            <text:p>host=202.160.178.79</text:p>
          </table:table-cell>
          <table:table-cell table:number-columns-repeated="2" office:value-type="float" office:value="0.4143">
            <text:p>0.4143</text:p>
          </table:table-cell>
          <table:table-cell table:number-columns-repeated="2"/>
        </table:table-row>
        <table:table-row table:style-name="ro1">
          <table:table-cell office:value-type="string">
            <text:p>host=173.12.69.206</text:p>
          </table:table-cell>
          <table:table-cell table:number-columns-repeated="2" office:value-type="float" office:value="0.41442">
            <text:p>0.41442</text:p>
          </table:table-cell>
          <table:table-cell table:number-columns-repeated="2"/>
        </table:table-row>
        <table:table-row table:style-name="ro1">
          <table:table-cell office:value-type="string">
            <text:p>host=76.27.213.166</text:p>
          </table:table-cell>
          <table:table-cell table:number-columns-repeated="2" office:value-type="float" office:value="0.41819">
            <text:p>0.41819</text:p>
          </table:table-cell>
          <table:table-cell table:number-columns-repeated="2"/>
        </table:table-row>
        <table:table-row table:style-name="ro1">
          <table:table-cell office:value-type="string">
            <text:p>host=87.116.190.136</text:p>
          </table:table-cell>
          <table:table-cell table:number-columns-repeated="2" office:value-type="float" office:value="0.43055">
            <text:p>0.43055</text:p>
          </table:table-cell>
          <table:table-cell table:number-columns-repeated="2"/>
        </table:table-row>
        <table:table-row table:style-name="ro1">
          <table:table-cell office:value-type="string">
            <text:p>host=201.42.221.102</text:p>
          </table:table-cell>
          <table:table-cell table:number-columns-repeated="2" office:value-type="float" office:value="0.43106">
            <text:p>0.43106</text:p>
          </table:table-cell>
          <table:table-cell table:number-columns-repeated="2"/>
        </table:table-row>
        <table:table-row table:style-name="ro1">
          <table:table-cell office:value-type="string">
            <text:p>host=216.24.131.152</text:p>
          </table:table-cell>
          <table:table-cell table:number-columns-repeated="2" office:value-type="float" office:value="0.43106">
            <text:p>0.43106</text:p>
          </table:table-cell>
          <table:table-cell table:number-columns-repeated="2"/>
        </table:table-row>
        <table:table-row table:style-name="ro1">
          <table:table-cell office:value-type="string">
            <text:p>host=201.43.253.68</text:p>
          </table:table-cell>
          <table:table-cell table:number-columns-repeated="2" office:value-type="float" office:value="0.43135">
            <text:p>0.43135</text:p>
          </table:table-cell>
          <table:table-cell table:number-columns-repeated="2"/>
        </table:table-row>
        <table:table-row table:style-name="ro1">
          <table:table-cell office:value-type="string">
            <text:p>host=130.158.76.221</text:p>
          </table:table-cell>
          <table:table-cell table:number-columns-repeated="2" office:value-type="float" office:value="0.43183">
            <text:p>0.43183</text:p>
          </table:table-cell>
          <table:table-cell table:number-columns-repeated="2"/>
        </table:table-row>
        <table:table-row table:style-name="ro1">
          <table:table-cell office:value-type="string">
            <text:p>host=121.54.66.18</text:p>
          </table:table-cell>
          <table:table-cell table:number-columns-repeated="2" office:value-type="float" office:value="0.43246">
            <text:p>0.43246</text:p>
          </table:table-cell>
          <table:table-cell table:number-columns-repeated="2"/>
        </table:table-row>
        <table:table-row table:style-name="ro1">
          <table:table-cell office:value-type="string">
            <text:p>host=203.104.98.218</text:p>
          </table:table-cell>
          <table:table-cell table:number-columns-repeated="2" office:value-type="float" office:value="0.43246">
            <text:p>0.43246</text:p>
          </table:table-cell>
          <table:table-cell table:number-columns-repeated="2"/>
        </table:table-row>
        <table:table-row table:style-name="ro1">
          <table:table-cell office:value-type="string">
            <text:p>host=198.125.176.178</text:p>
          </table:table-cell>
          <table:table-cell table:number-columns-repeated="2" office:value-type="float" office:value="0.4349">
            <text:p>0.4349</text:p>
          </table:table-cell>
          <table:table-cell table:number-columns-repeated="2"/>
        </table:table-row>
        <table:table-row table:style-name="ro1">
          <table:table-cell office:value-type="string">
            <text:p>host=65.55.109.228</text:p>
          </table:table-cell>
          <table:table-cell table:number-columns-repeated="2" office:value-type="float" office:value="0.4349">
            <text:p>0.4349</text:p>
          </table:table-cell>
          <table:table-cell table:number-columns-repeated="2"/>
        </table:table-row>
        <table:table-row table:style-name="ro1">
          <table:table-cell office:value-type="string">
            <text:p>host=65.55.217.21</text:p>
          </table:table-cell>
          <table:table-cell table:number-columns-repeated="2" office:value-type="float" office:value="0.4349">
            <text:p>0.4349</text:p>
          </table:table-cell>
          <table:table-cell table:number-columns-repeated="2"/>
        </table:table-row>
        <table:table-row table:style-name="ro1">
          <table:table-cell office:value-type="string">
            <text:p>host=83.31.171.41</text:p>
          </table:table-cell>
          <table:table-cell table:number-columns-repeated="2" office:value-type="float" office:value="0.4349">
            <text:p>0.4349</text:p>
          </table:table-cell>
          <table:table-cell table:number-columns-repeated="2"/>
        </table:table-row>
        <table:table-row table:style-name="ro1">
          <table:table-cell office:value-type="string">
            <text:p>host=190.55.18.28</text:p>
          </table:table-cell>
          <table:table-cell table:number-columns-repeated="2" office:value-type="float" office:value="0.44088">
            <text:p>0.44088</text:p>
          </table:table-cell>
          <table:table-cell table:number-columns-repeated="2"/>
        </table:table-row>
        <table:table-row table:style-name="ro1">
          <table:table-cell office:value-type="string">
            <text:p>host=193.47.165.2</text:p>
          </table:table-cell>
          <table:table-cell table:number-columns-repeated="2" office:value-type="float" office:value="0.44088">
            <text:p>0.44088</text:p>
          </table:table-cell>
          <table:table-cell table:number-columns-repeated="2"/>
        </table:table-row>
        <table:table-row table:style-name="ro1">
          <table:table-cell office:value-type="string">
            <text:p>host=98.172.80.20</text:p>
          </table:table-cell>
          <table:table-cell table:number-columns-repeated="2" office:value-type="float" office:value="0.44088">
            <text:p>0.44088</text:p>
          </table:table-cell>
          <table:table-cell table:number-columns-repeated="2"/>
        </table:table-row>
        <table:table-row table:style-name="ro1">
          <table:table-cell office:value-type="string">
            <text:p>host=116.5.141.194</text:p>
          </table:table-cell>
          <table:table-cell table:number-columns-repeated="2" office:value-type="float" office:value="0.44389">
            <text:p>0.44389</text:p>
          </table:table-cell>
          <table:table-cell table:number-columns-repeated="2"/>
        </table:table-row>
        <table:table-row table:style-name="ro1">
          <table:table-cell office:value-type="string">
            <text:p>host=69.38.30.222</text:p>
          </table:table-cell>
          <table:table-cell table:number-columns-repeated="2" office:value-type="float" office:value="0.45103">
            <text:p>0.45103</text:p>
          </table:table-cell>
          <table:table-cell table:number-columns-repeated="2"/>
        </table:table-row>
        <table:table-row table:style-name="ro1">
          <table:table-cell office:value-type="string">
            <text:p>host=65.55.109.214</text:p>
          </table:table-cell>
          <table:table-cell table:number-columns-repeated="2" office:value-type="float" office:value="0.46258">
            <text:p>0.46258</text:p>
          </table:table-cell>
          <table:table-cell table:number-columns-repeated="2"/>
        </table:table-row>
        <table:table-row table:style-name="ro1">
          <table:table-cell office:value-type="string">
            <text:p>host=65.55.208.179</text:p>
          </table:table-cell>
          <table:table-cell table:number-columns-repeated="2" office:value-type="float" office:value="0.46964">
            <text:p>0.46964</text:p>
          </table:table-cell>
          <table:table-cell table:number-columns-repeated="2"/>
        </table:table-row>
        <table:table-row table:style-name="ro1">
          <table:table-cell office:value-type="string">
            <text:p>host=114.200.199.144</text:p>
          </table:table-cell>
          <table:table-cell table:number-columns-repeated="2" office:value-type="float" office:value="0.47374">
            <text:p>0.47374</text:p>
          </table:table-cell>
          <table:table-cell table:number-columns-repeated="2"/>
        </table:table-row>
        <table:table-row table:style-name="ro1">
          <table:table-cell office:value-type="string">
            <text:p>host=65.55.110.138</text:p>
          </table:table-cell>
          <table:table-cell table:number-columns-repeated="2" office:value-type="float" office:value="0.47374">
            <text:p>0.47374</text:p>
          </table:table-cell>
          <table:table-cell table:number-columns-repeated="2"/>
        </table:table-row>
        <table:table-row table:style-name="ro1">
          <table:table-cell office:value-type="string">
            <text:p>host=65.55.109.95</text:p>
          </table:table-cell>
          <table:table-cell table:number-columns-repeated="2" office:value-type="float" office:value="0.47836">
            <text:p>0.47836</text:p>
          </table:table-cell>
          <table:table-cell table:number-columns-repeated="2"/>
        </table:table-row>
        <table:table-row table:style-name="ro1">
          <table:table-cell office:value-type="string">
            <text:p>host=93.178.114.132</text:p>
          </table:table-cell>
          <table:table-cell table:number-columns-repeated="2" office:value-type="float" office:value="0.47868">
            <text:p>0.47868</text:p>
          </table:table-cell>
          <table:table-cell table:number-columns-repeated="2"/>
        </table:table-row>
        <table:table-row table:style-name="ro1">
          <table:table-cell office:value-type="string">
            <text:p>host=122.161.51.59</text:p>
          </table:table-cell>
          <table:table-cell table:number-columns-repeated="2" office:value-type="float" office:value="0.48207">
            <text:p>0.48207</text:p>
          </table:table-cell>
          <table:table-cell table:number-columns-repeated="2"/>
        </table:table-row>
        <table:table-row table:style-name="ro1">
          <table:table-cell office:value-type="string">
            <text:p>host=203.123.180.158</text:p>
          </table:table-cell>
          <table:table-cell table:number-columns-repeated="2" office:value-type="float" office:value="0.48207">
            <text:p>0.48207</text:p>
          </table:table-cell>
          <table:table-cell table:number-columns-repeated="2"/>
        </table:table-row>
        <table:table-row table:style-name="ro1">
          <table:table-cell office:value-type="string">
            <text:p>host=219.117.192.112</text:p>
          </table:table-cell>
          <table:table-cell table:number-columns-repeated="2" office:value-type="float" office:value="0.48207">
            <text:p>0.48207</text:p>
          </table:table-cell>
          <table:table-cell table:number-columns-repeated="2"/>
        </table:table-row>
        <table:table-row table:style-name="ro1">
          <table:table-cell office:value-type="string">
            <text:p>host=165.161.3.18</text:p>
          </table:table-cell>
          <table:table-cell table:number-columns-repeated="2" office:value-type="float" office:value="0.4861">
            <text:p>0.4861</text:p>
          </table:table-cell>
          <table:table-cell table:number-columns-repeated="2"/>
        </table:table-row>
        <table:table-row table:style-name="ro1">
          <table:table-cell office:value-type="string">
            <text:p>host=71.42.72.254</text:p>
          </table:table-cell>
          <table:table-cell table:number-columns-repeated="2" office:value-type="float" office:value="0.4861">
            <text:p>0.4861</text:p>
          </table:table-cell>
          <table:table-cell table:number-columns-repeated="2"/>
        </table:table-row>
        <table:table-row table:style-name="ro1">
          <table:table-cell office:value-type="string">
            <text:p>host=221.255.117.34</text:p>
          </table:table-cell>
          <table:table-cell table:number-columns-repeated="2" office:value-type="float" office:value="0.49407">
            <text:p>0.49407</text:p>
          </table:table-cell>
          <table:table-cell table:number-columns-repeated="2"/>
        </table:table-row>
        <table:table-row table:style-name="ro1">
          <table:table-cell office:value-type="string">
            <text:p>host=65.55.106.167</text:p>
          </table:table-cell>
          <table:table-cell table:number-columns-repeated="2" office:value-type="float" office:value="0.49407">
            <text:p>0.49407</text:p>
          </table:table-cell>
          <table:table-cell table:number-columns-repeated="2"/>
        </table:table-row>
        <table:table-row table:style-name="ro1">
          <table:table-cell office:value-type="string">
            <text:p>host=65.55.110.184</text:p>
          </table:table-cell>
          <table:table-cell table:number-columns-repeated="2" office:value-type="float" office:value="0.49407">
            <text:p>0.49407</text:p>
          </table:table-cell>
          <table:table-cell table:number-columns-repeated="2"/>
        </table:table-row>
        <table:table-row table:style-name="ro1">
          <table:table-cell office:value-type="string">
            <text:p>host=67.121.120.43</text:p>
          </table:table-cell>
          <table:table-cell table:number-columns-repeated="2" office:value-type="float" office:value="0.50274">
            <text:p>0.50274</text:p>
          </table:table-cell>
          <table:table-cell table:number-columns-repeated="2"/>
        </table:table-row>
        <table:table-row table:style-name="ro1">
          <table:table-cell office:value-type="string">
            <text:p>host=65.55.109.181</text:p>
          </table:table-cell>
          <table:table-cell table:number-columns-repeated="2" office:value-type="float" office:value="0.5122">
            <text:p>0.5122</text:p>
          </table:table-cell>
          <table:table-cell table:number-columns-repeated="2"/>
        </table:table-row>
        <table:table-row table:style-name="ro1">
          <table:table-cell office:value-type="string">
            <text:p>host=64.233.173.2</text:p>
          </table:table-cell>
          <table:table-cell table:number-columns-repeated="2" office:value-type="float" office:value="0.51509">
            <text:p>0.51509</text:p>
          </table:table-cell>
          <table:table-cell table:number-columns-repeated="2"/>
        </table:table-row>
        <table:table-row table:style-name="ro1">
          <table:table-cell office:value-type="string">
            <text:p>host=69.116.209.100</text:p>
          </table:table-cell>
          <table:table-cell table:number-columns-repeated="2" office:value-type="float" office:value="0.51509">
            <text:p>0.51509</text:p>
          </table:table-cell>
          <table:table-cell table:number-columns-repeated="2"/>
        </table:table-row>
        <table:table-row table:style-name="ro1">
          <table:table-cell office:value-type="string">
            <text:p>host=87.210.107.253</text:p>
          </table:table-cell>
          <table:table-cell table:number-columns-repeated="2" office:value-type="float" office:value="0.51509">
            <text:p>0.51509</text:p>
          </table:table-cell>
          <table:table-cell table:number-columns-repeated="2"/>
        </table:table-row>
        <table:table-row table:style-name="ro1">
          <table:table-cell office:value-type="string">
            <text:p>host=81.205.179.229</text:p>
          </table:table-cell>
          <table:table-cell table:number-columns-repeated="2" office:value-type="float" office:value="0.51529">
            <text:p>0.51529</text:p>
          </table:table-cell>
          <table:table-cell table:number-columns-repeated="2"/>
        </table:table-row>
        <table:table-row table:style-name="ro1">
          <table:table-cell office:value-type="string">
            <text:p>host=65.55.106.111</text:p>
          </table:table-cell>
          <table:table-cell table:number-columns-repeated="2" office:value-type="float" office:value="0.52419">
            <text:p>0.52419</text:p>
          </table:table-cell>
          <table:table-cell table:number-columns-repeated="2"/>
        </table:table-row>
        <table:table-row table:style-name="ro1">
          <table:table-cell office:value-type="string">
            <text:p>host=65.55.220.157</text:p>
          </table:table-cell>
          <table:table-cell table:number-columns-repeated="2" office:value-type="float" office:value="0.52419">
            <text:p>0.52419</text:p>
          </table:table-cell>
          <table:table-cell table:number-columns-repeated="2"/>
        </table:table-row>
        <table:table-row table:style-name="ro1">
          <table:table-cell office:value-type="string">
            <text:p>host=206.80.1.253</text:p>
          </table:table-cell>
          <table:table-cell table:number-columns-repeated="2" office:value-type="float" office:value="0.52476">
            <text:p>0.52476</text:p>
          </table:table-cell>
          <table:table-cell table:number-columns-repeated="2"/>
        </table:table-row>
        <table:table-row table:style-name="ro1">
          <table:table-cell office:value-type="string">
            <text:p>host=66.193.245.94</text:p>
          </table:table-cell>
          <table:table-cell table:number-columns-repeated="2" office:value-type="float" office:value="0.52476">
            <text:p>0.52476</text:p>
          </table:table-cell>
          <table:table-cell table:number-columns-repeated="2"/>
        </table:table-row>
        <table:table-row table:style-name="ro1">
          <table:table-cell office:value-type="string">
            <text:p>host=159.53.78.141</text:p>
          </table:table-cell>
          <table:table-cell table:number-columns-repeated="2" office:value-type="float" office:value="0.53267">
            <text:p>0.53267</text:p>
          </table:table-cell>
          <table:table-cell table:number-columns-repeated="2"/>
        </table:table-row>
        <table:table-row table:style-name="ro1">
          <table:table-cell office:value-type="string">
            <text:p>host=64.12.116.137</text:p>
          </table:table-cell>
          <table:table-cell table:number-columns-repeated="2" office:value-type="float" office:value="0.53523">
            <text:p>0.53523</text:p>
          </table:table-cell>
          <table:table-cell table:number-columns-repeated="2"/>
        </table:table-row>
        <table:table-row table:style-name="ro1">
          <table:table-cell office:value-type="string">
            <text:p>host=65.55.220.189</text:p>
          </table:table-cell>
          <table:table-cell table:number-columns-repeated="2" office:value-type="float" office:value="0.54467">
            <text:p>0.54467</text:p>
          </table:table-cell>
          <table:table-cell table:number-columns-repeated="2"/>
        </table:table-row>
        <table:table-row table:style-name="ro1">
          <table:table-cell office:value-type="string">
            <text:p>host=124.115.4.223</text:p>
          </table:table-cell>
          <table:table-cell table:number-columns-repeated="2" office:value-type="float" office:value="0.54712">
            <text:p>0.54712</text:p>
          </table:table-cell>
          <table:table-cell table:number-columns-repeated="2"/>
        </table:table-row>
        <table:table-row table:style-name="ro1">
          <table:table-cell office:value-type="string">
            <text:p>host=94.128.120.245</text:p>
          </table:table-cell>
          <table:table-cell table:number-columns-repeated="2" office:value-type="float" office:value="0.54712">
            <text:p>0.54712</text:p>
          </table:table-cell>
          <table:table-cell table:number-columns-repeated="2"/>
        </table:table-row>
        <table:table-row table:style-name="ro1">
          <table:table-cell office:value-type="string">
            <text:p>host=122.55.231.149</text:p>
          </table:table-cell>
          <table:table-cell table:number-columns-repeated="2" office:value-type="float" office:value="0.5801">
            <text:p>0.5801</text:p>
          </table:table-cell>
          <table:table-cell table:number-columns-repeated="2"/>
        </table:table-row>
        <table:table-row table:style-name="ro1">
          <table:table-cell office:value-type="string">
            <text:p>host=93.200.31.205</text:p>
          </table:table-cell>
          <table:table-cell table:number-columns-repeated="2" office:value-type="float" office:value="0.58351">
            <text:p>0.58351</text:p>
          </table:table-cell>
          <table:table-cell table:number-columns-repeated="2"/>
        </table:table-row>
        <table:table-row table:style-name="ro1">
          <table:table-cell office:value-type="string">
            <text:p>host=68.54.120.231</text:p>
          </table:table-cell>
          <table:table-cell table:number-columns-repeated="2" office:value-type="float" office:value="0.58777">
            <text:p>0.58777</text:p>
          </table:table-cell>
          <table:table-cell table:number-columns-repeated="2"/>
        </table:table-row>
        <table:table-row table:style-name="ro1">
          <table:table-cell office:value-type="string">
            <text:p>host=192.55.54.37</text:p>
          </table:table-cell>
          <table:table-cell table:number-columns-repeated="2" office:value-type="float" office:value="0.59158">
            <text:p>0.59158</text:p>
          </table:table-cell>
          <table:table-cell table:number-columns-repeated="2"/>
        </table:table-row>
        <table:table-row table:style-name="ro1">
          <table:table-cell office:value-type="string">
            <text:p>host=201.63.145.100</text:p>
          </table:table-cell>
          <table:table-cell table:number-columns-repeated="2" office:value-type="float" office:value="0.59158">
            <text:p>0.59158</text:p>
          </table:table-cell>
          <table:table-cell table:number-columns-repeated="2"/>
        </table:table-row>
        <table:table-row table:style-name="ro1">
          <table:table-cell office:value-type="string">
            <text:p>host=99.253.78.22</text:p>
          </table:table-cell>
          <table:table-cell table:number-columns-repeated="2" office:value-type="float" office:value="0.59158">
            <text:p>0.59158</text:p>
          </table:table-cell>
          <table:table-cell table:number-columns-repeated="2"/>
        </table:table-row>
        <table:table-row table:style-name="ro1">
          <table:table-cell office:value-type="string">
            <text:p>host=65.55.106.108</text:p>
          </table:table-cell>
          <table:table-cell table:number-columns-repeated="2" office:value-type="float" office:value="0.59618">
            <text:p>0.59618</text:p>
          </table:table-cell>
          <table:table-cell table:number-columns-repeated="2"/>
        </table:table-row>
        <table:table-row table:style-name="ro1">
          <table:table-cell office:value-type="string">
            <text:p>host=65.55.107.234</text:p>
          </table:table-cell>
          <table:table-cell table:number-columns-repeated="2" office:value-type="float" office:value="0.59618">
            <text:p>0.59618</text:p>
          </table:table-cell>
          <table:table-cell table:number-columns-repeated="2"/>
        </table:table-row>
        <table:table-row table:style-name="ro1">
          <table:table-cell office:value-type="string">
            <text:p>host=98.109.162.57</text:p>
          </table:table-cell>
          <table:table-cell table:number-columns-repeated="2" office:value-type="float" office:value="0.59618">
            <text:p>0.59618</text:p>
          </table:table-cell>
          <table:table-cell table:number-columns-repeated="2"/>
        </table:table-row>
        <table:table-row table:style-name="ro1">
          <table:table-cell office:value-type="string">
            <text:p>host=65.55.110.41</text:p>
          </table:table-cell>
          <table:table-cell table:number-columns-repeated="2" office:value-type="float" office:value="0.59674">
            <text:p>0.59674</text:p>
          </table:table-cell>
          <table:table-cell table:number-columns-repeated="2"/>
        </table:table-row>
        <table:table-row table:style-name="ro1">
          <table:table-cell office:value-type="string">
            <text:p>host=68.161.244.218</text:p>
          </table:table-cell>
          <table:table-cell table:number-columns-repeated="2" office:value-type="float" office:value="0.59674">
            <text:p>0.59674</text:p>
          </table:table-cell>
          <table:table-cell table:number-columns-repeated="2"/>
        </table:table-row>
        <table:table-row table:style-name="ro1">
          <table:table-cell office:value-type="string">
            <text:p>host=217.86.165.248</text:p>
          </table:table-cell>
          <table:table-cell table:number-columns-repeated="2" office:value-type="float" office:value="0.60725">
            <text:p>0.60725</text:p>
          </table:table-cell>
          <table:table-cell table:number-columns-repeated="2"/>
        </table:table-row>
        <table:table-row table:style-name="ro1">
          <table:table-cell office:value-type="string">
            <text:p>host=66.66.120.198</text:p>
          </table:table-cell>
          <table:table-cell table:number-columns-repeated="2" office:value-type="float" office:value="0.60725">
            <text:p>0.60725</text:p>
          </table:table-cell>
          <table:table-cell table:number-columns-repeated="2"/>
        </table:table-row>
        <table:table-row table:style-name="ro1">
          <table:table-cell office:value-type="string">
            <text:p>host=65.55.109.193</text:p>
          </table:table-cell>
          <table:table-cell table:number-columns-repeated="2" office:value-type="float" office:value="0.60873">
            <text:p>0.60873</text:p>
          </table:table-cell>
          <table:table-cell table:number-columns-repeated="2"/>
        </table:table-row>
        <table:table-row table:style-name="ro1">
          <table:table-cell office:value-type="string">
            <text:p>host=65.55.231.81</text:p>
          </table:table-cell>
          <table:table-cell table:number-columns-repeated="2" office:value-type="float" office:value="0.60873">
            <text:p>0.60873</text:p>
          </table:table-cell>
          <table:table-cell table:number-columns-repeated="2"/>
        </table:table-row>
        <table:table-row table:style-name="ro1">
          <table:table-cell office:value-type="string">
            <text:p>host=67.195.112.215</text:p>
          </table:table-cell>
          <table:table-cell table:number-columns-repeated="2" office:value-type="float" office:value="0.60873">
            <text:p>0.60873</text:p>
          </table:table-cell>
          <table:table-cell table:number-columns-repeated="2"/>
        </table:table-row>
        <table:table-row table:style-name="ro1">
          <table:table-cell office:value-type="string">
            <text:p>host=69.63.178.249</text:p>
          </table:table-cell>
          <table:table-cell table:number-columns-repeated="2" office:value-type="float" office:value="0.60873">
            <text:p>0.60873</text:p>
          </table:table-cell>
          <table:table-cell table:number-columns-repeated="2"/>
        </table:table-row>
        <table:table-row table:style-name="ro1">
          <table:table-cell office:value-type="string">
            <text:p>host=76.169.145.181</text:p>
          </table:table-cell>
          <table:table-cell table:number-columns-repeated="2" office:value-type="float" office:value="0.6101">
            <text:p>0.6101</text:p>
          </table:table-cell>
          <table:table-cell table:number-columns-repeated="2"/>
        </table:table-row>
        <table:table-row table:style-name="ro1">
          <table:table-cell office:value-type="string">
            <text:p>host=65.55.109.147</text:p>
          </table:table-cell>
          <table:table-cell table:number-columns-repeated="2" office:value-type="float" office:value="0.61388">
            <text:p>0.61388</text:p>
          </table:table-cell>
          <table:table-cell table:number-columns-repeated="2"/>
        </table:table-row>
        <table:table-row table:style-name="ro1">
          <table:table-cell office:value-type="string">
            <text:p>host=125.2.64.10</text:p>
          </table:table-cell>
          <table:table-cell table:number-columns-repeated="2" office:value-type="float" office:value="0.61789">
            <text:p>0.61789</text:p>
          </table:table-cell>
          <table:table-cell table:number-columns-repeated="2"/>
        </table:table-row>
        <table:table-row table:style-name="ro1">
          <table:table-cell office:value-type="string">
            <text:p>host=220.181.7.47</text:p>
          </table:table-cell>
          <table:table-cell table:number-columns-repeated="2" office:value-type="float" office:value="0.61789">
            <text:p>0.61789</text:p>
          </table:table-cell>
          <table:table-cell table:number-columns-repeated="2"/>
        </table:table-row>
        <table:table-row table:style-name="ro1">
          <table:table-cell office:value-type="string">
            <text:p>host=65.55.106.238</text:p>
          </table:table-cell>
          <table:table-cell table:number-columns-repeated="2" office:value-type="float" office:value="0.61789">
            <text:p>0.61789</text:p>
          </table:table-cell>
          <table:table-cell table:number-columns-repeated="2"/>
        </table:table-row>
        <table:table-row table:style-name="ro1">
          <table:table-cell office:value-type="string">
            <text:p>host=78.172.203.86</text:p>
          </table:table-cell>
          <table:table-cell table:number-columns-repeated="2" office:value-type="float" office:value="0.61789">
            <text:p>0.61789</text:p>
          </table:table-cell>
          <table:table-cell table:number-columns-repeated="2"/>
        </table:table-row>
        <table:table-row table:style-name="ro1">
          <table:table-cell office:value-type="string">
            <text:p>host=78.42.82.12</text:p>
          </table:table-cell>
          <table:table-cell table:number-columns-repeated="2" office:value-type="float" office:value="0.61789">
            <text:p>0.61789</text:p>
          </table:table-cell>
          <table:table-cell table:number-columns-repeated="2"/>
        </table:table-row>
        <table:table-row table:style-name="ro1">
          <table:table-cell office:value-type="string">
            <text:p>host=187.26.235.234</text:p>
          </table:table-cell>
          <table:table-cell table:number-columns-repeated="2" office:value-type="float" office:value="0.62132">
            <text:p>0.62132</text:p>
          </table:table-cell>
          <table:table-cell table:number-columns-repeated="2"/>
        </table:table-row>
        <table:table-row table:style-name="ro1">
          <table:table-cell office:value-type="string">
            <text:p>host=213.10.138.228</text:p>
          </table:table-cell>
          <table:table-cell table:number-columns-repeated="2" office:value-type="float" office:value="0.62132">
            <text:p>0.62132</text:p>
          </table:table-cell>
          <table:table-cell table:number-columns-repeated="2"/>
        </table:table-row>
        <table:table-row table:style-name="ro1">
          <table:table-cell office:value-type="string">
            <text:p>host=144.13.24.81</text:p>
          </table:table-cell>
          <table:table-cell table:number-columns-repeated="2" office:value-type="float" office:value="0.62623">
            <text:p>0.62623</text:p>
          </table:table-cell>
          <table:table-cell table:number-columns-repeated="2"/>
        </table:table-row>
        <table:table-row table:style-name="ro1">
          <table:table-cell office:value-type="string">
            <text:p>host=205.248.102.82</text:p>
          </table:table-cell>
          <table:table-cell table:number-columns-repeated="2" office:value-type="float" office:value="0.62623">
            <text:p>0.62623</text:p>
          </table:table-cell>
          <table:table-cell table:number-columns-repeated="2"/>
        </table:table-row>
        <table:table-row table:style-name="ro1">
          <table:table-cell office:value-type="string">
            <text:p>host=89.181.115.20</text:p>
          </table:table-cell>
          <table:table-cell table:number-columns-repeated="2" office:value-type="float" office:value="0.62694">
            <text:p>0.62694</text:p>
          </table:table-cell>
          <table:table-cell table:number-columns-repeated="2"/>
        </table:table-row>
        <table:table-row table:style-name="ro1">
          <table:table-cell office:value-type="string">
            <text:p>host=190.252.168.42</text:p>
          </table:table-cell>
          <table:table-cell table:number-columns-repeated="2" office:value-type="float" office:value="0.63837">
            <text:p>0.63837</text:p>
          </table:table-cell>
          <table:table-cell table:number-columns-repeated="2"/>
        </table:table-row>
        <table:table-row table:style-name="ro1">
          <table:table-cell office:value-type="string">
            <text:p>host=88.191.13.89</text:p>
          </table:table-cell>
          <table:table-cell table:number-columns-repeated="2" office:value-type="float" office:value="0.63837">
            <text:p>0.63837</text:p>
          </table:table-cell>
          <table:table-cell table:number-columns-repeated="2"/>
        </table:table-row>
        <table:table-row table:style-name="ro1">
          <table:table-cell office:value-type="string">
            <text:p>host=65.55.106.235</text:p>
          </table:table-cell>
          <table:table-cell table:number-columns-repeated="2" office:value-type="float" office:value="0.64159">
            <text:p>0.64159</text:p>
          </table:table-cell>
          <table:table-cell table:number-columns-repeated="2"/>
        </table:table-row>
        <table:table-row table:style-name="ro1">
          <table:table-cell office:value-type="string">
            <text:p>host=122.106.230.151</text:p>
          </table:table-cell>
          <table:table-cell table:number-columns-repeated="2" office:value-type="float" office:value="0.64653">
            <text:p>0.64653</text:p>
          </table:table-cell>
          <table:table-cell table:number-columns-repeated="2"/>
        </table:table-row>
        <table:table-row table:style-name="ro1">
          <table:table-cell office:value-type="string">
            <text:p>host=38.108.221.34</text:p>
          </table:table-cell>
          <table:table-cell table:number-columns-repeated="2" office:value-type="float" office:value="0.64653">
            <text:p>0.64653</text:p>
          </table:table-cell>
          <table:table-cell table:number-columns-repeated="2"/>
        </table:table-row>
        <table:table-row table:style-name="ro1">
          <table:table-cell office:value-type="string">
            <text:p>host=95.74.114.51</text:p>
          </table:table-cell>
          <table:table-cell table:number-columns-repeated="2" office:value-type="float" office:value="0.64741">
            <text:p>0.64741</text:p>
          </table:table-cell>
          <table:table-cell table:number-columns-repeated="2"/>
        </table:table-row>
        <table:table-row table:style-name="ro1">
          <table:table-cell office:value-type="string">
            <text:p>host=174.36.241.155</text:p>
          </table:table-cell>
          <table:table-cell table:number-columns-repeated="2" office:value-type="float" office:value="0.6488">
            <text:p>0.6488</text:p>
          </table:table-cell>
          <table:table-cell table:number-columns-repeated="2"/>
        </table:table-row>
        <table:table-row table:style-name="ro1">
          <table:table-cell office:value-type="string">
            <text:p>host=65.55.109.212</text:p>
          </table:table-cell>
          <table:table-cell table:number-columns-repeated="2" office:value-type="float" office:value="0.6488">
            <text:p>0.6488</text:p>
          </table:table-cell>
          <table:table-cell table:number-columns-repeated="2"/>
        </table:table-row>
        <table:table-row table:style-name="ro1">
          <table:table-cell office:value-type="string">
            <text:p>host=65.55.106.115</text:p>
          </table:table-cell>
          <table:table-cell table:number-columns-repeated="2" office:value-type="float" office:value="0.65826">
            <text:p>0.65826</text:p>
          </table:table-cell>
          <table:table-cell table:number-columns-repeated="2"/>
        </table:table-row>
        <table:table-row table:style-name="ro1">
          <table:table-cell office:value-type="string">
            <text:p>host=65.55.109.35</text:p>
          </table:table-cell>
          <table:table-cell table:number-columns-repeated="2" office:value-type="float" office:value="0.65826">
            <text:p>0.65826</text:p>
          </table:table-cell>
          <table:table-cell table:number-columns-repeated="2"/>
        </table:table-row>
        <table:table-row table:style-name="ro1">
          <table:table-cell office:value-type="string">
            <text:p>host=193.252.118.173</text:p>
          </table:table-cell>
          <table:table-cell table:number-columns-repeated="2" office:value-type="float" office:value="0.66874">
            <text:p>0.66874</text:p>
          </table:table-cell>
          <table:table-cell table:number-columns-repeated="2"/>
        </table:table-row>
        <table:table-row table:style-name="ro1">
          <table:table-cell office:value-type="string">
            <text:p>host=65.55.110.216</text:p>
          </table:table-cell>
          <table:table-cell table:number-columns-repeated="2" office:value-type="float" office:value="0.66874">
            <text:p>0.66874</text:p>
          </table:table-cell>
          <table:table-cell table:number-columns-repeated="2"/>
        </table:table-row>
        <table:table-row table:style-name="ro1">
          <table:table-cell office:value-type="string">
            <text:p>host=220.181.7.35</text:p>
          </table:table-cell>
          <table:table-cell table:number-columns-repeated="2" office:value-type="float" office:value="0.67617">
            <text:p>0.67617</text:p>
          </table:table-cell>
          <table:table-cell table:number-columns-repeated="2"/>
        </table:table-row>
        <table:table-row table:style-name="ro1">
          <table:table-cell office:value-type="string">
            <text:p>host=65.55.107.221</text:p>
          </table:table-cell>
          <table:table-cell table:number-columns-repeated="2" office:value-type="float" office:value="0.67617">
            <text:p>0.67617</text:p>
          </table:table-cell>
          <table:table-cell table:number-columns-repeated="2"/>
        </table:table-row>
        <table:table-row table:style-name="ro1">
          <table:table-cell office:value-type="string">
            <text:p>host=134.191.254.39</text:p>
          </table:table-cell>
          <table:table-cell table:number-columns-repeated="2" office:value-type="float" office:value="0.67665">
            <text:p>0.67665</text:p>
          </table:table-cell>
          <table:table-cell table:number-columns-repeated="2"/>
        </table:table-row>
        <table:table-row table:style-name="ro1">
          <table:table-cell office:value-type="string">
            <text:p>host=200.2.142.161</text:p>
          </table:table-cell>
          <table:table-cell table:number-columns-repeated="2" office:value-type="float" office:value="0.67665">
            <text:p>0.67665</text:p>
          </table:table-cell>
          <table:table-cell table:number-columns-repeated="2"/>
        </table:table-row>
        <table:table-row table:style-name="ro1">
          <table:table-cell office:value-type="string">
            <text:p>host=121.247.164.118</text:p>
          </table:table-cell>
          <table:table-cell table:number-columns-repeated="2" office:value-type="float" office:value="0.68236">
            <text:p>0.68236</text:p>
          </table:table-cell>
          <table:table-cell table:number-columns-repeated="2"/>
        </table:table-row>
        <table:table-row table:style-name="ro1">
          <table:table-cell office:value-type="string">
            <text:p>host=66.249.67.142</text:p>
          </table:table-cell>
          <table:table-cell table:number-columns-repeated="2" office:value-type="float" office:value="0.68236">
            <text:p>0.68236</text:p>
          </table:table-cell>
          <table:table-cell table:number-columns-repeated="2"/>
        </table:table-row>
        <table:table-row table:style-name="ro1">
          <table:table-cell office:value-type="string">
            <text:p>host=77.31.75.135</text:p>
          </table:table-cell>
          <table:table-cell table:number-columns-repeated="2" office:value-type="float" office:value="0.68236">
            <text:p>0.68236</text:p>
          </table:table-cell>
          <table:table-cell table:number-columns-repeated="2"/>
        </table:table-row>
        <table:table-row table:style-name="ro1">
          <table:table-cell office:value-type="string">
            <text:p>host=65.55.109.242</text:p>
          </table:table-cell>
          <table:table-cell table:number-columns-repeated="2" office:value-type="float" office:value="0.68433">
            <text:p>0.68433</text:p>
          </table:table-cell>
          <table:table-cell table:number-columns-repeated="2"/>
        </table:table-row>
        <table:table-row table:style-name="ro1">
          <table:table-cell office:value-type="string">
            <text:p>host=81.152.100.38</text:p>
          </table:table-cell>
          <table:table-cell table:number-columns-repeated="2" office:value-type="float" office:value="0.68433">
            <text:p>0.68433</text:p>
          </table:table-cell>
          <table:table-cell table:number-columns-repeated="2"/>
        </table:table-row>
        <table:table-row table:style-name="ro1">
          <table:table-cell office:value-type="string">
            <text:p>host=189.69.94.180</text:p>
          </table:table-cell>
          <table:table-cell table:number-columns-repeated="2" office:value-type="float" office:value="0.69587">
            <text:p>0.69587</text:p>
          </table:table-cell>
          <table:table-cell table:number-columns-repeated="2"/>
        </table:table-row>
        <table:table-row table:style-name="ro1">
          <table:table-cell office:value-type="string">
            <text:p>host=205.110.157.226</text:p>
          </table:table-cell>
          <table:table-cell table:number-columns-repeated="2" office:value-type="float" office:value="0.69587">
            <text:p>0.69587</text:p>
          </table:table-cell>
          <table:table-cell table:number-columns-repeated="2"/>
        </table:table-row>
        <table:table-row table:style-name="ro1">
          <table:table-cell office:value-type="string">
            <text:p>host=174.116.63.75</text:p>
          </table:table-cell>
          <table:table-cell table:number-columns-repeated="2" office:value-type="float" office:value="0.69712">
            <text:p>0.69712</text:p>
          </table:table-cell>
          <table:table-cell table:number-columns-repeated="2"/>
        </table:table-row>
        <table:table-row table:style-name="ro1">
          <table:table-cell office:value-type="string">
            <text:p>host=212.43.17.1</text:p>
          </table:table-cell>
          <table:table-cell table:number-columns-repeated="2" office:value-type="float" office:value="0.69712">
            <text:p>0.69712</text:p>
          </table:table-cell>
          <table:table-cell table:number-columns-repeated="2"/>
        </table:table-row>
        <table:table-row table:style-name="ro1">
          <table:table-cell office:value-type="string">
            <text:p>host=65.55.109.82</text:p>
          </table:table-cell>
          <table:table-cell table:number-columns-repeated="2" office:value-type="float" office:value="0.69712">
            <text:p>0.69712</text:p>
          </table:table-cell>
          <table:table-cell table:number-columns-repeated="2"/>
        </table:table-row>
        <table:table-row table:style-name="ro1">
          <table:table-cell office:value-type="string">
            <text:p>host=65.55.37.194</text:p>
          </table:table-cell>
          <table:table-cell table:number-columns-repeated="2" office:value-type="float" office:value="0.69712">
            <text:p>0.69712</text:p>
          </table:table-cell>
          <table:table-cell table:number-columns-repeated="2"/>
        </table:table-row>
        <table:table-row table:style-name="ro1">
          <table:table-cell office:value-type="string">
            <text:p>host=99.129.155.5</text:p>
          </table:table-cell>
          <table:table-cell table:number-columns-repeated="2" office:value-type="float" office:value="0.69712">
            <text:p>0.69712</text:p>
          </table:table-cell>
          <table:table-cell table:number-columns-repeated="2"/>
        </table:table-row>
        <table:table-row table:style-name="ro1">
          <table:table-cell office:value-type="string">
            <text:p>host=195.23.94.106</text:p>
          </table:table-cell>
          <table:table-cell table:number-columns-repeated="2" office:value-type="float" office:value="0.69834">
            <text:p>0.69834</text:p>
          </table:table-cell>
          <table:table-cell table:number-columns-repeated="2"/>
        </table:table-row>
        <table:table-row table:style-name="ro1">
          <table:table-cell office:value-type="string">
            <text:p>host=65.55.106.211</text:p>
          </table:table-cell>
          <table:table-cell table:number-columns-repeated="2" office:value-type="float" office:value="0.71148">
            <text:p>0.71148</text:p>
          </table:table-cell>
          <table:table-cell table:number-columns-repeated="2"/>
        </table:table-row>
        <table:table-row table:style-name="ro1">
          <table:table-cell office:value-type="string">
            <text:p>host=80.57.152.238</text:p>
          </table:table-cell>
          <table:table-cell table:number-columns-repeated="2" office:value-type="float" office:value="0.71148">
            <text:p>0.71148</text:p>
          </table:table-cell>
          <table:table-cell table:number-columns-repeated="2"/>
        </table:table-row>
        <table:table-row table:style-name="ro1">
          <table:table-cell office:value-type="string">
            <text:p>host=202.160.179.114</text:p>
          </table:table-cell>
          <table:table-cell table:number-columns-repeated="2" office:value-type="float" office:value="0.71647">
            <text:p>0.71647</text:p>
          </table:table-cell>
          <table:table-cell table:number-columns-repeated="2"/>
        </table:table-row>
        <table:table-row table:style-name="ro1">
          <table:table-cell office:value-type="string">
            <text:p>host=65.55.110.83</text:p>
          </table:table-cell>
          <table:table-cell table:number-columns-repeated="2" office:value-type="float" office:value="0.71647">
            <text:p>0.71647</text:p>
          </table:table-cell>
          <table:table-cell table:number-columns-repeated="2"/>
        </table:table-row>
        <table:table-row table:style-name="ro1">
          <table:table-cell office:value-type="string">
            <text:p>host=69.80.205.130</text:p>
          </table:table-cell>
          <table:table-cell table:number-columns-repeated="2" office:value-type="float" office:value="0.71647">
            <text:p>0.71647</text:p>
          </table:table-cell>
          <table:table-cell table:number-columns-repeated="2"/>
        </table:table-row>
        <table:table-row table:style-name="ro1">
          <table:table-cell office:value-type="string">
            <text:p>host=144.36.234.188</text:p>
          </table:table-cell>
          <table:table-cell table:number-columns-repeated="2" office:value-type="float" office:value="0.71987">
            <text:p>0.71987</text:p>
          </table:table-cell>
          <table:table-cell table:number-columns-repeated="2"/>
        </table:table-row>
        <table:table-row table:style-name="ro1">
          <table:table-cell office:value-type="string">
            <text:p>host=74.196.108.211</text:p>
          </table:table-cell>
          <table:table-cell table:number-columns-repeated="2" office:value-type="float" office:value="0.71987">
            <text:p>0.71987</text:p>
          </table:table-cell>
          <table:table-cell table:number-columns-repeated="2"/>
        </table:table-row>
        <table:table-row table:style-name="ro1">
          <table:table-cell office:value-type="string">
            <text:p>host=41.178.112.197</text:p>
          </table:table-cell>
          <table:table-cell table:number-columns-repeated="2" office:value-type="float" office:value="0.72024">
            <text:p>0.72024</text:p>
          </table:table-cell>
          <table:table-cell table:number-columns-repeated="2"/>
        </table:table-row>
        <table:table-row table:style-name="ro1">
          <table:table-cell office:value-type="string">
            <text:p>host=65.55.106.133</text:p>
          </table:table-cell>
          <table:table-cell table:number-columns-repeated="2" office:value-type="float" office:value="0.72301">
            <text:p>0.72301</text:p>
          </table:table-cell>
          <table:table-cell table:number-columns-repeated="2"/>
        </table:table-row>
        <table:table-row table:style-name="ro1">
          <table:table-cell office:value-type="string">
            <text:p>host=200.199.205.160</text:p>
          </table:table-cell>
          <table:table-cell table:number-columns-repeated="2" office:value-type="float" office:value="0.73493">
            <text:p>0.73493</text:p>
          </table:table-cell>
          <table:table-cell table:number-columns-repeated="2"/>
        </table:table-row>
        <table:table-row table:style-name="ro1">
          <table:table-cell office:value-type="string">
            <text:p>host=70.80.176.242</text:p>
          </table:table-cell>
          <table:table-cell table:number-columns-repeated="2" office:value-type="float" office:value="0.73945">
            <text:p>0.73945</text:p>
          </table:table-cell>
          <table:table-cell table:number-columns-repeated="2"/>
        </table:table-row>
        <table:table-row table:style-name="ro1">
          <table:table-cell office:value-type="string">
            <text:p>host=65.55.107.186</text:p>
          </table:table-cell>
          <table:table-cell table:number-columns-repeated="2" office:value-type="float" office:value="0.74361">
            <text:p>0.74361</text:p>
          </table:table-cell>
          <table:table-cell table:number-columns-repeated="2"/>
        </table:table-row>
        <table:table-row table:style-name="ro1">
          <table:table-cell office:value-type="string">
            <text:p>host=200.252.42.177</text:p>
          </table:table-cell>
          <table:table-cell table:number-columns-repeated="2" office:value-type="float" office:value="0.7443">
            <text:p>0.7443</text:p>
          </table:table-cell>
          <table:table-cell table:number-columns-repeated="2"/>
        </table:table-row>
        <table:table-row table:style-name="ro1">
          <table:table-cell office:value-type="string">
            <text:p>host=71.198.157.170</text:p>
          </table:table-cell>
          <table:table-cell table:number-columns-repeated="2" office:value-type="float" office:value="0.74766">
            <text:p>0.74766</text:p>
          </table:table-cell>
          <table:table-cell table:number-columns-repeated="2"/>
        </table:table-row>
        <table:table-row table:style-name="ro1">
          <table:table-cell office:value-type="string">
            <text:p>host=65.55.110.62</text:p>
          </table:table-cell>
          <table:table-cell table:number-columns-repeated="2" office:value-type="float" office:value="0.75944">
            <text:p>0.75944</text:p>
          </table:table-cell>
          <table:table-cell table:number-columns-repeated="2"/>
        </table:table-row>
        <table:table-row table:style-name="ro1">
          <table:table-cell office:value-type="string">
            <text:p>host=125.60.173.51</text:p>
          </table:table-cell>
          <table:table-cell table:number-columns-repeated="2" office:value-type="float" office:value="0.75974">
            <text:p>0.75974</text:p>
          </table:table-cell>
          <table:table-cell table:number-columns-repeated="2"/>
        </table:table-row>
        <table:table-row table:style-name="ro1">
          <table:table-cell office:value-type="string">
            <text:p>host=202.74.197.104</text:p>
          </table:table-cell>
          <table:table-cell table:number-columns-repeated="2" office:value-type="float" office:value="0.75974">
            <text:p>0.75974</text:p>
          </table:table-cell>
          <table:table-cell table:number-columns-repeated="2"/>
        </table:table-row>
        <table:table-row table:style-name="ro1">
          <table:table-cell office:value-type="string">
            <text:p>host=208.102.235.206</text:p>
          </table:table-cell>
          <table:table-cell table:number-columns-repeated="2" office:value-type="float" office:value="0.75974">
            <text:p>0.75974</text:p>
          </table:table-cell>
          <table:table-cell table:number-columns-repeated="2"/>
        </table:table-row>
        <table:table-row table:style-name="ro1">
          <table:table-cell office:value-type="string">
            <text:p>host=220.255.7.214</text:p>
          </table:table-cell>
          <table:table-cell table:number-columns-repeated="2" office:value-type="float" office:value="0.75974">
            <text:p>0.75974</text:p>
          </table:table-cell>
          <table:table-cell table:number-columns-repeated="2"/>
        </table:table-row>
        <table:table-row table:style-name="ro1">
          <table:table-cell office:value-type="string">
            <text:p>host=66.220.127.39</text:p>
          </table:table-cell>
          <table:table-cell table:number-columns-repeated="2" office:value-type="float" office:value="0.75974">
            <text:p>0.75974</text:p>
          </table:table-cell>
          <table:table-cell table:number-columns-repeated="2"/>
        </table:table-row>
        <table:table-row table:style-name="ro1">
          <table:table-cell office:value-type="string">
            <text:p>host=65.55.110.187</text:p>
          </table:table-cell>
          <table:table-cell table:number-columns-repeated="2" office:value-type="float" office:value="0.76054">
            <text:p>0.76054</text:p>
          </table:table-cell>
          <table:table-cell table:number-columns-repeated="2"/>
        </table:table-row>
        <table:table-row table:style-name="ro1">
          <table:table-cell office:value-type="string">
            <text:p>host=91.111.5.17</text:p>
          </table:table-cell>
          <table:table-cell table:number-columns-repeated="2" office:value-type="float" office:value="0.76054">
            <text:p>0.76054</text:p>
          </table:table-cell>
          <table:table-cell table:number-columns-repeated="2"/>
        </table:table-row>
        <table:table-row table:style-name="ro1">
          <table:table-cell office:value-type="string">
            <text:p>host=220.181.7.97</text:p>
          </table:table-cell>
          <table:table-cell table:number-columns-repeated="2" office:value-type="float" office:value="0.76119">
            <text:p>0.76119</text:p>
          </table:table-cell>
          <table:table-cell table:number-columns-repeated="2"/>
        </table:table-row>
        <table:table-row table:style-name="ro1">
          <table:table-cell office:value-type="string">
            <text:p>host=65.55.109.195</text:p>
          </table:table-cell>
          <table:table-cell table:number-columns-repeated="2" office:value-type="float" office:value="0.76119">
            <text:p>0.76119</text:p>
          </table:table-cell>
          <table:table-cell table:number-columns-repeated="2"/>
        </table:table-row>
        <table:table-row table:style-name="ro1">
          <table:table-cell office:value-type="string">
            <text:p>host=134.191.254.38</text:p>
          </table:table-cell>
          <table:table-cell table:number-columns-repeated="2" office:value-type="float" office:value="0.76696">
            <text:p>0.76696</text:p>
          </table:table-cell>
          <table:table-cell table:number-columns-repeated="2"/>
        </table:table-row>
        <table:table-row table:style-name="ro1">
          <table:table-cell office:value-type="string">
            <text:p>host=71.132.143.163</text:p>
          </table:table-cell>
          <table:table-cell table:number-columns-repeated="2" office:value-type="float" office:value="0.76696">
            <text:p>0.76696</text:p>
          </table:table-cell>
          <table:table-cell table:number-columns-repeated="2"/>
        </table:table-row>
        <table:table-row table:style-name="ro1">
          <table:table-cell office:value-type="string">
            <text:p>host=94.208.99.36</text:p>
          </table:table-cell>
          <table:table-cell table:number-columns-repeated="2" office:value-type="float" office:value="0.76696">
            <text:p>0.76696</text:p>
          </table:table-cell>
          <table:table-cell table:number-columns-repeated="2"/>
        </table:table-row>
        <table:table-row table:style-name="ro1">
          <table:table-cell office:value-type="string">
            <text:p>host=187.62.50.247</text:p>
          </table:table-cell>
          <table:table-cell table:number-columns-repeated="2" office:value-type="float" office:value="0.76957">
            <text:p>0.76957</text:p>
          </table:table-cell>
          <table:table-cell table:number-columns-repeated="2"/>
        </table:table-row>
        <table:table-row table:style-name="ro1">
          <table:table-cell office:value-type="string">
            <text:p>host=41.208.190.162</text:p>
          </table:table-cell>
          <table:table-cell table:number-columns-repeated="2" office:value-type="float" office:value="0.79177">
            <text:p>0.79177</text:p>
          </table:table-cell>
          <table:table-cell table:number-columns-repeated="2"/>
        </table:table-row>
        <table:table-row table:style-name="ro1">
          <table:table-cell office:value-type="string">
            <text:p>host=65.55.231.21</text:p>
          </table:table-cell>
          <table:table-cell table:number-columns-repeated="2" office:value-type="float" office:value="0.79177">
            <text:p>0.79177</text:p>
          </table:table-cell>
          <table:table-cell table:number-columns-repeated="2"/>
        </table:table-row>
        <table:table-row table:style-name="ro1">
          <table:table-cell office:value-type="string">
            <text:p>host=65.55.51.114</text:p>
          </table:table-cell>
          <table:table-cell table:number-columns-repeated="2" office:value-type="float" office:value="0.79899">
            <text:p>0.79899</text:p>
          </table:table-cell>
          <table:table-cell table:number-columns-repeated="2"/>
        </table:table-row>
        <table:table-row table:style-name="ro1">
          <table:table-cell office:value-type="string">
            <text:p>host=98.203.141.241</text:p>
          </table:table-cell>
          <table:table-cell table:number-columns-repeated="2" office:value-type="float" office:value="0.79899">
            <text:p>0.79899</text:p>
          </table:table-cell>
          <table:table-cell table:number-columns-repeated="2"/>
        </table:table-row>
        <table:table-row table:style-name="ro1">
          <table:table-cell office:value-type="string">
            <text:p>host=209.160.41.138</text:p>
          </table:table-cell>
          <table:table-cell table:number-columns-repeated="2" office:value-type="float" office:value="0.80099">
            <text:p>0.80099</text:p>
          </table:table-cell>
          <table:table-cell table:number-columns-repeated="2"/>
        </table:table-row>
        <table:table-row table:style-name="ro1">
          <table:table-cell office:value-type="string">
            <text:p>host=216.129.119.49</text:p>
          </table:table-cell>
          <table:table-cell table:number-columns-repeated="2" office:value-type="float" office:value="0.80484">
            <text:p>0.80484</text:p>
          </table:table-cell>
          <table:table-cell table:number-columns-repeated="2"/>
        </table:table-row>
        <table:table-row table:style-name="ro1">
          <table:table-cell office:value-type="string">
            <text:p>host=87.65.104.215</text:p>
          </table:table-cell>
          <table:table-cell table:number-columns-repeated="2" office:value-type="float" office:value="0.80617">
            <text:p>0.80617</text:p>
          </table:table-cell>
          <table:table-cell table:number-columns-repeated="2"/>
        </table:table-row>
        <table:table-row table:style-name="ro1">
          <table:table-cell office:value-type="string">
            <text:p>host=24.103.230.42</text:p>
          </table:table-cell>
          <table:table-cell table:number-columns-repeated="2" office:value-type="float" office:value="0.81357">
            <text:p>0.81357</text:p>
          </table:table-cell>
          <table:table-cell table:number-columns-repeated="2"/>
        </table:table-row>
        <table:table-row table:style-name="ro1">
          <table:table-cell office:value-type="string">
            <text:p>host=65.55.110.87</text:p>
          </table:table-cell>
          <table:table-cell table:number-columns-repeated="2" office:value-type="float" office:value="0.81357">
            <text:p>0.81357</text:p>
          </table:table-cell>
          <table:table-cell table:number-columns-repeated="2"/>
        </table:table-row>
        <table:table-row table:style-name="ro1">
          <table:table-cell office:value-type="string">
            <text:p>host=65.209.35.86</text:p>
          </table:table-cell>
          <table:table-cell table:number-columns-repeated="2" office:value-type="float" office:value="0.81424">
            <text:p>0.81424</text:p>
          </table:table-cell>
          <table:table-cell table:number-columns-repeated="2"/>
        </table:table-row>
        <table:table-row table:style-name="ro1">
          <table:table-cell office:value-type="string">
            <text:p>host=65.55.110.100</text:p>
          </table:table-cell>
          <table:table-cell table:number-columns-repeated="2" office:value-type="float" office:value="0.82093">
            <text:p>0.82093</text:p>
          </table:table-cell>
          <table:table-cell table:number-columns-repeated="2"/>
        </table:table-row>
        <table:table-row table:style-name="ro1">
          <table:table-cell office:value-type="string">
            <text:p>host=72.30.142.87</text:p>
          </table:table-cell>
          <table:table-cell table:number-columns-repeated="2" office:value-type="float" office:value="0.82093">
            <text:p>0.82093</text:p>
          </table:table-cell>
          <table:table-cell table:number-columns-repeated="2"/>
        </table:table-row>
        <table:table-row table:style-name="ro1">
          <table:table-cell office:value-type="string">
            <text:p>host=91.214.45.207</text:p>
          </table:table-cell>
          <table:table-cell table:number-columns-repeated="2" office:value-type="float" office:value="0.82093">
            <text:p>0.82093</text:p>
          </table:table-cell>
          <table:table-cell table:number-columns-repeated="2"/>
        </table:table-row>
        <table:table-row table:style-name="ro1">
          <table:table-cell office:value-type="string">
            <text:p>host=65.55.106.118</text:p>
          </table:table-cell>
          <table:table-cell table:number-columns-repeated="2" office:value-type="float" office:value="0.82262">
            <text:p>0.82262</text:p>
          </table:table-cell>
          <table:table-cell table:number-columns-repeated="2"/>
        </table:table-row>
        <table:table-row table:style-name="ro1">
          <table:table-cell office:value-type="string">
            <text:p>host=65.55.106.183</text:p>
          </table:table-cell>
          <table:table-cell table:number-columns-repeated="2" office:value-type="float" office:value="0.82262">
            <text:p>0.82262</text:p>
          </table:table-cell>
          <table:table-cell table:number-columns-repeated="2"/>
        </table:table-row>
        <table:table-row table:style-name="ro1">
          <table:table-cell office:value-type="string">
            <text:p>host=72.12.184.23</text:p>
          </table:table-cell>
          <table:table-cell table:number-columns-repeated="2" office:value-type="float" office:value="0.82623">
            <text:p>0.82623</text:p>
          </table:table-cell>
          <table:table-cell table:number-columns-repeated="2"/>
        </table:table-row>
        <table:table-row table:style-name="ro1">
          <table:table-cell office:value-type="string">
            <text:p>host=202.134.199.79</text:p>
          </table:table-cell>
          <table:table-cell table:number-columns-repeated="2" office:value-type="float" office:value="0.83258">
            <text:p>0.83258</text:p>
          </table:table-cell>
          <table:table-cell table:number-columns-repeated="2"/>
        </table:table-row>
        <table:table-row table:style-name="ro1">
          <table:table-cell office:value-type="string">
            <text:p>host=65.55.106.140</text:p>
          </table:table-cell>
          <table:table-cell table:number-columns-repeated="2" office:value-type="float" office:value="0.83258">
            <text:p>0.83258</text:p>
          </table:table-cell>
          <table:table-cell table:number-columns-repeated="2"/>
        </table:table-row>
        <table:table-row table:style-name="ro1">
          <table:table-cell office:value-type="string">
            <text:p>host=65.55.109.135</text:p>
          </table:table-cell>
          <table:table-cell table:number-columns-repeated="2" office:value-type="float" office:value="0.84139">
            <text:p>0.84139</text:p>
          </table:table-cell>
          <table:table-cell table:number-columns-repeated="2"/>
        </table:table-row>
        <table:table-row table:style-name="ro1">
          <table:table-cell office:value-type="string">
            <text:p>host=68.109.183.37</text:p>
          </table:table-cell>
          <table:table-cell table:number-columns-repeated="2" office:value-type="float" office:value="0.84139">
            <text:p>0.84139</text:p>
          </table:table-cell>
          <table:table-cell table:number-columns-repeated="2"/>
        </table:table-row>
        <table:table-row table:style-name="ro1">
          <table:table-cell office:value-type="string">
            <text:p>host=74.124.161.171</text:p>
          </table:table-cell>
          <table:table-cell table:number-columns-repeated="2" office:value-type="float" office:value="0.84139">
            <text:p>0.84139</text:p>
          </table:table-cell>
          <table:table-cell table:number-columns-repeated="2"/>
        </table:table-row>
        <table:table-row table:style-name="ro1">
          <table:table-cell office:value-type="string">
            <text:p>host=87.64.224.180</text:p>
          </table:table-cell>
          <table:table-cell table:number-columns-repeated="2" office:value-type="float" office:value="0.84139">
            <text:p>0.84139</text:p>
          </table:table-cell>
          <table:table-cell table:number-columns-repeated="2"/>
        </table:table-row>
        <table:table-row table:style-name="ro1">
          <table:table-cell office:value-type="string">
            <text:p>host=123.125.66.31</text:p>
          </table:table-cell>
          <table:table-cell table:number-columns-repeated="2" office:value-type="float" office:value="0.85053">
            <text:p>0.85053</text:p>
          </table:table-cell>
          <table:table-cell table:number-columns-repeated="2"/>
        </table:table-row>
        <table:table-row table:style-name="ro1">
          <table:table-cell office:value-type="string">
            <text:p>host=70.138.158.117</text:p>
          </table:table-cell>
          <table:table-cell table:number-columns-repeated="2" office:value-type="float" office:value="0.85088">
            <text:p>0.85088</text:p>
          </table:table-cell>
          <table:table-cell table:number-columns-repeated="2"/>
        </table:table-row>
        <table:table-row table:style-name="ro1">
          <table:table-cell office:value-type="string">
            <text:p>host=203.14.52.46</text:p>
          </table:table-cell>
          <table:table-cell table:number-columns-repeated="2" office:value-type="float" office:value="0.85306">
            <text:p>0.85306</text:p>
          </table:table-cell>
          <table:table-cell table:number-columns-repeated="2"/>
        </table:table-row>
        <table:table-row table:style-name="ro1">
          <table:table-cell office:value-type="string">
            <text:p>host=200.55.133.35</text:p>
          </table:table-cell>
          <table:table-cell table:number-columns-repeated="2" office:value-type="float" office:value="0.85411">
            <text:p>0.85411</text:p>
          </table:table-cell>
          <table:table-cell table:number-columns-repeated="2"/>
        </table:table-row>
        <table:table-row table:style-name="ro1">
          <table:table-cell office:value-type="string">
            <text:p>host=63.78.130.36</text:p>
          </table:table-cell>
          <table:table-cell table:number-columns-repeated="2" office:value-type="float" office:value="0.85411">
            <text:p>0.85411</text:p>
          </table:table-cell>
          <table:table-cell table:number-columns-repeated="2"/>
        </table:table-row>
        <table:table-row table:style-name="ro1">
          <table:table-cell office:value-type="string">
            <text:p>host=122.160.162.2</text:p>
          </table:table-cell>
          <table:table-cell table:number-columns-repeated="2" office:value-type="float" office:value="0.87233">
            <text:p>0.87233</text:p>
          </table:table-cell>
          <table:table-cell table:number-columns-repeated="2"/>
        </table:table-row>
        <table:table-row table:style-name="ro1">
          <table:table-cell office:value-type="string">
            <text:p>host=200.85.30.214</text:p>
          </table:table-cell>
          <table:table-cell table:number-columns-repeated="2" office:value-type="float" office:value="0.87233">
            <text:p>0.87233</text:p>
          </table:table-cell>
          <table:table-cell table:number-columns-repeated="2"/>
        </table:table-row>
        <table:table-row table:style-name="ro1">
          <table:table-cell office:value-type="string">
            <text:p>host=65.55.109.107</text:p>
          </table:table-cell>
          <table:table-cell table:number-columns-repeated="2" office:value-type="float" office:value="0.87233">
            <text:p>0.87233</text:p>
          </table:table-cell>
          <table:table-cell table:number-columns-repeated="2"/>
        </table:table-row>
        <table:table-row table:style-name="ro1">
          <table:table-cell office:value-type="string">
            <text:p>host=65.55.109.192</text:p>
          </table:table-cell>
          <table:table-cell table:number-columns-repeated="2" office:value-type="float" office:value="0.87233">
            <text:p>0.87233</text:p>
          </table:table-cell>
          <table:table-cell table:number-columns-repeated="2"/>
        </table:table-row>
        <table:table-row table:style-name="ro1">
          <table:table-cell office:value-type="string">
            <text:p>host=217.231.64.9</text:p>
          </table:table-cell>
          <table:table-cell table:number-columns-repeated="2" office:value-type="float" office:value="0.88318">
            <text:p>0.88318</text:p>
          </table:table-cell>
          <table:table-cell table:number-columns-repeated="2"/>
        </table:table-row>
        <table:table-row table:style-name="ro1">
          <table:table-cell office:value-type="string">
            <text:p>host=209.234.175.134</text:p>
          </table:table-cell>
          <table:table-cell table:number-columns-repeated="2" office:value-type="float" office:value="0.89958">
            <text:p>0.89958</text:p>
          </table:table-cell>
          <table:table-cell table:number-columns-repeated="2"/>
        </table:table-row>
        <table:table-row table:style-name="ro1">
          <table:table-cell office:value-type="string">
            <text:p>host=65.55.109.230</text:p>
          </table:table-cell>
          <table:table-cell table:number-columns-repeated="2" office:value-type="float" office:value="0.91712">
            <text:p>0.91712</text:p>
          </table:table-cell>
          <table:table-cell table:number-columns-repeated="2"/>
        </table:table-row>
        <table:table-row table:style-name="ro1">
          <table:table-cell office:value-type="string">
            <text:p>host=68.166.223.3</text:p>
          </table:table-cell>
          <table:table-cell table:number-columns-repeated="2" office:value-type="float" office:value="0.91712">
            <text:p>0.91712</text:p>
          </table:table-cell>
          <table:table-cell table:number-columns-repeated="2"/>
        </table:table-row>
        <table:table-row table:style-name="ro1">
          <table:table-cell office:value-type="string">
            <text:p>host=75.93.218.147</text:p>
          </table:table-cell>
          <table:table-cell table:number-columns-repeated="2" office:value-type="float" office:value="0.91712">
            <text:p>0.91712</text:p>
          </table:table-cell>
          <table:table-cell table:number-columns-repeated="2"/>
        </table:table-row>
        <table:table-row table:style-name="ro1">
          <table:table-cell office:value-type="string">
            <text:p>host=88.109.157.146</text:p>
          </table:table-cell>
          <table:table-cell table:number-columns-repeated="2" office:value-type="float" office:value="0.91712">
            <text:p>0.91712</text:p>
          </table:table-cell>
          <table:table-cell table:number-columns-repeated="2"/>
        </table:table-row>
        <table:table-row table:style-name="ro1">
          <table:table-cell office:value-type="string">
            <text:p>host=139.55.59.249</text:p>
          </table:table-cell>
          <table:table-cell table:number-columns-repeated="2" office:value-type="float" office:value="0.91993">
            <text:p>0.91993</text:p>
          </table:table-cell>
          <table:table-cell table:number-columns-repeated="2"/>
        </table:table-row>
        <table:table-row table:style-name="ro1">
          <table:table-cell office:value-type="string">
            <text:p>host=212.43.9.1</text:p>
          </table:table-cell>
          <table:table-cell table:number-columns-repeated="2" office:value-type="float" office:value="0.92898">
            <text:p>0.92898</text:p>
          </table:table-cell>
          <table:table-cell table:number-columns-repeated="2"/>
        </table:table-row>
        <table:table-row table:style-name="ro1">
          <table:table-cell office:value-type="string">
            <text:p>host=65.55.109.116</text:p>
          </table:table-cell>
          <table:table-cell table:number-columns-repeated="2" office:value-type="float" office:value="0.94396">
            <text:p>0.94396</text:p>
          </table:table-cell>
          <table:table-cell table:number-columns-repeated="2"/>
        </table:table-row>
        <table:table-row table:style-name="ro1">
          <table:table-cell office:value-type="string">
            <text:p>host=91.121.5.55</text:p>
          </table:table-cell>
          <table:table-cell table:number-columns-repeated="2" office:value-type="float" office:value="0.94708">
            <text:p>0.94708</text:p>
          </table:table-cell>
          <table:table-cell table:number-columns-repeated="2"/>
        </table:table-row>
        <table:table-row table:style-name="ro1">
          <table:table-cell office:value-type="string">
            <text:p>host=122.160.78.106</text:p>
          </table:table-cell>
          <table:table-cell table:number-columns-repeated="2" office:value-type="float" office:value="0.94724">
            <text:p>0.94724</text:p>
          </table:table-cell>
          <table:table-cell table:number-columns-repeated="2"/>
        </table:table-row>
        <table:table-row table:style-name="ro1">
          <table:table-cell office:value-type="string">
            <text:p>host=65.55.106.155</text:p>
          </table:table-cell>
          <table:table-cell table:number-columns-repeated="2" office:value-type="float" office:value="0.94724">
            <text:p>0.94724</text:p>
          </table:table-cell>
          <table:table-cell table:number-columns-repeated="2"/>
        </table:table-row>
        <table:table-row table:style-name="ro1">
          <table:table-cell office:value-type="string">
            <text:p>host=41.209.113.206</text:p>
          </table:table-cell>
          <table:table-cell table:number-columns-repeated="2" office:value-type="float" office:value="0.95613">
            <text:p>0.95613</text:p>
          </table:table-cell>
          <table:table-cell table:number-columns-repeated="2"/>
        </table:table-row>
        <table:table-row table:style-name="ro1">
          <table:table-cell office:value-type="string">
            <text:p>host=65.55.107.226</text:p>
          </table:table-cell>
          <table:table-cell table:number-columns-repeated="2" office:value-type="float" office:value="0.9584">
            <text:p>0.9584</text:p>
          </table:table-cell>
          <table:table-cell table:number-columns-repeated="2"/>
        </table:table-row>
        <table:table-row table:style-name="ro1">
          <table:table-cell office:value-type="string">
            <text:p>host=65.55.109.59</text:p>
          </table:table-cell>
          <table:table-cell table:number-columns-repeated="2" office:value-type="float" office:value="0.96772">
            <text:p>0.96772</text:p>
          </table:table-cell>
          <table:table-cell table:number-columns-repeated="2"/>
        </table:table-row>
        <table:table-row table:style-name="ro1">
          <table:table-cell office:value-type="string">
            <text:p>host=78.23.82.129</text:p>
          </table:table-cell>
          <table:table-cell table:number-columns-repeated="2" office:value-type="float" office:value="0.96772">
            <text:p>0.96772</text:p>
          </table:table-cell>
          <table:table-cell table:number-columns-repeated="2"/>
        </table:table-row>
        <table:table-row table:style-name="ro1">
          <table:table-cell office:value-type="string">
            <text:p>host=86.95.117.70</text:p>
          </table:table-cell>
          <table:table-cell table:number-columns-repeated="2" office:value-type="float" office:value="0.97869">
            <text:p>0.97869</text:p>
          </table:table-cell>
          <table:table-cell table:number-columns-repeated="2"/>
        </table:table-row>
        <table:table-row table:style-name="ro1">
          <table:table-cell office:value-type="string">
            <text:p>host=65.55.110.210</text:p>
          </table:table-cell>
          <table:table-cell table:number-columns-repeated="2" office:value-type="float" office:value="0.99358">
            <text:p>0.99358</text:p>
          </table:table-cell>
          <table:table-cell table:number-columns-repeated="2"/>
        </table:table-row>
        <table:table-row table:style-name="ro1">
          <table:table-cell office:value-type="string">
            <text:p>host=220.181.7.51</text:p>
          </table:table-cell>
          <table:table-cell table:number-columns-repeated="2" office:value-type="float" office:value="1.00557">
            <text:p>1.00557</text:p>
          </table:table-cell>
          <table:table-cell table:number-columns-repeated="2"/>
        </table:table-row>
        <table:table-row table:style-name="ro1">
          <table:table-cell office:value-type="string">
            <text:p>host=164.38.176.25</text:p>
          </table:table-cell>
          <table:table-cell table:number-columns-repeated="2" office:value-type="float" office:value="1.00584">
            <text:p>1.00584</text:p>
          </table:table-cell>
          <table:table-cell table:number-columns-repeated="2"/>
        </table:table-row>
        <table:table-row table:style-name="ro1">
          <table:table-cell office:value-type="string">
            <text:p>host=129.7.105.148</text:p>
          </table:table-cell>
          <table:table-cell table:number-columns-repeated="2" office:value-type="float" office:value="1.01649">
            <text:p>1.01649</text:p>
          </table:table-cell>
          <table:table-cell table:number-columns-repeated="2"/>
        </table:table-row>
        <table:table-row table:style-name="ro1">
          <table:table-cell office:value-type="string">
            <text:p>host=65.55.106.215</text:p>
          </table:table-cell>
          <table:table-cell table:number-columns-repeated="2" office:value-type="float" office:value="1.01649">
            <text:p>1.01649</text:p>
          </table:table-cell>
          <table:table-cell table:number-columns-repeated="2"/>
        </table:table-row>
        <table:table-row table:style-name="ro1">
          <table:table-cell office:value-type="string">
            <text:p>host=65.55.107.181</text:p>
          </table:table-cell>
          <table:table-cell table:number-columns-repeated="2" office:value-type="float" office:value="1.01649">
            <text:p>1.01649</text:p>
          </table:table-cell>
          <table:table-cell table:number-columns-repeated="2"/>
        </table:table-row>
        <table:table-row table:style-name="ro1">
          <table:table-cell office:value-type="string">
            <text:p>host=82.217.128.117</text:p>
          </table:table-cell>
          <table:table-cell table:number-columns-repeated="2" office:value-type="float" office:value="1.01649">
            <text:p>1.01649</text:p>
          </table:table-cell>
          <table:table-cell table:number-columns-repeated="2"/>
        </table:table-row>
        <table:table-row table:style-name="ro1">
          <table:table-cell office:value-type="string">
            <text:p>host=92.237.46.170</text:p>
          </table:table-cell>
          <table:table-cell table:number-columns-repeated="2" office:value-type="float" office:value="1.01649">
            <text:p>1.01649</text:p>
          </table:table-cell>
          <table:table-cell table:number-columns-repeated="2"/>
        </table:table-row>
        <table:table-row table:style-name="ro1">
          <table:table-cell office:value-type="string">
            <text:p>host=121.1.19.60</text:p>
          </table:table-cell>
          <table:table-cell table:number-columns-repeated="2" office:value-type="float" office:value="1.021">
            <text:p>1.021</text:p>
          </table:table-cell>
          <table:table-cell table:number-columns-repeated="2"/>
        </table:table-row>
        <table:table-row table:style-name="ro1">
          <table:table-cell office:value-type="string">
            <text:p>host=65.55.106.171</text:p>
          </table:table-cell>
          <table:table-cell table:number-columns-repeated="2" office:value-type="float" office:value="1.02826">
            <text:p>1.02826</text:p>
          </table:table-cell>
          <table:table-cell table:number-columns-repeated="2"/>
        </table:table-row>
        <table:table-row table:style-name="ro1">
          <table:table-cell office:value-type="string">
            <text:p>host=112.202.43.173</text:p>
          </table:table-cell>
          <table:table-cell table:number-columns-repeated="2" office:value-type="float" office:value="1.03845">
            <text:p>1.03845</text:p>
          </table:table-cell>
          <table:table-cell table:number-columns-repeated="2"/>
        </table:table-row>
        <table:table-row table:style-name="ro1">
          <table:table-cell office:value-type="string">
            <text:p>host=65.55.109.158</text:p>
          </table:table-cell>
          <table:table-cell table:number-columns-repeated="2" office:value-type="float" office:value="1.03845">
            <text:p>1.03845</text:p>
          </table:table-cell>
          <table:table-cell table:number-columns-repeated="2"/>
        </table:table-row>
        <table:table-row table:style-name="ro1">
          <table:table-cell office:value-type="string">
            <text:p>host=77.56.231.239</text:p>
          </table:table-cell>
          <table:table-cell table:number-columns-repeated="2" office:value-type="float" office:value="1.04364">
            <text:p>1.04364</text:p>
          </table:table-cell>
          <table:table-cell table:number-columns-repeated="2"/>
        </table:table-row>
        <table:table-row table:style-name="ro1">
          <table:table-cell office:value-type="string">
            <text:p>host=38.108.180.70</text:p>
          </table:table-cell>
          <table:table-cell table:number-columns-repeated="2" office:value-type="float" office:value="1.06255">
            <text:p>1.06255</text:p>
          </table:table-cell>
          <table:table-cell table:number-columns-repeated="2"/>
        </table:table-row>
        <table:table-row table:style-name="ro1">
          <table:table-cell office:value-type="string">
            <text:p>host=64.220.233.50</text:p>
          </table:table-cell>
          <table:table-cell table:number-columns-repeated="2" office:value-type="float" office:value="1.06255">
            <text:p>1.06255</text:p>
          </table:table-cell>
          <table:table-cell table:number-columns-repeated="2"/>
        </table:table-row>
        <table:table-row table:style-name="ro1">
          <table:table-cell office:value-type="string">
            <text:p>host=200.228.158.130</text:p>
          </table:table-cell>
          <table:table-cell table:number-columns-repeated="2" office:value-type="float" office:value="1.07162">
            <text:p>1.07162</text:p>
          </table:table-cell>
          <table:table-cell table:number-columns-repeated="2"/>
        </table:table-row>
        <table:table-row table:style-name="ro1">
          <table:table-cell office:value-type="string">
            <text:p>host=95.132.220.167</text:p>
          </table:table-cell>
          <table:table-cell table:number-columns-repeated="2" office:value-type="float" office:value="1.07162">
            <text:p>1.07162</text:p>
          </table:table-cell>
          <table:table-cell table:number-columns-repeated="2"/>
        </table:table-row>
        <table:table-row table:style-name="ro1">
          <table:table-cell office:value-type="string">
            <text:p>host=78.23.20.218</text:p>
          </table:table-cell>
          <table:table-cell table:number-columns-repeated="2" office:value-type="float" office:value="1.09876">
            <text:p>1.09876</text:p>
          </table:table-cell>
          <table:table-cell table:number-columns-repeated="2"/>
        </table:table-row>
        <table:table-row table:style-name="ro1">
          <table:table-cell office:value-type="string">
            <text:p>host=220.181.7.41</text:p>
          </table:table-cell>
          <table:table-cell table:number-columns-repeated="2" office:value-type="float" office:value="1.09927">
            <text:p>1.09927</text:p>
          </table:table-cell>
          <table:table-cell table:number-columns-repeated="2"/>
        </table:table-row>
        <table:table-row table:style-name="ro1">
          <table:table-cell office:value-type="string">
            <text:p>host=65.55.231.119</text:p>
          </table:table-cell>
          <table:table-cell table:number-columns-repeated="2" office:value-type="float" office:value="1.12924">
            <text:p>1.12924</text:p>
          </table:table-cell>
          <table:table-cell table:number-columns-repeated="2"/>
        </table:table-row>
        <table:table-row table:style-name="ro1">
          <table:table-cell office:value-type="string">
            <text:p>host=75.92.99.94</text:p>
          </table:table-cell>
          <table:table-cell table:number-columns-repeated="2" office:value-type="float" office:value="1.12924">
            <text:p>1.12924</text:p>
          </table:table-cell>
          <table:table-cell table:number-columns-repeated="2"/>
        </table:table-row>
        <table:table-row table:style-name="ro1">
          <table:table-cell office:value-type="string">
            <text:p>host=129.15.131.203</text:p>
          </table:table-cell>
          <table:table-cell table:number-columns-repeated="2" office:value-type="float" office:value="1.13463">
            <text:p>1.13463</text:p>
          </table:table-cell>
          <table:table-cell table:number-columns-repeated="2"/>
        </table:table-row>
        <table:table-row table:style-name="ro1">
          <table:table-cell office:value-type="string">
            <text:p>host=65.55.109.38</text:p>
          </table:table-cell>
          <table:table-cell table:number-columns-repeated="2" office:value-type="float" office:value="1.13463">
            <text:p>1.13463</text:p>
          </table:table-cell>
          <table:table-cell table:number-columns-repeated="2"/>
        </table:table-row>
        <table:table-row table:style-name="ro1">
          <table:table-cell office:value-type="string">
            <text:p>host=65.55.51.111</text:p>
          </table:table-cell>
          <table:table-cell table:number-columns-repeated="2" office:value-type="float" office:value="1.14293">
            <text:p>1.14293</text:p>
          </table:table-cell>
          <table:table-cell table:number-columns-repeated="2"/>
        </table:table-row>
        <table:table-row table:style-name="ro1">
          <table:table-cell office:value-type="string">
            <text:p>host=65.55.107.188</text:p>
          </table:table-cell>
          <table:table-cell table:number-columns-repeated="2" office:value-type="float" office:value="1.15041">
            <text:p>1.15041</text:p>
          </table:table-cell>
          <table:table-cell table:number-columns-repeated="2"/>
        </table:table-row>
        <table:table-row table:style-name="ro1">
          <table:table-cell office:value-type="string">
            <text:p>host=65.55.231.68</text:p>
          </table:table-cell>
          <table:table-cell table:number-columns-repeated="2" office:value-type="float" office:value="1.15041">
            <text:p>1.15041</text:p>
          </table:table-cell>
          <table:table-cell table:number-columns-repeated="2"/>
        </table:table-row>
        <table:table-row table:style-name="ro1">
          <table:table-cell office:value-type="string">
            <text:p>host=76.101.110.173</text:p>
          </table:table-cell>
          <table:table-cell table:number-columns-repeated="2" office:value-type="float" office:value="1.15737">
            <text:p>1.15737</text:p>
          </table:table-cell>
          <table:table-cell table:number-columns-repeated="2"/>
        </table:table-row>
        <table:table-row table:style-name="ro1">
          <table:table-cell office:value-type="string">
            <text:p>host=81.52.143.15</text:p>
          </table:table-cell>
          <table:table-cell table:number-columns-repeated="2" office:value-type="float" office:value="1.15737">
            <text:p>1.15737</text:p>
          </table:table-cell>
          <table:table-cell table:number-columns-repeated="2"/>
        </table:table-row>
        <table:table-row table:style-name="ro1">
          <table:table-cell office:value-type="string">
            <text:p>host=65.55.107.236</text:p>
          </table:table-cell>
          <table:table-cell table:number-columns-repeated="2" office:value-type="float" office:value="1.16114">
            <text:p>1.16114</text:p>
          </table:table-cell>
          <table:table-cell table:number-columns-repeated="2"/>
        </table:table-row>
        <table:table-row table:style-name="ro1">
          <table:table-cell office:value-type="string">
            <text:p>host=121.217.124.211</text:p>
          </table:table-cell>
          <table:table-cell table:number-columns-repeated="2" office:value-type="float" office:value="1.16177">
            <text:p>1.16177</text:p>
          </table:table-cell>
          <table:table-cell table:number-columns-repeated="2"/>
        </table:table-row>
        <table:table-row table:style-name="ro1">
          <table:table-cell office:value-type="string">
            <text:p>host=67.166.225.236</text:p>
          </table:table-cell>
          <table:table-cell table:number-columns-repeated="2" office:value-type="float" office:value="1.16177">
            <text:p>1.16177</text:p>
          </table:table-cell>
          <table:table-cell table:number-columns-repeated="2"/>
        </table:table-row>
        <table:table-row table:style-name="ro1">
          <table:table-cell office:value-type="string">
            <text:p>host=78.146.88.148</text:p>
          </table:table-cell>
          <table:table-cell table:number-columns-repeated="2" office:value-type="float" office:value="1.16177">
            <text:p>1.16177</text:p>
          </table:table-cell>
          <table:table-cell table:number-columns-repeated="2"/>
        </table:table-row>
        <table:table-row table:style-name="ro1">
          <table:table-cell office:value-type="string">
            <text:p>host=65.55.107.219</text:p>
          </table:table-cell>
          <table:table-cell table:number-columns-repeated="2" office:value-type="float" office:value="1.16207">
            <text:p>1.16207</text:p>
          </table:table-cell>
          <table:table-cell table:number-columns-repeated="2"/>
        </table:table-row>
        <table:table-row table:style-name="ro1">
          <table:table-cell office:value-type="string">
            <text:p>host=65.55.110.111</text:p>
          </table:table-cell>
          <table:table-cell table:number-columns-repeated="2" office:value-type="float" office:value="1.16207">
            <text:p>1.16207</text:p>
          </table:table-cell>
          <table:table-cell table:number-columns-repeated="2"/>
        </table:table-row>
        <table:table-row table:style-name="ro1">
          <table:table-cell office:value-type="string">
            <text:p>host=98.236.55.205</text:p>
          </table:table-cell>
          <table:table-cell table:number-columns-repeated="2" office:value-type="float" office:value="1.16207">
            <text:p>1.16207</text:p>
          </table:table-cell>
          <table:table-cell table:number-columns-repeated="2"/>
        </table:table-row>
        <table:table-row table:style-name="ro1">
          <table:table-cell office:value-type="string">
            <text:p>host=220.255.7.198</text:p>
          </table:table-cell>
          <table:table-cell table:number-columns-repeated="2" office:value-type="float" office:value="1.16475">
            <text:p>1.16475</text:p>
          </table:table-cell>
          <table:table-cell table:number-columns-repeated="2"/>
        </table:table-row>
        <table:table-row table:style-name="ro1">
          <table:table-cell office:value-type="string">
            <text:p>host=202.159.8.60</text:p>
          </table:table-cell>
          <table:table-cell table:number-columns-repeated="2" office:value-type="float" office:value="1.16868">
            <text:p>1.16868</text:p>
          </table:table-cell>
          <table:table-cell table:number-columns-repeated="2"/>
        </table:table-row>
        <table:table-row table:style-name="ro1">
          <table:table-cell office:value-type="string">
            <text:p>host=203.104.98.219</text:p>
          </table:table-cell>
          <table:table-cell table:number-columns-repeated="2" office:value-type="float" office:value="1.16868">
            <text:p>1.16868</text:p>
          </table:table-cell>
          <table:table-cell table:number-columns-repeated="2"/>
        </table:table-row>
        <table:table-row table:style-name="ro1">
          <table:table-cell office:value-type="string">
            <text:p>host=68.76.197.194</text:p>
          </table:table-cell>
          <table:table-cell table:number-columns-repeated="2" office:value-type="float" office:value="1.16868">
            <text:p>1.16868</text:p>
          </table:table-cell>
          <table:table-cell table:number-columns-repeated="2"/>
        </table:table-row>
        <table:table-row table:style-name="ro1">
          <table:table-cell office:value-type="string">
            <text:p>host=65.55.107.189</text:p>
          </table:table-cell>
          <table:table-cell table:number-columns-repeated="2" office:value-type="float" office:value="1.1735">
            <text:p>1.1735</text:p>
          </table:table-cell>
          <table:table-cell table:number-columns-repeated="2"/>
        </table:table-row>
        <table:table-row table:style-name="ro1">
          <table:table-cell office:value-type="string">
            <text:p>host=65.55.110.163</text:p>
          </table:table-cell>
          <table:table-cell table:number-columns-repeated="2" office:value-type="float" office:value="1.1735">
            <text:p>1.1735</text:p>
          </table:table-cell>
          <table:table-cell table:number-columns-repeated="2"/>
        </table:table-row>
        <table:table-row table:style-name="ro1">
          <table:table-cell office:value-type="string">
            <text:p>host=72.224.105.56</text:p>
          </table:table-cell>
          <table:table-cell table:number-columns-repeated="2" office:value-type="float" office:value="1.1735">
            <text:p>1.1735</text:p>
          </table:table-cell>
          <table:table-cell table:number-columns-repeated="2"/>
        </table:table-row>
        <table:table-row table:style-name="ro1">
          <table:table-cell office:value-type="string">
            <text:p>host=65.55.109.13</text:p>
          </table:table-cell>
          <table:table-cell table:number-columns-repeated="2" office:value-type="float" office:value="1.1743">
            <text:p>1.1743</text:p>
          </table:table-cell>
          <table:table-cell table:number-columns-repeated="2"/>
        </table:table-row>
        <table:table-row table:style-name="ro1">
          <table:table-cell office:value-type="string">
            <text:p>host=65.55.109.171</text:p>
          </table:table-cell>
          <table:table-cell table:number-columns-repeated="2" office:value-type="float" office:value="1.18523">
            <text:p>1.18523</text:p>
          </table:table-cell>
          <table:table-cell table:number-columns-repeated="2"/>
        </table:table-row>
        <table:table-row table:style-name="ro1">
          <table:table-cell office:value-type="string">
            <text:p>host=86.10.138.8</text:p>
          </table:table-cell>
          <table:table-cell table:number-columns-repeated="2" office:value-type="float" office:value="1.18523">
            <text:p>1.18523</text:p>
          </table:table-cell>
          <table:table-cell table:number-columns-repeated="2"/>
        </table:table-row>
        <table:table-row table:style-name="ro1">
          <table:table-cell office:value-type="string">
            <text:p>host=64.22.114.26</text:p>
          </table:table-cell>
          <table:table-cell table:number-columns-repeated="2" office:value-type="float" office:value="1.19068">
            <text:p>1.19068</text:p>
          </table:table-cell>
          <table:table-cell table:number-columns-repeated="2"/>
        </table:table-row>
        <table:table-row table:style-name="ro1">
          <table:table-cell office:value-type="string">
            <text:p>host=123.125.66.35</text:p>
          </table:table-cell>
          <table:table-cell table:number-columns-repeated="2" office:value-type="float" office:value="1.19178">
            <text:p>1.19178</text:p>
          </table:table-cell>
          <table:table-cell table:number-columns-repeated="2"/>
        </table:table-row>
        <table:table-row table:style-name="ro1">
          <table:table-cell office:value-type="string">
            <text:p>host=149.6.164.150</text:p>
          </table:table-cell>
          <table:table-cell table:number-columns-repeated="2" office:value-type="float" office:value="1.19178">
            <text:p>1.19178</text:p>
          </table:table-cell>
          <table:table-cell table:number-columns-repeated="2"/>
        </table:table-row>
        <table:table-row table:style-name="ro1">
          <table:table-cell office:value-type="string">
            <text:p>host=65.55.106.107</text:p>
          </table:table-cell>
          <table:table-cell table:number-columns-repeated="2" office:value-type="float" office:value="1.19178">
            <text:p>1.19178</text:p>
          </table:table-cell>
          <table:table-cell table:number-columns-repeated="2"/>
        </table:table-row>
        <table:table-row table:style-name="ro1">
          <table:table-cell office:value-type="string">
            <text:p>host=66.184.73.37</text:p>
          </table:table-cell>
          <table:table-cell table:number-columns-repeated="2" office:value-type="float" office:value="1.19178">
            <text:p>1.19178</text:p>
          </table:table-cell>
          <table:table-cell table:number-columns-repeated="2"/>
        </table:table-row>
        <table:table-row table:style-name="ro1">
          <table:table-cell office:value-type="string">
            <text:p>host=69.63.178.251</text:p>
          </table:table-cell>
          <table:table-cell table:number-columns-repeated="2" office:value-type="float" office:value="1.19178">
            <text:p>1.19178</text:p>
          </table:table-cell>
          <table:table-cell table:number-columns-repeated="2"/>
        </table:table-row>
        <table:table-row table:style-name="ro1">
          <table:table-cell office:value-type="string">
            <text:p>host=192.100.124.195</text:p>
          </table:table-cell>
          <table:table-cell table:number-columns-repeated="2" office:value-type="float" office:value="1.19189">
            <text:p>1.19189</text:p>
          </table:table-cell>
          <table:table-cell table:number-columns-repeated="2"/>
        </table:table-row>
        <table:table-row table:style-name="ro1">
          <table:table-cell office:value-type="string">
            <text:p>host=68.4.52.184</text:p>
          </table:table-cell>
          <table:table-cell table:number-columns-repeated="2" office:value-type="float" office:value="1.19189">
            <text:p>1.19189</text:p>
          </table:table-cell>
          <table:table-cell table:number-columns-repeated="2"/>
        </table:table-row>
        <table:table-row table:style-name="ro1">
          <table:table-cell office:value-type="string">
            <text:p>host=65.55.106.232</text:p>
          </table:table-cell>
          <table:table-cell table:number-columns-repeated="2" office:value-type="float" office:value="1.19583">
            <text:p>1.19583</text:p>
          </table:table-cell>
          <table:table-cell table:number-columns-repeated="2"/>
        </table:table-row>
        <table:table-row table:style-name="ro1">
          <table:table-cell office:value-type="string">
            <text:p>host=129.34.20.19</text:p>
          </table:table-cell>
          <table:table-cell table:number-columns-repeated="2" office:value-type="float" office:value="1.19827">
            <text:p>1.19827</text:p>
          </table:table-cell>
          <table:table-cell table:number-columns-repeated="2"/>
        </table:table-row>
        <table:table-row table:style-name="ro1">
          <table:table-cell office:value-type="string">
            <text:p>host=193.189.143.168</text:p>
          </table:table-cell>
          <table:table-cell table:number-columns-repeated="2" office:value-type="float" office:value="1.19827">
            <text:p>1.19827</text:p>
          </table:table-cell>
          <table:table-cell table:number-columns-repeated="2"/>
        </table:table-row>
        <table:table-row table:style-name="ro1">
          <table:table-cell office:value-type="string">
            <text:p>host=65.55.110.117</text:p>
          </table:table-cell>
          <table:table-cell table:number-columns-repeated="2" office:value-type="float" office:value="1.19827">
            <text:p>1.19827</text:p>
          </table:table-cell>
          <table:table-cell table:number-columns-repeated="2"/>
        </table:table-row>
        <table:table-row table:style-name="ro1">
          <table:table-cell office:value-type="string">
            <text:p>host=70.89.2.105</text:p>
          </table:table-cell>
          <table:table-cell table:number-columns-repeated="2" office:value-type="float" office:value="1.21237">
            <text:p>1.21237</text:p>
          </table:table-cell>
          <table:table-cell table:number-columns-repeated="2"/>
        </table:table-row>
        <table:table-row table:style-name="ro1">
          <table:table-cell office:value-type="string">
            <text:p>host=65.55.110.134</text:p>
          </table:table-cell>
          <table:table-cell table:number-columns-repeated="2" office:value-type="float" office:value="1.22295">
            <text:p>1.22295</text:p>
          </table:table-cell>
          <table:table-cell table:number-columns-repeated="2"/>
        </table:table-row>
        <table:table-row table:style-name="ro1">
          <table:table-cell office:value-type="string">
            <text:p>host=87.208.129.236</text:p>
          </table:table-cell>
          <table:table-cell table:number-columns-repeated="2" office:value-type="float" office:value="1.22295">
            <text:p>1.22295</text:p>
          </table:table-cell>
          <table:table-cell table:number-columns-repeated="2"/>
        </table:table-row>
        <table:table-row table:style-name="ro1">
          <table:table-cell office:value-type="string">
            <text:p>host=69.181.183.48</text:p>
          </table:table-cell>
          <table:table-cell table:number-columns-repeated="2" office:value-type="float" office:value="1.24355">
            <text:p>1.24355</text:p>
          </table:table-cell>
          <table:table-cell table:number-columns-repeated="2"/>
        </table:table-row>
        <table:table-row table:style-name="ro1">
          <table:table-cell office:value-type="string">
            <text:p>host=76.122.81.132</text:p>
          </table:table-cell>
          <table:table-cell table:number-columns-repeated="2" office:value-type="float" office:value="1.24355">
            <text:p>1.24355</text:p>
          </table:table-cell>
          <table:table-cell table:number-columns-repeated="2"/>
        </table:table-row>
        <table:table-row table:style-name="ro1">
          <table:table-cell office:value-type="string">
            <text:p>host=120.28.8.26</text:p>
          </table:table-cell>
          <table:table-cell table:number-columns-repeated="2" office:value-type="float" office:value="1.24732">
            <text:p>1.24732</text:p>
          </table:table-cell>
          <table:table-cell table:number-columns-repeated="2"/>
        </table:table-row>
        <table:table-row table:style-name="ro1">
          <table:table-cell office:value-type="string">
            <text:p>host=218.186.12.237</text:p>
          </table:table-cell>
          <table:table-cell table:number-columns-repeated="2" office:value-type="float" office:value="1.24732">
            <text:p>1.24732</text:p>
          </table:table-cell>
          <table:table-cell table:number-columns-repeated="2"/>
        </table:table-row>
        <table:table-row table:style-name="ro1">
          <table:table-cell office:value-type="string">
            <text:p>host=65.31.40.100</text:p>
          </table:table-cell>
          <table:table-cell table:number-columns-repeated="2" office:value-type="float" office:value="1.24732">
            <text:p>1.24732</text:p>
          </table:table-cell>
          <table:table-cell table:number-columns-repeated="2"/>
        </table:table-row>
        <table:table-row table:style-name="ro1">
          <table:table-cell office:value-type="string">
            <text:p>host=65.55.106.158</text:p>
          </table:table-cell>
          <table:table-cell table:number-columns-repeated="2" office:value-type="float" office:value="1.24732">
            <text:p>1.24732</text:p>
          </table:table-cell>
          <table:table-cell table:number-columns-repeated="2"/>
        </table:table-row>
        <table:table-row table:style-name="ro1">
          <table:table-cell office:value-type="string">
            <text:p>host=116.27.98.200</text:p>
          </table:table-cell>
          <table:table-cell table:number-columns-repeated="2" office:value-type="float" office:value="1.24929">
            <text:p>1.24929</text:p>
          </table:table-cell>
          <table:table-cell table:number-columns-repeated="2"/>
        </table:table-row>
        <table:table-row table:style-name="ro1">
          <table:table-cell office:value-type="string">
            <text:p>host=189.8.42.12</text:p>
          </table:table-cell>
          <table:table-cell table:number-columns-repeated="2" office:value-type="float" office:value="1.24929">
            <text:p>1.24929</text:p>
          </table:table-cell>
          <table:table-cell table:number-columns-repeated="2"/>
        </table:table-row>
        <table:table-row table:style-name="ro1">
          <table:table-cell office:value-type="string">
            <text:p>host=68.96.161.201</text:p>
          </table:table-cell>
          <table:table-cell table:number-columns-repeated="2" office:value-type="float" office:value="1.25327">
            <text:p>1.25327</text:p>
          </table:table-cell>
          <table:table-cell table:number-columns-repeated="2"/>
        </table:table-row>
        <table:table-row table:style-name="ro1">
          <table:table-cell office:value-type="string">
            <text:p>host=187.27.13.149</text:p>
          </table:table-cell>
          <table:table-cell table:number-columns-repeated="2" office:value-type="float" office:value="1.25514">
            <text:p>1.25514</text:p>
          </table:table-cell>
          <table:table-cell table:number-columns-repeated="2"/>
        </table:table-row>
        <table:table-row table:style-name="ro1">
          <table:table-cell office:value-type="string">
            <text:p>host=98.246.151.173</text:p>
          </table:table-cell>
          <table:table-cell table:number-columns-repeated="2" office:value-type="float" office:value="1.25514">
            <text:p>1.25514</text:p>
          </table:table-cell>
          <table:table-cell table:number-columns-repeated="2"/>
        </table:table-row>
        <table:table-row table:style-name="ro1">
          <table:table-cell office:value-type="string">
            <text:p>host=124.115.4.225</text:p>
          </table:table-cell>
          <table:table-cell table:number-columns-repeated="2" office:value-type="float" office:value="1.25968">
            <text:p>1.25968</text:p>
          </table:table-cell>
          <table:table-cell table:number-columns-repeated="2"/>
        </table:table-row>
        <table:table-row table:style-name="ro1">
          <table:table-cell office:value-type="string">
            <text:p>host=87.104.112.104</text:p>
          </table:table-cell>
          <table:table-cell table:number-columns-repeated="2" office:value-type="float" office:value="1.25968">
            <text:p>1.25968</text:p>
          </table:table-cell>
          <table:table-cell table:number-columns-repeated="2"/>
        </table:table-row>
        <table:table-row table:style-name="ro1">
          <table:table-cell office:value-type="string">
            <text:p>host=198.87.83.123</text:p>
          </table:table-cell>
          <table:table-cell table:number-columns-repeated="2" office:value-type="float" office:value="1.26714">
            <text:p>1.26714</text:p>
          </table:table-cell>
          <table:table-cell table:number-columns-repeated="2"/>
        </table:table-row>
        <table:table-row table:style-name="ro1">
          <table:table-cell office:value-type="string">
            <text:p>host=65.55.106.229</text:p>
          </table:table-cell>
          <table:table-cell table:number-columns-repeated="2" office:value-type="float" office:value="1.26714">
            <text:p>1.26714</text:p>
          </table:table-cell>
          <table:table-cell table:number-columns-repeated="2"/>
        </table:table-row>
        <table:table-row table:style-name="ro1">
          <table:table-cell office:value-type="string">
            <text:p>host=91.121.209.127</text:p>
          </table:table-cell>
          <table:table-cell table:number-columns-repeated="2" office:value-type="float" office:value="1.26714">
            <text:p>1.26714</text:p>
          </table:table-cell>
          <table:table-cell table:number-columns-repeated="2"/>
        </table:table-row>
        <table:table-row table:style-name="ro1">
          <table:table-cell office:value-type="string">
            <text:p>host=67.183.253.45</text:p>
          </table:table-cell>
          <table:table-cell table:number-columns-repeated="2" office:value-type="float" office:value="1.28147">
            <text:p>1.28147</text:p>
          </table:table-cell>
          <table:table-cell table:number-columns-repeated="2"/>
        </table:table-row>
        <table:table-row table:style-name="ro1">
          <table:table-cell office:value-type="string">
            <text:p>host=98.206.76.130</text:p>
          </table:table-cell>
          <table:table-cell table:number-columns-repeated="2" office:value-type="float" office:value="1.28147">
            <text:p>1.28147</text:p>
          </table:table-cell>
          <table:table-cell table:number-columns-repeated="2"/>
        </table:table-row>
        <table:table-row table:style-name="ro1">
          <table:table-cell office:value-type="string">
            <text:p>host=85.145.12.185</text:p>
          </table:table-cell>
          <table:table-cell table:number-columns-repeated="2" office:value-type="float" office:value="1.30754">
            <text:p>1.30754</text:p>
          </table:table-cell>
          <table:table-cell table:number-columns-repeated="2"/>
        </table:table-row>
        <table:table-row table:style-name="ro1">
          <table:table-cell office:value-type="string">
            <text:p>host=217.148.215.11</text:p>
          </table:table-cell>
          <table:table-cell table:number-columns-repeated="2" office:value-type="float" office:value="1.31563">
            <text:p>1.31563</text:p>
          </table:table-cell>
          <table:table-cell table:number-columns-repeated="2"/>
        </table:table-row>
        <table:table-row table:style-name="ro1">
          <table:table-cell office:value-type="string">
            <text:p>host=65.219.37.62</text:p>
          </table:table-cell>
          <table:table-cell table:number-columns-repeated="2" office:value-type="float" office:value="1.32814">
            <text:p>1.32814</text:p>
          </table:table-cell>
          <table:table-cell table:number-columns-repeated="2"/>
        </table:table-row>
        <table:table-row table:style-name="ro1">
          <table:table-cell office:value-type="string">
            <text:p>host=68.117.200.60</text:p>
          </table:table-cell>
          <table:table-cell table:number-columns-repeated="2" office:value-type="float" office:value="1.32814">
            <text:p>1.32814</text:p>
          </table:table-cell>
          <table:table-cell table:number-columns-repeated="2"/>
        </table:table-row>
        <table:table-row table:style-name="ro1">
          <table:table-cell office:value-type="string">
            <text:p>host=65.55.106.132</text:p>
          </table:table-cell>
          <table:table-cell table:number-columns-repeated="2" office:value-type="float" office:value="1.33191">
            <text:p>1.33191</text:p>
          </table:table-cell>
          <table:table-cell table:number-columns-repeated="2"/>
        </table:table-row>
        <table:table-row table:style-name="ro1">
          <table:table-cell office:value-type="string">
            <text:p>host=70.43.29.202</text:p>
          </table:table-cell>
          <table:table-cell table:number-columns-repeated="2" office:value-type="float" office:value="1.33191">
            <text:p>1.33191</text:p>
          </table:table-cell>
          <table:table-cell table:number-columns-repeated="2"/>
        </table:table-row>
        <table:table-row table:style-name="ro1">
          <table:table-cell office:value-type="string">
            <text:p>host=65.55.109.180</text:p>
          </table:table-cell>
          <table:table-cell table:number-columns-repeated="2" office:value-type="float" office:value="1.34132">
            <text:p>1.34132</text:p>
          </table:table-cell>
          <table:table-cell table:number-columns-repeated="2"/>
        </table:table-row>
        <table:table-row table:style-name="ro1">
          <table:table-cell office:value-type="string">
            <text:p>host=121.1.57.74</text:p>
          </table:table-cell>
          <table:table-cell table:number-columns-repeated="2" office:value-type="float" office:value="1.34409">
            <text:p>1.34409</text:p>
          </table:table-cell>
          <table:table-cell table:number-columns-repeated="2"/>
        </table:table-row>
        <table:table-row table:style-name="ro1">
          <table:table-cell office:value-type="string">
            <text:p>host=75.157.228.221</text:p>
          </table:table-cell>
          <table:table-cell table:number-columns-repeated="2" office:value-type="float" office:value="1.34409">
            <text:p>1.34409</text:p>
          </table:table-cell>
          <table:table-cell table:number-columns-repeated="2"/>
        </table:table-row>
        <table:table-row table:style-name="ro1">
          <table:table-cell office:value-type="string">
            <text:p>host=189.18.20.146</text:p>
          </table:table-cell>
          <table:table-cell table:number-columns-repeated="2" office:value-type="float" office:value="1.34427">
            <text:p>1.34427</text:p>
          </table:table-cell>
          <table:table-cell table:number-columns-repeated="2"/>
        </table:table-row>
        <table:table-row table:style-name="ro1">
          <table:table-cell office:value-type="string">
            <text:p>host=196.201.66.10</text:p>
          </table:table-cell>
          <table:table-cell table:number-columns-repeated="2" office:value-type="float" office:value="1.34427">
            <text:p>1.34427</text:p>
          </table:table-cell>
          <table:table-cell table:number-columns-repeated="2"/>
        </table:table-row>
        <table:table-row table:style-name="ro1">
          <table:table-cell office:value-type="string">
            <text:p>host=198.161.30.43</text:p>
          </table:table-cell>
          <table:table-cell table:number-columns-repeated="2" office:value-type="float" office:value="1.34427">
            <text:p>1.34427</text:p>
          </table:table-cell>
          <table:table-cell table:number-columns-repeated="2"/>
        </table:table-row>
        <table:table-row table:style-name="ro1">
          <table:table-cell office:value-type="string">
            <text:p>host=68.193.125.219</text:p>
          </table:table-cell>
          <table:table-cell table:number-columns-repeated="2" office:value-type="float" office:value="1.34427">
            <text:p>1.34427</text:p>
          </table:table-cell>
          <table:table-cell table:number-columns-repeated="2"/>
        </table:table-row>
        <table:table-row table:style-name="ro1">
          <table:table-cell office:value-type="string">
            <text:p>host=69.36.233.15</text:p>
          </table:table-cell>
          <table:table-cell table:number-columns-repeated="2" office:value-type="float" office:value="1.34427">
            <text:p>1.34427</text:p>
          </table:table-cell>
          <table:table-cell table:number-columns-repeated="2"/>
        </table:table-row>
        <table:table-row table:style-name="ro1">
          <table:table-cell office:value-type="string">
            <text:p>host=213.89.227.203</text:p>
          </table:table-cell>
          <table:table-cell table:number-columns-repeated="2" office:value-type="float" office:value="1.35332">
            <text:p>1.35332</text:p>
          </table:table-cell>
          <table:table-cell table:number-columns-repeated="2"/>
        </table:table-row>
        <table:table-row table:style-name="ro1">
          <table:table-cell office:value-type="string">
            <text:p>host=202.42.167.5</text:p>
          </table:table-cell>
          <table:table-cell table:number-columns-repeated="2" office:value-type="float" office:value="1.36043">
            <text:p>1.36043</text:p>
          </table:table-cell>
          <table:table-cell table:number-columns-repeated="2"/>
        </table:table-row>
        <table:table-row table:style-name="ro1">
          <table:table-cell office:value-type="string">
            <text:p>host=216.168.104.97</text:p>
          </table:table-cell>
          <table:table-cell table:number-columns-repeated="2" office:value-type="float" office:value="1.36043">
            <text:p>1.36043</text:p>
          </table:table-cell>
          <table:table-cell table:number-columns-repeated="2"/>
        </table:table-row>
        <table:table-row table:style-name="ro1">
          <table:table-cell office:value-type="string">
            <text:p>host=64.17.2.164</text:p>
          </table:table-cell>
          <table:table-cell table:number-columns-repeated="2" office:value-type="float" office:value="1.36457">
            <text:p>1.36457</text:p>
          </table:table-cell>
          <table:table-cell table:number-columns-repeated="2"/>
        </table:table-row>
        <table:table-row table:style-name="ro1">
          <table:table-cell office:value-type="string">
            <text:p>host=123.7.16.199</text:p>
          </table:table-cell>
          <table:table-cell table:number-columns-repeated="2" office:value-type="float" office:value="1.36988">
            <text:p>1.36988</text:p>
          </table:table-cell>
          <table:table-cell table:number-columns-repeated="2"/>
        </table:table-row>
        <table:table-row table:style-name="ro1">
          <table:table-cell office:value-type="string">
            <text:p>host=192.223.243.5</text:p>
          </table:table-cell>
          <table:table-cell table:number-columns-repeated="2" office:value-type="float" office:value="1.3763">
            <text:p>1.3763</text:p>
          </table:table-cell>
          <table:table-cell table:number-columns-repeated="2"/>
        </table:table-row>
        <table:table-row table:style-name="ro1">
          <table:table-cell office:value-type="string">
            <text:p>host=41.194.60.4</text:p>
          </table:table-cell>
          <table:table-cell table:number-columns-repeated="2" office:value-type="float" office:value="1.38269">
            <text:p>1.38269</text:p>
          </table:table-cell>
          <table:table-cell table:number-columns-repeated="2"/>
        </table:table-row>
        <table:table-row table:style-name="ro1">
          <table:table-cell office:value-type="string">
            <text:p>host=65.55.208.191</text:p>
          </table:table-cell>
          <table:table-cell table:number-columns-repeated="2" office:value-type="float" office:value="1.38269">
            <text:p>1.38269</text:p>
          </table:table-cell>
          <table:table-cell table:number-columns-repeated="2"/>
        </table:table-row>
        <table:table-row table:style-name="ro1">
          <table:table-cell office:value-type="string">
            <text:p>host=76.200.159.72</text:p>
          </table:table-cell>
          <table:table-cell table:number-columns-repeated="2" office:value-type="float" office:value="1.38269">
            <text:p>1.38269</text:p>
          </table:table-cell>
          <table:table-cell table:number-columns-repeated="2"/>
        </table:table-row>
        <table:table-row table:style-name="ro1">
          <table:table-cell office:value-type="string">
            <text:p>host=88.175.161.43</text:p>
          </table:table-cell>
          <table:table-cell table:number-columns-repeated="2" office:value-type="float" office:value="1.38269">
            <text:p>1.38269</text:p>
          </table:table-cell>
          <table:table-cell table:number-columns-repeated="2"/>
        </table:table-row>
        <table:table-row table:style-name="ro1">
          <table:table-cell office:value-type="string">
            <text:p>host=94.162.190.17</text:p>
          </table:table-cell>
          <table:table-cell table:number-columns-repeated="2" office:value-type="float" office:value="1.38269">
            <text:p>1.38269</text:p>
          </table:table-cell>
          <table:table-cell table:number-columns-repeated="2"/>
        </table:table-row>
        <table:table-row table:style-name="ro1">
          <table:table-cell office:value-type="string">
            <text:p>host=65.55.110.42</text:p>
          </table:table-cell>
          <table:table-cell table:number-columns-repeated="2" office:value-type="float" office:value="1.38758">
            <text:p>1.38758</text:p>
          </table:table-cell>
          <table:table-cell table:number-columns-repeated="2"/>
        </table:table-row>
        <table:table-row table:style-name="ro1">
          <table:table-cell office:value-type="string">
            <text:p>host=210.177.57.177</text:p>
          </table:table-cell>
          <table:table-cell table:number-columns-repeated="2" office:value-type="float" office:value="1.41959">
            <text:p>1.41959</text:p>
          </table:table-cell>
          <table:table-cell table:number-columns-repeated="2"/>
        </table:table-row>
        <table:table-row table:style-name="ro1">
          <table:table-cell office:value-type="string">
            <text:p>host=216.185.64.78</text:p>
          </table:table-cell>
          <table:table-cell table:number-columns-repeated="2" office:value-type="float" office:value="1.41959">
            <text:p>1.41959</text:p>
          </table:table-cell>
          <table:table-cell table:number-columns-repeated="2"/>
        </table:table-row>
        <table:table-row table:style-name="ro1">
          <table:table-cell office:value-type="string">
            <text:p>host=75.73.94.87</text:p>
          </table:table-cell>
          <table:table-cell table:number-columns-repeated="2" office:value-type="float" office:value="1.41959">
            <text:p>1.41959</text:p>
          </table:table-cell>
          <table:table-cell table:number-columns-repeated="2"/>
        </table:table-row>
        <table:table-row table:style-name="ro1">
          <table:table-cell office:value-type="string">
            <text:p>host=24.181.122.4</text:p>
          </table:table-cell>
          <table:table-cell table:number-columns-repeated="2" office:value-type="float" office:value="1.42592">
            <text:p>1.42592</text:p>
          </table:table-cell>
          <table:table-cell table:number-columns-repeated="2"/>
        </table:table-row>
        <table:table-row table:style-name="ro1">
          <table:table-cell office:value-type="string">
            <text:p>host=72.66.58.204</text:p>
          </table:table-cell>
          <table:table-cell table:number-columns-repeated="2" office:value-type="float" office:value="1.42592">
            <text:p>1.42592</text:p>
          </table:table-cell>
          <table:table-cell table:number-columns-repeated="2"/>
        </table:table-row>
        <table:table-row table:style-name="ro1">
          <table:table-cell office:value-type="string">
            <text:p>host=97.117.50.97</text:p>
          </table:table-cell>
          <table:table-cell table:number-columns-repeated="2" office:value-type="float" office:value="1.43295">
            <text:p>1.43295</text:p>
          </table:table-cell>
          <table:table-cell table:number-columns-repeated="2"/>
        </table:table-row>
        <table:table-row table:style-name="ro1">
          <table:table-cell office:value-type="string">
            <text:p>host=92.48.193.55</text:p>
          </table:table-cell>
          <table:table-cell table:number-columns-repeated="2" office:value-type="float" office:value="1.43791">
            <text:p>1.43791</text:p>
          </table:table-cell>
          <table:table-cell table:number-columns-repeated="2"/>
        </table:table-row>
        <table:table-row table:style-name="ro1">
          <table:table-cell office:value-type="string">
            <text:p>host=220.181.61.204</text:p>
          </table:table-cell>
          <table:table-cell table:number-columns-repeated="2" office:value-type="float" office:value="1.44702">
            <text:p>1.44702</text:p>
          </table:table-cell>
          <table:table-cell table:number-columns-repeated="2"/>
        </table:table-row>
        <table:table-row table:style-name="ro1">
          <table:table-cell office:value-type="string">
            <text:p>host=220.181.7.20</text:p>
          </table:table-cell>
          <table:table-cell table:number-columns-repeated="2" office:value-type="float" office:value="1.44702">
            <text:p>1.44702</text:p>
          </table:table-cell>
          <table:table-cell table:number-columns-repeated="2"/>
        </table:table-row>
        <table:table-row table:style-name="ro1">
          <table:table-cell office:value-type="string">
            <text:p>host=65.55.106.213</text:p>
          </table:table-cell>
          <table:table-cell table:number-columns-repeated="2" office:value-type="float" office:value="1.44702">
            <text:p>1.44702</text:p>
          </table:table-cell>
          <table:table-cell table:number-columns-repeated="2"/>
        </table:table-row>
        <table:table-row table:style-name="ro1">
          <table:table-cell office:value-type="string">
            <text:p>host=209.220.31.10</text:p>
          </table:table-cell>
          <table:table-cell table:number-columns-repeated="2" office:value-type="float" office:value="1.4574">
            <text:p>1.4574</text:p>
          </table:table-cell>
          <table:table-cell table:number-columns-repeated="2"/>
        </table:table-row>
        <table:table-row table:style-name="ro1">
          <table:table-cell office:value-type="string">
            <text:p>host=76.8.190.193</text:p>
          </table:table-cell>
          <table:table-cell table:number-columns-repeated="2" office:value-type="float" office:value="1.4574">
            <text:p>1.4574</text:p>
          </table:table-cell>
          <table:table-cell table:number-columns-repeated="2"/>
        </table:table-row>
        <table:table-row table:style-name="ro1">
          <table:table-cell office:value-type="string">
            <text:p>host=203.37.164.2</text:p>
          </table:table-cell>
          <table:table-cell table:number-columns-repeated="2" office:value-type="float" office:value="1.47348">
            <text:p>1.47348</text:p>
          </table:table-cell>
          <table:table-cell table:number-columns-repeated="2"/>
        </table:table-row>
        <table:table-row table:style-name="ro1">
          <table:table-cell office:value-type="string">
            <text:p>host=217.26.137.96</text:p>
          </table:table-cell>
          <table:table-cell table:number-columns-repeated="2" office:value-type="float" office:value="1.47348">
            <text:p>1.47348</text:p>
          </table:table-cell>
          <table:table-cell table:number-columns-repeated="2"/>
        </table:table-row>
        <table:table-row table:style-name="ro1">
          <table:table-cell office:value-type="string">
            <text:p>host=123.125.66.51</text:p>
          </table:table-cell>
          <table:table-cell table:number-columns-repeated="2" office:value-type="float" office:value="1.49394">
            <text:p>1.49394</text:p>
          </table:table-cell>
          <table:table-cell table:number-columns-repeated="2"/>
        </table:table-row>
        <table:table-row table:style-name="ro1">
          <table:table-cell office:value-type="string">
            <text:p>host=70.29.213.147</text:p>
          </table:table-cell>
          <table:table-cell table:number-columns-repeated="2" office:value-type="float" office:value="1.50577">
            <text:p>1.50577</text:p>
          </table:table-cell>
          <table:table-cell table:number-columns-repeated="2"/>
        </table:table-row>
        <table:table-row table:style-name="ro1">
          <table:table-cell office:value-type="string">
            <text:p>host=65.55.110.122</text:p>
          </table:table-cell>
          <table:table-cell table:number-columns-repeated="2" office:value-type="float" office:value="1.51252">
            <text:p>1.51252</text:p>
          </table:table-cell>
          <table:table-cell table:number-columns-repeated="2"/>
        </table:table-row>
        <table:table-row table:style-name="ro1">
          <table:table-cell office:value-type="string">
            <text:p>host=189.113.76.202</text:p>
          </table:table-cell>
          <table:table-cell table:number-columns-repeated="2" office:value-type="float" office:value="1.53161">
            <text:p>1.53161</text:p>
          </table:table-cell>
          <table:table-cell table:number-columns-repeated="2"/>
        </table:table-row>
        <table:table-row table:style-name="ro1">
          <table:table-cell office:value-type="string">
            <text:p>host=119.145.40.161</text:p>
          </table:table-cell>
          <table:table-cell table:number-columns-repeated="2" office:value-type="float" office:value="1.54066">
            <text:p>1.54066</text:p>
          </table:table-cell>
          <table:table-cell table:number-columns-repeated="2"/>
        </table:table-row>
        <table:table-row table:style-name="ro1">
          <table:table-cell office:value-type="string">
            <text:p>host=91.191.240.178</text:p>
          </table:table-cell>
          <table:table-cell table:number-columns-repeated="2" office:value-type="float" office:value="1.54358">
            <text:p>1.54358</text:p>
          </table:table-cell>
          <table:table-cell table:number-columns-repeated="2"/>
        </table:table-row>
        <table:table-row table:style-name="ro1">
          <table:table-cell office:value-type="string">
            <text:p>host=165.166.103.33</text:p>
          </table:table-cell>
          <table:table-cell table:number-columns-repeated="2" office:value-type="float" office:value="1.54791">
            <text:p>1.54791</text:p>
          </table:table-cell>
          <table:table-cell table:number-columns-repeated="2"/>
        </table:table-row>
        <table:table-row table:style-name="ro1">
          <table:table-cell office:value-type="string">
            <text:p>host=200.149.107.132</text:p>
          </table:table-cell>
          <table:table-cell table:number-columns-repeated="2" office:value-type="float" office:value="1.54791">
            <text:p>1.54791</text:p>
          </table:table-cell>
          <table:table-cell table:number-columns-repeated="2"/>
        </table:table-row>
        <table:table-row table:style-name="ro1">
          <table:table-cell office:value-type="string">
            <text:p>host=74.206.72.229</text:p>
          </table:table-cell>
          <table:table-cell table:number-columns-repeated="2" office:value-type="float" office:value="1.54791">
            <text:p>1.54791</text:p>
          </table:table-cell>
          <table:table-cell table:number-columns-repeated="2"/>
        </table:table-row>
        <table:table-row table:style-name="ro1">
          <table:table-cell office:value-type="string">
            <text:p>host=89.139.79.44</text:p>
          </table:table-cell>
          <table:table-cell table:number-columns-repeated="2" office:value-type="float" office:value="1.54791">
            <text:p>1.54791</text:p>
          </table:table-cell>
          <table:table-cell table:number-columns-repeated="2"/>
        </table:table-row>
        <table:table-row table:style-name="ro1">
          <table:table-cell office:value-type="string">
            <text:p>host=65.55.110.238</text:p>
          </table:table-cell>
          <table:table-cell table:number-columns-repeated="2" office:value-type="float" office:value="1.59037">
            <text:p>1.59037</text:p>
          </table:table-cell>
          <table:table-cell table:number-columns-repeated="2"/>
        </table:table-row>
        <table:table-row table:style-name="ro1">
          <table:table-cell office:value-type="string">
            <text:p>host=138.251.207.166</text:p>
          </table:table-cell>
          <table:table-cell table:number-columns-repeated="2" office:value-type="float" office:value="1.5956">
            <text:p>1.5956</text:p>
          </table:table-cell>
          <table:table-cell table:number-columns-repeated="2"/>
        </table:table-row>
        <table:table-row table:style-name="ro1">
          <table:table-cell office:value-type="string">
            <text:p>host=65.55.106.187</text:p>
          </table:table-cell>
          <table:table-cell table:number-columns-repeated="2" office:value-type="float" office:value="1.5956">
            <text:p>1.5956</text:p>
          </table:table-cell>
          <table:table-cell table:number-columns-repeated="2"/>
        </table:table-row>
        <table:table-row table:style-name="ro1">
          <table:table-cell office:value-type="string">
            <text:p>host=65.55.106.147</text:p>
          </table:table-cell>
          <table:table-cell table:number-columns-repeated="2" office:value-type="float" office:value="1.5987">
            <text:p>1.5987</text:p>
          </table:table-cell>
          <table:table-cell table:number-columns-repeated="2"/>
        </table:table-row>
        <table:table-row table:style-name="ro1">
          <table:table-cell office:value-type="string">
            <text:p>host=65.55.234.158</text:p>
          </table:table-cell>
          <table:table-cell table:number-columns-repeated="2" office:value-type="float" office:value="1.5987">
            <text:p>1.5987</text:p>
          </table:table-cell>
          <table:table-cell table:number-columns-repeated="2"/>
        </table:table-row>
        <table:table-row table:style-name="ro1">
          <table:table-cell office:value-type="string">
            <text:p>host=83.19.75.34</text:p>
          </table:table-cell>
          <table:table-cell table:number-columns-repeated="2" office:value-type="float" office:value="1.5987">
            <text:p>1.5987</text:p>
          </table:table-cell>
          <table:table-cell table:number-columns-repeated="2"/>
        </table:table-row>
        <table:table-row table:style-name="ro1">
          <table:table-cell office:value-type="string">
            <text:p>host=86.96.229.90</text:p>
          </table:table-cell>
          <table:table-cell table:number-columns-repeated="2" office:value-type="float" office:value="1.5987">
            <text:p>1.5987</text:p>
          </table:table-cell>
          <table:table-cell table:number-columns-repeated="2"/>
        </table:table-row>
        <table:table-row table:style-name="ro1">
          <table:table-cell office:value-type="string">
            <text:p>host=195.55.127.110</text:p>
          </table:table-cell>
          <table:table-cell table:number-columns-repeated="2" office:value-type="float" office:value="1.62496">
            <text:p>1.62496</text:p>
          </table:table-cell>
          <table:table-cell table:number-columns-repeated="2"/>
        </table:table-row>
        <table:table-row table:style-name="ro1">
          <table:table-cell office:value-type="string">
            <text:p>host=212.15.22.158</text:p>
          </table:table-cell>
          <table:table-cell table:number-columns-repeated="2" office:value-type="float" office:value="1.62496">
            <text:p>1.62496</text:p>
          </table:table-cell>
          <table:table-cell table:number-columns-repeated="2"/>
        </table:table-row>
        <table:table-row table:style-name="ro1">
          <table:table-cell office:value-type="string">
            <text:p>host=65.55.231.89</text:p>
          </table:table-cell>
          <table:table-cell table:number-columns-repeated="2" office:value-type="float" office:value="1.62496">
            <text:p>1.62496</text:p>
          </table:table-cell>
          <table:table-cell table:number-columns-repeated="2"/>
        </table:table-row>
        <table:table-row table:style-name="ro1">
          <table:table-cell office:value-type="string">
            <text:p>host=65.55.107.196</text:p>
          </table:table-cell>
          <table:table-cell table:number-columns-repeated="2" office:value-type="float" office:value="1.62613">
            <text:p>1.62613</text:p>
          </table:table-cell>
          <table:table-cell table:number-columns-repeated="2"/>
        </table:table-row>
        <table:table-row table:style-name="ro1">
          <table:table-cell office:value-type="string">
            <text:p>host=71.216.15.192</text:p>
          </table:table-cell>
          <table:table-cell table:number-columns-repeated="2" office:value-type="float" office:value="1.62613">
            <text:p>1.62613</text:p>
          </table:table-cell>
          <table:table-cell table:number-columns-repeated="2"/>
        </table:table-row>
        <table:table-row table:style-name="ro1">
          <table:table-cell office:value-type="string">
            <text:p>host=210.196.135.78</text:p>
          </table:table-cell>
          <table:table-cell table:number-columns-repeated="2" office:value-type="float" office:value="1.63869">
            <text:p>1.63869</text:p>
          </table:table-cell>
          <table:table-cell table:number-columns-repeated="2"/>
        </table:table-row>
        <table:table-row table:style-name="ro1">
          <table:table-cell office:value-type="string">
            <text:p>host=60.28.204.17</text:p>
          </table:table-cell>
          <table:table-cell table:number-columns-repeated="2" office:value-type="float" office:value="1.63869">
            <text:p>1.63869</text:p>
          </table:table-cell>
          <table:table-cell table:number-columns-repeated="2"/>
        </table:table-row>
        <table:table-row table:style-name="ro1">
          <table:table-cell office:value-type="string">
            <text:p>host=65.55.106.159</text:p>
          </table:table-cell>
          <table:table-cell table:number-columns-repeated="2" office:value-type="float" office:value="1.63869">
            <text:p>1.63869</text:p>
          </table:table-cell>
          <table:table-cell table:number-columns-repeated="2"/>
        </table:table-row>
        <table:table-row table:style-name="ro1">
          <table:table-cell office:value-type="string">
            <text:p>host=213.77.116.40</text:p>
          </table:table-cell>
          <table:table-cell table:number-columns-repeated="2" office:value-type="float" office:value="1.64515">
            <text:p>1.64515</text:p>
          </table:table-cell>
          <table:table-cell table:number-columns-repeated="2"/>
        </table:table-row>
        <table:table-row table:style-name="ro1">
          <table:table-cell office:value-type="string">
            <text:p>host=150.212.2.33</text:p>
          </table:table-cell>
          <table:table-cell table:number-columns-repeated="2" office:value-type="float" office:value="1.64613">
            <text:p>1.64613</text:p>
          </table:table-cell>
          <table:table-cell table:number-columns-repeated="2"/>
        </table:table-row>
        <table:table-row table:style-name="ro1">
          <table:table-cell office:value-type="string">
            <text:p>host=193.189.143.163</text:p>
          </table:table-cell>
          <table:table-cell table:number-columns-repeated="2" office:value-type="float" office:value="1.66171">
            <text:p>1.66171</text:p>
          </table:table-cell>
          <table:table-cell table:number-columns-repeated="2"/>
        </table:table-row>
        <table:table-row table:style-name="ro1">
          <table:table-cell office:value-type="string">
            <text:p>host=75.83.232.150</text:p>
          </table:table-cell>
          <table:table-cell table:number-columns-repeated="2" office:value-type="float" office:value="1.66982">
            <text:p>1.66982</text:p>
          </table:table-cell>
          <table:table-cell table:number-columns-repeated="2"/>
        </table:table-row>
        <table:table-row table:style-name="ro1">
          <table:table-cell office:value-type="string">
            <text:p>host=78.148.108.165</text:p>
          </table:table-cell>
          <table:table-cell table:number-columns-repeated="2" office:value-type="float" office:value="1.66982">
            <text:p>1.66982</text:p>
          </table:table-cell>
          <table:table-cell table:number-columns-repeated="2"/>
        </table:table-row>
        <table:table-row table:style-name="ro1">
          <table:table-cell office:value-type="string">
            <text:p>host=65.55.109.65</text:p>
          </table:table-cell>
          <table:table-cell table:number-columns-repeated="2" office:value-type="float" office:value="1.68329">
            <text:p>1.68329</text:p>
          </table:table-cell>
          <table:table-cell table:number-columns-repeated="2"/>
        </table:table-row>
        <table:table-row table:style-name="ro1">
          <table:table-cell office:value-type="string">
            <text:p>host=41.203.219.20</text:p>
          </table:table-cell>
          <table:table-cell table:number-columns-repeated="2" office:value-type="float" office:value="1.69019">
            <text:p>1.69019</text:p>
          </table:table-cell>
          <table:table-cell table:number-columns-repeated="2"/>
        </table:table-row>
        <table:table-row table:style-name="ro1">
          <table:table-cell office:value-type="string">
            <text:p>host=128.30.100.222</text:p>
          </table:table-cell>
          <table:table-cell table:number-columns-repeated="2" office:value-type="float" office:value="1.69042">
            <text:p>1.69042</text:p>
          </table:table-cell>
          <table:table-cell table:number-columns-repeated="2"/>
        </table:table-row>
        <table:table-row table:style-name="ro1">
          <table:table-cell office:value-type="string">
            <text:p>host=174.129.128.209</text:p>
          </table:table-cell>
          <table:table-cell table:number-columns-repeated="2" office:value-type="float" office:value="1.69042">
            <text:p>1.69042</text:p>
          </table:table-cell>
          <table:table-cell table:number-columns-repeated="2"/>
        </table:table-row>
        <table:table-row table:style-name="ro1">
          <table:table-cell office:value-type="string">
            <text:p>host=65.55.107.184</text:p>
          </table:table-cell>
          <table:table-cell table:number-columns-repeated="2" office:value-type="float" office:value="1.69042">
            <text:p>1.69042</text:p>
          </table:table-cell>
          <table:table-cell table:number-columns-repeated="2"/>
        </table:table-row>
        <table:table-row table:style-name="ro1">
          <table:table-cell office:value-type="string">
            <text:p>host=190.77.36.56</text:p>
          </table:table-cell>
          <table:table-cell table:number-columns-repeated="2" office:value-type="float" office:value="1.70629">
            <text:p>1.70629</text:p>
          </table:table-cell>
          <table:table-cell table:number-columns-repeated="2"/>
        </table:table-row>
        <table:table-row table:style-name="ro1">
          <table:table-cell office:value-type="string">
            <text:p>host=220.181.7.16</text:p>
          </table:table-cell>
          <table:table-cell table:number-columns-repeated="2" office:value-type="float" office:value="1.70655">
            <text:p>1.70655</text:p>
          </table:table-cell>
          <table:table-cell table:number-columns-repeated="2"/>
        </table:table-row>
        <table:table-row table:style-name="ro1">
          <table:table-cell office:value-type="string">
            <text:p>host=69.122.96.121</text:p>
          </table:table-cell>
          <table:table-cell table:number-columns-repeated="2" office:value-type="float" office:value="1.70655">
            <text:p>1.70655</text:p>
          </table:table-cell>
          <table:table-cell table:number-columns-repeated="2"/>
        </table:table-row>
        <table:table-row table:style-name="ro1">
          <table:table-cell office:value-type="string">
            <text:p>host=207.47.165.100</text:p>
          </table:table-cell>
          <table:table-cell table:number-columns-repeated="2" office:value-type="float" office:value="1.70735">
            <text:p>1.70735</text:p>
          </table:table-cell>
          <table:table-cell table:number-columns-repeated="2"/>
        </table:table-row>
        <table:table-row table:style-name="ro1">
          <table:table-cell office:value-type="string">
            <text:p>host=79.66.21.60</text:p>
          </table:table-cell>
          <table:table-cell table:number-columns-repeated="2" office:value-type="float" office:value="1.70735">
            <text:p>1.70735</text:p>
          </table:table-cell>
          <table:table-cell table:number-columns-repeated="2"/>
        </table:table-row>
        <table:table-row table:style-name="ro1">
          <table:table-cell office:value-type="string">
            <text:p>host=141.209.102.222</text:p>
          </table:table-cell>
          <table:table-cell table:number-columns-repeated="2" office:value-type="float" office:value="1.71231">
            <text:p>1.71231</text:p>
          </table:table-cell>
          <table:table-cell table:number-columns-repeated="2"/>
        </table:table-row>
        <table:table-row table:style-name="ro1">
          <table:table-cell office:value-type="string">
            <text:p>host=65.55.106.137</text:p>
          </table:table-cell>
          <table:table-cell table:number-columns-repeated="2" office:value-type="float" office:value="1.71231">
            <text:p>1.71231</text:p>
          </table:table-cell>
          <table:table-cell table:number-columns-repeated="2"/>
        </table:table-row>
        <table:table-row table:style-name="ro1">
          <table:table-cell office:value-type="string">
            <text:p>host=85.31.81.178</text:p>
          </table:table-cell>
          <table:table-cell table:number-columns-repeated="2" office:value-type="float" office:value="1.73858">
            <text:p>1.73858</text:p>
          </table:table-cell>
          <table:table-cell table:number-columns-repeated="2"/>
        </table:table-row>
        <table:table-row table:style-name="ro1">
          <table:table-cell office:value-type="string">
            <text:p>host=155.188.183.7</text:p>
          </table:table-cell>
          <table:table-cell table:number-columns-repeated="2" office:value-type="float" office:value="1.76778">
            <text:p>1.76778</text:p>
          </table:table-cell>
          <table:table-cell table:number-columns-repeated="2"/>
        </table:table-row>
        <table:table-row table:style-name="ro1">
          <table:table-cell office:value-type="string">
            <text:p>host=195.115.180.151</text:p>
          </table:table-cell>
          <table:table-cell table:number-columns-repeated="2" office:value-type="float" office:value="1.76778">
            <text:p>1.76778</text:p>
          </table:table-cell>
          <table:table-cell table:number-columns-repeated="2"/>
        </table:table-row>
        <table:table-row table:style-name="ro1">
          <table:table-cell office:value-type="string">
            <text:p>host=65.55.106.240</text:p>
          </table:table-cell>
          <table:table-cell table:number-columns-repeated="2" office:value-type="float" office:value="1.76778">
            <text:p>1.76778</text:p>
          </table:table-cell>
          <table:table-cell table:number-columns-repeated="2"/>
        </table:table-row>
        <table:table-row table:style-name="ro1">
          <table:table-cell office:value-type="string">
            <text:p>host=65.55.231.78</text:p>
          </table:table-cell>
          <table:table-cell table:number-columns-repeated="2" office:value-type="float" office:value="1.77642">
            <text:p>1.77642</text:p>
          </table:table-cell>
          <table:table-cell table:number-columns-repeated="2"/>
        </table:table-row>
        <table:table-row table:style-name="ro1">
          <table:table-cell office:value-type="string">
            <text:p>host=221.239.24.138</text:p>
          </table:table-cell>
          <table:table-cell table:number-columns-repeated="2" office:value-type="float" office:value="1.7882">
            <text:p>1.7882</text:p>
          </table:table-cell>
          <table:table-cell table:number-columns-repeated="2"/>
        </table:table-row>
        <table:table-row table:style-name="ro1">
          <table:table-cell office:value-type="string">
            <text:p>host=201.47.121.227</text:p>
          </table:table-cell>
          <table:table-cell table:number-columns-repeated="2" office:value-type="float" office:value="1.79017">
            <text:p>1.79017</text:p>
          </table:table-cell>
          <table:table-cell table:number-columns-repeated="2"/>
        </table:table-row>
        <table:table-row table:style-name="ro1">
          <table:table-cell office:value-type="string">
            <text:p>host=192.150.10.200</text:p>
          </table:table-cell>
          <table:table-cell table:number-columns-repeated="2" office:value-type="float" office:value="1.7969">
            <text:p>1.7969</text:p>
          </table:table-cell>
          <table:table-cell table:number-columns-repeated="2"/>
        </table:table-row>
        <table:table-row table:style-name="ro1">
          <table:table-cell office:value-type="string">
            <text:p>host=201.17.82.84</text:p>
          </table:table-cell>
          <table:table-cell table:number-columns-repeated="2" office:value-type="float" office:value="1.7969">
            <text:p>1.7969</text:p>
          </table:table-cell>
          <table:table-cell table:number-columns-repeated="2"/>
        </table:table-row>
        <table:table-row table:style-name="ro1">
          <table:table-cell office:value-type="string">
            <text:p>host=193.189.143.157</text:p>
          </table:table-cell>
          <table:table-cell table:number-columns-repeated="2" office:value-type="float" office:value="1.79738">
            <text:p>1.79738</text:p>
          </table:table-cell>
          <table:table-cell table:number-columns-repeated="2"/>
        </table:table-row>
        <table:table-row table:style-name="ro1">
          <table:table-cell office:value-type="string">
            <text:p>host=193.189.143.31</text:p>
          </table:table-cell>
          <table:table-cell table:number-columns-repeated="2" office:value-type="float" office:value="1.79738">
            <text:p>1.79738</text:p>
          </table:table-cell>
          <table:table-cell table:number-columns-repeated="2"/>
        </table:table-row>
        <table:table-row table:style-name="ro1">
          <table:table-cell office:value-type="string">
            <text:p>host=65.55.109.202</text:p>
          </table:table-cell>
          <table:table-cell table:number-columns-repeated="2" office:value-type="float" office:value="1.80019">
            <text:p>1.80019</text:p>
          </table:table-cell>
          <table:table-cell table:number-columns-repeated="2"/>
        </table:table-row>
        <table:table-row table:style-name="ro1">
          <table:table-cell office:value-type="string">
            <text:p>host=85.55.167.195</text:p>
          </table:table-cell>
          <table:table-cell table:number-columns-repeated="2" office:value-type="float" office:value="1.80019">
            <text:p>1.80019</text:p>
          </table:table-cell>
          <table:table-cell table:number-columns-repeated="2"/>
        </table:table-row>
        <table:table-row table:style-name="ro1">
          <table:table-cell office:value-type="string">
            <text:p>host=201.10.147.107</text:p>
          </table:table-cell>
          <table:table-cell table:number-columns-repeated="2" office:value-type="float" office:value="1.84643">
            <text:p>1.84643</text:p>
          </table:table-cell>
          <table:table-cell table:number-columns-repeated="2"/>
        </table:table-row>
        <table:table-row table:style-name="ro1">
          <table:table-cell office:value-type="string">
            <text:p>host=218.186.12.242</text:p>
          </table:table-cell>
          <table:table-cell table:number-columns-repeated="2" office:value-type="float" office:value="1.84643">
            <text:p>1.84643</text:p>
          </table:table-cell>
          <table:table-cell table:number-columns-repeated="2"/>
        </table:table-row>
        <table:table-row table:style-name="ro1">
          <table:table-cell office:value-type="string">
            <text:p>host=65.55.110.148</text:p>
          </table:table-cell>
          <table:table-cell table:number-columns-repeated="2" office:value-type="float" office:value="1.84643">
            <text:p>1.84643</text:p>
          </table:table-cell>
          <table:table-cell table:number-columns-repeated="2"/>
        </table:table-row>
        <table:table-row table:style-name="ro1">
          <table:table-cell office:value-type="string">
            <text:p>host=123.125.66.28</text:p>
          </table:table-cell>
          <table:table-cell table:number-columns-repeated="2" office:value-type="float" office:value="1.85344">
            <text:p>1.85344</text:p>
          </table:table-cell>
          <table:table-cell table:number-columns-repeated="2"/>
        </table:table-row>
        <table:table-row table:style-name="ro1">
          <table:table-cell office:value-type="string">
            <text:p>host=65.55.107.192</text:p>
          </table:table-cell>
          <table:table-cell table:number-columns-repeated="2" office:value-type="float" office:value="1.85344">
            <text:p>1.85344</text:p>
          </table:table-cell>
          <table:table-cell table:number-columns-repeated="2"/>
        </table:table-row>
        <table:table-row table:style-name="ro1">
          <table:table-cell office:value-type="string">
            <text:p>host=83.119.231.95</text:p>
          </table:table-cell>
          <table:table-cell table:number-columns-repeated="2" office:value-type="float" office:value="1.86096">
            <text:p>1.86096</text:p>
          </table:table-cell>
          <table:table-cell table:number-columns-repeated="2"/>
        </table:table-row>
        <table:table-row table:style-name="ro1">
          <table:table-cell office:value-type="string">
            <text:p>host=65.55.106.124</text:p>
          </table:table-cell>
          <table:table-cell table:number-columns-repeated="2" office:value-type="float" office:value="1.89389">
            <text:p>1.89389</text:p>
          </table:table-cell>
          <table:table-cell table:number-columns-repeated="2"/>
        </table:table-row>
        <table:table-row table:style-name="ro1">
          <table:table-cell office:value-type="string">
            <text:p>host=89.211.29.78</text:p>
          </table:table-cell>
          <table:table-cell table:number-columns-repeated="2" office:value-type="float" office:value="1.8983">
            <text:p>1.8983</text:p>
          </table:table-cell>
          <table:table-cell table:number-columns-repeated="2"/>
        </table:table-row>
        <table:table-row table:style-name="ro1">
          <table:table-cell office:value-type="string">
            <text:p>host=188.25.129.142</text:p>
          </table:table-cell>
          <table:table-cell table:number-columns-repeated="2" office:value-type="float" office:value="1.90294">
            <text:p>1.90294</text:p>
          </table:table-cell>
          <table:table-cell table:number-columns-repeated="2"/>
        </table:table-row>
        <table:table-row table:style-name="ro1">
          <table:table-cell office:value-type="string">
            <text:p>host=202.87.61.235</text:p>
          </table:table-cell>
          <table:table-cell table:number-columns-repeated="2" office:value-type="float" office:value="1.9077">
            <text:p>1.9077</text:p>
          </table:table-cell>
          <table:table-cell table:number-columns-repeated="2"/>
        </table:table-row>
        <table:table-row table:style-name="ro1">
          <table:table-cell office:value-type="string">
            <text:p>host=74.125.74.193</text:p>
          </table:table-cell>
          <table:table-cell table:number-columns-repeated="2" office:value-type="float" office:value="1.9077">
            <text:p>1.9077</text:p>
          </table:table-cell>
          <table:table-cell table:number-columns-repeated="2"/>
        </table:table-row>
        <table:table-row table:style-name="ro1">
          <table:table-cell office:value-type="string">
            <text:p>host=65.55.106.161</text:p>
          </table:table-cell>
          <table:table-cell table:number-columns-repeated="2" office:value-type="float" office:value="1.93484">
            <text:p>1.93484</text:p>
          </table:table-cell>
          <table:table-cell table:number-columns-repeated="2"/>
        </table:table-row>
        <table:table-row table:style-name="ro1">
          <table:table-cell office:value-type="string">
            <text:p>host=193.252.149.16</text:p>
          </table:table-cell>
          <table:table-cell table:number-columns-repeated="2" office:value-type="float" office:value="1.93985">
            <text:p>1.93985</text:p>
          </table:table-cell>
          <table:table-cell table:number-columns-repeated="2"/>
        </table:table-row>
        <table:table-row table:style-name="ro1">
          <table:table-cell office:value-type="string">
            <text:p>host=74.15.53.228</text:p>
          </table:table-cell>
          <table:table-cell table:number-columns-repeated="2" office:value-type="float" office:value="1.93985">
            <text:p>1.93985</text:p>
          </table:table-cell>
          <table:table-cell table:number-columns-repeated="2"/>
        </table:table-row>
        <table:table-row table:style-name="ro1">
          <table:table-cell office:value-type="string">
            <text:p>host=84.53.88.73</text:p>
          </table:table-cell>
          <table:table-cell table:number-columns-repeated="2" office:value-type="float" office:value="1.94043">
            <text:p>1.94043</text:p>
          </table:table-cell>
          <table:table-cell table:number-columns-repeated="2"/>
        </table:table-row>
        <table:table-row table:style-name="ro1">
          <table:table-cell office:value-type="string">
            <text:p>host=138.251.207.206</text:p>
          </table:table-cell>
          <table:table-cell table:number-columns-repeated="2" office:value-type="float" office:value="1.95265">
            <text:p>1.95265</text:p>
          </table:table-cell>
          <table:table-cell table:number-columns-repeated="2"/>
        </table:table-row>
        <table:table-row table:style-name="ro1">
          <table:table-cell office:value-type="string">
            <text:p>host=202.82.102.36</text:p>
          </table:table-cell>
          <table:table-cell table:number-columns-repeated="2" office:value-type="float" office:value="1.99045">
            <text:p>1.99045</text:p>
          </table:table-cell>
          <table:table-cell table:number-columns-repeated="2"/>
        </table:table-row>
        <table:table-row table:style-name="ro1">
          <table:table-cell office:value-type="string">
            <text:p>host=193.252.149.15</text:p>
          </table:table-cell>
          <table:table-cell table:number-columns-repeated="2" office:value-type="float" office:value="1.99388">
            <text:p>1.99388</text:p>
          </table:table-cell>
          <table:table-cell table:number-columns-repeated="2"/>
        </table:table-row>
        <table:table-row table:style-name="ro1">
          <table:table-cell office:value-type="string">
            <text:p>host=72.87.156.74</text:p>
          </table:table-cell>
          <table:table-cell table:number-columns-repeated="2" office:value-type="float" office:value="2.007">
            <text:p>2.007</text:p>
          </table:table-cell>
          <table:table-cell table:number-columns-repeated="2"/>
        </table:table-row>
        <table:table-row table:style-name="ro1">
          <table:table-cell office:value-type="string">
            <text:p>host=4.131.18.243</text:p>
          </table:table-cell>
          <table:table-cell table:number-columns-repeated="2" office:value-type="float" office:value="2.01406">
            <text:p>2.01406</text:p>
          </table:table-cell>
          <table:table-cell table:number-columns-repeated="2"/>
        </table:table-row>
        <table:table-row table:style-name="ro1">
          <table:table-cell office:value-type="string">
            <text:p>host=65.55.109.194</text:p>
          </table:table-cell>
          <table:table-cell table:number-columns-repeated="2" office:value-type="float" office:value="2.01406">
            <text:p>2.01406</text:p>
          </table:table-cell>
          <table:table-cell table:number-columns-repeated="2"/>
        </table:table-row>
        <table:table-row table:style-name="ro1">
          <table:table-cell office:value-type="string">
            <text:p>host=118.92.203.108</text:p>
          </table:table-cell>
          <table:table-cell table:number-columns-repeated="2" office:value-type="float" office:value="2.02102">
            <text:p>2.02102</text:p>
          </table:table-cell>
          <table:table-cell table:number-columns-repeated="2"/>
        </table:table-row>
        <table:table-row table:style-name="ro1">
          <table:table-cell office:value-type="string">
            <text:p>host=65.55.217.54</text:p>
          </table:table-cell>
          <table:table-cell table:number-columns-repeated="2" office:value-type="float" office:value="2.03466">
            <text:p>2.03466</text:p>
          </table:table-cell>
          <table:table-cell table:number-columns-repeated="2"/>
        </table:table-row>
        <table:table-row table:style-name="ro1">
          <table:table-cell office:value-type="string">
            <text:p>host=65.55.106.208</text:p>
          </table:table-cell>
          <table:table-cell table:number-columns-repeated="2" office:value-type="float" office:value="2.04557">
            <text:p>2.04557</text:p>
          </table:table-cell>
          <table:table-cell table:number-columns-repeated="2"/>
        </table:table-row>
        <table:table-row table:style-name="ro1">
          <table:table-cell office:value-type="string">
            <text:p>host=68.76.120.42</text:p>
          </table:table-cell>
          <table:table-cell table:number-columns-repeated="2" office:value-type="float" office:value="2.04557">
            <text:p>2.04557</text:p>
          </table:table-cell>
          <table:table-cell table:number-columns-repeated="2"/>
        </table:table-row>
        <table:table-row table:style-name="ro1">
          <table:table-cell office:value-type="string">
            <text:p>host=217.208.15.121</text:p>
          </table:table-cell>
          <table:table-cell table:number-columns-repeated="2" office:value-type="float" office:value="2.04612">
            <text:p>2.04612</text:p>
          </table:table-cell>
          <table:table-cell table:number-columns-repeated="2"/>
        </table:table-row>
        <table:table-row table:style-name="ro1">
          <table:table-cell office:value-type="string">
            <text:p>host=76.99.141.105</text:p>
          </table:table-cell>
          <table:table-cell table:number-columns-repeated="2" office:value-type="float" office:value="2.05079">
            <text:p>2.05079</text:p>
          </table:table-cell>
          <table:table-cell table:number-columns-repeated="2"/>
        </table:table-row>
        <table:table-row table:style-name="ro1">
          <table:table-cell office:value-type="string">
            <text:p>host=65.55.106.204</text:p>
          </table:table-cell>
          <table:table-cell table:number-columns-repeated="2" office:value-type="float" office:value="2.05159">
            <text:p>2.05159</text:p>
          </table:table-cell>
          <table:table-cell table:number-columns-repeated="2"/>
        </table:table-row>
        <table:table-row table:style-name="ro1">
          <table:table-cell office:value-type="string">
            <text:p>host=84.203.44.110</text:p>
          </table:table-cell>
          <table:table-cell table:number-columns-repeated="2" office:value-type="float" office:value="2.05159">
            <text:p>2.05159</text:p>
          </table:table-cell>
          <table:table-cell table:number-columns-repeated="2"/>
        </table:table-row>
        <table:table-row table:style-name="ro1">
          <table:table-cell office:value-type="string">
            <text:p>host=193.43.244.98</text:p>
          </table:table-cell>
          <table:table-cell table:number-columns-repeated="2" office:value-type="float" office:value="2.06351">
            <text:p>2.06351</text:p>
          </table:table-cell>
          <table:table-cell table:number-columns-repeated="2"/>
        </table:table-row>
        <table:table-row table:style-name="ro1">
          <table:table-cell office:value-type="string">
            <text:p>host=203.82.91.103</text:p>
          </table:table-cell>
          <table:table-cell table:number-columns-repeated="2" office:value-type="float" office:value="2.06351">
            <text:p>2.06351</text:p>
          </table:table-cell>
          <table:table-cell table:number-columns-repeated="2"/>
        </table:table-row>
        <table:table-row table:style-name="ro1">
          <table:table-cell office:value-type="string">
            <text:p>host=65.55.106.135</text:p>
          </table:table-cell>
          <table:table-cell table:number-columns-repeated="2" office:value-type="float" office:value="2.06351">
            <text:p>2.06351</text:p>
          </table:table-cell>
          <table:table-cell table:number-columns-repeated="2"/>
        </table:table-row>
        <table:table-row table:style-name="ro1">
          <table:table-cell office:value-type="string">
            <text:p>host=69.123.215.104</text:p>
          </table:table-cell>
          <table:table-cell table:number-columns-repeated="2" office:value-type="float" office:value="2.06351">
            <text:p>2.06351</text:p>
          </table:table-cell>
          <table:table-cell table:number-columns-repeated="2"/>
        </table:table-row>
        <table:table-row table:style-name="ro1">
          <table:table-cell office:value-type="string">
            <text:p>host=122.162.169.110</text:p>
          </table:table-cell>
          <table:table-cell table:number-columns-repeated="2" office:value-type="float" office:value="2.07847">
            <text:p>2.07847</text:p>
          </table:table-cell>
          <table:table-cell table:number-columns-repeated="2"/>
        </table:table-row>
        <table:table-row table:style-name="ro1">
          <table:table-cell office:value-type="string">
            <text:p>host=65.55.106.156</text:p>
          </table:table-cell>
          <table:table-cell table:number-columns-repeated="2" office:value-type="float" office:value="2.08282">
            <text:p>2.08282</text:p>
          </table:table-cell>
          <table:table-cell table:number-columns-repeated="2"/>
        </table:table-row>
        <table:table-row table:style-name="ro1">
          <table:table-cell office:value-type="string">
            <text:p>host=65.55.231.112</text:p>
          </table:table-cell>
          <table:table-cell table:number-columns-repeated="2" office:value-type="float" office:value="2.08703">
            <text:p>2.08703</text:p>
          </table:table-cell>
          <table:table-cell table:number-columns-repeated="2"/>
        </table:table-row>
        <table:table-row table:style-name="ro1">
          <table:table-cell office:value-type="string">
            <text:p>host=167.230.38.118</text:p>
          </table:table-cell>
          <table:table-cell table:number-columns-repeated="2" office:value-type="float" office:value="2.10488">
            <text:p>2.10488</text:p>
          </table:table-cell>
          <table:table-cell table:number-columns-repeated="2"/>
        </table:table-row>
        <table:table-row table:style-name="ro1">
          <table:table-cell office:value-type="string">
            <text:p>host=84.3.69.196</text:p>
          </table:table-cell>
          <table:table-cell table:number-columns-repeated="2" office:value-type="float" office:value="2.10488">
            <text:p>2.10488</text:p>
          </table:table-cell>
          <table:table-cell table:number-columns-repeated="2"/>
        </table:table-row>
        <table:table-row table:style-name="ro1">
          <table:table-cell office:value-type="string">
            <text:p>host=87.77.121.85</text:p>
          </table:table-cell>
          <table:table-cell table:number-columns-repeated="2" office:value-type="float" office:value="2.10509">
            <text:p>2.10509</text:p>
          </table:table-cell>
          <table:table-cell table:number-columns-repeated="2"/>
        </table:table-row>
        <table:table-row table:style-name="ro1">
          <table:table-cell office:value-type="string">
            <text:p>host=121.205.226.76</text:p>
          </table:table-cell>
          <table:table-cell table:number-columns-repeated="2" office:value-type="float" office:value="2.10561">
            <text:p>2.10561</text:p>
          </table:table-cell>
          <table:table-cell table:number-columns-repeated="2"/>
        </table:table-row>
        <table:table-row table:style-name="ro1">
          <table:table-cell office:value-type="string">
            <text:p>host=64.252.4.4</text:p>
          </table:table-cell>
          <table:table-cell table:number-columns-repeated="2" office:value-type="float" office:value="2.10561">
            <text:p>2.10561</text:p>
          </table:table-cell>
          <table:table-cell table:number-columns-repeated="2"/>
        </table:table-row>
        <table:table-row table:style-name="ro1">
          <table:table-cell office:value-type="string">
            <text:p>host=66.187.104.20</text:p>
          </table:table-cell>
          <table:table-cell table:number-columns-repeated="2" office:value-type="float" office:value="2.10561">
            <text:p>2.10561</text:p>
          </table:table-cell>
          <table:table-cell table:number-columns-repeated="2"/>
        </table:table-row>
        <table:table-row table:style-name="ro1">
          <table:table-cell office:value-type="string">
            <text:p>host=192.206.48.2</text:p>
          </table:table-cell>
          <table:table-cell table:number-columns-repeated="2" office:value-type="float" office:value="2.12501">
            <text:p>2.12501</text:p>
          </table:table-cell>
          <table:table-cell table:number-columns-repeated="2"/>
        </table:table-row>
        <table:table-row table:style-name="ro1">
          <table:table-cell office:value-type="string">
            <text:p>host=81.52.143.30</text:p>
          </table:table-cell>
          <table:table-cell table:number-columns-repeated="2" office:value-type="float" office:value="2.1387">
            <text:p>2.1387</text:p>
          </table:table-cell>
          <table:table-cell table:number-columns-repeated="2"/>
        </table:table-row>
        <table:table-row table:style-name="ro1">
          <table:table-cell office:value-type="string">
            <text:p>host=89.6.228.162</text:p>
          </table:table-cell>
          <table:table-cell table:number-columns-repeated="2" office:value-type="float" office:value="2.1387">
            <text:p>2.1387</text:p>
          </table:table-cell>
          <table:table-cell table:number-columns-repeated="2"/>
        </table:table-row>
        <table:table-row table:style-name="ro1">
          <table:table-cell office:value-type="string">
            <text:p>host=212.183.121.55</text:p>
          </table:table-cell>
          <table:table-cell table:number-columns-repeated="2" office:value-type="float" office:value="2.1546">
            <text:p>2.1546</text:p>
          </table:table-cell>
          <table:table-cell table:number-columns-repeated="2"/>
        </table:table-row>
        <table:table-row table:style-name="ro1">
          <table:table-cell office:value-type="string">
            <text:p>host=220.181.7.15</text:p>
          </table:table-cell>
          <table:table-cell table:number-columns-repeated="2" office:value-type="float" office:value="2.1546">
            <text:p>2.1546</text:p>
          </table:table-cell>
          <table:table-cell table:number-columns-repeated="2"/>
        </table:table-row>
        <table:table-row table:style-name="ro1">
          <table:table-cell office:value-type="string">
            <text:p>host=220.181.7.13</text:p>
          </table:table-cell>
          <table:table-cell table:number-columns-repeated="2" office:value-type="float" office:value="2.15918">
            <text:p>2.15918</text:p>
          </table:table-cell>
          <table:table-cell table:number-columns-repeated="2"/>
        </table:table-row>
        <table:table-row table:style-name="ro1">
          <table:table-cell office:value-type="string">
            <text:p>host=65.55.109.191</text:p>
          </table:table-cell>
          <table:table-cell table:number-columns-repeated="2" office:value-type="float" office:value="2.15918">
            <text:p>2.15918</text:p>
          </table:table-cell>
          <table:table-cell table:number-columns-repeated="2"/>
        </table:table-row>
        <table:table-row table:style-name="ro1">
          <table:table-cell office:value-type="string">
            <text:p>host=66.235.124.57</text:p>
          </table:table-cell>
          <table:table-cell table:number-columns-repeated="2" office:value-type="float" office:value="2.15918">
            <text:p>2.15918</text:p>
          </table:table-cell>
          <table:table-cell table:number-columns-repeated="2"/>
        </table:table-row>
        <table:table-row table:style-name="ro1">
          <table:table-cell office:value-type="string">
            <text:p>host=41.102.202.131</text:p>
          </table:table-cell>
          <table:table-cell table:number-columns-repeated="2" office:value-type="float" office:value="2.17322">
            <text:p>2.17322</text:p>
          </table:table-cell>
          <table:table-cell table:number-columns-repeated="2"/>
        </table:table-row>
        <table:table-row table:style-name="ro1">
          <table:table-cell office:value-type="string">
            <text:p>host=76.91.127.84</text:p>
          </table:table-cell>
          <table:table-cell table:number-columns-repeated="2" office:value-type="float" office:value="2.17322">
            <text:p>2.17322</text:p>
          </table:table-cell>
          <table:table-cell table:number-columns-repeated="2"/>
        </table:table-row>
        <table:table-row table:style-name="ro1">
          <table:table-cell office:value-type="string">
            <text:p>host=65.55.231.77</text:p>
          </table:table-cell>
          <table:table-cell table:number-columns-repeated="2" office:value-type="float" office:value="2.1978">
            <text:p>2.1978</text:p>
          </table:table-cell>
          <table:table-cell table:number-columns-repeated="2"/>
        </table:table-row>
        <table:table-row table:style-name="ro1">
          <table:table-cell office:value-type="string">
            <text:p>host=201.77.5.50</text:p>
          </table:table-cell>
          <table:table-cell table:number-columns-repeated="2" office:value-type="float" office:value="2.20365">
            <text:p>2.20365</text:p>
          </table:table-cell>
          <table:table-cell table:number-columns-repeated="2"/>
        </table:table-row>
        <table:table-row table:style-name="ro1">
          <table:table-cell office:value-type="string">
            <text:p>host=93.197.132.19</text:p>
          </table:table-cell>
          <table:table-cell table:number-columns-repeated="2" office:value-type="float" office:value="2.20365">
            <text:p>2.20365</text:p>
          </table:table-cell>
          <table:table-cell table:number-columns-repeated="2"/>
        </table:table-row>
        <table:table-row table:style-name="ro1">
          <table:table-cell office:value-type="string">
            <text:p>host=217.91.69.113</text:p>
          </table:table-cell>
          <table:table-cell table:number-columns-repeated="2" office:value-type="float" office:value="2.21601">
            <text:p>2.21601</text:p>
          </table:table-cell>
          <table:table-cell table:number-columns-repeated="2"/>
        </table:table-row>
        <table:table-row table:style-name="ro1">
          <table:table-cell office:value-type="string">
            <text:p>host=98.165.45.40</text:p>
          </table:table-cell>
          <table:table-cell table:number-columns-repeated="2" office:value-type="float" office:value="2.21601">
            <text:p>2.21601</text:p>
          </table:table-cell>
          <table:table-cell table:number-columns-repeated="2"/>
        </table:table-row>
        <table:table-row table:style-name="ro1">
          <table:table-cell office:value-type="string">
            <text:p>host=65.55.106.186</text:p>
          </table:table-cell>
          <table:table-cell table:number-columns-repeated="2" office:value-type="float" office:value="2.21681">
            <text:p>2.21681</text:p>
          </table:table-cell>
          <table:table-cell table:number-columns-repeated="2"/>
        </table:table-row>
        <table:table-row table:style-name="ro1">
          <table:table-cell office:value-type="string">
            <text:p>host=59.106.108.66</text:p>
          </table:table-cell>
          <table:table-cell table:number-columns-repeated="2" office:value-type="float" office:value="2.23813">
            <text:p>2.23813</text:p>
          </table:table-cell>
          <table:table-cell table:number-columns-repeated="2"/>
        </table:table-row>
        <table:table-row table:style-name="ro1">
          <table:table-cell office:value-type="string">
            <text:p>host=65.55.109.39</text:p>
          </table:table-cell>
          <table:table-cell table:number-columns-repeated="2" office:value-type="float" office:value="2.23813">
            <text:p>2.23813</text:p>
          </table:table-cell>
          <table:table-cell table:number-columns-repeated="2"/>
        </table:table-row>
        <table:table-row table:style-name="ro1">
          <table:table-cell office:value-type="string">
            <text:p>host=75.35.230.210</text:p>
          </table:table-cell>
          <table:table-cell table:number-columns-repeated="2" office:value-type="float" office:value="2.23929">
            <text:p>2.23929</text:p>
          </table:table-cell>
          <table:table-cell table:number-columns-repeated="2"/>
        </table:table-row>
        <table:table-row table:style-name="ro1">
          <table:table-cell office:value-type="string">
            <text:p>host=71.116.44.173</text:p>
          </table:table-cell>
          <table:table-cell table:number-columns-repeated="2" office:value-type="float" office:value="2.24804">
            <text:p>2.24804</text:p>
          </table:table-cell>
          <table:table-cell table:number-columns-repeated="2"/>
        </table:table-row>
        <table:table-row table:style-name="ro1">
          <table:table-cell office:value-type="string">
            <text:p>host=81.39.205.248</text:p>
          </table:table-cell>
          <table:table-cell table:number-columns-repeated="2" office:value-type="float" office:value="2.24804">
            <text:p>2.24804</text:p>
          </table:table-cell>
          <table:table-cell table:number-columns-repeated="2"/>
        </table:table-row>
        <table:table-row table:style-name="ro1">
          <table:table-cell office:value-type="string">
            <text:p>host=65.55.109.155</text:p>
          </table:table-cell>
          <table:table-cell table:number-columns-repeated="2" office:value-type="float" office:value="2.26081">
            <text:p>2.26081</text:p>
          </table:table-cell>
          <table:table-cell table:number-columns-repeated="2"/>
        </table:table-row>
        <table:table-row table:style-name="ro1">
          <table:table-cell office:value-type="string">
            <text:p>host=65.55.109.123</text:p>
          </table:table-cell>
          <table:table-cell table:number-columns-repeated="2" office:value-type="float" office:value="2.29689">
            <text:p>2.29689</text:p>
          </table:table-cell>
          <table:table-cell table:number-columns-repeated="2"/>
        </table:table-row>
        <table:table-row table:style-name="ro1">
          <table:table-cell office:value-type="string">
            <text:p>host=65.55.110.215</text:p>
          </table:table-cell>
          <table:table-cell table:number-columns-repeated="2" office:value-type="float" office:value="2.29689">
            <text:p>2.29689</text:p>
          </table:table-cell>
          <table:table-cell table:number-columns-repeated="2"/>
        </table:table-row>
        <table:table-row table:style-name="ro1">
          <table:table-cell office:value-type="string">
            <text:p>host=65.55.208.182</text:p>
          </table:table-cell>
          <table:table-cell table:number-columns-repeated="2" office:value-type="float" office:value="2.29765">
            <text:p>2.29765</text:p>
          </table:table-cell>
          <table:table-cell table:number-columns-repeated="2"/>
        </table:table-row>
        <table:table-row table:style-name="ro1">
          <table:table-cell office:value-type="string">
            <text:p>host=220.225.230.66</text:p>
          </table:table-cell>
          <table:table-cell table:number-columns-repeated="2" office:value-type="float" office:value="2.30965">
            <text:p>2.30965</text:p>
          </table:table-cell>
          <table:table-cell table:number-columns-repeated="2"/>
        </table:table-row>
        <table:table-row table:style-name="ro1">
          <table:table-cell office:value-type="string">
            <text:p>host=82.40.33.7</text:p>
          </table:table-cell>
          <table:table-cell table:number-columns-repeated="2" office:value-type="float" office:value="2.30965">
            <text:p>2.30965</text:p>
          </table:table-cell>
          <table:table-cell table:number-columns-repeated="2"/>
        </table:table-row>
        <table:table-row table:style-name="ro1">
          <table:table-cell office:value-type="string">
            <text:p>host=189.122.74.25</text:p>
          </table:table-cell>
          <table:table-cell table:number-columns-repeated="2" office:value-type="float" office:value="2.31141">
            <text:p>2.31141</text:p>
          </table:table-cell>
          <table:table-cell table:number-columns-repeated="2"/>
        </table:table-row>
        <table:table-row table:style-name="ro1">
          <table:table-cell office:value-type="string">
            <text:p>host=65.55.106.157</text:p>
          </table:table-cell>
          <table:table-cell table:number-columns-repeated="2" office:value-type="float" office:value="2.33439">
            <text:p>2.33439</text:p>
          </table:table-cell>
          <table:table-cell table:number-columns-repeated="2"/>
        </table:table-row>
        <table:table-row table:style-name="ro1">
          <table:table-cell office:value-type="string">
            <text:p>host=65.55.109.40</text:p>
          </table:table-cell>
          <table:table-cell table:number-columns-repeated="2" office:value-type="float" office:value="2.33439">
            <text:p>2.33439</text:p>
          </table:table-cell>
          <table:table-cell table:number-columns-repeated="2"/>
        </table:table-row>
        <table:table-row table:style-name="ro1">
          <table:table-cell office:value-type="string">
            <text:p>host=65.55.107.220</text:p>
          </table:table-cell>
          <table:table-cell table:number-columns-repeated="2" office:value-type="float" office:value="2.33469">
            <text:p>2.33469</text:p>
          </table:table-cell>
          <table:table-cell table:number-columns-repeated="2"/>
        </table:table-row>
        <table:table-row table:style-name="ro1">
          <table:table-cell office:value-type="string">
            <text:p>host=83.82.213.127</text:p>
          </table:table-cell>
          <table:table-cell table:number-columns-repeated="2" office:value-type="float" office:value="2.33469">
            <text:p>2.33469</text:p>
          </table:table-cell>
          <table:table-cell table:number-columns-repeated="2"/>
        </table:table-row>
        <table:table-row table:style-name="ro1">
          <table:table-cell office:value-type="string">
            <text:p>host=123.125.66.38</text:p>
          </table:table-cell>
          <table:table-cell table:number-columns-repeated="2" office:value-type="float" office:value="2.37548">
            <text:p>2.37548</text:p>
          </table:table-cell>
          <table:table-cell table:number-columns-repeated="2"/>
        </table:table-row>
        <table:table-row table:style-name="ro1">
          <table:table-cell office:value-type="string">
            <text:p>host=220.181.125.28</text:p>
          </table:table-cell>
          <table:table-cell table:number-columns-repeated="2" office:value-type="float" office:value="2.37548">
            <text:p>2.37548</text:p>
          </table:table-cell>
          <table:table-cell table:number-columns-repeated="2"/>
        </table:table-row>
        <table:table-row table:style-name="ro1">
          <table:table-cell office:value-type="string">
            <text:p>host=65.55.109.185</text:p>
          </table:table-cell>
          <table:table-cell table:number-columns-repeated="2" office:value-type="float" office:value="2.37548">
            <text:p>2.37548</text:p>
          </table:table-cell>
          <table:table-cell table:number-columns-repeated="2"/>
        </table:table-row>
        <table:table-row table:style-name="ro1">
          <table:table-cell office:value-type="string">
            <text:p>host=92.225.120.133</text:p>
          </table:table-cell>
          <table:table-cell table:number-columns-repeated="2" office:value-type="float" office:value="2.37548">
            <text:p>2.37548</text:p>
          </table:table-cell>
          <table:table-cell table:number-columns-repeated="2"/>
        </table:table-row>
        <table:table-row table:style-name="ro1">
          <table:table-cell office:value-type="string">
            <text:p>host=65.55.110.88</text:p>
          </table:table-cell>
          <table:table-cell table:number-columns-repeated="2" office:value-type="float" office:value="2.38981">
            <text:p>2.38981</text:p>
          </table:table-cell>
          <table:table-cell table:number-columns-repeated="2"/>
        </table:table-row>
        <table:table-row table:style-name="ro1">
          <table:table-cell office:value-type="string">
            <text:p>host=84.133.243.212</text:p>
          </table:table-cell>
          <table:table-cell table:number-columns-repeated="2" office:value-type="float" office:value="2.38981">
            <text:p>2.38981</text:p>
          </table:table-cell>
          <table:table-cell table:number-columns-repeated="2"/>
        </table:table-row>
        <table:table-row table:style-name="ro1">
          <table:table-cell office:value-type="string">
            <text:p>host=211.109.199.226</text:p>
          </table:table-cell>
          <table:table-cell table:number-columns-repeated="2" office:value-type="float" office:value="2.43478">
            <text:p>2.43478</text:p>
          </table:table-cell>
          <table:table-cell table:number-columns-repeated="2"/>
        </table:table-row>
        <table:table-row table:style-name="ro1">
          <table:table-cell office:value-type="string">
            <text:p>host=193.43.244.81</text:p>
          </table:table-cell>
          <table:table-cell table:number-columns-repeated="2" office:value-type="float" office:value="2.48155">
            <text:p>2.48155</text:p>
          </table:table-cell>
          <table:table-cell table:number-columns-repeated="2"/>
        </table:table-row>
        <table:table-row table:style-name="ro1">
          <table:table-cell office:value-type="string">
            <text:p>host=24.21.134.171</text:p>
          </table:table-cell>
          <table:table-cell table:number-columns-repeated="2" office:value-type="float" office:value="2.48295">
            <text:p>2.48295</text:p>
          </table:table-cell>
          <table:table-cell table:number-columns-repeated="2"/>
        </table:table-row>
        <table:table-row table:style-name="ro1">
          <table:table-cell office:value-type="string">
            <text:p>host=68.59.150.66</text:p>
          </table:table-cell>
          <table:table-cell table:number-columns-repeated="2" office:value-type="float" office:value="2.48662">
            <text:p>2.48662</text:p>
          </table:table-cell>
          <table:table-cell table:number-columns-repeated="2"/>
        </table:table-row>
        <table:table-row table:style-name="ro1">
          <table:table-cell office:value-type="string">
            <text:p>host=74.125.16.65</text:p>
          </table:table-cell>
          <table:table-cell table:number-columns-repeated="2" office:value-type="float" office:value="2.49093">
            <text:p>2.49093</text:p>
          </table:table-cell>
          <table:table-cell table:number-columns-repeated="2"/>
        </table:table-row>
        <table:table-row table:style-name="ro1">
          <table:table-cell office:value-type="string">
            <text:p>host=69.171.160.89</text:p>
          </table:table-cell>
          <table:table-cell table:number-columns-repeated="2" office:value-type="float" office:value="2.50342">
            <text:p>2.50342</text:p>
          </table:table-cell>
          <table:table-cell table:number-columns-repeated="2"/>
        </table:table-row>
        <table:table-row table:style-name="ro1">
          <table:table-cell office:value-type="string">
            <text:p>host=65.55.109.217</text:p>
          </table:table-cell>
          <table:table-cell table:number-columns-repeated="2" office:value-type="float" office:value="2.51937">
            <text:p>2.51937</text:p>
          </table:table-cell>
          <table:table-cell table:number-columns-repeated="2"/>
        </table:table-row>
        <table:table-row table:style-name="ro1">
          <table:table-cell office:value-type="string">
            <text:p>host=200.202.188.5</text:p>
          </table:table-cell>
          <table:table-cell table:number-columns-repeated="2" office:value-type="float" office:value="2.55503">
            <text:p>2.55503</text:p>
          </table:table-cell>
          <table:table-cell table:number-columns-repeated="2"/>
        </table:table-row>
        <table:table-row table:style-name="ro1">
          <table:table-cell office:value-type="string">
            <text:p>host=24.107.196.68</text:p>
          </table:table-cell>
          <table:table-cell table:number-columns-repeated="2" office:value-type="float" office:value="2.57076">
            <text:p>2.57076</text:p>
          </table:table-cell>
          <table:table-cell table:number-columns-repeated="2"/>
        </table:table-row>
        <table:table-row table:style-name="ro1">
          <table:table-cell office:value-type="string">
            <text:p>host=77.162.219.44</text:p>
          </table:table-cell>
          <table:table-cell table:number-columns-repeated="2" office:value-type="float" office:value="2.59298">
            <text:p>2.59298</text:p>
          </table:table-cell>
          <table:table-cell table:number-columns-repeated="2"/>
        </table:table-row>
        <table:table-row table:style-name="ro1">
          <table:table-cell office:value-type="string">
            <text:p>host=71.114.34.25</text:p>
          </table:table-cell>
          <table:table-cell table:number-columns-repeated="2" office:value-type="float" office:value="2.60555">
            <text:p>2.60555</text:p>
          </table:table-cell>
          <table:table-cell table:number-columns-repeated="2"/>
        </table:table-row>
        <table:table-row table:style-name="ro1">
          <table:table-cell office:value-type="string">
            <text:p>host=80.56.96.132</text:p>
          </table:table-cell>
          <table:table-cell table:number-columns-repeated="2" office:value-type="float" office:value="2.60555">
            <text:p>2.60555</text:p>
          </table:table-cell>
          <table:table-cell table:number-columns-repeated="2"/>
        </table:table-row>
        <table:table-row table:style-name="ro1">
          <table:table-cell office:value-type="string">
            <text:p>host=67.215.230.23</text:p>
          </table:table-cell>
          <table:table-cell table:number-columns-repeated="2" office:value-type="float" office:value="2.61804">
            <text:p>2.61804</text:p>
          </table:table-cell>
          <table:table-cell table:number-columns-repeated="2"/>
        </table:table-row>
        <table:table-row table:style-name="ro1">
          <table:table-cell office:value-type="string">
            <text:p>host=216.189.183.180</text:p>
          </table:table-cell>
          <table:table-cell table:number-columns-repeated="2" office:value-type="float" office:value="2.62013">
            <text:p>2.62013</text:p>
          </table:table-cell>
          <table:table-cell table:number-columns-repeated="2"/>
        </table:table-row>
        <table:table-row table:style-name="ro1">
          <table:table-cell office:value-type="string">
            <text:p>host=67.215.230.22</text:p>
          </table:table-cell>
          <table:table-cell table:number-columns-repeated="2" office:value-type="float" office:value="2.62013">
            <text:p>2.62013</text:p>
          </table:table-cell>
          <table:table-cell table:number-columns-repeated="2"/>
        </table:table-row>
        <table:table-row table:style-name="ro1">
          <table:table-cell office:value-type="string">
            <text:p>host=195.43.186.82</text:p>
          </table:table-cell>
          <table:table-cell table:number-columns-repeated="2" office:value-type="float" office:value="2.63563">
            <text:p>2.63563</text:p>
          </table:table-cell>
          <table:table-cell table:number-columns-repeated="2"/>
        </table:table-row>
        <table:table-row table:style-name="ro1">
          <table:table-cell office:value-type="string">
            <text:p>host=58.168.16.96</text:p>
          </table:table-cell>
          <table:table-cell table:number-columns-repeated="2" office:value-type="float" office:value="2.63563">
            <text:p>2.63563</text:p>
          </table:table-cell>
          <table:table-cell table:number-columns-repeated="2"/>
        </table:table-row>
        <table:table-row table:style-name="ro1">
          <table:table-cell office:value-type="string">
            <text:p>host=65.55.108.34</text:p>
          </table:table-cell>
          <table:table-cell table:number-columns-repeated="2" office:value-type="float" office:value="2.63563">
            <text:p>2.63563</text:p>
          </table:table-cell>
          <table:table-cell table:number-columns-repeated="2"/>
        </table:table-row>
        <table:table-row table:style-name="ro1">
          <table:table-cell office:value-type="string">
            <text:p>host=77.63.52.74</text:p>
          </table:table-cell>
          <table:table-cell table:number-columns-repeated="2" office:value-type="float" office:value="2.63563">
            <text:p>2.63563</text:p>
          </table:table-cell>
          <table:table-cell table:number-columns-repeated="2"/>
        </table:table-row>
        <table:table-row table:style-name="ro1">
          <table:table-cell office:value-type="string">
            <text:p>host=190.135.145.105</text:p>
          </table:table-cell>
          <table:table-cell table:number-columns-repeated="2" office:value-type="float" office:value="2.64816">
            <text:p>2.64816</text:p>
          </table:table-cell>
          <table:table-cell table:number-columns-repeated="2"/>
        </table:table-row>
        <table:table-row table:style-name="ro1">
          <table:table-cell office:value-type="string">
            <text:p>host=12.70.66.158</text:p>
          </table:table-cell>
          <table:table-cell table:number-columns-repeated="2" office:value-type="float" office:value="2.72432">
            <text:p>2.72432</text:p>
          </table:table-cell>
          <table:table-cell table:number-columns-repeated="2"/>
        </table:table-row>
        <table:table-row table:style-name="ro1">
          <table:table-cell office:value-type="string">
            <text:p>host=65.55.110.121</text:p>
          </table:table-cell>
          <table:table-cell table:number-columns-repeated="2" office:value-type="float" office:value="2.72432">
            <text:p>2.72432</text:p>
          </table:table-cell>
          <table:table-cell table:number-columns-repeated="2"/>
        </table:table-row>
        <table:table-row table:style-name="ro1">
          <table:table-cell office:value-type="string">
            <text:p>host=77.25.118.38</text:p>
          </table:table-cell>
          <table:table-cell table:number-columns-repeated="2" office:value-type="float" office:value="2.72432">
            <text:p>2.72432</text:p>
          </table:table-cell>
          <table:table-cell table:number-columns-repeated="2"/>
        </table:table-row>
        <table:table-row table:style-name="ro1">
          <table:table-cell office:value-type="string">
            <text:p>host=12.234.48.186</text:p>
          </table:table-cell>
          <table:table-cell table:number-columns-repeated="2" office:value-type="float" office:value="2.7332">
            <text:p>2.7332</text:p>
          </table:table-cell>
          <table:table-cell table:number-columns-repeated="2"/>
        </table:table-row>
        <table:table-row table:style-name="ro1">
          <table:table-cell office:value-type="string">
            <text:p>host=41.210.23.179</text:p>
          </table:table-cell>
          <table:table-cell table:number-columns-repeated="2" office:value-type="float" office:value="2.7332">
            <text:p>2.7332</text:p>
          </table:table-cell>
          <table:table-cell table:number-columns-repeated="2"/>
        </table:table-row>
        <table:table-row table:style-name="ro1">
          <table:table-cell office:value-type="string">
            <text:p>host=64.233.172.17</text:p>
          </table:table-cell>
          <table:table-cell table:number-columns-repeated="2" office:value-type="float" office:value="2.75489">
            <text:p>2.75489</text:p>
          </table:table-cell>
          <table:table-cell table:number-columns-repeated="2"/>
        </table:table-row>
        <table:table-row table:style-name="ro1">
          <table:table-cell office:value-type="string">
            <text:p>host=68.192.3.105</text:p>
          </table:table-cell>
          <table:table-cell table:number-columns-repeated="2" office:value-type="float" office:value="2.77232">
            <text:p>2.77232</text:p>
          </table:table-cell>
          <table:table-cell table:number-columns-repeated="2"/>
        </table:table-row>
        <table:table-row table:style-name="ro1">
          <table:table-cell office:value-type="string">
            <text:p>host=201.68.109.195</text:p>
          </table:table-cell>
          <table:table-cell table:number-columns-repeated="2" office:value-type="float" office:value="2.78499">
            <text:p>2.78499</text:p>
          </table:table-cell>
          <table:table-cell table:number-columns-repeated="2"/>
        </table:table-row>
        <table:table-row table:style-name="ro1">
          <table:table-cell office:value-type="string">
            <text:p>host=70.188.131.229</text:p>
          </table:table-cell>
          <table:table-cell table:number-columns-repeated="2" office:value-type="float" office:value="2.79644">
            <text:p>2.79644</text:p>
          </table:table-cell>
          <table:table-cell table:number-columns-repeated="2"/>
        </table:table-row>
        <table:table-row table:style-name="ro1">
          <table:table-cell office:value-type="string">
            <text:p>host=93.86.37.91</text:p>
          </table:table-cell>
          <table:table-cell table:number-columns-repeated="2" office:value-type="float" office:value="2.79644">
            <text:p>2.79644</text:p>
          </table:table-cell>
          <table:table-cell table:number-columns-repeated="2"/>
        </table:table-row>
        <table:table-row table:style-name="ro1">
          <table:table-cell office:value-type="string">
            <text:p>host=201.2.78.10</text:p>
          </table:table-cell>
          <table:table-cell table:number-columns-repeated="2" office:value-type="float" office:value="2.81214">
            <text:p>2.81214</text:p>
          </table:table-cell>
          <table:table-cell table:number-columns-repeated="2"/>
        </table:table-row>
        <table:table-row table:style-name="ro1">
          <table:table-cell office:value-type="string">
            <text:p>host=119.42.71.43</text:p>
          </table:table-cell>
          <table:table-cell table:number-columns-repeated="2" office:value-type="float" office:value="2.81638">
            <text:p>2.81638</text:p>
          </table:table-cell>
          <table:table-cell table:number-columns-repeated="2"/>
        </table:table-row>
        <table:table-row table:style-name="ro1">
          <table:table-cell office:value-type="string">
            <text:p>host=65.55.106.180</text:p>
          </table:table-cell>
          <table:table-cell table:number-columns-repeated="2" office:value-type="float" office:value="2.81638">
            <text:p>2.81638</text:p>
          </table:table-cell>
          <table:table-cell table:number-columns-repeated="2"/>
        </table:table-row>
        <table:table-row table:style-name="ro1">
          <table:table-cell office:value-type="string">
            <text:p>host=81.56.197.152</text:p>
          </table:table-cell>
          <table:table-cell table:number-columns-repeated="2" office:value-type="float" office:value="2.84384">
            <text:p>2.84384</text:p>
          </table:table-cell>
          <table:table-cell table:number-columns-repeated="2"/>
        </table:table-row>
        <table:table-row table:style-name="ro1">
          <table:table-cell office:value-type="string">
            <text:p>host=189.10.120.140</text:p>
          </table:table-cell>
          <table:table-cell table:number-columns-repeated="2" office:value-type="float" office:value="2.84598">
            <text:p>2.84598</text:p>
          </table:table-cell>
          <table:table-cell table:number-columns-repeated="2"/>
        </table:table-row>
        <table:table-row table:style-name="ro1">
          <table:table-cell office:value-type="string">
            <text:p>host=92.241.182.23</text:p>
          </table:table-cell>
          <table:table-cell table:number-columns-repeated="2" office:value-type="float" office:value="2.84598">
            <text:p>2.84598</text:p>
          </table:table-cell>
          <table:table-cell table:number-columns-repeated="2"/>
        </table:table-row>
        <table:table-row table:style-name="ro1">
          <table:table-cell office:value-type="string">
            <text:p>host=38.108.180.129</text:p>
          </table:table-cell>
          <table:table-cell table:number-columns-repeated="2" office:value-type="float" office:value="2.87065">
            <text:p>2.87065</text:p>
          </table:table-cell>
          <table:table-cell table:number-columns-repeated="2"/>
        </table:table-row>
        <table:table-row table:style-name="ro1">
          <table:table-cell office:value-type="string">
            <text:p>host=65.55.106.194</text:p>
          </table:table-cell>
          <table:table-cell table:number-columns-repeated="2" office:value-type="float" office:value="2.88165">
            <text:p>2.88165</text:p>
          </table:table-cell>
          <table:table-cell table:number-columns-repeated="2"/>
        </table:table-row>
        <table:table-row table:style-name="ro1">
          <table:table-cell office:value-type="string">
            <text:p>host=186.80.87.15</text:p>
          </table:table-cell>
          <table:table-cell table:number-columns-repeated="2" office:value-type="float" office:value="2.89125">
            <text:p>2.89125</text:p>
          </table:table-cell>
          <table:table-cell table:number-columns-repeated="2"/>
        </table:table-row>
        <table:table-row table:style-name="ro1">
          <table:table-cell office:value-type="string">
            <text:p>host=205.151.83.2</text:p>
          </table:table-cell>
          <table:table-cell table:number-columns-repeated="2" office:value-type="float" office:value="2.90818">
            <text:p>2.90818</text:p>
          </table:table-cell>
          <table:table-cell table:number-columns-repeated="2"/>
        </table:table-row>
        <table:table-row table:style-name="ro1">
          <table:table-cell office:value-type="string">
            <text:p>host=195.8.120.243</text:p>
          </table:table-cell>
          <table:table-cell table:number-columns-repeated="2" office:value-type="float" office:value="2.9566">
            <text:p>2.9566</text:p>
          </table:table-cell>
          <table:table-cell table:number-columns-repeated="2"/>
        </table:table-row>
        <table:table-row table:style-name="ro1">
          <table:table-cell office:value-type="string">
            <text:p>host=74.201.117.226</text:p>
          </table:table-cell>
          <table:table-cell table:number-columns-repeated="2" office:value-type="float" office:value="2.9566">
            <text:p>2.9566</text:p>
          </table:table-cell>
          <table:table-cell table:number-columns-repeated="2"/>
        </table:table-row>
        <table:table-row table:style-name="ro1">
          <table:table-cell office:value-type="string">
            <text:p>host=77.86.30.133</text:p>
          </table:table-cell>
          <table:table-cell table:number-columns-repeated="2" office:value-type="float" office:value="2.9566">
            <text:p>2.9566</text:p>
          </table:table-cell>
          <table:table-cell table:number-columns-repeated="2"/>
        </table:table-row>
        <table:table-row table:style-name="ro1">
          <table:table-cell office:value-type="string">
            <text:p>host=201.23.199.5</text:p>
          </table:table-cell>
          <table:table-cell table:number-columns-repeated="2" office:value-type="float" office:value="2.96433">
            <text:p>2.96433</text:p>
          </table:table-cell>
          <table:table-cell table:number-columns-repeated="2"/>
        </table:table-row>
        <table:table-row table:style-name="ro1">
          <table:table-cell office:value-type="string">
            <text:p>host=65.55.106.237</text:p>
          </table:table-cell>
          <table:table-cell table:number-columns-repeated="2" office:value-type="float" office:value="2.96433">
            <text:p>2.96433</text:p>
          </table:table-cell>
          <table:table-cell table:number-columns-repeated="2"/>
        </table:table-row>
        <table:table-row table:style-name="ro1">
          <table:table-cell office:value-type="string">
            <text:p>host=218.186.12.240</text:p>
          </table:table-cell>
          <table:table-cell table:number-columns-repeated="2" office:value-type="float" office:value="2.96783">
            <text:p>2.96783</text:p>
          </table:table-cell>
          <table:table-cell table:number-columns-repeated="2"/>
        </table:table-row>
        <table:table-row table:style-name="ro1">
          <table:table-cell office:value-type="string">
            <text:p>host=196.206.212.203</text:p>
          </table:table-cell>
          <table:table-cell table:number-columns-repeated="2" office:value-type="float" office:value="2.97735">
            <text:p>2.97735</text:p>
          </table:table-cell>
          <table:table-cell table:number-columns-repeated="2"/>
        </table:table-row>
        <table:table-row table:style-name="ro1">
          <table:table-cell office:value-type="string">
            <text:p>host=173.65.236.31</text:p>
          </table:table-cell>
          <table:table-cell table:number-columns-repeated="2" office:value-type="float" office:value="2.98903">
            <text:p>2.98903</text:p>
          </table:table-cell>
          <table:table-cell table:number-columns-repeated="2"/>
        </table:table-row>
        <table:table-row table:style-name="ro1">
          <table:table-cell office:value-type="string">
            <text:p>host=200.103.119.145</text:p>
          </table:table-cell>
          <table:table-cell table:number-columns-repeated="2" office:value-type="float" office:value="2.98903">
            <text:p>2.98903</text:p>
          </table:table-cell>
          <table:table-cell table:number-columns-repeated="2"/>
        </table:table-row>
        <table:table-row table:style-name="ro1">
          <table:table-cell office:value-type="string">
            <text:p>host=64.56.67.154</text:p>
          </table:table-cell>
          <table:table-cell table:number-columns-repeated="2" office:value-type="float" office:value="3.00653">
            <text:p>3.00653</text:p>
          </table:table-cell>
          <table:table-cell table:number-columns-repeated="2"/>
        </table:table-row>
        <table:table-row table:style-name="ro1">
          <table:table-cell office:value-type="string">
            <text:p>host=70.54.186.138</text:p>
          </table:table-cell>
          <table:table-cell table:number-columns-repeated="2" office:value-type="float" office:value="3.03388">
            <text:p>3.03388</text:p>
          </table:table-cell>
          <table:table-cell table:number-columns-repeated="2"/>
        </table:table-row>
        <table:table-row table:style-name="ro1">
          <table:table-cell office:value-type="string">
            <text:p>host=88.209.238.234</text:p>
          </table:table-cell>
          <table:table-cell table:number-columns-repeated="2" office:value-type="float" office:value="3.04738">
            <text:p>3.04738</text:p>
          </table:table-cell>
          <table:table-cell table:number-columns-repeated="2"/>
        </table:table-row>
        <table:table-row table:style-name="ro1">
          <table:table-cell office:value-type="string">
            <text:p>host=65.55.104.72</text:p>
          </table:table-cell>
          <table:table-cell table:number-columns-repeated="2" office:value-type="float" office:value="3.04808">
            <text:p>3.04808</text:p>
          </table:table-cell>
          <table:table-cell table:number-columns-repeated="2"/>
        </table:table-row>
        <table:table-row table:style-name="ro1">
          <table:table-cell office:value-type="string">
            <text:p>host=81.68.209.121</text:p>
          </table:table-cell>
          <table:table-cell table:number-columns-repeated="2" office:value-type="float" office:value="3.04808">
            <text:p>3.04808</text:p>
          </table:table-cell>
          <table:table-cell table:number-columns-repeated="2"/>
        </table:table-row>
        <table:table-row table:style-name="ro1">
          <table:table-cell office:value-type="string">
            <text:p>host=150.165.147.5</text:p>
          </table:table-cell>
          <table:table-cell table:number-columns-repeated="2" office:value-type="float" office:value="3.05242">
            <text:p>3.05242</text:p>
          </table:table-cell>
          <table:table-cell table:number-columns-repeated="2"/>
        </table:table-row>
        <table:table-row table:style-name="ro1">
          <table:table-cell office:value-type="string">
            <text:p>host=190.1.251.180</text:p>
          </table:table-cell>
          <table:table-cell table:number-columns-repeated="2" office:value-type="float" office:value="3.05242">
            <text:p>3.05242</text:p>
          </table:table-cell>
          <table:table-cell table:number-columns-repeated="2"/>
        </table:table-row>
        <table:table-row table:style-name="ro1">
          <table:table-cell office:value-type="string">
            <text:p>host=201.152.181.236</text:p>
          </table:table-cell>
          <table:table-cell table:number-columns-repeated="2" office:value-type="float" office:value="3.05242">
            <text:p>3.05242</text:p>
          </table:table-cell>
          <table:table-cell table:number-columns-repeated="2"/>
        </table:table-row>
        <table:table-row table:style-name="ro1">
          <table:table-cell office:value-type="string">
            <text:p>host=201.26.104.189</text:p>
          </table:table-cell>
          <table:table-cell table:number-columns-repeated="2" office:value-type="float" office:value="3.05951">
            <text:p>3.05951</text:p>
          </table:table-cell>
          <table:table-cell table:number-columns-repeated="2"/>
        </table:table-row>
        <table:table-row table:style-name="ro1">
          <table:table-cell office:value-type="string">
            <text:p>host=41.100.138.220</text:p>
          </table:table-cell>
          <table:table-cell table:number-columns-repeated="2" office:value-type="float" office:value="3.05951">
            <text:p>3.05951</text:p>
          </table:table-cell>
          <table:table-cell table:number-columns-repeated="2"/>
        </table:table-row>
        <table:table-row table:style-name="ro1">
          <table:table-cell office:value-type="string">
            <text:p>host=204.14.239.169</text:p>
          </table:table-cell>
          <table:table-cell table:number-columns-repeated="2" office:value-type="float" office:value="3.06803">
            <text:p>3.06803</text:p>
          </table:table-cell>
          <table:table-cell table:number-columns-repeated="2"/>
        </table:table-row>
        <table:table-row table:style-name="ro1">
          <table:table-cell office:value-type="string">
            <text:p>host=74.138.51.138</text:p>
          </table:table-cell>
          <table:table-cell table:number-columns-repeated="2" office:value-type="float" office:value="3.06803">
            <text:p>3.06803</text:p>
          </table:table-cell>
          <table:table-cell table:number-columns-repeated="2"/>
        </table:table-row>
        <table:table-row table:style-name="ro1">
          <table:table-cell office:value-type="string">
            <text:p>host=69.248.208.247</text:p>
          </table:table-cell>
          <table:table-cell table:number-columns-repeated="2" office:value-type="float" office:value="3.09763">
            <text:p>3.09763</text:p>
          </table:table-cell>
          <table:table-cell table:number-columns-repeated="2"/>
        </table:table-row>
        <table:table-row table:style-name="ro1">
          <table:table-cell office:value-type="string">
            <text:p>host=124.82.58.118</text:p>
          </table:table-cell>
          <table:table-cell table:number-columns-repeated="2" office:value-type="float" office:value="3.12954">
            <text:p>3.12954</text:p>
          </table:table-cell>
          <table:table-cell table:number-columns-repeated="2"/>
        </table:table-row>
        <table:table-row table:style-name="ro1">
          <table:table-cell office:value-type="string">
            <text:p>host=134.191.232.68</text:p>
          </table:table-cell>
          <table:table-cell table:number-columns-repeated="2" office:value-type="float" office:value="3.12954">
            <text:p>3.12954</text:p>
          </table:table-cell>
          <table:table-cell table:number-columns-repeated="2"/>
        </table:table-row>
        <table:table-row table:style-name="ro1">
          <table:table-cell office:value-type="string">
            <text:p>host=65.55.110.93</text:p>
          </table:table-cell>
          <table:table-cell table:number-columns-repeated="2" office:value-type="float" office:value="3.12954">
            <text:p>3.12954</text:p>
          </table:table-cell>
          <table:table-cell table:number-columns-repeated="2"/>
        </table:table-row>
        <table:table-row table:style-name="ro1">
          <table:table-cell office:value-type="string">
            <text:p>host=200.181.251.43</text:p>
          </table:table-cell>
          <table:table-cell table:number-columns-repeated="2" office:value-type="float" office:value="3.1429">
            <text:p>3.1429</text:p>
          </table:table-cell>
          <table:table-cell table:number-columns-repeated="2"/>
        </table:table-row>
        <table:table-row table:style-name="ro1">
          <table:table-cell office:value-type="string">
            <text:p>host=205.206.125.26</text:p>
          </table:table-cell>
          <table:table-cell table:number-columns-repeated="2" office:value-type="float" office:value="3.1429">
            <text:p>3.1429</text:p>
          </table:table-cell>
          <table:table-cell table:number-columns-repeated="2"/>
        </table:table-row>
        <table:table-row table:style-name="ro1">
          <table:table-cell office:value-type="string">
            <text:p>host=92.40.163.55</text:p>
          </table:table-cell>
          <table:table-cell table:number-columns-repeated="2" office:value-type="float" office:value="3.15348">
            <text:p>3.15348</text:p>
          </table:table-cell>
          <table:table-cell table:number-columns-repeated="2"/>
        </table:table-row>
        <table:table-row table:style-name="ro1">
          <table:table-cell office:value-type="string">
            <text:p>host=83.167.62.176</text:p>
          </table:table-cell>
          <table:table-cell table:number-columns-repeated="2" office:value-type="float" office:value="3.15903">
            <text:p>3.15903</text:p>
          </table:table-cell>
          <table:table-cell table:number-columns-repeated="2"/>
        </table:table-row>
        <table:table-row table:style-name="ro1">
          <table:table-cell office:value-type="string">
            <text:p>host=193.252.118.174</text:p>
          </table:table-cell>
          <table:table-cell table:number-columns-repeated="2" office:value-type="float" office:value="3.15983">
            <text:p>3.15983</text:p>
          </table:table-cell>
          <table:table-cell table:number-columns-repeated="2"/>
        </table:table-row>
        <table:table-row table:style-name="ro1">
          <table:table-cell office:value-type="string">
            <text:p>host=159.50.249.148</text:p>
          </table:table-cell>
          <table:table-cell table:number-columns-repeated="2" office:value-type="float" office:value="3.19887">
            <text:p>3.19887</text:p>
          </table:table-cell>
          <table:table-cell table:number-columns-repeated="2"/>
        </table:table-row>
        <table:table-row table:style-name="ro1">
          <table:table-cell office:value-type="string">
            <text:p>host=65.55.231.76</text:p>
          </table:table-cell>
          <table:table-cell table:number-columns-repeated="2" office:value-type="float" office:value="3.19887">
            <text:p>3.19887</text:p>
          </table:table-cell>
          <table:table-cell table:number-columns-repeated="2"/>
        </table:table-row>
        <table:table-row table:style-name="ro1">
          <table:table-cell office:value-type="string">
            <text:p>host=69.171.160.59</text:p>
          </table:table-cell>
          <table:table-cell table:number-columns-repeated="2" office:value-type="float" office:value="3.19887">
            <text:p>3.19887</text:p>
          </table:table-cell>
          <table:table-cell table:number-columns-repeated="2"/>
        </table:table-row>
        <table:table-row table:style-name="ro1">
          <table:table-cell office:value-type="string">
            <text:p>host=74.251.28.106</text:p>
          </table:table-cell>
          <table:table-cell table:number-columns-repeated="2" office:value-type="float" office:value="3.19887">
            <text:p>3.19887</text:p>
          </table:table-cell>
          <table:table-cell table:number-columns-repeated="2"/>
        </table:table-row>
        <table:table-row table:style-name="ro1">
          <table:table-cell office:value-type="string">
            <text:p>host=121.160.9.229</text:p>
          </table:table-cell>
          <table:table-cell table:number-columns-repeated="2" office:value-type="float" office:value="3.20466">
            <text:p>3.20466</text:p>
          </table:table-cell>
          <table:table-cell table:number-columns-repeated="2"/>
        </table:table-row>
        <table:table-row table:style-name="ro1">
          <table:table-cell office:value-type="string">
            <text:p>host=130.76.32.182</text:p>
          </table:table-cell>
          <table:table-cell table:number-columns-repeated="2" office:value-type="float" office:value="3.20466">
            <text:p>3.20466</text:p>
          </table:table-cell>
          <table:table-cell table:number-columns-repeated="2"/>
        </table:table-row>
        <table:table-row table:style-name="ro1">
          <table:table-cell office:value-type="string">
            <text:p>host=217.14.6.60</text:p>
          </table:table-cell>
          <table:table-cell table:number-columns-repeated="2" office:value-type="float" office:value="3.20466">
            <text:p>3.20466</text:p>
          </table:table-cell>
          <table:table-cell table:number-columns-repeated="2"/>
        </table:table-row>
        <table:table-row table:style-name="ro1">
          <table:table-cell office:value-type="string">
            <text:p>host=71.59.145.48</text:p>
          </table:table-cell>
          <table:table-cell table:number-columns-repeated="2" office:value-type="float" office:value="3.20466">
            <text:p>3.20466</text:p>
          </table:table-cell>
          <table:table-cell table:number-columns-repeated="2"/>
        </table:table-row>
        <table:table-row table:style-name="ro1">
          <table:table-cell office:value-type="string">
            <text:p>host=81.25.26.8</text:p>
          </table:table-cell>
          <table:table-cell table:number-columns-repeated="2" office:value-type="float" office:value="3.22589">
            <text:p>3.22589</text:p>
          </table:table-cell>
          <table:table-cell table:number-columns-repeated="2"/>
        </table:table-row>
        <table:table-row table:style-name="ro1">
          <table:table-cell office:value-type="string">
            <text:p>host=173.120.255.171</text:p>
          </table:table-cell>
          <table:table-cell table:number-columns-repeated="2" office:value-type="float" office:value="3.22678">
            <text:p>3.22678</text:p>
          </table:table-cell>
          <table:table-cell table:number-columns-repeated="2"/>
        </table:table-row>
        <table:table-row table:style-name="ro1">
          <table:table-cell office:value-type="string">
            <text:p>host=206.114.103.130</text:p>
          </table:table-cell>
          <table:table-cell table:number-columns-repeated="2" office:value-type="float" office:value="3.22678">
            <text:p>3.22678</text:p>
          </table:table-cell>
          <table:table-cell table:number-columns-repeated="2"/>
        </table:table-row>
        <table:table-row table:style-name="ro1">
          <table:table-cell office:value-type="string">
            <text:p>host=95.89.109.143</text:p>
          </table:table-cell>
          <table:table-cell table:number-columns-repeated="2" office:value-type="float" office:value="3.22678">
            <text:p>3.22678</text:p>
          </table:table-cell>
          <table:table-cell table:number-columns-repeated="2"/>
        </table:table-row>
        <table:table-row table:style-name="ro1">
          <table:table-cell office:value-type="string">
            <text:p>host=119.40.120.250</text:p>
          </table:table-cell>
          <table:table-cell table:number-columns-repeated="2" office:value-type="float" office:value="3.24067">
            <text:p>3.24067</text:p>
          </table:table-cell>
          <table:table-cell table:number-columns-repeated="2"/>
        </table:table-row>
        <table:table-row table:style-name="ro1">
          <table:table-cell office:value-type="string">
            <text:p>host=89.245.127.179</text:p>
          </table:table-cell>
          <table:table-cell table:number-columns-repeated="2" office:value-type="float" office:value="3.24067">
            <text:p>3.24067</text:p>
          </table:table-cell>
          <table:table-cell table:number-columns-repeated="2"/>
        </table:table-row>
        <table:table-row table:style-name="ro1">
          <table:table-cell office:value-type="string">
            <text:p>host=68.33.106.170</text:p>
          </table:table-cell>
          <table:table-cell table:number-columns-repeated="2" office:value-type="float" office:value="3.25267">
            <text:p>3.25267</text:p>
          </table:table-cell>
          <table:table-cell table:number-columns-repeated="2"/>
        </table:table-row>
        <table:table-row table:style-name="ro1">
          <table:table-cell office:value-type="string">
            <text:p>host=119.63.193.107</text:p>
          </table:table-cell>
          <table:table-cell table:number-columns-repeated="2" office:value-type="float" office:value="3.30942">
            <text:p>3.30942</text:p>
          </table:table-cell>
          <table:table-cell table:number-columns-repeated="2"/>
        </table:table-row>
        <table:table-row table:style-name="ro1">
          <table:table-cell office:value-type="string">
            <text:p>host=65.55.109.77</text:p>
          </table:table-cell>
          <table:table-cell table:number-columns-repeated="2" office:value-type="float" office:value="3.30942">
            <text:p>3.30942</text:p>
          </table:table-cell>
          <table:table-cell table:number-columns-repeated="2"/>
        </table:table-row>
        <table:table-row table:style-name="ro1">
          <table:table-cell office:value-type="string">
            <text:p>host=74.12.71.51</text:p>
          </table:table-cell>
          <table:table-cell table:number-columns-repeated="2" office:value-type="float" office:value="3.31207">
            <text:p>3.31207</text:p>
          </table:table-cell>
          <table:table-cell table:number-columns-repeated="2"/>
        </table:table-row>
        <table:table-row table:style-name="ro1">
          <table:table-cell office:value-type="string">
            <text:p>host=144.131.51.70</text:p>
          </table:table-cell>
          <table:table-cell table:number-columns-repeated="2" office:value-type="float" office:value="3.33954">
            <text:p>3.33954</text:p>
          </table:table-cell>
          <table:table-cell table:number-columns-repeated="2"/>
        </table:table-row>
        <table:table-row table:style-name="ro1">
          <table:table-cell office:value-type="string">
            <text:p>host=174.36.241.149</text:p>
          </table:table-cell>
          <table:table-cell table:number-columns-repeated="2" office:value-type="float" office:value="3.33954">
            <text:p>3.33954</text:p>
          </table:table-cell>
          <table:table-cell table:number-columns-repeated="2"/>
        </table:table-row>
        <table:table-row table:style-name="ro1">
          <table:table-cell office:value-type="string">
            <text:p>host=198.54.202.214</text:p>
          </table:table-cell>
          <table:table-cell table:number-columns-repeated="2" office:value-type="float" office:value="3.33954">
            <text:p>3.33954</text:p>
          </table:table-cell>
          <table:table-cell table:number-columns-repeated="2"/>
        </table:table-row>
        <table:table-row table:style-name="ro1">
          <table:table-cell office:value-type="string">
            <text:p>host=85.84.4.54</text:p>
          </table:table-cell>
          <table:table-cell table:number-columns-repeated="2" office:value-type="float" office:value="3.33954">
            <text:p>3.33954</text:p>
          </table:table-cell>
          <table:table-cell table:number-columns-repeated="2"/>
        </table:table-row>
        <table:table-row table:style-name="ro1">
          <table:table-cell office:value-type="string">
            <text:p>host=65.82.197.217</text:p>
          </table:table-cell>
          <table:table-cell table:number-columns-repeated="2" office:value-type="float" office:value="3.35542">
            <text:p>3.35542</text:p>
          </table:table-cell>
          <table:table-cell table:number-columns-repeated="2"/>
        </table:table-row>
        <table:table-row table:style-name="ro1">
          <table:table-cell office:value-type="string">
            <text:p>host=87.109.254.5</text:p>
          </table:table-cell>
          <table:table-cell table:number-columns-repeated="2" office:value-type="float" office:value="3.35542">
            <text:p>3.35542</text:p>
          </table:table-cell>
          <table:table-cell table:number-columns-repeated="2"/>
        </table:table-row>
        <table:table-row table:style-name="ro1">
          <table:table-cell office:value-type="string">
            <text:p>host=65.55.109.88</text:p>
          </table:table-cell>
          <table:table-cell table:number-columns-repeated="2" office:value-type="float" office:value="3.36001">
            <text:p>3.36001</text:p>
          </table:table-cell>
          <table:table-cell table:number-columns-repeated="2"/>
        </table:table-row>
        <table:table-row table:style-name="ro1">
          <table:table-cell office:value-type="string">
            <text:p>host=69.127.165.136</text:p>
          </table:table-cell>
          <table:table-cell table:number-columns-repeated="2" office:value-type="float" office:value="3.36001">
            <text:p>3.36001</text:p>
          </table:table-cell>
          <table:table-cell table:number-columns-repeated="2"/>
        </table:table-row>
        <table:table-row table:style-name="ro1">
          <table:table-cell office:value-type="string">
            <text:p>host=92.36.252.82</text:p>
          </table:table-cell>
          <table:table-cell table:number-columns-repeated="2" office:value-type="float" office:value="3.36001">
            <text:p>3.36001</text:p>
          </table:table-cell>
          <table:table-cell table:number-columns-repeated="2"/>
        </table:table-row>
        <table:table-row table:style-name="ro1">
          <table:table-cell office:value-type="string">
            <text:p>host=65.55.107.191</text:p>
          </table:table-cell>
          <table:table-cell table:number-columns-repeated="2" office:value-type="float" office:value="3.38034">
            <text:p>3.38034</text:p>
          </table:table-cell>
          <table:table-cell table:number-columns-repeated="2"/>
        </table:table-row>
        <table:table-row table:style-name="ro1">
          <table:table-cell office:value-type="string">
            <text:p>host=65.55.110.226</text:p>
          </table:table-cell>
          <table:table-cell table:number-columns-repeated="2" office:value-type="float" office:value="3.38034">
            <text:p>3.38034</text:p>
          </table:table-cell>
          <table:table-cell table:number-columns-repeated="2"/>
        </table:table-row>
        <table:table-row table:style-name="ro1">
          <table:table-cell office:value-type="string">
            <text:p>host=24.215.67.154</text:p>
          </table:table-cell>
          <table:table-cell table:number-columns-repeated="2" office:value-type="float" office:value="3.39111">
            <text:p>3.39111</text:p>
          </table:table-cell>
          <table:table-cell table:number-columns-repeated="2"/>
        </table:table-row>
        <table:table-row table:style-name="ro1">
          <table:table-cell office:value-type="string">
            <text:p>host=66.228.164.208</text:p>
          </table:table-cell>
          <table:table-cell table:number-columns-repeated="2" office:value-type="float" office:value="3.39667">
            <text:p>3.39667</text:p>
          </table:table-cell>
          <table:table-cell table:number-columns-repeated="2"/>
        </table:table-row>
        <table:table-row table:style-name="ro1">
          <table:table-cell office:value-type="string">
            <text:p>host=84.31.103.88</text:p>
          </table:table-cell>
          <table:table-cell table:number-columns-repeated="2" office:value-type="float" office:value="3.39667">
            <text:p>3.39667</text:p>
          </table:table-cell>
          <table:table-cell table:number-columns-repeated="2"/>
        </table:table-row>
        <table:table-row table:style-name="ro1">
          <table:table-cell office:value-type="string">
            <text:p>host=91.51.115.90</text:p>
          </table:table-cell>
          <table:table-cell table:number-columns-repeated="2" office:value-type="float" office:value="3.39667">
            <text:p>3.39667</text:p>
          </table:table-cell>
          <table:table-cell table:number-columns-repeated="2"/>
        </table:table-row>
        <table:table-row table:style-name="ro1">
          <table:table-cell office:value-type="string">
            <text:p>host=65.55.231.58</text:p>
          </table:table-cell>
          <table:table-cell table:number-columns-repeated="2" office:value-type="float" office:value="3.40513">
            <text:p>3.40513</text:p>
          </table:table-cell>
          <table:table-cell table:number-columns-repeated="2"/>
        </table:table-row>
        <table:table-row table:style-name="ro1">
          <table:table-cell office:value-type="string">
            <text:p>host=189.104.12.92</text:p>
          </table:table-cell>
          <table:table-cell table:number-columns-repeated="2" office:value-type="float" office:value="3.42408">
            <text:p>3.42408</text:p>
          </table:table-cell>
          <table:table-cell table:number-columns-repeated="2"/>
        </table:table-row>
        <table:table-row table:style-name="ro1">
          <table:table-cell office:value-type="string">
            <text:p>host=65.30.146.254</text:p>
          </table:table-cell>
          <table:table-cell table:number-columns-repeated="2" office:value-type="float" office:value="3.42408">
            <text:p>3.42408</text:p>
          </table:table-cell>
          <table:table-cell table:number-columns-repeated="2"/>
        </table:table-row>
        <table:table-row table:style-name="ro1">
          <table:table-cell office:value-type="string">
            <text:p>host=208.40.107.82</text:p>
          </table:table-cell>
          <table:table-cell table:number-columns-repeated="2" office:value-type="float" office:value="3.44293">
            <text:p>3.44293</text:p>
          </table:table-cell>
          <table:table-cell table:number-columns-repeated="2"/>
        </table:table-row>
        <table:table-row table:style-name="ro1">
          <table:table-cell office:value-type="string">
            <text:p>host=193.172.235.62</text:p>
          </table:table-cell>
          <table:table-cell table:number-columns-repeated="2" office:value-type="float" office:value="3.44666">
            <text:p>3.44666</text:p>
          </table:table-cell>
          <table:table-cell table:number-columns-repeated="2"/>
        </table:table-row>
        <table:table-row table:style-name="ro1">
          <table:table-cell office:value-type="string">
            <text:p>host=81.10.228.206</text:p>
          </table:table-cell>
          <table:table-cell table:number-columns-repeated="2" office:value-type="float" office:value="3.4722">
            <text:p>3.4722</text:p>
          </table:table-cell>
          <table:table-cell table:number-columns-repeated="2"/>
        </table:table-row>
        <table:table-row table:style-name="ro1">
          <table:table-cell office:value-type="string">
            <text:p>host=190.176.28.245</text:p>
          </table:table-cell>
          <table:table-cell table:number-columns-repeated="2" office:value-type="float" office:value="3.47729">
            <text:p>3.47729</text:p>
          </table:table-cell>
          <table:table-cell table:number-columns-repeated="2"/>
        </table:table-row>
        <table:table-row table:style-name="ro1">
          <table:table-cell office:value-type="string">
            <text:p>host=209.48.238.82</text:p>
          </table:table-cell>
          <table:table-cell table:number-columns-repeated="2" office:value-type="float" office:value="3.47729">
            <text:p>3.47729</text:p>
          </table:table-cell>
          <table:table-cell table:number-columns-repeated="2"/>
        </table:table-row>
        <table:table-row table:style-name="ro1">
          <table:table-cell office:value-type="string">
            <text:p>host=24.239.76.151</text:p>
          </table:table-cell>
          <table:table-cell table:number-columns-repeated="2" office:value-type="float" office:value="3.47729">
            <text:p>3.47729</text:p>
          </table:table-cell>
          <table:table-cell table:number-columns-repeated="2"/>
        </table:table-row>
        <table:table-row table:style-name="ro1">
          <table:table-cell office:value-type="string">
            <text:p>host=82.2.235.219</text:p>
          </table:table-cell>
          <table:table-cell table:number-columns-repeated="2" office:value-type="float" office:value="3.47729">
            <text:p>3.47729</text:p>
          </table:table-cell>
          <table:table-cell table:number-columns-repeated="2"/>
        </table:table-row>
        <table:table-row table:style-name="ro1">
          <table:table-cell office:value-type="string">
            <text:p>host=114.127.246.36</text:p>
          </table:table-cell>
          <table:table-cell table:number-columns-repeated="2" office:value-type="float" office:value="3.49805">
            <text:p>3.49805</text:p>
          </table:table-cell>
          <table:table-cell table:number-columns-repeated="2"/>
        </table:table-row>
        <table:table-row table:style-name="ro1">
          <table:table-cell office:value-type="string">
            <text:p>host=124.106.25.27</text:p>
          </table:table-cell>
          <table:table-cell table:number-columns-repeated="2" office:value-type="float" office:value="3.49805">
            <text:p>3.49805</text:p>
          </table:table-cell>
          <table:table-cell table:number-columns-repeated="2"/>
        </table:table-row>
        <table:table-row table:style-name="ro1">
          <table:table-cell office:value-type="string">
            <text:p>host=94.193.19.77</text:p>
          </table:table-cell>
          <table:table-cell table:number-columns-repeated="2" office:value-type="float" office:value="3.51375">
            <text:p>3.51375</text:p>
          </table:table-cell>
          <table:table-cell table:number-columns-repeated="2"/>
        </table:table-row>
        <table:table-row table:style-name="ro1">
          <table:table-cell office:value-type="string">
            <text:p>host=115.162.247.131</text:p>
          </table:table-cell>
          <table:table-cell table:number-columns-repeated="2" office:value-type="float" office:value="3.5337">
            <text:p>3.5337</text:p>
          </table:table-cell>
          <table:table-cell table:number-columns-repeated="2"/>
        </table:table-row>
        <table:table-row table:style-name="ro1">
          <table:table-cell office:value-type="string">
            <text:p>host=65.55.106.138</text:p>
          </table:table-cell>
          <table:table-cell table:number-columns-repeated="2" office:value-type="float" office:value="3.5337">
            <text:p>3.5337</text:p>
          </table:table-cell>
          <table:table-cell table:number-columns-repeated="2"/>
        </table:table-row>
        <table:table-row table:style-name="ro1">
          <table:table-cell office:value-type="string">
            <text:p>host=69.63.178.246</text:p>
          </table:table-cell>
          <table:table-cell table:number-columns-repeated="2" office:value-type="float" office:value="3.53522">
            <text:p>3.53522</text:p>
          </table:table-cell>
          <table:table-cell table:number-columns-repeated="2"/>
        </table:table-row>
        <table:table-row table:style-name="ro1">
          <table:table-cell office:value-type="string">
            <text:p>host=119.63.193.56</text:p>
          </table:table-cell>
          <table:table-cell table:number-columns-repeated="2" office:value-type="float" office:value="3.55267">
            <text:p>3.55267</text:p>
          </table:table-cell>
          <table:table-cell table:number-columns-repeated="2"/>
        </table:table-row>
        <table:table-row table:style-name="ro1">
          <table:table-cell office:value-type="string">
            <text:p>host=122.161.51.3</text:p>
          </table:table-cell>
          <table:table-cell table:number-columns-repeated="2" office:value-type="float" office:value="3.56106">
            <text:p>3.56106</text:p>
          </table:table-cell>
          <table:table-cell table:number-columns-repeated="2"/>
        </table:table-row>
        <table:table-row table:style-name="ro1">
          <table:table-cell office:value-type="string">
            <text:p>host=65.55.109.231</text:p>
          </table:table-cell>
          <table:table-cell table:number-columns-repeated="2" office:value-type="float" office:value="3.56106">
            <text:p>3.56106</text:p>
          </table:table-cell>
          <table:table-cell table:number-columns-repeated="2"/>
        </table:table-row>
        <table:table-row table:style-name="ro1">
          <table:table-cell office:value-type="string">
            <text:p>host=99.248.7.90</text:p>
          </table:table-cell>
          <table:table-cell table:number-columns-repeated="2" office:value-type="float" office:value="3.56188">
            <text:p>3.56188</text:p>
          </table:table-cell>
          <table:table-cell table:number-columns-repeated="2"/>
        </table:table-row>
        <table:table-row table:style-name="ro1">
          <table:table-cell office:value-type="string">
            <text:p>host=118.100.246.250</text:p>
          </table:table-cell>
          <table:table-cell table:number-columns-repeated="2" office:value-type="float" office:value="3.5633">
            <text:p>3.5633</text:p>
          </table:table-cell>
          <table:table-cell table:number-columns-repeated="2"/>
        </table:table-row>
        <table:table-row table:style-name="ro1">
          <table:table-cell office:value-type="string">
            <text:p>host=75.120.87.45</text:p>
          </table:table-cell>
          <table:table-cell table:number-columns-repeated="2" office:value-type="float" office:value="3.5633">
            <text:p>3.5633</text:p>
          </table:table-cell>
          <table:table-cell table:number-columns-repeated="2"/>
        </table:table-row>
        <table:table-row table:style-name="ro1">
          <table:table-cell office:value-type="string">
            <text:p>host=140.247.60.123</text:p>
          </table:table-cell>
          <table:table-cell table:number-columns-repeated="2" office:value-type="float" office:value="3.56694">
            <text:p>3.56694</text:p>
          </table:table-cell>
          <table:table-cell table:number-columns-repeated="2"/>
        </table:table-row>
        <table:table-row table:style-name="ro1">
          <table:table-cell office:value-type="string">
            <text:p>host=65.55.106.134</text:p>
          </table:table-cell>
          <table:table-cell table:number-columns-repeated="2" office:value-type="float" office:value="3.56694">
            <text:p>3.56694</text:p>
          </table:table-cell>
          <table:table-cell table:number-columns-repeated="2"/>
        </table:table-row>
        <table:table-row table:style-name="ro1">
          <table:table-cell office:value-type="string">
            <text:p>host=208.80.195.40</text:p>
          </table:table-cell>
          <table:table-cell table:number-columns-repeated="2" office:value-type="float" office:value="3.58797">
            <text:p>3.58797</text:p>
          </table:table-cell>
          <table:table-cell table:number-columns-repeated="2"/>
        </table:table-row>
        <table:table-row table:style-name="ro1">
          <table:table-cell office:value-type="string">
            <text:p>host=130.76.32.15</text:p>
          </table:table-cell>
          <table:table-cell table:number-columns-repeated="2" office:value-type="float" office:value="3.59118">
            <text:p>3.59118</text:p>
          </table:table-cell>
          <table:table-cell table:number-columns-repeated="2"/>
        </table:table-row>
        <table:table-row table:style-name="ro1">
          <table:table-cell office:value-type="string">
            <text:p>host=79.88.80.140</text:p>
          </table:table-cell>
          <table:table-cell table:number-columns-repeated="2" office:value-type="float" office:value="3.59118">
            <text:p>3.59118</text:p>
          </table:table-cell>
          <table:table-cell table:number-columns-repeated="2"/>
        </table:table-row>
        <table:table-row table:style-name="ro1">
          <table:table-cell office:value-type="string">
            <text:p>host=65.55.109.208</text:p>
          </table:table-cell>
          <table:table-cell table:number-columns-repeated="2" office:value-type="float" office:value="3.60022">
            <text:p>3.60022</text:p>
          </table:table-cell>
          <table:table-cell table:number-columns-repeated="2"/>
        </table:table-row>
        <table:table-row table:style-name="ro1">
          <table:table-cell office:value-type="string">
            <text:p>host=68.53.15.20</text:p>
          </table:table-cell>
          <table:table-cell table:number-columns-repeated="2" office:value-type="float" office:value="3.60022">
            <text:p>3.60022</text:p>
          </table:table-cell>
          <table:table-cell table:number-columns-repeated="2"/>
        </table:table-row>
        <table:table-row table:style-name="ro1">
          <table:table-cell office:value-type="string">
            <text:p>host=220.255.7.151</text:p>
          </table:table-cell>
          <table:table-cell table:number-columns-repeated="2" office:value-type="float" office:value="3.60857">
            <text:p>3.60857</text:p>
          </table:table-cell>
          <table:table-cell table:number-columns-repeated="2"/>
        </table:table-row>
        <table:table-row table:style-name="ro1">
          <table:table-cell office:value-type="string">
            <text:p>host=186.18.64.231</text:p>
          </table:table-cell>
          <table:table-cell table:number-columns-repeated="2" office:value-type="float" office:value="3.61166">
            <text:p>3.61166</text:p>
          </table:table-cell>
          <table:table-cell table:number-columns-repeated="2"/>
        </table:table-row>
        <table:table-row table:style-name="ro1">
          <table:table-cell office:value-type="string">
            <text:p>host=65.55.51.70</text:p>
          </table:table-cell>
          <table:table-cell table:number-columns-repeated="2" office:value-type="float" office:value="3.61166">
            <text:p>3.61166</text:p>
          </table:table-cell>
          <table:table-cell table:number-columns-repeated="2"/>
        </table:table-row>
        <table:table-row table:style-name="ro1">
          <table:table-cell office:value-type="string">
            <text:p>host=189.61.120.26</text:p>
          </table:table-cell>
          <table:table-cell table:number-columns-repeated="2" office:value-type="float" office:value="3.61262">
            <text:p>3.61262</text:p>
          </table:table-cell>
          <table:table-cell table:number-columns-repeated="2"/>
        </table:table-row>
        <table:table-row table:style-name="ro1">
          <table:table-cell office:value-type="string">
            <text:p>host=131.107.0.111</text:p>
          </table:table-cell>
          <table:table-cell table:number-columns-repeated="2" office:value-type="float" office:value="3.64158">
            <text:p>3.64158</text:p>
          </table:table-cell>
          <table:table-cell table:number-columns-repeated="2"/>
        </table:table-row>
        <table:table-row table:style-name="ro1">
          <table:table-cell office:value-type="string">
            <text:p>host=200.175.232.155</text:p>
          </table:table-cell>
          <table:table-cell table:number-columns-repeated="2" office:value-type="float" office:value="3.64158">
            <text:p>3.64158</text:p>
          </table:table-cell>
          <table:table-cell table:number-columns-repeated="2"/>
        </table:table-row>
        <table:table-row table:style-name="ro1">
          <table:table-cell office:value-type="string">
            <text:p>host=66.235.124.59</text:p>
          </table:table-cell>
          <table:table-cell table:number-columns-repeated="2" office:value-type="float" office:value="3.64158">
            <text:p>3.64158</text:p>
          </table:table-cell>
          <table:table-cell table:number-columns-repeated="2"/>
        </table:table-row>
        <table:table-row table:style-name="ro1">
          <table:table-cell office:value-type="string">
            <text:p>host=80.184.14.68</text:p>
          </table:table-cell>
          <table:table-cell table:number-columns-repeated="2" office:value-type="float" office:value="3.64158">
            <text:p>3.64158</text:p>
          </table:table-cell>
          <table:table-cell table:number-columns-repeated="2"/>
        </table:table-row>
        <table:table-row table:style-name="ro1">
          <table:table-cell office:value-type="string">
            <text:p>host=65.55.110.67</text:p>
          </table:table-cell>
          <table:table-cell table:number-columns-repeated="2" office:value-type="float" office:value="3.67572">
            <text:p>3.67572</text:p>
          </table:table-cell>
          <table:table-cell table:number-columns-repeated="2"/>
        </table:table-row>
        <table:table-row table:style-name="ro1">
          <table:table-cell office:value-type="string">
            <text:p>host=92.24.77.234</text:p>
          </table:table-cell>
          <table:table-cell table:number-columns-repeated="2" office:value-type="float" office:value="3.67572">
            <text:p>3.67572</text:p>
          </table:table-cell>
          <table:table-cell table:number-columns-repeated="2"/>
        </table:table-row>
        <table:table-row table:style-name="ro1">
          <table:table-cell office:value-type="string">
            <text:p>host=64.132.182.98</text:p>
          </table:table-cell>
          <table:table-cell table:number-columns-repeated="2" office:value-type="float" office:value="3.70341">
            <text:p>3.70341</text:p>
          </table:table-cell>
          <table:table-cell table:number-columns-repeated="2"/>
        </table:table-row>
        <table:table-row table:style-name="ro1">
          <table:table-cell office:value-type="string">
            <text:p>host=88.27.196.130</text:p>
          </table:table-cell>
          <table:table-cell table:number-columns-repeated="2" office:value-type="float" office:value="3.70341">
            <text:p>3.70341</text:p>
          </table:table-cell>
          <table:table-cell table:number-columns-repeated="2"/>
        </table:table-row>
        <table:table-row table:style-name="ro1">
          <table:table-cell office:value-type="string">
            <text:p>host=187.56.217.73</text:p>
          </table:table-cell>
          <table:table-cell table:number-columns-repeated="2" office:value-type="float" office:value="3.70634">
            <text:p>3.70634</text:p>
          </table:table-cell>
          <table:table-cell table:number-columns-repeated="2"/>
        </table:table-row>
        <table:table-row table:style-name="ro1">
          <table:table-cell office:value-type="string">
            <text:p>host=74.125.75.17</text:p>
          </table:table-cell>
          <table:table-cell table:number-columns-repeated="2" office:value-type="float" office:value="3.70679">
            <text:p>3.70679</text:p>
          </table:table-cell>
          <table:table-cell table:number-columns-repeated="2"/>
        </table:table-row>
        <table:table-row table:style-name="ro1">
          <table:table-cell office:value-type="string">
            <text:p>host=123.125.66.36</text:p>
          </table:table-cell>
          <table:table-cell table:number-columns-repeated="2" office:value-type="float" office:value="3.71834">
            <text:p>3.71834</text:p>
          </table:table-cell>
          <table:table-cell table:number-columns-repeated="2"/>
        </table:table-row>
        <table:table-row table:style-name="ro1">
          <table:table-cell office:value-type="string">
            <text:p>host=160.62.4.10</text:p>
          </table:table-cell>
          <table:table-cell table:number-columns-repeated="2" office:value-type="float" office:value="3.71834">
            <text:p>3.71834</text:p>
          </table:table-cell>
          <table:table-cell table:number-columns-repeated="2"/>
        </table:table-row>
        <table:table-row table:style-name="ro1">
          <table:table-cell office:value-type="string">
            <text:p>host=219.142.68.194</text:p>
          </table:table-cell>
          <table:table-cell table:number-columns-repeated="2" office:value-type="float" office:value="3.78686">
            <text:p>3.78686</text:p>
          </table:table-cell>
          <table:table-cell table:number-columns-repeated="2"/>
        </table:table-row>
        <table:table-row table:style-name="ro1">
          <table:table-cell office:value-type="string">
            <text:p>host=189.26.119.22</text:p>
          </table:table-cell>
          <table:table-cell table:number-columns-repeated="2" office:value-type="float" office:value="3.81204">
            <text:p>3.81204</text:p>
          </table:table-cell>
          <table:table-cell table:number-columns-repeated="2"/>
        </table:table-row>
        <table:table-row table:style-name="ro1">
          <table:table-cell office:value-type="string">
            <text:p>host=69.181.74.50</text:p>
          </table:table-cell>
          <table:table-cell table:number-columns-repeated="2" office:value-type="float" office:value="3.81204">
            <text:p>3.81204</text:p>
          </table:table-cell>
          <table:table-cell table:number-columns-repeated="2"/>
        </table:table-row>
        <table:table-row table:style-name="ro1">
          <table:table-cell office:value-type="string">
            <text:p>host=196.29.161.81</text:p>
          </table:table-cell>
          <table:table-cell table:number-columns-repeated="2" office:value-type="float" office:value="3.82092">
            <text:p>3.82092</text:p>
          </table:table-cell>
          <table:table-cell table:number-columns-repeated="2"/>
        </table:table-row>
        <table:table-row table:style-name="ro1">
          <table:table-cell office:value-type="string">
            <text:p>host=189.111.210.216</text:p>
          </table:table-cell>
          <table:table-cell table:number-columns-repeated="2" office:value-type="float" office:value="3.82109">
            <text:p>3.82109</text:p>
          </table:table-cell>
          <table:table-cell table:number-columns-repeated="2"/>
        </table:table-row>
        <table:table-row table:style-name="ro1">
          <table:table-cell office:value-type="string">
            <text:p>host=65.55.107.232</text:p>
          </table:table-cell>
          <table:table-cell table:number-columns-repeated="2" office:value-type="float" office:value="3.82109">
            <text:p>3.82109</text:p>
          </table:table-cell>
          <table:table-cell table:number-columns-repeated="2"/>
        </table:table-row>
        <table:table-row table:style-name="ro1">
          <table:table-cell office:value-type="string">
            <text:p>host=192.33.240.30</text:p>
          </table:table-cell>
          <table:table-cell table:number-columns-repeated="2" office:value-type="float" office:value="3.85489">
            <text:p>3.85489</text:p>
          </table:table-cell>
          <table:table-cell table:number-columns-repeated="2"/>
        </table:table-row>
        <table:table-row table:style-name="ro1">
          <table:table-cell office:value-type="string">
            <text:p>host=65.55.106.123</text:p>
          </table:table-cell>
          <table:table-cell table:number-columns-repeated="2" office:value-type="float" office:value="3.85489">
            <text:p>3.85489</text:p>
          </table:table-cell>
          <table:table-cell table:number-columns-repeated="2"/>
        </table:table-row>
        <table:table-row table:style-name="ro1">
          <table:table-cell office:value-type="string">
            <text:p>host=41.235.239.118</text:p>
          </table:table-cell>
          <table:table-cell table:number-columns-repeated="2" office:value-type="float" office:value="3.8708">
            <text:p>3.8708</text:p>
          </table:table-cell>
          <table:table-cell table:number-columns-repeated="2"/>
        </table:table-row>
        <table:table-row table:style-name="ro1">
          <table:table-cell office:value-type="string">
            <text:p>host=68.201.22.156</text:p>
          </table:table-cell>
          <table:table-cell table:number-columns-repeated="2" office:value-type="float" office:value="3.89323">
            <text:p>3.89323</text:p>
          </table:table-cell>
          <table:table-cell table:number-columns-repeated="2"/>
        </table:table-row>
        <table:table-row table:style-name="ro1">
          <table:table-cell office:value-type="string">
            <text:p>host=75.22.68.22</text:p>
          </table:table-cell>
          <table:table-cell table:number-columns-repeated="2" office:value-type="float" office:value="3.89323">
            <text:p>3.89323</text:p>
          </table:table-cell>
          <table:table-cell table:number-columns-repeated="2"/>
        </table:table-row>
        <table:table-row table:style-name="ro1">
          <table:table-cell office:value-type="string">
            <text:p>host=202.160.179.144</text:p>
          </table:table-cell>
          <table:table-cell table:number-columns-repeated="2" office:value-type="float" office:value="3.9086">
            <text:p>3.9086</text:p>
          </table:table-cell>
          <table:table-cell table:number-columns-repeated="2"/>
        </table:table-row>
        <table:table-row table:style-name="ro1">
          <table:table-cell office:value-type="string">
            <text:p>host=65.55.106.191</text:p>
          </table:table-cell>
          <table:table-cell table:number-columns-repeated="2" office:value-type="float" office:value="3.91118">
            <text:p>3.91118</text:p>
          </table:table-cell>
          <table:table-cell table:number-columns-repeated="2"/>
        </table:table-row>
        <table:table-row table:style-name="ro1">
          <table:table-cell office:value-type="string">
            <text:p>host=87.187.35.52</text:p>
          </table:table-cell>
          <table:table-cell table:number-columns-repeated="2" office:value-type="float" office:value="3.91118">
            <text:p>3.91118</text:p>
          </table:table-cell>
          <table:table-cell table:number-columns-repeated="2"/>
        </table:table-row>
        <table:table-row table:style-name="ro1">
          <table:table-cell office:value-type="string">
            <text:p>host=201.11.255.218</text:p>
          </table:table-cell>
          <table:table-cell table:number-columns-repeated="2" office:value-type="float" office:value="3.92037">
            <text:p>3.92037</text:p>
          </table:table-cell>
          <table:table-cell table:number-columns-repeated="2"/>
        </table:table-row>
        <table:table-row table:style-name="ro1">
          <table:table-cell office:value-type="string">
            <text:p>host=41.202.75.35</text:p>
          </table:table-cell>
          <table:table-cell table:number-columns-repeated="2" office:value-type="float" office:value="3.92037">
            <text:p>3.92037</text:p>
          </table:table-cell>
          <table:table-cell table:number-columns-repeated="2"/>
        </table:table-row>
        <table:table-row table:style-name="ro1">
          <table:table-cell office:value-type="string">
            <text:p>host=86.8.88.176</text:p>
          </table:table-cell>
          <table:table-cell table:number-columns-repeated="2" office:value-type="float" office:value="3.92037">
            <text:p>3.92037</text:p>
          </table:table-cell>
          <table:table-cell table:number-columns-repeated="2"/>
        </table:table-row>
        <table:table-row table:style-name="ro1">
          <table:table-cell office:value-type="string">
            <text:p>host=65.55.109.125</text:p>
          </table:table-cell>
          <table:table-cell table:number-columns-repeated="2" office:value-type="float" office:value="3.92328">
            <text:p>3.92328</text:p>
          </table:table-cell>
          <table:table-cell table:number-columns-repeated="2"/>
        </table:table-row>
        <table:table-row table:style-name="ro1">
          <table:table-cell office:value-type="string">
            <text:p>host=85.225.255.224</text:p>
          </table:table-cell>
          <table:table-cell table:number-columns-repeated="2" office:value-type="float" office:value="3.92328">
            <text:p>3.92328</text:p>
          </table:table-cell>
          <table:table-cell table:number-columns-repeated="2"/>
        </table:table-row>
        <table:table-row table:style-name="ro1">
          <table:table-cell office:value-type="string">
            <text:p>host=192.188.57.131</text:p>
          </table:table-cell>
          <table:table-cell table:number-columns-repeated="2" office:value-type="float" office:value="3.92416">
            <text:p>3.92416</text:p>
          </table:table-cell>
          <table:table-cell table:number-columns-repeated="2"/>
        </table:table-row>
        <table:table-row table:style-name="ro1">
          <table:table-cell office:value-type="string">
            <text:p>host=65.55.106.112</text:p>
          </table:table-cell>
          <table:table-cell table:number-columns-repeated="2" office:value-type="float" office:value="3.92416">
            <text:p>3.92416</text:p>
          </table:table-cell>
          <table:table-cell table:number-columns-repeated="2"/>
        </table:table-row>
        <table:table-row table:style-name="ro1">
          <table:table-cell office:value-type="string">
            <text:p>host=65.55.208.190</text:p>
          </table:table-cell>
          <table:table-cell table:number-columns-repeated="2" office:value-type="float" office:value="3.92416">
            <text:p>3.92416</text:p>
          </table:table-cell>
          <table:table-cell table:number-columns-repeated="2"/>
        </table:table-row>
        <table:table-row table:style-name="ro1">
          <table:table-cell office:value-type="string">
            <text:p>host=189.6.27.244</text:p>
          </table:table-cell>
          <table:table-cell table:number-columns-repeated="2" office:value-type="float" office:value="4.02673">
            <text:p>4.02673</text:p>
          </table:table-cell>
          <table:table-cell table:number-columns-repeated="2"/>
        </table:table-row>
        <table:table-row table:style-name="ro1">
          <table:table-cell office:value-type="string">
            <text:p>host=65.55.231.88</text:p>
          </table:table-cell>
          <table:table-cell table:number-columns-repeated="2" office:value-type="float" office:value="4.02673">
            <text:p>4.02673</text:p>
          </table:table-cell>
          <table:table-cell table:number-columns-repeated="2"/>
        </table:table-row>
        <table:table-row table:style-name="ro1">
          <table:table-cell office:value-type="string">
            <text:p>host=75.70.119.191</text:p>
          </table:table-cell>
          <table:table-cell table:number-columns-repeated="2" office:value-type="float" office:value="4.02673">
            <text:p>4.02673</text:p>
          </table:table-cell>
          <table:table-cell table:number-columns-repeated="2"/>
        </table:table-row>
        <table:table-row table:style-name="ro1">
          <table:table-cell office:value-type="string">
            <text:p>host=69.15.212.130</text:p>
          </table:table-cell>
          <table:table-cell table:number-columns-repeated="2" office:value-type="float" office:value="4.02986">
            <text:p>4.02986</text:p>
          </table:table-cell>
          <table:table-cell table:number-columns-repeated="2"/>
        </table:table-row>
        <table:table-row table:style-name="ro1">
          <table:table-cell office:value-type="string">
            <text:p>host=86.91.92.134</text:p>
          </table:table-cell>
          <table:table-cell table:number-columns-repeated="2" office:value-type="float" office:value="4.02986">
            <text:p>4.02986</text:p>
          </table:table-cell>
          <table:table-cell table:number-columns-repeated="2"/>
        </table:table-row>
        <table:table-row table:style-name="ro1">
          <table:table-cell office:value-type="string">
            <text:p>host=189.106.160.140</text:p>
          </table:table-cell>
          <table:table-cell table:number-columns-repeated="2" office:value-type="float" office:value="4.07477">
            <text:p>4.07477</text:p>
          </table:table-cell>
          <table:table-cell table:number-columns-repeated="2"/>
        </table:table-row>
        <table:table-row table:style-name="ro1">
          <table:table-cell office:value-type="string">
            <text:p>host=91.186.243.240</text:p>
          </table:table-cell>
          <table:table-cell table:number-columns-repeated="2" office:value-type="float" office:value="4.07639">
            <text:p>4.07639</text:p>
          </table:table-cell>
          <table:table-cell table:number-columns-repeated="2"/>
        </table:table-row>
        <table:table-row table:style-name="ro1">
          <table:table-cell office:value-type="string">
            <text:p>host=65.55.110.25</text:p>
          </table:table-cell>
          <table:table-cell table:number-columns-repeated="2" office:value-type="float" office:value="4.07733">
            <text:p>4.07733</text:p>
          </table:table-cell>
          <table:table-cell table:number-columns-repeated="2"/>
        </table:table-row>
        <table:table-row table:style-name="ro1">
          <table:table-cell office:value-type="string">
            <text:p>host=65.55.109.131</text:p>
          </table:table-cell>
          <table:table-cell table:number-columns-repeated="2" office:value-type="float" office:value="4.08248">
            <text:p>4.08248</text:p>
          </table:table-cell>
          <table:table-cell table:number-columns-repeated="2"/>
        </table:table-row>
        <table:table-row table:style-name="ro1">
          <table:table-cell office:value-type="string">
            <text:p>host=66.54.172.10</text:p>
          </table:table-cell>
          <table:table-cell table:number-columns-repeated="2" office:value-type="float" office:value="4.08248">
            <text:p>4.08248</text:p>
          </table:table-cell>
          <table:table-cell table:number-columns-repeated="2"/>
        </table:table-row>
        <table:table-row table:style-name="ro1">
          <table:table-cell office:value-type="string">
            <text:p>host=97.80.137.53</text:p>
          </table:table-cell>
          <table:table-cell table:number-columns-repeated="2" office:value-type="float" office:value="4.08248">
            <text:p>4.08248</text:p>
          </table:table-cell>
          <table:table-cell table:number-columns-repeated="2"/>
        </table:table-row>
        <table:table-row table:style-name="ro1">
          <table:table-cell office:value-type="string">
            <text:p>host=65.55.106.182</text:p>
          </table:table-cell>
          <table:table-cell table:number-columns-repeated="2" office:value-type="float" office:value="4.12823">
            <text:p>4.12823</text:p>
          </table:table-cell>
          <table:table-cell table:number-columns-repeated="2"/>
        </table:table-row>
        <table:table-row table:style-name="ro1">
          <table:table-cell office:value-type="string">
            <text:p>host=194.110.194.1</text:p>
          </table:table-cell>
          <table:table-cell table:number-columns-repeated="2" office:value-type="float" office:value="4.14139">
            <text:p>4.14139</text:p>
          </table:table-cell>
          <table:table-cell table:number-columns-repeated="2"/>
        </table:table-row>
        <table:table-row table:style-name="ro1">
          <table:table-cell office:value-type="string">
            <text:p>host=84.85.40.178</text:p>
          </table:table-cell>
          <table:table-cell table:number-columns-repeated="2" office:value-type="float" office:value="4.14139">
            <text:p>4.14139</text:p>
          </table:table-cell>
          <table:table-cell table:number-columns-repeated="2"/>
        </table:table-row>
        <table:table-row table:style-name="ro1">
          <table:table-cell office:value-type="string">
            <text:p>host=62.150.156.229</text:p>
          </table:table-cell>
          <table:table-cell table:number-columns-repeated="2" office:value-type="float" office:value="4.16866">
            <text:p>4.16866</text:p>
          </table:table-cell>
          <table:table-cell table:number-columns-repeated="2"/>
        </table:table-row>
        <table:table-row table:style-name="ro1">
          <table:table-cell office:value-type="string">
            <text:p>host=69.63.178.248</text:p>
          </table:table-cell>
          <table:table-cell table:number-columns-repeated="2" office:value-type="float" office:value="4.16866">
            <text:p>4.16866</text:p>
          </table:table-cell>
          <table:table-cell table:number-columns-repeated="2"/>
        </table:table-row>
        <table:table-row table:style-name="ro1">
          <table:table-cell office:value-type="string">
            <text:p>host=75.30.144.189</text:p>
          </table:table-cell>
          <table:table-cell table:number-columns-repeated="2" office:value-type="float" office:value="4.16866">
            <text:p>4.16866</text:p>
          </table:table-cell>
          <table:table-cell table:number-columns-repeated="2"/>
        </table:table-row>
        <table:table-row table:style-name="ro1">
          <table:table-cell office:value-type="string">
            <text:p>host=81.204.5.33</text:p>
          </table:table-cell>
          <table:table-cell table:number-columns-repeated="2" office:value-type="float" office:value="4.16866">
            <text:p>4.16866</text:p>
          </table:table-cell>
          <table:table-cell table:number-columns-repeated="2"/>
        </table:table-row>
        <table:table-row table:style-name="ro1">
          <table:table-cell office:value-type="string">
            <text:p>host=65.55.109.182</text:p>
          </table:table-cell>
          <table:table-cell table:number-columns-repeated="2" office:value-type="float" office:value="4.16978">
            <text:p>4.16978</text:p>
          </table:table-cell>
          <table:table-cell table:number-columns-repeated="2"/>
        </table:table-row>
        <table:table-row table:style-name="ro1">
          <table:table-cell office:value-type="string">
            <text:p>host=93.37.136.225</text:p>
          </table:table-cell>
          <table:table-cell table:number-columns-repeated="2" office:value-type="float" office:value="4.16978">
            <text:p>4.16978</text:p>
          </table:table-cell>
          <table:table-cell table:number-columns-repeated="2"/>
        </table:table-row>
        <table:table-row table:style-name="ro1">
          <table:table-cell office:value-type="string">
            <text:p>host=193.252.118.176</text:p>
          </table:table-cell>
          <table:table-cell table:number-columns-repeated="2" office:value-type="float" office:value="4.18134">
            <text:p>4.18134</text:p>
          </table:table-cell>
          <table:table-cell table:number-columns-repeated="2"/>
        </table:table-row>
        <table:table-row table:style-name="ro1">
          <table:table-cell office:value-type="string">
            <text:p>host=207.47.25.98</text:p>
          </table:table-cell>
          <table:table-cell table:number-columns-repeated="2" office:value-type="float" office:value="4.18134">
            <text:p>4.18134</text:p>
          </table:table-cell>
          <table:table-cell table:number-columns-repeated="2"/>
        </table:table-row>
        <table:table-row table:style-name="ro1">
          <table:table-cell office:value-type="string">
            <text:p>host=91.121.14.50</text:p>
          </table:table-cell>
          <table:table-cell table:number-columns-repeated="2" office:value-type="float" office:value="4.18134">
            <text:p>4.18134</text:p>
          </table:table-cell>
          <table:table-cell table:number-columns-repeated="2"/>
        </table:table-row>
        <table:table-row table:style-name="ro1">
          <table:table-cell office:value-type="string">
            <text:p>host=220.181.61.225</text:p>
          </table:table-cell>
          <table:table-cell table:number-columns-repeated="2" office:value-type="float" office:value="4.21932">
            <text:p>4.21932</text:p>
          </table:table-cell>
          <table:table-cell table:number-columns-repeated="2"/>
        </table:table-row>
        <table:table-row table:style-name="ro1">
          <table:table-cell office:value-type="string">
            <text:p>host=76.216.126.162</text:p>
          </table:table-cell>
          <table:table-cell table:number-columns-repeated="2" office:value-type="float" office:value="4.25253">
            <text:p>4.25253</text:p>
          </table:table-cell>
          <table:table-cell table:number-columns-repeated="2"/>
        </table:table-row>
        <table:table-row table:style-name="ro1">
          <table:table-cell office:value-type="string">
            <text:p>host=204.87.70.119</text:p>
          </table:table-cell>
          <table:table-cell table:number-columns-repeated="2" office:value-type="float" office:value="4.25326">
            <text:p>4.25326</text:p>
          </table:table-cell>
          <table:table-cell table:number-columns-repeated="2"/>
        </table:table-row>
        <table:table-row table:style-name="ro1">
          <table:table-cell office:value-type="string">
            <text:p>host=65.55.109.245</text:p>
          </table:table-cell>
          <table:table-cell table:number-columns-repeated="2" office:value-type="float" office:value="4.25326">
            <text:p>4.25326</text:p>
          </table:table-cell>
          <table:table-cell table:number-columns-repeated="2"/>
        </table:table-row>
        <table:table-row table:style-name="ro1">
          <table:table-cell office:value-type="string">
            <text:p>host=208.90.233.9</text:p>
          </table:table-cell>
          <table:table-cell table:number-columns-repeated="2" office:value-type="float" office:value="4.26837">
            <text:p>4.26837</text:p>
          </table:table-cell>
          <table:table-cell table:number-columns-repeated="2"/>
        </table:table-row>
        <table:table-row table:style-name="ro1">
          <table:table-cell office:value-type="string">
            <text:p>host=65.55.106.148</text:p>
          </table:table-cell>
          <table:table-cell table:number-columns-repeated="2" office:value-type="float" office:value="4.26837">
            <text:p>4.26837</text:p>
          </table:table-cell>
          <table:table-cell table:number-columns-repeated="2"/>
        </table:table-row>
        <table:table-row table:style-name="ro1">
          <table:table-cell office:value-type="string">
            <text:p>host=65.55.108.140</text:p>
          </table:table-cell>
          <table:table-cell table:number-columns-repeated="2" office:value-type="float" office:value="4.26837">
            <text:p>4.26837</text:p>
          </table:table-cell>
          <table:table-cell table:number-columns-repeated="2"/>
        </table:table-row>
        <table:table-row table:style-name="ro1">
          <table:table-cell office:value-type="string">
            <text:p>host=65.55.110.75</text:p>
          </table:table-cell>
          <table:table-cell table:number-columns-repeated="2" office:value-type="float" office:value="4.26837">
            <text:p>4.26837</text:p>
          </table:table-cell>
          <table:table-cell table:number-columns-repeated="2"/>
        </table:table-row>
        <table:table-row table:style-name="ro1">
          <table:table-cell office:value-type="string">
            <text:p>host=142.217.0.55</text:p>
          </table:table-cell>
          <table:table-cell table:number-columns-repeated="2" office:value-type="float" office:value="4.2684">
            <text:p>4.2684</text:p>
          </table:table-cell>
          <table:table-cell table:number-columns-repeated="2"/>
        </table:table-row>
        <table:table-row table:style-name="ro1">
          <table:table-cell office:value-type="string">
            <text:p>host=190.75.142.246</text:p>
          </table:table-cell>
          <table:table-cell table:number-columns-repeated="2" office:value-type="float" office:value="4.31275">
            <text:p>4.31275</text:p>
          </table:table-cell>
          <table:table-cell table:number-columns-repeated="2"/>
        </table:table-row>
        <table:table-row table:style-name="ro1">
          <table:table-cell office:value-type="string">
            <text:p>host=187.10.94.247</text:p>
          </table:table-cell>
          <table:table-cell table:number-columns-repeated="2" office:value-type="float" office:value="4.3481">
            <text:p>4.3481</text:p>
          </table:table-cell>
          <table:table-cell table:number-columns-repeated="2"/>
        </table:table-row>
        <table:table-row table:style-name="ro1">
          <table:table-cell office:value-type="string">
            <text:p>host=213.207.226.26</text:p>
          </table:table-cell>
          <table:table-cell table:number-columns-repeated="2" office:value-type="float" office:value="4.3481">
            <text:p>4.3481</text:p>
          </table:table-cell>
          <table:table-cell table:number-columns-repeated="2"/>
        </table:table-row>
        <table:table-row table:style-name="ro1">
          <table:table-cell office:value-type="string">
            <text:p>host=62.169.98.150</text:p>
          </table:table-cell>
          <table:table-cell table:number-columns-repeated="2" office:value-type="float" office:value="4.3481">
            <text:p>4.3481</text:p>
          </table:table-cell>
          <table:table-cell table:number-columns-repeated="2"/>
        </table:table-row>
        <table:table-row table:style-name="ro1">
          <table:table-cell office:value-type="string">
            <text:p>host=67.215.230.25</text:p>
          </table:table-cell>
          <table:table-cell table:number-columns-repeated="2" office:value-type="float" office:value="4.36237">
            <text:p>4.36237</text:p>
          </table:table-cell>
          <table:table-cell table:number-columns-repeated="2"/>
        </table:table-row>
        <table:table-row table:style-name="ro1">
          <table:table-cell office:value-type="string">
            <text:p>host=81.202.64.153</text:p>
          </table:table-cell>
          <table:table-cell table:number-columns-repeated="2" office:value-type="float" office:value="4.36237">
            <text:p>4.36237</text:p>
          </table:table-cell>
          <table:table-cell table:number-columns-repeated="2"/>
        </table:table-row>
        <table:table-row table:style-name="ro1">
          <table:table-cell office:value-type="string">
            <text:p>host=156.17.10.52</text:p>
          </table:table-cell>
          <table:table-cell table:number-columns-repeated="2" office:value-type="float" office:value="4.37436">
            <text:p>4.37436</text:p>
          </table:table-cell>
          <table:table-cell table:number-columns-repeated="2"/>
        </table:table-row>
        <table:table-row table:style-name="ro1">
          <table:table-cell office:value-type="string">
            <text:p>host=65.55.110.86</text:p>
          </table:table-cell>
          <table:table-cell table:number-columns-repeated="2" office:value-type="float" office:value="4.37436">
            <text:p>4.37436</text:p>
          </table:table-cell>
          <table:table-cell table:number-columns-repeated="2"/>
        </table:table-row>
        <table:table-row table:style-name="ro1">
          <table:table-cell office:value-type="string">
            <text:p>host=68.223.171.130</text:p>
          </table:table-cell>
          <table:table-cell table:number-columns-repeated="2" office:value-type="float" office:value="4.37436">
            <text:p>4.37436</text:p>
          </table:table-cell>
          <table:table-cell table:number-columns-repeated="2"/>
        </table:table-row>
        <table:table-row table:style-name="ro1">
          <table:table-cell office:value-type="string">
            <text:p>host=69.171.160.10</text:p>
          </table:table-cell>
          <table:table-cell table:number-columns-repeated="2" office:value-type="float" office:value="4.37436">
            <text:p>4.37436</text:p>
          </table:table-cell>
          <table:table-cell table:number-columns-repeated="2"/>
        </table:table-row>
        <table:table-row table:style-name="ro1">
          <table:table-cell office:value-type="string">
            <text:p>host=155.63.64.21</text:p>
          </table:table-cell>
          <table:table-cell table:number-columns-repeated="2" office:value-type="float" office:value="4.38604">
            <text:p>4.38604</text:p>
          </table:table-cell>
          <table:table-cell table:number-columns-repeated="2"/>
        </table:table-row>
        <table:table-row table:style-name="ro1">
          <table:table-cell office:value-type="string">
            <text:p>host=65.55.109.162</text:p>
          </table:table-cell>
          <table:table-cell table:number-columns-repeated="2" office:value-type="float" office:value="4.4096">
            <text:p>4.4096</text:p>
          </table:table-cell>
          <table:table-cell table:number-columns-repeated="2"/>
        </table:table-row>
        <table:table-row table:style-name="ro1">
          <table:table-cell office:value-type="string">
            <text:p>host=65.55.110.74</text:p>
          </table:table-cell>
          <table:table-cell table:number-columns-repeated="2" office:value-type="float" office:value="4.4096">
            <text:p>4.4096</text:p>
          </table:table-cell>
          <table:table-cell table:number-columns-repeated="2"/>
        </table:table-row>
        <table:table-row table:style-name="ro1">
          <table:table-cell office:value-type="string">
            <text:p>host=65.55.107.240</text:p>
          </table:table-cell>
          <table:table-cell table:number-columns-repeated="2" office:value-type="float" office:value="4.42031">
            <text:p>4.42031</text:p>
          </table:table-cell>
          <table:table-cell table:number-columns-repeated="2"/>
        </table:table-row>
        <table:table-row table:style-name="ro1">
          <table:table-cell office:value-type="string">
            <text:p>host=207.5.219.16</text:p>
          </table:table-cell>
          <table:table-cell table:number-columns-repeated="2" office:value-type="float" office:value="4.43919">
            <text:p>4.43919</text:p>
          </table:table-cell>
          <table:table-cell table:number-columns-repeated="2"/>
        </table:table-row>
        <table:table-row table:style-name="ro1">
          <table:table-cell office:value-type="string">
            <text:p>host=72.83.100.168</text:p>
          </table:table-cell>
          <table:table-cell table:number-columns-repeated="2" office:value-type="float" office:value="4.43919">
            <text:p>4.43919</text:p>
          </table:table-cell>
          <table:table-cell table:number-columns-repeated="2"/>
        </table:table-row>
        <table:table-row table:style-name="ro1">
          <table:table-cell office:value-type="string">
            <text:p>host=24.21.218.41</text:p>
          </table:table-cell>
          <table:table-cell table:number-columns-repeated="2" office:value-type="float" office:value="4.45468">
            <text:p>4.45468</text:p>
          </table:table-cell>
          <table:table-cell table:number-columns-repeated="2"/>
        </table:table-row>
        <table:table-row table:style-name="ro1">
          <table:table-cell office:value-type="string">
            <text:p>host=88.218.78.168</text:p>
          </table:table-cell>
          <table:table-cell table:number-columns-repeated="2" office:value-type="float" office:value="4.45468">
            <text:p>4.45468</text:p>
          </table:table-cell>
          <table:table-cell table:number-columns-repeated="2"/>
        </table:table-row>
        <table:table-row table:style-name="ro1">
          <table:table-cell office:value-type="string">
            <text:p>host=72.197.250.133</text:p>
          </table:table-cell>
          <table:table-cell table:number-columns-repeated="2" office:value-type="float" office:value="4.46387">
            <text:p>4.46387</text:p>
          </table:table-cell>
          <table:table-cell table:number-columns-repeated="2"/>
        </table:table-row>
        <table:table-row table:style-name="ro1">
          <table:table-cell office:value-type="string">
            <text:p>host=94.183.98.159</text:p>
          </table:table-cell>
          <table:table-cell table:number-columns-repeated="2" office:value-type="float" office:value="4.46806">
            <text:p>4.46806</text:p>
          </table:table-cell>
          <table:table-cell table:number-columns-repeated="2"/>
        </table:table-row>
        <table:table-row table:style-name="ro1">
          <table:table-cell office:value-type="string">
            <text:p>host=94.214.44.203</text:p>
          </table:table-cell>
          <table:table-cell table:number-columns-repeated="2" office:value-type="float" office:value="4.46806">
            <text:p>4.46806</text:p>
          </table:table-cell>
          <table:table-cell table:number-columns-repeated="2"/>
        </table:table-row>
        <table:table-row table:style-name="ro1">
          <table:table-cell office:value-type="string">
            <text:p>host=65.55.104.73</text:p>
          </table:table-cell>
          <table:table-cell table:number-columns-repeated="2" office:value-type="float" office:value="4.47711">
            <text:p>4.47711</text:p>
          </table:table-cell>
          <table:table-cell table:number-columns-repeated="2"/>
        </table:table-row>
        <table:table-row table:style-name="ro1">
          <table:table-cell office:value-type="string">
            <text:p>host=91.191.29.131</text:p>
          </table:table-cell>
          <table:table-cell table:number-columns-repeated="2" office:value-type="float" office:value="4.5006">
            <text:p>4.5006</text:p>
          </table:table-cell>
          <table:table-cell table:number-columns-repeated="2"/>
        </table:table-row>
        <table:table-row table:style-name="ro1">
          <table:table-cell office:value-type="string">
            <text:p>host=221.194.137.84</text:p>
          </table:table-cell>
          <table:table-cell table:number-columns-repeated="2" office:value-type="float" office:value="4.5014">
            <text:p>4.5014</text:p>
          </table:table-cell>
          <table:table-cell table:number-columns-repeated="2"/>
        </table:table-row>
        <table:table-row table:style-name="ro1">
          <table:table-cell office:value-type="string">
            <text:p>host=65.55.106.190</text:p>
          </table:table-cell>
          <table:table-cell table:number-columns-repeated="2" office:value-type="float" office:value="4.5014">
            <text:p>4.5014</text:p>
          </table:table-cell>
          <table:table-cell table:number-columns-repeated="2"/>
        </table:table-row>
        <table:table-row table:style-name="ro1">
          <table:table-cell office:value-type="string">
            <text:p>host=213.196.125.37</text:p>
          </table:table-cell>
          <table:table-cell table:number-columns-repeated="2" office:value-type="float" office:value="4.5049">
            <text:p>4.5049</text:p>
          </table:table-cell>
          <table:table-cell table:number-columns-repeated="2"/>
        </table:table-row>
        <table:table-row table:style-name="ro1">
          <table:table-cell office:value-type="string">
            <text:p>host=65.55.109.99</text:p>
          </table:table-cell>
          <table:table-cell table:number-columns-repeated="2" office:value-type="float" office:value="4.5049">
            <text:p>4.5049</text:p>
          </table:table-cell>
          <table:table-cell table:number-columns-repeated="2"/>
        </table:table-row>
        <table:table-row table:style-name="ro1">
          <table:table-cell office:value-type="string">
            <text:p>host=94.128.105.243</text:p>
          </table:table-cell>
          <table:table-cell table:number-columns-repeated="2" office:value-type="float" office:value="4.5049">
            <text:p>4.5049</text:p>
          </table:table-cell>
          <table:table-cell table:number-columns-repeated="2"/>
        </table:table-row>
        <table:table-row table:style-name="ro1">
          <table:table-cell office:value-type="string">
            <text:p>host=189.11.192.130</text:p>
          </table:table-cell>
          <table:table-cell table:number-columns-repeated="2" office:value-type="float" office:value="4.52682">
            <text:p>4.52682</text:p>
          </table:table-cell>
          <table:table-cell table:number-columns-repeated="2"/>
        </table:table-row>
        <table:table-row table:style-name="ro1">
          <table:table-cell office:value-type="string">
            <text:p>host=220.181.7.18</text:p>
          </table:table-cell>
          <table:table-cell table:number-columns-repeated="2" office:value-type="float" office:value="4.52682">
            <text:p>4.52682</text:p>
          </table:table-cell>
          <table:table-cell table:number-columns-repeated="2"/>
        </table:table-row>
        <table:table-row table:style-name="ro1">
          <table:table-cell office:value-type="string">
            <text:p>host=24.19.217.148</text:p>
          </table:table-cell>
          <table:table-cell table:number-columns-repeated="2" office:value-type="float" office:value="4.52682">
            <text:p>4.52682</text:p>
          </table:table-cell>
          <table:table-cell table:number-columns-repeated="2"/>
        </table:table-row>
        <table:table-row table:style-name="ro1">
          <table:table-cell office:value-type="string">
            <text:p>host=94.96.54.243</text:p>
          </table:table-cell>
          <table:table-cell table:number-columns-repeated="2" office:value-type="float" office:value="4.52682">
            <text:p>4.52682</text:p>
          </table:table-cell>
          <table:table-cell table:number-columns-repeated="2"/>
        </table:table-row>
        <table:table-row table:style-name="ro1">
          <table:table-cell office:value-type="string">
            <text:p>host=65.55.110.112</text:p>
          </table:table-cell>
          <table:table-cell table:number-columns-repeated="2" office:value-type="float" office:value="4.53263">
            <text:p>4.53263</text:p>
          </table:table-cell>
          <table:table-cell table:number-columns-repeated="2"/>
        </table:table-row>
        <table:table-row table:style-name="ro1">
          <table:table-cell office:value-type="string">
            <text:p>host=190.19.134.52</text:p>
          </table:table-cell>
          <table:table-cell table:number-columns-repeated="2" office:value-type="float" office:value="4.53824">
            <text:p>4.53824</text:p>
          </table:table-cell>
          <table:table-cell table:number-columns-repeated="2"/>
        </table:table-row>
        <table:table-row table:style-name="ro1">
          <table:table-cell office:value-type="string">
            <text:p>host=72.43.104.131</text:p>
          </table:table-cell>
          <table:table-cell table:number-columns-repeated="2" office:value-type="float" office:value="4.53824">
            <text:p>4.53824</text:p>
          </table:table-cell>
          <table:table-cell table:number-columns-repeated="2"/>
        </table:table-row>
        <table:table-row table:style-name="ro1">
          <table:table-cell office:value-type="string">
            <text:p>host=201.55.128.10</text:p>
          </table:table-cell>
          <table:table-cell table:number-columns-repeated="2" office:value-type="float" office:value="4.56462">
            <text:p>4.56462</text:p>
          </table:table-cell>
          <table:table-cell table:number-columns-repeated="2"/>
        </table:table-row>
        <table:table-row table:style-name="ro1">
          <table:table-cell office:value-type="string">
            <text:p>host=81.193.181.206</text:p>
          </table:table-cell>
          <table:table-cell table:number-columns-repeated="2" office:value-type="float" office:value="4.56462">
            <text:p>4.56462</text:p>
          </table:table-cell>
          <table:table-cell table:number-columns-repeated="2"/>
        </table:table-row>
        <table:table-row table:style-name="ro1">
          <table:table-cell office:value-type="string">
            <text:p>host=195.7.103.210</text:p>
          </table:table-cell>
          <table:table-cell table:number-columns-repeated="2" office:value-type="float" office:value="4.57045">
            <text:p>4.57045</text:p>
          </table:table-cell>
          <table:table-cell table:number-columns-repeated="2"/>
        </table:table-row>
        <table:table-row table:style-name="ro1">
          <table:table-cell office:value-type="string">
            <text:p>host=65.55.106.131</text:p>
          </table:table-cell>
          <table:table-cell table:number-columns-repeated="2" office:value-type="float" office:value="4.57045">
            <text:p>4.57045</text:p>
          </table:table-cell>
          <table:table-cell table:number-columns-repeated="2"/>
        </table:table-row>
        <table:table-row table:style-name="ro1">
          <table:table-cell office:value-type="string">
            <text:p>host=220.181.7.36</text:p>
          </table:table-cell>
          <table:table-cell table:number-columns-repeated="2" office:value-type="float" office:value="4.59424">
            <text:p>4.59424</text:p>
          </table:table-cell>
          <table:table-cell table:number-columns-repeated="2"/>
        </table:table-row>
        <table:table-row table:style-name="ro1">
          <table:table-cell office:value-type="string">
            <text:p>host=67.16.94.2</text:p>
          </table:table-cell>
          <table:table-cell table:number-columns-repeated="2" office:value-type="float" office:value="4.59424">
            <text:p>4.59424</text:p>
          </table:table-cell>
          <table:table-cell table:number-columns-repeated="2"/>
        </table:table-row>
        <table:table-row table:style-name="ro1">
          <table:table-cell office:value-type="string">
            <text:p>host=81.52.143.34</text:p>
          </table:table-cell>
          <table:table-cell table:number-columns-repeated="2" office:value-type="float" office:value="4.59424">
            <text:p>4.59424</text:p>
          </table:table-cell>
          <table:table-cell table:number-columns-repeated="2"/>
        </table:table-row>
        <table:table-row table:style-name="ro1">
          <table:table-cell office:value-type="string">
            <text:p>host=122.174.103.149</text:p>
          </table:table-cell>
          <table:table-cell table:number-columns-repeated="2" office:value-type="float" office:value="4.59482">
            <text:p>4.59482</text:p>
          </table:table-cell>
          <table:table-cell table:number-columns-repeated="2"/>
        </table:table-row>
        <table:table-row table:style-name="ro1">
          <table:table-cell office:value-type="string">
            <text:p>host=140.123.100.12</text:p>
          </table:table-cell>
          <table:table-cell table:number-columns-repeated="2" office:value-type="float" office:value="4.59482">
            <text:p>4.59482</text:p>
          </table:table-cell>
          <table:table-cell table:number-columns-repeated="2"/>
        </table:table-row>
        <table:table-row table:style-name="ro1">
          <table:table-cell office:value-type="string">
            <text:p>host=99.25.80.64</text:p>
          </table:table-cell>
          <table:table-cell table:number-columns-repeated="2" office:value-type="float" office:value="4.59482">
            <text:p>4.59482</text:p>
          </table:table-cell>
          <table:table-cell table:number-columns-repeated="2"/>
        </table:table-row>
        <table:table-row table:style-name="ro1">
          <table:table-cell office:value-type="string">
            <text:p>host=122.0.18.106</text:p>
          </table:table-cell>
          <table:table-cell table:number-columns-repeated="2" office:value-type="float" office:value="4.61554">
            <text:p>4.61554</text:p>
          </table:table-cell>
          <table:table-cell table:number-columns-repeated="2"/>
        </table:table-row>
        <table:table-row table:style-name="ro1">
          <table:table-cell office:value-type="string">
            <text:p>host=151.57.143.76</text:p>
          </table:table-cell>
          <table:table-cell table:number-columns-repeated="2" office:value-type="float" office:value="4.61974">
            <text:p>4.61974</text:p>
          </table:table-cell>
          <table:table-cell table:number-columns-repeated="2"/>
        </table:table-row>
        <table:table-row table:style-name="ro1">
          <table:table-cell office:value-type="string">
            <text:p>host=81.154.112.183</text:p>
          </table:table-cell>
          <table:table-cell table:number-columns-repeated="2" office:value-type="float" office:value="4.61974">
            <text:p>4.61974</text:p>
          </table:table-cell>
          <table:table-cell table:number-columns-repeated="2"/>
        </table:table-row>
        <table:table-row table:style-name="ro1">
          <table:table-cell office:value-type="string">
            <text:p>host=123.125.66.47</text:p>
          </table:table-cell>
          <table:table-cell table:number-columns-repeated="2" office:value-type="float" office:value="4.63921">
            <text:p>4.63921</text:p>
          </table:table-cell>
          <table:table-cell table:number-columns-repeated="2"/>
        </table:table-row>
        <table:table-row table:style-name="ro1">
          <table:table-cell office:value-type="string">
            <text:p>host=66.184.237.10</text:p>
          </table:table-cell>
          <table:table-cell table:number-columns-repeated="2" office:value-type="float" office:value="4.63921">
            <text:p>4.63921</text:p>
          </table:table-cell>
          <table:table-cell table:number-columns-repeated="2"/>
        </table:table-row>
        <table:table-row table:style-name="ro1">
          <table:table-cell office:value-type="string">
            <text:p>host=24.141.132.147</text:p>
          </table:table-cell>
          <table:table-cell table:number-columns-repeated="2" office:value-type="float" office:value="4.68275">
            <text:p>4.68275</text:p>
          </table:table-cell>
          <table:table-cell table:number-columns-repeated="2"/>
        </table:table-row>
        <table:table-row table:style-name="ro1">
          <table:table-cell office:value-type="string">
            <text:p>host=208.80.195.41</text:p>
          </table:table-cell>
          <table:table-cell table:number-columns-repeated="2" office:value-type="float" office:value="4.68794">
            <text:p>4.68794</text:p>
          </table:table-cell>
          <table:table-cell table:number-columns-repeated="2"/>
        </table:table-row>
        <table:table-row table:style-name="ro1">
          <table:table-cell office:value-type="string">
            <text:p>host=65.55.109.94</text:p>
          </table:table-cell>
          <table:table-cell table:number-columns-repeated="2" office:value-type="float" office:value="4.69698">
            <text:p>4.69698</text:p>
          </table:table-cell>
          <table:table-cell table:number-columns-repeated="2"/>
        </table:table-row>
        <table:table-row table:style-name="ro1">
          <table:table-cell office:value-type="string">
            <text:p>host=78.144.188.148</text:p>
          </table:table-cell>
          <table:table-cell table:number-columns-repeated="2" office:value-type="float" office:value="4.69698">
            <text:p>4.69698</text:p>
          </table:table-cell>
          <table:table-cell table:number-columns-repeated="2"/>
        </table:table-row>
        <table:table-row table:style-name="ro1">
          <table:table-cell office:value-type="string">
            <text:p>host=220.181.7.39</text:p>
          </table:table-cell>
          <table:table-cell table:number-columns-repeated="2" office:value-type="float" office:value="4.71288">
            <text:p>4.71288</text:p>
          </table:table-cell>
          <table:table-cell table:number-columns-repeated="2"/>
        </table:table-row>
        <table:table-row table:style-name="ro1">
          <table:table-cell office:value-type="string">
            <text:p>host=82.73.26.144</text:p>
          </table:table-cell>
          <table:table-cell table:number-columns-repeated="2" office:value-type="float" office:value="4.76777">
            <text:p>4.76777</text:p>
          </table:table-cell>
          <table:table-cell table:number-columns-repeated="2"/>
        </table:table-row>
        <table:table-row table:style-name="ro1">
          <table:table-cell office:value-type="string">
            <text:p>host=201.68.221.112</text:p>
          </table:table-cell>
          <table:table-cell table:number-columns-repeated="2" office:value-type="float" office:value="4.7845">
            <text:p>4.7845</text:p>
          </table:table-cell>
          <table:table-cell table:number-columns-repeated="2"/>
        </table:table-row>
        <table:table-row table:style-name="ro1">
          <table:table-cell office:value-type="string">
            <text:p>host=63.254.111.57</text:p>
          </table:table-cell>
          <table:table-cell table:number-columns-repeated="2" office:value-type="float" office:value="4.79452">
            <text:p>4.79452</text:p>
          </table:table-cell>
          <table:table-cell table:number-columns-repeated="2"/>
        </table:table-row>
        <table:table-row table:style-name="ro1">
          <table:table-cell office:value-type="string">
            <text:p>host=65.55.232.39</text:p>
          </table:table-cell>
          <table:table-cell table:number-columns-repeated="2" office:value-type="float" office:value="4.79742">
            <text:p>4.79742</text:p>
          </table:table-cell>
          <table:table-cell table:number-columns-repeated="2"/>
        </table:table-row>
        <table:table-row table:style-name="ro1">
          <table:table-cell office:value-type="string">
            <text:p>host=79.52.211.65</text:p>
          </table:table-cell>
          <table:table-cell table:number-columns-repeated="2" office:value-type="float" office:value="4.7998">
            <text:p>4.7998</text:p>
          </table:table-cell>
          <table:table-cell table:number-columns-repeated="2"/>
        </table:table-row>
        <table:table-row table:style-name="ro1">
          <table:table-cell office:value-type="string">
            <text:p>host=65.55.109.26</text:p>
          </table:table-cell>
          <table:table-cell table:number-columns-repeated="2" office:value-type="float" office:value="4.80356">
            <text:p>4.80356</text:p>
          </table:table-cell>
          <table:table-cell table:number-columns-repeated="2"/>
        </table:table-row>
        <table:table-row table:style-name="ro1">
          <table:table-cell office:value-type="string">
            <text:p>host=80.108.33.200</text:p>
          </table:table-cell>
          <table:table-cell table:number-columns-repeated="2" office:value-type="float" office:value="4.80356">
            <text:p>4.80356</text:p>
          </table:table-cell>
          <table:table-cell table:number-columns-repeated="2"/>
        </table:table-row>
        <table:table-row table:style-name="ro1">
          <table:table-cell office:value-type="string">
            <text:p>host=124.114.191.194</text:p>
          </table:table-cell>
          <table:table-cell table:number-columns-repeated="2" office:value-type="float" office:value="4.83962">
            <text:p>4.83962</text:p>
          </table:table-cell>
          <table:table-cell table:number-columns-repeated="2"/>
        </table:table-row>
        <table:table-row table:style-name="ro1">
          <table:table-cell office:value-type="string">
            <text:p>host=203.123.180.146</text:p>
          </table:table-cell>
          <table:table-cell table:number-columns-repeated="2" office:value-type="float" office:value="4.83962">
            <text:p>4.83962</text:p>
          </table:table-cell>
          <table:table-cell table:number-columns-repeated="2"/>
        </table:table-row>
        <table:table-row table:style-name="ro1">
          <table:table-cell office:value-type="string">
            <text:p>host=93.180.55.124</text:p>
          </table:table-cell>
          <table:table-cell table:number-columns-repeated="2" office:value-type="float" office:value="4.83962">
            <text:p>4.83962</text:p>
          </table:table-cell>
          <table:table-cell table:number-columns-repeated="2"/>
        </table:table-row>
        <table:table-row table:style-name="ro1">
          <table:table-cell office:value-type="string">
            <text:p>host=65.55.37.219</text:p>
          </table:table-cell>
          <table:table-cell table:number-columns-repeated="2" office:value-type="float" office:value="4.86718">
            <text:p>4.86718</text:p>
          </table:table-cell>
          <table:table-cell table:number-columns-repeated="2"/>
        </table:table-row>
        <table:table-row table:style-name="ro1">
          <table:table-cell office:value-type="string">
            <text:p>host=71.225.178.111</text:p>
          </table:table-cell>
          <table:table-cell table:number-columns-repeated="2" office:value-type="float" office:value="4.86718">
            <text:p>4.86718</text:p>
          </table:table-cell>
          <table:table-cell table:number-columns-repeated="2"/>
        </table:table-row>
        <table:table-row table:style-name="ro1">
          <table:table-cell office:value-type="string">
            <text:p>host=189.80.110.82</text:p>
          </table:table-cell>
          <table:table-cell table:number-columns-repeated="2" office:value-type="float" office:value="4.88598">
            <text:p>4.88598</text:p>
          </table:table-cell>
          <table:table-cell table:number-columns-repeated="2"/>
        </table:table-row>
        <table:table-row table:style-name="ro1">
          <table:table-cell office:value-type="string">
            <text:p>host=99.26.123.246</text:p>
          </table:table-cell>
          <table:table-cell table:number-columns-repeated="2" office:value-type="float" office:value="4.88598">
            <text:p>4.88598</text:p>
          </table:table-cell>
          <table:table-cell table:number-columns-repeated="2"/>
        </table:table-row>
        <table:table-row table:style-name="ro1">
          <table:table-cell office:value-type="string">
            <text:p>host=119.92.190.132</text:p>
          </table:table-cell>
          <table:table-cell table:number-columns-repeated="2" office:value-type="float" office:value="4.90263">
            <text:p>4.90263</text:p>
          </table:table-cell>
          <table:table-cell table:number-columns-repeated="2"/>
        </table:table-row>
        <table:table-row table:style-name="ro1">
          <table:table-cell office:value-type="string">
            <text:p>host=66.249.65.147</text:p>
          </table:table-cell>
          <table:table-cell table:number-columns-repeated="2" office:value-type="float" office:value="4.90263">
            <text:p>4.90263</text:p>
          </table:table-cell>
          <table:table-cell table:number-columns-repeated="2"/>
        </table:table-row>
        <table:table-row table:style-name="ro1">
          <table:table-cell office:value-type="string">
            <text:p>host=123.125.66.29</text:p>
          </table:table-cell>
          <table:table-cell table:number-columns-repeated="2" office:value-type="float" office:value="4.90856">
            <text:p>4.90856</text:p>
          </table:table-cell>
          <table:table-cell table:number-columns-repeated="2"/>
        </table:table-row>
        <table:table-row table:style-name="ro1">
          <table:table-cell office:value-type="string">
            <text:p>host=79.119.195.98</text:p>
          </table:table-cell>
          <table:table-cell table:number-columns-repeated="2" office:value-type="float" office:value="4.90856">
            <text:p>4.90856</text:p>
          </table:table-cell>
          <table:table-cell table:number-columns-repeated="2"/>
        </table:table-row>
        <table:table-row table:style-name="ro1">
          <table:table-cell office:value-type="string">
            <text:p>host=81.52.143.35</text:p>
          </table:table-cell>
          <table:table-cell table:number-columns-repeated="2" office:value-type="float" office:value="4.90856">
            <text:p>4.90856</text:p>
          </table:table-cell>
          <table:table-cell table:number-columns-repeated="2"/>
        </table:table-row>
        <table:table-row table:style-name="ro1">
          <table:table-cell office:value-type="string">
            <text:p>host=98.149.92.246</text:p>
          </table:table-cell>
          <table:table-cell table:number-columns-repeated="2" office:value-type="float" office:value="4.90856">
            <text:p>4.90856</text:p>
          </table:table-cell>
          <table:table-cell table:number-columns-repeated="2"/>
        </table:table-row>
        <table:table-row table:style-name="ro1">
          <table:table-cell office:value-type="string">
            <text:p>host=65.55.109.86</text:p>
          </table:table-cell>
          <table:table-cell table:number-columns-repeated="2" office:value-type="float" office:value="4.93275">
            <text:p>4.93275</text:p>
          </table:table-cell>
          <table:table-cell table:number-columns-repeated="2"/>
        </table:table-row>
        <table:table-row table:style-name="ro1">
          <table:table-cell office:value-type="string">
            <text:p>host=65.55.110.69</text:p>
          </table:table-cell>
          <table:table-cell table:number-columns-repeated="2" office:value-type="float" office:value="4.9462">
            <text:p>4.9462</text:p>
          </table:table-cell>
          <table:table-cell table:number-columns-repeated="2"/>
        </table:table-row>
        <table:table-row table:style-name="ro1">
          <table:table-cell office:value-type="string">
            <text:p>host=65.55.110.186</text:p>
          </table:table-cell>
          <table:table-cell table:number-columns-repeated="2" office:value-type="float" office:value="4.95323">
            <text:p>4.95323</text:p>
          </table:table-cell>
          <table:table-cell table:number-columns-repeated="2"/>
        </table:table-row>
        <table:table-row table:style-name="ro1">
          <table:table-cell office:value-type="string">
            <text:p>host=65.55.107.229</text:p>
          </table:table-cell>
          <table:table-cell table:number-columns-repeated="2" office:value-type="float" office:value="4.97057">
            <text:p>4.97057</text:p>
          </table:table-cell>
          <table:table-cell table:number-columns-repeated="2"/>
        </table:table-row>
        <table:table-row table:style-name="ro1">
          <table:table-cell office:value-type="string">
            <text:p>host=79.232.35.229</text:p>
          </table:table-cell>
          <table:table-cell table:number-columns-repeated="2" office:value-type="float" office:value="5.00921">
            <text:p>5.00921</text:p>
          </table:table-cell>
          <table:table-cell table:number-columns-repeated="2"/>
        </table:table-row>
        <table:table-row table:style-name="ro1">
          <table:table-cell office:value-type="string">
            <text:p>host=65.55.106.165</text:p>
          </table:table-cell>
          <table:table-cell table:number-columns-repeated="2" office:value-type="float" office:value="5.01492">
            <text:p>5.01492</text:p>
          </table:table-cell>
          <table:table-cell table:number-columns-repeated="2"/>
        </table:table-row>
        <table:table-row table:style-name="ro1">
          <table:table-cell office:value-type="string">
            <text:p>host=75.36.133.192</text:p>
          </table:table-cell>
          <table:table-cell table:number-columns-repeated="2" office:value-type="float" office:value="5.01492">
            <text:p>5.01492</text:p>
          </table:table-cell>
          <table:table-cell table:number-columns-repeated="2"/>
        </table:table-row>
        <table:table-row table:style-name="ro1">
          <table:table-cell office:value-type="string">
            <text:p>host=65.55.106.231</text:p>
          </table:table-cell>
          <table:table-cell table:number-columns-repeated="2" office:value-type="float" office:value="5.03933">
            <text:p>5.03933</text:p>
          </table:table-cell>
          <table:table-cell table:number-columns-repeated="2"/>
        </table:table-row>
        <table:table-row table:style-name="ro1">
          <table:table-cell office:value-type="string">
            <text:p>host=74.96.37.125</text:p>
          </table:table-cell>
          <table:table-cell table:number-columns-repeated="2" office:value-type="float" office:value="5.03933">
            <text:p>5.03933</text:p>
          </table:table-cell>
          <table:table-cell table:number-columns-repeated="2"/>
        </table:table-row>
        <table:table-row table:style-name="ro1">
          <table:table-cell office:value-type="string">
            <text:p>host=125.244.77.2</text:p>
          </table:table-cell>
          <table:table-cell table:number-columns-repeated="2" office:value-type="float" office:value="5.05981">
            <text:p>5.05981</text:p>
          </table:table-cell>
          <table:table-cell table:number-columns-repeated="2"/>
        </table:table-row>
        <table:table-row table:style-name="ro1">
          <table:table-cell office:value-type="string">
            <text:p>host=70.178.127.2</text:p>
          </table:table-cell>
          <table:table-cell table:number-columns-repeated="2" office:value-type="float" office:value="5.12499">
            <text:p>5.12499</text:p>
          </table:table-cell>
          <table:table-cell table:number-columns-repeated="2"/>
        </table:table-row>
        <table:table-row table:style-name="ro1">
          <table:table-cell office:value-type="string">
            <text:p>host=93.65.129.30</text:p>
          </table:table-cell>
          <table:table-cell table:number-columns-repeated="2" office:value-type="float" office:value="5.12499">
            <text:p>5.12499</text:p>
          </table:table-cell>
          <table:table-cell table:number-columns-repeated="2"/>
        </table:table-row>
        <table:table-row table:style-name="ro1">
          <table:table-cell office:value-type="string">
            <text:p>host=94.231.80.100</text:p>
          </table:table-cell>
          <table:table-cell table:number-columns-repeated="2" office:value-type="float" office:value="5.12499">
            <text:p>5.12499</text:p>
          </table:table-cell>
          <table:table-cell table:number-columns-repeated="2"/>
        </table:table-row>
        <table:table-row table:style-name="ro1">
          <table:table-cell office:value-type="string">
            <text:p>host=65.55.109.42</text:p>
          </table:table-cell>
          <table:table-cell table:number-columns-repeated="2" office:value-type="float" office:value="5.12843">
            <text:p>5.12843</text:p>
          </table:table-cell>
          <table:table-cell table:number-columns-repeated="2"/>
        </table:table-row>
        <table:table-row table:style-name="ro1">
          <table:table-cell office:value-type="string">
            <text:p>host=87.234.56.118</text:p>
          </table:table-cell>
          <table:table-cell table:number-columns-repeated="2" office:value-type="float" office:value="5.12843">
            <text:p>5.12843</text:p>
          </table:table-cell>
          <table:table-cell table:number-columns-repeated="2"/>
        </table:table-row>
        <table:table-row table:style-name="ro1">
          <table:table-cell office:value-type="string">
            <text:p>host=122.167.66.155</text:p>
          </table:table-cell>
          <table:table-cell table:number-columns-repeated="2" office:value-type="float" office:value="5.19426">
            <text:p>5.19426</text:p>
          </table:table-cell>
          <table:table-cell table:number-columns-repeated="2"/>
        </table:table-row>
        <table:table-row table:style-name="ro1">
          <table:table-cell office:value-type="string">
            <text:p>host=79.71.180.154</text:p>
          </table:table-cell>
          <table:table-cell table:number-columns-repeated="2" office:value-type="float" office:value="5.2348">
            <text:p>5.2348</text:p>
          </table:table-cell>
          <table:table-cell table:number-columns-repeated="2"/>
        </table:table-row>
        <table:table-row table:style-name="ro1">
          <table:table-cell office:value-type="string">
            <text:p>host=65.55.110.11</text:p>
          </table:table-cell>
          <table:table-cell table:number-columns-repeated="2" office:value-type="float" office:value="5.23501">
            <text:p>5.23501</text:p>
          </table:table-cell>
          <table:table-cell table:number-columns-repeated="2"/>
        </table:table-row>
        <table:table-row table:style-name="ro1">
          <table:table-cell office:value-type="string">
            <text:p>host=205.196.224.138</text:p>
          </table:table-cell>
          <table:table-cell table:number-columns-repeated="2" office:value-type="float" office:value="5.26194">
            <text:p>5.26194</text:p>
          </table:table-cell>
          <table:table-cell table:number-columns-repeated="2"/>
        </table:table-row>
        <table:table-row table:style-name="ro1">
          <table:table-cell office:value-type="string">
            <text:p>host=65.55.217.31</text:p>
          </table:table-cell>
          <table:table-cell table:number-columns-repeated="2" office:value-type="float" office:value="5.26194">
            <text:p>5.26194</text:p>
          </table:table-cell>
          <table:table-cell table:number-columns-repeated="2"/>
        </table:table-row>
        <table:table-row table:style-name="ro1">
          <table:table-cell office:value-type="string">
            <text:p>host=99.53.144.203</text:p>
          </table:table-cell>
          <table:table-cell table:number-columns-repeated="2" office:value-type="float" office:value="5.26194">
            <text:p>5.26194</text:p>
          </table:table-cell>
          <table:table-cell table:number-columns-repeated="2"/>
        </table:table-row>
        <table:table-row table:style-name="ro1">
          <table:table-cell office:value-type="string">
            <text:p>host=202.156.14.249</text:p>
          </table:table-cell>
          <table:table-cell table:number-columns-repeated="2" office:value-type="float" office:value="5.33285">
            <text:p>5.33285</text:p>
          </table:table-cell>
          <table:table-cell table:number-columns-repeated="2"/>
        </table:table-row>
        <table:table-row table:style-name="ro1">
          <table:table-cell office:value-type="string">
            <text:p>host=200.207.61.198</text:p>
          </table:table-cell>
          <table:table-cell table:number-columns-repeated="2" office:value-type="float" office:value="5.34138">
            <text:p>5.34138</text:p>
          </table:table-cell>
          <table:table-cell table:number-columns-repeated="2"/>
        </table:table-row>
        <table:table-row table:style-name="ro1">
          <table:table-cell office:value-type="string">
            <text:p>host=198.93.33.254</text:p>
          </table:table-cell>
          <table:table-cell table:number-columns-repeated="2" office:value-type="float" office:value="5.37664">
            <text:p>5.37664</text:p>
          </table:table-cell>
          <table:table-cell table:number-columns-repeated="2"/>
        </table:table-row>
        <table:table-row table:style-name="ro1">
          <table:table-cell office:value-type="string">
            <text:p>host=219.105.110.71</text:p>
          </table:table-cell>
          <table:table-cell table:number-columns-repeated="2" office:value-type="float" office:value="5.37664">
            <text:p>5.37664</text:p>
          </table:table-cell>
          <table:table-cell table:number-columns-repeated="2"/>
        </table:table-row>
        <table:table-row table:style-name="ro1">
          <table:table-cell office:value-type="string">
            <text:p>host=59.104.111.50</text:p>
          </table:table-cell>
          <table:table-cell table:number-columns-repeated="2" office:value-type="float" office:value="5.45582">
            <text:p>5.45582</text:p>
          </table:table-cell>
          <table:table-cell table:number-columns-repeated="2"/>
        </table:table-row>
        <table:table-row table:style-name="ro1">
          <table:table-cell office:value-type="string">
            <text:p>host=65.55.106.113</text:p>
          </table:table-cell>
          <table:table-cell table:number-columns-repeated="2" office:value-type="float" office:value="5.45582">
            <text:p>5.45582</text:p>
          </table:table-cell>
          <table:table-cell table:number-columns-repeated="2"/>
        </table:table-row>
        <table:table-row table:style-name="ro1">
          <table:table-cell office:value-type="string">
            <text:p>host=68.97.176.68</text:p>
          </table:table-cell>
          <table:table-cell table:number-columns-repeated="2" office:value-type="float" office:value="5.45582">
            <text:p>5.45582</text:p>
          </table:table-cell>
          <table:table-cell table:number-columns-repeated="2"/>
        </table:table-row>
        <table:table-row table:style-name="ro1">
          <table:table-cell office:value-type="string">
            <text:p>host=121.162.36.72</text:p>
          </table:table-cell>
          <table:table-cell table:number-columns-repeated="2" office:value-type="float" office:value="5.48508">
            <text:p>5.48508</text:p>
          </table:table-cell>
          <table:table-cell table:number-columns-repeated="2"/>
        </table:table-row>
        <table:table-row table:style-name="ro1">
          <table:table-cell office:value-type="string">
            <text:p>host=203.82.79.101</text:p>
          </table:table-cell>
          <table:table-cell table:number-columns-repeated="2" office:value-type="float" office:value="5.52071">
            <text:p>5.52071</text:p>
          </table:table-cell>
          <table:table-cell table:number-columns-repeated="2"/>
        </table:table-row>
        <table:table-row table:style-name="ro1">
          <table:table-cell office:value-type="string">
            <text:p>host=65.55.208.193</text:p>
          </table:table-cell>
          <table:table-cell table:number-columns-repeated="2" office:value-type="float" office:value="5.52071">
            <text:p>5.52071</text:p>
          </table:table-cell>
          <table:table-cell table:number-columns-repeated="2"/>
        </table:table-row>
        <table:table-row table:style-name="ro1">
          <table:table-cell office:value-type="string">
            <text:p>host=85.75.139.169</text:p>
          </table:table-cell>
          <table:table-cell table:number-columns-repeated="2" office:value-type="float" office:value="5.6266">
            <text:p>5.6266</text:p>
          </table:table-cell>
          <table:table-cell table:number-columns-repeated="2"/>
        </table:table-row>
        <table:table-row table:style-name="ro1">
          <table:table-cell office:value-type="string">
            <text:p>host=208.51.210.55</text:p>
          </table:table-cell>
          <table:table-cell table:number-columns-repeated="2" office:value-type="float" office:value="5.6757">
            <text:p>5.6757</text:p>
          </table:table-cell>
          <table:table-cell table:number-columns-repeated="2"/>
        </table:table-row>
        <table:table-row table:style-name="ro1">
          <table:table-cell office:value-type="string">
            <text:p>host=61.106.72.214</text:p>
          </table:table-cell>
          <table:table-cell table:number-columns-repeated="2" office:value-type="float" office:value="5.6757">
            <text:p>5.6757</text:p>
          </table:table-cell>
          <table:table-cell table:number-columns-repeated="2"/>
        </table:table-row>
        <table:table-row table:style-name="ro1">
          <table:table-cell office:value-type="string">
            <text:p>host=65.55.106.196</text:p>
          </table:table-cell>
          <table:table-cell table:number-columns-repeated="2" office:value-type="float" office:value="5.6757">
            <text:p>5.6757</text:p>
          </table:table-cell>
          <table:table-cell table:number-columns-repeated="2"/>
        </table:table-row>
        <table:table-row table:style-name="ro1">
          <table:table-cell office:value-type="string">
            <text:p>host=99.141.88.139</text:p>
          </table:table-cell>
          <table:table-cell table:number-columns-repeated="2" office:value-type="float" office:value="5.6757">
            <text:p>5.6757</text:p>
          </table:table-cell>
          <table:table-cell table:number-columns-repeated="2"/>
        </table:table-row>
        <table:table-row table:style-name="ro1">
          <table:table-cell office:value-type="string">
            <text:p>host=221.218.186.5</text:p>
          </table:table-cell>
          <table:table-cell table:number-columns-repeated="2" office:value-type="float" office:value="5.67709">
            <text:p>5.67709</text:p>
          </table:table-cell>
          <table:table-cell table:number-columns-repeated="2"/>
        </table:table-row>
        <table:table-row table:style-name="ro1">
          <table:table-cell office:value-type="string">
            <text:p>host=173.56.78.252</text:p>
          </table:table-cell>
          <table:table-cell table:number-columns-repeated="2" office:value-type="float" office:value="5.78228">
            <text:p>5.78228</text:p>
          </table:table-cell>
          <table:table-cell table:number-columns-repeated="2"/>
        </table:table-row>
        <table:table-row table:style-name="ro1">
          <table:table-cell office:value-type="string">
            <text:p>host=65.55.51.110</text:p>
          </table:table-cell>
          <table:table-cell table:number-columns-repeated="2" office:value-type="float" office:value="5.78228">
            <text:p>5.78228</text:p>
          </table:table-cell>
          <table:table-cell table:number-columns-repeated="2"/>
        </table:table-row>
        <table:table-row table:style-name="ro1">
          <table:table-cell office:value-type="string">
            <text:p>host=196.221.181.66</text:p>
          </table:table-cell>
          <table:table-cell table:number-columns-repeated="2" office:value-type="float" office:value="5.84231">
            <text:p>5.84231</text:p>
          </table:table-cell>
          <table:table-cell table:number-columns-repeated="2"/>
        </table:table-row>
        <table:table-row table:style-name="ro1">
          <table:table-cell office:value-type="string">
            <text:p>host=41.220.162.1</text:p>
          </table:table-cell>
          <table:table-cell table:number-columns-repeated="2" office:value-type="float" office:value="5.84231">
            <text:p>5.84231</text:p>
          </table:table-cell>
          <table:table-cell table:number-columns-repeated="2"/>
        </table:table-row>
        <table:table-row table:style-name="ro1">
          <table:table-cell office:value-type="string">
            <text:p>host=58.71.68.252</text:p>
          </table:table-cell>
          <table:table-cell table:number-columns-repeated="2" office:value-type="float" office:value="5.84231">
            <text:p>5.84231</text:p>
          </table:table-cell>
          <table:table-cell table:number-columns-repeated="2"/>
        </table:table-row>
        <table:table-row table:style-name="ro1">
          <table:table-cell office:value-type="string">
            <text:p>host=121.1.53.32</text:p>
          </table:table-cell>
          <table:table-cell table:number-columns-repeated="2" office:value-type="float" office:value="5.84647">
            <text:p>5.84647</text:p>
          </table:table-cell>
          <table:table-cell table:number-columns-repeated="2"/>
        </table:table-row>
        <table:table-row table:style-name="ro1">
          <table:table-cell office:value-type="string">
            <text:p>host=203.168.37.24</text:p>
          </table:table-cell>
          <table:table-cell table:number-columns-repeated="2" office:value-type="float" office:value="5.86846">
            <text:p>5.86846</text:p>
          </table:table-cell>
          <table:table-cell table:number-columns-repeated="2"/>
        </table:table-row>
        <table:table-row table:style-name="ro1">
          <table:table-cell office:value-type="string">
            <text:p>host=64.127.102.82</text:p>
          </table:table-cell>
          <table:table-cell table:number-columns-repeated="2" office:value-type="float" office:value="5.86846">
            <text:p>5.86846</text:p>
          </table:table-cell>
          <table:table-cell table:number-columns-repeated="2"/>
        </table:table-row>
        <table:table-row table:style-name="ro1">
          <table:table-cell office:value-type="string">
            <text:p>host=65.55.109.25</text:p>
          </table:table-cell>
          <table:table-cell table:number-columns-repeated="2" office:value-type="float" office:value="5.86846">
            <text:p>5.86846</text:p>
          </table:table-cell>
          <table:table-cell table:number-columns-repeated="2"/>
        </table:table-row>
        <table:table-row table:style-name="ro1">
          <table:table-cell office:value-type="string">
            <text:p>host=64.50.228.36</text:p>
          </table:table-cell>
          <table:table-cell table:number-columns-repeated="2" office:value-type="float" office:value="5.95305">
            <text:p>5.95305</text:p>
          </table:table-cell>
          <table:table-cell table:number-columns-repeated="2"/>
        </table:table-row>
        <table:table-row table:style-name="ro1">
          <table:table-cell office:value-type="string">
            <text:p>host=65.55.107.244</text:p>
          </table:table-cell>
          <table:table-cell table:number-columns-repeated="2" office:value-type="float" office:value="5.98888">
            <text:p>5.98888</text:p>
          </table:table-cell>
          <table:table-cell table:number-columns-repeated="2"/>
        </table:table-row>
        <table:table-row table:style-name="ro1">
          <table:table-cell office:value-type="string">
            <text:p>host=122.55.229.174</text:p>
          </table:table-cell>
          <table:table-cell table:number-columns-repeated="2" office:value-type="float" office:value="6.20875">
            <text:p>6.20875</text:p>
          </table:table-cell>
          <table:table-cell table:number-columns-repeated="2"/>
        </table:table-row>
        <table:table-row table:style-name="ro1">
          <table:table-cell office:value-type="string">
            <text:p>host=174.37.205.76</text:p>
          </table:table-cell>
          <table:table-cell table:number-columns-repeated="2" office:value-type="float" office:value="6.20875">
            <text:p>6.20875</text:p>
          </table:table-cell>
          <table:table-cell table:number-columns-repeated="2"/>
        </table:table-row>
        <table:table-row table:style-name="ro1">
          <table:table-cell office:value-type="string">
            <text:p>host=60.53.156.61</text:p>
          </table:table-cell>
          <table:table-cell table:number-columns-repeated="2" office:value-type="float" office:value="6.20875">
            <text:p>6.20875</text:p>
          </table:table-cell>
          <table:table-cell table:number-columns-repeated="2"/>
        </table:table-row>
        <table:table-row table:style-name="ro1">
          <table:table-cell office:value-type="string">
            <text:p>host=65.55.110.228</text:p>
          </table:table-cell>
          <table:table-cell table:number-columns-repeated="2" office:value-type="float" office:value="6.20875">
            <text:p>6.20875</text:p>
          </table:table-cell>
          <table:table-cell table:number-columns-repeated="2"/>
        </table:table-row>
        <table:table-row table:style-name="ro1">
          <table:table-cell office:value-type="string">
            <text:p>host=72.241.20.38</text:p>
          </table:table-cell>
          <table:table-cell table:number-columns-repeated="2" office:value-type="float" office:value="6.20875">
            <text:p>6.20875</text:p>
          </table:table-cell>
          <table:table-cell table:number-columns-repeated="2"/>
        </table:table-row>
        <table:table-row table:style-name="ro1">
          <table:table-cell office:value-type="string">
            <text:p>host=91.121.178.140</text:p>
          </table:table-cell>
          <table:table-cell table:number-columns-repeated="2" office:value-type="float" office:value="6.20875">
            <text:p>6.20875</text:p>
          </table:table-cell>
          <table:table-cell table:number-columns-repeated="2"/>
        </table:table-row>
        <table:table-row table:style-name="ro1">
          <table:table-cell office:value-type="string">
            <text:p>host=174.37.205.67</text:p>
          </table:table-cell>
          <table:table-cell table:number-columns-repeated="2" office:value-type="float" office:value="6.25503">
            <text:p>6.25503</text:p>
          </table:table-cell>
          <table:table-cell table:number-columns-repeated="2"/>
        </table:table-row>
        <table:table-row table:style-name="ro1">
          <table:table-cell office:value-type="string">
            <text:p>host=65.55.208.185</text:p>
          </table:table-cell>
          <table:table-cell table:number-columns-repeated="2" office:value-type="float" office:value="6.25503">
            <text:p>6.25503</text:p>
          </table:table-cell>
          <table:table-cell table:number-columns-repeated="2"/>
        </table:table-row>
        <table:table-row table:style-name="ro1">
          <table:table-cell office:value-type="string">
            <text:p>host=68.147.41.229</text:p>
          </table:table-cell>
          <table:table-cell table:number-columns-repeated="2" office:value-type="float" office:value="6.31533">
            <text:p>6.31533</text:p>
          </table:table-cell>
          <table:table-cell table:number-columns-repeated="2"/>
        </table:table-row>
        <table:table-row table:style-name="ro1">
          <table:table-cell office:value-type="string">
            <text:p>host=203.82.79.104</text:p>
          </table:table-cell>
          <table:table-cell table:number-columns-repeated="2" office:value-type="float" office:value="6.33312">
            <text:p>6.33312</text:p>
          </table:table-cell>
          <table:table-cell table:number-columns-repeated="2"/>
        </table:table-row>
        <table:table-row table:style-name="ro1">
          <table:table-cell office:value-type="string">
            <text:p>host=66.235.124.72</text:p>
          </table:table-cell>
          <table:table-cell table:number-columns-repeated="2" office:value-type="float" office:value="6.33312">
            <text:p>6.33312</text:p>
          </table:table-cell>
          <table:table-cell table:number-columns-repeated="2"/>
        </table:table-row>
        <table:table-row table:style-name="ro1">
          <table:table-cell office:value-type="string">
            <text:p>host=91.17.154.113</text:p>
          </table:table-cell>
          <table:table-cell table:number-columns-repeated="2" office:value-type="float" office:value="6.33312">
            <text:p>6.33312</text:p>
          </table:table-cell>
          <table:table-cell table:number-columns-repeated="2"/>
        </table:table-row>
        <table:table-row table:style-name="ro1">
          <table:table-cell office:value-type="string">
            <text:p>host=65.55.106.117</text:p>
          </table:table-cell>
          <table:table-cell table:number-columns-repeated="2" office:value-type="float" office:value="6.36098">
            <text:p>6.36098</text:p>
          </table:table-cell>
          <table:table-cell table:number-columns-repeated="2"/>
        </table:table-row>
        <table:table-row table:style-name="ro1">
          <table:table-cell office:value-type="string">
            <text:p>host=65.55.106.145</text:p>
          </table:table-cell>
          <table:table-cell table:number-columns-repeated="2" office:value-type="float" office:value="6.36098">
            <text:p>6.36098</text:p>
          </table:table-cell>
          <table:table-cell table:number-columns-repeated="2"/>
        </table:table-row>
        <table:table-row table:style-name="ro1">
          <table:table-cell office:value-type="string">
            <text:p>host=78.166.208.21</text:p>
          </table:table-cell>
          <table:table-cell table:number-columns-repeated="2" office:value-type="float" office:value="6.40858">
            <text:p>6.40858</text:p>
          </table:table-cell>
          <table:table-cell table:number-columns-repeated="2"/>
        </table:table-row>
        <table:table-row table:style-name="ro1">
          <table:table-cell office:value-type="string">
            <text:p>host=187.1.206.70</text:p>
          </table:table-cell>
          <table:table-cell table:number-columns-repeated="2" office:value-type="float" office:value="6.46756">
            <text:p>6.46756</text:p>
          </table:table-cell>
          <table:table-cell table:number-columns-repeated="2"/>
        </table:table-row>
        <table:table-row table:style-name="ro1">
          <table:table-cell office:value-type="string">
            <text:p>host=201.141.39.179</text:p>
          </table:table-cell>
          <table:table-cell table:number-columns-repeated="2" office:value-type="float" office:value="6.46756">
            <text:p>6.46756</text:p>
          </table:table-cell>
          <table:table-cell table:number-columns-repeated="2"/>
        </table:table-row>
        <table:table-row table:style-name="ro1">
          <table:table-cell office:value-type="string">
            <text:p>host=98.219.73.111</text:p>
          </table:table-cell>
          <table:table-cell table:number-columns-repeated="2" office:value-type="float" office:value="6.53369">
            <text:p>6.53369</text:p>
          </table:table-cell>
          <table:table-cell table:number-columns-repeated="2"/>
        </table:table-row>
        <table:table-row table:style-name="ro1">
          <table:table-cell office:value-type="string">
            <text:p>host=72.47.248.86</text:p>
          </table:table-cell>
          <table:table-cell table:number-columns-repeated="2" office:value-type="float" office:value="6.64087">
            <text:p>6.64087</text:p>
          </table:table-cell>
          <table:table-cell table:number-columns-repeated="2"/>
        </table:table-row>
        <table:table-row table:style-name="ro1">
          <table:table-cell office:value-type="string">
            <text:p>host=94.116.17.173</text:p>
          </table:table-cell>
          <table:table-cell table:number-columns-repeated="2" office:value-type="float" office:value="6.65957">
            <text:p>6.65957</text:p>
          </table:table-cell>
          <table:table-cell table:number-columns-repeated="2"/>
        </table:table-row>
        <table:table-row table:style-name="ro1">
          <table:table-cell office:value-type="string">
            <text:p>host=121.79.33.184</text:p>
          </table:table-cell>
          <table:table-cell table:number-columns-repeated="2" office:value-type="float" office:value="6.71821">
            <text:p>6.71821</text:p>
          </table:table-cell>
          <table:table-cell table:number-columns-repeated="2"/>
        </table:table-row>
        <table:table-row table:style-name="ro1">
          <table:table-cell office:value-type="string">
            <text:p>host=71.117.189.137</text:p>
          </table:table-cell>
          <table:table-cell table:number-columns-repeated="2" office:value-type="float" office:value="6.71821">
            <text:p>6.71821</text:p>
          </table:table-cell>
          <table:table-cell table:number-columns-repeated="2"/>
        </table:table-row>
        <table:table-row table:style-name="ro1">
          <table:table-cell office:value-type="string">
            <text:p>host=65.55.109.101</text:p>
          </table:table-cell>
          <table:table-cell table:number-columns-repeated="2" office:value-type="float" office:value="6.73165">
            <text:p>6.73165</text:p>
          </table:table-cell>
          <table:table-cell table:number-columns-repeated="2"/>
        </table:table-row>
        <table:table-row table:style-name="ro1">
          <table:table-cell office:value-type="string">
            <text:p>host=65.55.107.208</text:p>
          </table:table-cell>
          <table:table-cell table:number-columns-repeated="2" office:value-type="float" office:value="6.82479">
            <text:p>6.82479</text:p>
          </table:table-cell>
          <table:table-cell table:number-columns-repeated="2"/>
        </table:table-row>
        <table:table-row table:style-name="ro1">
          <table:table-cell office:value-type="string">
            <text:p>host=65.55.110.35</text:p>
          </table:table-cell>
          <table:table-cell table:number-columns-repeated="2" office:value-type="float" office:value="6.82479">
            <text:p>6.82479</text:p>
          </table:table-cell>
          <table:table-cell table:number-columns-repeated="2"/>
        </table:table-row>
        <table:table-row table:style-name="ro1">
          <table:table-cell office:value-type="string">
            <text:p>host=65.55.109.12</text:p>
          </table:table-cell>
          <table:table-cell table:number-columns-repeated="2" office:value-type="float" office:value="6.88313">
            <text:p>6.88313</text:p>
          </table:table-cell>
          <table:table-cell table:number-columns-repeated="2"/>
        </table:table-row>
        <table:table-row table:style-name="ro1">
          <table:table-cell office:value-type="string">
            <text:p>host=123.125.64.15</text:p>
          </table:table-cell>
          <table:table-cell table:number-columns-repeated="2" office:value-type="float" office:value="7.15647">
            <text:p>7.15647</text:p>
          </table:table-cell>
          <table:table-cell table:number-columns-repeated="2"/>
        </table:table-row>
        <table:table-row table:style-name="ro1">
          <table:table-cell office:value-type="string">
            <text:p>host=69.92.7.226</text:p>
          </table:table-cell>
          <table:table-cell table:number-columns-repeated="2" office:value-type="float" office:value="7.15647">
            <text:p>7.15647</text:p>
          </table:table-cell>
          <table:table-cell table:number-columns-repeated="2"/>
        </table:table-row>
        <table:table-row table:style-name="ro1">
          <table:table-cell office:value-type="string">
            <text:p>host=165.235.137.161</text:p>
          </table:table-cell>
          <table:table-cell table:number-columns-repeated="2" office:value-type="float" office:value="7.18971">
            <text:p>7.18971</text:p>
          </table:table-cell>
          <table:table-cell table:number-columns-repeated="2"/>
        </table:table-row>
        <table:table-row table:style-name="ro1">
          <table:table-cell office:value-type="string">
            <text:p>host=220.181.7.54</text:p>
          </table:table-cell>
          <table:table-cell table:number-columns-repeated="2" office:value-type="float" office:value="7.18971">
            <text:p>7.18971</text:p>
          </table:table-cell>
          <table:table-cell table:number-columns-repeated="2"/>
        </table:table-row>
        <table:table-row table:style-name="ro1">
          <table:table-cell office:value-type="string">
            <text:p>host=65.55.106.120</text:p>
          </table:table-cell>
          <table:table-cell table:number-columns-repeated="2" office:value-type="float" office:value="7.19802">
            <text:p>7.19802</text:p>
          </table:table-cell>
          <table:table-cell table:number-columns-repeated="2"/>
        </table:table-row>
        <table:table-row table:style-name="ro1">
          <table:table-cell office:value-type="string">
            <text:p>host=65.55.106.243</text:p>
          </table:table-cell>
          <table:table-cell table:number-columns-repeated="2" office:value-type="float" office:value="7.21796">
            <text:p>7.21796</text:p>
          </table:table-cell>
          <table:table-cell table:number-columns-repeated="2"/>
        </table:table-row>
        <table:table-row table:style-name="ro1">
          <table:table-cell office:value-type="string">
            <text:p>host=68.42.128.66</text:p>
          </table:table-cell>
          <table:table-cell table:number-columns-repeated="2" office:value-type="float" office:value="7.21796">
            <text:p>7.21796</text:p>
          </table:table-cell>
          <table:table-cell table:number-columns-repeated="2"/>
        </table:table-row>
        <table:table-row table:style-name="ro1">
          <table:table-cell office:value-type="string">
            <text:p>host=89.7.143.212</text:p>
          </table:table-cell>
          <table:table-cell table:number-columns-repeated="2" office:value-type="float" office:value="7.27224">
            <text:p>7.27224</text:p>
          </table:table-cell>
          <table:table-cell table:number-columns-repeated="2"/>
        </table:table-row>
        <table:table-row table:style-name="ro1">
          <table:table-cell office:value-type="string">
            <text:p>host=65.55.110.173</text:p>
          </table:table-cell>
          <table:table-cell table:number-columns-repeated="2" office:value-type="float" office:value="7.29284">
            <text:p>7.29284</text:p>
          </table:table-cell>
          <table:table-cell table:number-columns-repeated="2"/>
        </table:table-row>
        <table:table-row table:style-name="ro1">
          <table:table-cell office:value-type="string">
            <text:p>host=74.6.31.163</text:p>
          </table:table-cell>
          <table:table-cell table:number-columns-repeated="2" office:value-type="float" office:value="7.29284">
            <text:p>7.29284</text:p>
          </table:table-cell>
          <table:table-cell table:number-columns-repeated="2"/>
        </table:table-row>
        <table:table-row table:style-name="ro1">
          <table:table-cell office:value-type="string">
            <text:p>host=65.55.110.15</text:p>
          </table:table-cell>
          <table:table-cell table:number-columns-repeated="2" office:value-type="float" office:value="7.30897">
            <text:p>7.30897</text:p>
          </table:table-cell>
          <table:table-cell table:number-columns-repeated="2"/>
        </table:table-row>
        <table:table-row table:style-name="ro1">
          <table:table-cell office:value-type="string">
            <text:p>host=69.171.167.38</text:p>
          </table:table-cell>
          <table:table-cell table:number-columns-repeated="2" office:value-type="float" office:value="7.30897">
            <text:p>7.30897</text:p>
          </table:table-cell>
          <table:table-cell table:number-columns-repeated="2"/>
        </table:table-row>
        <table:table-row table:style-name="ro1">
          <table:table-cell office:value-type="string">
            <text:p>host=98.71.74.42</text:p>
          </table:table-cell>
          <table:table-cell table:number-columns-repeated="2" office:value-type="float" office:value="7.30977">
            <text:p>7.30977</text:p>
          </table:table-cell>
          <table:table-cell table:number-columns-repeated="2"/>
        </table:table-row>
        <table:table-row table:style-name="ro1">
          <table:table-cell office:value-type="string">
            <text:p>host=67.34.189.204</text:p>
          </table:table-cell>
          <table:table-cell table:number-columns-repeated="2" office:value-type="float" office:value="7.341">
            <text:p>7.341</text:p>
          </table:table-cell>
          <table:table-cell table:number-columns-repeated="2"/>
        </table:table-row>
        <table:table-row table:style-name="ro1">
          <table:table-cell office:value-type="string">
            <text:p>host=67.79.5.186</text:p>
          </table:table-cell>
          <table:table-cell table:number-columns-repeated="2" office:value-type="float" office:value="7.341">
            <text:p>7.341</text:p>
          </table:table-cell>
          <table:table-cell table:number-columns-repeated="2"/>
        </table:table-row>
        <table:table-row table:style-name="ro1">
          <table:table-cell office:value-type="string">
            <text:p>host=65.55.110.89</text:p>
          </table:table-cell>
          <table:table-cell table:number-columns-repeated="2" office:value-type="float" office:value="7.40261">
            <text:p>7.40261</text:p>
          </table:table-cell>
          <table:table-cell table:number-columns-repeated="2"/>
        </table:table-row>
        <table:table-row table:style-name="ro1">
          <table:table-cell office:value-type="string">
            <text:p>host=74.6.30.94</text:p>
          </table:table-cell>
          <table:table-cell table:number-columns-repeated="2" office:value-type="float" office:value="7.40261">
            <text:p>7.40261</text:p>
          </table:table-cell>
          <table:table-cell table:number-columns-repeated="2"/>
        </table:table-row>
        <table:table-row table:style-name="ro1">
          <table:table-cell office:value-type="string">
            <text:p>host=71.29.92.181</text:p>
          </table:table-cell>
          <table:table-cell table:number-columns-repeated="2" office:value-type="float" office:value="7.44135">
            <text:p>7.44135</text:p>
          </table:table-cell>
          <table:table-cell table:number-columns-repeated="2"/>
        </table:table-row>
        <table:table-row table:style-name="ro1">
          <table:table-cell office:value-type="string">
            <text:p>host=81.52.143.29</text:p>
          </table:table-cell>
          <table:table-cell table:number-columns-repeated="2" office:value-type="float" office:value="7.44135">
            <text:p>7.44135</text:p>
          </table:table-cell>
          <table:table-cell table:number-columns-repeated="2"/>
        </table:table-row>
        <table:table-row table:style-name="ro1">
          <table:table-cell office:value-type="string">
            <text:p>host=174.129.178.151</text:p>
          </table:table-cell>
          <table:table-cell table:number-columns-repeated="2" office:value-type="float" office:value="7.50535">
            <text:p>7.50535</text:p>
          </table:table-cell>
          <table:table-cell table:number-columns-repeated="2"/>
        </table:table-row>
        <table:table-row table:style-name="ro1">
          <table:table-cell office:value-type="string">
            <text:p>host=189.175.254.236</text:p>
          </table:table-cell>
          <table:table-cell table:number-columns-repeated="2" office:value-type="float" office:value="7.50535">
            <text:p>7.50535</text:p>
          </table:table-cell>
          <table:table-cell table:number-columns-repeated="2"/>
        </table:table-row>
        <table:table-row table:style-name="ro1">
          <table:table-cell office:value-type="string">
            <text:p>host=217.33.79.34</text:p>
          </table:table-cell>
          <table:table-cell table:number-columns-repeated="2" office:value-type="float" office:value="7.50535">
            <text:p>7.50535</text:p>
          </table:table-cell>
          <table:table-cell table:number-columns-repeated="2"/>
        </table:table-row>
        <table:table-row table:style-name="ro1">
          <table:table-cell office:value-type="string">
            <text:p>host=64.187.123.1</text:p>
          </table:table-cell>
          <table:table-cell table:number-columns-repeated="2" office:value-type="float" office:value="7.51616">
            <text:p>7.51616</text:p>
          </table:table-cell>
          <table:table-cell table:number-columns-repeated="2"/>
        </table:table-row>
        <table:table-row table:style-name="ro1">
          <table:table-cell office:value-type="string">
            <text:p>host=65.55.106.109</text:p>
          </table:table-cell>
          <table:table-cell table:number-columns-repeated="2" office:value-type="float" office:value="7.51616">
            <text:p>7.51616</text:p>
          </table:table-cell>
          <table:table-cell table:number-columns-repeated="2"/>
        </table:table-row>
        <table:table-row table:style-name="ro1">
          <table:table-cell office:value-type="string">
            <text:p>host=65.55.106.146</text:p>
          </table:table-cell>
          <table:table-cell table:number-columns-repeated="2" office:value-type="float" office:value="7.51616">
            <text:p>7.51616</text:p>
          </table:table-cell>
          <table:table-cell table:number-columns-repeated="2"/>
        </table:table-row>
        <table:table-row table:style-name="ro1">
          <table:table-cell office:value-type="string">
            <text:p>host=83.244.143.62</text:p>
          </table:table-cell>
          <table:table-cell table:number-columns-repeated="2" office:value-type="float" office:value="7.51616">
            <text:p>7.51616</text:p>
          </table:table-cell>
          <table:table-cell table:number-columns-repeated="2"/>
        </table:table-row>
        <table:table-row table:style-name="ro1">
          <table:table-cell office:value-type="string">
            <text:p>host=142.12.28.110</text:p>
          </table:table-cell>
          <table:table-cell table:number-columns-repeated="2" office:value-type="float" office:value="7.55506">
            <text:p>7.55506</text:p>
          </table:table-cell>
          <table:table-cell table:number-columns-repeated="2"/>
        </table:table-row>
        <table:table-row table:style-name="ro1">
          <table:table-cell office:value-type="string">
            <text:p>host=220.181.7.14</text:p>
          </table:table-cell>
          <table:table-cell table:number-columns-repeated="2" office:value-type="float" office:value="7.55506">
            <text:p>7.55506</text:p>
          </table:table-cell>
          <table:table-cell table:number-columns-repeated="2"/>
        </table:table-row>
        <table:table-row table:style-name="ro1">
          <table:table-cell office:value-type="string">
            <text:p>host=78.178.233.22</text:p>
          </table:table-cell>
          <table:table-cell table:number-columns-repeated="2" office:value-type="float" office:value="7.59287">
            <text:p>7.59287</text:p>
          </table:table-cell>
          <table:table-cell table:number-columns-repeated="2"/>
        </table:table-row>
        <table:table-row table:style-name="ro1">
          <table:table-cell office:value-type="string">
            <text:p>host=65.55.231.71</text:p>
          </table:table-cell>
          <table:table-cell table:number-columns-repeated="2" office:value-type="float" office:value="7.64799">
            <text:p>7.64799</text:p>
          </table:table-cell>
          <table:table-cell table:number-columns-repeated="2"/>
        </table:table-row>
        <table:table-row table:style-name="ro1">
          <table:table-cell office:value-type="string">
            <text:p>host=72.31.11.205</text:p>
          </table:table-cell>
          <table:table-cell table:number-columns-repeated="2" office:value-type="float" office:value="7.64799">
            <text:p>7.64799</text:p>
          </table:table-cell>
          <table:table-cell table:number-columns-repeated="2"/>
        </table:table-row>
        <table:table-row table:style-name="ro1">
          <table:table-cell office:value-type="string">
            <text:p>host=24.183.197.231</text:p>
          </table:table-cell>
          <table:table-cell table:number-columns-repeated="2" office:value-type="float" office:value="7.66123">
            <text:p>7.66123</text:p>
          </table:table-cell>
          <table:table-cell table:number-columns-repeated="2"/>
        </table:table-row>
        <table:table-row table:style-name="ro1">
          <table:table-cell office:value-type="string">
            <text:p>host=68.197.216.23</text:p>
          </table:table-cell>
          <table:table-cell table:number-columns-repeated="2" office:value-type="float" office:value="7.66123">
            <text:p>7.66123</text:p>
          </table:table-cell>
          <table:table-cell table:number-columns-repeated="2"/>
        </table:table-row>
        <table:table-row table:style-name="ro1">
          <table:table-cell office:value-type="string">
            <text:p>host=72.82.104.164</text:p>
          </table:table-cell>
          <table:table-cell table:number-columns-repeated="2" office:value-type="float" office:value="7.711">
            <text:p>7.711</text:p>
          </table:table-cell>
          <table:table-cell table:number-columns-repeated="2"/>
        </table:table-row>
        <table:table-row table:style-name="ro1">
          <table:table-cell office:value-type="string">
            <text:p>host=202.160.178.38</text:p>
          </table:table-cell>
          <table:table-cell table:number-columns-repeated="2" office:value-type="float" office:value="7.7616">
            <text:p>7.7616</text:p>
          </table:table-cell>
          <table:table-cell table:number-columns-repeated="2"/>
        </table:table-row>
        <table:table-row table:style-name="ro1">
          <table:table-cell office:value-type="string">
            <text:p>host=62.56.62.66</text:p>
          </table:table-cell>
          <table:table-cell table:number-columns-repeated="2" office:value-type="float" office:value="7.7616">
            <text:p>7.7616</text:p>
          </table:table-cell>
          <table:table-cell table:number-columns-repeated="2"/>
        </table:table-row>
        <table:table-row table:style-name="ro1">
          <table:table-cell office:value-type="string">
            <text:p>host=65.55.217.33</text:p>
          </table:table-cell>
          <table:table-cell table:number-columns-repeated="2" office:value-type="float" office:value="7.7616">
            <text:p>7.7616</text:p>
          </table:table-cell>
          <table:table-cell table:number-columns-repeated="2"/>
        </table:table-row>
        <table:table-row table:style-name="ro1">
          <table:table-cell office:value-type="string">
            <text:p>host=69.124.208.50</text:p>
          </table:table-cell>
          <table:table-cell table:number-columns-repeated="2" office:value-type="float" office:value="7.76781">
            <text:p>7.76781</text:p>
          </table:table-cell>
          <table:table-cell table:number-columns-repeated="2"/>
        </table:table-row>
        <table:table-row table:style-name="ro1">
          <table:table-cell office:value-type="string">
            <text:p>host=71.190.222.78</text:p>
          </table:table-cell>
          <table:table-cell table:number-columns-repeated="2" office:value-type="float" office:value="7.76781">
            <text:p>7.76781</text:p>
          </table:table-cell>
          <table:table-cell table:number-columns-repeated="2"/>
        </table:table-row>
        <table:table-row table:style-name="ro1">
          <table:table-cell office:value-type="string">
            <text:p>host=189.120.33.60</text:p>
          </table:table-cell>
          <table:table-cell table:number-columns-repeated="2" office:value-type="float" office:value="7.90702">
            <text:p>7.90702</text:p>
          </table:table-cell>
          <table:table-cell table:number-columns-repeated="2"/>
        </table:table-row>
        <table:table-row table:style-name="ro1">
          <table:table-cell office:value-type="string">
            <text:p>host=67.177.145.124</text:p>
          </table:table-cell>
          <table:table-cell table:number-columns-repeated="2" office:value-type="float" office:value="7.90702">
            <text:p>7.90702</text:p>
          </table:table-cell>
          <table:table-cell table:number-columns-repeated="2"/>
        </table:table-row>
        <table:table-row table:style-name="ro1">
          <table:table-cell office:value-type="string">
            <text:p>host=68.13.210.242</text:p>
          </table:table-cell>
          <table:table-cell table:number-columns-repeated="2" office:value-type="float" office:value="7.90702">
            <text:p>7.90702</text:p>
          </table:table-cell>
          <table:table-cell table:number-columns-repeated="2"/>
        </table:table-row>
        <table:table-row table:style-name="ro1">
          <table:table-cell office:value-type="string">
            <text:p>host=75.111.77.97</text:p>
          </table:table-cell>
          <table:table-cell table:number-columns-repeated="2" office:value-type="float" office:value="7.90702">
            <text:p>7.90702</text:p>
          </table:table-cell>
          <table:table-cell table:number-columns-repeated="2"/>
        </table:table-row>
        <table:table-row table:style-name="ro1">
          <table:table-cell office:value-type="string">
            <text:p>host=193.238.31.56</text:p>
          </table:table-cell>
          <table:table-cell table:number-columns-repeated="2" office:value-type="float" office:value="8.04317">
            <text:p>8.04317</text:p>
          </table:table-cell>
          <table:table-cell table:number-columns-repeated="2"/>
        </table:table-row>
        <table:table-row table:style-name="ro1">
          <table:table-cell office:value-type="string">
            <text:p>host=65.55.208.178</text:p>
          </table:table-cell>
          <table:table-cell table:number-columns-repeated="2" office:value-type="float" office:value="8.1269">
            <text:p>8.1269</text:p>
          </table:table-cell>
          <table:table-cell table:number-columns-repeated="2"/>
        </table:table-row>
        <table:table-row table:style-name="ro1">
          <table:table-cell office:value-type="string">
            <text:p>host=78.52.138.156</text:p>
          </table:table-cell>
          <table:table-cell table:number-columns-repeated="2" office:value-type="float" office:value="8.1269">
            <text:p>8.1269</text:p>
          </table:table-cell>
          <table:table-cell table:number-columns-repeated="2"/>
        </table:table-row>
        <table:table-row table:style-name="ro1">
          <table:table-cell office:value-type="string">
            <text:p>host=198.31.196.189</text:p>
          </table:table-cell>
          <table:table-cell table:number-columns-repeated="2" office:value-type="float" office:value="8.23348">
            <text:p>8.23348</text:p>
          </table:table-cell>
          <table:table-cell table:number-columns-repeated="2"/>
        </table:table-row>
        <table:table-row table:style-name="ro1">
          <table:table-cell office:value-type="string">
            <text:p>host=15.203.233.77</text:p>
          </table:table-cell>
          <table:table-cell table:number-columns-repeated="2" office:value-type="float" office:value="8.48407">
            <text:p>8.48407</text:p>
          </table:table-cell>
          <table:table-cell table:number-columns-repeated="2"/>
        </table:table-row>
        <table:table-row table:style-name="ro1">
          <table:table-cell office:value-type="string">
            <text:p>host=67.195.37.122</text:p>
          </table:table-cell>
          <table:table-cell table:number-columns-repeated="2" office:value-type="float" office:value="8.48407">
            <text:p>8.48407</text:p>
          </table:table-cell>
          <table:table-cell table:number-columns-repeated="2"/>
        </table:table-row>
        <table:table-row table:style-name="ro1">
          <table:table-cell office:value-type="string">
            <text:p>host=203.82.91.102</text:p>
          </table:table-cell>
          <table:table-cell table:number-columns-repeated="2" office:value-type="float" office:value="8.57025">
            <text:p>8.57025</text:p>
          </table:table-cell>
          <table:table-cell table:number-columns-repeated="2"/>
        </table:table-row>
        <table:table-row table:style-name="ro1">
          <table:table-cell office:value-type="string">
            <text:p>host=65.55.104.71</text:p>
          </table:table-cell>
          <table:table-cell table:number-columns-repeated="2" office:value-type="float" office:value="8.57025">
            <text:p>8.57025</text:p>
          </table:table-cell>
          <table:table-cell table:number-columns-repeated="2"/>
        </table:table-row>
        <table:table-row table:style-name="ro1">
          <table:table-cell office:value-type="string">
            <text:p>host=65.55.109.146</text:p>
          </table:table-cell>
          <table:table-cell table:number-columns-repeated="2" office:value-type="float" office:value="8.65484">
            <text:p>8.65484</text:p>
          </table:table-cell>
          <table:table-cell table:number-columns-repeated="2"/>
        </table:table-row>
        <table:table-row table:style-name="ro1">
          <table:table-cell office:value-type="string">
            <text:p>host=65.55.109.17</text:p>
          </table:table-cell>
          <table:table-cell table:number-columns-repeated="2" office:value-type="float" office:value="8.65484">
            <text:p>8.65484</text:p>
          </table:table-cell>
          <table:table-cell table:number-columns-repeated="2"/>
        </table:table-row>
        <table:table-row table:style-name="ro1">
          <table:table-cell office:value-type="string">
            <text:p>host=92.60.27.38</text:p>
          </table:table-cell>
          <table:table-cell table:number-columns-repeated="2" office:value-type="float" office:value="8.65484">
            <text:p>8.65484</text:p>
          </table:table-cell>
          <table:table-cell table:number-columns-repeated="2"/>
        </table:table-row>
        <table:table-row table:style-name="ro1">
          <table:table-cell office:value-type="string">
            <text:p>host=123.125.66.48</text:p>
          </table:table-cell>
          <table:table-cell table:number-columns-repeated="2" office:value-type="float" office:value="9.10938">
            <text:p>9.10938</text:p>
          </table:table-cell>
          <table:table-cell table:number-columns-repeated="2"/>
        </table:table-row>
        <table:table-row table:style-name="ro1">
          <table:table-cell office:value-type="string">
            <text:p>host=63.225.21.123</text:p>
          </table:table-cell>
          <table:table-cell table:number-columns-repeated="2" office:value-type="float" office:value="9.16935">
            <text:p>9.16935</text:p>
          </table:table-cell>
          <table:table-cell table:number-columns-repeated="2"/>
        </table:table-row>
        <table:table-row table:style-name="ro1">
          <table:table-cell office:value-type="string">
            <text:p>host=210.196.211.49</text:p>
          </table:table-cell>
          <table:table-cell table:number-columns-repeated="2" office:value-type="float" office:value="9.36136">
            <text:p>9.36136</text:p>
          </table:table-cell>
          <table:table-cell table:number-columns-repeated="2"/>
        </table:table-row>
        <table:table-row table:style-name="ro1">
          <table:table-cell office:value-type="string">
            <text:p>host=187.35.22.167</text:p>
          </table:table-cell>
          <table:table-cell table:number-columns-repeated="2" office:value-type="float" office:value="9.52658">
            <text:p>9.52658</text:p>
          </table:table-cell>
          <table:table-cell table:number-columns-repeated="2"/>
        </table:table-row>
        <table:table-row table:style-name="ro1">
          <table:table-cell office:value-type="string">
            <text:p>host=189.73.140.124</text:p>
          </table:table-cell>
          <table:table-cell table:number-columns-repeated="2" office:value-type="float" office:value="10.21795">
            <text:p>10.21795</text:p>
          </table:table-cell>
          <table:table-cell table:number-columns-repeated="2"/>
        </table:table-row>
        <table:table-row table:style-name="ro1">
          <table:table-cell office:value-type="string">
            <text:p>host=65.55.106.139</text:p>
          </table:table-cell>
          <table:table-cell table:number-columns-repeated="2" office:value-type="float" office:value="10.4696">
            <text:p>10.4696</text:p>
          </table:table-cell>
          <table:table-cell table:number-columns-repeated="2"/>
        </table:table-row>
        <table:table-row table:style-name="ro1">
          <table:table-cell office:value-type="string">
            <text:p>host=65.55.110.58</text:p>
          </table:table-cell>
          <table:table-cell table:number-columns-repeated="2" office:value-type="float" office:value="10.4696">
            <text:p>10.4696</text:p>
          </table:table-cell>
          <table:table-cell table:number-columns-repeated="2"/>
        </table:table-row>
        <table:table-row table:style-name="ro1">
          <table:table-cell office:value-type="string">
            <text:p>host=67.228.158.134</text:p>
          </table:table-cell>
          <table:table-cell table:number-columns-repeated="2" office:value-type="float" office:value="10.93527">
            <text:p>10.93527</text:p>
          </table:table-cell>
          <table:table-cell table:number-columns-repeated="2"/>
        </table:table-row>
        <table:table-row table:style-name="ro1">
          <table:table-cell office:value-type="string">
            <text:p>host=189.102.56.162</text:p>
          </table:table-cell>
          <table:table-cell table:number-columns-repeated="2" office:value-type="float" office:value="11.59129">
            <text:p>11.59129</text:p>
          </table:table-cell>
          <table:table-cell table:number-columns-repeated="2"/>
        </table:table-row>
        <table:table-row table:style-name="ro1">
          <table:table-cell office:value-type="string">
            <text:p>host=192.168.1.198</text:p>
          </table:table-cell>
          <table:table-cell table:number-columns-repeated="2" office:value-type="float" office:value="11.59129">
            <text:p>11.59129</text:p>
          </table:table-cell>
          <table:table-cell table:number-columns-repeated="2"/>
        </table:table-row>
        <table:table-row table:style-name="ro1">
          <table:table-cell office:value-type="string">
            <text:p>host=65.55.109.46</text:p>
          </table:table-cell>
          <table:table-cell table:number-columns-repeated="2" office:value-type="float" office:value="11.59129">
            <text:p>11.59129</text:p>
          </table:table-cell>
          <table:table-cell table:number-columns-repeated="2"/>
        </table:table-row>
        <table:table-row table:style-name="ro1">
          <table:table-cell office:value-type="string">
            <text:p>host=87.187.28.157</text:p>
          </table:table-cell>
          <table:table-cell table:number-columns-repeated="2" office:value-type="float" office:value="11.59129">
            <text:p>11.59129</text:p>
          </table:table-cell>
          <table:table-cell table:number-columns-repeated="2"/>
        </table:table-row>
        <table:table-row table:style-name="ro1">
          <table:table-cell office:value-type="string">
            <text:p>host=210.251.182.36</text:p>
          </table:table-cell>
          <table:table-cell table:number-columns-repeated="2" office:value-type="float" office:value="11.81117">
            <text:p>11.81117</text:p>
          </table:table-cell>
          <table:table-cell table:number-columns-repeated="2"/>
        </table:table-row>
      </table:table>
      <table:table table:name="Sheet1" table:style-name="ta1" table:print="false">
        <table:table-column table:style-name="co3" table:default-cell-style-name="Default"/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>
            <text:p>host=212.152.119.216 -38.35594</text:p>
          </table:table-cell>
          <table:table-cell office:value-type="string">
            <text:p>host=212.152.119.216</text:p>
          </table:table-cell>
          <table:table-cell office:value-type="float" office:value="-38.35594">
            <text:p>-38.35594</text:p>
          </table:table-cell>
          <table:table-cell office:value-type="float" office:value="38.35594">
            <text:p>38.35594</text:p>
          </table:table-cell>
          <table:table-cell table:number-columns-repeated="2"/>
        </table:table-row>
        <table:table-row table:style-name="ro1">
          <table:table-cell office:value-type="string">
            <text:p><text:s text:c="4"/>host=66.249.67.3 -38.35594</text:p>
          </table:table-cell>
          <table:table-cell office:value-type="string">
            <text:p>host=66.249.67.3</text:p>
          </table:table-cell>
          <table:table-cell office:value-type="float" office:value="-38.35594">
            <text:p>-38.35594</text:p>
          </table:table-cell>
          <table:table-cell office:value-type="float" office:value="38.35594">
            <text:p>38.35594</text:p>
          </table:table-cell>
          <table:table-cell/>
          <table:table-cell>
            <draw:frame table:end-cell-address="Sheet1.M21" table:end-x="0.1004in" table:end-y="0.1654in" draw:z-index="0" draw:style-name="gr1" draw:text-style-name="P1" svg:width="6.2988in" svg:height="3.5429in" svg:x="0.0248in" svg:y="0.0008in">
              <draw:object draw:notify-on-update-of-ranges="Sheet1.D1:Sheet1.D1642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string">
            <text:p><text:s text:c="2"/>host=85.19.194.218 -27.08303</text:p>
          </table:table-cell>
          <table:table-cell office:value-type="string">
            <text:p>host=85.19.194.218</text:p>
          </table:table-cell>
          <table:table-cell office:value-type="float" office:value="-27.08303">
            <text:p>-27.08303</text:p>
          </table:table-cell>
          <table:table-cell office:value-type="float" office:value="27.08303">
            <text:p>27.08303</text:p>
          </table:table-cell>
          <table:table-cell table:number-columns-repeated="2"/>
        </table:table-row>
        <table:table-row table:style-name="ro1">
          <table:table-cell office:value-type="string">
            <text:p><text:s text:c="4"/>host=12.38.136.2 -26.92195</text:p>
          </table:table-cell>
          <table:table-cell office:value-type="string">
            <text:p>host=12.38.136.2</text:p>
          </table:table-cell>
          <table:table-cell office:value-type="float" office:value="-26.92195">
            <text:p>-26.92195</text:p>
          </table:table-cell>
          <table:table-cell office:value-type="float" office:value="26.92195">
            <text:p>26.92195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81.52.143.36 -26.56434</text:p>
          </table:table-cell>
          <table:table-cell office:value-type="string">
            <text:p>host=81.52.143.36</text:p>
          </table:table-cell>
          <table:table-cell office:value-type="float" office:value="-26.56434">
            <text:p>-26.56434</text:p>
          </table:table-cell>
          <table:table-cell office:value-type="float" office:value="26.56434">
            <text:p>26.56434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84.252.218.98 -26.56434</text:p>
          </table:table-cell>
          <table:table-cell office:value-type="string">
            <text:p>host=84.252.218.98</text:p>
          </table:table-cell>
          <table:table-cell office:value-type="float" office:value="-26.56434">
            <text:p>-26.56434</text:p>
          </table:table-cell>
          <table:table-cell office:value-type="float" office:value="26.56434">
            <text:p>26.56434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81.52.143.31 -26.40326</text:p>
          </table:table-cell>
          <table:table-cell office:value-type="string">
            <text:p>host=81.52.143.31</text:p>
          </table:table-cell>
          <table:table-cell office:value-type="float" office:value="-26.40326">
            <text:p>-26.40326</text:p>
          </table:table-cell>
          <table:table-cell office:value-type="float" office:value="26.40326">
            <text:p>26.40326</text:p>
          </table:table-cell>
          <table:table-cell table:number-columns-repeated="2"/>
        </table:table-row>
        <table:table-row table:style-name="ro1">
          <table:table-cell office:value-type="string">
            <text:p><text:s/>host=81.215.227.177 -23.93265</text:p>
          </table:table-cell>
          <table:table-cell office:value-type="string">
            <text:p>host=81.215.227.177</text:p>
          </table:table-cell>
          <table:table-cell office:value-type="float" office:value="-23.93265">
            <text:p>-23.93265</text:p>
          </table:table-cell>
          <table:table-cell office:value-type="float" office:value="23.93265">
            <text:p>23.93265</text:p>
          </table:table-cell>
          <table:table-cell table:number-columns-repeated="2"/>
        </table:table-row>
        <table:table-row table:style-name="ro1">
          <table:table-cell office:value-type="string">
            <text:p><text:s/>host=174.133.177.66 -23.77156</text:p>
          </table:table-cell>
          <table:table-cell office:value-type="string">
            <text:p>host=174.133.177.66</text:p>
          </table:table-cell>
          <table:table-cell office:value-type="float" office:value="-23.77156">
            <text:p>-23.77156</text:p>
          </table:table-cell>
          <table:table-cell office:value-type="float" office:value="23.77156">
            <text:p>23.77156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55.106.205 -23.50877</text:p>
          </table:table-cell>
          <table:table-cell office:value-type="string">
            <text:p>host=65.55.106.205</text:p>
          </table:table-cell>
          <table:table-cell office:value-type="float" office:value="-23.50877">
            <text:p>-23.50877</text:p>
          </table:table-cell>
          <table:table-cell office:value-type="float" office:value="23.50877">
            <text:p>23.50877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65.55.109.53 -23.50877</text:p>
          </table:table-cell>
          <table:table-cell office:value-type="string">
            <text:p>host=65.55.109.53</text:p>
          </table:table-cell>
          <table:table-cell office:value-type="float" office:value="-23.50877">
            <text:p>-23.50877</text:p>
          </table:table-cell>
          <table:table-cell office:value-type="float" office:value="23.50877">
            <text:p>23.50877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128.239.97.89 -23.01561</text:p>
          </table:table-cell>
          <table:table-cell office:value-type="string">
            <text:p>host=128.239.97.89</text:p>
          </table:table-cell>
          <table:table-cell office:value-type="float" office:value="-23.01561">
            <text:p>-23.01561</text:p>
          </table:table-cell>
          <table:table-cell office:value-type="float" office:value="23.01561">
            <text:p>23.01561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207.71.25.66 -23.01561</text:p>
          </table:table-cell>
          <table:table-cell office:value-type="string">
            <text:p>host=207.71.25.66</text:p>
          </table:table-cell>
          <table:table-cell office:value-type="float" office:value="-23.01561">
            <text:p>-23.01561</text:p>
          </table:table-cell>
          <table:table-cell office:value-type="float" office:value="23.01561">
            <text:p>23.01561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0.241.22.119 -23.01561</text:p>
          </table:table-cell>
          <table:table-cell office:value-type="string">
            <text:p>host=60.241.22.119</text:p>
          </table:table-cell>
          <table:table-cell office:value-type="float" office:value="-23.01561">
            <text:p>-23.01561</text:p>
          </table:table-cell>
          <table:table-cell office:value-type="float" office:value="23.01561">
            <text:p>23.01561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55.106.181 -23.01561</text:p>
          </table:table-cell>
          <table:table-cell office:value-type="string">
            <text:p>host=65.55.106.181</text:p>
          </table:table-cell>
          <table:table-cell office:value-type="float" office:value="-23.01561">
            <text:p>-23.01561</text:p>
          </table:table-cell>
          <table:table-cell office:value-type="float" office:value="23.01561">
            <text:p>23.01561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189.72.98.86 -22.85453</text:p>
          </table:table-cell>
          <table:table-cell office:value-type="string">
            <text:p>host=189.72.98.86</text:p>
          </table:table-cell>
          <table:table-cell office:value-type="float" office:value="-22.85453">
            <text:p>-22.85453</text:p>
          </table:table-cell>
          <table:table-cell office:value-type="float" office:value="22.85453">
            <text:p>22.85453</text:p>
          </table:table-cell>
          <table:table-cell table:number-columns-repeated="2"/>
        </table:table-row>
        <table:table-row table:style-name="ro1">
          <table:table-cell office:value-type="string">
            <text:p><text:s/>host=190.95.120.245 -20.31325</text:p>
          </table:table-cell>
          <table:table-cell office:value-type="string">
            <text:p>host=190.95.120.245</text:p>
          </table:table-cell>
          <table:table-cell office:value-type="float" office:value="-20.31325">
            <text:p>-20.31325</text:p>
          </table:table-cell>
          <table:table-cell office:value-type="float" office:value="20.31325">
            <text:p>20.31325</text:p>
          </table:table-cell>
          <table:table-cell table:number-columns-repeated="2"/>
        </table:table-row>
        <table:table-row table:style-name="ro1">
          <table:table-cell office:value-type="string">
            <text:p><text:s/>host=193.252.149.13 -20.15970</text:p>
          </table:table-cell>
          <table:table-cell office:value-type="string">
            <text:p>host=193.252.149.13</text:p>
          </table:table-cell>
          <table:table-cell office:value-type="float" office:value="-20.1597">
            <text:p>-20.1597</text:p>
          </table:table-cell>
          <table:table-cell office:value-type="float" office:value="20.1597">
            <text:p>20.1597</text:p>
          </table:table-cell>
          <table:table-cell table:number-columns-repeated="2"/>
        </table:table-row>
        <table:table-row table:style-name="ro1">
          <table:table-cell office:value-type="string">
            <text:p><text:s text:c="4"/>host=65.113.40.1 -20.15970</text:p>
          </table:table-cell>
          <table:table-cell office:value-type="string">
            <text:p>host=65.113.40.1</text:p>
          </table:table-cell>
          <table:table-cell office:value-type="float" office:value="-20.1597">
            <text:p>-20.1597</text:p>
          </table:table-cell>
          <table:table-cell office:value-type="float" office:value="20.1597">
            <text:p>20.1597</text:p>
          </table:table-cell>
          <table:table-cell table:number-columns-repeated="2"/>
        </table:table-row>
        <table:table-row table:style-name="ro1">
          <table:table-cell office:value-type="string">
            <text:p><text:s/>host=112.200.11.174 -19.92741</text:p>
          </table:table-cell>
          <table:table-cell office:value-type="string">
            <text:p>host=112.200.11.174</text:p>
          </table:table-cell>
          <table:table-cell office:value-type="float" office:value="-19.92741">
            <text:p>-19.92741</text:p>
          </table:table-cell>
          <table:table-cell office:value-type="float" office:value="19.92741">
            <text:p>19.92741</text:p>
          </table:table-cell>
          <table:table-cell table:number-columns-repeated="2"/>
        </table:table-row>
        <table:table-row table:style-name="ro1">
          <table:table-cell office:value-type="string">
            <text:p><text:s text:c="4"/>host=212.43.17.2 -19.92741</text:p>
          </table:table-cell>
          <table:table-cell office:value-type="string">
            <text:p>host=212.43.17.2</text:p>
          </table:table-cell>
          <table:table-cell office:value-type="float" office:value="-19.92741">
            <text:p>-19.92741</text:p>
          </table:table-cell>
          <table:table-cell office:value-type="float" office:value="19.92741">
            <text:p>19.92741</text:p>
          </table:table-cell>
          <table:table-cell table:number-columns-repeated="2"/>
        </table:table-row>
        <table:table-row table:style-name="ro1">
          <table:table-cell office:value-type="string">
            <text:p><text:s/>host=118.100.175.14 -19.83663</text:p>
          </table:table-cell>
          <table:table-cell office:value-type="string">
            <text:p>host=118.100.175.14</text:p>
          </table:table-cell>
          <table:table-cell office:value-type="float" office:value="-19.83663">
            <text:p>-19.83663</text:p>
          </table:table-cell>
          <table:table-cell office:value-type="float" office:value="19.83663">
            <text:p>19.83663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55.109.238 -19.83663</text:p>
          </table:table-cell>
          <table:table-cell office:value-type="string">
            <text:p>host=65.55.109.238</text:p>
          </table:table-cell>
          <table:table-cell office:value-type="float" office:value="-19.83663">
            <text:p>-19.83663</text:p>
          </table:table-cell>
          <table:table-cell office:value-type="float" office:value="19.83663">
            <text:p>19.83663</text:p>
          </table:table-cell>
          <table:table-cell table:number-columns-repeated="2"/>
        </table:table-row>
        <table:table-row table:style-name="ro1">
          <table:table-cell office:value-type="string">
            <text:p><text:s/>host=189.25.142.244 -19.76633</text:p>
          </table:table-cell>
          <table:table-cell office:value-type="string">
            <text:p>host=189.25.142.244</text:p>
          </table:table-cell>
          <table:table-cell office:value-type="float" office:value="-19.76633">
            <text:p>-19.76633</text:p>
          </table:table-cell>
          <table:table-cell office:value-type="float" office:value="19.76633">
            <text:p>19.76633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201.92.29.229 -19.76633</text:p>
          </table:table-cell>
          <table:table-cell office:value-type="string">
            <text:p>host=201.92.29.229</text:p>
          </table:table-cell>
          <table:table-cell office:value-type="float" office:value="-19.76633">
            <text:p>-19.76633</text:p>
          </table:table-cell>
          <table:table-cell office:value-type="float" office:value="19.76633">
            <text:p>19.76633</text:p>
          </table:table-cell>
          <table:table-cell table:number-columns-repeated="2"/>
        </table:table-row>
        <table:table-row table:style-name="ro1">
          <table:table-cell office:value-type="string">
            <text:p><text:s/>host=207.69.139.149 -19.76633</text:p>
          </table:table-cell>
          <table:table-cell office:value-type="string">
            <text:p>host=207.69.139.149</text:p>
          </table:table-cell>
          <table:table-cell office:value-type="float" office:value="-19.76633">
            <text:p>-19.76633</text:p>
          </table:table-cell>
          <table:table-cell office:value-type="float" office:value="19.76633">
            <text:p>19.76633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220.181.7.49 -19.68515</text:p>
          </table:table-cell>
          <table:table-cell office:value-type="string">
            <text:p>host=220.181.7.49</text:p>
          </table:table-cell>
          <table:table-cell office:value-type="float" office:value="-19.68515">
            <text:p>-19.68515</text:p>
          </table:table-cell>
          <table:table-cell office:value-type="float" office:value="19.68515">
            <text:p>19.68515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55.208.181 -19.68515</text:p>
          </table:table-cell>
          <table:table-cell office:value-type="string">
            <text:p>host=65.55.208.181</text:p>
          </table:table-cell>
          <table:table-cell office:value-type="float" office:value="-19.68515">
            <text:p>-19.68515</text:p>
          </table:table-cell>
          <table:table-cell office:value-type="float" office:value="19.68515">
            <text:p>19.68515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187.25.44.106 -19.67554</text:p>
          </table:table-cell>
          <table:table-cell office:value-type="string">
            <text:p>host=187.25.44.106</text:p>
          </table:table-cell>
          <table:table-cell office:value-type="float" office:value="-19.67554">
            <text:p>-19.67554</text:p>
          </table:table-cell>
          <table:table-cell office:value-type="float" office:value="19.67554">
            <text:p>19.67554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72.14.195.40 -19.52406</text:p>
          </table:table-cell>
          <table:table-cell office:value-type="string">
            <text:p>host=72.14.195.40</text:p>
          </table:table-cell>
          <table:table-cell office:value-type="float" office:value="-19.52406">
            <text:p>-19.52406</text:p>
          </table:table-cell>
          <table:table-cell office:value-type="float" office:value="19.52406">
            <text:p>19.52406</text:p>
          </table:table-cell>
          <table:table-cell table:number-columns-repeated="2"/>
        </table:table-row>
        <table:table-row table:style-name="ro1">
          <table:table-cell office:value-type="string">
            <text:p>host=209.251.128.198 -19.41181</text:p>
          </table:table-cell>
          <table:table-cell office:value-type="string">
            <text:p>host=209.251.128.198</text:p>
          </table:table-cell>
          <table:table-cell office:value-type="float" office:value="-19.41181">
            <text:p>-19.41181</text:p>
          </table:table-cell>
          <table:table-cell office:value-type="float" office:value="19.41181">
            <text:p>19.41181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55.107.209 -19.41181</text:p>
          </table:table-cell>
          <table:table-cell office:value-type="string">
            <text:p>host=65.55.107.209</text:p>
          </table:table-cell>
          <table:table-cell office:value-type="float" office:value="-19.41181">
            <text:p>-19.41181</text:p>
          </table:table-cell>
          <table:table-cell office:value-type="float" office:value="19.41181">
            <text:p>19.41181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6.155.166.26 -19.41181</text:p>
          </table:table-cell>
          <table:table-cell office:value-type="string">
            <text:p>host=66.155.166.26</text:p>
          </table:table-cell>
          <table:table-cell office:value-type="float" office:value="-19.41181">
            <text:p>-19.41181</text:p>
          </table:table-cell>
          <table:table-cell office:value-type="float" office:value="19.41181">
            <text:p>19.41181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71.49.38.248 -19.41181</text:p>
          </table:table-cell>
          <table:table-cell office:value-type="string">
            <text:p>host=71.49.38.248</text:p>
          </table:table-cell>
          <table:table-cell office:value-type="float" office:value="-19.41181">
            <text:p>-19.41181</text:p>
          </table:table-cell>
          <table:table-cell office:value-type="float" office:value="19.41181">
            <text:p>19.41181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24.46.57.196 -19.32072</text:p>
          </table:table-cell>
          <table:table-cell office:value-type="string">
            <text:p>host=24.46.57.196</text:p>
          </table:table-cell>
          <table:table-cell office:value-type="float" office:value="-19.32072">
            <text:p>-19.32072</text:p>
          </table:table-cell>
          <table:table-cell office:value-type="float" office:value="19.32072">
            <text:p>19.32072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79.102.72.57 -19.32072</text:p>
          </table:table-cell>
          <table:table-cell office:value-type="string">
            <text:p>host=79.102.72.57</text:p>
          </table:table-cell>
          <table:table-cell office:value-type="float" office:value="-19.32072">
            <text:p>-19.32072</text:p>
          </table:table-cell>
          <table:table-cell office:value-type="float" office:value="19.32072">
            <text:p>19.32072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55.109.221 -19.29604</text:p>
          </table:table-cell>
          <table:table-cell office:value-type="string">
            <text:p>host=65.55.109.221</text:p>
          </table:table-cell>
          <table:table-cell office:value-type="float" office:value="-19.29604">
            <text:p>-19.29604</text:p>
          </table:table-cell>
          <table:table-cell office:value-type="float" office:value="19.29604">
            <text:p>19.29604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188.48.235.25 -19.27167</text:p>
          </table:table-cell>
          <table:table-cell office:value-type="string">
            <text:p>host=188.48.235.25</text:p>
          </table:table-cell>
          <table:table-cell office:value-type="float" office:value="-19.27167">
            <text:p>-19.27167</text:p>
          </table:table-cell>
          <table:table-cell office:value-type="float" office:value="19.27167">
            <text:p>19.27167</text:p>
          </table:table-cell>
          <table:table-cell table:number-columns-repeated="2"/>
        </table:table-row>
        <table:table-row table:style-name="ro1">
          <table:table-cell office:value-type="string">
            <text:p>host=200.198.122.205 -19.27167</text:p>
          </table:table-cell>
          <table:table-cell office:value-type="string">
            <text:p>host=200.198.122.205</text:p>
          </table:table-cell>
          <table:table-cell office:value-type="float" office:value="-19.27167">
            <text:p>-19.27167</text:p>
          </table:table-cell>
          <table:table-cell office:value-type="float" office:value="19.27167">
            <text:p>19.27167</text:p>
          </table:table-cell>
          <table:table-cell table:number-columns-repeated="2"/>
        </table:table-row>
        <table:table-row table:style-name="ro1">
          <table:table-cell office:value-type="string">
            <text:p><text:s/>host=82.176.148.142 -19.27167</text:p>
          </table:table-cell>
          <table:table-cell office:value-type="string">
            <text:p>host=82.176.148.142</text:p>
          </table:table-cell>
          <table:table-cell office:value-type="float" office:value="-19.27167">
            <text:p>-19.27167</text:p>
          </table:table-cell>
          <table:table-cell office:value-type="float" office:value="19.27167">
            <text:p>19.27167</text:p>
          </table:table-cell>
          <table:table-cell table:number-columns-repeated="2"/>
        </table:table-row>
        <table:table-row table:style-name="ro1">
          <table:table-cell office:value-type="string">
            <text:p><text:s/>host=141.89.226.149 -19.25931</text:p>
          </table:table-cell>
          <table:table-cell office:value-type="string">
            <text:p>host=141.89.226.149</text:p>
          </table:table-cell>
          <table:table-cell office:value-type="float" office:value="-19.25931">
            <text:p>-19.25931</text:p>
          </table:table-cell>
          <table:table-cell office:value-type="float" office:value="19.25931">
            <text:p>19.25931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203.82.42.37 -19.25931</text:p>
          </table:table-cell>
          <table:table-cell office:value-type="string">
            <text:p>host=203.82.42.37</text:p>
          </table:table-cell>
          <table:table-cell office:value-type="float" office:value="-19.25931">
            <text:p>-19.25931</text:p>
          </table:table-cell>
          <table:table-cell office:value-type="float" office:value="19.25931">
            <text:p>19.25931</text:p>
          </table:table-cell>
          <table:table-cell table:number-columns-repeated="2"/>
        </table:table-row>
        <table:table-row table:style-name="ro1">
          <table:table-cell office:value-type="string">
            <text:p><text:s/>host=82.170.233.189 -19.25931</text:p>
          </table:table-cell>
          <table:table-cell office:value-type="string">
            <text:p>host=82.170.233.189</text:p>
          </table:table-cell>
          <table:table-cell office:value-type="float" office:value="-19.25931">
            <text:p>-19.25931</text:p>
          </table:table-cell>
          <table:table-cell office:value-type="float" office:value="19.25931">
            <text:p>19.25931</text:p>
          </table:table-cell>
          <table:table-cell table:number-columns-repeated="2"/>
        </table:table-row>
        <table:table-row table:style-name="ro1">
          <table:table-cell office:value-type="string">
            <text:p><text:s/>host=58.168.144.116 -19.25851</text:p>
          </table:table-cell>
          <table:table-cell office:value-type="string">
            <text:p>host=58.168.144.116</text:p>
          </table:table-cell>
          <table:table-cell office:value-type="float" office:value="-19.25851">
            <text:p>-19.25851</text:p>
          </table:table-cell>
          <table:table-cell office:value-type="float" office:value="19.25851">
            <text:p>19.25851</text:p>
          </table:table-cell>
          <table:table-cell table:number-columns-repeated="2"/>
        </table:table-row>
        <table:table-row table:style-name="ro1">
          <table:table-cell office:value-type="string">
            <text:p><text:s/>host=206.125.167.45 -19.25073</text:p>
          </table:table-cell>
          <table:table-cell office:value-type="string">
            <text:p>host=206.125.167.45</text:p>
          </table:table-cell>
          <table:table-cell office:value-type="float" office:value="-19.25073">
            <text:p>-19.25073</text:p>
          </table:table-cell>
          <table:table-cell office:value-type="float" office:value="19.25073">
            <text:p>19.25073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55.106.218 -19.25073</text:p>
          </table:table-cell>
          <table:table-cell office:value-type="string">
            <text:p>host=65.55.106.218</text:p>
          </table:table-cell>
          <table:table-cell office:value-type="float" office:value="-19.25073">
            <text:p>-19.25073</text:p>
          </table:table-cell>
          <table:table-cell office:value-type="float" office:value="19.25073">
            <text:p>19.25073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55.110.221 -19.25073</text:p>
          </table:table-cell>
          <table:table-cell office:value-type="string">
            <text:p>host=65.55.110.221</text:p>
          </table:table-cell>
          <table:table-cell office:value-type="float" office:value="-19.25073">
            <text:p>-19.25073</text:p>
          </table:table-cell>
          <table:table-cell office:value-type="float" office:value="19.25073">
            <text:p>19.25073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66.249.66.84 -19.25073</text:p>
          </table:table-cell>
          <table:table-cell office:value-type="string">
            <text:p>host=66.249.66.84</text:p>
          </table:table-cell>
          <table:table-cell office:value-type="float" office:value="-19.25073">
            <text:p>-19.25073</text:p>
          </table:table-cell>
          <table:table-cell office:value-type="float" office:value="19.25073">
            <text:p>19.25073</text:p>
          </table:table-cell>
          <table:table-cell table:number-columns-repeated="2"/>
        </table:table-row>
        <table:table-row table:style-name="ro1">
          <table:table-cell office:value-type="string">
            <text:p><text:s/>host=65.188.139.126 -19.22728</text:p>
          </table:table-cell>
          <table:table-cell office:value-type="string">
            <text:p>host=65.188.139.126</text:p>
          </table:table-cell>
          <table:table-cell office:value-type="float" office:value="-19.22728">
            <text:p>-19.22728</text:p>
          </table:table-cell>
          <table:table-cell office:value-type="float" office:value="19.22728">
            <text:p>19.22728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55.106.228 -19.22728</text:p>
          </table:table-cell>
          <table:table-cell office:value-type="string">
            <text:p>host=65.55.106.228</text:p>
          </table:table-cell>
          <table:table-cell office:value-type="float" office:value="-19.22728">
            <text:p>-19.22728</text:p>
          </table:table-cell>
          <table:table-cell office:value-type="float" office:value="19.22728">
            <text:p>19.22728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65.55.109.50 -19.20918</text:p>
          </table:table-cell>
          <table:table-cell office:value-type="string">
            <text:p>host=65.55.109.50</text:p>
          </table:table-cell>
          <table:table-cell office:value-type="float" office:value="-19.20918">
            <text:p>-19.20918</text:p>
          </table:table-cell>
          <table:table-cell office:value-type="float" office:value="19.20918">
            <text:p>19.20918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55.208.188 -19.18923</text:p>
          </table:table-cell>
          <table:table-cell office:value-type="string">
            <text:p>host=65.55.208.188</text:p>
          </table:table-cell>
          <table:table-cell office:value-type="float" office:value="-19.18923">
            <text:p>-19.18923</text:p>
          </table:table-cell>
          <table:table-cell office:value-type="float" office:value="19.18923">
            <text:p>19.18923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95.96.204.241 -19.18923</text:p>
          </table:table-cell>
          <table:table-cell office:value-type="string">
            <text:p>host=95.96.204.241</text:p>
          </table:table-cell>
          <table:table-cell office:value-type="float" office:value="-19.18923">
            <text:p>-19.18923</text:p>
          </table:table-cell>
          <table:table-cell office:value-type="float" office:value="19.18923">
            <text:p>19.18923</text:p>
          </table:table-cell>
          <table:table-cell table:number-columns-repeated="2"/>
        </table:table-row>
        <table:table-row table:style-name="ro1">
          <table:table-cell office:value-type="string">
            <text:p><text:s/>host=198.161.31.164 -19.17767</text:p>
          </table:table-cell>
          <table:table-cell office:value-type="string">
            <text:p>host=198.161.31.164</text:p>
          </table:table-cell>
          <table:table-cell office:value-type="float" office:value="-19.17767">
            <text:p>-19.17767</text:p>
          </table:table-cell>
          <table:table-cell office:value-type="float" office:value="19.17767">
            <text:p>19.17767</text:p>
          </table:table-cell>
          <table:table-cell table:number-columns-repeated="2"/>
        </table:table-row>
        <table:table-row table:style-name="ro1">
          <table:table-cell office:value-type="string">
            <text:p><text:s/>host=198.54.202.210 -19.17767</text:p>
          </table:table-cell>
          <table:table-cell office:value-type="string">
            <text:p>host=198.54.202.210</text:p>
          </table:table-cell>
          <table:table-cell office:value-type="float" office:value="-19.17767">
            <text:p>-19.17767</text:p>
          </table:table-cell>
          <table:table-cell office:value-type="float" office:value="19.17767">
            <text:p>19.17767</text:p>
          </table:table-cell>
          <table:table-cell table:number-columns-repeated="2"/>
        </table:table-row>
        <table:table-row table:style-name="ro1">
          <table:table-cell office:value-type="string">
            <text:p><text:s/>host=67.187.134.214 -19.17767</text:p>
          </table:table-cell>
          <table:table-cell office:value-type="string">
            <text:p>host=67.187.134.214</text:p>
          </table:table-cell>
          <table:table-cell office:value-type="float" office:value="-19.17767">
            <text:p>-19.17767</text:p>
          </table:table-cell>
          <table:table-cell office:value-type="float" office:value="19.17767">
            <text:p>19.17767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55.107.203 -19.16567</text:p>
          </table:table-cell>
          <table:table-cell office:value-type="string">
            <text:p>host=65.55.107.203</text:p>
          </table:table-cell>
          <table:table-cell office:value-type="float" office:value="-19.16567">
            <text:p>-19.16567</text:p>
          </table:table-cell>
          <table:table-cell office:value-type="float" office:value="19.16567">
            <text:p>19.16567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7.228.53.210 -19.16567</text:p>
          </table:table-cell>
          <table:table-cell office:value-type="string">
            <text:p>host=67.228.53.210</text:p>
          </table:table-cell>
          <table:table-cell office:value-type="float" office:value="-19.16567">
            <text:p>-19.16567</text:p>
          </table:table-cell>
          <table:table-cell office:value-type="float" office:value="19.16567">
            <text:p>19.16567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55.110.146 -19.09823</text:p>
          </table:table-cell>
          <table:table-cell office:value-type="string">
            <text:p>host=65.55.110.146</text:p>
          </table:table-cell>
          <table:table-cell office:value-type="float" office:value="-19.09823">
            <text:p>-19.09823</text:p>
          </table:table-cell>
          <table:table-cell office:value-type="float" office:value="19.09823">
            <text:p>19.09823</text:p>
          </table:table-cell>
          <table:table-cell table:number-columns-repeated="2"/>
        </table:table-row>
        <table:table-row table:style-name="ro1">
          <table:table-cell office:value-type="string">
            <text:p><text:s text:c="4"/>host=83.24.53.52 -19.09823</text:p>
          </table:table-cell>
          <table:table-cell office:value-type="string">
            <text:p>host=83.24.53.52</text:p>
          </table:table-cell>
          <table:table-cell office:value-type="float" office:value="-19.09823">
            <text:p>-19.09823</text:p>
          </table:table-cell>
          <table:table-cell office:value-type="float" office:value="19.09823">
            <text:p>19.09823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87.109.223.79 -19.09743</text:p>
          </table:table-cell>
          <table:table-cell office:value-type="string">
            <text:p>host=87.109.223.79</text:p>
          </table:table-cell>
          <table:table-cell office:value-type="float" office:value="-19.09743">
            <text:p>-19.09743</text:p>
          </table:table-cell>
          <table:table-cell office:value-type="float" office:value="19.09743">
            <text:p>19.09743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35.9.166.145 -19.07197</text:p>
          </table:table-cell>
          <table:table-cell office:value-type="string">
            <text:p>host=35.9.166.145</text:p>
          </table:table-cell>
          <table:table-cell office:value-type="float" office:value="-19.07197">
            <text:p>-19.07197</text:p>
          </table:table-cell>
          <table:table-cell office:value-type="float" office:value="19.07197">
            <text:p>19.07197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217.74.239.62 -19.06293</text:p>
          </table:table-cell>
          <table:table-cell office:value-type="string">
            <text:p>host=217.74.239.62</text:p>
          </table:table-cell>
          <table:table-cell office:value-type="float" office:value="-19.06293">
            <text:p>-19.06293</text:p>
          </table:table-cell>
          <table:table-cell office:value-type="float" office:value="19.06293">
            <text:p>19.06293</text:p>
          </table:table-cell>
          <table:table-cell table:number-columns-repeated="2"/>
        </table:table-row>
        <table:table-row table:style-name="ro1">
          <table:table-cell office:value-type="string">
            <text:p><text:s/>host=220.181.61.192 -19.06293</text:p>
          </table:table-cell>
          <table:table-cell office:value-type="string">
            <text:p>host=220.181.61.192</text:p>
          </table:table-cell>
          <table:table-cell office:value-type="float" office:value="-19.06293">
            <text:p>-19.06293</text:p>
          </table:table-cell>
          <table:table-cell office:value-type="float" office:value="19.06293">
            <text:p>19.06293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55.106.164 -19.06293</text:p>
          </table:table-cell>
          <table:table-cell office:value-type="string">
            <text:p>host=65.55.106.164</text:p>
          </table:table-cell>
          <table:table-cell office:value-type="float" office:value="-19.06293">
            <text:p>-19.06293</text:p>
          </table:table-cell>
          <table:table-cell office:value-type="float" office:value="19.06293">
            <text:p>19.06293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9.175.11.210 -19.06293</text:p>
          </table:table-cell>
          <table:table-cell office:value-type="string">
            <text:p>host=69.175.11.210</text:p>
          </table:table-cell>
          <table:table-cell office:value-type="float" office:value="-19.06293">
            <text:p>-19.06293</text:p>
          </table:table-cell>
          <table:table-cell office:value-type="float" office:value="19.06293">
            <text:p>19.06293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55.208.186 -19.01658</text:p>
          </table:table-cell>
          <table:table-cell office:value-type="string">
            <text:p>host=65.55.208.186</text:p>
          </table:table-cell>
          <table:table-cell office:value-type="float" office:value="-19.01658">
            <text:p>-19.01658</text:p>
          </table:table-cell>
          <table:table-cell office:value-type="float" office:value="19.01658">
            <text:p>19.01658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65.55.51.112 -19.01658</text:p>
          </table:table-cell>
          <table:table-cell office:value-type="string">
            <text:p>host=65.55.51.112</text:p>
          </table:table-cell>
          <table:table-cell office:value-type="float" office:value="-19.01658">
            <text:p>-19.01658</text:p>
          </table:table-cell>
          <table:table-cell office:value-type="float" office:value="19.01658">
            <text:p>19.01658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55.107.233 -19.01322</text:p>
          </table:table-cell>
          <table:table-cell office:value-type="string">
            <text:p>host=65.55.107.233</text:p>
          </table:table-cell>
          <table:table-cell office:value-type="float" office:value="-19.01322">
            <text:p>-19.01322</text:p>
          </table:table-cell>
          <table:table-cell office:value-type="float" office:value="19.01322">
            <text:p>19.01322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201.5.213.166 -19.00459</text:p>
          </table:table-cell>
          <table:table-cell office:value-type="string">
            <text:p>host=201.5.213.166</text:p>
          </table:table-cell>
          <table:table-cell office:value-type="float" office:value="-19.00459">
            <text:p>-19.00459</text:p>
          </table:table-cell>
          <table:table-cell office:value-type="float" office:value="19.00459">
            <text:p>19.00459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201.89.75.109 -19.00459</text:p>
          </table:table-cell>
          <table:table-cell office:value-type="string">
            <text:p>host=201.89.75.109</text:p>
          </table:table-cell>
          <table:table-cell office:value-type="float" office:value="-19.00459">
            <text:p>-19.00459</text:p>
          </table:table-cell>
          <table:table-cell office:value-type="float" office:value="19.00459">
            <text:p>19.00459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61.150.43.98 -19.00459</text:p>
          </table:table-cell>
          <table:table-cell office:value-type="string">
            <text:p>host=61.150.43.98</text:p>
          </table:table-cell>
          <table:table-cell office:value-type="float" office:value="-19.00459">
            <text:p>-19.00459</text:p>
          </table:table-cell>
          <table:table-cell office:value-type="float" office:value="19.00459">
            <text:p>19.00459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65.55.104.61 -18.90184</text:p>
          </table:table-cell>
          <table:table-cell office:value-type="string">
            <text:p>host=65.55.104.61</text:p>
          </table:table-cell>
          <table:table-cell office:value-type="float" office:value="-18.90184">
            <text:p>-18.90184</text:p>
          </table:table-cell>
          <table:table-cell office:value-type="float" office:value="18.90184">
            <text:p>18.90184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83.163.122.73 -18.90184</text:p>
          </table:table-cell>
          <table:table-cell office:value-type="string">
            <text:p>host=83.163.122.73</text:p>
          </table:table-cell>
          <table:table-cell office:value-type="float" office:value="-18.90184">
            <text:p>-18.90184</text:p>
          </table:table-cell>
          <table:table-cell office:value-type="float" office:value="18.90184">
            <text:p>18.90184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155.56.68.216 -18.85728</text:p>
          </table:table-cell>
          <table:table-cell office:value-type="string">
            <text:p>host=155.56.68.216</text:p>
          </table:table-cell>
          <table:table-cell office:value-type="float" office:value="-18.85728">
            <text:p>-18.85728</text:p>
          </table:table-cell>
          <table:table-cell office:value-type="float" office:value="18.85728">
            <text:p>18.85728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71.41.189.66 -18.85728</text:p>
          </table:table-cell>
          <table:table-cell office:value-type="string">
            <text:p>host=71.41.189.66</text:p>
          </table:table-cell>
          <table:table-cell office:value-type="float" office:value="-18.85728">
            <text:p>-18.85728</text:p>
          </table:table-cell>
          <table:table-cell office:value-type="float" office:value="18.85728">
            <text:p>18.85728</text:p>
          </table:table-cell>
          <table:table-cell table:number-columns-repeated="2"/>
        </table:table-row>
        <table:table-row table:style-name="ro1">
          <table:table-cell office:value-type="string">
            <text:p><text:s/>host=87.238.130.200 -18.82716</text:p>
          </table:table-cell>
          <table:table-cell office:value-type="string">
            <text:p>host=87.238.130.200</text:p>
          </table:table-cell>
          <table:table-cell office:value-type="float" office:value="-18.82716">
            <text:p>-18.82716</text:p>
          </table:table-cell>
          <table:table-cell office:value-type="float" office:value="18.82716">
            <text:p>18.82716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220.181.7.44 -18.81433</text:p>
          </table:table-cell>
          <table:table-cell office:value-type="string">
            <text:p>host=220.181.7.44</text:p>
          </table:table-cell>
          <table:table-cell office:value-type="float" office:value="-18.81433">
            <text:p>-18.81433</text:p>
          </table:table-cell>
          <table:table-cell office:value-type="float" office:value="18.81433">
            <text:p>18.81433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220.181.7.46 -18.81433</text:p>
          </table:table-cell>
          <table:table-cell office:value-type="string">
            <text:p>host=220.181.7.46</text:p>
          </table:table-cell>
          <table:table-cell office:value-type="float" office:value="-18.81433">
            <text:p>-18.81433</text:p>
          </table:table-cell>
          <table:table-cell office:value-type="float" office:value="18.81433">
            <text:p>18.81433</text:p>
          </table:table-cell>
          <table:table-cell table:number-columns-repeated="2"/>
        </table:table-row>
        <table:table-row table:style-name="ro1">
          <table:table-cell office:value-type="string">
            <text:p>host=112.200.200.192 -18.80668</text:p>
          </table:table-cell>
          <table:table-cell office:value-type="string">
            <text:p>host=112.200.200.192</text:p>
          </table:table-cell>
          <table:table-cell office:value-type="float" office:value="-18.80668">
            <text:p>-18.80668</text:p>
          </table:table-cell>
          <table:table-cell office:value-type="float" office:value="18.80668">
            <text:p>18.80668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218.18.16.129 -18.80668</text:p>
          </table:table-cell>
          <table:table-cell office:value-type="string">
            <text:p>host=218.18.16.129</text:p>
          </table:table-cell>
          <table:table-cell office:value-type="float" office:value="-18.80668">
            <text:p>-18.80668</text:p>
          </table:table-cell>
          <table:table-cell office:value-type="float" office:value="18.80668">
            <text:p>18.80668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55.106.220 -18.75921</text:p>
          </table:table-cell>
          <table:table-cell office:value-type="string">
            <text:p>host=65.55.106.220</text:p>
          </table:table-cell>
          <table:table-cell office:value-type="float" office:value="-18.75921">
            <text:p>-18.75921</text:p>
          </table:table-cell>
          <table:table-cell office:value-type="float" office:value="18.75921">
            <text:p>18.75921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55.110.213 -18.75921</text:p>
          </table:table-cell>
          <table:table-cell office:value-type="string">
            <text:p>host=65.55.110.213</text:p>
          </table:table-cell>
          <table:table-cell office:value-type="float" office:value="-18.75921">
            <text:p>-18.75921</text:p>
          </table:table-cell>
          <table:table-cell office:value-type="float" office:value="18.75921">
            <text:p>18.75921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91.85.197.210 -18.75921</text:p>
          </table:table-cell>
          <table:table-cell office:value-type="string">
            <text:p>host=91.85.197.210</text:p>
          </table:table-cell>
          <table:table-cell office:value-type="float" office:value="-18.75921">
            <text:p>-18.75921</text:p>
          </table:table-cell>
          <table:table-cell office:value-type="float" office:value="18.75921">
            <text:p>18.75921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220.181.7.28 -18.74262</text:p>
          </table:table-cell>
          <table:table-cell office:value-type="string">
            <text:p>host=220.181.7.28</text:p>
          </table:table-cell>
          <table:table-cell office:value-type="float" office:value="-18.74262">
            <text:p>-18.74262</text:p>
          </table:table-cell>
          <table:table-cell office:value-type="float" office:value="18.74262">
            <text:p>18.74262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55.110.196 -18.74262</text:p>
          </table:table-cell>
          <table:table-cell office:value-type="string">
            <text:p>host=65.55.110.196</text:p>
          </table:table-cell>
          <table:table-cell office:value-type="float" office:value="-18.74262">
            <text:p>-18.74262</text:p>
          </table:table-cell>
          <table:table-cell office:value-type="float" office:value="18.74262">
            <text:p>18.74262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71.63.86.154 -18.69620</text:p>
          </table:table-cell>
          <table:table-cell office:value-type="string">
            <text:p>host=71.63.86.154</text:p>
          </table:table-cell>
          <table:table-cell office:value-type="float" office:value="-18.6962">
            <text:p>-18.6962</text:p>
          </table:table-cell>
          <table:table-cell office:value-type="float" office:value="18.6962">
            <text:p>18.6962</text:p>
          </table:table-cell>
          <table:table-cell table:number-columns-repeated="2"/>
        </table:table-row>
        <table:table-row table:style-name="ro1">
          <table:table-cell office:value-type="string">
            <text:p>host=195.169.201.126 -18.66608</text:p>
          </table:table-cell>
          <table:table-cell office:value-type="string">
            <text:p>host=195.169.201.126</text:p>
          </table:table-cell>
          <table:table-cell office:value-type="float" office:value="-18.66608">
            <text:p>-18.66608</text:p>
          </table:table-cell>
          <table:table-cell office:value-type="float" office:value="18.66608">
            <text:p>18.66608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221.221.9.60 -18.66608</text:p>
          </table:table-cell>
          <table:table-cell office:value-type="string">
            <text:p>host=221.221.9.60</text:p>
          </table:table-cell>
          <table:table-cell office:value-type="float" office:value="-18.66608">
            <text:p>-18.66608</text:p>
          </table:table-cell>
          <table:table-cell office:value-type="float" office:value="18.66608">
            <text:p>18.66608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220.181.7.37 -18.63148</text:p>
          </table:table-cell>
          <table:table-cell office:value-type="string">
            <text:p>host=220.181.7.37</text:p>
          </table:table-cell>
          <table:table-cell office:value-type="float" office:value="-18.63148">
            <text:p>-18.63148</text:p>
          </table:table-cell>
          <table:table-cell office:value-type="float" office:value="18.63148">
            <text:p>18.63148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65.55.110.34 -18.63148</text:p>
          </table:table-cell>
          <table:table-cell office:value-type="string">
            <text:p>host=65.55.110.34</text:p>
          </table:table-cell>
          <table:table-cell office:value-type="float" office:value="-18.63148">
            <text:p>-18.63148</text:p>
          </table:table-cell>
          <table:table-cell office:value-type="float" office:value="18.63148">
            <text:p>18.63148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6.205.100.38 -18.58154</text:p>
          </table:table-cell>
          <table:table-cell office:value-type="string">
            <text:p>host=66.205.100.38</text:p>
          </table:table-cell>
          <table:table-cell office:value-type="float" office:value="-18.58154">
            <text:p>-18.58154</text:p>
          </table:table-cell>
          <table:table-cell office:value-type="float" office:value="18.58154">
            <text:p>18.58154</text:p>
          </table:table-cell>
          <table:table-cell table:number-columns-repeated="2"/>
        </table:table-row>
        <table:table-row table:style-name="ro1">
          <table:table-cell office:value-type="string">
            <text:p><text:s text:c="4"/>host=82.2.11.246 -18.58154</text:p>
          </table:table-cell>
          <table:table-cell office:value-type="string">
            <text:p>host=82.2.11.246</text:p>
          </table:table-cell>
          <table:table-cell office:value-type="float" office:value="-18.58154">
            <text:p>-18.58154</text:p>
          </table:table-cell>
          <table:table-cell office:value-type="float" office:value="18.58154">
            <text:p>18.58154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41.250.41.180 -18.52511</text:p>
          </table:table-cell>
          <table:table-cell office:value-type="string">
            <text:p>host=41.250.41.180</text:p>
          </table:table-cell>
          <table:table-cell office:value-type="float" office:value="-18.52511">
            <text:p>-18.52511</text:p>
          </table:table-cell>
          <table:table-cell office:value-type="float" office:value="18.52511">
            <text:p>18.52511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55.208.184 -18.49797</text:p>
          </table:table-cell>
          <table:table-cell office:value-type="string">
            <text:p>host=65.55.208.184</text:p>
          </table:table-cell>
          <table:table-cell office:value-type="float" office:value="-18.49797">
            <text:p>-18.49797</text:p>
          </table:table-cell>
          <table:table-cell office:value-type="float" office:value="18.49797">
            <text:p>18.49797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72.29.75.247 -18.47039</text:p>
          </table:table-cell>
          <table:table-cell office:value-type="string">
            <text:p>host=72.29.75.247</text:p>
          </table:table-cell>
          <table:table-cell office:value-type="float" office:value="-18.47039">
            <text:p>-18.47039</text:p>
          </table:table-cell>
          <table:table-cell office:value-type="float" office:value="18.47039">
            <text:p>18.47039</text:p>
          </table:table-cell>
          <table:table-cell table:number-columns-repeated="2"/>
        </table:table-row>
        <table:table-row table:style-name="ro1">
          <table:table-cell office:value-type="string">
            <text:p><text:s/>host=189.27.174.231 -18.36403</text:p>
          </table:table-cell>
          <table:table-cell office:value-type="string">
            <text:p>host=189.27.174.231</text:p>
          </table:table-cell>
          <table:table-cell office:value-type="float" office:value="-18.36403">
            <text:p>-18.36403</text:p>
          </table:table-cell>
          <table:table-cell office:value-type="float" office:value="18.36403">
            <text:p>18.36403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65.55.110.21 -18.36403</text:p>
          </table:table-cell>
          <table:table-cell office:value-type="string">
            <text:p>host=65.55.110.21</text:p>
          </table:table-cell>
          <table:table-cell office:value-type="float" office:value="-18.36403">
            <text:p>-18.36403</text:p>
          </table:table-cell>
          <table:table-cell office:value-type="float" office:value="18.36403">
            <text:p>18.36403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7.230.49.168 -18.36403</text:p>
          </table:table-cell>
          <table:table-cell office:value-type="string">
            <text:p>host=67.230.49.168</text:p>
          </table:table-cell>
          <table:table-cell office:value-type="float" office:value="-18.36403">
            <text:p>-18.36403</text:p>
          </table:table-cell>
          <table:table-cell office:value-type="float" office:value="18.36403">
            <text:p>18.36403</text:p>
          </table:table-cell>
          <table:table-cell table:number-columns-repeated="2"/>
        </table:table-row>
        <table:table-row table:style-name="ro1">
          <table:table-cell office:value-type="string">
            <text:p><text:s/>host=117.193.42.252 -18.33689</text:p>
          </table:table-cell>
          <table:table-cell office:value-type="string">
            <text:p>host=117.193.42.252</text:p>
          </table:table-cell>
          <table:table-cell office:value-type="float" office:value="-18.33689">
            <text:p>-18.33689</text:p>
          </table:table-cell>
          <table:table-cell office:value-type="float" office:value="18.33689">
            <text:p>18.33689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212.95.58.207 -18.33689</text:p>
          </table:table-cell>
          <table:table-cell office:value-type="string">
            <text:p>host=212.95.58.207</text:p>
          </table:table-cell>
          <table:table-cell office:value-type="float" office:value="-18.33689">
            <text:p>-18.33689</text:p>
          </table:table-cell>
          <table:table-cell office:value-type="float" office:value="18.33689">
            <text:p>18.33689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65.55.217.22 -18.33689</text:p>
          </table:table-cell>
          <table:table-cell office:value-type="string">
            <text:p>host=65.55.217.22</text:p>
          </table:table-cell>
          <table:table-cell office:value-type="float" office:value="-18.33689">
            <text:p>-18.33689</text:p>
          </table:table-cell>
          <table:table-cell office:value-type="float" office:value="18.33689">
            <text:p>18.33689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70.21.61.180 -18.18469</text:p>
          </table:table-cell>
          <table:table-cell office:value-type="string">
            <text:p>host=70.21.61.180</text:p>
          </table:table-cell>
          <table:table-cell office:value-type="float" office:value="-18.18469">
            <text:p>-18.18469</text:p>
          </table:table-cell>
          <table:table-cell office:value-type="float" office:value="18.18469">
            <text:p>18.18469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189.12.6.236 -18.08421</text:p>
          </table:table-cell>
          <table:table-cell office:value-type="string">
            <text:p>host=189.12.6.236</text:p>
          </table:table-cell>
          <table:table-cell office:value-type="float" office:value="-18.08421">
            <text:p>-18.08421</text:p>
          </table:table-cell>
          <table:table-cell office:value-type="float" office:value="18.08421">
            <text:p>18.08421</text:p>
          </table:table-cell>
          <table:table-cell table:number-columns-repeated="2"/>
        </table:table-row>
        <table:table-row table:style-name="ro1">
          <table:table-cell office:value-type="string">
            <text:p>host=165.222.184.132 -17.99803</text:p>
          </table:table-cell>
          <table:table-cell office:value-type="string">
            <text:p>host=165.222.184.132</text:p>
          </table:table-cell>
          <table:table-cell office:value-type="float" office:value="-17.99803">
            <text:p>-17.99803</text:p>
          </table:table-cell>
          <table:table-cell office:value-type="float" office:value="17.99803">
            <text:p>17.99803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92.241.182.25 -17.99803</text:p>
          </table:table-cell>
          <table:table-cell office:value-type="string">
            <text:p>host=92.241.182.25</text:p>
          </table:table-cell>
          <table:table-cell office:value-type="float" office:value="-17.99803">
            <text:p>-17.99803</text:p>
          </table:table-cell>
          <table:table-cell office:value-type="float" office:value="17.99803">
            <text:p>17.99803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123.125.66.22 -17.92313</text:p>
          </table:table-cell>
          <table:table-cell office:value-type="string">
            <text:p>host=123.125.66.22</text:p>
          </table:table-cell>
          <table:table-cell office:value-type="float" office:value="-17.92313">
            <text:p>-17.92313</text:p>
          </table:table-cell>
          <table:table-cell office:value-type="float" office:value="17.92313">
            <text:p>17.92313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77.95.98.131 -17.92313</text:p>
          </table:table-cell>
          <table:table-cell office:value-type="string">
            <text:p>host=77.95.98.131</text:p>
          </table:table-cell>
          <table:table-cell office:value-type="float" office:value="-17.92313">
            <text:p>-17.92313</text:p>
          </table:table-cell>
          <table:table-cell office:value-type="float" office:value="17.92313">
            <text:p>17.92313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65.55.104.68 -17.83695</text:p>
          </table:table-cell>
          <table:table-cell office:value-type="string">
            <text:p>host=65.55.104.68</text:p>
          </table:table-cell>
          <table:table-cell office:value-type="float" office:value="-17.83695">
            <text:p>-17.83695</text:p>
          </table:table-cell>
          <table:table-cell office:value-type="float" office:value="17.83695">
            <text:p>17.83695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84.24.106.189 -17.75236</text:p>
          </table:table-cell>
          <table:table-cell office:value-type="string">
            <text:p>host=84.24.106.189</text:p>
          </table:table-cell>
          <table:table-cell office:value-type="float" office:value="-17.75236">
            <text:p>-17.75236</text:p>
          </table:table-cell>
          <table:table-cell office:value-type="float" office:value="17.75236">
            <text:p>17.75236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90.177.132.88 -17.75236</text:p>
          </table:table-cell>
          <table:table-cell office:value-type="string">
            <text:p>host=90.177.132.88</text:p>
          </table:table-cell>
          <table:table-cell office:value-type="float" office:value="-17.75236">
            <text:p>-17.75236</text:p>
          </table:table-cell>
          <table:table-cell office:value-type="float" office:value="17.75236">
            <text:p>17.75236</text:p>
          </table:table-cell>
          <table:table-cell table:number-columns-repeated="2"/>
        </table:table-row>
        <table:table-row table:style-name="ro1">
          <table:table-cell office:value-type="string">
            <text:p><text:s/>host=190.135.61.117 -17.55116</text:p>
          </table:table-cell>
          <table:table-cell office:value-type="string">
            <text:p>host=190.135.61.117</text:p>
          </table:table-cell>
          <table:table-cell office:value-type="float" office:value="-17.55116">
            <text:p>-17.55116</text:p>
          </table:table-cell>
          <table:table-cell office:value-type="float" office:value="17.55116">
            <text:p>17.55116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189.46.15.252 -17.39008</text:p>
          </table:table-cell>
          <table:table-cell office:value-type="string">
            <text:p>host=189.46.15.252</text:p>
          </table:table-cell>
          <table:table-cell office:value-type="float" office:value="-17.39008">
            <text:p>-17.39008</text:p>
          </table:table-cell>
          <table:table-cell office:value-type="float" office:value="17.39008">
            <text:p>17.39008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24.166.29.179 -17.39008</text:p>
          </table:table-cell>
          <table:table-cell office:value-type="string">
            <text:p>host=24.166.29.179</text:p>
          </table:table-cell>
          <table:table-cell office:value-type="float" office:value="-17.39008">
            <text:p>-17.39008</text:p>
          </table:table-cell>
          <table:table-cell office:value-type="float" office:value="17.39008">
            <text:p>17.39008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9.63.178.247 -17.39008</text:p>
          </table:table-cell>
          <table:table-cell office:value-type="string">
            <text:p>host=69.63.178.247</text:p>
          </table:table-cell>
          <table:table-cell office:value-type="float" office:value="-17.39008">
            <text:p>-17.39008</text:p>
          </table:table-cell>
          <table:table-cell office:value-type="float" office:value="17.39008">
            <text:p>17.39008</text:p>
          </table:table-cell>
          <table:table-cell table:number-columns-repeated="2"/>
        </table:table-row>
        <table:table-row table:style-name="ro1">
          <table:table-cell office:value-type="string">
            <text:p><text:s text:c="4"/>host=72.14.194.1 -17.39008</text:p>
          </table:table-cell>
          <table:table-cell office:value-type="string">
            <text:p>host=72.14.194.1</text:p>
          </table:table-cell>
          <table:table-cell office:value-type="float" office:value="-17.39008">
            <text:p>-17.39008</text:p>
          </table:table-cell>
          <table:table-cell office:value-type="float" office:value="17.39008">
            <text:p>17.39008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81.52.143.26 -17.39008</text:p>
          </table:table-cell>
          <table:table-cell office:value-type="string">
            <text:p>host=81.52.143.26</text:p>
          </table:table-cell>
          <table:table-cell office:value-type="float" office:value="-17.39008">
            <text:p>-17.39008</text:p>
          </table:table-cell>
          <table:table-cell office:value-type="float" office:value="17.39008">
            <text:p>17.39008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76.252.13.185 -17.23785</text:p>
          </table:table-cell>
          <table:table-cell office:value-type="string">
            <text:p>host=76.252.13.185</text:p>
          </table:table-cell>
          <table:table-cell office:value-type="float" office:value="-17.23785">
            <text:p>-17.23785</text:p>
          </table:table-cell>
          <table:table-cell office:value-type="float" office:value="17.23785">
            <text:p>17.23785</text:p>
          </table:table-cell>
          <table:table-cell table:number-columns-repeated="2"/>
        </table:table-row>
        <table:table-row table:style-name="ro1">
          <table:table-cell office:value-type="string">
            <text:p><text:s text:c="4"/>host=95.69.32.88 -17.23785</text:p>
          </table:table-cell>
          <table:table-cell office:value-type="string">
            <text:p>host=95.69.32.88</text:p>
          </table:table-cell>
          <table:table-cell office:value-type="float" office:value="-17.23785">
            <text:p>-17.23785</text:p>
          </table:table-cell>
          <table:table-cell office:value-type="float" office:value="17.23785">
            <text:p>17.23785</text:p>
          </table:table-cell>
          <table:table-cell table:number-columns-repeated="2"/>
        </table:table-row>
        <table:table-row table:style-name="ro1">
          <table:table-cell office:value-type="string">
            <text:p><text:s/>host=119.63.193.214 -17.20692</text:p>
          </table:table-cell>
          <table:table-cell office:value-type="string">
            <text:p>host=119.63.193.214</text:p>
          </table:table-cell>
          <table:table-cell office:value-type="float" office:value="-17.20692">
            <text:p>-17.20692</text:p>
          </table:table-cell>
          <table:table-cell office:value-type="float" office:value="17.20692">
            <text:p>17.20692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79.11.25.143 -17.20692</text:p>
          </table:table-cell>
          <table:table-cell office:value-type="string">
            <text:p>host=79.11.25.143</text:p>
          </table:table-cell>
          <table:table-cell office:value-type="float" office:value="-17.20692">
            <text:p>-17.20692</text:p>
          </table:table-cell>
          <table:table-cell office:value-type="float" office:value="17.20692">
            <text:p>17.20692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65.55.110.59 -17.04583</text:p>
          </table:table-cell>
          <table:table-cell office:value-type="string">
            <text:p>host=65.55.110.59</text:p>
          </table:table-cell>
          <table:table-cell office:value-type="float" office:value="-17.04583">
            <text:p>-17.04583</text:p>
          </table:table-cell>
          <table:table-cell office:value-type="float" office:value="17.04583">
            <text:p>17.04583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55.208.192 -17.04583</text:p>
          </table:table-cell>
          <table:table-cell office:value-type="string">
            <text:p>host=65.55.208.192</text:p>
          </table:table-cell>
          <table:table-cell office:value-type="float" office:value="-17.04583">
            <text:p>-17.04583</text:p>
          </table:table-cell>
          <table:table-cell office:value-type="float" office:value="17.04583">
            <text:p>17.04583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81.52.143.32 -17.04170</text:p>
          </table:table-cell>
          <table:table-cell office:value-type="string">
            <text:p>host=81.52.143.32</text:p>
          </table:table-cell>
          <table:table-cell office:value-type="float" office:value="-17.0417">
            <text:p>-17.0417</text:p>
          </table:table-cell>
          <table:table-cell office:value-type="float" office:value="17.0417">
            <text:p>17.0417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55.107.180 -16.88062</text:p>
          </table:table-cell>
          <table:table-cell office:value-type="string">
            <text:p>host=65.55.107.180</text:p>
          </table:table-cell>
          <table:table-cell office:value-type="float" office:value="-16.88062">
            <text:p>-16.88062</text:p>
          </table:table-cell>
          <table:table-cell office:value-type="float" office:value="16.88062">
            <text:p>16.88062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71.74.252.189 -16.35033</text:p>
          </table:table-cell>
          <table:table-cell office:value-type="string">
            <text:p>host=71.74.252.189</text:p>
          </table:table-cell>
          <table:table-cell office:value-type="float" office:value="-16.35033">
            <text:p>-16.35033</text:p>
          </table:table-cell>
          <table:table-cell office:value-type="float" office:value="16.35033">
            <text:p>16.35033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8.193.30.112 -16.18924</text:p>
          </table:table-cell>
          <table:table-cell office:value-type="string">
            <text:p>host=68.193.30.112</text:p>
          </table:table-cell>
          <table:table-cell office:value-type="float" office:value="-16.18924">
            <text:p>-16.18924</text:p>
          </table:table-cell>
          <table:table-cell office:value-type="float" office:value="16.18924">
            <text:p>16.18924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193.219.133.3 -15.93760</text:p>
          </table:table-cell>
          <table:table-cell office:value-type="string">
            <text:p>host=193.219.133.3</text:p>
          </table:table-cell>
          <table:table-cell office:value-type="float" office:value="-15.9376">
            <text:p>-15.9376</text:p>
          </table:table-cell>
          <table:table-cell office:value-type="float" office:value="15.9376">
            <text:p>15.9376</text:p>
          </table:table-cell>
          <table:table-cell table:number-columns-repeated="2"/>
        </table:table-row>
        <table:table-row table:style-name="ro1">
          <table:table-cell office:value-type="string">
            <text:p><text:s/>host=189.74.165.204 -15.13035</text:p>
          </table:table-cell>
          <table:table-cell office:value-type="string">
            <text:p>host=189.74.165.204</text:p>
          </table:table-cell>
          <table:table-cell office:value-type="float" office:value="-15.13035">
            <text:p>-15.13035</text:p>
          </table:table-cell>
          <table:table-cell office:value-type="float" office:value="15.13035">
            <text:p>15.13035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64.236.138.2 -14.97699</text:p>
          </table:table-cell>
          <table:table-cell office:value-type="string">
            <text:p>host=64.236.138.2</text:p>
          </table:table-cell>
          <table:table-cell office:value-type="float" office:value="-14.97699">
            <text:p>-14.97699</text:p>
          </table:table-cell>
          <table:table-cell office:value-type="float" office:value="14.97699">
            <text:p>14.97699</text:p>
          </table:table-cell>
          <table:table-cell table:number-columns-repeated="2"/>
        </table:table-row>
        <table:table-row table:style-name="ro1">
          <table:table-cell office:value-type="string">
            <text:p><text:s/>host=91.121.143.209 -14.97699</text:p>
          </table:table-cell>
          <table:table-cell office:value-type="string">
            <text:p>host=91.121.143.209</text:p>
          </table:table-cell>
          <table:table-cell office:value-type="float" office:value="-14.97699">
            <text:p>-14.97699</text:p>
          </table:table-cell>
          <table:table-cell office:value-type="float" office:value="14.97699">
            <text:p>14.97699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65.55.109.98 -14.81591</text:p>
          </table:table-cell>
          <table:table-cell office:value-type="string">
            <text:p>host=65.55.109.98</text:p>
          </table:table-cell>
          <table:table-cell office:value-type="float" office:value="-14.81591">
            <text:p>-14.81591</text:p>
          </table:table-cell>
          <table:table-cell office:value-type="float" office:value="14.81591">
            <text:p>14.81591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70.127.253.90 -14.75711</text:p>
          </table:table-cell>
          <table:table-cell office:value-type="string">
            <text:p>host=70.127.253.90</text:p>
          </table:table-cell>
          <table:table-cell office:value-type="float" office:value="-14.75711">
            <text:p>-14.75711</text:p>
          </table:table-cell>
          <table:table-cell office:value-type="float" office:value="14.75711">
            <text:p>14.75711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65.55.104.75 -14.59603</text:p>
          </table:table-cell>
          <table:table-cell office:value-type="string">
            <text:p>host=65.55.104.75</text:p>
          </table:table-cell>
          <table:table-cell office:value-type="float" office:value="-14.59603">
            <text:p>-14.59603</text:p>
          </table:table-cell>
          <table:table-cell office:value-type="float" office:value="14.59603">
            <text:p>14.59603</text:p>
          </table:table-cell>
          <table:table-cell table:number-columns-repeated="2"/>
        </table:table-row>
        <table:table-row table:style-name="ro1">
          <table:table-cell office:value-type="string">
            <text:p><text:s text:c="4"/>host=58.68.8.190 -14.48945</text:p>
          </table:table-cell>
          <table:table-cell office:value-type="string">
            <text:p>host=58.68.8.190</text:p>
          </table:table-cell>
          <table:table-cell office:value-type="float" office:value="-14.48945">
            <text:p>-14.48945</text:p>
          </table:table-cell>
          <table:table-cell office:value-type="float" office:value="14.48945">
            <text:p>14.48945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82.45.194.232 -14.48945</text:p>
          </table:table-cell>
          <table:table-cell office:value-type="string">
            <text:p>host=82.45.194.232</text:p>
          </table:table-cell>
          <table:table-cell office:value-type="float" office:value="-14.48945">
            <text:p>-14.48945</text:p>
          </table:table-cell>
          <table:table-cell office:value-type="float" office:value="14.48945">
            <text:p>14.48945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84.109.41.133 -14.48945</text:p>
          </table:table-cell>
          <table:table-cell office:value-type="string">
            <text:p>host=84.109.41.133</text:p>
          </table:table-cell>
          <table:table-cell office:value-type="float" office:value="-14.48945">
            <text:p>-14.48945</text:p>
          </table:table-cell>
          <table:table-cell office:value-type="float" office:value="14.48945">
            <text:p>14.48945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55.110.245 -12.07478</text:p>
          </table:table-cell>
          <table:table-cell office:value-type="string">
            <text:p>host=65.55.110.245</text:p>
          </table:table-cell>
          <table:table-cell office:value-type="float" office:value="-12.07478">
            <text:p>-12.07478</text:p>
          </table:table-cell>
          <table:table-cell office:value-type="float" office:value="12.07478">
            <text:p>12.07478</text:p>
          </table:table-cell>
          <table:table-cell table:number-columns-repeated="2"/>
        </table:table-row>
        <table:table-row table:style-name="ro1">
          <table:table-cell office:value-type="string">
            <text:p>host=122.161.184.193 -11.97997</text:p>
          </table:table-cell>
          <table:table-cell office:value-type="string">
            <text:p>host=122.161.184.193</text:p>
          </table:table-cell>
          <table:table-cell office:value-type="float" office:value="-11.97997">
            <text:p>-11.97997</text:p>
          </table:table-cell>
          <table:table-cell office:value-type="float" office:value="11.97997">
            <text:p>11.97997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93.158.148.30 -11.97997</text:p>
          </table:table-cell>
          <table:table-cell office:value-type="string">
            <text:p>host=93.158.148.30</text:p>
          </table:table-cell>
          <table:table-cell office:value-type="float" office:value="-11.97997">
            <text:p>-11.97997</text:p>
          </table:table-cell>
          <table:table-cell office:value-type="float" office:value="11.97997">
            <text:p>11.97997</text:p>
          </table:table-cell>
          <table:table-cell table:number-columns-repeated="2"/>
        </table:table-row>
        <table:table-row table:style-name="ro1">
          <table:table-cell office:value-type="string">
            <text:p><text:s/>host=210.251.182.36 11.81117</text:p>
          </table:table-cell>
          <table:table-cell office:value-type="string">
            <text:p>host=210.251.182.36</text:p>
          </table:table-cell>
          <table:table-cell table:number-columns-repeated="2" office:value-type="float" office:value="11.81117">
            <text:p>11.81117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55.106.244 -11.78766</text:p>
          </table:table-cell>
          <table:table-cell office:value-type="string">
            <text:p>host=65.55.106.244</text:p>
          </table:table-cell>
          <table:table-cell office:value-type="float" office:value="-11.78766">
            <text:p>-11.78766</text:p>
          </table:table-cell>
          <table:table-cell office:value-type="float" office:value="11.78766">
            <text:p>11.78766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65.55.109.70 -11.78766</text:p>
          </table:table-cell>
          <table:table-cell office:value-type="string">
            <text:p>host=65.55.109.70</text:p>
          </table:table-cell>
          <table:table-cell office:value-type="float" office:value="-11.78766">
            <text:p>-11.78766</text:p>
          </table:table-cell>
          <table:table-cell office:value-type="float" office:value="11.78766">
            <text:p>11.78766</text:p>
          </table:table-cell>
          <table:table-cell table:number-columns-repeated="2"/>
        </table:table-row>
        <table:table-row table:style-name="ro1">
          <table:table-cell office:value-type="string">
            <text:p><text:s text:c="4"/>host=91.198.0.10 -11.78766</text:p>
          </table:table-cell>
          <table:table-cell office:value-type="string">
            <text:p>host=91.198.0.10</text:p>
          </table:table-cell>
          <table:table-cell office:value-type="float" office:value="-11.78766">
            <text:p>-11.78766</text:p>
          </table:table-cell>
          <table:table-cell office:value-type="float" office:value="11.78766">
            <text:p>11.78766</text:p>
          </table:table-cell>
          <table:table-cell table:number-columns-repeated="2"/>
        </table:table-row>
        <table:table-row table:style-name="ro1">
          <table:table-cell office:value-type="string">
            <text:p><text:s/>host=189.102.56.162 11.59129</text:p>
          </table:table-cell>
          <table:table-cell office:value-type="string">
            <text:p>host=189.102.56.162</text:p>
          </table:table-cell>
          <table:table-cell table:number-columns-repeated="2" office:value-type="float" office:value="11.59129">
            <text:p>11.59129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192.168.1.198 11.59129</text:p>
          </table:table-cell>
          <table:table-cell office:value-type="string">
            <text:p>host=192.168.1.198</text:p>
          </table:table-cell>
          <table:table-cell table:number-columns-repeated="2" office:value-type="float" office:value="11.59129">
            <text:p>11.59129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65.55.109.46 11.59129</text:p>
          </table:table-cell>
          <table:table-cell office:value-type="string">
            <text:p>host=65.55.109.46</text:p>
          </table:table-cell>
          <table:table-cell table:number-columns-repeated="2" office:value-type="float" office:value="11.59129">
            <text:p>11.59129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87.187.28.157 11.59129</text:p>
          </table:table-cell>
          <table:table-cell office:value-type="string">
            <text:p>host=87.187.28.157</text:p>
          </table:table-cell>
          <table:table-cell table:number-columns-repeated="2" office:value-type="float" office:value="11.59129">
            <text:p>11.59129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55.107.217 -11.58162</text:p>
          </table:table-cell>
          <table:table-cell office:value-type="string">
            <text:p>host=65.55.107.217</text:p>
          </table:table-cell>
          <table:table-cell office:value-type="float" office:value="-11.58162">
            <text:p>-11.58162</text:p>
          </table:table-cell>
          <table:table-cell office:value-type="float" office:value="11.58162">
            <text:p>11.58162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171.71.25.178 -11.55609</text:p>
          </table:table-cell>
          <table:table-cell office:value-type="string">
            <text:p>host=171.71.25.178</text:p>
          </table:table-cell>
          <table:table-cell office:value-type="float" office:value="-11.55609">
            <text:p>-11.55609</text:p>
          </table:table-cell>
          <table:table-cell office:value-type="float" office:value="11.55609">
            <text:p>11.55609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32.97.110.64 -11.55609</text:p>
          </table:table-cell>
          <table:table-cell office:value-type="string">
            <text:p>host=32.97.110.64</text:p>
          </table:table-cell>
          <table:table-cell office:value-type="float" office:value="-11.55609">
            <text:p>-11.55609</text:p>
          </table:table-cell>
          <table:table-cell office:value-type="float" office:value="11.55609">
            <text:p>11.55609</text:p>
          </table:table-cell>
          <table:table-cell table:number-columns-repeated="2"/>
        </table:table-row>
        <table:table-row table:style-name="ro1">
          <table:table-cell office:value-type="string">
            <text:p>host=208.102.134.203 -11.06293</text:p>
          </table:table-cell>
          <table:table-cell office:value-type="string">
            <text:p>host=208.102.134.203</text:p>
          </table:table-cell>
          <table:table-cell office:value-type="float" office:value="-11.06293">
            <text:p>-11.06293</text:p>
          </table:table-cell>
          <table:table-cell office:value-type="float" office:value="11.06293">
            <text:p>11.06293</text:p>
          </table:table-cell>
          <table:table-cell table:number-columns-repeated="2"/>
        </table:table-row>
        <table:table-row table:style-name="ro1">
          <table:table-cell office:value-type="string">
            <text:p><text:s/>host=67.228.158.134 10.93527</text:p>
          </table:table-cell>
          <table:table-cell office:value-type="string">
            <text:p>host=67.228.158.134</text:p>
          </table:table-cell>
          <table:table-cell table:number-columns-repeated="2" office:value-type="float" office:value="10.93527">
            <text:p>10.93527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55.106.139 10.46960</text:p>
          </table:table-cell>
          <table:table-cell office:value-type="string">
            <text:p>host=65.55.106.139</text:p>
          </table:table-cell>
          <table:table-cell table:number-columns-repeated="2" office:value-type="float" office:value="10.4696">
            <text:p>10.4696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65.55.110.58 10.46960</text:p>
          </table:table-cell>
          <table:table-cell office:value-type="string">
            <text:p>host=65.55.110.58</text:p>
          </table:table-cell>
          <table:table-cell table:number-columns-repeated="2" office:value-type="float" office:value="10.4696">
            <text:p>10.4696</text:p>
          </table:table-cell>
          <table:table-cell table:number-columns-repeated="2"/>
        </table:table-row>
        <table:table-row table:style-name="ro1">
          <table:table-cell office:value-type="string">
            <text:p><text:s/>host=189.73.140.124 10.21795</text:p>
          </table:table-cell>
          <table:table-cell office:value-type="string">
            <text:p>host=189.73.140.124</text:p>
          </table:table-cell>
          <table:table-cell table:number-columns-repeated="2" office:value-type="float" office:value="10.21795">
            <text:p>10.21795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187.35.22.167 9.52658</text:p>
          </table:table-cell>
          <table:table-cell office:value-type="string">
            <text:p>host=187.35.22.167</text:p>
          </table:table-cell>
          <table:table-cell table:number-columns-repeated="2" office:value-type="float" office:value="9.52658">
            <text:p>9.52658</text:p>
          </table:table-cell>
          <table:table-cell table:number-columns-repeated="2"/>
        </table:table-row>
        <table:table-row table:style-name="ro1">
          <table:table-cell office:value-type="string">
            <text:p><text:s/>host=210.196.211.49 9.36136</text:p>
          </table:table-cell>
          <table:table-cell office:value-type="string">
            <text:p>host=210.196.211.49</text:p>
          </table:table-cell>
          <table:table-cell table:number-columns-repeated="2" office:value-type="float" office:value="9.36136">
            <text:p>9.36136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3.225.21.123 9.16935</text:p>
          </table:table-cell>
          <table:table-cell office:value-type="string">
            <text:p>host=63.225.21.123</text:p>
          </table:table-cell>
          <table:table-cell table:number-columns-repeated="2" office:value-type="float" office:value="9.16935">
            <text:p>9.16935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123.125.66.48 9.10938</text:p>
          </table:table-cell>
          <table:table-cell office:value-type="string">
            <text:p>host=123.125.66.48</text:p>
          </table:table-cell>
          <table:table-cell table:number-columns-repeated="2" office:value-type="float" office:value="9.10938">
            <text:p>9.10938</text:p>
          </table:table-cell>
          <table:table-cell table:number-columns-repeated="2"/>
        </table:table-row>
        <table:table-row table:style-name="ro1">
          <table:table-cell office:value-type="string">
            <text:p><text:s/>host=198.54.202.226 -8.92440</text:p>
          </table:table-cell>
          <table:table-cell office:value-type="string">
            <text:p>host=198.54.202.226</text:p>
          </table:table-cell>
          <table:table-cell office:value-type="float" office:value="-8.9244">
            <text:p>-8.9244</text:p>
          </table:table-cell>
          <table:table-cell office:value-type="float" office:value="8.9244">
            <text:p>8.9244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55.106.234 -8.92440</text:p>
          </table:table-cell>
          <table:table-cell office:value-type="string">
            <text:p>host=65.55.106.234</text:p>
          </table:table-cell>
          <table:table-cell office:value-type="float" office:value="-8.9244">
            <text:p>-8.9244</text:p>
          </table:table-cell>
          <table:table-cell office:value-type="float" office:value="8.9244">
            <text:p>8.9244</text:p>
          </table:table-cell>
          <table:table-cell table:number-columns-repeated="2"/>
        </table:table-row>
        <table:table-row table:style-name="ro1">
          <table:table-cell office:value-type="string">
            <text:p><text:s/>host=125.27.131.213 -8.87926</text:p>
          </table:table-cell>
          <table:table-cell office:value-type="string">
            <text:p>host=125.27.131.213</text:p>
          </table:table-cell>
          <table:table-cell office:value-type="float" office:value="-8.87926">
            <text:p>-8.87926</text:p>
          </table:table-cell>
          <table:table-cell office:value-type="float" office:value="8.87926">
            <text:p>8.87926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55.109.146 8.65484</text:p>
          </table:table-cell>
          <table:table-cell office:value-type="string">
            <text:p>host=65.55.109.146</text:p>
          </table:table-cell>
          <table:table-cell table:number-columns-repeated="2" office:value-type="float" office:value="8.65484">
            <text:p>8.65484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65.55.109.17 8.65484</text:p>
          </table:table-cell>
          <table:table-cell office:value-type="string">
            <text:p>host=65.55.109.17</text:p>
          </table:table-cell>
          <table:table-cell table:number-columns-repeated="2" office:value-type="float" office:value="8.65484">
            <text:p>8.65484</text:p>
          </table:table-cell>
          <table:table-cell table:number-columns-repeated="2"/>
        </table:table-row>
        <table:table-row table:style-name="ro1">
          <table:table-cell office:value-type="string">
            <text:p><text:s text:c="4"/>host=92.60.27.38 8.65484</text:p>
          </table:table-cell>
          <table:table-cell office:value-type="string">
            <text:p>host=92.60.27.38</text:p>
          </table:table-cell>
          <table:table-cell table:number-columns-repeated="2" office:value-type="float" office:value="8.65484">
            <text:p>8.65484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203.82.91.102 8.57025</text:p>
          </table:table-cell>
          <table:table-cell office:value-type="string">
            <text:p>host=203.82.91.102</text:p>
          </table:table-cell>
          <table:table-cell table:number-columns-repeated="2" office:value-type="float" office:value="8.57025">
            <text:p>8.57025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65.55.104.71 8.57025</text:p>
          </table:table-cell>
          <table:table-cell office:value-type="string">
            <text:p>host=65.55.104.71</text:p>
          </table:table-cell>
          <table:table-cell table:number-columns-repeated="2" office:value-type="float" office:value="8.57025">
            <text:p>8.57025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15.203.233.77 8.48407</text:p>
          </table:table-cell>
          <table:table-cell office:value-type="string">
            <text:p>host=15.203.233.77</text:p>
          </table:table-cell>
          <table:table-cell table:number-columns-repeated="2" office:value-type="float" office:value="8.48407">
            <text:p>8.48407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7.195.37.122 8.48407</text:p>
          </table:table-cell>
          <table:table-cell office:value-type="string">
            <text:p>host=67.195.37.122</text:p>
          </table:table-cell>
          <table:table-cell table:number-columns-repeated="2" office:value-type="float" office:value="8.48407">
            <text:p>8.48407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167.219.0.140 -8.43123</text:p>
          </table:table-cell>
          <table:table-cell office:value-type="string">
            <text:p>host=167.219.0.140</text:p>
          </table:table-cell>
          <table:table-cell office:value-type="float" office:value="-8.43123">
            <text:p>-8.43123</text:p>
          </table:table-cell>
          <table:table-cell office:value-type="float" office:value="8.43123">
            <text:p>8.43123</text:p>
          </table:table-cell>
          <table:table-cell table:number-columns-repeated="2"/>
        </table:table-row>
        <table:table-row table:style-name="ro1">
          <table:table-cell office:value-type="string">
            <text:p><text:s/>host=200.123.139.61 -8.43123</text:p>
          </table:table-cell>
          <table:table-cell office:value-type="string">
            <text:p>host=200.123.139.61</text:p>
          </table:table-cell>
          <table:table-cell office:value-type="float" office:value="-8.43123">
            <text:p>-8.43123</text:p>
          </table:table-cell>
          <table:table-cell office:value-type="float" office:value="8.43123">
            <text:p>8.43123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123.125.66.18 -8.40263</text:p>
          </table:table-cell>
          <table:table-cell office:value-type="string">
            <text:p>host=123.125.66.18</text:p>
          </table:table-cell>
          <table:table-cell office:value-type="float" office:value="-8.40263">
            <text:p>-8.40263</text:p>
          </table:table-cell>
          <table:table-cell office:value-type="float" office:value="8.40263">
            <text:p>8.40263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41.202.93.197 -8.36057</text:p>
          </table:table-cell>
          <table:table-cell office:value-type="string">
            <text:p>host=41.202.93.197</text:p>
          </table:table-cell>
          <table:table-cell office:value-type="float" office:value="-8.36057">
            <text:p>-8.36057</text:p>
          </table:table-cell>
          <table:table-cell office:value-type="float" office:value="8.36057">
            <text:p>8.36057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74.200.246.71 -8.36057</text:p>
          </table:table-cell>
          <table:table-cell office:value-type="string">
            <text:p>host=74.200.246.71</text:p>
          </table:table-cell>
          <table:table-cell office:value-type="float" office:value="-8.36057">
            <text:p>-8.36057</text:p>
          </table:table-cell>
          <table:table-cell office:value-type="float" office:value="8.36057">
            <text:p>8.36057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222.127.87.93 -8.25115</text:p>
          </table:table-cell>
          <table:table-cell office:value-type="string">
            <text:p>host=222.127.87.93</text:p>
          </table:table-cell>
          <table:table-cell office:value-type="float" office:value="-8.25115">
            <text:p>-8.25115</text:p>
          </table:table-cell>
          <table:table-cell office:value-type="float" office:value="8.25115">
            <text:p>8.25115</text:p>
          </table:table-cell>
          <table:table-cell table:number-columns-repeated="2"/>
        </table:table-row>
        <table:table-row table:style-name="ro1">
          <table:table-cell office:value-type="string">
            <text:p><text:s/>host=198.31.196.189 8.23348</text:p>
          </table:table-cell>
          <table:table-cell office:value-type="string">
            <text:p>host=198.31.196.189</text:p>
          </table:table-cell>
          <table:table-cell table:number-columns-repeated="2" office:value-type="float" office:value="8.23348">
            <text:p>8.23348</text:p>
          </table:table-cell>
          <table:table-cell table:number-columns-repeated="2"/>
        </table:table-row>
        <table:table-row table:style-name="ro1">
          <table:table-cell office:value-type="string">
            <text:p>host=202.160.178.174 -8.20701</text:p>
          </table:table-cell>
          <table:table-cell office:value-type="string">
            <text:p>host=202.160.178.174</text:p>
          </table:table-cell>
          <table:table-cell office:value-type="float" office:value="-8.20701">
            <text:p>-8.20701</text:p>
          </table:table-cell>
          <table:table-cell office:value-type="float" office:value="8.20701">
            <text:p>8.20701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209.85.238.36 -8.20701</text:p>
          </table:table-cell>
          <table:table-cell office:value-type="string">
            <text:p>host=209.85.238.36</text:p>
          </table:table-cell>
          <table:table-cell office:value-type="float" office:value="-8.20701">
            <text:p>-8.20701</text:p>
          </table:table-cell>
          <table:table-cell office:value-type="float" office:value="8.20701">
            <text:p>8.20701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55.109.241 -8.20701</text:p>
          </table:table-cell>
          <table:table-cell office:value-type="string">
            <text:p>host=65.55.109.241</text:p>
          </table:table-cell>
          <table:table-cell office:value-type="float" office:value="-8.20701">
            <text:p>-8.20701</text:p>
          </table:table-cell>
          <table:table-cell office:value-type="float" office:value="8.20701">
            <text:p>8.20701</text:p>
          </table:table-cell>
          <table:table-cell table:number-columns-repeated="2"/>
        </table:table-row>
        <table:table-row table:style-name="ro1">
          <table:table-cell office:value-type="string">
            <text:p><text:s/>host=69.156.144.138 -8.20701</text:p>
          </table:table-cell>
          <table:table-cell office:value-type="string">
            <text:p>host=69.156.144.138</text:p>
          </table:table-cell>
          <table:table-cell office:value-type="float" office:value="-8.20701">
            <text:p>-8.20701</text:p>
          </table:table-cell>
          <table:table-cell office:value-type="float" office:value="8.20701">
            <text:p>8.20701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93.122.135.1 -8.20701</text:p>
          </table:table-cell>
          <table:table-cell office:value-type="string">
            <text:p>host=93.122.135.1</text:p>
          </table:table-cell>
          <table:table-cell office:value-type="float" office:value="-8.20701">
            <text:p>-8.20701</text:p>
          </table:table-cell>
          <table:table-cell office:value-type="float" office:value="8.20701">
            <text:p>8.20701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55.208.178 8.12690</text:p>
          </table:table-cell>
          <table:table-cell office:value-type="string">
            <text:p>host=65.55.208.178</text:p>
          </table:table-cell>
          <table:table-cell table:number-columns-repeated="2" office:value-type="float" office:value="8.1269">
            <text:p>8.1269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78.52.138.156 8.12690</text:p>
          </table:table-cell>
          <table:table-cell office:value-type="string">
            <text:p>host=78.52.138.156</text:p>
          </table:table-cell>
          <table:table-cell table:number-columns-repeated="2" office:value-type="float" office:value="8.1269">
            <text:p>8.1269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193.238.31.56 8.04317</text:p>
          </table:table-cell>
          <table:table-cell office:value-type="string">
            <text:p>host=193.238.31.56</text:p>
          </table:table-cell>
          <table:table-cell table:number-columns-repeated="2" office:value-type="float" office:value="8.04317">
            <text:p>8.04317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122.162.69.47 -7.97781</text:p>
          </table:table-cell>
          <table:table-cell office:value-type="string">
            <text:p>host=122.162.69.47</text:p>
          </table:table-cell>
          <table:table-cell office:value-type="float" office:value="-7.97781">
            <text:p>-7.97781</text:p>
          </table:table-cell>
          <table:table-cell office:value-type="float" office:value="7.97781">
            <text:p>7.97781</text:p>
          </table:table-cell>
          <table:table-cell table:number-columns-repeated="2"/>
        </table:table-row>
        <table:table-row table:style-name="ro1">
          <table:table-cell office:value-type="string">
            <text:p><text:s/>host=71.182.235.189 -7.97781</text:p>
          </table:table-cell>
          <table:table-cell office:value-type="string">
            <text:p>host=71.182.235.189</text:p>
          </table:table-cell>
          <table:table-cell office:value-type="float" office:value="-7.97781">
            <text:p>-7.97781</text:p>
          </table:table-cell>
          <table:table-cell office:value-type="float" office:value="7.97781">
            <text:p>7.97781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189.120.33.60 7.90702</text:p>
          </table:table-cell>
          <table:table-cell office:value-type="string">
            <text:p>host=189.120.33.60</text:p>
          </table:table-cell>
          <table:table-cell table:number-columns-repeated="2" office:value-type="float" office:value="7.90702">
            <text:p>7.90702</text:p>
          </table:table-cell>
          <table:table-cell table:number-columns-repeated="2"/>
        </table:table-row>
        <table:table-row table:style-name="ro1">
          <table:table-cell office:value-type="string">
            <text:p><text:s/>host=67.177.145.124 7.90702</text:p>
          </table:table-cell>
          <table:table-cell office:value-type="string">
            <text:p>host=67.177.145.124</text:p>
          </table:table-cell>
          <table:table-cell table:number-columns-repeated="2" office:value-type="float" office:value="7.90702">
            <text:p>7.90702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8.13.210.242 7.90702</text:p>
          </table:table-cell>
          <table:table-cell office:value-type="string">
            <text:p>host=68.13.210.242</text:p>
          </table:table-cell>
          <table:table-cell table:number-columns-repeated="2" office:value-type="float" office:value="7.90702">
            <text:p>7.90702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75.111.77.97 7.90702</text:p>
          </table:table-cell>
          <table:table-cell office:value-type="string">
            <text:p>host=75.111.77.97</text:p>
          </table:table-cell>
          <table:table-cell table:number-columns-repeated="2" office:value-type="float" office:value="7.90702">
            <text:p>7.90702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89.165.61.116 -7.88672</text:p>
          </table:table-cell>
          <table:table-cell office:value-type="string">
            <text:p>host=89.165.61.116</text:p>
          </table:table-cell>
          <table:table-cell office:value-type="float" office:value="-7.88672">
            <text:p>-7.88672</text:p>
          </table:table-cell>
          <table:table-cell office:value-type="float" office:value="7.88672">
            <text:p>7.88672</text:p>
          </table:table-cell>
          <table:table-cell table:number-columns-repeated="2"/>
        </table:table-row>
        <table:table-row table:style-name="ro1">
          <table:table-cell office:value-type="string">
            <text:p><text:s text:c="5"/>host=94.42.1.45 -7.86205</text:p>
          </table:table-cell>
          <table:table-cell office:value-type="string">
            <text:p>host=94.42.1.45</text:p>
          </table:table-cell>
          <table:table-cell office:value-type="float" office:value="-7.86205">
            <text:p>-7.86205</text:p>
          </table:table-cell>
          <table:table-cell office:value-type="float" office:value="7.86205">
            <text:p>7.86205</text:p>
          </table:table-cell>
          <table:table-cell table:number-columns-repeated="2"/>
        </table:table-row>
        <table:table-row table:style-name="ro1">
          <table:table-cell office:value-type="string">
            <text:p>host=210.212.242.166 -7.84145</text:p>
          </table:table-cell>
          <table:table-cell office:value-type="string">
            <text:p>host=210.212.242.166</text:p>
          </table:table-cell>
          <table:table-cell office:value-type="float" office:value="-7.84145">
            <text:p>-7.84145</text:p>
          </table:table-cell>
          <table:table-cell office:value-type="float" office:value="7.84145">
            <text:p>7.84145</text:p>
          </table:table-cell>
          <table:table-cell table:number-columns-repeated="2"/>
        </table:table-row>
        <table:table-row table:style-name="ro1">
          <table:table-cell office:value-type="string">
            <text:p><text:s/>host=220.181.61.234 -7.84145</text:p>
          </table:table-cell>
          <table:table-cell office:value-type="string">
            <text:p>host=220.181.61.234</text:p>
          </table:table-cell>
          <table:table-cell office:value-type="float" office:value="-7.84145">
            <text:p>-7.84145</text:p>
          </table:table-cell>
          <table:table-cell office:value-type="float" office:value="7.84145">
            <text:p>7.84145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55.109.226 -7.83767</text:p>
          </table:table-cell>
          <table:table-cell office:value-type="string">
            <text:p>host=65.55.109.226</text:p>
          </table:table-cell>
          <table:table-cell office:value-type="float" office:value="-7.83767">
            <text:p>-7.83767</text:p>
          </table:table-cell>
          <table:table-cell office:value-type="float" office:value="7.83767">
            <text:p>7.83767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78.60.137.126 -7.83767</text:p>
          </table:table-cell>
          <table:table-cell office:value-type="string">
            <text:p>host=78.60.137.126</text:p>
          </table:table-cell>
          <table:table-cell office:value-type="float" office:value="-7.83767">
            <text:p>-7.83767</text:p>
          </table:table-cell>
          <table:table-cell office:value-type="float" office:value="7.83767">
            <text:p>7.83767</text:p>
          </table:table-cell>
          <table:table-cell table:number-columns-repeated="2"/>
        </table:table-row>
        <table:table-row table:style-name="ro1">
          <table:table-cell office:value-type="string">
            <text:p><text:s/>host=65.213.220.158 -7.82532</text:p>
          </table:table-cell>
          <table:table-cell office:value-type="string">
            <text:p>host=65.213.220.158</text:p>
          </table:table-cell>
          <table:table-cell office:value-type="float" office:value="-7.82532">
            <text:p>-7.82532</text:p>
          </table:table-cell>
          <table:table-cell office:value-type="float" office:value="7.82532">
            <text:p>7.82532</text:p>
          </table:table-cell>
          <table:table-cell table:number-columns-repeated="2"/>
        </table:table-row>
        <table:table-row table:style-name="ro1">
          <table:table-cell office:value-type="string">
            <text:p><text:s/>host=91.197.114.102 -7.82532</text:p>
          </table:table-cell>
          <table:table-cell office:value-type="string">
            <text:p>host=91.197.114.102</text:p>
          </table:table-cell>
          <table:table-cell office:value-type="float" office:value="-7.82532">
            <text:p>-7.82532</text:p>
          </table:table-cell>
          <table:table-cell office:value-type="float" office:value="7.82532">
            <text:p>7.82532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55.106.142 -7.79329</text:p>
          </table:table-cell>
          <table:table-cell office:value-type="string">
            <text:p>host=65.55.106.142</text:p>
          </table:table-cell>
          <table:table-cell office:value-type="float" office:value="-7.79329">
            <text:p>-7.79329</text:p>
          </table:table-cell>
          <table:table-cell office:value-type="float" office:value="7.79329">
            <text:p>7.79329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71.29.91.246 -7.79329</text:p>
          </table:table-cell>
          <table:table-cell office:value-type="string">
            <text:p>host=71.29.91.246</text:p>
          </table:table-cell>
          <table:table-cell office:value-type="float" office:value="-7.79329">
            <text:p>-7.79329</text:p>
          </table:table-cell>
          <table:table-cell office:value-type="float" office:value="7.79329">
            <text:p>7.79329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9.124.208.50 7.76781</text:p>
          </table:table-cell>
          <table:table-cell office:value-type="string">
            <text:p>host=69.124.208.50</text:p>
          </table:table-cell>
          <table:table-cell table:number-columns-repeated="2" office:value-type="float" office:value="7.76781">
            <text:p>7.76781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71.190.222.78 7.76781</text:p>
          </table:table-cell>
          <table:table-cell office:value-type="string">
            <text:p>host=71.190.222.78</text:p>
          </table:table-cell>
          <table:table-cell table:number-columns-repeated="2" office:value-type="float" office:value="7.76781">
            <text:p>7.76781</text:p>
          </table:table-cell>
          <table:table-cell table:number-columns-repeated="2"/>
        </table:table-row>
        <table:table-row table:style-name="ro1">
          <table:table-cell office:value-type="string">
            <text:p><text:s/>host=202.160.178.38 7.76160</text:p>
          </table:table-cell>
          <table:table-cell office:value-type="string">
            <text:p>host=202.160.178.38</text:p>
          </table:table-cell>
          <table:table-cell table:number-columns-repeated="2" office:value-type="float" office:value="7.7616">
            <text:p>7.7616</text:p>
          </table:table-cell>
          <table:table-cell table:number-columns-repeated="2"/>
        </table:table-row>
        <table:table-row table:style-name="ro1">
          <table:table-cell office:value-type="string">
            <text:p><text:s text:c="4"/>host=62.56.62.66 7.76160</text:p>
          </table:table-cell>
          <table:table-cell office:value-type="string">
            <text:p>host=62.56.62.66</text:p>
          </table:table-cell>
          <table:table-cell table:number-columns-repeated="2" office:value-type="float" office:value="7.7616">
            <text:p>7.7616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65.55.217.33 7.76160</text:p>
          </table:table-cell>
          <table:table-cell office:value-type="string">
            <text:p>host=65.55.217.33</text:p>
          </table:table-cell>
          <table:table-cell table:number-columns-repeated="2" office:value-type="float" office:value="7.7616">
            <text:p>7.7616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194.72.238.62 -7.74367</text:p>
          </table:table-cell>
          <table:table-cell office:value-type="string">
            <text:p>host=194.72.238.62</text:p>
          </table:table-cell>
          <table:table-cell office:value-type="float" office:value="-7.74367">
            <text:p>-7.74367</text:p>
          </table:table-cell>
          <table:table-cell office:value-type="float" office:value="7.74367">
            <text:p>7.74367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220.181.7.43 -7.74367</text:p>
          </table:table-cell>
          <table:table-cell office:value-type="string">
            <text:p>host=220.181.7.43</text:p>
          </table:table-cell>
          <table:table-cell office:value-type="float" office:value="-7.74367">
            <text:p>-7.74367</text:p>
          </table:table-cell>
          <table:table-cell office:value-type="float" office:value="7.74367">
            <text:p>7.74367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72.84.250.50 -7.74367</text:p>
          </table:table-cell>
          <table:table-cell office:value-type="string">
            <text:p>host=72.84.250.50</text:p>
          </table:table-cell>
          <table:table-cell office:value-type="float" office:value="-7.74367">
            <text:p>-7.74367</text:p>
          </table:table-cell>
          <table:table-cell office:value-type="float" office:value="7.74367">
            <text:p>7.74367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218.186.12.14 -7.73168</text:p>
          </table:table-cell>
          <table:table-cell office:value-type="string">
            <text:p>host=218.186.12.14</text:p>
          </table:table-cell>
          <table:table-cell office:value-type="float" office:value="-7.73168">
            <text:p>-7.73168</text:p>
          </table:table-cell>
          <table:table-cell office:value-type="float" office:value="7.73168">
            <text:p>7.73168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65.55.104.62 -7.73168</text:p>
          </table:table-cell>
          <table:table-cell office:value-type="string">
            <text:p>host=65.55.104.62</text:p>
          </table:table-cell>
          <table:table-cell office:value-type="float" office:value="-7.73168">
            <text:p>-7.73168</text:p>
          </table:table-cell>
          <table:table-cell office:value-type="float" office:value="7.73168">
            <text:p>7.73168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72.82.104.164 7.71100</text:p>
          </table:table-cell>
          <table:table-cell office:value-type="string">
            <text:p>host=72.82.104.164</text:p>
          </table:table-cell>
          <table:table-cell table:number-columns-repeated="2" office:value-type="float" office:value="7.711">
            <text:p>7.711</text:p>
          </table:table-cell>
          <table:table-cell table:number-columns-repeated="2"/>
        </table:table-row>
        <table:table-row table:style-name="ro1">
          <table:table-cell office:value-type="string">
            <text:p><text:s/>host=24.183.197.231 7.66123</text:p>
          </table:table-cell>
          <table:table-cell office:value-type="string">
            <text:p>host=24.183.197.231</text:p>
          </table:table-cell>
          <table:table-cell table:number-columns-repeated="2" office:value-type="float" office:value="7.66123">
            <text:p>7.66123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8.197.216.23 7.66123</text:p>
          </table:table-cell>
          <table:table-cell office:value-type="string">
            <text:p>host=68.197.216.23</text:p>
          </table:table-cell>
          <table:table-cell table:number-columns-repeated="2" office:value-type="float" office:value="7.66123">
            <text:p>7.66123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65.55.231.71 7.64799</text:p>
          </table:table-cell>
          <table:table-cell office:value-type="string">
            <text:p>host=65.55.231.71</text:p>
          </table:table-cell>
          <table:table-cell table:number-columns-repeated="2" office:value-type="float" office:value="7.64799">
            <text:p>7.64799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72.31.11.205 7.64799</text:p>
          </table:table-cell>
          <table:table-cell office:value-type="string">
            <text:p>host=72.31.11.205</text:p>
          </table:table-cell>
          <table:table-cell table:number-columns-repeated="2" office:value-type="float" office:value="7.64799">
            <text:p>7.64799</text:p>
          </table:table-cell>
          <table:table-cell table:number-columns-repeated="2"/>
        </table:table-row>
        <table:table-row table:style-name="ro1">
          <table:table-cell office:value-type="string">
            <text:p><text:s text:c="4"/>host=94.99.33.11 -7.62893</text:p>
          </table:table-cell>
          <table:table-cell office:value-type="string">
            <text:p>host=94.99.33.11</text:p>
          </table:table-cell>
          <table:table-cell office:value-type="float" office:value="-7.62893">
            <text:p>-7.62893</text:p>
          </table:table-cell>
          <table:table-cell office:value-type="float" office:value="7.62893">
            <text:p>7.62893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78.178.233.22 7.59287</text:p>
          </table:table-cell>
          <table:table-cell office:value-type="string">
            <text:p>host=78.178.233.22</text:p>
          </table:table-cell>
          <table:table-cell table:number-columns-repeated="2" office:value-type="float" office:value="7.59287">
            <text:p>7.59287</text:p>
          </table:table-cell>
          <table:table-cell table:number-columns-repeated="2"/>
        </table:table-row>
        <table:table-row table:style-name="ro1">
          <table:table-cell office:value-type="string">
            <text:p><text:s/>host=122.172.104.12 -7.57922</text:p>
          </table:table-cell>
          <table:table-cell office:value-type="string">
            <text:p>host=122.172.104.12</text:p>
          </table:table-cell>
          <table:table-cell office:value-type="float" office:value="-7.57922">
            <text:p>-7.57922</text:p>
          </table:table-cell>
          <table:table-cell office:value-type="float" office:value="7.57922">
            <text:p>7.57922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189.27.20.174 -7.57922</text:p>
          </table:table-cell>
          <table:table-cell office:value-type="string">
            <text:p>host=189.27.20.174</text:p>
          </table:table-cell>
          <table:table-cell office:value-type="float" office:value="-7.57922">
            <text:p>-7.57922</text:p>
          </table:table-cell>
          <table:table-cell office:value-type="float" office:value="7.57922">
            <text:p>7.57922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217.12.56.201 -7.57922</text:p>
          </table:table-cell>
          <table:table-cell office:value-type="string">
            <text:p>host=217.12.56.201</text:p>
          </table:table-cell>
          <table:table-cell office:value-type="float" office:value="-7.57922">
            <text:p>-7.57922</text:p>
          </table:table-cell>
          <table:table-cell office:value-type="float" office:value="7.57922">
            <text:p>7.57922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142.12.28.110 7.55506</text:p>
          </table:table-cell>
          <table:table-cell office:value-type="string">
            <text:p>host=142.12.28.110</text:p>
          </table:table-cell>
          <table:table-cell table:number-columns-repeated="2" office:value-type="float" office:value="7.55506">
            <text:p>7.55506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220.181.7.14 7.55506</text:p>
          </table:table-cell>
          <table:table-cell office:value-type="string">
            <text:p>host=220.181.7.14</text:p>
          </table:table-cell>
          <table:table-cell table:number-columns-repeated="2" office:value-type="float" office:value="7.55506">
            <text:p>7.55506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64.187.123.1 7.51616</text:p>
          </table:table-cell>
          <table:table-cell office:value-type="string">
            <text:p>host=64.187.123.1</text:p>
          </table:table-cell>
          <table:table-cell table:number-columns-repeated="2" office:value-type="float" office:value="7.51616">
            <text:p>7.51616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55.106.109 7.51616</text:p>
          </table:table-cell>
          <table:table-cell office:value-type="string">
            <text:p>host=65.55.106.109</text:p>
          </table:table-cell>
          <table:table-cell table:number-columns-repeated="2" office:value-type="float" office:value="7.51616">
            <text:p>7.51616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55.106.146 7.51616</text:p>
          </table:table-cell>
          <table:table-cell office:value-type="string">
            <text:p>host=65.55.106.146</text:p>
          </table:table-cell>
          <table:table-cell table:number-columns-repeated="2" office:value-type="float" office:value="7.51616">
            <text:p>7.51616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83.244.143.62 7.51616</text:p>
          </table:table-cell>
          <table:table-cell office:value-type="string">
            <text:p>host=83.244.143.62</text:p>
          </table:table-cell>
          <table:table-cell table:number-columns-repeated="2" office:value-type="float" office:value="7.51616">
            <text:p>7.51616</text:p>
          </table:table-cell>
          <table:table-cell table:number-columns-repeated="2"/>
        </table:table-row>
        <table:table-row table:style-name="ro1">
          <table:table-cell office:value-type="string">
            <text:p>host=174.129.178.151 7.50535</text:p>
          </table:table-cell>
          <table:table-cell office:value-type="string">
            <text:p>host=174.129.178.151</text:p>
          </table:table-cell>
          <table:table-cell table:number-columns-repeated="2" office:value-type="float" office:value="7.50535">
            <text:p>7.50535</text:p>
          </table:table-cell>
          <table:table-cell table:number-columns-repeated="2"/>
        </table:table-row>
        <table:table-row table:style-name="ro1">
          <table:table-cell office:value-type="string">
            <text:p>host=189.175.254.236 7.50535</text:p>
          </table:table-cell>
          <table:table-cell office:value-type="string">
            <text:p>host=189.175.254.236</text:p>
          </table:table-cell>
          <table:table-cell table:number-columns-repeated="2" office:value-type="float" office:value="7.50535">
            <text:p>7.50535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217.33.79.34 7.50535</text:p>
          </table:table-cell>
          <table:table-cell office:value-type="string">
            <text:p>host=217.33.79.34</text:p>
          </table:table-cell>
          <table:table-cell table:number-columns-repeated="2" office:value-type="float" office:value="7.50535">
            <text:p>7.50535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220.181.7.52 -7.45913</text:p>
          </table:table-cell>
          <table:table-cell office:value-type="string">
            <text:p>host=220.181.7.52</text:p>
          </table:table-cell>
          <table:table-cell office:value-type="float" office:value="-7.45913">
            <text:p>-7.45913</text:p>
          </table:table-cell>
          <table:table-cell office:value-type="float" office:value="7.45913">
            <text:p>7.45913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55.109.236 -7.45913</text:p>
          </table:table-cell>
          <table:table-cell office:value-type="string">
            <text:p>host=65.55.109.236</text:p>
          </table:table-cell>
          <table:table-cell office:value-type="float" office:value="-7.45913">
            <text:p>-7.45913</text:p>
          </table:table-cell>
          <table:table-cell office:value-type="float" office:value="7.45913">
            <text:p>7.45913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96.246.108.81 -7.45913</text:p>
          </table:table-cell>
          <table:table-cell office:value-type="string">
            <text:p>host=96.246.108.81</text:p>
          </table:table-cell>
          <table:table-cell office:value-type="float" office:value="-7.45913">
            <text:p>-7.45913</text:p>
          </table:table-cell>
          <table:table-cell office:value-type="float" office:value="7.45913">
            <text:p>7.45913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71.29.92.181 7.44135</text:p>
          </table:table-cell>
          <table:table-cell office:value-type="string">
            <text:p>host=71.29.92.181</text:p>
          </table:table-cell>
          <table:table-cell table:number-columns-repeated="2" office:value-type="float" office:value="7.44135">
            <text:p>7.44135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81.52.143.29 7.44135</text:p>
          </table:table-cell>
          <table:table-cell office:value-type="string">
            <text:p>host=81.52.143.29</text:p>
          </table:table-cell>
          <table:table-cell table:number-columns-repeated="2" office:value-type="float" office:value="7.44135">
            <text:p>7.44135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87.198.242.30 -7.42329</text:p>
          </table:table-cell>
          <table:table-cell office:value-type="string">
            <text:p>host=87.198.242.30</text:p>
          </table:table-cell>
          <table:table-cell office:value-type="float" office:value="-7.42329">
            <text:p>-7.42329</text:p>
          </table:table-cell>
          <table:table-cell office:value-type="float" office:value="7.42329">
            <text:p>7.42329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208.96.54.71 -7.41758</text:p>
          </table:table-cell>
          <table:table-cell office:value-type="string">
            <text:p>host=208.96.54.71</text:p>
          </table:table-cell>
          <table:table-cell office:value-type="float" office:value="-7.41758">
            <text:p>-7.41758</text:p>
          </table:table-cell>
          <table:table-cell office:value-type="float" office:value="7.41758">
            <text:p>7.41758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65.55.37.187 -7.41758</text:p>
          </table:table-cell>
          <table:table-cell office:value-type="string">
            <text:p>host=65.55.37.187</text:p>
          </table:table-cell>
          <table:table-cell office:value-type="float" office:value="-7.41758">
            <text:p>-7.41758</text:p>
          </table:table-cell>
          <table:table-cell office:value-type="float" office:value="7.41758">
            <text:p>7.41758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65.55.110.89 7.40261</text:p>
          </table:table-cell>
          <table:table-cell office:value-type="string">
            <text:p>host=65.55.110.89</text:p>
          </table:table-cell>
          <table:table-cell table:number-columns-repeated="2" office:value-type="float" office:value="7.40261">
            <text:p>7.40261</text:p>
          </table:table-cell>
          <table:table-cell table:number-columns-repeated="2"/>
        </table:table-row>
        <table:table-row table:style-name="ro1">
          <table:table-cell office:value-type="string">
            <text:p><text:s text:c="5"/>host=74.6.30.94 7.40261</text:p>
          </table:table-cell>
          <table:table-cell office:value-type="string">
            <text:p>host=74.6.30.94</text:p>
          </table:table-cell>
          <table:table-cell table:number-columns-repeated="2" office:value-type="float" office:value="7.40261">
            <text:p>7.40261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65.55.110.22 -7.39317</text:p>
          </table:table-cell>
          <table:table-cell office:value-type="string">
            <text:p>host=65.55.110.22</text:p>
          </table:table-cell>
          <table:table-cell office:value-type="float" office:value="-7.39317">
            <text:p>-7.39317</text:p>
          </table:table-cell>
          <table:table-cell office:value-type="float" office:value="7.39317">
            <text:p>7.39317</text:p>
          </table:table-cell>
          <table:table-cell table:number-columns-repeated="2"/>
        </table:table-row>
        <table:table-row table:style-name="ro1">
          <table:table-cell office:value-type="string">
            <text:p>host=128.107.239.233 -7.37269</text:p>
          </table:table-cell>
          <table:table-cell office:value-type="string">
            <text:p>host=128.107.239.233</text:p>
          </table:table-cell>
          <table:table-cell office:value-type="float" office:value="-7.37269">
            <text:p>-7.37269</text:p>
          </table:table-cell>
          <table:table-cell office:value-type="float" office:value="7.37269">
            <text:p>7.37269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38.100.17.149 -7.37269</text:p>
          </table:table-cell>
          <table:table-cell office:value-type="string">
            <text:p>host=38.100.17.149</text:p>
          </table:table-cell>
          <table:table-cell office:value-type="float" office:value="-7.37269">
            <text:p>-7.37269</text:p>
          </table:table-cell>
          <table:table-cell office:value-type="float" office:value="7.37269">
            <text:p>7.37269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123.125.66.37 -7.36804</text:p>
          </table:table-cell>
          <table:table-cell office:value-type="string">
            <text:p>host=123.125.66.37</text:p>
          </table:table-cell>
          <table:table-cell office:value-type="float" office:value="-7.36804">
            <text:p>-7.36804</text:p>
          </table:table-cell>
          <table:table-cell office:value-type="float" office:value="7.36804">
            <text:p>7.36804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55.106.216 -7.36804</text:p>
          </table:table-cell>
          <table:table-cell office:value-type="string">
            <text:p>host=65.55.106.216</text:p>
          </table:table-cell>
          <table:table-cell office:value-type="float" office:value="-7.36804">
            <text:p>-7.36804</text:p>
          </table:table-cell>
          <table:table-cell office:value-type="float" office:value="7.36804">
            <text:p>7.36804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65.241.14.34 -7.34336</text:p>
          </table:table-cell>
          <table:table-cell office:value-type="string">
            <text:p>host=65.241.14.34</text:p>
          </table:table-cell>
          <table:table-cell office:value-type="float" office:value="-7.34336">
            <text:p>-7.34336</text:p>
          </table:table-cell>
          <table:table-cell office:value-type="float" office:value="7.34336">
            <text:p>7.34336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55.106.193 -7.34336</text:p>
          </table:table-cell>
          <table:table-cell office:value-type="string">
            <text:p>host=65.55.106.193</text:p>
          </table:table-cell>
          <table:table-cell office:value-type="float" office:value="-7.34336">
            <text:p>-7.34336</text:p>
          </table:table-cell>
          <table:table-cell office:value-type="float" office:value="7.34336">
            <text:p>7.34336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7.34.189.204 7.34100</text:p>
          </table:table-cell>
          <table:table-cell office:value-type="string">
            <text:p>host=67.34.189.204</text:p>
          </table:table-cell>
          <table:table-cell table:number-columns-repeated="2" office:value-type="float" office:value="7.341">
            <text:p>7.341</text:p>
          </table:table-cell>
          <table:table-cell table:number-columns-repeated="2"/>
        </table:table-row>
        <table:table-row table:style-name="ro1">
          <table:table-cell office:value-type="string">
            <text:p><text:s text:c="4"/>host=67.79.5.186 7.34100</text:p>
          </table:table-cell>
          <table:table-cell office:value-type="string">
            <text:p>host=67.79.5.186</text:p>
          </table:table-cell>
          <table:table-cell table:number-columns-repeated="2" office:value-type="float" office:value="7.341">
            <text:p>7.341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55.106.119 -7.31899</text:p>
          </table:table-cell>
          <table:table-cell office:value-type="string">
            <text:p>host=65.55.106.119</text:p>
          </table:table-cell>
          <table:table-cell office:value-type="float" office:value="-7.31899">
            <text:p>-7.31899</text:p>
          </table:table-cell>
          <table:table-cell office:value-type="float" office:value="7.31899">
            <text:p>7.31899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84.245.37.107 -7.31899</text:p>
          </table:table-cell>
          <table:table-cell office:value-type="string">
            <text:p>host=84.245.37.107</text:p>
          </table:table-cell>
          <table:table-cell office:value-type="float" office:value="-7.31899">
            <text:p>-7.31899</text:p>
          </table:table-cell>
          <table:table-cell office:value-type="float" office:value="7.31899">
            <text:p>7.31899</text:p>
          </table:table-cell>
          <table:table-cell table:number-columns-repeated="2"/>
        </table:table-row>
        <table:table-row table:style-name="ro1">
          <table:table-cell office:value-type="string">
            <text:p><text:s text:c="4"/>host=98.71.74.42 7.30977</text:p>
          </table:table-cell>
          <table:table-cell office:value-type="string">
            <text:p>host=98.71.74.42</text:p>
          </table:table-cell>
          <table:table-cell table:number-columns-repeated="2" office:value-type="float" office:value="7.30977">
            <text:p>7.30977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65.55.110.15 7.30897</text:p>
          </table:table-cell>
          <table:table-cell office:value-type="string">
            <text:p>host=65.55.110.15</text:p>
          </table:table-cell>
          <table:table-cell table:number-columns-repeated="2" office:value-type="float" office:value="7.30897">
            <text:p>7.30897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9.171.167.38 7.30897</text:p>
          </table:table-cell>
          <table:table-cell office:value-type="string">
            <text:p>host=69.171.167.38</text:p>
          </table:table-cell>
          <table:table-cell table:number-columns-repeated="2" office:value-type="float" office:value="7.30897">
            <text:p>7.30897</text:p>
          </table:table-cell>
          <table:table-cell table:number-columns-repeated="2"/>
        </table:table-row>
        <table:table-row table:style-name="ro1">
          <table:table-cell office:value-type="string">
            <text:p><text:s/>host=122.166.14.197 -7.30862</text:p>
          </table:table-cell>
          <table:table-cell office:value-type="string">
            <text:p>host=122.166.14.197</text:p>
          </table:table-cell>
          <table:table-cell office:value-type="float" office:value="-7.30862">
            <text:p>-7.30862</text:p>
          </table:table-cell>
          <table:table-cell office:value-type="float" office:value="7.30862">
            <text:p>7.30862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76.30.149.215 -7.30862</text:p>
          </table:table-cell>
          <table:table-cell office:value-type="string">
            <text:p>host=76.30.149.215</text:p>
          </table:table-cell>
          <table:table-cell office:value-type="float" office:value="-7.30862">
            <text:p>-7.30862</text:p>
          </table:table-cell>
          <table:table-cell office:value-type="float" office:value="7.30862">
            <text:p>7.30862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55.208.189 -7.30663</text:p>
          </table:table-cell>
          <table:table-cell office:value-type="string">
            <text:p>host=65.55.208.189</text:p>
          </table:table-cell>
          <table:table-cell office:value-type="float" office:value="-7.30663">
            <text:p>-7.30663</text:p>
          </table:table-cell>
          <table:table-cell office:value-type="float" office:value="7.30663">
            <text:p>7.30663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55.110.173 7.29284</text:p>
          </table:table-cell>
          <table:table-cell office:value-type="string">
            <text:p>host=65.55.110.173</text:p>
          </table:table-cell>
          <table:table-cell table:number-columns-repeated="2" office:value-type="float" office:value="7.29284">
            <text:p>7.29284</text:p>
          </table:table-cell>
          <table:table-cell table:number-columns-repeated="2"/>
        </table:table-row>
        <table:table-row table:style-name="ro1">
          <table:table-cell office:value-type="string">
            <text:p><text:s text:c="4"/>host=74.6.31.163 7.29284</text:p>
          </table:table-cell>
          <table:table-cell office:value-type="string">
            <text:p>host=74.6.31.163</text:p>
          </table:table-cell>
          <table:table-cell table:number-columns-repeated="2" office:value-type="float" office:value="7.29284">
            <text:p>7.29284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55.107.237 -7.27460</text:p>
          </table:table-cell>
          <table:table-cell office:value-type="string">
            <text:p>host=65.55.107.237</text:p>
          </table:table-cell>
          <table:table-cell office:value-type="float" office:value="-7.2746">
            <text:p>-7.2746</text:p>
          </table:table-cell>
          <table:table-cell office:value-type="float" office:value="7.2746">
            <text:p>7.2746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89.7.143.212 7.27224</text:p>
          </table:table-cell>
          <table:table-cell office:value-type="string">
            <text:p>host=89.7.143.212</text:p>
          </table:table-cell>
          <table:table-cell table:number-columns-repeated="2" office:value-type="float" office:value="7.27224">
            <text:p>7.27224</text:p>
          </table:table-cell>
          <table:table-cell table:number-columns-repeated="2"/>
        </table:table-row>
        <table:table-row table:style-name="ro1">
          <table:table-cell office:value-type="string">
            <text:p><text:s/>host=193.136.166.54 -7.22499</text:p>
          </table:table-cell>
          <table:table-cell office:value-type="string">
            <text:p>host=193.136.166.54</text:p>
          </table:table-cell>
          <table:table-cell office:value-type="float" office:value="-7.22499">
            <text:p>-7.22499</text:p>
          </table:table-cell>
          <table:table-cell office:value-type="float" office:value="7.22499">
            <text:p>7.22499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55.110.178 -7.22499</text:p>
          </table:table-cell>
          <table:table-cell office:value-type="string">
            <text:p>host=65.55.110.178</text:p>
          </table:table-cell>
          <table:table-cell office:value-type="float" office:value="-7.22499">
            <text:p>-7.22499</text:p>
          </table:table-cell>
          <table:table-cell office:value-type="float" office:value="7.22499">
            <text:p>7.22499</text:p>
          </table:table-cell>
          <table:table-cell table:number-columns-repeated="2"/>
        </table:table-row>
        <table:table-row table:style-name="ro1">
          <table:table-cell office:value-type="string">
            <text:p><text:s text:c="5"/>host=87.0.33.30 -7.22499</text:p>
          </table:table-cell>
          <table:table-cell office:value-type="string">
            <text:p>host=87.0.33.30</text:p>
          </table:table-cell>
          <table:table-cell office:value-type="float" office:value="-7.22499">
            <text:p>-7.22499</text:p>
          </table:table-cell>
          <table:table-cell office:value-type="float" office:value="7.22499">
            <text:p>7.22499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94.97.219.42 -7.22499</text:p>
          </table:table-cell>
          <table:table-cell office:value-type="string">
            <text:p>host=94.97.219.42</text:p>
          </table:table-cell>
          <table:table-cell office:value-type="float" office:value="-7.22499">
            <text:p>-7.22499</text:p>
          </table:table-cell>
          <table:table-cell office:value-type="float" office:value="7.22499">
            <text:p>7.22499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55.106.243 7.21796</text:p>
          </table:table-cell>
          <table:table-cell office:value-type="string">
            <text:p>host=65.55.106.243</text:p>
          </table:table-cell>
          <table:table-cell table:number-columns-repeated="2" office:value-type="float" office:value="7.21796">
            <text:p>7.21796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68.42.128.66 7.21796</text:p>
          </table:table-cell>
          <table:table-cell office:value-type="string">
            <text:p>host=68.42.128.66</text:p>
          </table:table-cell>
          <table:table-cell table:number-columns-repeated="2" office:value-type="float" office:value="7.21796">
            <text:p>7.21796</text:p>
          </table:table-cell>
          <table:table-cell table:number-columns-repeated="2"/>
        </table:table-row>
        <table:table-row table:style-name="ro1">
          <table:table-cell office:value-type="string">
            <text:p><text:s/>host=117.104.45.113 -7.21299</text:p>
          </table:table-cell>
          <table:table-cell office:value-type="string">
            <text:p>host=117.104.45.113</text:p>
          </table:table-cell>
          <table:table-cell office:value-type="float" office:value="-7.21299">
            <text:p>-7.21299</text:p>
          </table:table-cell>
          <table:table-cell office:value-type="float" office:value="7.21299">
            <text:p>7.21299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55.106.120 7.19802</text:p>
          </table:table-cell>
          <table:table-cell office:value-type="string">
            <text:p>host=65.55.106.120</text:p>
          </table:table-cell>
          <table:table-cell table:number-columns-repeated="2" office:value-type="float" office:value="7.19802">
            <text:p>7.19802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220.181.7.19 -7.19748</text:p>
          </table:table-cell>
          <table:table-cell office:value-type="string">
            <text:p>host=220.181.7.19</text:p>
          </table:table-cell>
          <table:table-cell office:value-type="float" office:value="-7.19748">
            <text:p>-7.19748</text:p>
          </table:table-cell>
          <table:table-cell office:value-type="float" office:value="7.19748">
            <text:p>7.19748</text:p>
          </table:table-cell>
          <table:table-cell table:number-columns-repeated="2"/>
        </table:table-row>
        <table:table-row table:style-name="ro1">
          <table:table-cell office:value-type="string">
            <text:p>host=165.235.137.161 7.18971</text:p>
          </table:table-cell>
          <table:table-cell office:value-type="string">
            <text:p>host=165.235.137.161</text:p>
          </table:table-cell>
          <table:table-cell table:number-columns-repeated="2" office:value-type="float" office:value="7.18971">
            <text:p>7.18971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220.181.7.54 7.18971</text:p>
          </table:table-cell>
          <table:table-cell office:value-type="string">
            <text:p>host=220.181.7.54</text:p>
          </table:table-cell>
          <table:table-cell table:number-columns-repeated="2" office:value-type="float" office:value="7.18971">
            <text:p>7.18971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123.125.64.15 7.15647</text:p>
          </table:table-cell>
          <table:table-cell office:value-type="string">
            <text:p>host=123.125.64.15</text:p>
          </table:table-cell>
          <table:table-cell table:number-columns-repeated="2" office:value-type="float" office:value="7.15647">
            <text:p>7.15647</text:p>
          </table:table-cell>
          <table:table-cell table:number-columns-repeated="2"/>
        </table:table-row>
        <table:table-row table:style-name="ro1">
          <table:table-cell office:value-type="string">
            <text:p><text:s text:c="4"/>host=69.92.7.226 7.15647</text:p>
          </table:table-cell>
          <table:table-cell office:value-type="string">
            <text:p>host=69.92.7.226</text:p>
          </table:table-cell>
          <table:table-cell table:number-columns-repeated="2" office:value-type="float" office:value="7.15647">
            <text:p>7.15647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65.55.231.24 -7.11929</text:p>
          </table:table-cell>
          <table:table-cell office:value-type="string">
            <text:p>host=65.55.231.24</text:p>
          </table:table-cell>
          <table:table-cell office:value-type="float" office:value="-7.11929">
            <text:p>-7.11929</text:p>
          </table:table-cell>
          <table:table-cell office:value-type="float" office:value="7.11929">
            <text:p>7.11929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65.5.231.112 -7.11025</text:p>
          </table:table-cell>
          <table:table-cell office:value-type="string">
            <text:p>host=65.5.231.112</text:p>
          </table:table-cell>
          <table:table-cell office:value-type="float" office:value="-7.11025">
            <text:p>-7.11025</text:p>
          </table:table-cell>
          <table:table-cell office:value-type="float" office:value="7.11025">
            <text:p>7.11025</text:p>
          </table:table-cell>
          <table:table-cell table:number-columns-repeated="2"/>
        </table:table-row>
        <table:table-row table:style-name="ro1">
          <table:table-cell office:value-type="string">
            <text:p><text:s/>host=68.227.208.126 -7.09112</text:p>
          </table:table-cell>
          <table:table-cell office:value-type="string">
            <text:p>host=68.227.208.126</text:p>
          </table:table-cell>
          <table:table-cell office:value-type="float" office:value="-7.09112">
            <text:p>-7.09112</text:p>
          </table:table-cell>
          <table:table-cell office:value-type="float" office:value="7.09112">
            <text:p>7.09112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65.55.110.17 -7.06397</text:p>
          </table:table-cell>
          <table:table-cell office:value-type="string">
            <text:p>host=65.55.110.17</text:p>
          </table:table-cell>
          <table:table-cell office:value-type="float" office:value="-7.06397">
            <text:p>-7.06397</text:p>
          </table:table-cell>
          <table:table-cell office:value-type="float" office:value="7.06397">
            <text:p>7.06397</text:p>
          </table:table-cell>
          <table:table-cell table:number-columns-repeated="2"/>
        </table:table-row>
        <table:table-row table:style-name="ro1">
          <table:table-cell office:value-type="string">
            <text:p>host=193.189.143.180 -7.06054</text:p>
          </table:table-cell>
          <table:table-cell office:value-type="string">
            <text:p>host=193.189.143.180</text:p>
          </table:table-cell>
          <table:table-cell office:value-type="float" office:value="-7.06054">
            <text:p>-7.06054</text:p>
          </table:table-cell>
          <table:table-cell office:value-type="float" office:value="7.06054">
            <text:p>7.06054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9.63.178.250 -6.96761</text:p>
          </table:table-cell>
          <table:table-cell office:value-type="string">
            <text:p>host=69.63.178.250</text:p>
          </table:table-cell>
          <table:table-cell office:value-type="float" office:value="-6.96761">
            <text:p>-6.96761</text:p>
          </table:table-cell>
          <table:table-cell office:value-type="float" office:value="6.96761">
            <text:p>6.96761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61.150.43.46 -6.91178</text:p>
          </table:table-cell>
          <table:table-cell office:value-type="string">
            <text:p>host=61.150.43.46</text:p>
          </table:table-cell>
          <table:table-cell office:value-type="float" office:value="-6.91178">
            <text:p>-6.91178</text:p>
          </table:table-cell>
          <table:table-cell office:value-type="float" office:value="6.91178">
            <text:p>6.91178</text:p>
          </table:table-cell>
          <table:table-cell table:number-columns-repeated="2"/>
        </table:table-row>
        <table:table-row table:style-name="ro1">
          <table:table-cell office:value-type="string">
            <text:p><text:s/>host=207.197.40.250 -6.90460</text:p>
          </table:table-cell>
          <table:table-cell office:value-type="string">
            <text:p>host=207.197.40.250</text:p>
          </table:table-cell>
          <table:table-cell office:value-type="float" office:value="-6.9046">
            <text:p>-6.9046</text:p>
          </table:table-cell>
          <table:table-cell office:value-type="float" office:value="6.9046">
            <text:p>6.9046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65.55.109.12 6.88313</text:p>
          </table:table-cell>
          <table:table-cell office:value-type="string">
            <text:p>host=65.55.109.12</text:p>
          </table:table-cell>
          <table:table-cell table:number-columns-repeated="2" office:value-type="float" office:value="6.88313">
            <text:p>6.88313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220.181.7.33 -6.87448</text:p>
          </table:table-cell>
          <table:table-cell office:value-type="string">
            <text:p>host=220.181.7.33</text:p>
          </table:table-cell>
          <table:table-cell office:value-type="float" office:value="-6.87448">
            <text:p>-6.87448</text:p>
          </table:table-cell>
          <table:table-cell office:value-type="float" office:value="6.87448">
            <text:p>6.87448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55.106.141 -6.87448</text:p>
          </table:table-cell>
          <table:table-cell office:value-type="string">
            <text:p>host=65.55.106.141</text:p>
          </table:table-cell>
          <table:table-cell office:value-type="float" office:value="-6.87448">
            <text:p>-6.87448</text:p>
          </table:table-cell>
          <table:table-cell office:value-type="float" office:value="6.87448">
            <text:p>6.87448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55.107.208 6.82479</text:p>
          </table:table-cell>
          <table:table-cell office:value-type="string">
            <text:p>host=65.55.107.208</text:p>
          </table:table-cell>
          <table:table-cell table:number-columns-repeated="2" office:value-type="float" office:value="6.82479">
            <text:p>6.82479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65.55.110.35 6.82479</text:p>
          </table:table-cell>
          <table:table-cell office:value-type="string">
            <text:p>host=65.55.110.35</text:p>
          </table:table-cell>
          <table:table-cell table:number-columns-repeated="2" office:value-type="float" office:value="6.82479">
            <text:p>6.82479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65.55.109.62 -6.78994</text:p>
          </table:table-cell>
          <table:table-cell office:value-type="string">
            <text:p>host=65.55.109.62</text:p>
          </table:table-cell>
          <table:table-cell office:value-type="float" office:value="-6.78994">
            <text:p>-6.78994</text:p>
          </table:table-cell>
          <table:table-cell office:value-type="float" office:value="6.78994">
            <text:p>6.78994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7.202.19.232 -6.78994</text:p>
          </table:table-cell>
          <table:table-cell office:value-type="string">
            <text:p>host=67.202.19.232</text:p>
          </table:table-cell>
          <table:table-cell office:value-type="float" office:value="-6.78994">
            <text:p>-6.78994</text:p>
          </table:table-cell>
          <table:table-cell office:value-type="float" office:value="6.78994">
            <text:p>6.78994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55.109.101 6.73165</text:p>
          </table:table-cell>
          <table:table-cell office:value-type="string">
            <text:p>host=65.55.109.101</text:p>
          </table:table-cell>
          <table:table-cell table:number-columns-repeated="2" office:value-type="float" office:value="6.73165">
            <text:p>6.73165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121.79.33.184 6.71821</text:p>
          </table:table-cell>
          <table:table-cell office:value-type="string">
            <text:p>host=121.79.33.184</text:p>
          </table:table-cell>
          <table:table-cell table:number-columns-repeated="2" office:value-type="float" office:value="6.71821">
            <text:p>6.71821</text:p>
          </table:table-cell>
          <table:table-cell table:number-columns-repeated="2"/>
        </table:table-row>
        <table:table-row table:style-name="ro1">
          <table:table-cell office:value-type="string">
            <text:p><text:s/>host=71.117.189.137 6.71821</text:p>
          </table:table-cell>
          <table:table-cell office:value-type="string">
            <text:p>host=71.117.189.137</text:p>
          </table:table-cell>
          <table:table-cell table:number-columns-repeated="2" office:value-type="float" office:value="6.71821">
            <text:p>6.71821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55.109.120 -6.67880</text:p>
          </table:table-cell>
          <table:table-cell office:value-type="string">
            <text:p>host=65.55.109.120</text:p>
          </table:table-cell>
          <table:table-cell office:value-type="float" office:value="-6.6788">
            <text:p>-6.6788</text:p>
          </table:table-cell>
          <table:table-cell office:value-type="float" office:value="6.6788">
            <text:p>6.6788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94.116.17.173 6.65957</text:p>
          </table:table-cell>
          <table:table-cell office:value-type="string">
            <text:p>host=94.116.17.173</text:p>
          </table:table-cell>
          <table:table-cell table:number-columns-repeated="2" office:value-type="float" office:value="6.65957">
            <text:p>6.65957</text:p>
          </table:table-cell>
          <table:table-cell table:number-columns-repeated="2"/>
        </table:table-row>
        <table:table-row table:style-name="ro1">
          <table:table-cell office:value-type="string">
            <text:p><text:s/>host=203.206.72.115 -6.65022</text:p>
          </table:table-cell>
          <table:table-cell office:value-type="string">
            <text:p>host=203.206.72.115</text:p>
          </table:table-cell>
          <table:table-cell office:value-type="float" office:value="-6.65022">
            <text:p>-6.65022</text:p>
          </table:table-cell>
          <table:table-cell office:value-type="float" office:value="6.65022">
            <text:p>6.65022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55.110.230 -6.65022</text:p>
          </table:table-cell>
          <table:table-cell office:value-type="string">
            <text:p>host=65.55.110.230</text:p>
          </table:table-cell>
          <table:table-cell office:value-type="float" office:value="-6.65022">
            <text:p>-6.65022</text:p>
          </table:table-cell>
          <table:table-cell office:value-type="float" office:value="6.65022">
            <text:p>6.65022</text:p>
          </table:table-cell>
          <table:table-cell table:number-columns-repeated="2"/>
        </table:table-row>
        <table:table-row table:style-name="ro1">
          <table:table-cell office:value-type="string">
            <text:p><text:s text:c="4"/>host=72.44.45.66 -6.65022</text:p>
          </table:table-cell>
          <table:table-cell office:value-type="string">
            <text:p>host=72.44.45.66</text:p>
          </table:table-cell>
          <table:table-cell office:value-type="float" office:value="-6.65022">
            <text:p>-6.65022</text:p>
          </table:table-cell>
          <table:table-cell office:value-type="float" office:value="6.65022">
            <text:p>6.65022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72.47.248.86 6.64087</text:p>
          </table:table-cell>
          <table:table-cell office:value-type="string">
            <text:p>host=72.47.248.86</text:p>
          </table:table-cell>
          <table:table-cell table:number-columns-repeated="2" office:value-type="float" office:value="6.64087">
            <text:p>6.64087</text:p>
          </table:table-cell>
          <table:table-cell table:number-columns-repeated="2"/>
        </table:table-row>
        <table:table-row table:style-name="ro1">
          <table:table-cell office:value-type="string">
            <text:p><text:s text:c="4"/>host=201.2.15.31 -6.56404</text:p>
          </table:table-cell>
          <table:table-cell office:value-type="string">
            <text:p>host=201.2.15.31</text:p>
          </table:table-cell>
          <table:table-cell office:value-type="float" office:value="-6.56404">
            <text:p>-6.56404</text:p>
          </table:table-cell>
          <table:table-cell office:value-type="float" office:value="6.56404">
            <text:p>6.56404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55.104.156 -6.56404</text:p>
          </table:table-cell>
          <table:table-cell office:value-type="string">
            <text:p>host=65.55.104.156</text:p>
          </table:table-cell>
          <table:table-cell office:value-type="float" office:value="-6.56404">
            <text:p>-6.56404</text:p>
          </table:table-cell>
          <table:table-cell office:value-type="float" office:value="6.56404">
            <text:p>6.56404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208.80.195.34 -6.54529</text:p>
          </table:table-cell>
          <table:table-cell office:value-type="string">
            <text:p>host=208.80.195.34</text:p>
          </table:table-cell>
          <table:table-cell office:value-type="float" office:value="-6.54529">
            <text:p>-6.54529</text:p>
          </table:table-cell>
          <table:table-cell office:value-type="float" office:value="6.54529">
            <text:p>6.54529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98.219.73.111 6.53369</text:p>
          </table:table-cell>
          <table:table-cell office:value-type="string">
            <text:p>host=98.219.73.111</text:p>
          </table:table-cell>
          <table:table-cell table:number-columns-repeated="2" office:value-type="float" office:value="6.53369">
            <text:p>6.53369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41.15.109.75 -6.47945</text:p>
          </table:table-cell>
          <table:table-cell office:value-type="string">
            <text:p>host=41.15.109.75</text:p>
          </table:table-cell>
          <table:table-cell office:value-type="float" office:value="-6.47945">
            <text:p>-6.47945</text:p>
          </table:table-cell>
          <table:table-cell office:value-type="float" office:value="6.47945">
            <text:p>6.47945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187.1.206.70 6.46756</text:p>
          </table:table-cell>
          <table:table-cell office:value-type="string">
            <text:p>host=187.1.206.70</text:p>
          </table:table-cell>
          <table:table-cell table:number-columns-repeated="2" office:value-type="float" office:value="6.46756">
            <text:p>6.46756</text:p>
          </table:table-cell>
          <table:table-cell table:number-columns-repeated="2"/>
        </table:table-row>
        <table:table-row table:style-name="ro1">
          <table:table-cell office:value-type="string">
            <text:p><text:s/>host=201.141.39.179 6.46756</text:p>
          </table:table-cell>
          <table:table-cell office:value-type="string">
            <text:p>host=201.141.39.179</text:p>
          </table:table-cell>
          <table:table-cell table:number-columns-repeated="2" office:value-type="float" office:value="6.46756">
            <text:p>6.46756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78.166.208.21 6.40858</text:p>
          </table:table-cell>
          <table:table-cell office:value-type="string">
            <text:p>host=78.166.208.21</text:p>
          </table:table-cell>
          <table:table-cell table:number-columns-repeated="2" office:value-type="float" office:value="6.40858">
            <text:p>6.40858</text:p>
          </table:table-cell>
          <table:table-cell table:number-columns-repeated="2"/>
        </table:table-row>
        <table:table-row table:style-name="ro1">
          <table:table-cell office:value-type="string">
            <text:p><text:s text:c="4"/>host=194.141.2.1 -6.39310</text:p>
          </table:table-cell>
          <table:table-cell office:value-type="string">
            <text:p>host=194.141.2.1</text:p>
          </table:table-cell>
          <table:table-cell office:value-type="float" office:value="-6.3931">
            <text:p>-6.3931</text:p>
          </table:table-cell>
          <table:table-cell office:value-type="float" office:value="6.3931">
            <text:p>6.3931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55.110.167 -6.39310</text:p>
          </table:table-cell>
          <table:table-cell office:value-type="string">
            <text:p>host=65.55.110.167</text:p>
          </table:table-cell>
          <table:table-cell office:value-type="float" office:value="-6.3931">
            <text:p>-6.3931</text:p>
          </table:table-cell>
          <table:table-cell office:value-type="float" office:value="6.3931">
            <text:p>6.3931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55.106.117 6.36098</text:p>
          </table:table-cell>
          <table:table-cell office:value-type="string">
            <text:p>host=65.55.106.117</text:p>
          </table:table-cell>
          <table:table-cell table:number-columns-repeated="2" office:value-type="float" office:value="6.36098">
            <text:p>6.36098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55.106.145 6.36098</text:p>
          </table:table-cell>
          <table:table-cell office:value-type="string">
            <text:p>host=65.55.106.145</text:p>
          </table:table-cell>
          <table:table-cell table:number-columns-repeated="2" office:value-type="float" office:value="6.36098">
            <text:p>6.36098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203.82.79.104 6.33312</text:p>
          </table:table-cell>
          <table:table-cell office:value-type="string">
            <text:p>host=203.82.79.104</text:p>
          </table:table-cell>
          <table:table-cell table:number-columns-repeated="2" office:value-type="float" office:value="6.33312">
            <text:p>6.33312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6.235.124.72 6.33312</text:p>
          </table:table-cell>
          <table:table-cell office:value-type="string">
            <text:p>host=66.235.124.72</text:p>
          </table:table-cell>
          <table:table-cell table:number-columns-repeated="2" office:value-type="float" office:value="6.33312">
            <text:p>6.33312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91.17.154.113 6.33312</text:p>
          </table:table-cell>
          <table:table-cell office:value-type="string">
            <text:p>host=91.17.154.113</text:p>
          </table:table-cell>
          <table:table-cell table:number-columns-repeated="2" office:value-type="float" office:value="6.33312">
            <text:p>6.33312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8.147.41.229 6.31533</text:p>
          </table:table-cell>
          <table:table-cell office:value-type="string">
            <text:p>host=68.147.41.229</text:p>
          </table:table-cell>
          <table:table-cell table:number-columns-repeated="2" office:value-type="float" office:value="6.31533">
            <text:p>6.31533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174.37.205.67 6.25503</text:p>
          </table:table-cell>
          <table:table-cell office:value-type="string">
            <text:p>host=174.37.205.67</text:p>
          </table:table-cell>
          <table:table-cell table:number-columns-repeated="2" office:value-type="float" office:value="6.25503">
            <text:p>6.25503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55.208.185 6.25503</text:p>
          </table:table-cell>
          <table:table-cell office:value-type="string">
            <text:p>host=65.55.208.185</text:p>
          </table:table-cell>
          <table:table-cell table:number-columns-repeated="2" office:value-type="float" office:value="6.25503">
            <text:p>6.25503</text:p>
          </table:table-cell>
          <table:table-cell table:number-columns-repeated="2"/>
        </table:table-row>
        <table:table-row table:style-name="ro1">
          <table:table-cell office:value-type="string">
            <text:p><text:s/>host=122.55.229.174 6.20875</text:p>
          </table:table-cell>
          <table:table-cell office:value-type="string">
            <text:p>host=122.55.229.174</text:p>
          </table:table-cell>
          <table:table-cell table:number-columns-repeated="2" office:value-type="float" office:value="6.20875">
            <text:p>6.20875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174.37.205.76 6.20875</text:p>
          </table:table-cell>
          <table:table-cell office:value-type="string">
            <text:p>host=174.37.205.76</text:p>
          </table:table-cell>
          <table:table-cell table:number-columns-repeated="2" office:value-type="float" office:value="6.20875">
            <text:p>6.20875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60.53.156.61 6.20875</text:p>
          </table:table-cell>
          <table:table-cell office:value-type="string">
            <text:p>host=60.53.156.61</text:p>
          </table:table-cell>
          <table:table-cell table:number-columns-repeated="2" office:value-type="float" office:value="6.20875">
            <text:p>6.20875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55.110.228 6.20875</text:p>
          </table:table-cell>
          <table:table-cell office:value-type="string">
            <text:p>host=65.55.110.228</text:p>
          </table:table-cell>
          <table:table-cell table:number-columns-repeated="2" office:value-type="float" office:value="6.20875">
            <text:p>6.20875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72.241.20.38 6.20875</text:p>
          </table:table-cell>
          <table:table-cell office:value-type="string">
            <text:p>host=72.241.20.38</text:p>
          </table:table-cell>
          <table:table-cell table:number-columns-repeated="2" office:value-type="float" office:value="6.20875">
            <text:p>6.20875</text:p>
          </table:table-cell>
          <table:table-cell table:number-columns-repeated="2"/>
        </table:table-row>
        <table:table-row table:style-name="ro1">
          <table:table-cell office:value-type="string">
            <text:p><text:s/>host=91.121.178.140 6.20875</text:p>
          </table:table-cell>
          <table:table-cell office:value-type="string">
            <text:p>host=91.121.178.140</text:p>
          </table:table-cell>
          <table:table-cell table:number-columns-repeated="2" office:value-type="float" office:value="6.20875">
            <text:p>6.20875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189.1.168.68 -6.13153</text:p>
          </table:table-cell>
          <table:table-cell office:value-type="string">
            <text:p>host=189.1.168.68</text:p>
          </table:table-cell>
          <table:table-cell office:value-type="float" office:value="-6.13153">
            <text:p>-6.13153</text:p>
          </table:table-cell>
          <table:table-cell office:value-type="float" office:value="6.13153">
            <text:p>6.13153</text:p>
          </table:table-cell>
          <table:table-cell table:number-columns-repeated="2"/>
        </table:table-row>
        <table:table-row table:style-name="ro1">
          <table:table-cell office:value-type="string">
            <text:p><text:s/>host=217.230.12.113 -6.13153</text:p>
          </table:table-cell>
          <table:table-cell office:value-type="string">
            <text:p>host=217.230.12.113</text:p>
          </table:table-cell>
          <table:table-cell office:value-type="float" office:value="-6.13153">
            <text:p>-6.13153</text:p>
          </table:table-cell>
          <table:table-cell office:value-type="float" office:value="6.13153">
            <text:p>6.13153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82.114.33.232 -6.04535</text:p>
          </table:table-cell>
          <table:table-cell office:value-type="string">
            <text:p>host=82.114.33.232</text:p>
          </table:table-cell>
          <table:table-cell office:value-type="float" office:value="-6.04535">
            <text:p>-6.04535</text:p>
          </table:table-cell>
          <table:table-cell office:value-type="float" office:value="6.04535">
            <text:p>6.04535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55.107.244 5.98888</text:p>
          </table:table-cell>
          <table:table-cell office:value-type="string">
            <text:p>host=65.55.107.244</text:p>
          </table:table-cell>
          <table:table-cell table:number-columns-repeated="2" office:value-type="float" office:value="5.98888">
            <text:p>5.98888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71.49.39.235 -5.96493</text:p>
          </table:table-cell>
          <table:table-cell office:value-type="string">
            <text:p>host=71.49.39.235</text:p>
          </table:table-cell>
          <table:table-cell office:value-type="float" office:value="-5.96493">
            <text:p>-5.96493</text:p>
          </table:table-cell>
          <table:table-cell office:value-type="float" office:value="5.96493">
            <text:p>5.96493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148.87.1.171 -5.96076</text:p>
          </table:table-cell>
          <table:table-cell office:value-type="string">
            <text:p>host=148.87.1.171</text:p>
          </table:table-cell>
          <table:table-cell office:value-type="float" office:value="-5.96076">
            <text:p>-5.96076</text:p>
          </table:table-cell>
          <table:table-cell office:value-type="float" office:value="5.96076">
            <text:p>5.96076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64.50.228.36 5.95305</text:p>
          </table:table-cell>
          <table:table-cell office:value-type="string">
            <text:p>host=64.50.228.36</text:p>
          </table:table-cell>
          <table:table-cell table:number-columns-repeated="2" office:value-type="float" office:value="5.95305">
            <text:p>5.95305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203.168.37.24 5.86846</text:p>
          </table:table-cell>
          <table:table-cell office:value-type="string">
            <text:p>host=203.168.37.24</text:p>
          </table:table-cell>
          <table:table-cell table:number-columns-repeated="2" office:value-type="float" office:value="5.86846">
            <text:p>5.86846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4.127.102.82 5.86846</text:p>
          </table:table-cell>
          <table:table-cell office:value-type="string">
            <text:p>host=64.127.102.82</text:p>
          </table:table-cell>
          <table:table-cell table:number-columns-repeated="2" office:value-type="float" office:value="5.86846">
            <text:p>5.86846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65.55.109.25 5.86846</text:p>
          </table:table-cell>
          <table:table-cell office:value-type="string">
            <text:p>host=65.55.109.25</text:p>
          </table:table-cell>
          <table:table-cell table:number-columns-repeated="2" office:value-type="float" office:value="5.86846">
            <text:p>5.86846</text:p>
          </table:table-cell>
          <table:table-cell table:number-columns-repeated="2"/>
        </table:table-row>
        <table:table-row table:style-name="ro1">
          <table:table-cell office:value-type="string">
            <text:p><text:s text:c="4"/>host=121.1.53.32 5.84647</text:p>
          </table:table-cell>
          <table:table-cell office:value-type="string">
            <text:p>host=121.1.53.32</text:p>
          </table:table-cell>
          <table:table-cell table:number-columns-repeated="2" office:value-type="float" office:value="5.84647">
            <text:p>5.84647</text:p>
          </table:table-cell>
          <table:table-cell table:number-columns-repeated="2"/>
        </table:table-row>
        <table:table-row table:style-name="ro1">
          <table:table-cell office:value-type="string">
            <text:p><text:s/>host=196.221.181.66 5.84231</text:p>
          </table:table-cell>
          <table:table-cell office:value-type="string">
            <text:p>host=196.221.181.66</text:p>
          </table:table-cell>
          <table:table-cell table:number-columns-repeated="2" office:value-type="float" office:value="5.84231">
            <text:p>5.84231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41.220.162.1 5.84231</text:p>
          </table:table-cell>
          <table:table-cell office:value-type="string">
            <text:p>host=41.220.162.1</text:p>
          </table:table-cell>
          <table:table-cell table:number-columns-repeated="2" office:value-type="float" office:value="5.84231">
            <text:p>5.84231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58.71.68.252 5.84231</text:p>
          </table:table-cell>
          <table:table-cell office:value-type="string">
            <text:p>host=58.71.68.252</text:p>
          </table:table-cell>
          <table:table-cell table:number-columns-repeated="2" office:value-type="float" office:value="5.84231">
            <text:p>5.84231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173.56.78.252 5.78228</text:p>
          </table:table-cell>
          <table:table-cell office:value-type="string">
            <text:p>host=173.56.78.252</text:p>
          </table:table-cell>
          <table:table-cell table:number-columns-repeated="2" office:value-type="float" office:value="5.78228">
            <text:p>5.78228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65.55.51.110 5.78228</text:p>
          </table:table-cell>
          <table:table-cell office:value-type="string">
            <text:p>host=65.55.51.110</text:p>
          </table:table-cell>
          <table:table-cell table:number-columns-repeated="2" office:value-type="float" office:value="5.78228">
            <text:p>5.78228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58.178.42.36 -5.72888</text:p>
          </table:table-cell>
          <table:table-cell office:value-type="string">
            <text:p>host=58.178.42.36</text:p>
          </table:table-cell>
          <table:table-cell office:value-type="float" office:value="-5.72888">
            <text:p>-5.72888</text:p>
          </table:table-cell>
          <table:table-cell office:value-type="float" office:value="5.72888">
            <text:p>5.72888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4.136.26.226 -5.72888</text:p>
          </table:table-cell>
          <table:table-cell office:value-type="string">
            <text:p>host=64.136.26.226</text:p>
          </table:table-cell>
          <table:table-cell office:value-type="float" office:value="-5.72888">
            <text:p>-5.72888</text:p>
          </table:table-cell>
          <table:table-cell office:value-type="float" office:value="5.72888">
            <text:p>5.72888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55.109.117 -5.72888</text:p>
          </table:table-cell>
          <table:table-cell office:value-type="string">
            <text:p>host=65.55.109.117</text:p>
          </table:table-cell>
          <table:table-cell office:value-type="float" office:value="-5.72888">
            <text:p>-5.72888</text:p>
          </table:table-cell>
          <table:table-cell office:value-type="float" office:value="5.72888">
            <text:p>5.72888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221.218.186.5 5.67709</text:p>
          </table:table-cell>
          <table:table-cell office:value-type="string">
            <text:p>host=221.218.186.5</text:p>
          </table:table-cell>
          <table:table-cell table:number-columns-repeated="2" office:value-type="float" office:value="5.67709">
            <text:p>5.67709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208.51.210.55 5.67570</text:p>
          </table:table-cell>
          <table:table-cell office:value-type="string">
            <text:p>host=208.51.210.55</text:p>
          </table:table-cell>
          <table:table-cell table:number-columns-repeated="2" office:value-type="float" office:value="5.6757">
            <text:p>5.6757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1.106.72.214 5.67570</text:p>
          </table:table-cell>
          <table:table-cell office:value-type="string">
            <text:p>host=61.106.72.214</text:p>
          </table:table-cell>
          <table:table-cell table:number-columns-repeated="2" office:value-type="float" office:value="5.6757">
            <text:p>5.6757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55.106.196 5.67570</text:p>
          </table:table-cell>
          <table:table-cell office:value-type="string">
            <text:p>host=65.55.106.196</text:p>
          </table:table-cell>
          <table:table-cell table:number-columns-repeated="2" office:value-type="float" office:value="5.6757">
            <text:p>5.6757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99.141.88.139 5.67570</text:p>
          </table:table-cell>
          <table:table-cell office:value-type="string">
            <text:p>host=99.141.88.139</text:p>
          </table:table-cell>
          <table:table-cell table:number-columns-repeated="2" office:value-type="float" office:value="5.6757">
            <text:p>5.6757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85.75.139.169 5.62660</text:p>
          </table:table-cell>
          <table:table-cell office:value-type="string">
            <text:p>host=85.75.139.169</text:p>
          </table:table-cell>
          <table:table-cell table:number-columns-repeated="2" office:value-type="float" office:value="5.6266">
            <text:p>5.6266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91.84.218.236 -5.60771</text:p>
          </table:table-cell>
          <table:table-cell office:value-type="string">
            <text:p>host=91.84.218.236</text:p>
          </table:table-cell>
          <table:table-cell office:value-type="float" office:value="-5.60771">
            <text:p>-5.60771</text:p>
          </table:table-cell>
          <table:table-cell office:value-type="float" office:value="5.60771">
            <text:p>5.60771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85.246.133.63 -5.59848</text:p>
          </table:table-cell>
          <table:table-cell office:value-type="string">
            <text:p>host=85.246.133.63</text:p>
          </table:table-cell>
          <table:table-cell office:value-type="float" office:value="-5.59848">
            <text:p>-5.59848</text:p>
          </table:table-cell>
          <table:table-cell office:value-type="float" office:value="5.59848">
            <text:p>5.59848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203.82.79.101 5.52071</text:p>
          </table:table-cell>
          <table:table-cell office:value-type="string">
            <text:p>host=203.82.79.101</text:p>
          </table:table-cell>
          <table:table-cell table:number-columns-repeated="2" office:value-type="float" office:value="5.52071">
            <text:p>5.52071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55.208.193 5.52071</text:p>
          </table:table-cell>
          <table:table-cell office:value-type="string">
            <text:p>host=65.55.208.193</text:p>
          </table:table-cell>
          <table:table-cell table:number-columns-repeated="2" office:value-type="float" office:value="5.52071">
            <text:p>5.52071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121.162.36.72 5.48508</text:p>
          </table:table-cell>
          <table:table-cell office:value-type="string">
            <text:p>host=121.162.36.72</text:p>
          </table:table-cell>
          <table:table-cell table:number-columns-repeated="2" office:value-type="float" office:value="5.48508">
            <text:p>5.48508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59.104.111.50 5.45582</text:p>
          </table:table-cell>
          <table:table-cell office:value-type="string">
            <text:p>host=59.104.111.50</text:p>
          </table:table-cell>
          <table:table-cell table:number-columns-repeated="2" office:value-type="float" office:value="5.45582">
            <text:p>5.45582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55.106.113 5.45582</text:p>
          </table:table-cell>
          <table:table-cell office:value-type="string">
            <text:p>host=65.55.106.113</text:p>
          </table:table-cell>
          <table:table-cell table:number-columns-repeated="2" office:value-type="float" office:value="5.45582">
            <text:p>5.45582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68.97.176.68 5.45582</text:p>
          </table:table-cell>
          <table:table-cell office:value-type="string">
            <text:p>host=68.97.176.68</text:p>
          </table:table-cell>
          <table:table-cell table:number-columns-repeated="2" office:value-type="float" office:value="5.45582">
            <text:p>5.45582</text:p>
          </table:table-cell>
          <table:table-cell table:number-columns-repeated="2"/>
        </table:table-row>
        <table:table-row table:style-name="ro1">
          <table:table-cell office:value-type="string">
            <text:p><text:s/>host=131.179.64.176 -5.44625</text:p>
          </table:table-cell>
          <table:table-cell office:value-type="string">
            <text:p>host=131.179.64.176</text:p>
          </table:table-cell>
          <table:table-cell office:value-type="float" office:value="-5.44625">
            <text:p>-5.44625</text:p>
          </table:table-cell>
          <table:table-cell office:value-type="float" office:value="5.44625">
            <text:p>5.44625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219.87.82.195 -5.44625</text:p>
          </table:table-cell>
          <table:table-cell office:value-type="string">
            <text:p>host=219.87.82.195</text:p>
          </table:table-cell>
          <table:table-cell office:value-type="float" office:value="-5.44625">
            <text:p>-5.44625</text:p>
          </table:table-cell>
          <table:table-cell office:value-type="float" office:value="5.44625">
            <text:p>5.44625</text:p>
          </table:table-cell>
          <table:table-cell table:number-columns-repeated="2"/>
        </table:table-row>
        <table:table-row table:style-name="ro1">
          <table:table-cell office:value-type="string">
            <text:p><text:s/>host=66.235.116.128 -5.44625</text:p>
          </table:table-cell>
          <table:table-cell office:value-type="string">
            <text:p>host=66.235.116.128</text:p>
          </table:table-cell>
          <table:table-cell office:value-type="float" office:value="-5.44625">
            <text:p>-5.44625</text:p>
          </table:table-cell>
          <table:table-cell office:value-type="float" office:value="5.44625">
            <text:p>5.44625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198.93.33.254 5.37664</text:p>
          </table:table-cell>
          <table:table-cell office:value-type="string">
            <text:p>host=198.93.33.254</text:p>
          </table:table-cell>
          <table:table-cell table:number-columns-repeated="2" office:value-type="float" office:value="5.37664">
            <text:p>5.37664</text:p>
          </table:table-cell>
          <table:table-cell table:number-columns-repeated="2"/>
        </table:table-row>
        <table:table-row table:style-name="ro1">
          <table:table-cell office:value-type="string">
            <text:p><text:s/>host=219.105.110.71 5.37664</text:p>
          </table:table-cell>
          <table:table-cell office:value-type="string">
            <text:p>host=219.105.110.71</text:p>
          </table:table-cell>
          <table:table-cell table:number-columns-repeated="2" office:value-type="float" office:value="5.37664">
            <text:p>5.37664</text:p>
          </table:table-cell>
          <table:table-cell table:number-columns-repeated="2"/>
        </table:table-row>
        <table:table-row table:style-name="ro1">
          <table:table-cell office:value-type="string">
            <text:p><text:s text:c="4"/>host=122.3.15.21 -5.34303</text:p>
          </table:table-cell>
          <table:table-cell office:value-type="string">
            <text:p>host=122.3.15.21</text:p>
          </table:table-cell>
          <table:table-cell office:value-type="float" office:value="-5.34303">
            <text:p>-5.34303</text:p>
          </table:table-cell>
          <table:table-cell office:value-type="float" office:value="5.34303">
            <text:p>5.34303</text:p>
          </table:table-cell>
          <table:table-cell table:number-columns-repeated="2"/>
        </table:table-row>
        <table:table-row table:style-name="ro1">
          <table:table-cell office:value-type="string">
            <text:p><text:s/>host=200.207.61.198 5.34138</text:p>
          </table:table-cell>
          <table:table-cell office:value-type="string">
            <text:p>host=200.207.61.198</text:p>
          </table:table-cell>
          <table:table-cell table:number-columns-repeated="2" office:value-type="float" office:value="5.34138">
            <text:p>5.34138</text:p>
          </table:table-cell>
          <table:table-cell table:number-columns-repeated="2"/>
        </table:table-row>
        <table:table-row table:style-name="ro1">
          <table:table-cell office:value-type="string">
            <text:p><text:s/>host=202.156.14.249 5.33285</text:p>
          </table:table-cell>
          <table:table-cell office:value-type="string">
            <text:p>host=202.156.14.249</text:p>
          </table:table-cell>
          <table:table-cell table:number-columns-repeated="2" office:value-type="float" office:value="5.33285">
            <text:p>5.33285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119.63.193.55 -5.30500</text:p>
          </table:table-cell>
          <table:table-cell office:value-type="string">
            <text:p>host=119.63.193.55</text:p>
          </table:table-cell>
          <table:table-cell office:value-type="float" office:value="-5.305">
            <text:p>-5.305</text:p>
          </table:table-cell>
          <table:table-cell office:value-type="float" office:value="5.305">
            <text:p>5.305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55.106.173 -5.30500</text:p>
          </table:table-cell>
          <table:table-cell office:value-type="string">
            <text:p>host=65.55.106.173</text:p>
          </table:table-cell>
          <table:table-cell office:value-type="float" office:value="-5.305">
            <text:p>-5.305</text:p>
          </table:table-cell>
          <table:table-cell office:value-type="float" office:value="5.305">
            <text:p>5.305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55.107.185 -5.30500</text:p>
          </table:table-cell>
          <table:table-cell office:value-type="string">
            <text:p>host=65.55.107.185</text:p>
          </table:table-cell>
          <table:table-cell office:value-type="float" office:value="-5.305">
            <text:p>-5.305</text:p>
          </table:table-cell>
          <table:table-cell office:value-type="float" office:value="5.305">
            <text:p>5.305</text:p>
          </table:table-cell>
          <table:table-cell table:number-columns-repeated="2"/>
        </table:table-row>
        <table:table-row table:style-name="ro1">
          <table:table-cell office:value-type="string">
            <text:p>host=205.196.224.138 5.26194</text:p>
          </table:table-cell>
          <table:table-cell office:value-type="string">
            <text:p>host=205.196.224.138</text:p>
          </table:table-cell>
          <table:table-cell table:number-columns-repeated="2" office:value-type="float" office:value="5.26194">
            <text:p>5.26194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65.55.217.31 5.26194</text:p>
          </table:table-cell>
          <table:table-cell office:value-type="string">
            <text:p>host=65.55.217.31</text:p>
          </table:table-cell>
          <table:table-cell table:number-columns-repeated="2" office:value-type="float" office:value="5.26194">
            <text:p>5.26194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99.53.144.203 5.26194</text:p>
          </table:table-cell>
          <table:table-cell office:value-type="string">
            <text:p>host=99.53.144.203</text:p>
          </table:table-cell>
          <table:table-cell table:number-columns-repeated="2" office:value-type="float" office:value="5.26194">
            <text:p>5.26194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192.212.253.8 -5.25424</text:p>
          </table:table-cell>
          <table:table-cell office:value-type="string">
            <text:p>host=192.212.253.8</text:p>
          </table:table-cell>
          <table:table-cell office:value-type="float" office:value="-5.25424">
            <text:p>-5.25424</text:p>
          </table:table-cell>
          <table:table-cell office:value-type="float" office:value="5.25424">
            <text:p>5.25424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76.204.90.203 -5.25225</text:p>
          </table:table-cell>
          <table:table-cell office:value-type="string">
            <text:p>host=76.204.90.203</text:p>
          </table:table-cell>
          <table:table-cell office:value-type="float" office:value="-5.25225">
            <text:p>-5.25225</text:p>
          </table:table-cell>
          <table:table-cell office:value-type="float" office:value="5.25225">
            <text:p>5.25225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65.55.110.11 5.23501</text:p>
          </table:table-cell>
          <table:table-cell office:value-type="string">
            <text:p>host=65.55.110.11</text:p>
          </table:table-cell>
          <table:table-cell table:number-columns-repeated="2" office:value-type="float" office:value="5.23501">
            <text:p>5.23501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79.71.180.154 5.23480</text:p>
          </table:table-cell>
          <table:table-cell office:value-type="string">
            <text:p>host=79.71.180.154</text:p>
          </table:table-cell>
          <table:table-cell table:number-columns-repeated="2" office:value-type="float" office:value="5.2348">
            <text:p>5.2348</text:p>
          </table:table-cell>
          <table:table-cell table:number-columns-repeated="2"/>
        </table:table-row>
        <table:table-row table:style-name="ro1">
          <table:table-cell office:value-type="string">
            <text:p><text:s/>host=122.167.66.155 5.19426</text:p>
          </table:table-cell>
          <table:table-cell office:value-type="string">
            <text:p>host=122.167.66.155</text:p>
          </table:table-cell>
          <table:table-cell table:number-columns-repeated="2" office:value-type="float" office:value="5.19426">
            <text:p>5.19426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62.141.0.146 -5.15145</text:p>
          </table:table-cell>
          <table:table-cell office:value-type="string">
            <text:p>host=62.141.0.146</text:p>
          </table:table-cell>
          <table:table-cell office:value-type="float" office:value="-5.15145">
            <text:p>-5.15145</text:p>
          </table:table-cell>
          <table:table-cell office:value-type="float" office:value="5.15145">
            <text:p>5.15145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7.215.230.21 -5.15145</text:p>
          </table:table-cell>
          <table:table-cell office:value-type="string">
            <text:p>host=67.215.230.21</text:p>
          </table:table-cell>
          <table:table-cell office:value-type="float" office:value="-5.15145">
            <text:p>-5.15145</text:p>
          </table:table-cell>
          <table:table-cell office:value-type="float" office:value="5.15145">
            <text:p>5.15145</text:p>
          </table:table-cell>
          <table:table-cell table:number-columns-repeated="2"/>
        </table:table-row>
        <table:table-row table:style-name="ro1">
          <table:table-cell office:value-type="string">
            <text:p><text:s/>host=69.171.165.212 -5.15145</text:p>
          </table:table-cell>
          <table:table-cell office:value-type="string">
            <text:p>host=69.171.165.212</text:p>
          </table:table-cell>
          <table:table-cell office:value-type="float" office:value="-5.15145">
            <text:p>-5.15145</text:p>
          </table:table-cell>
          <table:table-cell office:value-type="float" office:value="5.15145">
            <text:p>5.15145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65.55.109.42 5.12843</text:p>
          </table:table-cell>
          <table:table-cell office:value-type="string">
            <text:p>host=65.55.109.42</text:p>
          </table:table-cell>
          <table:table-cell table:number-columns-repeated="2" office:value-type="float" office:value="5.12843">
            <text:p>5.12843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87.234.56.118 5.12843</text:p>
          </table:table-cell>
          <table:table-cell office:value-type="string">
            <text:p>host=87.234.56.118</text:p>
          </table:table-cell>
          <table:table-cell table:number-columns-repeated="2" office:value-type="float" office:value="5.12843">
            <text:p>5.12843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70.178.127.2 5.12499</text:p>
          </table:table-cell>
          <table:table-cell office:value-type="string">
            <text:p>host=70.178.127.2</text:p>
          </table:table-cell>
          <table:table-cell table:number-columns-repeated="2" office:value-type="float" office:value="5.12499">
            <text:p>5.12499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93.65.129.30 5.12499</text:p>
          </table:table-cell>
          <table:table-cell office:value-type="string">
            <text:p>host=93.65.129.30</text:p>
          </table:table-cell>
          <table:table-cell table:number-columns-repeated="2" office:value-type="float" office:value="5.12499">
            <text:p>5.12499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94.231.80.100 5.12499</text:p>
          </table:table-cell>
          <table:table-cell office:value-type="string">
            <text:p>host=94.231.80.100</text:p>
          </table:table-cell>
          <table:table-cell table:number-columns-repeated="2" office:value-type="float" office:value="5.12499">
            <text:p>5.12499</text:p>
          </table:table-cell>
          <table:table-cell table:number-columns-repeated="2"/>
        </table:table-row>
        <table:table-row table:style-name="ro1">
          <table:table-cell office:value-type="string">
            <text:p><text:s text:c="4"/>host=72.35.7.109 -5.10077</text:p>
          </table:table-cell>
          <table:table-cell office:value-type="string">
            <text:p>host=72.35.7.109</text:p>
          </table:table-cell>
          <table:table-cell office:value-type="float" office:value="-5.10077">
            <text:p>-5.10077</text:p>
          </table:table-cell>
          <table:table-cell office:value-type="float" office:value="5.10077">
            <text:p>5.10077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72.81.134.190 -5.08902</text:p>
          </table:table-cell>
          <table:table-cell office:value-type="string">
            <text:p>host=72.81.134.190</text:p>
          </table:table-cell>
          <table:table-cell office:value-type="float" office:value="-5.08902">
            <text:p>-5.08902</text:p>
          </table:table-cell>
          <table:table-cell office:value-type="float" office:value="5.08902">
            <text:p>5.08902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125.244.77.2 5.05981</text:p>
          </table:table-cell>
          <table:table-cell office:value-type="string">
            <text:p>host=125.244.77.2</text:p>
          </table:table-cell>
          <table:table-cell table:number-columns-repeated="2" office:value-type="float" office:value="5.05981">
            <text:p>5.05981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55.106.231 5.03933</text:p>
          </table:table-cell>
          <table:table-cell office:value-type="string">
            <text:p>host=65.55.106.231</text:p>
          </table:table-cell>
          <table:table-cell table:number-columns-repeated="2" office:value-type="float" office:value="5.03933">
            <text:p>5.03933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74.96.37.125 5.03933</text:p>
          </table:table-cell>
          <table:table-cell office:value-type="string">
            <text:p>host=74.96.37.125</text:p>
          </table:table-cell>
          <table:table-cell table:number-columns-repeated="2" office:value-type="float" office:value="5.03933">
            <text:p>5.03933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55.106.165 5.01492</text:p>
          </table:table-cell>
          <table:table-cell office:value-type="string">
            <text:p>host=65.55.106.165</text:p>
          </table:table-cell>
          <table:table-cell table:number-columns-repeated="2" office:value-type="float" office:value="5.01492">
            <text:p>5.01492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75.36.133.192 5.01492</text:p>
          </table:table-cell>
          <table:table-cell office:value-type="string">
            <text:p>host=75.36.133.192</text:p>
          </table:table-cell>
          <table:table-cell table:number-columns-repeated="2" office:value-type="float" office:value="5.01492">
            <text:p>5.01492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79.232.35.229 5.00921</text:p>
          </table:table-cell>
          <table:table-cell office:value-type="string">
            <text:p>host=79.232.35.229</text:p>
          </table:table-cell>
          <table:table-cell table:number-columns-repeated="2" office:value-type="float" office:value="5.00921">
            <text:p>5.00921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55.107.229 4.97057</text:p>
          </table:table-cell>
          <table:table-cell office:value-type="string">
            <text:p>host=65.55.107.229</text:p>
          </table:table-cell>
          <table:table-cell table:number-columns-repeated="2" office:value-type="float" office:value="4.97057">
            <text:p>4.97057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55.110.186 4.95323</text:p>
          </table:table-cell>
          <table:table-cell office:value-type="string">
            <text:p>host=65.55.110.186</text:p>
          </table:table-cell>
          <table:table-cell table:number-columns-repeated="2" office:value-type="float" office:value="4.95323">
            <text:p>4.95323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65.55.110.69 4.94620</text:p>
          </table:table-cell>
          <table:table-cell office:value-type="string">
            <text:p>host=65.55.110.69</text:p>
          </table:table-cell>
          <table:table-cell table:number-columns-repeated="2" office:value-type="float" office:value="4.9462">
            <text:p>4.9462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65.55.109.86 4.93275</text:p>
          </table:table-cell>
          <table:table-cell office:value-type="string">
            <text:p>host=65.55.109.86</text:p>
          </table:table-cell>
          <table:table-cell table:number-columns-repeated="2" office:value-type="float" office:value="4.93275">
            <text:p>4.93275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94.128.81.100 -4.91633</text:p>
          </table:table-cell>
          <table:table-cell office:value-type="string">
            <text:p>host=94.128.81.100</text:p>
          </table:table-cell>
          <table:table-cell office:value-type="float" office:value="-4.91633">
            <text:p>-4.91633</text:p>
          </table:table-cell>
          <table:table-cell office:value-type="float" office:value="4.91633">
            <text:p>4.91633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123.125.66.29 4.90856</text:p>
          </table:table-cell>
          <table:table-cell office:value-type="string">
            <text:p>host=123.125.66.29</text:p>
          </table:table-cell>
          <table:table-cell table:number-columns-repeated="2" office:value-type="float" office:value="4.90856">
            <text:p>4.90856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79.119.195.98 4.90856</text:p>
          </table:table-cell>
          <table:table-cell office:value-type="string">
            <text:p>host=79.119.195.98</text:p>
          </table:table-cell>
          <table:table-cell table:number-columns-repeated="2" office:value-type="float" office:value="4.90856">
            <text:p>4.90856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81.52.143.35 4.90856</text:p>
          </table:table-cell>
          <table:table-cell office:value-type="string">
            <text:p>host=81.52.143.35</text:p>
          </table:table-cell>
          <table:table-cell table:number-columns-repeated="2" office:value-type="float" office:value="4.90856">
            <text:p>4.90856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98.149.92.246 4.90856</text:p>
          </table:table-cell>
          <table:table-cell office:value-type="string">
            <text:p>host=98.149.92.246</text:p>
          </table:table-cell>
          <table:table-cell table:number-columns-repeated="2" office:value-type="float" office:value="4.90856">
            <text:p>4.90856</text:p>
          </table:table-cell>
          <table:table-cell table:number-columns-repeated="2"/>
        </table:table-row>
        <table:table-row table:style-name="ro1">
          <table:table-cell office:value-type="string">
            <text:p><text:s/>host=119.92.190.132 4.90263</text:p>
          </table:table-cell>
          <table:table-cell office:value-type="string">
            <text:p>host=119.92.190.132</text:p>
          </table:table-cell>
          <table:table-cell table:number-columns-repeated="2" office:value-type="float" office:value="4.90263">
            <text:p>4.90263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6.249.65.147 4.90263</text:p>
          </table:table-cell>
          <table:table-cell office:value-type="string">
            <text:p>host=66.249.65.147</text:p>
          </table:table-cell>
          <table:table-cell table:number-columns-repeated="2" office:value-type="float" office:value="4.90263">
            <text:p>4.90263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189.80.110.82 4.88598</text:p>
          </table:table-cell>
          <table:table-cell office:value-type="string">
            <text:p>host=189.80.110.82</text:p>
          </table:table-cell>
          <table:table-cell table:number-columns-repeated="2" office:value-type="float" office:value="4.88598">
            <text:p>4.88598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99.26.123.246 4.88598</text:p>
          </table:table-cell>
          <table:table-cell office:value-type="string">
            <text:p>host=99.26.123.246</text:p>
          </table:table-cell>
          <table:table-cell table:number-columns-repeated="2" office:value-type="float" office:value="4.88598">
            <text:p>4.88598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65.55.37.219 4.86718</text:p>
          </table:table-cell>
          <table:table-cell office:value-type="string">
            <text:p>host=65.55.37.219</text:p>
          </table:table-cell>
          <table:table-cell table:number-columns-repeated="2" office:value-type="float" office:value="4.86718">
            <text:p>4.86718</text:p>
          </table:table-cell>
          <table:table-cell table:number-columns-repeated="2"/>
        </table:table-row>
        <table:table-row table:style-name="ro1">
          <table:table-cell office:value-type="string">
            <text:p><text:s/>host=71.225.178.111 4.86718</text:p>
          </table:table-cell>
          <table:table-cell office:value-type="string">
            <text:p>host=71.225.178.111</text:p>
          </table:table-cell>
          <table:table-cell table:number-columns-repeated="2" office:value-type="float" office:value="4.86718">
            <text:p>4.86718</text:p>
          </table:table-cell>
          <table:table-cell table:number-columns-repeated="2"/>
        </table:table-row>
        <table:table-row table:style-name="ro1">
          <table:table-cell office:value-type="string">
            <text:p>host=124.114.191.194 4.83962</text:p>
          </table:table-cell>
          <table:table-cell office:value-type="string">
            <text:p>host=124.114.191.194</text:p>
          </table:table-cell>
          <table:table-cell table:number-columns-repeated="2" office:value-type="float" office:value="4.83962">
            <text:p>4.83962</text:p>
          </table:table-cell>
          <table:table-cell table:number-columns-repeated="2"/>
        </table:table-row>
        <table:table-row table:style-name="ro1">
          <table:table-cell office:value-type="string">
            <text:p>host=203.123.180.146 4.83962</text:p>
          </table:table-cell>
          <table:table-cell office:value-type="string">
            <text:p>host=203.123.180.146</text:p>
          </table:table-cell>
          <table:table-cell table:number-columns-repeated="2" office:value-type="float" office:value="4.83962">
            <text:p>4.83962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93.180.55.124 4.83962</text:p>
          </table:table-cell>
          <table:table-cell office:value-type="string">
            <text:p>host=93.180.55.124</text:p>
          </table:table-cell>
          <table:table-cell table:number-columns-repeated="2" office:value-type="float" office:value="4.83962">
            <text:p>4.83962</text:p>
          </table:table-cell>
          <table:table-cell table:number-columns-repeated="2"/>
        </table:table-row>
        <table:table-row table:style-name="ro1">
          <table:table-cell office:value-type="string">
            <text:p>host=205.217.228.246 -4.82838</text:p>
          </table:table-cell>
          <table:table-cell office:value-type="string">
            <text:p>host=205.217.228.246</text:p>
          </table:table-cell>
          <table:table-cell office:value-type="float" office:value="-4.82838">
            <text:p>-4.82838</text:p>
          </table:table-cell>
          <table:table-cell office:value-type="float" office:value="4.82838">
            <text:p>4.82838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55.106.163 -4.82838</text:p>
          </table:table-cell>
          <table:table-cell office:value-type="string">
            <text:p>host=65.55.106.163</text:p>
          </table:table-cell>
          <table:table-cell office:value-type="float" office:value="-4.82838">
            <text:p>-4.82838</text:p>
          </table:table-cell>
          <table:table-cell office:value-type="float" office:value="4.82838">
            <text:p>4.82838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55.109.137 -4.82743</text:p>
          </table:table-cell>
          <table:table-cell office:value-type="string">
            <text:p>host=65.55.109.137</text:p>
          </table:table-cell>
          <table:table-cell office:value-type="float" office:value="-4.82743">
            <text:p>-4.82743</text:p>
          </table:table-cell>
          <table:table-cell office:value-type="float" office:value="4.82743">
            <text:p>4.82743</text:p>
          </table:table-cell>
          <table:table-cell table:number-columns-repeated="2"/>
        </table:table-row>
        <table:table-row table:style-name="ro1">
          <table:table-cell office:value-type="string">
            <text:p>host=200.219.122.141 -4.81184</text:p>
          </table:table-cell>
          <table:table-cell office:value-type="string">
            <text:p>host=200.219.122.141</text:p>
          </table:table-cell>
          <table:table-cell office:value-type="float" office:value="-4.81184">
            <text:p>-4.81184</text:p>
          </table:table-cell>
          <table:table-cell office:value-type="float" office:value="4.81184">
            <text:p>4.81184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55.106.189 -4.81184</text:p>
          </table:table-cell>
          <table:table-cell office:value-type="string">
            <text:p>host=65.55.106.189</text:p>
          </table:table-cell>
          <table:table-cell office:value-type="float" office:value="-4.81184">
            <text:p>-4.81184</text:p>
          </table:table-cell>
          <table:table-cell office:value-type="float" office:value="4.81184">
            <text:p>4.81184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65.55.109.26 4.80356</text:p>
          </table:table-cell>
          <table:table-cell office:value-type="string">
            <text:p>host=65.55.109.26</text:p>
          </table:table-cell>
          <table:table-cell table:number-columns-repeated="2" office:value-type="float" office:value="4.80356">
            <text:p>4.80356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80.108.33.200 4.80356</text:p>
          </table:table-cell>
          <table:table-cell office:value-type="string">
            <text:p>host=80.108.33.200</text:p>
          </table:table-cell>
          <table:table-cell table:number-columns-repeated="2" office:value-type="float" office:value="4.80356">
            <text:p>4.80356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79.52.211.65 4.79980</text:p>
          </table:table-cell>
          <table:table-cell office:value-type="string">
            <text:p>host=79.52.211.65</text:p>
          </table:table-cell>
          <table:table-cell table:number-columns-repeated="2" office:value-type="float" office:value="4.7998">
            <text:p>4.7998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65.55.232.39 4.79742</text:p>
          </table:table-cell>
          <table:table-cell office:value-type="string">
            <text:p>host=65.55.232.39</text:p>
          </table:table-cell>
          <table:table-cell table:number-columns-repeated="2" office:value-type="float" office:value="4.79742">
            <text:p>4.79742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3.254.111.57 4.79452</text:p>
          </table:table-cell>
          <table:table-cell office:value-type="string">
            <text:p>host=63.254.111.57</text:p>
          </table:table-cell>
          <table:table-cell table:number-columns-repeated="2" office:value-type="float" office:value="4.79452">
            <text:p>4.79452</text:p>
          </table:table-cell>
          <table:table-cell table:number-columns-repeated="2"/>
        </table:table-row>
        <table:table-row table:style-name="ro1">
          <table:table-cell office:value-type="string">
            <text:p><text:s/>host=201.15.255.121 -4.78588</text:p>
          </table:table-cell>
          <table:table-cell office:value-type="string">
            <text:p>host=201.15.255.121</text:p>
          </table:table-cell>
          <table:table-cell office:value-type="float" office:value="-4.78588">
            <text:p>-4.78588</text:p>
          </table:table-cell>
          <table:table-cell office:value-type="float" office:value="4.78588">
            <text:p>4.78588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55.106.209 -4.78588</text:p>
          </table:table-cell>
          <table:table-cell office:value-type="string">
            <text:p>host=65.55.106.209</text:p>
          </table:table-cell>
          <table:table-cell office:value-type="float" office:value="-4.78588">
            <text:p>-4.78588</text:p>
          </table:table-cell>
          <table:table-cell office:value-type="float" office:value="4.78588">
            <text:p>4.78588</text:p>
          </table:table-cell>
          <table:table-cell table:number-columns-repeated="2"/>
        </table:table-row>
        <table:table-row table:style-name="ro1">
          <table:table-cell office:value-type="string">
            <text:p><text:s/>host=201.68.221.112 4.78450</text:p>
          </table:table-cell>
          <table:table-cell office:value-type="string">
            <text:p>host=201.68.221.112</text:p>
          </table:table-cell>
          <table:table-cell table:number-columns-repeated="2" office:value-type="float" office:value="4.7845">
            <text:p>4.7845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82.73.26.144 4.76777</text:p>
          </table:table-cell>
          <table:table-cell office:value-type="string">
            <text:p>host=82.73.26.144</text:p>
          </table:table-cell>
          <table:table-cell table:number-columns-repeated="2" office:value-type="float" office:value="4.76777">
            <text:p>4.76777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124.107.17.45 -4.76594</text:p>
          </table:table-cell>
          <table:table-cell office:value-type="string">
            <text:p>host=124.107.17.45</text:p>
          </table:table-cell>
          <table:table-cell office:value-type="float" office:value="-4.76594">
            <text:p>-4.76594</text:p>
          </table:table-cell>
          <table:table-cell office:value-type="float" office:value="4.76594">
            <text:p>4.76594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220.181.7.39 4.71288</text:p>
          </table:table-cell>
          <table:table-cell office:value-type="string">
            <text:p>host=220.181.7.39</text:p>
          </table:table-cell>
          <table:table-cell table:number-columns-repeated="2" office:value-type="float" office:value="4.71288">
            <text:p>4.71288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24.185.86.13 -4.71167</text:p>
          </table:table-cell>
          <table:table-cell office:value-type="string">
            <text:p>host=24.185.86.13</text:p>
          </table:table-cell>
          <table:table-cell office:value-type="float" office:value="-4.71167">
            <text:p>-4.71167</text:p>
          </table:table-cell>
          <table:table-cell office:value-type="float" office:value="4.71167">
            <text:p>4.71167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65.55.109.94 4.69698</text:p>
          </table:table-cell>
          <table:table-cell office:value-type="string">
            <text:p>host=65.55.109.94</text:p>
          </table:table-cell>
          <table:table-cell table:number-columns-repeated="2" office:value-type="float" office:value="4.69698">
            <text:p>4.69698</text:p>
          </table:table-cell>
          <table:table-cell table:number-columns-repeated="2"/>
        </table:table-row>
        <table:table-row table:style-name="ro1">
          <table:table-cell office:value-type="string">
            <text:p><text:s/>host=78.144.188.148 4.69698</text:p>
          </table:table-cell>
          <table:table-cell office:value-type="string">
            <text:p>host=78.144.188.148</text:p>
          </table:table-cell>
          <table:table-cell table:number-columns-repeated="2" office:value-type="float" office:value="4.69698">
            <text:p>4.69698</text:p>
          </table:table-cell>
          <table:table-cell table:number-columns-repeated="2"/>
        </table:table-row>
        <table:table-row table:style-name="ro1">
          <table:table-cell office:value-type="string">
            <text:p>host=138.251.209.198 -4.69107</text:p>
          </table:table-cell>
          <table:table-cell office:value-type="string">
            <text:p>host=138.251.209.198</text:p>
          </table:table-cell>
          <table:table-cell office:value-type="float" office:value="-4.69107">
            <text:p>-4.69107</text:p>
          </table:table-cell>
          <table:table-cell office:value-type="float" office:value="4.69107">
            <text:p>4.69107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208.80.195.41 4.68794</text:p>
          </table:table-cell>
          <table:table-cell office:value-type="string">
            <text:p>host=208.80.195.41</text:p>
          </table:table-cell>
          <table:table-cell table:number-columns-repeated="2" office:value-type="float" office:value="4.68794">
            <text:p>4.68794</text:p>
          </table:table-cell>
          <table:table-cell table:number-columns-repeated="2"/>
        </table:table-row>
        <table:table-row table:style-name="ro1">
          <table:table-cell office:value-type="string">
            <text:p>host=118.101.154.226 -4.68729</text:p>
          </table:table-cell>
          <table:table-cell office:value-type="string">
            <text:p>host=118.101.154.226</text:p>
          </table:table-cell>
          <table:table-cell office:value-type="float" office:value="-4.68729">
            <text:p>-4.68729</text:p>
          </table:table-cell>
          <table:table-cell office:value-type="float" office:value="4.68729">
            <text:p>4.68729</text:p>
          </table:table-cell>
          <table:table-cell table:number-columns-repeated="2"/>
        </table:table-row>
        <table:table-row table:style-name="ro1">
          <table:table-cell office:value-type="string">
            <text:p>host=200.252.137.130 -4.68729</text:p>
          </table:table-cell>
          <table:table-cell office:value-type="string">
            <text:p>host=200.252.137.130</text:p>
          </table:table-cell>
          <table:table-cell office:value-type="float" office:value="-4.68729">
            <text:p>-4.68729</text:p>
          </table:table-cell>
          <table:table-cell office:value-type="float" office:value="4.68729">
            <text:p>4.68729</text:p>
          </table:table-cell>
          <table:table-cell table:number-columns-repeated="2"/>
        </table:table-row>
        <table:table-row table:style-name="ro1">
          <table:table-cell office:value-type="string">
            <text:p><text:s/>host=220.181.19.104 -4.68729</text:p>
          </table:table-cell>
          <table:table-cell office:value-type="string">
            <text:p>host=220.181.19.104</text:p>
          </table:table-cell>
          <table:table-cell office:value-type="float" office:value="-4.68729">
            <text:p>-4.68729</text:p>
          </table:table-cell>
          <table:table-cell office:value-type="float" office:value="4.68729">
            <text:p>4.68729</text:p>
          </table:table-cell>
          <table:table-cell table:number-columns-repeated="2"/>
        </table:table-row>
        <table:table-row table:style-name="ro1">
          <table:table-cell office:value-type="string">
            <text:p><text:s/>host=79.166.127.141 -4.68729</text:p>
          </table:table-cell>
          <table:table-cell office:value-type="string">
            <text:p>host=79.166.127.141</text:p>
          </table:table-cell>
          <table:table-cell office:value-type="float" office:value="-4.68729">
            <text:p>-4.68729</text:p>
          </table:table-cell>
          <table:table-cell office:value-type="float" office:value="4.68729">
            <text:p>4.68729</text:p>
          </table:table-cell>
          <table:table-cell table:number-columns-repeated="2"/>
        </table:table-row>
        <table:table-row table:style-name="ro1">
          <table:table-cell office:value-type="string">
            <text:p><text:s/>host=24.141.132.147 4.68275</text:p>
          </table:table-cell>
          <table:table-cell office:value-type="string">
            <text:p>host=24.141.132.147</text:p>
          </table:table-cell>
          <table:table-cell table:number-columns-repeated="2" office:value-type="float" office:value="4.68275">
            <text:p>4.68275</text:p>
          </table:table-cell>
          <table:table-cell table:number-columns-repeated="2"/>
        </table:table-row>
        <table:table-row table:style-name="ro1">
          <table:table-cell office:value-type="string">
            <text:p><text:s text:c="5"/>host=216.7.32.7 -4.67690</text:p>
          </table:table-cell>
          <table:table-cell office:value-type="string">
            <text:p>host=216.7.32.7</text:p>
          </table:table-cell>
          <table:table-cell office:value-type="float" office:value="-4.6769">
            <text:p>-4.6769</text:p>
          </table:table-cell>
          <table:table-cell office:value-type="float" office:value="4.6769">
            <text:p>4.6769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65.55.217.63 -4.67690</text:p>
          </table:table-cell>
          <table:table-cell office:value-type="string">
            <text:p>host=65.55.217.63</text:p>
          </table:table-cell>
          <table:table-cell office:value-type="float" office:value="-4.6769">
            <text:p>-4.6769</text:p>
          </table:table-cell>
          <table:table-cell office:value-type="float" office:value="4.6769">
            <text:p>4.6769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220.181.7.24 -4.67494</text:p>
          </table:table-cell>
          <table:table-cell office:value-type="string">
            <text:p>host=220.181.7.24</text:p>
          </table:table-cell>
          <table:table-cell office:value-type="float" office:value="-4.67494">
            <text:p>-4.67494</text:p>
          </table:table-cell>
          <table:table-cell office:value-type="float" office:value="4.67494">
            <text:p>4.67494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55.106.172 -4.67494</text:p>
          </table:table-cell>
          <table:table-cell office:value-type="string">
            <text:p>host=65.55.106.172</text:p>
          </table:table-cell>
          <table:table-cell office:value-type="float" office:value="-4.67494">
            <text:p>-4.67494</text:p>
          </table:table-cell>
          <table:table-cell office:value-type="float" office:value="4.67494">
            <text:p>4.67494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55.106.239 -4.67494</text:p>
          </table:table-cell>
          <table:table-cell office:value-type="string">
            <text:p>host=65.55.106.239</text:p>
          </table:table-cell>
          <table:table-cell office:value-type="float" office:value="-4.67494">
            <text:p>-4.67494</text:p>
          </table:table-cell>
          <table:table-cell office:value-type="float" office:value="4.67494">
            <text:p>4.67494</text:p>
          </table:table-cell>
          <table:table-cell table:number-columns-repeated="2"/>
        </table:table-row>
        <table:table-row table:style-name="ro1">
          <table:table-cell office:value-type="string">
            <text:p><text:s text:c="4"/>host=69.18.52.70 -4.67413</text:p>
          </table:table-cell>
          <table:table-cell office:value-type="string">
            <text:p>host=69.18.52.70</text:p>
          </table:table-cell>
          <table:table-cell office:value-type="float" office:value="-4.67413">
            <text:p>-4.67413</text:p>
          </table:table-cell>
          <table:table-cell office:value-type="float" office:value="4.67413">
            <text:p>4.67413</text:p>
          </table:table-cell>
          <table:table-cell table:number-columns-repeated="2"/>
        </table:table-row>
        <table:table-row table:style-name="ro1">
          <table:table-cell office:value-type="string">
            <text:p><text:s/>host=190.41.212.102 -4.66469</text:p>
          </table:table-cell>
          <table:table-cell office:value-type="string">
            <text:p>host=190.41.212.102</text:p>
          </table:table-cell>
          <table:table-cell office:value-type="float" office:value="-4.66469">
            <text:p>-4.66469</text:p>
          </table:table-cell>
          <table:table-cell office:value-type="float" office:value="4.66469">
            <text:p>4.66469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77.251.220.50 -4.66469</text:p>
          </table:table-cell>
          <table:table-cell office:value-type="string">
            <text:p>host=77.251.220.50</text:p>
          </table:table-cell>
          <table:table-cell office:value-type="float" office:value="-4.66469">
            <text:p>-4.66469</text:p>
          </table:table-cell>
          <table:table-cell office:value-type="float" office:value="4.66469">
            <text:p>4.66469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65.55.109.15 -4.64291</text:p>
          </table:table-cell>
          <table:table-cell office:value-type="string">
            <text:p>host=65.55.109.15</text:p>
          </table:table-cell>
          <table:table-cell office:value-type="float" office:value="-4.64291">
            <text:p>-4.64291</text:p>
          </table:table-cell>
          <table:table-cell office:value-type="float" office:value="4.64291">
            <text:p>4.64291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123.125.66.47 4.63921</text:p>
          </table:table-cell>
          <table:table-cell office:value-type="string">
            <text:p>host=123.125.66.47</text:p>
          </table:table-cell>
          <table:table-cell table:number-columns-repeated="2" office:value-type="float" office:value="4.63921">
            <text:p>4.63921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6.184.237.10 4.63921</text:p>
          </table:table-cell>
          <table:table-cell office:value-type="string">
            <text:p>host=66.184.237.10</text:p>
          </table:table-cell>
          <table:table-cell table:number-columns-repeated="2" office:value-type="float" office:value="4.63921">
            <text:p>4.63921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151.57.143.76 4.61974</text:p>
          </table:table-cell>
          <table:table-cell office:value-type="string">
            <text:p>host=151.57.143.76</text:p>
          </table:table-cell>
          <table:table-cell table:number-columns-repeated="2" office:value-type="float" office:value="4.61974">
            <text:p>4.61974</text:p>
          </table:table-cell>
          <table:table-cell table:number-columns-repeated="2"/>
        </table:table-row>
        <table:table-row table:style-name="ro1">
          <table:table-cell office:value-type="string">
            <text:p><text:s/>host=81.154.112.183 4.61974</text:p>
          </table:table-cell>
          <table:table-cell office:value-type="string">
            <text:p>host=81.154.112.183</text:p>
          </table:table-cell>
          <table:table-cell table:number-columns-repeated="2" office:value-type="float" office:value="4.61974">
            <text:p>4.61974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122.0.18.106 4.61554</text:p>
          </table:table-cell>
          <table:table-cell office:value-type="string">
            <text:p>host=122.0.18.106</text:p>
          </table:table-cell>
          <table:table-cell table:number-columns-repeated="2" office:value-type="float" office:value="4.61554">
            <text:p>4.61554</text:p>
          </table:table-cell>
          <table:table-cell table:number-columns-repeated="2"/>
        </table:table-row>
        <table:table-row table:style-name="ro1">
          <table:table-cell office:value-type="string">
            <text:p>host=122.174.103.149 4.59482</text:p>
          </table:table-cell>
          <table:table-cell office:value-type="string">
            <text:p>host=122.174.103.149</text:p>
          </table:table-cell>
          <table:table-cell table:number-columns-repeated="2" office:value-type="float" office:value="4.59482">
            <text:p>4.59482</text:p>
          </table:table-cell>
          <table:table-cell table:number-columns-repeated="2"/>
        </table:table-row>
        <table:table-row table:style-name="ro1">
          <table:table-cell office:value-type="string">
            <text:p><text:s/>host=140.123.100.12 4.59482</text:p>
          </table:table-cell>
          <table:table-cell office:value-type="string">
            <text:p>host=140.123.100.12</text:p>
          </table:table-cell>
          <table:table-cell table:number-columns-repeated="2" office:value-type="float" office:value="4.59482">
            <text:p>4.59482</text:p>
          </table:table-cell>
          <table:table-cell table:number-columns-repeated="2"/>
        </table:table-row>
        <table:table-row table:style-name="ro1">
          <table:table-cell office:value-type="string">
            <text:p><text:s text:c="4"/>host=99.25.80.64 4.59482</text:p>
          </table:table-cell>
          <table:table-cell office:value-type="string">
            <text:p>host=99.25.80.64</text:p>
          </table:table-cell>
          <table:table-cell table:number-columns-repeated="2" office:value-type="float" office:value="4.59482">
            <text:p>4.59482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220.181.7.36 4.59424</text:p>
          </table:table-cell>
          <table:table-cell office:value-type="string">
            <text:p>host=220.181.7.36</text:p>
          </table:table-cell>
          <table:table-cell table:number-columns-repeated="2" office:value-type="float" office:value="4.59424">
            <text:p>4.59424</text:p>
          </table:table-cell>
          <table:table-cell table:number-columns-repeated="2"/>
        </table:table-row>
        <table:table-row table:style-name="ro1">
          <table:table-cell office:value-type="string">
            <text:p><text:s text:c="5"/>host=67.16.94.2 4.59424</text:p>
          </table:table-cell>
          <table:table-cell office:value-type="string">
            <text:p>host=67.16.94.2</text:p>
          </table:table-cell>
          <table:table-cell table:number-columns-repeated="2" office:value-type="float" office:value="4.59424">
            <text:p>4.59424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81.52.143.34 4.59424</text:p>
          </table:table-cell>
          <table:table-cell office:value-type="string">
            <text:p>host=81.52.143.34</text:p>
          </table:table-cell>
          <table:table-cell table:number-columns-repeated="2" office:value-type="float" office:value="4.59424">
            <text:p>4.59424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195.7.103.210 4.57045</text:p>
          </table:table-cell>
          <table:table-cell office:value-type="string">
            <text:p>host=195.7.103.210</text:p>
          </table:table-cell>
          <table:table-cell table:number-columns-repeated="2" office:value-type="float" office:value="4.57045">
            <text:p>4.57045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55.106.131 4.57045</text:p>
          </table:table-cell>
          <table:table-cell office:value-type="string">
            <text:p>host=65.55.106.131</text:p>
          </table:table-cell>
          <table:table-cell table:number-columns-repeated="2" office:value-type="float" office:value="4.57045">
            <text:p>4.57045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201.55.128.10 4.56462</text:p>
          </table:table-cell>
          <table:table-cell office:value-type="string">
            <text:p>host=201.55.128.10</text:p>
          </table:table-cell>
          <table:table-cell table:number-columns-repeated="2" office:value-type="float" office:value="4.56462">
            <text:p>4.56462</text:p>
          </table:table-cell>
          <table:table-cell table:number-columns-repeated="2"/>
        </table:table-row>
        <table:table-row table:style-name="ro1">
          <table:table-cell office:value-type="string">
            <text:p><text:s/>host=81.193.181.206 4.56462</text:p>
          </table:table-cell>
          <table:table-cell office:value-type="string">
            <text:p>host=81.193.181.206</text:p>
          </table:table-cell>
          <table:table-cell table:number-columns-repeated="2" office:value-type="float" office:value="4.56462">
            <text:p>4.56462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190.19.134.52 4.53824</text:p>
          </table:table-cell>
          <table:table-cell office:value-type="string">
            <text:p>host=190.19.134.52</text:p>
          </table:table-cell>
          <table:table-cell table:number-columns-repeated="2" office:value-type="float" office:value="4.53824">
            <text:p>4.53824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72.43.104.131 4.53824</text:p>
          </table:table-cell>
          <table:table-cell office:value-type="string">
            <text:p>host=72.43.104.131</text:p>
          </table:table-cell>
          <table:table-cell table:number-columns-repeated="2" office:value-type="float" office:value="4.53824">
            <text:p>4.53824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55.110.112 4.53263</text:p>
          </table:table-cell>
          <table:table-cell office:value-type="string">
            <text:p>host=65.55.110.112</text:p>
          </table:table-cell>
          <table:table-cell table:number-columns-repeated="2" office:value-type="float" office:value="4.53263">
            <text:p>4.53263</text:p>
          </table:table-cell>
          <table:table-cell table:number-columns-repeated="2"/>
        </table:table-row>
        <table:table-row table:style-name="ro1">
          <table:table-cell office:value-type="string">
            <text:p><text:s/>host=189.11.192.130 4.52682</text:p>
          </table:table-cell>
          <table:table-cell office:value-type="string">
            <text:p>host=189.11.192.130</text:p>
          </table:table-cell>
          <table:table-cell table:number-columns-repeated="2" office:value-type="float" office:value="4.52682">
            <text:p>4.52682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220.181.7.18 4.52682</text:p>
          </table:table-cell>
          <table:table-cell office:value-type="string">
            <text:p>host=220.181.7.18</text:p>
          </table:table-cell>
          <table:table-cell table:number-columns-repeated="2" office:value-type="float" office:value="4.52682">
            <text:p>4.52682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24.19.217.148 4.52682</text:p>
          </table:table-cell>
          <table:table-cell office:value-type="string">
            <text:p>host=24.19.217.148</text:p>
          </table:table-cell>
          <table:table-cell table:number-columns-repeated="2" office:value-type="float" office:value="4.52682">
            <text:p>4.52682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94.96.54.243 4.52682</text:p>
          </table:table-cell>
          <table:table-cell office:value-type="string">
            <text:p>host=94.96.54.243</text:p>
          </table:table-cell>
          <table:table-cell table:number-columns-repeated="2" office:value-type="float" office:value="4.52682">
            <text:p>4.52682</text:p>
          </table:table-cell>
          <table:table-cell table:number-columns-repeated="2"/>
        </table:table-row>
        <table:table-row table:style-name="ro1">
          <table:table-cell office:value-type="string">
            <text:p><text:s/>host=213.196.125.37 4.50490</text:p>
          </table:table-cell>
          <table:table-cell office:value-type="string">
            <text:p>host=213.196.125.37</text:p>
          </table:table-cell>
          <table:table-cell table:number-columns-repeated="2" office:value-type="float" office:value="4.5049">
            <text:p>4.5049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65.55.109.99 4.50490</text:p>
          </table:table-cell>
          <table:table-cell office:value-type="string">
            <text:p>host=65.55.109.99</text:p>
          </table:table-cell>
          <table:table-cell table:number-columns-repeated="2" office:value-type="float" office:value="4.5049">
            <text:p>4.5049</text:p>
          </table:table-cell>
          <table:table-cell table:number-columns-repeated="2"/>
        </table:table-row>
        <table:table-row table:style-name="ro1">
          <table:table-cell office:value-type="string">
            <text:p><text:s/>host=94.128.105.243 4.50490</text:p>
          </table:table-cell>
          <table:table-cell office:value-type="string">
            <text:p>host=94.128.105.243</text:p>
          </table:table-cell>
          <table:table-cell table:number-columns-repeated="2" office:value-type="float" office:value="4.5049">
            <text:p>4.5049</text:p>
          </table:table-cell>
          <table:table-cell table:number-columns-repeated="2"/>
        </table:table-row>
        <table:table-row table:style-name="ro1">
          <table:table-cell office:value-type="string">
            <text:p><text:s/>host=221.194.137.84 4.50140</text:p>
          </table:table-cell>
          <table:table-cell office:value-type="string">
            <text:p>host=221.194.137.84</text:p>
          </table:table-cell>
          <table:table-cell table:number-columns-repeated="2" office:value-type="float" office:value="4.5014">
            <text:p>4.5014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55.106.190 4.50140</text:p>
          </table:table-cell>
          <table:table-cell office:value-type="string">
            <text:p>host=65.55.106.190</text:p>
          </table:table-cell>
          <table:table-cell table:number-columns-repeated="2" office:value-type="float" office:value="4.5014">
            <text:p>4.5014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91.191.29.131 4.50060</text:p>
          </table:table-cell>
          <table:table-cell office:value-type="string">
            <text:p>host=91.191.29.131</text:p>
          </table:table-cell>
          <table:table-cell table:number-columns-repeated="2" office:value-type="float" office:value="4.5006">
            <text:p>4.5006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65.55.104.73 4.47711</text:p>
          </table:table-cell>
          <table:table-cell office:value-type="string">
            <text:p>host=65.55.104.73</text:p>
          </table:table-cell>
          <table:table-cell table:number-columns-repeated="2" office:value-type="float" office:value="4.47711">
            <text:p>4.47711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94.183.98.159 4.46806</text:p>
          </table:table-cell>
          <table:table-cell office:value-type="string">
            <text:p>host=94.183.98.159</text:p>
          </table:table-cell>
          <table:table-cell table:number-columns-repeated="2" office:value-type="float" office:value="4.46806">
            <text:p>4.46806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94.214.44.203 4.46806</text:p>
          </table:table-cell>
          <table:table-cell office:value-type="string">
            <text:p>host=94.214.44.203</text:p>
          </table:table-cell>
          <table:table-cell table:number-columns-repeated="2" office:value-type="float" office:value="4.46806">
            <text:p>4.46806</text:p>
          </table:table-cell>
          <table:table-cell table:number-columns-repeated="2"/>
        </table:table-row>
        <table:table-row table:style-name="ro1">
          <table:table-cell office:value-type="string">
            <text:p><text:s/>host=72.197.250.133 4.46387</text:p>
          </table:table-cell>
          <table:table-cell office:value-type="string">
            <text:p>host=72.197.250.133</text:p>
          </table:table-cell>
          <table:table-cell table:number-columns-repeated="2" office:value-type="float" office:value="4.46387">
            <text:p>4.46387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24.21.218.41 4.45468</text:p>
          </table:table-cell>
          <table:table-cell office:value-type="string">
            <text:p>host=24.21.218.41</text:p>
          </table:table-cell>
          <table:table-cell table:number-columns-repeated="2" office:value-type="float" office:value="4.45468">
            <text:p>4.45468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88.218.78.168 4.45468</text:p>
          </table:table-cell>
          <table:table-cell office:value-type="string">
            <text:p>host=88.218.78.168</text:p>
          </table:table-cell>
          <table:table-cell table:number-columns-repeated="2" office:value-type="float" office:value="4.45468">
            <text:p>4.45468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207.5.219.16 4.43919</text:p>
          </table:table-cell>
          <table:table-cell office:value-type="string">
            <text:p>host=207.5.219.16</text:p>
          </table:table-cell>
          <table:table-cell table:number-columns-repeated="2" office:value-type="float" office:value="4.43919">
            <text:p>4.43919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72.83.100.168 4.43919</text:p>
          </table:table-cell>
          <table:table-cell office:value-type="string">
            <text:p>host=72.83.100.168</text:p>
          </table:table-cell>
          <table:table-cell table:number-columns-repeated="2" office:value-type="float" office:value="4.43919">
            <text:p>4.43919</text:p>
          </table:table-cell>
          <table:table-cell table:number-columns-repeated="2"/>
        </table:table-row>
        <table:table-row table:style-name="ro1">
          <table:table-cell office:value-type="string">
            <text:p><text:s/>host=193.252.149.14 -4.42884</text:p>
          </table:table-cell>
          <table:table-cell office:value-type="string">
            <text:p>host=193.252.149.14</text:p>
          </table:table-cell>
          <table:table-cell office:value-type="float" office:value="-4.42884">
            <text:p>-4.42884</text:p>
          </table:table-cell>
          <table:table-cell office:value-type="float" office:value="4.42884">
            <text:p>4.42884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201.79.34.109 -4.42884</text:p>
          </table:table-cell>
          <table:table-cell office:value-type="string">
            <text:p>host=201.79.34.109</text:p>
          </table:table-cell>
          <table:table-cell office:value-type="float" office:value="-4.42884">
            <text:p>-4.42884</text:p>
          </table:table-cell>
          <table:table-cell office:value-type="float" office:value="4.42884">
            <text:p>4.42884</text:p>
          </table:table-cell>
          <table:table-cell table:number-columns-repeated="2"/>
        </table:table-row>
        <table:table-row table:style-name="ro1">
          <table:table-cell office:value-type="string">
            <text:p><text:s/>host=69.223.200.121 -4.42884</text:p>
          </table:table-cell>
          <table:table-cell office:value-type="string">
            <text:p>host=69.223.200.121</text:p>
          </table:table-cell>
          <table:table-cell office:value-type="float" office:value="-4.42884">
            <text:p>-4.42884</text:p>
          </table:table-cell>
          <table:table-cell office:value-type="float" office:value="4.42884">
            <text:p>4.42884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78.138.12.170 -4.42884</text:p>
          </table:table-cell>
          <table:table-cell office:value-type="string">
            <text:p>host=78.138.12.170</text:p>
          </table:table-cell>
          <table:table-cell office:value-type="float" office:value="-4.42884">
            <text:p>-4.42884</text:p>
          </table:table-cell>
          <table:table-cell office:value-type="float" office:value="4.42884">
            <text:p>4.42884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55.107.240 4.42031</text:p>
          </table:table-cell>
          <table:table-cell office:value-type="string">
            <text:p>host=65.55.107.240</text:p>
          </table:table-cell>
          <table:table-cell table:number-columns-repeated="2" office:value-type="float" office:value="4.42031">
            <text:p>4.42031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55.109.162 4.40960</text:p>
          </table:table-cell>
          <table:table-cell office:value-type="string">
            <text:p>host=65.55.109.162</text:p>
          </table:table-cell>
          <table:table-cell table:number-columns-repeated="2" office:value-type="float" office:value="4.4096">
            <text:p>4.4096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65.55.110.74 4.40960</text:p>
          </table:table-cell>
          <table:table-cell office:value-type="string">
            <text:p>host=65.55.110.74</text:p>
          </table:table-cell>
          <table:table-cell table:number-columns-repeated="2" office:value-type="float" office:value="4.4096">
            <text:p>4.4096</text:p>
          </table:table-cell>
          <table:table-cell table:number-columns-repeated="2"/>
        </table:table-row>
        <table:table-row table:style-name="ro1">
          <table:table-cell office:value-type="string">
            <text:p><text:s/>host=202.179.92.206 -4.40356</text:p>
          </table:table-cell>
          <table:table-cell office:value-type="string">
            <text:p>host=202.179.92.206</text:p>
          </table:table-cell>
          <table:table-cell office:value-type="float" office:value="-4.40356">
            <text:p>-4.40356</text:p>
          </table:table-cell>
          <table:table-cell office:value-type="float" office:value="4.40356">
            <text:p>4.40356</text:p>
          </table:table-cell>
          <table:table-cell table:number-columns-repeated="2"/>
        </table:table-row>
        <table:table-row table:style-name="ro1">
          <table:table-cell office:value-type="string">
            <text:p><text:s/>host=121.96.246.230 -4.39104</text:p>
          </table:table-cell>
          <table:table-cell office:value-type="string">
            <text:p>host=121.96.246.230</text:p>
          </table:table-cell>
          <table:table-cell office:value-type="float" office:value="-4.39104">
            <text:p>-4.39104</text:p>
          </table:table-cell>
          <table:table-cell office:value-type="float" office:value="4.39104">
            <text:p>4.39104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55.110.183 -4.39104</text:p>
          </table:table-cell>
          <table:table-cell office:value-type="string">
            <text:p>host=65.55.110.183</text:p>
          </table:table-cell>
          <table:table-cell office:value-type="float" office:value="-4.39104">
            <text:p>-4.39104</text:p>
          </table:table-cell>
          <table:table-cell office:value-type="float" office:value="4.39104">
            <text:p>4.39104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155.63.64.21 4.38604</text:p>
          </table:table-cell>
          <table:table-cell office:value-type="string">
            <text:p>host=155.63.64.21</text:p>
          </table:table-cell>
          <table:table-cell table:number-columns-repeated="2" office:value-type="float" office:value="4.38604">
            <text:p>4.38604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156.17.10.52 4.37436</text:p>
          </table:table-cell>
          <table:table-cell office:value-type="string">
            <text:p>host=156.17.10.52</text:p>
          </table:table-cell>
          <table:table-cell table:number-columns-repeated="2" office:value-type="float" office:value="4.37436">
            <text:p>4.37436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65.55.110.86 4.37436</text:p>
          </table:table-cell>
          <table:table-cell office:value-type="string">
            <text:p>host=65.55.110.86</text:p>
          </table:table-cell>
          <table:table-cell table:number-columns-repeated="2" office:value-type="float" office:value="4.37436">
            <text:p>4.37436</text:p>
          </table:table-cell>
          <table:table-cell table:number-columns-repeated="2"/>
        </table:table-row>
        <table:table-row table:style-name="ro1">
          <table:table-cell office:value-type="string">
            <text:p><text:s/>host=68.223.171.130 4.37436</text:p>
          </table:table-cell>
          <table:table-cell office:value-type="string">
            <text:p>host=68.223.171.130</text:p>
          </table:table-cell>
          <table:table-cell table:number-columns-repeated="2" office:value-type="float" office:value="4.37436">
            <text:p>4.37436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9.171.160.10 4.37436</text:p>
          </table:table-cell>
          <table:table-cell office:value-type="string">
            <text:p>host=69.171.160.10</text:p>
          </table:table-cell>
          <table:table-cell table:number-columns-repeated="2" office:value-type="float" office:value="4.37436">
            <text:p>4.37436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7.215.230.25 4.36237</text:p>
          </table:table-cell>
          <table:table-cell office:value-type="string">
            <text:p>host=67.215.230.25</text:p>
          </table:table-cell>
          <table:table-cell table:number-columns-repeated="2" office:value-type="float" office:value="4.36237">
            <text:p>4.36237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81.202.64.153 4.36237</text:p>
          </table:table-cell>
          <table:table-cell office:value-type="string">
            <text:p>host=81.202.64.153</text:p>
          </table:table-cell>
          <table:table-cell table:number-columns-repeated="2" office:value-type="float" office:value="4.36237">
            <text:p>4.36237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187.10.94.247 4.34810</text:p>
          </table:table-cell>
          <table:table-cell office:value-type="string">
            <text:p>host=187.10.94.247</text:p>
          </table:table-cell>
          <table:table-cell table:number-columns-repeated="2" office:value-type="float" office:value="4.3481">
            <text:p>4.3481</text:p>
          </table:table-cell>
          <table:table-cell table:number-columns-repeated="2"/>
        </table:table-row>
        <table:table-row table:style-name="ro1">
          <table:table-cell office:value-type="string">
            <text:p><text:s/>host=213.207.226.26 4.34810</text:p>
          </table:table-cell>
          <table:table-cell office:value-type="string">
            <text:p>host=213.207.226.26</text:p>
          </table:table-cell>
          <table:table-cell table:number-columns-repeated="2" office:value-type="float" office:value="4.3481">
            <text:p>4.3481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2.169.98.150 4.34810</text:p>
          </table:table-cell>
          <table:table-cell office:value-type="string">
            <text:p>host=62.169.98.150</text:p>
          </table:table-cell>
          <table:table-cell table:number-columns-repeated="2" office:value-type="float" office:value="4.3481">
            <text:p>4.3481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55.106.114 -4.34207</text:p>
          </table:table-cell>
          <table:table-cell office:value-type="string">
            <text:p>host=65.55.106.114</text:p>
          </table:table-cell>
          <table:table-cell office:value-type="float" office:value="-4.34207">
            <text:p>-4.34207</text:p>
          </table:table-cell>
          <table:table-cell office:value-type="float" office:value="4.34207">
            <text:p>4.34207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55.110.237 -4.34207</text:p>
          </table:table-cell>
          <table:table-cell office:value-type="string">
            <text:p>host=65.55.110.237</text:p>
          </table:table-cell>
          <table:table-cell office:value-type="float" office:value="-4.34207">
            <text:p>-4.34207</text:p>
          </table:table-cell>
          <table:table-cell office:value-type="float" office:value="4.34207">
            <text:p>4.34207</text:p>
          </table:table-cell>
          <table:table-cell table:number-columns-repeated="2"/>
        </table:table-row>
        <table:table-row table:style-name="ro1">
          <table:table-cell office:value-type="string">
            <text:p><text:s/>host=199.166.14.237 -4.33591</text:p>
          </table:table-cell>
          <table:table-cell office:value-type="string">
            <text:p>host=199.166.14.237</text:p>
          </table:table-cell>
          <table:table-cell office:value-type="float" office:value="-4.33591">
            <text:p>-4.33591</text:p>
          </table:table-cell>
          <table:table-cell office:value-type="float" office:value="4.33591">
            <text:p>4.33591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220.181.7.50 -4.33591</text:p>
          </table:table-cell>
          <table:table-cell office:value-type="string">
            <text:p>host=220.181.7.50</text:p>
          </table:table-cell>
          <table:table-cell office:value-type="float" office:value="-4.33591">
            <text:p>-4.33591</text:p>
          </table:table-cell>
          <table:table-cell office:value-type="float" office:value="4.33591">
            <text:p>4.33591</text:p>
          </table:table-cell>
          <table:table-cell table:number-columns-repeated="2"/>
        </table:table-row>
        <table:table-row table:style-name="ro1">
          <table:table-cell office:value-type="string">
            <text:p><text:s/>host=65.184.167.211 -4.33591</text:p>
          </table:table-cell>
          <table:table-cell office:value-type="string">
            <text:p>host=65.184.167.211</text:p>
          </table:table-cell>
          <table:table-cell office:value-type="float" office:value="-4.33591">
            <text:p>-4.33591</text:p>
          </table:table-cell>
          <table:table-cell office:value-type="float" office:value="4.33591">
            <text:p>4.33591</text:p>
          </table:table-cell>
          <table:table-cell table:number-columns-repeated="2"/>
        </table:table-row>
        <table:table-row table:style-name="ro1">
          <table:table-cell office:value-type="string">
            <text:p><text:s text:c="4"/>host=190.3.116.6 -4.33522</text:p>
          </table:table-cell>
          <table:table-cell office:value-type="string">
            <text:p>host=190.3.116.6</text:p>
          </table:table-cell>
          <table:table-cell office:value-type="float" office:value="-4.33522">
            <text:p>-4.33522</text:p>
          </table:table-cell>
          <table:table-cell office:value-type="float" office:value="4.33522">
            <text:p>4.33522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82.13.235.69 -4.33522</text:p>
          </table:table-cell>
          <table:table-cell office:value-type="string">
            <text:p>host=82.13.235.69</text:p>
          </table:table-cell>
          <table:table-cell office:value-type="float" office:value="-4.33522">
            <text:p>-4.33522</text:p>
          </table:table-cell>
          <table:table-cell office:value-type="float" office:value="4.33522">
            <text:p>4.33522</text:p>
          </table:table-cell>
          <table:table-cell table:number-columns-repeated="2"/>
        </table:table-row>
        <table:table-row table:style-name="ro1">
          <table:table-cell office:value-type="string">
            <text:p><text:s/>host=190.75.142.246 4.31275</text:p>
          </table:table-cell>
          <table:table-cell office:value-type="string">
            <text:p>host=190.75.142.246</text:p>
          </table:table-cell>
          <table:table-cell table:number-columns-repeated="2" office:value-type="float" office:value="4.31275">
            <text:p>4.31275</text:p>
          </table:table-cell>
          <table:table-cell table:number-columns-repeated="2"/>
        </table:table-row>
        <table:table-row table:style-name="ro1">
          <table:table-cell office:value-type="string">
            <text:p><text:s/>host=66.134.239.210 -4.31247</text:p>
          </table:table-cell>
          <table:table-cell office:value-type="string">
            <text:p>host=66.134.239.210</text:p>
          </table:table-cell>
          <table:table-cell office:value-type="float" office:value="-4.31247">
            <text:p>-4.31247</text:p>
          </table:table-cell>
          <table:table-cell office:value-type="float" office:value="4.31247">
            <text:p>4.31247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55.106.207 -4.28779</text:p>
          </table:table-cell>
          <table:table-cell office:value-type="string">
            <text:p>host=65.55.106.207</text:p>
          </table:table-cell>
          <table:table-cell office:value-type="float" office:value="-4.28779">
            <text:p>-4.28779</text:p>
          </table:table-cell>
          <table:table-cell office:value-type="float" office:value="4.28779">
            <text:p>4.28779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65.55.231.80 -4.28779</text:p>
          </table:table-cell>
          <table:table-cell office:value-type="string">
            <text:p>host=65.55.231.80</text:p>
          </table:table-cell>
          <table:table-cell office:value-type="float" office:value="-4.28779">
            <text:p>-4.28779</text:p>
          </table:table-cell>
          <table:table-cell office:value-type="float" office:value="4.28779">
            <text:p>4.28779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142.217.0.55 4.26840</text:p>
          </table:table-cell>
          <table:table-cell office:value-type="string">
            <text:p>host=142.217.0.55</text:p>
          </table:table-cell>
          <table:table-cell table:number-columns-repeated="2" office:value-type="float" office:value="4.2684">
            <text:p>4.2684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208.90.233.9 4.26837</text:p>
          </table:table-cell>
          <table:table-cell office:value-type="string">
            <text:p>host=208.90.233.9</text:p>
          </table:table-cell>
          <table:table-cell table:number-columns-repeated="2" office:value-type="float" office:value="4.26837">
            <text:p>4.26837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55.106.148 4.26837</text:p>
          </table:table-cell>
          <table:table-cell office:value-type="string">
            <text:p>host=65.55.106.148</text:p>
          </table:table-cell>
          <table:table-cell table:number-columns-repeated="2" office:value-type="float" office:value="4.26837">
            <text:p>4.26837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55.108.140 4.26837</text:p>
          </table:table-cell>
          <table:table-cell office:value-type="string">
            <text:p>host=65.55.108.140</text:p>
          </table:table-cell>
          <table:table-cell table:number-columns-repeated="2" office:value-type="float" office:value="4.26837">
            <text:p>4.26837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65.55.110.75 4.26837</text:p>
          </table:table-cell>
          <table:table-cell office:value-type="string">
            <text:p>host=65.55.110.75</text:p>
          </table:table-cell>
          <table:table-cell table:number-columns-repeated="2" office:value-type="float" office:value="4.26837">
            <text:p>4.26837</text:p>
          </table:table-cell>
          <table:table-cell table:number-columns-repeated="2"/>
        </table:table-row>
        <table:table-row table:style-name="ro1">
          <table:table-cell office:value-type="string">
            <text:p><text:s/>host=198.161.30.192 -4.26719</text:p>
          </table:table-cell>
          <table:table-cell office:value-type="string">
            <text:p>host=198.161.30.192</text:p>
          </table:table-cell>
          <table:table-cell office:value-type="float" office:value="-4.26719">
            <text:p>-4.26719</text:p>
          </table:table-cell>
          <table:table-cell office:value-type="float" office:value="4.26719">
            <text:p>4.26719</text:p>
          </table:table-cell>
          <table:table-cell table:number-columns-repeated="2"/>
        </table:table-row>
        <table:table-row table:style-name="ro1">
          <table:table-cell office:value-type="string">
            <text:p>host=203.131.255.174 -4.26719</text:p>
          </table:table-cell>
          <table:table-cell office:value-type="string">
            <text:p>host=203.131.255.174</text:p>
          </table:table-cell>
          <table:table-cell office:value-type="float" office:value="-4.26719">
            <text:p>-4.26719</text:p>
          </table:table-cell>
          <table:table-cell office:value-type="float" office:value="4.26719">
            <text:p>4.26719</text:p>
          </table:table-cell>
          <table:table-cell table:number-columns-repeated="2"/>
        </table:table-row>
        <table:table-row table:style-name="ro1">
          <table:table-cell office:value-type="string">
            <text:p><text:s/>host=189.32.253.183 -4.26342</text:p>
          </table:table-cell>
          <table:table-cell office:value-type="string">
            <text:p>host=189.32.253.183</text:p>
          </table:table-cell>
          <table:table-cell office:value-type="float" office:value="-4.26342">
            <text:p>-4.26342</text:p>
          </table:table-cell>
          <table:table-cell office:value-type="float" office:value="4.26342">
            <text:p>4.26342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55.109.233 -4.26342</text:p>
          </table:table-cell>
          <table:table-cell office:value-type="string">
            <text:p>host=65.55.109.233</text:p>
          </table:table-cell>
          <table:table-cell office:value-type="float" office:value="-4.26342">
            <text:p>-4.26342</text:p>
          </table:table-cell>
          <table:table-cell office:value-type="float" office:value="4.26342">
            <text:p>4.26342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204.87.70.119 4.25326</text:p>
          </table:table-cell>
          <table:table-cell office:value-type="string">
            <text:p>host=204.87.70.119</text:p>
          </table:table-cell>
          <table:table-cell table:number-columns-repeated="2" office:value-type="float" office:value="4.25326">
            <text:p>4.25326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55.109.245 4.25326</text:p>
          </table:table-cell>
          <table:table-cell office:value-type="string">
            <text:p>host=65.55.109.245</text:p>
          </table:table-cell>
          <table:table-cell table:number-columns-repeated="2" office:value-type="float" office:value="4.25326">
            <text:p>4.25326</text:p>
          </table:table-cell>
          <table:table-cell table:number-columns-repeated="2"/>
        </table:table-row>
        <table:table-row table:style-name="ro1">
          <table:table-cell office:value-type="string">
            <text:p><text:s/>host=76.216.126.162 4.25253</text:p>
          </table:table-cell>
          <table:table-cell office:value-type="string">
            <text:p>host=76.216.126.162</text:p>
          </table:table-cell>
          <table:table-cell table:number-columns-repeated="2" office:value-type="float" office:value="4.25253">
            <text:p>4.25253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115.74.146.80 -4.25106</text:p>
          </table:table-cell>
          <table:table-cell office:value-type="string">
            <text:p>host=115.74.146.80</text:p>
          </table:table-cell>
          <table:table-cell office:value-type="float" office:value="-4.25106">
            <text:p>-4.25106</text:p>
          </table:table-cell>
          <table:table-cell office:value-type="float" office:value="4.25106">
            <text:p>4.25106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136.160.5.231 -4.25106</text:p>
          </table:table-cell>
          <table:table-cell office:value-type="string">
            <text:p>host=136.160.5.231</text:p>
          </table:table-cell>
          <table:table-cell office:value-type="float" office:value="-4.25106">
            <text:p>-4.25106</text:p>
          </table:table-cell>
          <table:table-cell office:value-type="float" office:value="4.25106">
            <text:p>4.25106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55.106.143 -4.25026</text:p>
          </table:table-cell>
          <table:table-cell office:value-type="string">
            <text:p>host=65.55.106.143</text:p>
          </table:table-cell>
          <table:table-cell office:value-type="float" office:value="-4.25026">
            <text:p>-4.25026</text:p>
          </table:table-cell>
          <table:table-cell office:value-type="float" office:value="4.25026">
            <text:p>4.25026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89.130.24.164 -4.25026</text:p>
          </table:table-cell>
          <table:table-cell office:value-type="string">
            <text:p>host=89.130.24.164</text:p>
          </table:table-cell>
          <table:table-cell office:value-type="float" office:value="-4.25026">
            <text:p>-4.25026</text:p>
          </table:table-cell>
          <table:table-cell office:value-type="float" office:value="4.25026">
            <text:p>4.25026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193.69.237.30 -4.24278</text:p>
          </table:table-cell>
          <table:table-cell office:value-type="string">
            <text:p>host=193.69.237.30</text:p>
          </table:table-cell>
          <table:table-cell office:value-type="float" office:value="-4.24278">
            <text:p>-4.24278</text:p>
          </table:table-cell>
          <table:table-cell office:value-type="float" office:value="4.24278">
            <text:p>4.24278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24.96.141.177 -4.22230</text:p>
          </table:table-cell>
          <table:table-cell office:value-type="string">
            <text:p>host=24.96.141.177</text:p>
          </table:table-cell>
          <table:table-cell office:value-type="float" office:value="-4.2223">
            <text:p>-4.2223</text:p>
          </table:table-cell>
          <table:table-cell office:value-type="float" office:value="4.2223">
            <text:p>4.2223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65.55.110.52 -4.22230</text:p>
          </table:table-cell>
          <table:table-cell office:value-type="string">
            <text:p>host=65.55.110.52</text:p>
          </table:table-cell>
          <table:table-cell office:value-type="float" office:value="-4.2223">
            <text:p>-4.2223</text:p>
          </table:table-cell>
          <table:table-cell office:value-type="float" office:value="4.2223">
            <text:p>4.2223</text:p>
          </table:table-cell>
          <table:table-cell table:number-columns-repeated="2"/>
        </table:table-row>
        <table:table-row table:style-name="ro1">
          <table:table-cell office:value-type="string">
            <text:p><text:s/>host=220.181.61.225 4.21932</text:p>
          </table:table-cell>
          <table:table-cell office:value-type="string">
            <text:p>host=220.181.61.225</text:p>
          </table:table-cell>
          <table:table-cell table:number-columns-repeated="2" office:value-type="float" office:value="4.21932">
            <text:p>4.21932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55.110.172 -4.21903</text:p>
          </table:table-cell>
          <table:table-cell office:value-type="string">
            <text:p>host=65.55.110.172</text:p>
          </table:table-cell>
          <table:table-cell office:value-type="float" office:value="-4.21903">
            <text:p>-4.21903</text:p>
          </table:table-cell>
          <table:table-cell office:value-type="float" office:value="4.21903">
            <text:p>4.21903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7.166.65.105 -4.21903</text:p>
          </table:table-cell>
          <table:table-cell office:value-type="string">
            <text:p>host=67.166.65.105</text:p>
          </table:table-cell>
          <table:table-cell office:value-type="float" office:value="-4.21903">
            <text:p>-4.21903</text:p>
          </table:table-cell>
          <table:table-cell office:value-type="float" office:value="4.21903">
            <text:p>4.21903</text:p>
          </table:table-cell>
          <table:table-cell table:number-columns-repeated="2"/>
        </table:table-row>
        <table:table-row table:style-name="ro1">
          <table:table-cell office:value-type="string">
            <text:p><text:s/>host=71.241.118.239 -4.19902</text:p>
          </table:table-cell>
          <table:table-cell office:value-type="string">
            <text:p>host=71.241.118.239</text:p>
          </table:table-cell>
          <table:table-cell office:value-type="float" office:value="-4.19902">
            <text:p>-4.19902</text:p>
          </table:table-cell>
          <table:table-cell office:value-type="float" office:value="4.19902">
            <text:p>4.19902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194.8.75.251 -4.18373</text:p>
          </table:table-cell>
          <table:table-cell office:value-type="string">
            <text:p>host=194.8.75.251</text:p>
          </table:table-cell>
          <table:table-cell office:value-type="float" office:value="-4.18373">
            <text:p>-4.18373</text:p>
          </table:table-cell>
          <table:table-cell office:value-type="float" office:value="4.18373">
            <text:p>4.18373</text:p>
          </table:table-cell>
          <table:table-cell table:number-columns-repeated="2"/>
        </table:table-row>
        <table:table-row table:style-name="ro1">
          <table:table-cell office:value-type="string">
            <text:p><text:s text:c="4"/>host=24.254.3.51 -4.18373</text:p>
          </table:table-cell>
          <table:table-cell office:value-type="string">
            <text:p>host=24.254.3.51</text:p>
          </table:table-cell>
          <table:table-cell office:value-type="float" office:value="-4.18373">
            <text:p>-4.18373</text:p>
          </table:table-cell>
          <table:table-cell office:value-type="float" office:value="4.18373">
            <text:p>4.18373</text:p>
          </table:table-cell>
          <table:table-cell table:number-columns-repeated="2"/>
        </table:table-row>
        <table:table-row table:style-name="ro1">
          <table:table-cell office:value-type="string">
            <text:p>host=193.252.118.176 4.18134</text:p>
          </table:table-cell>
          <table:table-cell office:value-type="string">
            <text:p>host=193.252.118.176</text:p>
          </table:table-cell>
          <table:table-cell table:number-columns-repeated="2" office:value-type="float" office:value="4.18134">
            <text:p>4.18134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207.47.25.98 4.18134</text:p>
          </table:table-cell>
          <table:table-cell office:value-type="string">
            <text:p>host=207.47.25.98</text:p>
          </table:table-cell>
          <table:table-cell table:number-columns-repeated="2" office:value-type="float" office:value="4.18134">
            <text:p>4.18134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91.121.14.50 4.18134</text:p>
          </table:table-cell>
          <table:table-cell office:value-type="string">
            <text:p>host=91.121.14.50</text:p>
          </table:table-cell>
          <table:table-cell table:number-columns-repeated="2" office:value-type="float" office:value="4.18134">
            <text:p>4.18134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55.109.182 4.16978</text:p>
          </table:table-cell>
          <table:table-cell office:value-type="string">
            <text:p>host=65.55.109.182</text:p>
          </table:table-cell>
          <table:table-cell table:number-columns-repeated="2" office:value-type="float" office:value="4.16978">
            <text:p>4.16978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93.37.136.225 4.16978</text:p>
          </table:table-cell>
          <table:table-cell office:value-type="string">
            <text:p>host=93.37.136.225</text:p>
          </table:table-cell>
          <table:table-cell table:number-columns-repeated="2" office:value-type="float" office:value="4.16978">
            <text:p>4.16978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75.105.25.59 -4.16942</text:p>
          </table:table-cell>
          <table:table-cell office:value-type="string">
            <text:p>host=75.105.25.59</text:p>
          </table:table-cell>
          <table:table-cell office:value-type="float" office:value="-4.16942">
            <text:p>-4.16942</text:p>
          </table:table-cell>
          <table:table-cell office:value-type="float" office:value="4.16942">
            <text:p>4.16942</text:p>
          </table:table-cell>
          <table:table-cell table:number-columns-repeated="2"/>
        </table:table-row>
        <table:table-row table:style-name="ro1">
          <table:table-cell office:value-type="string">
            <text:p><text:s/>host=62.150.156.229 4.16866</text:p>
          </table:table-cell>
          <table:table-cell office:value-type="string">
            <text:p>host=62.150.156.229</text:p>
          </table:table-cell>
          <table:table-cell table:number-columns-repeated="2" office:value-type="float" office:value="4.16866">
            <text:p>4.16866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9.63.178.248 4.16866</text:p>
          </table:table-cell>
          <table:table-cell office:value-type="string">
            <text:p>host=69.63.178.248</text:p>
          </table:table-cell>
          <table:table-cell table:number-columns-repeated="2" office:value-type="float" office:value="4.16866">
            <text:p>4.16866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75.30.144.189 4.16866</text:p>
          </table:table-cell>
          <table:table-cell office:value-type="string">
            <text:p>host=75.30.144.189</text:p>
          </table:table-cell>
          <table:table-cell table:number-columns-repeated="2" office:value-type="float" office:value="4.16866">
            <text:p>4.16866</text:p>
          </table:table-cell>
          <table:table-cell table:number-columns-repeated="2"/>
        </table:table-row>
        <table:table-row table:style-name="ro1">
          <table:table-cell office:value-type="string">
            <text:p><text:s text:c="4"/>host=81.204.5.33 4.16866</text:p>
          </table:table-cell>
          <table:table-cell office:value-type="string">
            <text:p>host=81.204.5.33</text:p>
          </table:table-cell>
          <table:table-cell table:number-columns-repeated="2" office:value-type="float" office:value="4.16866">
            <text:p>4.16866</text:p>
          </table:table-cell>
          <table:table-cell table:number-columns-repeated="2"/>
        </table:table-row>
        <table:table-row table:style-name="ro1">
          <table:table-cell office:value-type="string">
            <text:p><text:s/>host=140.123.100.19 -4.15824</text:p>
          </table:table-cell>
          <table:table-cell office:value-type="string">
            <text:p>host=140.123.100.19</text:p>
          </table:table-cell>
          <table:table-cell office:value-type="float" office:value="-4.15824">
            <text:p>-4.15824</text:p>
          </table:table-cell>
          <table:table-cell office:value-type="float" office:value="4.15824">
            <text:p>4.15824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55.208.194 -4.15743</text:p>
          </table:table-cell>
          <table:table-cell office:value-type="string">
            <text:p>host=65.55.208.194</text:p>
          </table:table-cell>
          <table:table-cell office:value-type="float" office:value="-4.15743">
            <text:p>-4.15743</text:p>
          </table:table-cell>
          <table:table-cell office:value-type="float" office:value="4.15743">
            <text:p>4.15743</text:p>
          </table:table-cell>
          <table:table-cell table:number-columns-repeated="2"/>
        </table:table-row>
        <table:table-row table:style-name="ro1">
          <table:table-cell office:value-type="string">
            <text:p><text:s/>host=87.243.198.222 -4.15743</text:p>
          </table:table-cell>
          <table:table-cell office:value-type="string">
            <text:p>host=87.243.198.222</text:p>
          </table:table-cell>
          <table:table-cell office:value-type="float" office:value="-4.15743">
            <text:p>-4.15743</text:p>
          </table:table-cell>
          <table:table-cell office:value-type="float" office:value="4.15743">
            <text:p>4.15743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71.49.38.253 -4.14600</text:p>
          </table:table-cell>
          <table:table-cell office:value-type="string">
            <text:p>host=71.49.38.253</text:p>
          </table:table-cell>
          <table:table-cell office:value-type="float" office:value="-4.146">
            <text:p>-4.146</text:p>
          </table:table-cell>
          <table:table-cell office:value-type="float" office:value="4.146">
            <text:p>4.146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76.90.244.93 -4.14600</text:p>
          </table:table-cell>
          <table:table-cell office:value-type="string">
            <text:p>host=76.90.244.93</text:p>
          </table:table-cell>
          <table:table-cell office:value-type="float" office:value="-4.146">
            <text:p>-4.146</text:p>
          </table:table-cell>
          <table:table-cell office:value-type="float" office:value="4.146">
            <text:p>4.146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194.110.194.1 4.14139</text:p>
          </table:table-cell>
          <table:table-cell office:value-type="string">
            <text:p>host=194.110.194.1</text:p>
          </table:table-cell>
          <table:table-cell table:number-columns-repeated="2" office:value-type="float" office:value="4.14139">
            <text:p>4.14139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84.85.40.178 4.14139</text:p>
          </table:table-cell>
          <table:table-cell office:value-type="string">
            <text:p>host=84.85.40.178</text:p>
          </table:table-cell>
          <table:table-cell table:number-columns-repeated="2" office:value-type="float" office:value="4.14139">
            <text:p>4.14139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55.106.182 4.12823</text:p>
          </table:table-cell>
          <table:table-cell office:value-type="string">
            <text:p>host=65.55.106.182</text:p>
          </table:table-cell>
          <table:table-cell table:number-columns-repeated="2" office:value-type="float" office:value="4.12823">
            <text:p>4.12823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55.109.131 4.08248</text:p>
          </table:table-cell>
          <table:table-cell office:value-type="string">
            <text:p>host=65.55.109.131</text:p>
          </table:table-cell>
          <table:table-cell table:number-columns-repeated="2" office:value-type="float" office:value="4.08248">
            <text:p>4.08248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66.54.172.10 4.08248</text:p>
          </table:table-cell>
          <table:table-cell office:value-type="string">
            <text:p>host=66.54.172.10</text:p>
          </table:table-cell>
          <table:table-cell table:number-columns-repeated="2" office:value-type="float" office:value="4.08248">
            <text:p>4.08248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97.80.137.53 4.08248</text:p>
          </table:table-cell>
          <table:table-cell office:value-type="string">
            <text:p>host=97.80.137.53</text:p>
          </table:table-cell>
          <table:table-cell table:number-columns-repeated="2" office:value-type="float" office:value="4.08248">
            <text:p>4.08248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65.55.110.25 4.07733</text:p>
          </table:table-cell>
          <table:table-cell office:value-type="string">
            <text:p>host=65.55.110.25</text:p>
          </table:table-cell>
          <table:table-cell table:number-columns-repeated="2" office:value-type="float" office:value="4.07733">
            <text:p>4.07733</text:p>
          </table:table-cell>
          <table:table-cell table:number-columns-repeated="2"/>
        </table:table-row>
        <table:table-row table:style-name="ro1">
          <table:table-cell office:value-type="string">
            <text:p><text:s/>host=91.186.243.240 4.07639</text:p>
          </table:table-cell>
          <table:table-cell office:value-type="string">
            <text:p>host=91.186.243.240</text:p>
          </table:table-cell>
          <table:table-cell table:number-columns-repeated="2" office:value-type="float" office:value="4.07639">
            <text:p>4.07639</text:p>
          </table:table-cell>
          <table:table-cell table:number-columns-repeated="2"/>
        </table:table-row>
        <table:table-row table:style-name="ro1">
          <table:table-cell office:value-type="string">
            <text:p>host=189.106.160.140 4.07477</text:p>
          </table:table-cell>
          <table:table-cell office:value-type="string">
            <text:p>host=189.106.160.140</text:p>
          </table:table-cell>
          <table:table-cell table:number-columns-repeated="2" office:value-type="float" office:value="4.07477">
            <text:p>4.07477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189.25.17.104 -4.06372</text:p>
          </table:table-cell>
          <table:table-cell office:value-type="string">
            <text:p>host=189.25.17.104</text:p>
          </table:table-cell>
          <table:table-cell office:value-type="float" office:value="-4.06372">
            <text:p>-4.06372</text:p>
          </table:table-cell>
          <table:table-cell office:value-type="float" office:value="4.06372">
            <text:p>4.06372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65.55.104.13 -4.05468</text:p>
          </table:table-cell>
          <table:table-cell office:value-type="string">
            <text:p>host=65.55.104.13</text:p>
          </table:table-cell>
          <table:table-cell office:value-type="float" office:value="-4.05468">
            <text:p>-4.05468</text:p>
          </table:table-cell>
          <table:table-cell office:value-type="float" office:value="4.05468">
            <text:p>4.05468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85.246.116.26 -4.05468</text:p>
          </table:table-cell>
          <table:table-cell office:value-type="string">
            <text:p>host=85.246.116.26</text:p>
          </table:table-cell>
          <table:table-cell office:value-type="float" office:value="-4.05468">
            <text:p>-4.05468</text:p>
          </table:table-cell>
          <table:table-cell office:value-type="float" office:value="4.05468">
            <text:p>4.05468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99.246.230.96 -4.05468</text:p>
          </table:table-cell>
          <table:table-cell office:value-type="string">
            <text:p>host=99.246.230.96</text:p>
          </table:table-cell>
          <table:table-cell office:value-type="float" office:value="-4.05468">
            <text:p>-4.05468</text:p>
          </table:table-cell>
          <table:table-cell office:value-type="float" office:value="4.05468">
            <text:p>4.05468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55.106.241 -4.04710</text:p>
          </table:table-cell>
          <table:table-cell office:value-type="string">
            <text:p>host=65.55.106.241</text:p>
          </table:table-cell>
          <table:table-cell office:value-type="float" office:value="-4.0471">
            <text:p>-4.0471</text:p>
          </table:table-cell>
          <table:table-cell office:value-type="float" office:value="4.0471">
            <text:p>4.0471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9.15.212.130 4.02986</text:p>
          </table:table-cell>
          <table:table-cell office:value-type="string">
            <text:p>host=69.15.212.130</text:p>
          </table:table-cell>
          <table:table-cell table:number-columns-repeated="2" office:value-type="float" office:value="4.02986">
            <text:p>4.02986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86.91.92.134 4.02986</text:p>
          </table:table-cell>
          <table:table-cell office:value-type="string">
            <text:p>host=86.91.92.134</text:p>
          </table:table-cell>
          <table:table-cell table:number-columns-repeated="2" office:value-type="float" office:value="4.02986">
            <text:p>4.02986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189.6.27.244 4.02673</text:p>
          </table:table-cell>
          <table:table-cell office:value-type="string">
            <text:p>host=189.6.27.244</text:p>
          </table:table-cell>
          <table:table-cell table:number-columns-repeated="2" office:value-type="float" office:value="4.02673">
            <text:p>4.02673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65.55.231.88 4.02673</text:p>
          </table:table-cell>
          <table:table-cell office:value-type="string">
            <text:p>host=65.55.231.88</text:p>
          </table:table-cell>
          <table:table-cell table:number-columns-repeated="2" office:value-type="float" office:value="4.02673">
            <text:p>4.02673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75.70.119.191 4.02673</text:p>
          </table:table-cell>
          <table:table-cell office:value-type="string">
            <text:p>host=75.70.119.191</text:p>
          </table:table-cell>
          <table:table-cell table:number-columns-repeated="2" office:value-type="float" office:value="4.02673">
            <text:p>4.02673</text:p>
          </table:table-cell>
          <table:table-cell table:number-columns-repeated="2"/>
        </table:table-row>
        <table:table-row table:style-name="ro1">
          <table:table-cell office:value-type="string">
            <text:p><text:s/>host=174.36.228.156 -4.00497</text:p>
          </table:table-cell>
          <table:table-cell office:value-type="string">
            <text:p>host=174.36.228.156</text:p>
          </table:table-cell>
          <table:table-cell office:value-type="float" office:value="-4.00497">
            <text:p>-4.00497</text:p>
          </table:table-cell>
          <table:table-cell office:value-type="float" office:value="4.00497">
            <text:p>4.00497</text:p>
          </table:table-cell>
          <table:table-cell table:number-columns-repeated="2"/>
        </table:table-row>
        <table:table-row table:style-name="ro1">
          <table:table-cell office:value-type="string">
            <text:p>host=200.165.194.209 -4.00497</text:p>
          </table:table-cell>
          <table:table-cell office:value-type="string">
            <text:p>host=200.165.194.209</text:p>
          </table:table-cell>
          <table:table-cell office:value-type="float" office:value="-4.00497">
            <text:p>-4.00497</text:p>
          </table:table-cell>
          <table:table-cell office:value-type="float" office:value="4.00497">
            <text:p>4.00497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201.5.146.201 -4.00497</text:p>
          </table:table-cell>
          <table:table-cell office:value-type="string">
            <text:p>host=201.5.146.201</text:p>
          </table:table-cell>
          <table:table-cell office:value-type="float" office:value="-4.00497">
            <text:p>-4.00497</text:p>
          </table:table-cell>
          <table:table-cell office:value-type="float" office:value="4.00497">
            <text:p>4.00497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65.55.109.68 -4.00497</text:p>
          </table:table-cell>
          <table:table-cell office:value-type="string">
            <text:p>host=65.55.109.68</text:p>
          </table:table-cell>
          <table:table-cell office:value-type="float" office:value="-4.00497">
            <text:p>-4.00497</text:p>
          </table:table-cell>
          <table:table-cell office:value-type="float" office:value="4.00497">
            <text:p>4.00497</text:p>
          </table:table-cell>
          <table:table-cell table:number-columns-repeated="2"/>
        </table:table-row>
        <table:table-row table:style-name="ro1">
          <table:table-cell office:value-type="string">
            <text:p>host=216.139.169.250 -3.96716</text:p>
          </table:table-cell>
          <table:table-cell office:value-type="string">
            <text:p>host=216.139.169.250</text:p>
          </table:table-cell>
          <table:table-cell office:value-type="float" office:value="-3.96716">
            <text:p>-3.96716</text:p>
          </table:table-cell>
          <table:table-cell office:value-type="float" office:value="3.96716">
            <text:p>3.96716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55.106.206 -3.94074</text:p>
          </table:table-cell>
          <table:table-cell office:value-type="string">
            <text:p>host=65.55.106.206</text:p>
          </table:table-cell>
          <table:table-cell office:value-type="float" office:value="-3.94074">
            <text:p>-3.94074</text:p>
          </table:table-cell>
          <table:table-cell office:value-type="float" office:value="3.94074">
            <text:p>3.94074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65.55.109.52 -3.94074</text:p>
          </table:table-cell>
          <table:table-cell office:value-type="string">
            <text:p>host=65.55.109.52</text:p>
          </table:table-cell>
          <table:table-cell office:value-type="float" office:value="-3.94074">
            <text:p>-3.94074</text:p>
          </table:table-cell>
          <table:table-cell office:value-type="float" office:value="3.94074">
            <text:p>3.94074</text:p>
          </table:table-cell>
          <table:table-cell table:number-columns-repeated="2"/>
        </table:table-row>
        <table:table-row table:style-name="ro1">
          <table:table-cell office:value-type="string">
            <text:p><text:s/>host=192.188.57.131 3.92416</text:p>
          </table:table-cell>
          <table:table-cell office:value-type="string">
            <text:p>host=192.188.57.131</text:p>
          </table:table-cell>
          <table:table-cell table:number-columns-repeated="2" office:value-type="float" office:value="3.92416">
            <text:p>3.92416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55.106.112 3.92416</text:p>
          </table:table-cell>
          <table:table-cell office:value-type="string">
            <text:p>host=65.55.106.112</text:p>
          </table:table-cell>
          <table:table-cell table:number-columns-repeated="2" office:value-type="float" office:value="3.92416">
            <text:p>3.92416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55.208.190 3.92416</text:p>
          </table:table-cell>
          <table:table-cell office:value-type="string">
            <text:p>host=65.55.208.190</text:p>
          </table:table-cell>
          <table:table-cell table:number-columns-repeated="2" office:value-type="float" office:value="3.92416">
            <text:p>3.92416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55.109.125 3.92328</text:p>
          </table:table-cell>
          <table:table-cell office:value-type="string">
            <text:p>host=65.55.109.125</text:p>
          </table:table-cell>
          <table:table-cell table:number-columns-repeated="2" office:value-type="float" office:value="3.92328">
            <text:p>3.92328</text:p>
          </table:table-cell>
          <table:table-cell table:number-columns-repeated="2"/>
        </table:table-row>
        <table:table-row table:style-name="ro1">
          <table:table-cell office:value-type="string">
            <text:p><text:s/>host=85.225.255.224 3.92328</text:p>
          </table:table-cell>
          <table:table-cell office:value-type="string">
            <text:p>host=85.225.255.224</text:p>
          </table:table-cell>
          <table:table-cell table:number-columns-repeated="2" office:value-type="float" office:value="3.92328">
            <text:p>3.92328</text:p>
          </table:table-cell>
          <table:table-cell table:number-columns-repeated="2"/>
        </table:table-row>
        <table:table-row table:style-name="ro1">
          <table:table-cell office:value-type="string">
            <text:p><text:s/>host=201.11.255.218 3.92037</text:p>
          </table:table-cell>
          <table:table-cell office:value-type="string">
            <text:p>host=201.11.255.218</text:p>
          </table:table-cell>
          <table:table-cell table:number-columns-repeated="2" office:value-type="float" office:value="3.92037">
            <text:p>3.92037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41.202.75.35 3.92037</text:p>
          </table:table-cell>
          <table:table-cell office:value-type="string">
            <text:p>host=41.202.75.35</text:p>
          </table:table-cell>
          <table:table-cell table:number-columns-repeated="2" office:value-type="float" office:value="3.92037">
            <text:p>3.92037</text:p>
          </table:table-cell>
          <table:table-cell table:number-columns-repeated="2"/>
        </table:table-row>
        <table:table-row table:style-name="ro1">
          <table:table-cell office:value-type="string">
            <text:p><text:s text:c="4"/>host=86.8.88.176 3.92037</text:p>
          </table:table-cell>
          <table:table-cell office:value-type="string">
            <text:p>host=86.8.88.176</text:p>
          </table:table-cell>
          <table:table-cell table:number-columns-repeated="2" office:value-type="float" office:value="3.92037">
            <text:p>3.92037</text:p>
          </table:table-cell>
          <table:table-cell table:number-columns-repeated="2"/>
        </table:table-row>
        <table:table-row table:style-name="ro1">
          <table:table-cell office:value-type="string">
            <text:p><text:s/>host=60.190.104.142 -3.91359</text:p>
          </table:table-cell>
          <table:table-cell office:value-type="string">
            <text:p>host=60.190.104.142</text:p>
          </table:table-cell>
          <table:table-cell office:value-type="float" office:value="-3.91359">
            <text:p>-3.91359</text:p>
          </table:table-cell>
          <table:table-cell office:value-type="float" office:value="3.91359">
            <text:p>3.91359</text:p>
          </table:table-cell>
          <table:table-cell table:number-columns-repeated="2"/>
        </table:table-row>
        <table:table-row table:style-name="ro1">
          <table:table-cell office:value-type="string">
            <text:p><text:s/>host=59.125.140.169 -3.91204</text:p>
          </table:table-cell>
          <table:table-cell office:value-type="string">
            <text:p>host=59.125.140.169</text:p>
          </table:table-cell>
          <table:table-cell office:value-type="float" office:value="-3.91204">
            <text:p>-3.91204</text:p>
          </table:table-cell>
          <table:table-cell office:value-type="float" office:value="3.91204">
            <text:p>3.91204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55.106.191 3.91118</text:p>
          </table:table-cell>
          <table:table-cell office:value-type="string">
            <text:p>host=65.55.106.191</text:p>
          </table:table-cell>
          <table:table-cell table:number-columns-repeated="2" office:value-type="float" office:value="3.91118">
            <text:p>3.91118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87.187.35.52 3.91118</text:p>
          </table:table-cell>
          <table:table-cell office:value-type="string">
            <text:p>host=87.187.35.52</text:p>
          </table:table-cell>
          <table:table-cell table:number-columns-repeated="2" office:value-type="float" office:value="3.91118">
            <text:p>3.91118</text:p>
          </table:table-cell>
          <table:table-cell table:number-columns-repeated="2"/>
        </table:table-row>
        <table:table-row table:style-name="ro1">
          <table:table-cell office:value-type="string">
            <text:p>host=202.160.179.144 3.90860</text:p>
          </table:table-cell>
          <table:table-cell office:value-type="string">
            <text:p>host=202.160.179.144</text:p>
          </table:table-cell>
          <table:table-cell table:number-columns-repeated="2" office:value-type="float" office:value="3.9086">
            <text:p>3.9086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8.201.22.156 3.89323</text:p>
          </table:table-cell>
          <table:table-cell office:value-type="string">
            <text:p>host=68.201.22.156</text:p>
          </table:table-cell>
          <table:table-cell table:number-columns-repeated="2" office:value-type="float" office:value="3.89323">
            <text:p>3.89323</text:p>
          </table:table-cell>
          <table:table-cell table:number-columns-repeated="2"/>
        </table:table-row>
        <table:table-row table:style-name="ro1">
          <table:table-cell office:value-type="string">
            <text:p><text:s text:c="4"/>host=75.22.68.22 3.89323</text:p>
          </table:table-cell>
          <table:table-cell office:value-type="string">
            <text:p>host=75.22.68.22</text:p>
          </table:table-cell>
          <table:table-cell table:number-columns-repeated="2" office:value-type="float" office:value="3.89323">
            <text:p>3.89323</text:p>
          </table:table-cell>
          <table:table-cell table:number-columns-repeated="2"/>
        </table:table-row>
        <table:table-row table:style-name="ro1">
          <table:table-cell office:value-type="string">
            <text:p><text:s/>host=41.235.239.118 3.87080</text:p>
          </table:table-cell>
          <table:table-cell office:value-type="string">
            <text:p>host=41.235.239.118</text:p>
          </table:table-cell>
          <table:table-cell table:number-columns-repeated="2" office:value-type="float" office:value="3.8708">
            <text:p>3.8708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192.33.240.30 3.85489</text:p>
          </table:table-cell>
          <table:table-cell office:value-type="string">
            <text:p>host=192.33.240.30</text:p>
          </table:table-cell>
          <table:table-cell table:number-columns-repeated="2" office:value-type="float" office:value="3.85489">
            <text:p>3.85489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55.106.123 3.85489</text:p>
          </table:table-cell>
          <table:table-cell office:value-type="string">
            <text:p>host=65.55.106.123</text:p>
          </table:table-cell>
          <table:table-cell table:number-columns-repeated="2" office:value-type="float" office:value="3.85489">
            <text:p>3.85489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58.20.55.156 -3.84890</text:p>
          </table:table-cell>
          <table:table-cell office:value-type="string">
            <text:p>host=58.20.55.156</text:p>
          </table:table-cell>
          <table:table-cell office:value-type="float" office:value="-3.8489">
            <text:p>-3.8489</text:p>
          </table:table-cell>
          <table:table-cell office:value-type="float" office:value="3.8489">
            <text:p>3.8489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55.106.219 -3.84890</text:p>
          </table:table-cell>
          <table:table-cell office:value-type="string">
            <text:p>host=65.55.106.219</text:p>
          </table:table-cell>
          <table:table-cell office:value-type="float" office:value="-3.8489">
            <text:p>-3.8489</text:p>
          </table:table-cell>
          <table:table-cell office:value-type="float" office:value="3.8489">
            <text:p>3.8489</text:p>
          </table:table-cell>
          <table:table-cell table:number-columns-repeated="2"/>
        </table:table-row>
        <table:table-row table:style-name="ro1">
          <table:table-cell office:value-type="string">
            <text:p><text:s/>host=83.167.100.215 -3.84890</text:p>
          </table:table-cell>
          <table:table-cell office:value-type="string">
            <text:p>host=83.167.100.215</text:p>
          </table:table-cell>
          <table:table-cell office:value-type="float" office:value="-3.8489">
            <text:p>-3.8489</text:p>
          </table:table-cell>
          <table:table-cell office:value-type="float" office:value="3.8489">
            <text:p>3.8489</text:p>
          </table:table-cell>
          <table:table-cell table:number-columns-repeated="2"/>
        </table:table-row>
        <table:table-row table:style-name="ro1">
          <table:table-cell office:value-type="string">
            <text:p>host=189.111.210.216 3.82109</text:p>
          </table:table-cell>
          <table:table-cell office:value-type="string">
            <text:p>host=189.111.210.216</text:p>
          </table:table-cell>
          <table:table-cell table:number-columns-repeated="2" office:value-type="float" office:value="3.82109">
            <text:p>3.82109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55.107.232 3.82109</text:p>
          </table:table-cell>
          <table:table-cell office:value-type="string">
            <text:p>host=65.55.107.232</text:p>
          </table:table-cell>
          <table:table-cell table:number-columns-repeated="2" office:value-type="float" office:value="3.82109">
            <text:p>3.82109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196.29.161.81 3.82092</text:p>
          </table:table-cell>
          <table:table-cell office:value-type="string">
            <text:p>host=196.29.161.81</text:p>
          </table:table-cell>
          <table:table-cell table:number-columns-repeated="2" office:value-type="float" office:value="3.82092">
            <text:p>3.82092</text:p>
          </table:table-cell>
          <table:table-cell table:number-columns-repeated="2"/>
        </table:table-row>
        <table:table-row table:style-name="ro1">
          <table:table-cell office:value-type="string">
            <text:p>host=202.160.180.158 -3.81931</text:p>
          </table:table-cell>
          <table:table-cell office:value-type="string">
            <text:p>host=202.160.180.158</text:p>
          </table:table-cell>
          <table:table-cell office:value-type="float" office:value="-3.81931">
            <text:p>-3.81931</text:p>
          </table:table-cell>
          <table:table-cell office:value-type="float" office:value="3.81931">
            <text:p>3.81931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63.99.218.19 -3.81931</text:p>
          </table:table-cell>
          <table:table-cell office:value-type="string">
            <text:p>host=63.99.218.19</text:p>
          </table:table-cell>
          <table:table-cell office:value-type="float" office:value="-3.81931">
            <text:p>-3.81931</text:p>
          </table:table-cell>
          <table:table-cell office:value-type="float" office:value="3.81931">
            <text:p>3.81931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55.110.143 -3.81931</text:p>
          </table:table-cell>
          <table:table-cell office:value-type="string">
            <text:p>host=65.55.110.143</text:p>
          </table:table-cell>
          <table:table-cell office:value-type="float" office:value="-3.81931">
            <text:p>-3.81931</text:p>
          </table:table-cell>
          <table:table-cell office:value-type="float" office:value="3.81931">
            <text:p>3.81931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55.110.205 -3.81931</text:p>
          </table:table-cell>
          <table:table-cell office:value-type="string">
            <text:p>host=65.55.110.205</text:p>
          </table:table-cell>
          <table:table-cell office:value-type="float" office:value="-3.81931">
            <text:p>-3.81931</text:p>
          </table:table-cell>
          <table:table-cell office:value-type="float" office:value="3.81931">
            <text:p>3.81931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76.64.206.102 -3.81931</text:p>
          </table:table-cell>
          <table:table-cell office:value-type="string">
            <text:p>host=76.64.206.102</text:p>
          </table:table-cell>
          <table:table-cell office:value-type="float" office:value="-3.81931">
            <text:p>-3.81931</text:p>
          </table:table-cell>
          <table:table-cell office:value-type="float" office:value="3.81931">
            <text:p>3.81931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87.109.171.67 -3.81931</text:p>
          </table:table-cell>
          <table:table-cell office:value-type="string">
            <text:p>host=87.109.171.67</text:p>
          </table:table-cell>
          <table:table-cell office:value-type="float" office:value="-3.81931">
            <text:p>-3.81931</text:p>
          </table:table-cell>
          <table:table-cell office:value-type="float" office:value="3.81931">
            <text:p>3.81931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189.26.119.22 3.81204</text:p>
          </table:table-cell>
          <table:table-cell office:value-type="string">
            <text:p>host=189.26.119.22</text:p>
          </table:table-cell>
          <table:table-cell table:number-columns-repeated="2" office:value-type="float" office:value="3.81204">
            <text:p>3.81204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69.181.74.50 3.81204</text:p>
          </table:table-cell>
          <table:table-cell office:value-type="string">
            <text:p>host=69.181.74.50</text:p>
          </table:table-cell>
          <table:table-cell table:number-columns-repeated="2" office:value-type="float" office:value="3.81204">
            <text:p>3.81204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55.109.124 -3.79843</text:p>
          </table:table-cell>
          <table:table-cell office:value-type="string">
            <text:p>host=65.55.109.124</text:p>
          </table:table-cell>
          <table:table-cell office:value-type="float" office:value="-3.79843">
            <text:p>-3.79843</text:p>
          </table:table-cell>
          <table:table-cell office:value-type="float" office:value="3.79843">
            <text:p>3.79843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88.131.106.15 -3.79843</text:p>
          </table:table-cell>
          <table:table-cell office:value-type="string">
            <text:p>host=88.131.106.15</text:p>
          </table:table-cell>
          <table:table-cell office:value-type="float" office:value="-3.79843">
            <text:p>-3.79843</text:p>
          </table:table-cell>
          <table:table-cell office:value-type="float" office:value="3.79843">
            <text:p>3.79843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125.252.21.60 -3.79463</text:p>
          </table:table-cell>
          <table:table-cell office:value-type="string">
            <text:p>host=125.252.21.60</text:p>
          </table:table-cell>
          <table:table-cell office:value-type="float" office:value="-3.79463">
            <text:p>-3.79463</text:p>
          </table:table-cell>
          <table:table-cell office:value-type="float" office:value="3.79463">
            <text:p>3.79463</text:p>
          </table:table-cell>
          <table:table-cell table:number-columns-repeated="2"/>
        </table:table-row>
        <table:table-row table:style-name="ro1">
          <table:table-cell office:value-type="string">
            <text:p><text:s/>host=219.142.68.194 3.78686</text:p>
          </table:table-cell>
          <table:table-cell office:value-type="string">
            <text:p>host=219.142.68.194</text:p>
          </table:table-cell>
          <table:table-cell table:number-columns-repeated="2" office:value-type="float" office:value="3.78686">
            <text:p>3.78686</text:p>
          </table:table-cell>
          <table:table-cell table:number-columns-repeated="2"/>
        </table:table-row>
        <table:table-row table:style-name="ro1">
          <table:table-cell office:value-type="string">
            <text:p><text:s/>host=209.235.13.188 -3.76140</text:p>
          </table:table-cell>
          <table:table-cell office:value-type="string">
            <text:p>host=209.235.13.188</text:p>
          </table:table-cell>
          <table:table-cell office:value-type="float" office:value="-3.7614">
            <text:p>-3.7614</text:p>
          </table:table-cell>
          <table:table-cell office:value-type="float" office:value="3.7614">
            <text:p>3.7614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216.18.20.104 -3.73437</text:p>
          </table:table-cell>
          <table:table-cell office:value-type="string">
            <text:p>host=216.18.20.104</text:p>
          </table:table-cell>
          <table:table-cell office:value-type="float" office:value="-3.73437">
            <text:p>-3.73437</text:p>
          </table:table-cell>
          <table:table-cell office:value-type="float" office:value="3.73437">
            <text:p>3.73437</text:p>
          </table:table-cell>
          <table:table-cell table:number-columns-repeated="2"/>
        </table:table-row>
        <table:table-row table:style-name="ro1">
          <table:table-cell office:value-type="string">
            <text:p>host=220.139.127.113 -3.73437</text:p>
          </table:table-cell>
          <table:table-cell office:value-type="string">
            <text:p>host=220.139.127.113</text:p>
          </table:table-cell>
          <table:table-cell office:value-type="float" office:value="-3.73437">
            <text:p>-3.73437</text:p>
          </table:table-cell>
          <table:table-cell office:value-type="float" office:value="3.73437">
            <text:p>3.73437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4.78.155.100 -3.73437</text:p>
          </table:table-cell>
          <table:table-cell office:value-type="string">
            <text:p>host=64.78.155.100</text:p>
          </table:table-cell>
          <table:table-cell office:value-type="float" office:value="-3.73437">
            <text:p>-3.73437</text:p>
          </table:table-cell>
          <table:table-cell office:value-type="float" office:value="3.73437">
            <text:p>3.73437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55.220.212 -3.73437</text:p>
          </table:table-cell>
          <table:table-cell office:value-type="string">
            <text:p>host=65.55.220.212</text:p>
          </table:table-cell>
          <table:table-cell office:value-type="float" office:value="-3.73437">
            <text:p>-3.73437</text:p>
          </table:table-cell>
          <table:table-cell office:value-type="float" office:value="3.73437">
            <text:p>3.73437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83.237.111.90 -3.72587</text:p>
          </table:table-cell>
          <table:table-cell office:value-type="string">
            <text:p>host=83.237.111.90</text:p>
          </table:table-cell>
          <table:table-cell office:value-type="float" office:value="-3.72587">
            <text:p>-3.72587</text:p>
          </table:table-cell>
          <table:table-cell office:value-type="float" office:value="3.72587">
            <text:p>3.72587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123.125.66.36 3.71834</text:p>
          </table:table-cell>
          <table:table-cell office:value-type="string">
            <text:p>host=123.125.66.36</text:p>
          </table:table-cell>
          <table:table-cell table:number-columns-repeated="2" office:value-type="float" office:value="3.71834">
            <text:p>3.71834</text:p>
          </table:table-cell>
          <table:table-cell table:number-columns-repeated="2"/>
        </table:table-row>
        <table:table-row table:style-name="ro1">
          <table:table-cell office:value-type="string">
            <text:p><text:s text:c="4"/>host=160.62.4.10 3.71834</text:p>
          </table:table-cell>
          <table:table-cell office:value-type="string">
            <text:p>host=160.62.4.10</text:p>
          </table:table-cell>
          <table:table-cell table:number-columns-repeated="2" office:value-type="float" office:value="3.71834">
            <text:p>3.71834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74.125.75.17 3.70679</text:p>
          </table:table-cell>
          <table:table-cell office:value-type="string">
            <text:p>host=74.125.75.17</text:p>
          </table:table-cell>
          <table:table-cell table:number-columns-repeated="2" office:value-type="float" office:value="3.70679">
            <text:p>3.70679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187.56.217.73 3.70634</text:p>
          </table:table-cell>
          <table:table-cell office:value-type="string">
            <text:p>host=187.56.217.73</text:p>
          </table:table-cell>
          <table:table-cell table:number-columns-repeated="2" office:value-type="float" office:value="3.70634">
            <text:p>3.70634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4.132.182.98 3.70341</text:p>
          </table:table-cell>
          <table:table-cell office:value-type="string">
            <text:p>host=64.132.182.98</text:p>
          </table:table-cell>
          <table:table-cell table:number-columns-repeated="2" office:value-type="float" office:value="3.70341">
            <text:p>3.70341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88.27.196.130 3.70341</text:p>
          </table:table-cell>
          <table:table-cell office:value-type="string">
            <text:p>host=88.27.196.130</text:p>
          </table:table-cell>
          <table:table-cell table:number-columns-repeated="2" office:value-type="float" office:value="3.70341">
            <text:p>3.70341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65.55.217.57 -3.68033</text:p>
          </table:table-cell>
          <table:table-cell office:value-type="string">
            <text:p>host=65.55.217.57</text:p>
          </table:table-cell>
          <table:table-cell office:value-type="float" office:value="-3.68033">
            <text:p>-3.68033</text:p>
          </table:table-cell>
          <table:table-cell office:value-type="float" office:value="3.68033">
            <text:p>3.68033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84.50.52.118 -3.68033</text:p>
          </table:table-cell>
          <table:table-cell office:value-type="string">
            <text:p>host=84.50.52.118</text:p>
          </table:table-cell>
          <table:table-cell office:value-type="float" office:value="-3.68033">
            <text:p>-3.68033</text:p>
          </table:table-cell>
          <table:table-cell office:value-type="float" office:value="3.68033">
            <text:p>3.68033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86.96.227.93 -3.68033</text:p>
          </table:table-cell>
          <table:table-cell office:value-type="string">
            <text:p>host=86.96.227.93</text:p>
          </table:table-cell>
          <table:table-cell office:value-type="float" office:value="-3.68033">
            <text:p>-3.68033</text:p>
          </table:table-cell>
          <table:table-cell office:value-type="float" office:value="3.68033">
            <text:p>3.68033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41.202.90.97 -3.67626</text:p>
          </table:table-cell>
          <table:table-cell office:value-type="string">
            <text:p>host=41.202.90.97</text:p>
          </table:table-cell>
          <table:table-cell office:value-type="float" office:value="-3.67626">
            <text:p>-3.67626</text:p>
          </table:table-cell>
          <table:table-cell office:value-type="float" office:value="3.67626">
            <text:p>3.67626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65.55.110.67 3.67572</text:p>
          </table:table-cell>
          <table:table-cell office:value-type="string">
            <text:p>host=65.55.110.67</text:p>
          </table:table-cell>
          <table:table-cell table:number-columns-repeated="2" office:value-type="float" office:value="3.67572">
            <text:p>3.67572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92.24.77.234 3.67572</text:p>
          </table:table-cell>
          <table:table-cell office:value-type="string">
            <text:p>host=92.24.77.234</text:p>
          </table:table-cell>
          <table:table-cell table:number-columns-repeated="2" office:value-type="float" office:value="3.67572">
            <text:p>3.67572</text:p>
          </table:table-cell>
          <table:table-cell table:number-columns-repeated="2"/>
        </table:table-row>
        <table:table-row table:style-name="ro1">
          <table:table-cell office:value-type="string">
            <text:p><text:s/>host=63.148.122.101 -3.66426</text:p>
          </table:table-cell>
          <table:table-cell office:value-type="string">
            <text:p>host=63.148.122.101</text:p>
          </table:table-cell>
          <table:table-cell office:value-type="float" office:value="-3.66426">
            <text:p>-3.66426</text:p>
          </table:table-cell>
          <table:table-cell office:value-type="float" office:value="3.66426">
            <text:p>3.66426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55.106.122 -3.66426</text:p>
          </table:table-cell>
          <table:table-cell office:value-type="string">
            <text:p>host=65.55.106.122</text:p>
          </table:table-cell>
          <table:table-cell office:value-type="float" office:value="-3.66426">
            <text:p>-3.66426</text:p>
          </table:table-cell>
          <table:table-cell office:value-type="float" office:value="3.66426">
            <text:p>3.66426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55.106.162 -3.66426</text:p>
          </table:table-cell>
          <table:table-cell office:value-type="string">
            <text:p>host=65.55.106.162</text:p>
          </table:table-cell>
          <table:table-cell office:value-type="float" office:value="-3.66426">
            <text:p>-3.66426</text:p>
          </table:table-cell>
          <table:table-cell office:value-type="float" office:value="3.66426">
            <text:p>3.66426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131.107.0.111 3.64158</text:p>
          </table:table-cell>
          <table:table-cell office:value-type="string">
            <text:p>host=131.107.0.111</text:p>
          </table:table-cell>
          <table:table-cell table:number-columns-repeated="2" office:value-type="float" office:value="3.64158">
            <text:p>3.64158</text:p>
          </table:table-cell>
          <table:table-cell table:number-columns-repeated="2"/>
        </table:table-row>
        <table:table-row table:style-name="ro1">
          <table:table-cell office:value-type="string">
            <text:p>host=200.175.232.155 3.64158</text:p>
          </table:table-cell>
          <table:table-cell office:value-type="string">
            <text:p>host=200.175.232.155</text:p>
          </table:table-cell>
          <table:table-cell table:number-columns-repeated="2" office:value-type="float" office:value="3.64158">
            <text:p>3.64158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6.235.124.59 3.64158</text:p>
          </table:table-cell>
          <table:table-cell office:value-type="string">
            <text:p>host=66.235.124.59</text:p>
          </table:table-cell>
          <table:table-cell table:number-columns-repeated="2" office:value-type="float" office:value="3.64158">
            <text:p>3.64158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80.184.14.68 3.64158</text:p>
          </table:table-cell>
          <table:table-cell office:value-type="string">
            <text:p>host=80.184.14.68</text:p>
          </table:table-cell>
          <table:table-cell table:number-columns-repeated="2" office:value-type="float" office:value="3.64158">
            <text:p>3.64158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189.61.120.26 3.61262</text:p>
          </table:table-cell>
          <table:table-cell office:value-type="string">
            <text:p>host=189.61.120.26</text:p>
          </table:table-cell>
          <table:table-cell table:number-columns-repeated="2" office:value-type="float" office:value="3.61262">
            <text:p>3.61262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186.18.64.231 3.61166</text:p>
          </table:table-cell>
          <table:table-cell office:value-type="string">
            <text:p>host=186.18.64.231</text:p>
          </table:table-cell>
          <table:table-cell table:number-columns-repeated="2" office:value-type="float" office:value="3.61166">
            <text:p>3.61166</text:p>
          </table:table-cell>
          <table:table-cell table:number-columns-repeated="2"/>
        </table:table-row>
        <table:table-row table:style-name="ro1">
          <table:table-cell office:value-type="string">
            <text:p><text:s text:c="4"/>host=65.55.51.70 3.61166</text:p>
          </table:table-cell>
          <table:table-cell office:value-type="string">
            <text:p>host=65.55.51.70</text:p>
          </table:table-cell>
          <table:table-cell table:number-columns-repeated="2" office:value-type="float" office:value="3.61166">
            <text:p>3.61166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220.255.7.151 3.60857</text:p>
          </table:table-cell>
          <table:table-cell office:value-type="string">
            <text:p>host=220.255.7.151</text:p>
          </table:table-cell>
          <table:table-cell table:number-columns-repeated="2" office:value-type="float" office:value="3.60857">
            <text:p>3.60857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55.109.208 3.60022</text:p>
          </table:table-cell>
          <table:table-cell office:value-type="string">
            <text:p>host=65.55.109.208</text:p>
          </table:table-cell>
          <table:table-cell table:number-columns-repeated="2" office:value-type="float" office:value="3.60022">
            <text:p>3.60022</text:p>
          </table:table-cell>
          <table:table-cell table:number-columns-repeated="2"/>
        </table:table-row>
        <table:table-row table:style-name="ro1">
          <table:table-cell office:value-type="string">
            <text:p><text:s text:c="4"/>host=68.53.15.20 3.60022</text:p>
          </table:table-cell>
          <table:table-cell office:value-type="string">
            <text:p>host=68.53.15.20</text:p>
          </table:table-cell>
          <table:table-cell table:number-columns-repeated="2" office:value-type="float" office:value="3.60022">
            <text:p>3.60022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130.76.32.15 3.59118</text:p>
          </table:table-cell>
          <table:table-cell office:value-type="string">
            <text:p>host=130.76.32.15</text:p>
          </table:table-cell>
          <table:table-cell table:number-columns-repeated="2" office:value-type="float" office:value="3.59118">
            <text:p>3.59118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79.88.80.140 3.59118</text:p>
          </table:table-cell>
          <table:table-cell office:value-type="string">
            <text:p>host=79.88.80.140</text:p>
          </table:table-cell>
          <table:table-cell table:number-columns-repeated="2" office:value-type="float" office:value="3.59118">
            <text:p>3.59118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208.80.195.40 3.58797</text:p>
          </table:table-cell>
          <table:table-cell office:value-type="string">
            <text:p>host=208.80.195.40</text:p>
          </table:table-cell>
          <table:table-cell table:number-columns-repeated="2" office:value-type="float" office:value="3.58797">
            <text:p>3.58797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55.110.107 -3.57056</text:p>
          </table:table-cell>
          <table:table-cell office:value-type="string">
            <text:p>host=65.55.110.107</text:p>
          </table:table-cell>
          <table:table-cell office:value-type="float" office:value="-3.57056">
            <text:p>-3.57056</text:p>
          </table:table-cell>
          <table:table-cell office:value-type="float" office:value="3.57056">
            <text:p>3.57056</text:p>
          </table:table-cell>
          <table:table-cell table:number-columns-repeated="2"/>
        </table:table-row>
        <table:table-row table:style-name="ro1">
          <table:table-cell office:value-type="string">
            <text:p><text:s/>host=140.247.60.123 3.56694</text:p>
          </table:table-cell>
          <table:table-cell office:value-type="string">
            <text:p>host=140.247.60.123</text:p>
          </table:table-cell>
          <table:table-cell table:number-columns-repeated="2" office:value-type="float" office:value="3.56694">
            <text:p>3.56694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55.106.134 3.56694</text:p>
          </table:table-cell>
          <table:table-cell office:value-type="string">
            <text:p>host=65.55.106.134</text:p>
          </table:table-cell>
          <table:table-cell table:number-columns-repeated="2" office:value-type="float" office:value="3.56694">
            <text:p>3.56694</text:p>
          </table:table-cell>
          <table:table-cell table:number-columns-repeated="2"/>
        </table:table-row>
        <table:table-row table:style-name="ro1">
          <table:table-cell office:value-type="string">
            <text:p>host=118.100.246.250 3.56330</text:p>
          </table:table-cell>
          <table:table-cell office:value-type="string">
            <text:p>host=118.100.246.250</text:p>
          </table:table-cell>
          <table:table-cell table:number-columns-repeated="2" office:value-type="float" office:value="3.5633">
            <text:p>3.5633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75.120.87.45 3.56330</text:p>
          </table:table-cell>
          <table:table-cell office:value-type="string">
            <text:p>host=75.120.87.45</text:p>
          </table:table-cell>
          <table:table-cell table:number-columns-repeated="2" office:value-type="float" office:value="3.5633">
            <text:p>3.5633</text:p>
          </table:table-cell>
          <table:table-cell table:number-columns-repeated="2"/>
        </table:table-row>
        <table:table-row table:style-name="ro1">
          <table:table-cell office:value-type="string">
            <text:p><text:s text:c="4"/>host=99.248.7.90 3.56188</text:p>
          </table:table-cell>
          <table:table-cell office:value-type="string">
            <text:p>host=99.248.7.90</text:p>
          </table:table-cell>
          <table:table-cell table:number-columns-repeated="2" office:value-type="float" office:value="3.56188">
            <text:p>3.56188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204.17.17.249 -3.56152</text:p>
          </table:table-cell>
          <table:table-cell office:value-type="string">
            <text:p>host=204.17.17.249</text:p>
          </table:table-cell>
          <table:table-cell office:value-type="float" office:value="-3.56152">
            <text:p>-3.56152</text:p>
          </table:table-cell>
          <table:table-cell office:value-type="float" office:value="3.56152">
            <text:p>3.56152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122.161.51.3 3.56106</text:p>
          </table:table-cell>
          <table:table-cell office:value-type="string">
            <text:p>host=122.161.51.3</text:p>
          </table:table-cell>
          <table:table-cell table:number-columns-repeated="2" office:value-type="float" office:value="3.56106">
            <text:p>3.56106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55.109.231 3.56106</text:p>
          </table:table-cell>
          <table:table-cell office:value-type="string">
            <text:p>host=65.55.109.231</text:p>
          </table:table-cell>
          <table:table-cell table:number-columns-repeated="2" office:value-type="float" office:value="3.56106">
            <text:p>3.56106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119.63.193.56 3.55267</text:p>
          </table:table-cell>
          <table:table-cell office:value-type="string">
            <text:p>host=119.63.193.56</text:p>
          </table:table-cell>
          <table:table-cell table:number-columns-repeated="2" office:value-type="float" office:value="3.55267">
            <text:p>3.55267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220.181.7.30 -3.54299</text:p>
          </table:table-cell>
          <table:table-cell office:value-type="string">
            <text:p>host=220.181.7.30</text:p>
          </table:table-cell>
          <table:table-cell office:value-type="float" office:value="-3.54299">
            <text:p>-3.54299</text:p>
          </table:table-cell>
          <table:table-cell office:value-type="float" office:value="3.54299">
            <text:p>3.54299</text:p>
          </table:table-cell>
          <table:table-cell table:number-columns-repeated="2"/>
        </table:table-row>
        <table:table-row table:style-name="ro1">
          <table:table-cell office:value-type="string">
            <text:p><text:s text:c="4"/>host=83.1.54.101 -3.54299</text:p>
          </table:table-cell>
          <table:table-cell office:value-type="string">
            <text:p>host=83.1.54.101</text:p>
          </table:table-cell>
          <table:table-cell office:value-type="float" office:value="-3.54299">
            <text:p>-3.54299</text:p>
          </table:table-cell>
          <table:table-cell office:value-type="float" office:value="3.54299">
            <text:p>3.54299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83.233.49.161 -3.54299</text:p>
          </table:table-cell>
          <table:table-cell office:value-type="string">
            <text:p>host=83.233.49.161</text:p>
          </table:table-cell>
          <table:table-cell office:value-type="float" office:value="-3.54299">
            <text:p>-3.54299</text:p>
          </table:table-cell>
          <table:table-cell office:value-type="float" office:value="3.54299">
            <text:p>3.54299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9.63.178.246 3.53522</text:p>
          </table:table-cell>
          <table:table-cell office:value-type="string">
            <text:p>host=69.63.178.246</text:p>
          </table:table-cell>
          <table:table-cell table:number-columns-repeated="2" office:value-type="float" office:value="3.53522">
            <text:p>3.53522</text:p>
          </table:table-cell>
          <table:table-cell table:number-columns-repeated="2"/>
        </table:table-row>
        <table:table-row table:style-name="ro1">
          <table:table-cell office:value-type="string">
            <text:p>host=115.162.247.131 3.53370</text:p>
          </table:table-cell>
          <table:table-cell office:value-type="string">
            <text:p>host=115.162.247.131</text:p>
          </table:table-cell>
          <table:table-cell table:number-columns-repeated="2" office:value-type="float" office:value="3.5337">
            <text:p>3.5337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55.106.138 3.53370</text:p>
          </table:table-cell>
          <table:table-cell office:value-type="string">
            <text:p>host=65.55.106.138</text:p>
          </table:table-cell>
          <table:table-cell table:number-columns-repeated="2" office:value-type="float" office:value="3.5337">
            <text:p>3.5337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94.193.19.77 3.51375</text:p>
          </table:table-cell>
          <table:table-cell office:value-type="string">
            <text:p>host=94.193.19.77</text:p>
          </table:table-cell>
          <table:table-cell table:number-columns-repeated="2" office:value-type="float" office:value="3.51375">
            <text:p>3.51375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123.125.66.26 -3.51181</text:p>
          </table:table-cell>
          <table:table-cell office:value-type="string">
            <text:p>host=123.125.66.26</text:p>
          </table:table-cell>
          <table:table-cell office:value-type="float" office:value="-3.51181">
            <text:p>-3.51181</text:p>
          </table:table-cell>
          <table:table-cell office:value-type="float" office:value="3.51181">
            <text:p>3.51181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65.55.110.37 -3.51181</text:p>
          </table:table-cell>
          <table:table-cell office:value-type="string">
            <text:p>host=65.55.110.37</text:p>
          </table:table-cell>
          <table:table-cell office:value-type="float" office:value="-3.51181">
            <text:p>-3.51181</text:p>
          </table:table-cell>
          <table:table-cell office:value-type="float" office:value="3.51181">
            <text:p>3.51181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65.55.104.66 -3.49984</text:p>
          </table:table-cell>
          <table:table-cell office:value-type="string">
            <text:p>host=65.55.104.66</text:p>
          </table:table-cell>
          <table:table-cell office:value-type="float" office:value="-3.49984">
            <text:p>-3.49984</text:p>
          </table:table-cell>
          <table:table-cell office:value-type="float" office:value="3.49984">
            <text:p>3.49984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66.135.96.43 -3.49984</text:p>
          </table:table-cell>
          <table:table-cell office:value-type="string">
            <text:p>host=66.135.96.43</text:p>
          </table:table-cell>
          <table:table-cell office:value-type="float" office:value="-3.49984">
            <text:p>-3.49984</text:p>
          </table:table-cell>
          <table:table-cell office:value-type="float" office:value="3.49984">
            <text:p>3.49984</text:p>
          </table:table-cell>
          <table:table-cell table:number-columns-repeated="2"/>
        </table:table-row>
        <table:table-row table:style-name="ro1">
          <table:table-cell office:value-type="string">
            <text:p><text:s/>host=114.127.246.36 3.49805</text:p>
          </table:table-cell>
          <table:table-cell office:value-type="string">
            <text:p>host=114.127.246.36</text:p>
          </table:table-cell>
          <table:table-cell table:number-columns-repeated="2" office:value-type="float" office:value="3.49805">
            <text:p>3.49805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124.106.25.27 3.49805</text:p>
          </table:table-cell>
          <table:table-cell office:value-type="string">
            <text:p>host=124.106.25.27</text:p>
          </table:table-cell>
          <table:table-cell table:number-columns-repeated="2" office:value-type="float" office:value="3.49805">
            <text:p>3.49805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55.107.183 -3.48972</text:p>
          </table:table-cell>
          <table:table-cell office:value-type="string">
            <text:p>host=65.55.107.183</text:p>
          </table:table-cell>
          <table:table-cell office:value-type="float" office:value="-3.48972">
            <text:p>-3.48972</text:p>
          </table:table-cell>
          <table:table-cell office:value-type="float" office:value="3.48972">
            <text:p>3.48972</text:p>
          </table:table-cell>
          <table:table-cell table:number-columns-repeated="2"/>
        </table:table-row>
        <table:table-row table:style-name="ro1">
          <table:table-cell office:value-type="string">
            <text:p><text:s/>host=190.176.28.245 3.47729</text:p>
          </table:table-cell>
          <table:table-cell office:value-type="string">
            <text:p>host=190.176.28.245</text:p>
          </table:table-cell>
          <table:table-cell table:number-columns-repeated="2" office:value-type="float" office:value="3.47729">
            <text:p>3.47729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209.48.238.82 3.47729</text:p>
          </table:table-cell>
          <table:table-cell office:value-type="string">
            <text:p>host=209.48.238.82</text:p>
          </table:table-cell>
          <table:table-cell table:number-columns-repeated="2" office:value-type="float" office:value="3.47729">
            <text:p>3.47729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24.239.76.151 3.47729</text:p>
          </table:table-cell>
          <table:table-cell office:value-type="string">
            <text:p>host=24.239.76.151</text:p>
          </table:table-cell>
          <table:table-cell table:number-columns-repeated="2" office:value-type="float" office:value="3.47729">
            <text:p>3.47729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82.2.235.219 3.47729</text:p>
          </table:table-cell>
          <table:table-cell office:value-type="string">
            <text:p>host=82.2.235.219</text:p>
          </table:table-cell>
          <table:table-cell table:number-columns-repeated="2" office:value-type="float" office:value="3.47729">
            <text:p>3.47729</text:p>
          </table:table-cell>
          <table:table-cell table:number-columns-repeated="2"/>
        </table:table-row>
        <table:table-row table:style-name="ro1">
          <table:table-cell office:value-type="string">
            <text:p><text:s/>host=216.145.54.158 -3.47400</text:p>
          </table:table-cell>
          <table:table-cell office:value-type="string">
            <text:p>host=216.145.54.158</text:p>
          </table:table-cell>
          <table:table-cell office:value-type="float" office:value="-3.474">
            <text:p>-3.474</text:p>
          </table:table-cell>
          <table:table-cell office:value-type="float" office:value="3.474">
            <text:p>3.474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81.10.228.206 3.47220</text:p>
          </table:table-cell>
          <table:table-cell office:value-type="string">
            <text:p>host=81.10.228.206</text:p>
          </table:table-cell>
          <table:table-cell table:number-columns-repeated="2" office:value-type="float" office:value="3.4722">
            <text:p>3.4722</text:p>
          </table:table-cell>
          <table:table-cell table:number-columns-repeated="2"/>
        </table:table-row>
        <table:table-row table:style-name="ro1">
          <table:table-cell office:value-type="string">
            <text:p><text:s/>host=193.172.235.62 3.44666</text:p>
          </table:table-cell>
          <table:table-cell office:value-type="string">
            <text:p>host=193.172.235.62</text:p>
          </table:table-cell>
          <table:table-cell table:number-columns-repeated="2" office:value-type="float" office:value="3.44666">
            <text:p>3.44666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208.40.107.82 3.44293</text:p>
          </table:table-cell>
          <table:table-cell office:value-type="string">
            <text:p>host=208.40.107.82</text:p>
          </table:table-cell>
          <table:table-cell table:number-columns-repeated="2" office:value-type="float" office:value="3.44293">
            <text:p>3.44293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189.104.12.92 3.42408</text:p>
          </table:table-cell>
          <table:table-cell office:value-type="string">
            <text:p>host=189.104.12.92</text:p>
          </table:table-cell>
          <table:table-cell table:number-columns-repeated="2" office:value-type="float" office:value="3.42408">
            <text:p>3.42408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30.146.254 3.42408</text:p>
          </table:table-cell>
          <table:table-cell office:value-type="string">
            <text:p>host=65.30.146.254</text:p>
          </table:table-cell>
          <table:table-cell table:number-columns-repeated="2" office:value-type="float" office:value="3.42408">
            <text:p>3.42408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220.181.7.27 -3.41888</text:p>
          </table:table-cell>
          <table:table-cell office:value-type="string">
            <text:p>host=220.181.7.27</text:p>
          </table:table-cell>
          <table:table-cell office:value-type="float" office:value="-3.41888">
            <text:p>-3.41888</text:p>
          </table:table-cell>
          <table:table-cell office:value-type="float" office:value="3.41888">
            <text:p>3.41888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98.206.134.34 -3.41888</text:p>
          </table:table-cell>
          <table:table-cell office:value-type="string">
            <text:p>host=98.206.134.34</text:p>
          </table:table-cell>
          <table:table-cell office:value-type="float" office:value="-3.41888">
            <text:p>-3.41888</text:p>
          </table:table-cell>
          <table:table-cell office:value-type="float" office:value="3.41888">
            <text:p>3.41888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65.55.231.58 3.40513</text:p>
          </table:table-cell>
          <table:table-cell office:value-type="string">
            <text:p>host=65.55.231.58</text:p>
          </table:table-cell>
          <table:table-cell table:number-columns-repeated="2" office:value-type="float" office:value="3.40513">
            <text:p>3.40513</text:p>
          </table:table-cell>
          <table:table-cell table:number-columns-repeated="2"/>
        </table:table-row>
        <table:table-row table:style-name="ro1">
          <table:table-cell office:value-type="string">
            <text:p><text:s/>host=66.228.164.208 3.39667</text:p>
          </table:table-cell>
          <table:table-cell office:value-type="string">
            <text:p>host=66.228.164.208</text:p>
          </table:table-cell>
          <table:table-cell table:number-columns-repeated="2" office:value-type="float" office:value="3.39667">
            <text:p>3.39667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84.31.103.88 3.39667</text:p>
          </table:table-cell>
          <table:table-cell office:value-type="string">
            <text:p>host=84.31.103.88</text:p>
          </table:table-cell>
          <table:table-cell table:number-columns-repeated="2" office:value-type="float" office:value="3.39667">
            <text:p>3.39667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91.51.115.90 3.39667</text:p>
          </table:table-cell>
          <table:table-cell office:value-type="string">
            <text:p>host=91.51.115.90</text:p>
          </table:table-cell>
          <table:table-cell table:number-columns-repeated="2" office:value-type="float" office:value="3.39667">
            <text:p>3.39667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24.215.67.154 3.39111</text:p>
          </table:table-cell>
          <table:table-cell office:value-type="string">
            <text:p>host=24.215.67.154</text:p>
          </table:table-cell>
          <table:table-cell table:number-columns-repeated="2" office:value-type="float" office:value="3.39111">
            <text:p>3.39111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55.107.191 3.38034</text:p>
          </table:table-cell>
          <table:table-cell office:value-type="string">
            <text:p>host=65.55.107.191</text:p>
          </table:table-cell>
          <table:table-cell table:number-columns-repeated="2" office:value-type="float" office:value="3.38034">
            <text:p>3.38034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55.110.226 3.38034</text:p>
          </table:table-cell>
          <table:table-cell office:value-type="string">
            <text:p>host=65.55.110.226</text:p>
          </table:table-cell>
          <table:table-cell table:number-columns-repeated="2" office:value-type="float" office:value="3.38034">
            <text:p>3.38034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65.55.109.88 3.36001</text:p>
          </table:table-cell>
          <table:table-cell office:value-type="string">
            <text:p>host=65.55.109.88</text:p>
          </table:table-cell>
          <table:table-cell table:number-columns-repeated="2" office:value-type="float" office:value="3.36001">
            <text:p>3.36001</text:p>
          </table:table-cell>
          <table:table-cell table:number-columns-repeated="2"/>
        </table:table-row>
        <table:table-row table:style-name="ro1">
          <table:table-cell office:value-type="string">
            <text:p><text:s/>host=69.127.165.136 3.36001</text:p>
          </table:table-cell>
          <table:table-cell office:value-type="string">
            <text:p>host=69.127.165.136</text:p>
          </table:table-cell>
          <table:table-cell table:number-columns-repeated="2" office:value-type="float" office:value="3.36001">
            <text:p>3.36001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92.36.252.82 3.36001</text:p>
          </table:table-cell>
          <table:table-cell office:value-type="string">
            <text:p>host=92.36.252.82</text:p>
          </table:table-cell>
          <table:table-cell table:number-columns-repeated="2" office:value-type="float" office:value="3.36001">
            <text:p>3.36001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128.97.230.40 -3.35587</text:p>
          </table:table-cell>
          <table:table-cell office:value-type="string">
            <text:p>host=128.97.230.40</text:p>
          </table:table-cell>
          <table:table-cell office:value-type="float" office:value="-3.35587">
            <text:p>-3.35587</text:p>
          </table:table-cell>
          <table:table-cell office:value-type="float" office:value="3.35587">
            <text:p>3.35587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65.55.104.76 -3.35587</text:p>
          </table:table-cell>
          <table:table-cell office:value-type="string">
            <text:p>host=65.55.104.76</text:p>
          </table:table-cell>
          <table:table-cell office:value-type="float" office:value="-3.35587">
            <text:p>-3.35587</text:p>
          </table:table-cell>
          <table:table-cell office:value-type="float" office:value="3.35587">
            <text:p>3.35587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79.40.176.33 -3.35587</text:p>
          </table:table-cell>
          <table:table-cell office:value-type="string">
            <text:p>host=79.40.176.33</text:p>
          </table:table-cell>
          <table:table-cell office:value-type="float" office:value="-3.35587">
            <text:p>-3.35587</text:p>
          </table:table-cell>
          <table:table-cell office:value-type="float" office:value="3.35587">
            <text:p>3.35587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82.197.217 3.35542</text:p>
          </table:table-cell>
          <table:table-cell office:value-type="string">
            <text:p>host=65.82.197.217</text:p>
          </table:table-cell>
          <table:table-cell table:number-columns-repeated="2" office:value-type="float" office:value="3.35542">
            <text:p>3.35542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87.109.254.5 3.35542</text:p>
          </table:table-cell>
          <table:table-cell office:value-type="string">
            <text:p>host=87.109.254.5</text:p>
          </table:table-cell>
          <table:table-cell table:number-columns-repeated="2" office:value-type="float" office:value="3.35542">
            <text:p>3.35542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144.131.51.70 3.33954</text:p>
          </table:table-cell>
          <table:table-cell office:value-type="string">
            <text:p>host=144.131.51.70</text:p>
          </table:table-cell>
          <table:table-cell table:number-columns-repeated="2" office:value-type="float" office:value="3.33954">
            <text:p>3.33954</text:p>
          </table:table-cell>
          <table:table-cell table:number-columns-repeated="2"/>
        </table:table-row>
        <table:table-row table:style-name="ro1">
          <table:table-cell office:value-type="string">
            <text:p><text:s/>host=174.36.241.149 3.33954</text:p>
          </table:table-cell>
          <table:table-cell office:value-type="string">
            <text:p>host=174.36.241.149</text:p>
          </table:table-cell>
          <table:table-cell table:number-columns-repeated="2" office:value-type="float" office:value="3.33954">
            <text:p>3.33954</text:p>
          </table:table-cell>
          <table:table-cell table:number-columns-repeated="2"/>
        </table:table-row>
        <table:table-row table:style-name="ro1">
          <table:table-cell office:value-type="string">
            <text:p><text:s/>host=198.54.202.214 3.33954</text:p>
          </table:table-cell>
          <table:table-cell office:value-type="string">
            <text:p>host=198.54.202.214</text:p>
          </table:table-cell>
          <table:table-cell table:number-columns-repeated="2" office:value-type="float" office:value="3.33954">
            <text:p>3.33954</text:p>
          </table:table-cell>
          <table:table-cell table:number-columns-repeated="2"/>
        </table:table-row>
        <table:table-row table:style-name="ro1">
          <table:table-cell office:value-type="string">
            <text:p><text:s text:c="5"/>host=85.84.4.54 3.33954</text:p>
          </table:table-cell>
          <table:table-cell office:value-type="string">
            <text:p>host=85.84.4.54</text:p>
          </table:table-cell>
          <table:table-cell table:number-columns-repeated="2" office:value-type="float" office:value="3.33954">
            <text:p>3.33954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55.107.245 -3.33753</text:p>
          </table:table-cell>
          <table:table-cell office:value-type="string">
            <text:p>host=65.55.107.245</text:p>
          </table:table-cell>
          <table:table-cell office:value-type="float" office:value="-3.33753">
            <text:p>-3.33753</text:p>
          </table:table-cell>
          <table:table-cell office:value-type="float" office:value="3.33753">
            <text:p>3.33753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65.55.109.48 -3.33753</text:p>
          </table:table-cell>
          <table:table-cell office:value-type="string">
            <text:p>host=65.55.109.48</text:p>
          </table:table-cell>
          <table:table-cell office:value-type="float" office:value="-3.33753">
            <text:p>-3.33753</text:p>
          </table:table-cell>
          <table:table-cell office:value-type="float" office:value="3.33753">
            <text:p>3.33753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55.110.137 -3.33753</text:p>
          </table:table-cell>
          <table:table-cell office:value-type="string">
            <text:p>host=65.55.110.137</text:p>
          </table:table-cell>
          <table:table-cell office:value-type="float" office:value="-3.33753">
            <text:p>-3.33753</text:p>
          </table:table-cell>
          <table:table-cell office:value-type="float" office:value="3.33753">
            <text:p>3.33753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81.193.178.61 -3.33753</text:p>
          </table:table-cell>
          <table:table-cell office:value-type="string">
            <text:p>host=81.193.178.61</text:p>
          </table:table-cell>
          <table:table-cell office:value-type="float" office:value="-3.33753">
            <text:p>-3.33753</text:p>
          </table:table-cell>
          <table:table-cell office:value-type="float" office:value="3.33753">
            <text:p>3.33753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219.239.34.53 -3.32906</text:p>
          </table:table-cell>
          <table:table-cell office:value-type="string">
            <text:p>host=219.239.34.53</text:p>
          </table:table-cell>
          <table:table-cell office:value-type="float" office:value="-3.32906">
            <text:p>-3.32906</text:p>
          </table:table-cell>
          <table:table-cell office:value-type="float" office:value="3.32906">
            <text:p>3.32906</text:p>
          </table:table-cell>
          <table:table-cell table:number-columns-repeated="2"/>
        </table:table-row>
        <table:table-row table:style-name="ro1">
          <table:table-cell office:value-type="string">
            <text:p><text:s/>host=71.115.188.137 -3.32906</text:p>
          </table:table-cell>
          <table:table-cell office:value-type="string">
            <text:p>host=71.115.188.137</text:p>
          </table:table-cell>
          <table:table-cell office:value-type="float" office:value="-3.32906">
            <text:p>-3.32906</text:p>
          </table:table-cell>
          <table:table-cell office:value-type="float" office:value="3.32906">
            <text:p>3.32906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114.39.145.56 -3.32575</text:p>
          </table:table-cell>
          <table:table-cell office:value-type="string">
            <text:p>host=114.39.145.56</text:p>
          </table:table-cell>
          <table:table-cell office:value-type="float" office:value="-3.32575">
            <text:p>-3.32575</text:p>
          </table:table-cell>
          <table:table-cell office:value-type="float" office:value="3.32575">
            <text:p>3.32575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55.109.243 -3.32575</text:p>
          </table:table-cell>
          <table:table-cell office:value-type="string">
            <text:p>host=65.55.109.243</text:p>
          </table:table-cell>
          <table:table-cell office:value-type="float" office:value="-3.32575">
            <text:p>-3.32575</text:p>
          </table:table-cell>
          <table:table-cell office:value-type="float" office:value="3.32575">
            <text:p>3.32575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65.55.110.36 -3.32575</text:p>
          </table:table-cell>
          <table:table-cell office:value-type="string">
            <text:p>host=65.55.110.36</text:p>
          </table:table-cell>
          <table:table-cell office:value-type="float" office:value="-3.32575">
            <text:p>-3.32575</text:p>
          </table:table-cell>
          <table:table-cell office:value-type="float" office:value="3.32575">
            <text:p>3.32575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88.69.242.125 -3.32312</text:p>
          </table:table-cell>
          <table:table-cell office:value-type="string">
            <text:p>host=88.69.242.125</text:p>
          </table:table-cell>
          <table:table-cell office:value-type="float" office:value="-3.32312">
            <text:p>-3.32312</text:p>
          </table:table-cell>
          <table:table-cell office:value-type="float" office:value="3.32312">
            <text:p>3.32312</text:p>
          </table:table-cell>
          <table:table-cell table:number-columns-repeated="2"/>
        </table:table-row>
        <table:table-row table:style-name="ro1">
          <table:table-cell office:value-type="string">
            <text:p><text:s text:c="4"/>host=74.12.71.51 3.31207</text:p>
          </table:table-cell>
          <table:table-cell office:value-type="string">
            <text:p>host=74.12.71.51</text:p>
          </table:table-cell>
          <table:table-cell table:number-columns-repeated="2" office:value-type="float" office:value="3.31207">
            <text:p>3.31207</text:p>
          </table:table-cell>
          <table:table-cell table:number-columns-repeated="2"/>
        </table:table-row>
        <table:table-row table:style-name="ro1">
          <table:table-cell office:value-type="string">
            <text:p><text:s/>host=119.63.193.107 3.30942</text:p>
          </table:table-cell>
          <table:table-cell office:value-type="string">
            <text:p>host=119.63.193.107</text:p>
          </table:table-cell>
          <table:table-cell table:number-columns-repeated="2" office:value-type="float" office:value="3.30942">
            <text:p>3.30942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65.55.109.77 3.30942</text:p>
          </table:table-cell>
          <table:table-cell office:value-type="string">
            <text:p>host=65.55.109.77</text:p>
          </table:table-cell>
          <table:table-cell table:number-columns-repeated="2" office:value-type="float" office:value="3.30942">
            <text:p>3.30942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8.33.106.170 3.25267</text:p>
          </table:table-cell>
          <table:table-cell office:value-type="string">
            <text:p>host=68.33.106.170</text:p>
          </table:table-cell>
          <table:table-cell table:number-columns-repeated="2" office:value-type="float" office:value="3.25267">
            <text:p>3.25267</text:p>
          </table:table-cell>
          <table:table-cell table:number-columns-repeated="2"/>
        </table:table-row>
        <table:table-row table:style-name="ro1">
          <table:table-cell office:value-type="string">
            <text:p><text:s/>host=119.40.120.250 3.24067</text:p>
          </table:table-cell>
          <table:table-cell office:value-type="string">
            <text:p>host=119.40.120.250</text:p>
          </table:table-cell>
          <table:table-cell table:number-columns-repeated="2" office:value-type="float" office:value="3.24067">
            <text:p>3.24067</text:p>
          </table:table-cell>
          <table:table-cell table:number-columns-repeated="2"/>
        </table:table-row>
        <table:table-row table:style-name="ro1">
          <table:table-cell office:value-type="string">
            <text:p><text:s/>host=89.245.127.179 3.24067</text:p>
          </table:table-cell>
          <table:table-cell office:value-type="string">
            <text:p>host=89.245.127.179</text:p>
          </table:table-cell>
          <table:table-cell table:number-columns-repeated="2" office:value-type="float" office:value="3.24067">
            <text:p>3.24067</text:p>
          </table:table-cell>
          <table:table-cell table:number-columns-repeated="2"/>
        </table:table-row>
        <table:table-row table:style-name="ro1">
          <table:table-cell office:value-type="string">
            <text:p>host=173.120.255.171 3.22678</text:p>
          </table:table-cell>
          <table:table-cell office:value-type="string">
            <text:p>host=173.120.255.171</text:p>
          </table:table-cell>
          <table:table-cell table:number-columns-repeated="2" office:value-type="float" office:value="3.22678">
            <text:p>3.22678</text:p>
          </table:table-cell>
          <table:table-cell table:number-columns-repeated="2"/>
        </table:table-row>
        <table:table-row table:style-name="ro1">
          <table:table-cell office:value-type="string">
            <text:p>host=206.114.103.130 3.22678</text:p>
          </table:table-cell>
          <table:table-cell office:value-type="string">
            <text:p>host=206.114.103.130</text:p>
          </table:table-cell>
          <table:table-cell table:number-columns-repeated="2" office:value-type="float" office:value="3.22678">
            <text:p>3.22678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95.89.109.143 3.22678</text:p>
          </table:table-cell>
          <table:table-cell office:value-type="string">
            <text:p>host=95.89.109.143</text:p>
          </table:table-cell>
          <table:table-cell table:number-columns-repeated="2" office:value-type="float" office:value="3.22678">
            <text:p>3.22678</text:p>
          </table:table-cell>
          <table:table-cell table:number-columns-repeated="2"/>
        </table:table-row>
        <table:table-row table:style-name="ro1">
          <table:table-cell office:value-type="string">
            <text:p><text:s text:c="5"/>host=81.25.26.8 3.22589</text:p>
          </table:table-cell>
          <table:table-cell office:value-type="string">
            <text:p>host=81.25.26.8</text:p>
          </table:table-cell>
          <table:table-cell table:number-columns-repeated="2" office:value-type="float" office:value="3.22589">
            <text:p>3.22589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121.160.9.229 3.20466</text:p>
          </table:table-cell>
          <table:table-cell office:value-type="string">
            <text:p>host=121.160.9.229</text:p>
          </table:table-cell>
          <table:table-cell table:number-columns-repeated="2" office:value-type="float" office:value="3.20466">
            <text:p>3.20466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130.76.32.182 3.20466</text:p>
          </table:table-cell>
          <table:table-cell office:value-type="string">
            <text:p>host=130.76.32.182</text:p>
          </table:table-cell>
          <table:table-cell table:number-columns-repeated="2" office:value-type="float" office:value="3.20466">
            <text:p>3.20466</text:p>
          </table:table-cell>
          <table:table-cell table:number-columns-repeated="2"/>
        </table:table-row>
        <table:table-row table:style-name="ro1">
          <table:table-cell office:value-type="string">
            <text:p><text:s text:c="4"/>host=217.14.6.60 3.20466</text:p>
          </table:table-cell>
          <table:table-cell office:value-type="string">
            <text:p>host=217.14.6.60</text:p>
          </table:table-cell>
          <table:table-cell table:number-columns-repeated="2" office:value-type="float" office:value="3.20466">
            <text:p>3.20466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71.59.145.48 3.20466</text:p>
          </table:table-cell>
          <table:table-cell office:value-type="string">
            <text:p>host=71.59.145.48</text:p>
          </table:table-cell>
          <table:table-cell table:number-columns-repeated="2" office:value-type="float" office:value="3.20466">
            <text:p>3.20466</text:p>
          </table:table-cell>
          <table:table-cell table:number-columns-repeated="2"/>
        </table:table-row>
        <table:table-row table:style-name="ro1">
          <table:table-cell office:value-type="string">
            <text:p><text:s/>host=159.50.249.148 3.19887</text:p>
          </table:table-cell>
          <table:table-cell office:value-type="string">
            <text:p>host=159.50.249.148</text:p>
          </table:table-cell>
          <table:table-cell table:number-columns-repeated="2" office:value-type="float" office:value="3.19887">
            <text:p>3.19887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65.55.231.76 3.19887</text:p>
          </table:table-cell>
          <table:table-cell office:value-type="string">
            <text:p>host=65.55.231.76</text:p>
          </table:table-cell>
          <table:table-cell table:number-columns-repeated="2" office:value-type="float" office:value="3.19887">
            <text:p>3.19887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9.171.160.59 3.19887</text:p>
          </table:table-cell>
          <table:table-cell office:value-type="string">
            <text:p>host=69.171.160.59</text:p>
          </table:table-cell>
          <table:table-cell table:number-columns-repeated="2" office:value-type="float" office:value="3.19887">
            <text:p>3.19887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74.251.28.106 3.19887</text:p>
          </table:table-cell>
          <table:table-cell office:value-type="string">
            <text:p>host=74.251.28.106</text:p>
          </table:table-cell>
          <table:table-cell table:number-columns-repeated="2" office:value-type="float" office:value="3.19887">
            <text:p>3.19887</text:p>
          </table:table-cell>
          <table:table-cell table:number-columns-repeated="2"/>
        </table:table-row>
        <table:table-row table:style-name="ro1">
          <table:table-cell office:value-type="string">
            <text:p>host=193.252.118.174 3.15983</text:p>
          </table:table-cell>
          <table:table-cell office:value-type="string">
            <text:p>host=193.252.118.174</text:p>
          </table:table-cell>
          <table:table-cell table:number-columns-repeated="2" office:value-type="float" office:value="3.15983">
            <text:p>3.15983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83.167.62.176 3.15903</text:p>
          </table:table-cell>
          <table:table-cell office:value-type="string">
            <text:p>host=83.167.62.176</text:p>
          </table:table-cell>
          <table:table-cell table:number-columns-repeated="2" office:value-type="float" office:value="3.15903">
            <text:p>3.15903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92.40.163.55 3.15348</text:p>
          </table:table-cell>
          <table:table-cell office:value-type="string">
            <text:p>host=92.40.163.55</text:p>
          </table:table-cell>
          <table:table-cell table:number-columns-repeated="2" office:value-type="float" office:value="3.15348">
            <text:p>3.15348</text:p>
          </table:table-cell>
          <table:table-cell table:number-columns-repeated="2"/>
        </table:table-row>
        <table:table-row table:style-name="ro1">
          <table:table-cell office:value-type="string">
            <text:p><text:s/>host=200.181.251.43 3.14290</text:p>
          </table:table-cell>
          <table:table-cell office:value-type="string">
            <text:p>host=200.181.251.43</text:p>
          </table:table-cell>
          <table:table-cell table:number-columns-repeated="2" office:value-type="float" office:value="3.1429">
            <text:p>3.1429</text:p>
          </table:table-cell>
          <table:table-cell table:number-columns-repeated="2"/>
        </table:table-row>
        <table:table-row table:style-name="ro1">
          <table:table-cell office:value-type="string">
            <text:p><text:s/>host=205.206.125.26 3.14290</text:p>
          </table:table-cell>
          <table:table-cell office:value-type="string">
            <text:p>host=205.206.125.26</text:p>
          </table:table-cell>
          <table:table-cell table:number-columns-repeated="2" office:value-type="float" office:value="3.1429">
            <text:p>3.1429</text:p>
          </table:table-cell>
          <table:table-cell table:number-columns-repeated="2"/>
        </table:table-row>
        <table:table-row table:style-name="ro1">
          <table:table-cell office:value-type="string">
            <text:p><text:s/>host=71.145.139.134 -3.13007</text:p>
          </table:table-cell>
          <table:table-cell office:value-type="string">
            <text:p>host=71.145.139.134</text:p>
          </table:table-cell>
          <table:table-cell office:value-type="float" office:value="-3.13007">
            <text:p>-3.13007</text:p>
          </table:table-cell>
          <table:table-cell office:value-type="float" office:value="3.13007">
            <text:p>3.13007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124.82.58.118 3.12954</text:p>
          </table:table-cell>
          <table:table-cell office:value-type="string">
            <text:p>host=124.82.58.118</text:p>
          </table:table-cell>
          <table:table-cell table:number-columns-repeated="2" office:value-type="float" office:value="3.12954">
            <text:p>3.12954</text:p>
          </table:table-cell>
          <table:table-cell table:number-columns-repeated="2"/>
        </table:table-row>
        <table:table-row table:style-name="ro1">
          <table:table-cell office:value-type="string">
            <text:p><text:s/>host=134.191.232.68 3.12954</text:p>
          </table:table-cell>
          <table:table-cell office:value-type="string">
            <text:p>host=134.191.232.68</text:p>
          </table:table-cell>
          <table:table-cell table:number-columns-repeated="2" office:value-type="float" office:value="3.12954">
            <text:p>3.12954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65.55.110.93 3.12954</text:p>
          </table:table-cell>
          <table:table-cell office:value-type="string">
            <text:p>host=65.55.110.93</text:p>
          </table:table-cell>
          <table:table-cell table:number-columns-repeated="2" office:value-type="float" office:value="3.12954">
            <text:p>3.12954</text:p>
          </table:table-cell>
          <table:table-cell table:number-columns-repeated="2"/>
        </table:table-row>
        <table:table-row table:style-name="ro1">
          <table:table-cell office:value-type="string">
            <text:p><text:s/>host=69.248.208.247 3.09763</text:p>
          </table:table-cell>
          <table:table-cell office:value-type="string">
            <text:p>host=69.248.208.247</text:p>
          </table:table-cell>
          <table:table-cell table:number-columns-repeated="2" office:value-type="float" office:value="3.09763">
            <text:p>3.09763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55.107.182 -3.07596</text:p>
          </table:table-cell>
          <table:table-cell office:value-type="string">
            <text:p>host=65.55.107.182</text:p>
          </table:table-cell>
          <table:table-cell office:value-type="float" office:value="-3.07596">
            <text:p>-3.07596</text:p>
          </table:table-cell>
          <table:table-cell office:value-type="float" office:value="3.07596">
            <text:p>3.07596</text:p>
          </table:table-cell>
          <table:table-cell table:number-columns-repeated="2"/>
        </table:table-row>
        <table:table-row table:style-name="ro1">
          <table:table-cell office:value-type="string">
            <text:p><text:s/>host=204.14.239.169 3.06803</text:p>
          </table:table-cell>
          <table:table-cell office:value-type="string">
            <text:p>host=204.14.239.169</text:p>
          </table:table-cell>
          <table:table-cell table:number-columns-repeated="2" office:value-type="float" office:value="3.06803">
            <text:p>3.06803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74.138.51.138 3.06803</text:p>
          </table:table-cell>
          <table:table-cell office:value-type="string">
            <text:p>host=74.138.51.138</text:p>
          </table:table-cell>
          <table:table-cell table:number-columns-repeated="2" office:value-type="float" office:value="3.06803">
            <text:p>3.06803</text:p>
          </table:table-cell>
          <table:table-cell table:number-columns-repeated="2"/>
        </table:table-row>
        <table:table-row table:style-name="ro1">
          <table:table-cell office:value-type="string">
            <text:p><text:s/>host=201.26.104.189 3.05951</text:p>
          </table:table-cell>
          <table:table-cell office:value-type="string">
            <text:p>host=201.26.104.189</text:p>
          </table:table-cell>
          <table:table-cell table:number-columns-repeated="2" office:value-type="float" office:value="3.05951">
            <text:p>3.05951</text:p>
          </table:table-cell>
          <table:table-cell table:number-columns-repeated="2"/>
        </table:table-row>
        <table:table-row table:style-name="ro1">
          <table:table-cell office:value-type="string">
            <text:p><text:s/>host=41.100.138.220 3.05951</text:p>
          </table:table-cell>
          <table:table-cell office:value-type="string">
            <text:p>host=41.100.138.220</text:p>
          </table:table-cell>
          <table:table-cell table:number-columns-repeated="2" office:value-type="float" office:value="3.05951">
            <text:p>3.05951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150.165.147.5 3.05242</text:p>
          </table:table-cell>
          <table:table-cell office:value-type="string">
            <text:p>host=150.165.147.5</text:p>
          </table:table-cell>
          <table:table-cell table:number-columns-repeated="2" office:value-type="float" office:value="3.05242">
            <text:p>3.05242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190.1.251.180 3.05242</text:p>
          </table:table-cell>
          <table:table-cell office:value-type="string">
            <text:p>host=190.1.251.180</text:p>
          </table:table-cell>
          <table:table-cell table:number-columns-repeated="2" office:value-type="float" office:value="3.05242">
            <text:p>3.05242</text:p>
          </table:table-cell>
          <table:table-cell table:number-columns-repeated="2"/>
        </table:table-row>
        <table:table-row table:style-name="ro1">
          <table:table-cell office:value-type="string">
            <text:p>host=201.152.181.236 3.05242</text:p>
          </table:table-cell>
          <table:table-cell office:value-type="string">
            <text:p>host=201.152.181.236</text:p>
          </table:table-cell>
          <table:table-cell table:number-columns-repeated="2" office:value-type="float" office:value="3.05242">
            <text:p>3.05242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65.55.104.72 3.04808</text:p>
          </table:table-cell>
          <table:table-cell office:value-type="string">
            <text:p>host=65.55.104.72</text:p>
          </table:table-cell>
          <table:table-cell table:number-columns-repeated="2" office:value-type="float" office:value="3.04808">
            <text:p>3.04808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81.68.209.121 3.04808</text:p>
          </table:table-cell>
          <table:table-cell office:value-type="string">
            <text:p>host=81.68.209.121</text:p>
          </table:table-cell>
          <table:table-cell table:number-columns-repeated="2" office:value-type="float" office:value="3.04808">
            <text:p>3.04808</text:p>
          </table:table-cell>
          <table:table-cell table:number-columns-repeated="2"/>
        </table:table-row>
        <table:table-row table:style-name="ro1">
          <table:table-cell office:value-type="string">
            <text:p><text:s/>host=88.209.238.234 3.04738</text:p>
          </table:table-cell>
          <table:table-cell office:value-type="string">
            <text:p>host=88.209.238.234</text:p>
          </table:table-cell>
          <table:table-cell table:number-columns-repeated="2" office:value-type="float" office:value="3.04738">
            <text:p>3.04738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70.54.186.138 3.03388</text:p>
          </table:table-cell>
          <table:table-cell office:value-type="string">
            <text:p>host=70.54.186.138</text:p>
          </table:table-cell>
          <table:table-cell table:number-columns-repeated="2" office:value-type="float" office:value="3.03388">
            <text:p>3.03388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64.56.67.154 3.00653</text:p>
          </table:table-cell>
          <table:table-cell office:value-type="string">
            <text:p>host=64.56.67.154</text:p>
          </table:table-cell>
          <table:table-cell table:number-columns-repeated="2" office:value-type="float" office:value="3.00653">
            <text:p>3.00653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6.53.226.170 -2.99656</text:p>
          </table:table-cell>
          <table:table-cell office:value-type="string">
            <text:p>host=66.53.226.170</text:p>
          </table:table-cell>
          <table:table-cell office:value-type="float" office:value="-2.99656">
            <text:p>-2.99656</text:p>
          </table:table-cell>
          <table:table-cell office:value-type="float" office:value="2.99656">
            <text:p>2.99656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173.65.236.31 2.98903</text:p>
          </table:table-cell>
          <table:table-cell office:value-type="string">
            <text:p>host=173.65.236.31</text:p>
          </table:table-cell>
          <table:table-cell table:number-columns-repeated="2" office:value-type="float" office:value="2.98903">
            <text:p>2.98903</text:p>
          </table:table-cell>
          <table:table-cell table:number-columns-repeated="2"/>
        </table:table-row>
        <table:table-row table:style-name="ro1">
          <table:table-cell office:value-type="string">
            <text:p>host=200.103.119.145 2.98903</text:p>
          </table:table-cell>
          <table:table-cell office:value-type="string">
            <text:p>host=200.103.119.145</text:p>
          </table:table-cell>
          <table:table-cell table:number-columns-repeated="2" office:value-type="float" office:value="2.98903">
            <text:p>2.98903</text:p>
          </table:table-cell>
          <table:table-cell table:number-columns-repeated="2"/>
        </table:table-row>
        <table:table-row table:style-name="ro1">
          <table:table-cell office:value-type="string">
            <text:p>host=196.206.212.203 2.97735</text:p>
          </table:table-cell>
          <table:table-cell office:value-type="string">
            <text:p>host=196.206.212.203</text:p>
          </table:table-cell>
          <table:table-cell table:number-columns-repeated="2" office:value-type="float" office:value="2.97735">
            <text:p>2.97735</text:p>
          </table:table-cell>
          <table:table-cell table:number-columns-repeated="2"/>
        </table:table-row>
        <table:table-row table:style-name="ro1">
          <table:table-cell office:value-type="string">
            <text:p><text:s/>host=218.186.12.240 2.96783</text:p>
          </table:table-cell>
          <table:table-cell office:value-type="string">
            <text:p>host=218.186.12.240</text:p>
          </table:table-cell>
          <table:table-cell table:number-columns-repeated="2" office:value-type="float" office:value="2.96783">
            <text:p>2.96783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123.125.66.24 -2.96678</text:p>
          </table:table-cell>
          <table:table-cell office:value-type="string">
            <text:p>host=123.125.66.24</text:p>
          </table:table-cell>
          <table:table-cell office:value-type="float" office:value="-2.96678">
            <text:p>-2.96678</text:p>
          </table:table-cell>
          <table:table-cell office:value-type="float" office:value="2.96678">
            <text:p>2.96678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201.23.199.5 2.96433</text:p>
          </table:table-cell>
          <table:table-cell office:value-type="string">
            <text:p>host=201.23.199.5</text:p>
          </table:table-cell>
          <table:table-cell table:number-columns-repeated="2" office:value-type="float" office:value="2.96433">
            <text:p>2.96433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55.106.237 2.96433</text:p>
          </table:table-cell>
          <table:table-cell office:value-type="string">
            <text:p>host=65.55.106.237</text:p>
          </table:table-cell>
          <table:table-cell table:number-columns-repeated="2" office:value-type="float" office:value="2.96433">
            <text:p>2.96433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195.8.120.243 2.95660</text:p>
          </table:table-cell>
          <table:table-cell office:value-type="string">
            <text:p>host=195.8.120.243</text:p>
          </table:table-cell>
          <table:table-cell table:number-columns-repeated="2" office:value-type="float" office:value="2.9566">
            <text:p>2.9566</text:p>
          </table:table-cell>
          <table:table-cell table:number-columns-repeated="2"/>
        </table:table-row>
        <table:table-row table:style-name="ro1">
          <table:table-cell office:value-type="string">
            <text:p><text:s/>host=74.201.117.226 2.95660</text:p>
          </table:table-cell>
          <table:table-cell office:value-type="string">
            <text:p>host=74.201.117.226</text:p>
          </table:table-cell>
          <table:table-cell table:number-columns-repeated="2" office:value-type="float" office:value="2.9566">
            <text:p>2.9566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77.86.30.133 2.95660</text:p>
          </table:table-cell>
          <table:table-cell office:value-type="string">
            <text:p>host=77.86.30.133</text:p>
          </table:table-cell>
          <table:table-cell table:number-columns-repeated="2" office:value-type="float" office:value="2.9566">
            <text:p>2.9566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205.151.83.2 2.90818</text:p>
          </table:table-cell>
          <table:table-cell office:value-type="string">
            <text:p>host=205.151.83.2</text:p>
          </table:table-cell>
          <table:table-cell table:number-columns-repeated="2" office:value-type="float" office:value="2.90818">
            <text:p>2.90818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123.125.66.41 -2.90519</text:p>
          </table:table-cell>
          <table:table-cell office:value-type="string">
            <text:p>host=123.125.66.41</text:p>
          </table:table-cell>
          <table:table-cell office:value-type="float" office:value="-2.90519">
            <text:p>-2.90519</text:p>
          </table:table-cell>
          <table:table-cell office:value-type="float" office:value="2.90519">
            <text:p>2.90519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55.106.214 -2.90519</text:p>
          </table:table-cell>
          <table:table-cell office:value-type="string">
            <text:p>host=65.55.106.214</text:p>
          </table:table-cell>
          <table:table-cell office:value-type="float" office:value="-2.90519">
            <text:p>-2.90519</text:p>
          </table:table-cell>
          <table:table-cell office:value-type="float" office:value="2.90519">
            <text:p>2.90519</text:p>
          </table:table-cell>
          <table:table-cell table:number-columns-repeated="2"/>
        </table:table-row>
        <table:table-row table:style-name="ro1">
          <table:table-cell office:value-type="string">
            <text:p><text:s/>host=96.238.185.183 -2.90519</text:p>
          </table:table-cell>
          <table:table-cell office:value-type="string">
            <text:p>host=96.238.185.183</text:p>
          </table:table-cell>
          <table:table-cell office:value-type="float" office:value="-2.90519">
            <text:p>-2.90519</text:p>
          </table:table-cell>
          <table:table-cell office:value-type="float" office:value="2.90519">
            <text:p>2.90519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186.80.87.15 2.89125</text:p>
          </table:table-cell>
          <table:table-cell office:value-type="string">
            <text:p>host=186.80.87.15</text:p>
          </table:table-cell>
          <table:table-cell table:number-columns-repeated="2" office:value-type="float" office:value="2.89125">
            <text:p>2.89125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55.106.194 2.88165</text:p>
          </table:table-cell>
          <table:table-cell office:value-type="string">
            <text:p>host=65.55.106.194</text:p>
          </table:table-cell>
          <table:table-cell table:number-columns-repeated="2" office:value-type="float" office:value="2.88165">
            <text:p>2.88165</text:p>
          </table:table-cell>
          <table:table-cell table:number-columns-repeated="2"/>
        </table:table-row>
        <table:table-row table:style-name="ro1">
          <table:table-cell office:value-type="string">
            <text:p><text:s/>host=38.108.180.129 2.87065</text:p>
          </table:table-cell>
          <table:table-cell office:value-type="string">
            <text:p>host=38.108.180.129</text:p>
          </table:table-cell>
          <table:table-cell table:number-columns-repeated="2" office:value-type="float" office:value="2.87065">
            <text:p>2.87065</text:p>
          </table:table-cell>
          <table:table-cell table:number-columns-repeated="2"/>
        </table:table-row>
        <table:table-row table:style-name="ro1">
          <table:table-cell office:value-type="string">
            <text:p><text:s/>host=189.10.120.140 2.84598</text:p>
          </table:table-cell>
          <table:table-cell office:value-type="string">
            <text:p>host=189.10.120.140</text:p>
          </table:table-cell>
          <table:table-cell table:number-columns-repeated="2" office:value-type="float" office:value="2.84598">
            <text:p>2.84598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92.241.182.23 2.84598</text:p>
          </table:table-cell>
          <table:table-cell office:value-type="string">
            <text:p>host=92.241.182.23</text:p>
          </table:table-cell>
          <table:table-cell table:number-columns-repeated="2" office:value-type="float" office:value="2.84598">
            <text:p>2.84598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81.56.197.152 2.84384</text:p>
          </table:table-cell>
          <table:table-cell office:value-type="string">
            <text:p>host=81.56.197.152</text:p>
          </table:table-cell>
          <table:table-cell table:number-columns-repeated="2" office:value-type="float" office:value="2.84384">
            <text:p>2.84384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119.42.71.43 2.81638</text:p>
          </table:table-cell>
          <table:table-cell office:value-type="string">
            <text:p>host=119.42.71.43</text:p>
          </table:table-cell>
          <table:table-cell table:number-columns-repeated="2" office:value-type="float" office:value="2.81638">
            <text:p>2.81638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55.106.180 2.81638</text:p>
          </table:table-cell>
          <table:table-cell office:value-type="string">
            <text:p>host=65.55.106.180</text:p>
          </table:table-cell>
          <table:table-cell table:number-columns-repeated="2" office:value-type="float" office:value="2.81638">
            <text:p>2.81638</text:p>
          </table:table-cell>
          <table:table-cell table:number-columns-repeated="2"/>
        </table:table-row>
        <table:table-row table:style-name="ro1">
          <table:table-cell office:value-type="string">
            <text:p><text:s text:c="4"/>host=87.22.1.143 -2.81455</text:p>
          </table:table-cell>
          <table:table-cell office:value-type="string">
            <text:p>host=87.22.1.143</text:p>
          </table:table-cell>
          <table:table-cell office:value-type="float" office:value="-2.81455">
            <text:p>-2.81455</text:p>
          </table:table-cell>
          <table:table-cell office:value-type="float" office:value="2.81455">
            <text:p>2.81455</text:p>
          </table:table-cell>
          <table:table-cell table:number-columns-repeated="2"/>
        </table:table-row>
        <table:table-row table:style-name="ro1">
          <table:table-cell office:value-type="string">
            <text:p><text:s text:c="4"/>host=201.2.78.10 2.81214</text:p>
          </table:table-cell>
          <table:table-cell office:value-type="string">
            <text:p>host=201.2.78.10</text:p>
          </table:table-cell>
          <table:table-cell table:number-columns-repeated="2" office:value-type="float" office:value="2.81214">
            <text:p>2.81214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55.110.116 -2.80443</text:p>
          </table:table-cell>
          <table:table-cell office:value-type="string">
            <text:p>host=65.55.110.116</text:p>
          </table:table-cell>
          <table:table-cell office:value-type="float" office:value="-2.80443">
            <text:p>-2.80443</text:p>
          </table:table-cell>
          <table:table-cell office:value-type="float" office:value="2.80443">
            <text:p>2.80443</text:p>
          </table:table-cell>
          <table:table-cell table:number-columns-repeated="2"/>
        </table:table-row>
        <table:table-row table:style-name="ro1">
          <table:table-cell office:value-type="string">
            <text:p><text:s/>host=70.188.131.229 2.79644</text:p>
          </table:table-cell>
          <table:table-cell office:value-type="string">
            <text:p>host=70.188.131.229</text:p>
          </table:table-cell>
          <table:table-cell table:number-columns-repeated="2" office:value-type="float" office:value="2.79644">
            <text:p>2.79644</text:p>
          </table:table-cell>
          <table:table-cell table:number-columns-repeated="2"/>
        </table:table-row>
        <table:table-row table:style-name="ro1">
          <table:table-cell office:value-type="string">
            <text:p><text:s text:c="4"/>host=93.86.37.91 2.79644</text:p>
          </table:table-cell>
          <table:table-cell office:value-type="string">
            <text:p>host=93.86.37.91</text:p>
          </table:table-cell>
          <table:table-cell table:number-columns-repeated="2" office:value-type="float" office:value="2.79644">
            <text:p>2.79644</text:p>
          </table:table-cell>
          <table:table-cell table:number-columns-repeated="2"/>
        </table:table-row>
        <table:table-row table:style-name="ro1">
          <table:table-cell office:value-type="string">
            <text:p><text:s/>host=201.68.109.195 2.78499</text:p>
          </table:table-cell>
          <table:table-cell office:value-type="string">
            <text:p>host=201.68.109.195</text:p>
          </table:table-cell>
          <table:table-cell table:number-columns-repeated="2" office:value-type="float" office:value="2.78499">
            <text:p>2.78499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68.192.3.105 2.77232</text:p>
          </table:table-cell>
          <table:table-cell office:value-type="string">
            <text:p>host=68.192.3.105</text:p>
          </table:table-cell>
          <table:table-cell table:number-columns-repeated="2" office:value-type="float" office:value="2.77232">
            <text:p>2.77232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4.233.172.17 2.75489</text:p>
          </table:table-cell>
          <table:table-cell office:value-type="string">
            <text:p>host=64.233.172.17</text:p>
          </table:table-cell>
          <table:table-cell table:number-columns-repeated="2" office:value-type="float" office:value="2.75489">
            <text:p>2.75489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12.234.48.186 2.73320</text:p>
          </table:table-cell>
          <table:table-cell office:value-type="string">
            <text:p>host=12.234.48.186</text:p>
          </table:table-cell>
          <table:table-cell table:number-columns-repeated="2" office:value-type="float" office:value="2.7332">
            <text:p>2.7332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41.210.23.179 2.73320</text:p>
          </table:table-cell>
          <table:table-cell office:value-type="string">
            <text:p>host=41.210.23.179</text:p>
          </table:table-cell>
          <table:table-cell table:number-columns-repeated="2" office:value-type="float" office:value="2.7332">
            <text:p>2.7332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12.70.66.158 2.72432</text:p>
          </table:table-cell>
          <table:table-cell office:value-type="string">
            <text:p>host=12.70.66.158</text:p>
          </table:table-cell>
          <table:table-cell table:number-columns-repeated="2" office:value-type="float" office:value="2.72432">
            <text:p>2.72432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55.110.121 2.72432</text:p>
          </table:table-cell>
          <table:table-cell office:value-type="string">
            <text:p>host=65.55.110.121</text:p>
          </table:table-cell>
          <table:table-cell table:number-columns-repeated="2" office:value-type="float" office:value="2.72432">
            <text:p>2.72432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77.25.118.38 2.72432</text:p>
          </table:table-cell>
          <table:table-cell office:value-type="string">
            <text:p>host=77.25.118.38</text:p>
          </table:table-cell>
          <table:table-cell table:number-columns-repeated="2" office:value-type="float" office:value="2.72432">
            <text:p>2.72432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1.247.222.56 -2.69785</text:p>
          </table:table-cell>
          <table:table-cell office:value-type="string">
            <text:p>host=61.247.222.56</text:p>
          </table:table-cell>
          <table:table-cell office:value-type="float" office:value="-2.69785">
            <text:p>-2.69785</text:p>
          </table:table-cell>
          <table:table-cell office:value-type="float" office:value="2.69785">
            <text:p>2.69785</text:p>
          </table:table-cell>
          <table:table-cell table:number-columns-repeated="2"/>
        </table:table-row>
        <table:table-row table:style-name="ro1">
          <table:table-cell office:value-type="string">
            <text:p>host=190.135.145.105 2.64816</text:p>
          </table:table-cell>
          <table:table-cell office:value-type="string">
            <text:p>host=190.135.145.105</text:p>
          </table:table-cell>
          <table:table-cell table:number-columns-repeated="2" office:value-type="float" office:value="2.64816">
            <text:p>2.64816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195.43.186.82 2.63563</text:p>
          </table:table-cell>
          <table:table-cell office:value-type="string">
            <text:p>host=195.43.186.82</text:p>
          </table:table-cell>
          <table:table-cell table:number-columns-repeated="2" office:value-type="float" office:value="2.63563">
            <text:p>2.63563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58.168.16.96 2.63563</text:p>
          </table:table-cell>
          <table:table-cell office:value-type="string">
            <text:p>host=58.168.16.96</text:p>
          </table:table-cell>
          <table:table-cell table:number-columns-repeated="2" office:value-type="float" office:value="2.63563">
            <text:p>2.63563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65.55.108.34 2.63563</text:p>
          </table:table-cell>
          <table:table-cell office:value-type="string">
            <text:p>host=65.55.108.34</text:p>
          </table:table-cell>
          <table:table-cell table:number-columns-repeated="2" office:value-type="float" office:value="2.63563">
            <text:p>2.63563</text:p>
          </table:table-cell>
          <table:table-cell table:number-columns-repeated="2"/>
        </table:table-row>
        <table:table-row table:style-name="ro1">
          <table:table-cell office:value-type="string">
            <text:p><text:s text:c="4"/>host=77.63.52.74 2.63563</text:p>
          </table:table-cell>
          <table:table-cell office:value-type="string">
            <text:p>host=77.63.52.74</text:p>
          </table:table-cell>
          <table:table-cell table:number-columns-repeated="2" office:value-type="float" office:value="2.63563">
            <text:p>2.63563</text:p>
          </table:table-cell>
          <table:table-cell table:number-columns-repeated="2"/>
        </table:table-row>
        <table:table-row table:style-name="ro1">
          <table:table-cell office:value-type="string">
            <text:p><text:s/>host=139.82.224.182 -2.62254</text:p>
          </table:table-cell>
          <table:table-cell office:value-type="string">
            <text:p>host=139.82.224.182</text:p>
          </table:table-cell>
          <table:table-cell office:value-type="float" office:value="-2.62254">
            <text:p>-2.62254</text:p>
          </table:table-cell>
          <table:table-cell office:value-type="float" office:value="2.62254">
            <text:p>2.62254</text:p>
          </table:table-cell>
          <table:table-cell table:number-columns-repeated="2"/>
        </table:table-row>
        <table:table-row table:style-name="ro1">
          <table:table-cell office:value-type="string">
            <text:p>host=216.189.183.180 2.62013</text:p>
          </table:table-cell>
          <table:table-cell office:value-type="string">
            <text:p>host=216.189.183.180</text:p>
          </table:table-cell>
          <table:table-cell table:number-columns-repeated="2" office:value-type="float" office:value="2.62013">
            <text:p>2.62013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7.215.230.22 2.62013</text:p>
          </table:table-cell>
          <table:table-cell office:value-type="string">
            <text:p>host=67.215.230.22</text:p>
          </table:table-cell>
          <table:table-cell table:number-columns-repeated="2" office:value-type="float" office:value="2.62013">
            <text:p>2.62013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7.215.230.23 2.61804</text:p>
          </table:table-cell>
          <table:table-cell office:value-type="string">
            <text:p>host=67.215.230.23</text:p>
          </table:table-cell>
          <table:table-cell table:number-columns-repeated="2" office:value-type="float" office:value="2.61804">
            <text:p>2.61804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71.114.34.25 2.60555</text:p>
          </table:table-cell>
          <table:table-cell office:value-type="string">
            <text:p>host=71.114.34.25</text:p>
          </table:table-cell>
          <table:table-cell table:number-columns-repeated="2" office:value-type="float" office:value="2.60555">
            <text:p>2.60555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80.56.96.132 2.60555</text:p>
          </table:table-cell>
          <table:table-cell office:value-type="string">
            <text:p>host=80.56.96.132</text:p>
          </table:table-cell>
          <table:table-cell table:number-columns-repeated="2" office:value-type="float" office:value="2.60555">
            <text:p>2.60555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77.162.219.44 2.59298</text:p>
          </table:table-cell>
          <table:table-cell office:value-type="string">
            <text:p>host=77.162.219.44</text:p>
          </table:table-cell>
          <table:table-cell table:number-columns-repeated="2" office:value-type="float" office:value="2.59298">
            <text:p>2.59298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24.107.196.68 2.57076</text:p>
          </table:table-cell>
          <table:table-cell office:value-type="string">
            <text:p>host=24.107.196.68</text:p>
          </table:table-cell>
          <table:table-cell table:number-columns-repeated="2" office:value-type="float" office:value="2.57076">
            <text:p>2.57076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200.202.188.5 2.55503</text:p>
          </table:table-cell>
          <table:table-cell office:value-type="string">
            <text:p>host=200.202.188.5</text:p>
          </table:table-cell>
          <table:table-cell table:number-columns-repeated="2" office:value-type="float" office:value="2.55503">
            <text:p>2.55503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55.109.217 2.51937</text:p>
          </table:table-cell>
          <table:table-cell office:value-type="string">
            <text:p>host=65.55.109.217</text:p>
          </table:table-cell>
          <table:table-cell table:number-columns-repeated="2" office:value-type="float" office:value="2.51937">
            <text:p>2.51937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9.171.160.89 2.50342</text:p>
          </table:table-cell>
          <table:table-cell office:value-type="string">
            <text:p>host=69.171.160.89</text:p>
          </table:table-cell>
          <table:table-cell table:number-columns-repeated="2" office:value-type="float" office:value="2.50342">
            <text:p>2.50342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55.110.203 -2.49662</text:p>
          </table:table-cell>
          <table:table-cell office:value-type="string">
            <text:p>host=65.55.110.203</text:p>
          </table:table-cell>
          <table:table-cell office:value-type="float" office:value="-2.49662">
            <text:p>-2.49662</text:p>
          </table:table-cell>
          <table:table-cell office:value-type="float" office:value="2.49662">
            <text:p>2.49662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74.125.16.65 2.49093</text:p>
          </table:table-cell>
          <table:table-cell office:value-type="string">
            <text:p>host=74.125.16.65</text:p>
          </table:table-cell>
          <table:table-cell table:number-columns-repeated="2" office:value-type="float" office:value="2.49093">
            <text:p>2.49093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68.59.150.66 2.48662</text:p>
          </table:table-cell>
          <table:table-cell office:value-type="string">
            <text:p>host=68.59.150.66</text:p>
          </table:table-cell>
          <table:table-cell table:number-columns-repeated="2" office:value-type="float" office:value="2.48662">
            <text:p>2.48662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24.21.134.171 2.48295</text:p>
          </table:table-cell>
          <table:table-cell office:value-type="string">
            <text:p>host=24.21.134.171</text:p>
          </table:table-cell>
          <table:table-cell table:number-columns-repeated="2" office:value-type="float" office:value="2.48295">
            <text:p>2.48295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193.43.244.81 2.48155</text:p>
          </table:table-cell>
          <table:table-cell office:value-type="string">
            <text:p>host=193.43.244.81</text:p>
          </table:table-cell>
          <table:table-cell table:number-columns-repeated="2" office:value-type="float" office:value="2.48155">
            <text:p>2.48155</text:p>
          </table:table-cell>
          <table:table-cell table:number-columns-repeated="2"/>
        </table:table-row>
        <table:table-row table:style-name="ro1">
          <table:table-cell office:value-type="string">
            <text:p><text:s/>host=196.12.242.147 -2.45733</text:p>
          </table:table-cell>
          <table:table-cell office:value-type="string">
            <text:p>host=196.12.242.147</text:p>
          </table:table-cell>
          <table:table-cell office:value-type="float" office:value="-2.45733">
            <text:p>-2.45733</text:p>
          </table:table-cell>
          <table:table-cell office:value-type="float" office:value="2.45733">
            <text:p>2.45733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201.47.64.140 -2.45733</text:p>
          </table:table-cell>
          <table:table-cell office:value-type="string">
            <text:p>host=201.47.64.140</text:p>
          </table:table-cell>
          <table:table-cell office:value-type="float" office:value="-2.45733">
            <text:p>-2.45733</text:p>
          </table:table-cell>
          <table:table-cell office:value-type="float" office:value="2.45733">
            <text:p>2.45733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7.182.140.74 -2.45733</text:p>
          </table:table-cell>
          <table:table-cell office:value-type="string">
            <text:p>host=67.182.140.74</text:p>
          </table:table-cell>
          <table:table-cell office:value-type="float" office:value="-2.45733">
            <text:p>-2.45733</text:p>
          </table:table-cell>
          <table:table-cell office:value-type="float" office:value="2.45733">
            <text:p>2.45733</text:p>
          </table:table-cell>
          <table:table-cell table:number-columns-repeated="2"/>
        </table:table-row>
        <table:table-row table:style-name="ro1">
          <table:table-cell office:value-type="string">
            <text:p>host=211.109.199.226 2.43478</text:p>
          </table:table-cell>
          <table:table-cell office:value-type="string">
            <text:p>host=211.109.199.226</text:p>
          </table:table-cell>
          <table:table-cell table:number-columns-repeated="2" office:value-type="float" office:value="2.43478">
            <text:p>2.43478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55.106.170 -2.41203</text:p>
          </table:table-cell>
          <table:table-cell office:value-type="string">
            <text:p>host=65.55.106.170</text:p>
          </table:table-cell>
          <table:table-cell office:value-type="float" office:value="-2.41203">
            <text:p>-2.41203</text:p>
          </table:table-cell>
          <table:table-cell office:value-type="float" office:value="2.41203">
            <text:p>2.41203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55.230.177 -2.41203</text:p>
          </table:table-cell>
          <table:table-cell office:value-type="string">
            <text:p>host=65.55.230.177</text:p>
          </table:table-cell>
          <table:table-cell office:value-type="float" office:value="-2.41203">
            <text:p>-2.41203</text:p>
          </table:table-cell>
          <table:table-cell office:value-type="float" office:value="2.41203">
            <text:p>2.41203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65.55.110.88 2.38981</text:p>
          </table:table-cell>
          <table:table-cell office:value-type="string">
            <text:p>host=65.55.110.88</text:p>
          </table:table-cell>
          <table:table-cell table:number-columns-repeated="2" office:value-type="float" office:value="2.38981">
            <text:p>2.38981</text:p>
          </table:table-cell>
          <table:table-cell table:number-columns-repeated="2"/>
        </table:table-row>
        <table:table-row table:style-name="ro1">
          <table:table-cell office:value-type="string">
            <text:p><text:s/>host=84.133.243.212 2.38981</text:p>
          </table:table-cell>
          <table:table-cell office:value-type="string">
            <text:p>host=84.133.243.212</text:p>
          </table:table-cell>
          <table:table-cell table:number-columns-repeated="2" office:value-type="float" office:value="2.38981">
            <text:p>2.38981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123.125.66.38 2.37548</text:p>
          </table:table-cell>
          <table:table-cell office:value-type="string">
            <text:p>host=123.125.66.38</text:p>
          </table:table-cell>
          <table:table-cell table:number-columns-repeated="2" office:value-type="float" office:value="2.37548">
            <text:p>2.37548</text:p>
          </table:table-cell>
          <table:table-cell table:number-columns-repeated="2"/>
        </table:table-row>
        <table:table-row table:style-name="ro1">
          <table:table-cell office:value-type="string">
            <text:p><text:s/>host=220.181.125.28 2.37548</text:p>
          </table:table-cell>
          <table:table-cell office:value-type="string">
            <text:p>host=220.181.125.28</text:p>
          </table:table-cell>
          <table:table-cell table:number-columns-repeated="2" office:value-type="float" office:value="2.37548">
            <text:p>2.37548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55.109.185 2.37548</text:p>
          </table:table-cell>
          <table:table-cell office:value-type="string">
            <text:p>host=65.55.109.185</text:p>
          </table:table-cell>
          <table:table-cell table:number-columns-repeated="2" office:value-type="float" office:value="2.37548">
            <text:p>2.37548</text:p>
          </table:table-cell>
          <table:table-cell table:number-columns-repeated="2"/>
        </table:table-row>
        <table:table-row table:style-name="ro1">
          <table:table-cell office:value-type="string">
            <text:p><text:s/>host=92.225.120.133 2.37548</text:p>
          </table:table-cell>
          <table:table-cell office:value-type="string">
            <text:p>host=92.225.120.133</text:p>
          </table:table-cell>
          <table:table-cell table:number-columns-repeated="2" office:value-type="float" office:value="2.37548">
            <text:p>2.37548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55.107.220 2.33469</text:p>
          </table:table-cell>
          <table:table-cell office:value-type="string">
            <text:p>host=65.55.107.220</text:p>
          </table:table-cell>
          <table:table-cell table:number-columns-repeated="2" office:value-type="float" office:value="2.33469">
            <text:p>2.33469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83.82.213.127 2.33469</text:p>
          </table:table-cell>
          <table:table-cell office:value-type="string">
            <text:p>host=83.82.213.127</text:p>
          </table:table-cell>
          <table:table-cell table:number-columns-repeated="2" office:value-type="float" office:value="2.33469">
            <text:p>2.33469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55.106.157 2.33439</text:p>
          </table:table-cell>
          <table:table-cell office:value-type="string">
            <text:p>host=65.55.106.157</text:p>
          </table:table-cell>
          <table:table-cell table:number-columns-repeated="2" office:value-type="float" office:value="2.33439">
            <text:p>2.33439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65.55.109.40 2.33439</text:p>
          </table:table-cell>
          <table:table-cell office:value-type="string">
            <text:p>host=65.55.109.40</text:p>
          </table:table-cell>
          <table:table-cell table:number-columns-repeated="2" office:value-type="float" office:value="2.33439">
            <text:p>2.33439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189.122.74.25 2.31141</text:p>
          </table:table-cell>
          <table:table-cell office:value-type="string">
            <text:p>host=189.122.74.25</text:p>
          </table:table-cell>
          <table:table-cell table:number-columns-repeated="2" office:value-type="float" office:value="2.31141">
            <text:p>2.31141</text:p>
          </table:table-cell>
          <table:table-cell table:number-columns-repeated="2"/>
        </table:table-row>
        <table:table-row table:style-name="ro1">
          <table:table-cell office:value-type="string">
            <text:p><text:s/>host=220.225.230.66 2.30965</text:p>
          </table:table-cell>
          <table:table-cell office:value-type="string">
            <text:p>host=220.225.230.66</text:p>
          </table:table-cell>
          <table:table-cell table:number-columns-repeated="2" office:value-type="float" office:value="2.30965">
            <text:p>2.30965</text:p>
          </table:table-cell>
          <table:table-cell table:number-columns-repeated="2"/>
        </table:table-row>
        <table:table-row table:style-name="ro1">
          <table:table-cell office:value-type="string">
            <text:p><text:s text:c="5"/>host=82.40.33.7 2.30965</text:p>
          </table:table-cell>
          <table:table-cell office:value-type="string">
            <text:p>host=82.40.33.7</text:p>
          </table:table-cell>
          <table:table-cell table:number-columns-repeated="2" office:value-type="float" office:value="2.30965">
            <text:p>2.30965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55.208.182 2.29765</text:p>
          </table:table-cell>
          <table:table-cell office:value-type="string">
            <text:p>host=65.55.208.182</text:p>
          </table:table-cell>
          <table:table-cell table:number-columns-repeated="2" office:value-type="float" office:value="2.29765">
            <text:p>2.29765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55.109.123 2.29689</text:p>
          </table:table-cell>
          <table:table-cell office:value-type="string">
            <text:p>host=65.55.109.123</text:p>
          </table:table-cell>
          <table:table-cell table:number-columns-repeated="2" office:value-type="float" office:value="2.29689">
            <text:p>2.29689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55.110.215 2.29689</text:p>
          </table:table-cell>
          <table:table-cell office:value-type="string">
            <text:p>host=65.55.110.215</text:p>
          </table:table-cell>
          <table:table-cell table:number-columns-repeated="2" office:value-type="float" office:value="2.29689">
            <text:p>2.29689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55.109.155 2.26081</text:p>
          </table:table-cell>
          <table:table-cell office:value-type="string">
            <text:p>host=65.55.109.155</text:p>
          </table:table-cell>
          <table:table-cell table:number-columns-repeated="2" office:value-type="float" office:value="2.26081">
            <text:p>2.26081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71.116.44.173 2.24804</text:p>
          </table:table-cell>
          <table:table-cell office:value-type="string">
            <text:p>host=71.116.44.173</text:p>
          </table:table-cell>
          <table:table-cell table:number-columns-repeated="2" office:value-type="float" office:value="2.24804">
            <text:p>2.24804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81.39.205.248 2.24804</text:p>
          </table:table-cell>
          <table:table-cell office:value-type="string">
            <text:p>host=81.39.205.248</text:p>
          </table:table-cell>
          <table:table-cell table:number-columns-repeated="2" office:value-type="float" office:value="2.24804">
            <text:p>2.24804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75.35.230.210 2.23929</text:p>
          </table:table-cell>
          <table:table-cell office:value-type="string">
            <text:p>host=75.35.230.210</text:p>
          </table:table-cell>
          <table:table-cell table:number-columns-repeated="2" office:value-type="float" office:value="2.23929">
            <text:p>2.23929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59.106.108.66 2.23813</text:p>
          </table:table-cell>
          <table:table-cell office:value-type="string">
            <text:p>host=59.106.108.66</text:p>
          </table:table-cell>
          <table:table-cell table:number-columns-repeated="2" office:value-type="float" office:value="2.23813">
            <text:p>2.23813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65.55.109.39 2.23813</text:p>
          </table:table-cell>
          <table:table-cell office:value-type="string">
            <text:p>host=65.55.109.39</text:p>
          </table:table-cell>
          <table:table-cell table:number-columns-repeated="2" office:value-type="float" office:value="2.23813">
            <text:p>2.23813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55.106.186 2.21681</text:p>
          </table:table-cell>
          <table:table-cell office:value-type="string">
            <text:p>host=65.55.106.186</text:p>
          </table:table-cell>
          <table:table-cell table:number-columns-repeated="2" office:value-type="float" office:value="2.21681">
            <text:p>2.21681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217.91.69.113 2.21601</text:p>
          </table:table-cell>
          <table:table-cell office:value-type="string">
            <text:p>host=217.91.69.113</text:p>
          </table:table-cell>
          <table:table-cell table:number-columns-repeated="2" office:value-type="float" office:value="2.21601">
            <text:p>2.21601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98.165.45.40 2.21601</text:p>
          </table:table-cell>
          <table:table-cell office:value-type="string">
            <text:p>host=98.165.45.40</text:p>
          </table:table-cell>
          <table:table-cell table:number-columns-repeated="2" office:value-type="float" office:value="2.21601">
            <text:p>2.21601</text:p>
          </table:table-cell>
          <table:table-cell table:number-columns-repeated="2"/>
        </table:table-row>
        <table:table-row table:style-name="ro1">
          <table:table-cell office:value-type="string">
            <text:p><text:s text:c="4"/>host=201.77.5.50 2.20365</text:p>
          </table:table-cell>
          <table:table-cell office:value-type="string">
            <text:p>host=201.77.5.50</text:p>
          </table:table-cell>
          <table:table-cell table:number-columns-repeated="2" office:value-type="float" office:value="2.20365">
            <text:p>2.20365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93.197.132.19 2.20365</text:p>
          </table:table-cell>
          <table:table-cell office:value-type="string">
            <text:p>host=93.197.132.19</text:p>
          </table:table-cell>
          <table:table-cell table:number-columns-repeated="2" office:value-type="float" office:value="2.20365">
            <text:p>2.20365</text:p>
          </table:table-cell>
          <table:table-cell table:number-columns-repeated="2"/>
        </table:table-row>
        <table:table-row table:style-name="ro1">
          <table:table-cell office:value-type="string">
            <text:p><text:s/>host=198.54.202.194 -2.19867</text:p>
          </table:table-cell>
          <table:table-cell office:value-type="string">
            <text:p>host=198.54.202.194</text:p>
          </table:table-cell>
          <table:table-cell office:value-type="float" office:value="-2.19867">
            <text:p>-2.19867</text:p>
          </table:table-cell>
          <table:table-cell office:value-type="float" office:value="2.19867">
            <text:p>2.19867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65.55.231.77 2.19780</text:p>
          </table:table-cell>
          <table:table-cell office:value-type="string">
            <text:p>host=65.55.231.77</text:p>
          </table:table-cell>
          <table:table-cell table:number-columns-repeated="2" office:value-type="float" office:value="2.1978">
            <text:p>2.1978</text:p>
          </table:table-cell>
          <table:table-cell table:number-columns-repeated="2"/>
        </table:table-row>
        <table:table-row table:style-name="ro1">
          <table:table-cell office:value-type="string">
            <text:p><text:s/>host=41.102.202.131 2.17322</text:p>
          </table:table-cell>
          <table:table-cell office:value-type="string">
            <text:p>host=41.102.202.131</text:p>
          </table:table-cell>
          <table:table-cell table:number-columns-repeated="2" office:value-type="float" office:value="2.17322">
            <text:p>2.17322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76.91.127.84 2.17322</text:p>
          </table:table-cell>
          <table:table-cell office:value-type="string">
            <text:p>host=76.91.127.84</text:p>
          </table:table-cell>
          <table:table-cell table:number-columns-repeated="2" office:value-type="float" office:value="2.17322">
            <text:p>2.17322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220.181.7.13 2.15918</text:p>
          </table:table-cell>
          <table:table-cell office:value-type="string">
            <text:p>host=220.181.7.13</text:p>
          </table:table-cell>
          <table:table-cell table:number-columns-repeated="2" office:value-type="float" office:value="2.15918">
            <text:p>2.15918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55.109.191 2.15918</text:p>
          </table:table-cell>
          <table:table-cell office:value-type="string">
            <text:p>host=65.55.109.191</text:p>
          </table:table-cell>
          <table:table-cell table:number-columns-repeated="2" office:value-type="float" office:value="2.15918">
            <text:p>2.15918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6.235.124.57 2.15918</text:p>
          </table:table-cell>
          <table:table-cell office:value-type="string">
            <text:p>host=66.235.124.57</text:p>
          </table:table-cell>
          <table:table-cell table:number-columns-repeated="2" office:value-type="float" office:value="2.15918">
            <text:p>2.15918</text:p>
          </table:table-cell>
          <table:table-cell table:number-columns-repeated="2"/>
        </table:table-row>
        <table:table-row table:style-name="ro1">
          <table:table-cell office:value-type="string">
            <text:p><text:s/>host=212.183.121.55 2.15460</text:p>
          </table:table-cell>
          <table:table-cell office:value-type="string">
            <text:p>host=212.183.121.55</text:p>
          </table:table-cell>
          <table:table-cell table:number-columns-repeated="2" office:value-type="float" office:value="2.1546">
            <text:p>2.1546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220.181.7.15 2.15460</text:p>
          </table:table-cell>
          <table:table-cell office:value-type="string">
            <text:p>host=220.181.7.15</text:p>
          </table:table-cell>
          <table:table-cell table:number-columns-repeated="2" office:value-type="float" office:value="2.1546">
            <text:p>2.1546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81.52.143.30 2.13870</text:p>
          </table:table-cell>
          <table:table-cell office:value-type="string">
            <text:p>host=81.52.143.30</text:p>
          </table:table-cell>
          <table:table-cell table:number-columns-repeated="2" office:value-type="float" office:value="2.1387">
            <text:p>2.1387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89.6.228.162 2.13870</text:p>
          </table:table-cell>
          <table:table-cell office:value-type="string">
            <text:p>host=89.6.228.162</text:p>
          </table:table-cell>
          <table:table-cell table:number-columns-repeated="2" office:value-type="float" office:value="2.1387">
            <text:p>2.1387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192.206.48.2 2.12501</text:p>
          </table:table-cell>
          <table:table-cell office:value-type="string">
            <text:p>host=192.206.48.2</text:p>
          </table:table-cell>
          <table:table-cell table:number-columns-repeated="2" office:value-type="float" office:value="2.12501">
            <text:p>2.12501</text:p>
          </table:table-cell>
          <table:table-cell table:number-columns-repeated="2"/>
        </table:table-row>
        <table:table-row table:style-name="ro1">
          <table:table-cell office:value-type="string">
            <text:p><text:s/>host=121.205.226.76 2.10561</text:p>
          </table:table-cell>
          <table:table-cell office:value-type="string">
            <text:p>host=121.205.226.76</text:p>
          </table:table-cell>
          <table:table-cell table:number-columns-repeated="2" office:value-type="float" office:value="2.10561">
            <text:p>2.10561</text:p>
          </table:table-cell>
          <table:table-cell table:number-columns-repeated="2"/>
        </table:table-row>
        <table:table-row table:style-name="ro1">
          <table:table-cell office:value-type="string">
            <text:p><text:s text:c="5"/>host=64.252.4.4 2.10561</text:p>
          </table:table-cell>
          <table:table-cell office:value-type="string">
            <text:p>host=64.252.4.4</text:p>
          </table:table-cell>
          <table:table-cell table:number-columns-repeated="2" office:value-type="float" office:value="2.10561">
            <text:p>2.10561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6.187.104.20 2.10561</text:p>
          </table:table-cell>
          <table:table-cell office:value-type="string">
            <text:p>host=66.187.104.20</text:p>
          </table:table-cell>
          <table:table-cell table:number-columns-repeated="2" office:value-type="float" office:value="2.10561">
            <text:p>2.10561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87.77.121.85 2.10509</text:p>
          </table:table-cell>
          <table:table-cell office:value-type="string">
            <text:p>host=87.77.121.85</text:p>
          </table:table-cell>
          <table:table-cell table:number-columns-repeated="2" office:value-type="float" office:value="2.10509">
            <text:p>2.10509</text:p>
          </table:table-cell>
          <table:table-cell table:number-columns-repeated="2"/>
        </table:table-row>
        <table:table-row table:style-name="ro1">
          <table:table-cell office:value-type="string">
            <text:p><text:s/>host=167.230.38.118 2.10488</text:p>
          </table:table-cell>
          <table:table-cell office:value-type="string">
            <text:p>host=167.230.38.118</text:p>
          </table:table-cell>
          <table:table-cell table:number-columns-repeated="2" office:value-type="float" office:value="2.10488">
            <text:p>2.10488</text:p>
          </table:table-cell>
          <table:table-cell table:number-columns-repeated="2"/>
        </table:table-row>
        <table:table-row table:style-name="ro1">
          <table:table-cell office:value-type="string">
            <text:p><text:s text:c="4"/>host=84.3.69.196 2.10488</text:p>
          </table:table-cell>
          <table:table-cell office:value-type="string">
            <text:p>host=84.3.69.196</text:p>
          </table:table-cell>
          <table:table-cell table:number-columns-repeated="2" office:value-type="float" office:value="2.10488">
            <text:p>2.10488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55.231.112 2.08703</text:p>
          </table:table-cell>
          <table:table-cell office:value-type="string">
            <text:p>host=65.55.231.112</text:p>
          </table:table-cell>
          <table:table-cell table:number-columns-repeated="2" office:value-type="float" office:value="2.08703">
            <text:p>2.08703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55.106.156 2.08282</text:p>
          </table:table-cell>
          <table:table-cell office:value-type="string">
            <text:p>host=65.55.106.156</text:p>
          </table:table-cell>
          <table:table-cell table:number-columns-repeated="2" office:value-type="float" office:value="2.08282">
            <text:p>2.08282</text:p>
          </table:table-cell>
          <table:table-cell table:number-columns-repeated="2"/>
        </table:table-row>
        <table:table-row table:style-name="ro1">
          <table:table-cell office:value-type="string">
            <text:p>host=122.162.169.110 2.07847</text:p>
          </table:table-cell>
          <table:table-cell office:value-type="string">
            <text:p>host=122.162.169.110</text:p>
          </table:table-cell>
          <table:table-cell table:number-columns-repeated="2" office:value-type="float" office:value="2.07847">
            <text:p>2.07847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193.43.244.98 2.06351</text:p>
          </table:table-cell>
          <table:table-cell office:value-type="string">
            <text:p>host=193.43.244.98</text:p>
          </table:table-cell>
          <table:table-cell table:number-columns-repeated="2" office:value-type="float" office:value="2.06351">
            <text:p>2.06351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203.82.91.103 2.06351</text:p>
          </table:table-cell>
          <table:table-cell office:value-type="string">
            <text:p>host=203.82.91.103</text:p>
          </table:table-cell>
          <table:table-cell table:number-columns-repeated="2" office:value-type="float" office:value="2.06351">
            <text:p>2.06351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55.106.135 2.06351</text:p>
          </table:table-cell>
          <table:table-cell office:value-type="string">
            <text:p>host=65.55.106.135</text:p>
          </table:table-cell>
          <table:table-cell table:number-columns-repeated="2" office:value-type="float" office:value="2.06351">
            <text:p>2.06351</text:p>
          </table:table-cell>
          <table:table-cell table:number-columns-repeated="2"/>
        </table:table-row>
        <table:table-row table:style-name="ro1">
          <table:table-cell office:value-type="string">
            <text:p><text:s/>host=69.123.215.104 2.06351</text:p>
          </table:table-cell>
          <table:table-cell office:value-type="string">
            <text:p>host=69.123.215.104</text:p>
          </table:table-cell>
          <table:table-cell table:number-columns-repeated="2" office:value-type="float" office:value="2.06351">
            <text:p>2.06351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55.106.204 2.05159</text:p>
          </table:table-cell>
          <table:table-cell office:value-type="string">
            <text:p>host=65.55.106.204</text:p>
          </table:table-cell>
          <table:table-cell table:number-columns-repeated="2" office:value-type="float" office:value="2.05159">
            <text:p>2.05159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84.203.44.110 2.05159</text:p>
          </table:table-cell>
          <table:table-cell office:value-type="string">
            <text:p>host=84.203.44.110</text:p>
          </table:table-cell>
          <table:table-cell table:number-columns-repeated="2" office:value-type="float" office:value="2.05159">
            <text:p>2.05159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76.99.141.105 2.05079</text:p>
          </table:table-cell>
          <table:table-cell office:value-type="string">
            <text:p>host=76.99.141.105</text:p>
          </table:table-cell>
          <table:table-cell table:number-columns-repeated="2" office:value-type="float" office:value="2.05079">
            <text:p>2.05079</text:p>
          </table:table-cell>
          <table:table-cell table:number-columns-repeated="2"/>
        </table:table-row>
        <table:table-row table:style-name="ro1">
          <table:table-cell office:value-type="string">
            <text:p><text:s/>host=203.104.98.220 -2.04975</text:p>
          </table:table-cell>
          <table:table-cell office:value-type="string">
            <text:p>host=203.104.98.220</text:p>
          </table:table-cell>
          <table:table-cell office:value-type="float" office:value="-2.04975">
            <text:p>-2.04975</text:p>
          </table:table-cell>
          <table:table-cell office:value-type="float" office:value="2.04975">
            <text:p>2.04975</text:p>
          </table:table-cell>
          <table:table-cell table:number-columns-repeated="2"/>
        </table:table-row>
        <table:table-row table:style-name="ro1">
          <table:table-cell office:value-type="string">
            <text:p><text:s/>host=217.208.15.121 2.04612</text:p>
          </table:table-cell>
          <table:table-cell office:value-type="string">
            <text:p>host=217.208.15.121</text:p>
          </table:table-cell>
          <table:table-cell table:number-columns-repeated="2" office:value-type="float" office:value="2.04612">
            <text:p>2.04612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55.106.208 2.04557</text:p>
          </table:table-cell>
          <table:table-cell office:value-type="string">
            <text:p>host=65.55.106.208</text:p>
          </table:table-cell>
          <table:table-cell table:number-columns-repeated="2" office:value-type="float" office:value="2.04557">
            <text:p>2.04557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68.76.120.42 2.04557</text:p>
          </table:table-cell>
          <table:table-cell office:value-type="string">
            <text:p>host=68.76.120.42</text:p>
          </table:table-cell>
          <table:table-cell table:number-columns-repeated="2" office:value-type="float" office:value="2.04557">
            <text:p>2.04557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65.55.217.54 2.03466</text:p>
          </table:table-cell>
          <table:table-cell office:value-type="string">
            <text:p>host=65.55.217.54</text:p>
          </table:table-cell>
          <table:table-cell table:number-columns-repeated="2" office:value-type="float" office:value="2.03466">
            <text:p>2.03466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123.125.66.21 -2.03345</text:p>
          </table:table-cell>
          <table:table-cell office:value-type="string">
            <text:p>host=123.125.66.21</text:p>
          </table:table-cell>
          <table:table-cell office:value-type="float" office:value="-2.03345">
            <text:p>-2.03345</text:p>
          </table:table-cell>
          <table:table-cell office:value-type="float" office:value="2.03345">
            <text:p>2.03345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59.100.212.98 -2.03345</text:p>
          </table:table-cell>
          <table:table-cell office:value-type="string">
            <text:p>host=59.100.212.98</text:p>
          </table:table-cell>
          <table:table-cell office:value-type="float" office:value="-2.03345">
            <text:p>-2.03345</text:p>
          </table:table-cell>
          <table:table-cell office:value-type="float" office:value="2.03345">
            <text:p>2.03345</text:p>
          </table:table-cell>
          <table:table-cell table:number-columns-repeated="2"/>
        </table:table-row>
        <table:table-row table:style-name="ro1">
          <table:table-cell office:value-type="string">
            <text:p><text:s/>host=118.92.203.108 2.02102</text:p>
          </table:table-cell>
          <table:table-cell office:value-type="string">
            <text:p>host=118.92.203.108</text:p>
          </table:table-cell>
          <table:table-cell table:number-columns-repeated="2" office:value-type="float" office:value="2.02102">
            <text:p>2.02102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4.131.18.243 2.01406</text:p>
          </table:table-cell>
          <table:table-cell office:value-type="string">
            <text:p>host=4.131.18.243</text:p>
          </table:table-cell>
          <table:table-cell table:number-columns-repeated="2" office:value-type="float" office:value="2.01406">
            <text:p>2.01406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55.109.194 2.01406</text:p>
          </table:table-cell>
          <table:table-cell office:value-type="string">
            <text:p>host=65.55.109.194</text:p>
          </table:table-cell>
          <table:table-cell table:number-columns-repeated="2" office:value-type="float" office:value="2.01406">
            <text:p>2.01406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72.87.156.74 2.00700</text:p>
          </table:table-cell>
          <table:table-cell office:value-type="string">
            <text:p>host=72.87.156.74</text:p>
          </table:table-cell>
          <table:table-cell table:number-columns-repeated="2" office:value-type="float" office:value="2.007">
            <text:p>2.007</text:p>
          </table:table-cell>
          <table:table-cell table:number-columns-repeated="2"/>
        </table:table-row>
        <table:table-row table:style-name="ro1">
          <table:table-cell office:value-type="string">
            <text:p><text:s/>host=193.252.149.15 1.99388</text:p>
          </table:table-cell>
          <table:table-cell office:value-type="string">
            <text:p>host=193.252.149.15</text:p>
          </table:table-cell>
          <table:table-cell table:number-columns-repeated="2" office:value-type="float" office:value="1.99388">
            <text:p>1.99388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202.82.102.36 1.99045</text:p>
          </table:table-cell>
          <table:table-cell office:value-type="string">
            <text:p>host=202.82.102.36</text:p>
          </table:table-cell>
          <table:table-cell table:number-columns-repeated="2" office:value-type="float" office:value="1.99045">
            <text:p>1.99045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1.247.221.90 -1.95593</text:p>
          </table:table-cell>
          <table:table-cell office:value-type="string">
            <text:p>host=61.247.221.90</text:p>
          </table:table-cell>
          <table:table-cell office:value-type="float" office:value="-1.95593">
            <text:p>-1.95593</text:p>
          </table:table-cell>
          <table:table-cell office:value-type="float" office:value="1.95593">
            <text:p>1.95593</text:p>
          </table:table-cell>
          <table:table-cell table:number-columns-repeated="2"/>
        </table:table-row>
        <table:table-row table:style-name="ro1">
          <table:table-cell office:value-type="string">
            <text:p><text:s/>host=66.235.124.132 -1.95593</text:p>
          </table:table-cell>
          <table:table-cell office:value-type="string">
            <text:p>host=66.235.124.132</text:p>
          </table:table-cell>
          <table:table-cell office:value-type="float" office:value="-1.95593">
            <text:p>-1.95593</text:p>
          </table:table-cell>
          <table:table-cell office:value-type="float" office:value="1.95593">
            <text:p>1.95593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86.24.151.103 -1.95593</text:p>
          </table:table-cell>
          <table:table-cell office:value-type="string">
            <text:p>host=86.24.151.103</text:p>
          </table:table-cell>
          <table:table-cell office:value-type="float" office:value="-1.95593">
            <text:p>-1.95593</text:p>
          </table:table-cell>
          <table:table-cell office:value-type="float" office:value="1.95593">
            <text:p>1.95593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87.194.82.105 -1.95593</text:p>
          </table:table-cell>
          <table:table-cell office:value-type="string">
            <text:p>host=87.194.82.105</text:p>
          </table:table-cell>
          <table:table-cell office:value-type="float" office:value="-1.95593">
            <text:p>-1.95593</text:p>
          </table:table-cell>
          <table:table-cell office:value-type="float" office:value="1.95593">
            <text:p>1.95593</text:p>
          </table:table-cell>
          <table:table-cell table:number-columns-repeated="2"/>
        </table:table-row>
        <table:table-row table:style-name="ro1">
          <table:table-cell office:value-type="string">
            <text:p>host=138.251.207.206 1.95265</text:p>
          </table:table-cell>
          <table:table-cell office:value-type="string">
            <text:p>host=138.251.207.206</text:p>
          </table:table-cell>
          <table:table-cell table:number-columns-repeated="2" office:value-type="float" office:value="1.95265">
            <text:p>1.95265</text:p>
          </table:table-cell>
          <table:table-cell table:number-columns-repeated="2"/>
        </table:table-row>
        <table:table-row table:style-name="ro1">
          <table:table-cell office:value-type="string">
            <text:p><text:s text:c="4"/>host=84.53.88.73 1.94043</text:p>
          </table:table-cell>
          <table:table-cell office:value-type="string">
            <text:p>host=84.53.88.73</text:p>
          </table:table-cell>
          <table:table-cell table:number-columns-repeated="2" office:value-type="float" office:value="1.94043">
            <text:p>1.94043</text:p>
          </table:table-cell>
          <table:table-cell table:number-columns-repeated="2"/>
        </table:table-row>
        <table:table-row table:style-name="ro1">
          <table:table-cell office:value-type="string">
            <text:p><text:s/>host=193.252.149.16 1.93985</text:p>
          </table:table-cell>
          <table:table-cell office:value-type="string">
            <text:p>host=193.252.149.16</text:p>
          </table:table-cell>
          <table:table-cell table:number-columns-repeated="2" office:value-type="float" office:value="1.93985">
            <text:p>1.93985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74.15.53.228 1.93985</text:p>
          </table:table-cell>
          <table:table-cell office:value-type="string">
            <text:p>host=74.15.53.228</text:p>
          </table:table-cell>
          <table:table-cell table:number-columns-repeated="2" office:value-type="float" office:value="1.93985">
            <text:p>1.93985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55.106.161 1.93484</text:p>
          </table:table-cell>
          <table:table-cell office:value-type="string">
            <text:p>host=65.55.106.161</text:p>
          </table:table-cell>
          <table:table-cell table:number-columns-repeated="2" office:value-type="float" office:value="1.93484">
            <text:p>1.93484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202.87.61.235 1.90770</text:p>
          </table:table-cell>
          <table:table-cell office:value-type="string">
            <text:p>host=202.87.61.235</text:p>
          </table:table-cell>
          <table:table-cell table:number-columns-repeated="2" office:value-type="float" office:value="1.9077">
            <text:p>1.9077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74.125.74.193 1.90770</text:p>
          </table:table-cell>
          <table:table-cell office:value-type="string">
            <text:p>host=74.125.74.193</text:p>
          </table:table-cell>
          <table:table-cell table:number-columns-repeated="2" office:value-type="float" office:value="1.9077">
            <text:p>1.9077</text:p>
          </table:table-cell>
          <table:table-cell table:number-columns-repeated="2"/>
        </table:table-row>
        <table:table-row table:style-name="ro1">
          <table:table-cell office:value-type="string">
            <text:p><text:s/>host=188.25.129.142 1.90294</text:p>
          </table:table-cell>
          <table:table-cell office:value-type="string">
            <text:p>host=188.25.129.142</text:p>
          </table:table-cell>
          <table:table-cell table:number-columns-repeated="2" office:value-type="float" office:value="1.90294">
            <text:p>1.90294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89.211.29.78 1.89830</text:p>
          </table:table-cell>
          <table:table-cell office:value-type="string">
            <text:p>host=89.211.29.78</text:p>
          </table:table-cell>
          <table:table-cell table:number-columns-repeated="2" office:value-type="float" office:value="1.8983">
            <text:p>1.8983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55.106.184 -1.89752</text:p>
          </table:table-cell>
          <table:table-cell office:value-type="string">
            <text:p>host=65.55.106.184</text:p>
          </table:table-cell>
          <table:table-cell office:value-type="float" office:value="-1.89752">
            <text:p>-1.89752</text:p>
          </table:table-cell>
          <table:table-cell office:value-type="float" office:value="1.89752">
            <text:p>1.89752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55.106.124 1.89389</text:p>
          </table:table-cell>
          <table:table-cell office:value-type="string">
            <text:p>host=65.55.106.124</text:p>
          </table:table-cell>
          <table:table-cell table:number-columns-repeated="2" office:value-type="float" office:value="1.89389">
            <text:p>1.89389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83.119.231.95 1.86096</text:p>
          </table:table-cell>
          <table:table-cell office:value-type="string">
            <text:p>host=83.119.231.95</text:p>
          </table:table-cell>
          <table:table-cell table:number-columns-repeated="2" office:value-type="float" office:value="1.86096">
            <text:p>1.86096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123.125.66.28 1.85344</text:p>
          </table:table-cell>
          <table:table-cell office:value-type="string">
            <text:p>host=123.125.66.28</text:p>
          </table:table-cell>
          <table:table-cell table:number-columns-repeated="2" office:value-type="float" office:value="1.85344">
            <text:p>1.85344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55.107.192 1.85344</text:p>
          </table:table-cell>
          <table:table-cell office:value-type="string">
            <text:p>host=65.55.107.192</text:p>
          </table:table-cell>
          <table:table-cell table:number-columns-repeated="2" office:value-type="float" office:value="1.85344">
            <text:p>1.85344</text:p>
          </table:table-cell>
          <table:table-cell table:number-columns-repeated="2"/>
        </table:table-row>
        <table:table-row table:style-name="ro1">
          <table:table-cell office:value-type="string">
            <text:p><text:s/>host=201.10.147.107 1.84643</text:p>
          </table:table-cell>
          <table:table-cell office:value-type="string">
            <text:p>host=201.10.147.107</text:p>
          </table:table-cell>
          <table:table-cell table:number-columns-repeated="2" office:value-type="float" office:value="1.84643">
            <text:p>1.84643</text:p>
          </table:table-cell>
          <table:table-cell table:number-columns-repeated="2"/>
        </table:table-row>
        <table:table-row table:style-name="ro1">
          <table:table-cell office:value-type="string">
            <text:p><text:s/>host=218.186.12.242 1.84643</text:p>
          </table:table-cell>
          <table:table-cell office:value-type="string">
            <text:p>host=218.186.12.242</text:p>
          </table:table-cell>
          <table:table-cell table:number-columns-repeated="2" office:value-type="float" office:value="1.84643">
            <text:p>1.84643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55.110.148 1.84643</text:p>
          </table:table-cell>
          <table:table-cell office:value-type="string">
            <text:p>host=65.55.110.148</text:p>
          </table:table-cell>
          <table:table-cell table:number-columns-repeated="2" office:value-type="float" office:value="1.84643">
            <text:p>1.84643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55.109.202 1.80019</text:p>
          </table:table-cell>
          <table:table-cell office:value-type="string">
            <text:p>host=65.55.109.202</text:p>
          </table:table-cell>
          <table:table-cell table:number-columns-repeated="2" office:value-type="float" office:value="1.80019">
            <text:p>1.80019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85.55.167.195 1.80019</text:p>
          </table:table-cell>
          <table:table-cell office:value-type="string">
            <text:p>host=85.55.167.195</text:p>
          </table:table-cell>
          <table:table-cell table:number-columns-repeated="2" office:value-type="float" office:value="1.80019">
            <text:p>1.80019</text:p>
          </table:table-cell>
          <table:table-cell table:number-columns-repeated="2"/>
        </table:table-row>
        <table:table-row table:style-name="ro1">
          <table:table-cell office:value-type="string">
            <text:p>host=193.189.143.157 1.79738</text:p>
          </table:table-cell>
          <table:table-cell office:value-type="string">
            <text:p>host=193.189.143.157</text:p>
          </table:table-cell>
          <table:table-cell table:number-columns-repeated="2" office:value-type="float" office:value="1.79738">
            <text:p>1.79738</text:p>
          </table:table-cell>
          <table:table-cell table:number-columns-repeated="2"/>
        </table:table-row>
        <table:table-row table:style-name="ro1">
          <table:table-cell office:value-type="string">
            <text:p><text:s/>host=193.189.143.31 1.79738</text:p>
          </table:table-cell>
          <table:table-cell office:value-type="string">
            <text:p>host=193.189.143.31</text:p>
          </table:table-cell>
          <table:table-cell table:number-columns-repeated="2" office:value-type="float" office:value="1.79738">
            <text:p>1.79738</text:p>
          </table:table-cell>
          <table:table-cell table:number-columns-repeated="2"/>
        </table:table-row>
        <table:table-row table:style-name="ro1">
          <table:table-cell office:value-type="string">
            <text:p><text:s/>host=192.150.10.200 1.79690</text:p>
          </table:table-cell>
          <table:table-cell office:value-type="string">
            <text:p>host=192.150.10.200</text:p>
          </table:table-cell>
          <table:table-cell table:number-columns-repeated="2" office:value-type="float" office:value="1.7969">
            <text:p>1.7969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201.17.82.84 1.79690</text:p>
          </table:table-cell>
          <table:table-cell office:value-type="string">
            <text:p>host=201.17.82.84</text:p>
          </table:table-cell>
          <table:table-cell table:number-columns-repeated="2" office:value-type="float" office:value="1.7969">
            <text:p>1.7969</text:p>
          </table:table-cell>
          <table:table-cell table:number-columns-repeated="2"/>
        </table:table-row>
        <table:table-row table:style-name="ro1">
          <table:table-cell office:value-type="string">
            <text:p><text:s/>host=201.47.121.227 1.79017</text:p>
          </table:table-cell>
          <table:table-cell office:value-type="string">
            <text:p>host=201.47.121.227</text:p>
          </table:table-cell>
          <table:table-cell table:number-columns-repeated="2" office:value-type="float" office:value="1.79017">
            <text:p>1.79017</text:p>
          </table:table-cell>
          <table:table-cell table:number-columns-repeated="2"/>
        </table:table-row>
        <table:table-row table:style-name="ro1">
          <table:table-cell office:value-type="string">
            <text:p><text:s/>host=221.239.24.138 1.78820</text:p>
          </table:table-cell>
          <table:table-cell office:value-type="string">
            <text:p>host=221.239.24.138</text:p>
          </table:table-cell>
          <table:table-cell table:number-columns-repeated="2" office:value-type="float" office:value="1.7882">
            <text:p>1.7882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65.55.231.78 1.77642</text:p>
          </table:table-cell>
          <table:table-cell office:value-type="string">
            <text:p>host=65.55.231.78</text:p>
          </table:table-cell>
          <table:table-cell table:number-columns-repeated="2" office:value-type="float" office:value="1.77642">
            <text:p>1.77642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155.188.183.7 1.76778</text:p>
          </table:table-cell>
          <table:table-cell office:value-type="string">
            <text:p>host=155.188.183.7</text:p>
          </table:table-cell>
          <table:table-cell table:number-columns-repeated="2" office:value-type="float" office:value="1.76778">
            <text:p>1.76778</text:p>
          </table:table-cell>
          <table:table-cell table:number-columns-repeated="2"/>
        </table:table-row>
        <table:table-row table:style-name="ro1">
          <table:table-cell office:value-type="string">
            <text:p>host=195.115.180.151 1.76778</text:p>
          </table:table-cell>
          <table:table-cell office:value-type="string">
            <text:p>host=195.115.180.151</text:p>
          </table:table-cell>
          <table:table-cell table:number-columns-repeated="2" office:value-type="float" office:value="1.76778">
            <text:p>1.76778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55.106.240 1.76778</text:p>
          </table:table-cell>
          <table:table-cell office:value-type="string">
            <text:p>host=65.55.106.240</text:p>
          </table:table-cell>
          <table:table-cell table:number-columns-repeated="2" office:value-type="float" office:value="1.76778">
            <text:p>1.76778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55.108.118 -1.76595</text:p>
          </table:table-cell>
          <table:table-cell office:value-type="string">
            <text:p>host=65.55.108.118</text:p>
          </table:table-cell>
          <table:table-cell office:value-type="float" office:value="-1.76595">
            <text:p>-1.76595</text:p>
          </table:table-cell>
          <table:table-cell office:value-type="float" office:value="1.76595">
            <text:p>1.76595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6.235.124.58 -1.76595</text:p>
          </table:table-cell>
          <table:table-cell office:value-type="string">
            <text:p>host=66.235.124.58</text:p>
          </table:table-cell>
          <table:table-cell office:value-type="float" office:value="-1.76595">
            <text:p>-1.76595</text:p>
          </table:table-cell>
          <table:table-cell office:value-type="float" office:value="1.76595">
            <text:p>1.76595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85.31.81.178 1.73858</text:p>
          </table:table-cell>
          <table:table-cell office:value-type="string">
            <text:p>host=85.31.81.178</text:p>
          </table:table-cell>
          <table:table-cell table:number-columns-repeated="2" office:value-type="float" office:value="1.73858">
            <text:p>1.73858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55.110.158 -1.72364</text:p>
          </table:table-cell>
          <table:table-cell office:value-type="string">
            <text:p>host=65.55.110.158</text:p>
          </table:table-cell>
          <table:table-cell office:value-type="float" office:value="-1.72364">
            <text:p>-1.72364</text:p>
          </table:table-cell>
          <table:table-cell office:value-type="float" office:value="1.72364">
            <text:p>1.72364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68.41.42.148 -1.72364</text:p>
          </table:table-cell>
          <table:table-cell office:value-type="string">
            <text:p>host=68.41.42.148</text:p>
          </table:table-cell>
          <table:table-cell office:value-type="float" office:value="-1.72364">
            <text:p>-1.72364</text:p>
          </table:table-cell>
          <table:table-cell office:value-type="float" office:value="1.72364">
            <text:p>1.72364</text:p>
          </table:table-cell>
          <table:table-cell table:number-columns-repeated="2"/>
        </table:table-row>
        <table:table-row table:style-name="ro1">
          <table:table-cell office:value-type="string">
            <text:p><text:s/>host=97.121.144.251 -1.72364</text:p>
          </table:table-cell>
          <table:table-cell office:value-type="string">
            <text:p>host=97.121.144.251</text:p>
          </table:table-cell>
          <table:table-cell office:value-type="float" office:value="-1.72364">
            <text:p>-1.72364</text:p>
          </table:table-cell>
          <table:table-cell office:value-type="float" office:value="1.72364">
            <text:p>1.72364</text:p>
          </table:table-cell>
          <table:table-cell table:number-columns-repeated="2"/>
        </table:table-row>
        <table:table-row table:style-name="ro1">
          <table:table-cell office:value-type="string">
            <text:p>host=141.209.102.222 1.71231</text:p>
          </table:table-cell>
          <table:table-cell office:value-type="string">
            <text:p>host=141.209.102.222</text:p>
          </table:table-cell>
          <table:table-cell table:number-columns-repeated="2" office:value-type="float" office:value="1.71231">
            <text:p>1.71231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55.106.137 1.71231</text:p>
          </table:table-cell>
          <table:table-cell office:value-type="string">
            <text:p>host=65.55.106.137</text:p>
          </table:table-cell>
          <table:table-cell table:number-columns-repeated="2" office:value-type="float" office:value="1.71231">
            <text:p>1.71231</text:p>
          </table:table-cell>
          <table:table-cell table:number-columns-repeated="2"/>
        </table:table-row>
        <table:table-row table:style-name="ro1">
          <table:table-cell office:value-type="string">
            <text:p><text:s/>host=207.47.165.100 1.70735</text:p>
          </table:table-cell>
          <table:table-cell office:value-type="string">
            <text:p>host=207.47.165.100</text:p>
          </table:table-cell>
          <table:table-cell table:number-columns-repeated="2" office:value-type="float" office:value="1.70735">
            <text:p>1.70735</text:p>
          </table:table-cell>
          <table:table-cell table:number-columns-repeated="2"/>
        </table:table-row>
        <table:table-row table:style-name="ro1">
          <table:table-cell office:value-type="string">
            <text:p><text:s text:c="4"/>host=79.66.21.60 1.70735</text:p>
          </table:table-cell>
          <table:table-cell office:value-type="string">
            <text:p>host=79.66.21.60</text:p>
          </table:table-cell>
          <table:table-cell table:number-columns-repeated="2" office:value-type="float" office:value="1.70735">
            <text:p>1.70735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220.181.7.16 1.70655</text:p>
          </table:table-cell>
          <table:table-cell office:value-type="string">
            <text:p>host=220.181.7.16</text:p>
          </table:table-cell>
          <table:table-cell table:number-columns-repeated="2" office:value-type="float" office:value="1.70655">
            <text:p>1.70655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9.122.96.121 1.70655</text:p>
          </table:table-cell>
          <table:table-cell office:value-type="string">
            <text:p>host=69.122.96.121</text:p>
          </table:table-cell>
          <table:table-cell table:number-columns-repeated="2" office:value-type="float" office:value="1.70655">
            <text:p>1.70655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190.77.36.56 1.70629</text:p>
          </table:table-cell>
          <table:table-cell office:value-type="string">
            <text:p>host=190.77.36.56</text:p>
          </table:table-cell>
          <table:table-cell table:number-columns-repeated="2" office:value-type="float" office:value="1.70629">
            <text:p>1.70629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65.55.217.15 -1.70551</text:p>
          </table:table-cell>
          <table:table-cell office:value-type="string">
            <text:p>host=65.55.217.15</text:p>
          </table:table-cell>
          <table:table-cell office:value-type="float" office:value="-1.70551">
            <text:p>-1.70551</text:p>
          </table:table-cell>
          <table:table-cell office:value-type="float" office:value="1.70551">
            <text:p>1.70551</text:p>
          </table:table-cell>
          <table:table-cell table:number-columns-repeated="2"/>
        </table:table-row>
        <table:table-row table:style-name="ro1">
          <table:table-cell office:value-type="string">
            <text:p><text:s/>host=128.30.100.222 1.69042</text:p>
          </table:table-cell>
          <table:table-cell office:value-type="string">
            <text:p>host=128.30.100.222</text:p>
          </table:table-cell>
          <table:table-cell table:number-columns-repeated="2" office:value-type="float" office:value="1.69042">
            <text:p>1.69042</text:p>
          </table:table-cell>
          <table:table-cell table:number-columns-repeated="2"/>
        </table:table-row>
        <table:table-row table:style-name="ro1">
          <table:table-cell office:value-type="string">
            <text:p>host=174.129.128.209 1.69042</text:p>
          </table:table-cell>
          <table:table-cell office:value-type="string">
            <text:p>host=174.129.128.209</text:p>
          </table:table-cell>
          <table:table-cell table:number-columns-repeated="2" office:value-type="float" office:value="1.69042">
            <text:p>1.69042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55.107.184 1.69042</text:p>
          </table:table-cell>
          <table:table-cell office:value-type="string">
            <text:p>host=65.55.107.184</text:p>
          </table:table-cell>
          <table:table-cell table:number-columns-repeated="2" office:value-type="float" office:value="1.69042">
            <text:p>1.69042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41.203.219.20 1.69019</text:p>
          </table:table-cell>
          <table:table-cell office:value-type="string">
            <text:p>host=41.203.219.20</text:p>
          </table:table-cell>
          <table:table-cell table:number-columns-repeated="2" office:value-type="float" office:value="1.69019">
            <text:p>1.69019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65.55.109.65 1.68329</text:p>
          </table:table-cell>
          <table:table-cell office:value-type="string">
            <text:p>host=65.55.109.65</text:p>
          </table:table-cell>
          <table:table-cell table:number-columns-repeated="2" office:value-type="float" office:value="1.68329">
            <text:p>1.68329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75.83.232.150 1.66982</text:p>
          </table:table-cell>
          <table:table-cell office:value-type="string">
            <text:p>host=75.83.232.150</text:p>
          </table:table-cell>
          <table:table-cell table:number-columns-repeated="2" office:value-type="float" office:value="1.66982">
            <text:p>1.66982</text:p>
          </table:table-cell>
          <table:table-cell table:number-columns-repeated="2"/>
        </table:table-row>
        <table:table-row table:style-name="ro1">
          <table:table-cell office:value-type="string">
            <text:p><text:s/>host=78.148.108.165 1.66982</text:p>
          </table:table-cell>
          <table:table-cell office:value-type="string">
            <text:p>host=78.148.108.165</text:p>
          </table:table-cell>
          <table:table-cell table:number-columns-repeated="2" office:value-type="float" office:value="1.66982">
            <text:p>1.66982</text:p>
          </table:table-cell>
          <table:table-cell table:number-columns-repeated="2"/>
        </table:table-row>
        <table:table-row table:style-name="ro1">
          <table:table-cell office:value-type="string">
            <text:p>host=193.189.143.163 1.66171</text:p>
          </table:table-cell>
          <table:table-cell office:value-type="string">
            <text:p>host=193.189.143.163</text:p>
          </table:table-cell>
          <table:table-cell table:number-columns-repeated="2" office:value-type="float" office:value="1.66171">
            <text:p>1.66171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150.212.2.33 1.64613</text:p>
          </table:table-cell>
          <table:table-cell office:value-type="string">
            <text:p>host=150.212.2.33</text:p>
          </table:table-cell>
          <table:table-cell table:number-columns-repeated="2" office:value-type="float" office:value="1.64613">
            <text:p>1.64613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213.77.116.40 1.64515</text:p>
          </table:table-cell>
          <table:table-cell office:value-type="string">
            <text:p>host=213.77.116.40</text:p>
          </table:table-cell>
          <table:table-cell table:number-columns-repeated="2" office:value-type="float" office:value="1.64515">
            <text:p>1.64515</text:p>
          </table:table-cell>
          <table:table-cell table:number-columns-repeated="2"/>
        </table:table-row>
        <table:table-row table:style-name="ro1">
          <table:table-cell office:value-type="string">
            <text:p><text:s/>host=210.196.135.78 1.63869</text:p>
          </table:table-cell>
          <table:table-cell office:value-type="string">
            <text:p>host=210.196.135.78</text:p>
          </table:table-cell>
          <table:table-cell table:number-columns-repeated="2" office:value-type="float" office:value="1.63869">
            <text:p>1.63869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60.28.204.17 1.63869</text:p>
          </table:table-cell>
          <table:table-cell office:value-type="string">
            <text:p>host=60.28.204.17</text:p>
          </table:table-cell>
          <table:table-cell table:number-columns-repeated="2" office:value-type="float" office:value="1.63869">
            <text:p>1.63869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55.106.159 1.63869</text:p>
          </table:table-cell>
          <table:table-cell office:value-type="string">
            <text:p>host=65.55.106.159</text:p>
          </table:table-cell>
          <table:table-cell table:number-columns-repeated="2" office:value-type="float" office:value="1.63869">
            <text:p>1.63869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65.55.232.13 -1.63286</text:p>
          </table:table-cell>
          <table:table-cell office:value-type="string">
            <text:p>host=65.55.232.13</text:p>
          </table:table-cell>
          <table:table-cell office:value-type="float" office:value="-1.63286">
            <text:p>-1.63286</text:p>
          </table:table-cell>
          <table:table-cell office:value-type="float" office:value="1.63286">
            <text:p>1.63286</text:p>
          </table:table-cell>
          <table:table-cell table:number-columns-repeated="2"/>
        </table:table-row>
        <table:table-row table:style-name="ro1">
          <table:table-cell office:value-type="string">
            <text:p><text:s text:c="4"/>host=81.3.45.232 -1.63286</text:p>
          </table:table-cell>
          <table:table-cell office:value-type="string">
            <text:p>host=81.3.45.232</text:p>
          </table:table-cell>
          <table:table-cell office:value-type="float" office:value="-1.63286">
            <text:p>-1.63286</text:p>
          </table:table-cell>
          <table:table-cell office:value-type="float" office:value="1.63286">
            <text:p>1.63286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55.107.196 1.62613</text:p>
          </table:table-cell>
          <table:table-cell office:value-type="string">
            <text:p>host=65.55.107.196</text:p>
          </table:table-cell>
          <table:table-cell table:number-columns-repeated="2" office:value-type="float" office:value="1.62613">
            <text:p>1.62613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71.216.15.192 1.62613</text:p>
          </table:table-cell>
          <table:table-cell office:value-type="string">
            <text:p>host=71.216.15.192</text:p>
          </table:table-cell>
          <table:table-cell table:number-columns-repeated="2" office:value-type="float" office:value="1.62613">
            <text:p>1.62613</text:p>
          </table:table-cell>
          <table:table-cell table:number-columns-repeated="2"/>
        </table:table-row>
        <table:table-row table:style-name="ro1">
          <table:table-cell office:value-type="string">
            <text:p><text:s/>host=195.55.127.110 1.62496</text:p>
          </table:table-cell>
          <table:table-cell office:value-type="string">
            <text:p>host=195.55.127.110</text:p>
          </table:table-cell>
          <table:table-cell table:number-columns-repeated="2" office:value-type="float" office:value="1.62496">
            <text:p>1.62496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212.15.22.158 1.62496</text:p>
          </table:table-cell>
          <table:table-cell office:value-type="string">
            <text:p>host=212.15.22.158</text:p>
          </table:table-cell>
          <table:table-cell table:number-columns-repeated="2" office:value-type="float" office:value="1.62496">
            <text:p>1.62496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65.55.231.89 1.62496</text:p>
          </table:table-cell>
          <table:table-cell office:value-type="string">
            <text:p>host=65.55.231.89</text:p>
          </table:table-cell>
          <table:table-cell table:number-columns-repeated="2" office:value-type="float" office:value="1.62496">
            <text:p>1.62496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55.106.147 1.59870</text:p>
          </table:table-cell>
          <table:table-cell office:value-type="string">
            <text:p>host=65.55.106.147</text:p>
          </table:table-cell>
          <table:table-cell table:number-columns-repeated="2" office:value-type="float" office:value="1.5987">
            <text:p>1.5987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55.234.158 1.59870</text:p>
          </table:table-cell>
          <table:table-cell office:value-type="string">
            <text:p>host=65.55.234.158</text:p>
          </table:table-cell>
          <table:table-cell table:number-columns-repeated="2" office:value-type="float" office:value="1.5987">
            <text:p>1.5987</text:p>
          </table:table-cell>
          <table:table-cell table:number-columns-repeated="2"/>
        </table:table-row>
        <table:table-row table:style-name="ro1">
          <table:table-cell office:value-type="string">
            <text:p><text:s text:c="4"/>host=83.19.75.34 1.59870</text:p>
          </table:table-cell>
          <table:table-cell office:value-type="string">
            <text:p>host=83.19.75.34</text:p>
          </table:table-cell>
          <table:table-cell table:number-columns-repeated="2" office:value-type="float" office:value="1.5987">
            <text:p>1.5987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86.96.229.90 1.59870</text:p>
          </table:table-cell>
          <table:table-cell office:value-type="string">
            <text:p>host=86.96.229.90</text:p>
          </table:table-cell>
          <table:table-cell table:number-columns-repeated="2" office:value-type="float" office:value="1.5987">
            <text:p>1.5987</text:p>
          </table:table-cell>
          <table:table-cell table:number-columns-repeated="2"/>
        </table:table-row>
        <table:table-row table:style-name="ro1">
          <table:table-cell office:value-type="string">
            <text:p>host=138.251.207.166 1.59560</text:p>
          </table:table-cell>
          <table:table-cell office:value-type="string">
            <text:p>host=138.251.207.166</text:p>
          </table:table-cell>
          <table:table-cell table:number-columns-repeated="2" office:value-type="float" office:value="1.5956">
            <text:p>1.5956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55.106.187 1.59560</text:p>
          </table:table-cell>
          <table:table-cell office:value-type="string">
            <text:p>host=65.55.106.187</text:p>
          </table:table-cell>
          <table:table-cell table:number-columns-repeated="2" office:value-type="float" office:value="1.5956">
            <text:p>1.5956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55.110.238 1.59037</text:p>
          </table:table-cell>
          <table:table-cell office:value-type="string">
            <text:p>host=65.55.110.238</text:p>
          </table:table-cell>
          <table:table-cell table:number-columns-repeated="2" office:value-type="float" office:value="1.59037">
            <text:p>1.59037</text:p>
          </table:table-cell>
          <table:table-cell table:number-columns-repeated="2"/>
        </table:table-row>
        <table:table-row table:style-name="ro1">
          <table:table-cell office:value-type="string">
            <text:p><text:s/>host=165.166.103.33 1.54791</text:p>
          </table:table-cell>
          <table:table-cell office:value-type="string">
            <text:p>host=165.166.103.33</text:p>
          </table:table-cell>
          <table:table-cell table:number-columns-repeated="2" office:value-type="float" office:value="1.54791">
            <text:p>1.54791</text:p>
          </table:table-cell>
          <table:table-cell table:number-columns-repeated="2"/>
        </table:table-row>
        <table:table-row table:style-name="ro1">
          <table:table-cell office:value-type="string">
            <text:p>host=200.149.107.132 1.54791</text:p>
          </table:table-cell>
          <table:table-cell office:value-type="string">
            <text:p>host=200.149.107.132</text:p>
          </table:table-cell>
          <table:table-cell table:number-columns-repeated="2" office:value-type="float" office:value="1.54791">
            <text:p>1.54791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74.206.72.229 1.54791</text:p>
          </table:table-cell>
          <table:table-cell office:value-type="string">
            <text:p>host=74.206.72.229</text:p>
          </table:table-cell>
          <table:table-cell table:number-columns-repeated="2" office:value-type="float" office:value="1.54791">
            <text:p>1.54791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89.139.79.44 1.54791</text:p>
          </table:table-cell>
          <table:table-cell office:value-type="string">
            <text:p>host=89.139.79.44</text:p>
          </table:table-cell>
          <table:table-cell table:number-columns-repeated="2" office:value-type="float" office:value="1.54791">
            <text:p>1.54791</text:p>
          </table:table-cell>
          <table:table-cell table:number-columns-repeated="2"/>
        </table:table-row>
        <table:table-row table:style-name="ro1">
          <table:table-cell office:value-type="string">
            <text:p><text:s/>host=91.191.240.178 1.54358</text:p>
          </table:table-cell>
          <table:table-cell office:value-type="string">
            <text:p>host=91.191.240.178</text:p>
          </table:table-cell>
          <table:table-cell table:number-columns-repeated="2" office:value-type="float" office:value="1.54358">
            <text:p>1.54358</text:p>
          </table:table-cell>
          <table:table-cell table:number-columns-repeated="2"/>
        </table:table-row>
        <table:table-row table:style-name="ro1">
          <table:table-cell office:value-type="string">
            <text:p><text:s/>host=119.145.40.161 1.54066</text:p>
          </table:table-cell>
          <table:table-cell office:value-type="string">
            <text:p>host=119.145.40.161</text:p>
          </table:table-cell>
          <table:table-cell table:number-columns-repeated="2" office:value-type="float" office:value="1.54066">
            <text:p>1.54066</text:p>
          </table:table-cell>
          <table:table-cell table:number-columns-repeated="2"/>
        </table:table-row>
        <table:table-row table:style-name="ro1">
          <table:table-cell office:value-type="string">
            <text:p><text:s/>host=208.80.195.121 -1.54029</text:p>
          </table:table-cell>
          <table:table-cell office:value-type="string">
            <text:p>host=208.80.195.121</text:p>
          </table:table-cell>
          <table:table-cell office:value-type="float" office:value="-1.54029">
            <text:p>-1.54029</text:p>
          </table:table-cell>
          <table:table-cell office:value-type="float" office:value="1.54029">
            <text:p>1.54029</text:p>
          </table:table-cell>
          <table:table-cell table:number-columns-repeated="2"/>
        </table:table-row>
        <table:table-row table:style-name="ro1">
          <table:table-cell office:value-type="string">
            <text:p><text:s/>host=69.106.251.219 -1.54029</text:p>
          </table:table-cell>
          <table:table-cell office:value-type="string">
            <text:p>host=69.106.251.219</text:p>
          </table:table-cell>
          <table:table-cell office:value-type="float" office:value="-1.54029">
            <text:p>-1.54029</text:p>
          </table:table-cell>
          <table:table-cell office:value-type="float" office:value="1.54029">
            <text:p>1.54029</text:p>
          </table:table-cell>
          <table:table-cell table:number-columns-repeated="2"/>
        </table:table-row>
        <table:table-row table:style-name="ro1">
          <table:table-cell office:value-type="string">
            <text:p><text:s/>host=189.113.76.202 1.53161</text:p>
          </table:table-cell>
          <table:table-cell office:value-type="string">
            <text:p>host=189.113.76.202</text:p>
          </table:table-cell>
          <table:table-cell table:number-columns-repeated="2" office:value-type="float" office:value="1.53161">
            <text:p>1.53161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65.55.110.14 -1.51430</text:p>
          </table:table-cell>
          <table:table-cell office:value-type="string">
            <text:p>host=65.55.110.14</text:p>
          </table:table-cell>
          <table:table-cell office:value-type="float" office:value="-1.5143">
            <text:p>-1.5143</text:p>
          </table:table-cell>
          <table:table-cell office:value-type="float" office:value="1.5143">
            <text:p>1.5143</text:p>
          </table:table-cell>
          <table:table-cell table:number-columns-repeated="2"/>
        </table:table-row>
        <table:table-row table:style-name="ro1">
          <table:table-cell office:value-type="string">
            <text:p><text:s text:c="4"/>host=65.55.51.69 -1.51430</text:p>
          </table:table-cell>
          <table:table-cell office:value-type="string">
            <text:p>host=65.55.51.69</text:p>
          </table:table-cell>
          <table:table-cell office:value-type="float" office:value="-1.5143">
            <text:p>-1.5143</text:p>
          </table:table-cell>
          <table:table-cell office:value-type="float" office:value="1.5143">
            <text:p>1.5143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7.78.218.132 -1.51430</text:p>
          </table:table-cell>
          <table:table-cell office:value-type="string">
            <text:p>host=67.78.218.132</text:p>
          </table:table-cell>
          <table:table-cell office:value-type="float" office:value="-1.5143">
            <text:p>-1.5143</text:p>
          </table:table-cell>
          <table:table-cell office:value-type="float" office:value="1.5143">
            <text:p>1.5143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55.110.122 1.51252</text:p>
          </table:table-cell>
          <table:table-cell office:value-type="string">
            <text:p>host=65.55.110.122</text:p>
          </table:table-cell>
          <table:table-cell table:number-columns-repeated="2" office:value-type="float" office:value="1.51252">
            <text:p>1.51252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70.29.213.147 1.50577</text:p>
          </table:table-cell>
          <table:table-cell office:value-type="string">
            <text:p>host=70.29.213.147</text:p>
          </table:table-cell>
          <table:table-cell table:number-columns-repeated="2" office:value-type="float" office:value="1.50577">
            <text:p>1.50577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123.125.66.51 1.49394</text:p>
          </table:table-cell>
          <table:table-cell office:value-type="string">
            <text:p>host=123.125.66.51</text:p>
          </table:table-cell>
          <table:table-cell table:number-columns-repeated="2" office:value-type="float" office:value="1.49394">
            <text:p>1.49394</text:p>
          </table:table-cell>
          <table:table-cell table:number-columns-repeated="2"/>
        </table:table-row>
        <table:table-row table:style-name="ro1">
          <table:table-cell office:value-type="string">
            <text:p><text:s/>host=203.154.188.20 -1.48138</text:p>
          </table:table-cell>
          <table:table-cell office:value-type="string">
            <text:p>host=203.154.188.20</text:p>
          </table:table-cell>
          <table:table-cell office:value-type="float" office:value="-1.48138">
            <text:p>-1.48138</text:p>
          </table:table-cell>
          <table:table-cell office:value-type="float" office:value="1.48138">
            <text:p>1.48138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55.234.167 -1.47930</text:p>
          </table:table-cell>
          <table:table-cell office:value-type="string">
            <text:p>host=65.55.234.167</text:p>
          </table:table-cell>
          <table:table-cell office:value-type="float" office:value="-1.4793">
            <text:p>-1.4793</text:p>
          </table:table-cell>
          <table:table-cell office:value-type="float" office:value="1.4793">
            <text:p>1.4793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85.66.184.217 -1.47930</text:p>
          </table:table-cell>
          <table:table-cell office:value-type="string">
            <text:p>host=85.66.184.217</text:p>
          </table:table-cell>
          <table:table-cell office:value-type="float" office:value="-1.4793">
            <text:p>-1.4793</text:p>
          </table:table-cell>
          <table:table-cell office:value-type="float" office:value="1.4793">
            <text:p>1.4793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203.37.164.2 1.47348</text:p>
          </table:table-cell>
          <table:table-cell office:value-type="string">
            <text:p>host=203.37.164.2</text:p>
          </table:table-cell>
          <table:table-cell table:number-columns-repeated="2" office:value-type="float" office:value="1.47348">
            <text:p>1.47348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217.26.137.96 1.47348</text:p>
          </table:table-cell>
          <table:table-cell office:value-type="string">
            <text:p>host=217.26.137.96</text:p>
          </table:table-cell>
          <table:table-cell table:number-columns-repeated="2" office:value-type="float" office:value="1.47348">
            <text:p>1.47348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209.220.31.10 1.45740</text:p>
          </table:table-cell>
          <table:table-cell office:value-type="string">
            <text:p>host=209.220.31.10</text:p>
          </table:table-cell>
          <table:table-cell table:number-columns-repeated="2" office:value-type="float" office:value="1.4574">
            <text:p>1.4574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76.8.190.193 1.45740</text:p>
          </table:table-cell>
          <table:table-cell office:value-type="string">
            <text:p>host=76.8.190.193</text:p>
          </table:table-cell>
          <table:table-cell table:number-columns-repeated="2" office:value-type="float" office:value="1.4574">
            <text:p>1.4574</text:p>
          </table:table-cell>
          <table:table-cell table:number-columns-repeated="2"/>
        </table:table-row>
        <table:table-row table:style-name="ro1">
          <table:table-cell office:value-type="string">
            <text:p><text:s/>host=220.181.61.204 1.44702</text:p>
          </table:table-cell>
          <table:table-cell office:value-type="string">
            <text:p>host=220.181.61.204</text:p>
          </table:table-cell>
          <table:table-cell table:number-columns-repeated="2" office:value-type="float" office:value="1.44702">
            <text:p>1.44702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220.181.7.20 1.44702</text:p>
          </table:table-cell>
          <table:table-cell office:value-type="string">
            <text:p>host=220.181.7.20</text:p>
          </table:table-cell>
          <table:table-cell table:number-columns-repeated="2" office:value-type="float" office:value="1.44702">
            <text:p>1.44702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55.106.213 1.44702</text:p>
          </table:table-cell>
          <table:table-cell office:value-type="string">
            <text:p>host=65.55.106.213</text:p>
          </table:table-cell>
          <table:table-cell table:number-columns-repeated="2" office:value-type="float" office:value="1.44702">
            <text:p>1.44702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92.48.193.55 1.43791</text:p>
          </table:table-cell>
          <table:table-cell office:value-type="string">
            <text:p>host=92.48.193.55</text:p>
          </table:table-cell>
          <table:table-cell table:number-columns-repeated="2" office:value-type="float" office:value="1.43791">
            <text:p>1.43791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97.117.50.97 1.43295</text:p>
          </table:table-cell>
          <table:table-cell office:value-type="string">
            <text:p>host=97.117.50.97</text:p>
          </table:table-cell>
          <table:table-cell table:number-columns-repeated="2" office:value-type="float" office:value="1.43295">
            <text:p>1.43295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24.181.122.4 1.42592</text:p>
          </table:table-cell>
          <table:table-cell office:value-type="string">
            <text:p>host=24.181.122.4</text:p>
          </table:table-cell>
          <table:table-cell table:number-columns-repeated="2" office:value-type="float" office:value="1.42592">
            <text:p>1.42592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72.66.58.204 1.42592</text:p>
          </table:table-cell>
          <table:table-cell office:value-type="string">
            <text:p>host=72.66.58.204</text:p>
          </table:table-cell>
          <table:table-cell table:number-columns-repeated="2" office:value-type="float" office:value="1.42592">
            <text:p>1.42592</text:p>
          </table:table-cell>
          <table:table-cell table:number-columns-repeated="2"/>
        </table:table-row>
        <table:table-row table:style-name="ro1">
          <table:table-cell office:value-type="string">
            <text:p><text:s/>host=210.177.57.177 1.41959</text:p>
          </table:table-cell>
          <table:table-cell office:value-type="string">
            <text:p>host=210.177.57.177</text:p>
          </table:table-cell>
          <table:table-cell table:number-columns-repeated="2" office:value-type="float" office:value="1.41959">
            <text:p>1.41959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216.185.64.78 1.41959</text:p>
          </table:table-cell>
          <table:table-cell office:value-type="string">
            <text:p>host=216.185.64.78</text:p>
          </table:table-cell>
          <table:table-cell table:number-columns-repeated="2" office:value-type="float" office:value="1.41959">
            <text:p>1.41959</text:p>
          </table:table-cell>
          <table:table-cell table:number-columns-repeated="2"/>
        </table:table-row>
        <table:table-row table:style-name="ro1">
          <table:table-cell office:value-type="string">
            <text:p><text:s text:c="4"/>host=75.73.94.87 1.41959</text:p>
          </table:table-cell>
          <table:table-cell office:value-type="string">
            <text:p>host=75.73.94.87</text:p>
          </table:table-cell>
          <table:table-cell table:number-columns-repeated="2" office:value-type="float" office:value="1.41959">
            <text:p>1.41959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65.55.110.42 1.38758</text:p>
          </table:table-cell>
          <table:table-cell office:value-type="string">
            <text:p>host=65.55.110.42</text:p>
          </table:table-cell>
          <table:table-cell table:number-columns-repeated="2" office:value-type="float" office:value="1.38758">
            <text:p>1.38758</text:p>
          </table:table-cell>
          <table:table-cell table:number-columns-repeated="2"/>
        </table:table-row>
        <table:table-row table:style-name="ro1">
          <table:table-cell office:value-type="string">
            <text:p><text:s text:c="4"/>host=41.194.60.4 1.38269</text:p>
          </table:table-cell>
          <table:table-cell office:value-type="string">
            <text:p>host=41.194.60.4</text:p>
          </table:table-cell>
          <table:table-cell table:number-columns-repeated="2" office:value-type="float" office:value="1.38269">
            <text:p>1.38269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55.208.191 1.38269</text:p>
          </table:table-cell>
          <table:table-cell office:value-type="string">
            <text:p>host=65.55.208.191</text:p>
          </table:table-cell>
          <table:table-cell table:number-columns-repeated="2" office:value-type="float" office:value="1.38269">
            <text:p>1.38269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76.200.159.72 1.38269</text:p>
          </table:table-cell>
          <table:table-cell office:value-type="string">
            <text:p>host=76.200.159.72</text:p>
          </table:table-cell>
          <table:table-cell table:number-columns-repeated="2" office:value-type="float" office:value="1.38269">
            <text:p>1.38269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88.175.161.43 1.38269</text:p>
          </table:table-cell>
          <table:table-cell office:value-type="string">
            <text:p>host=88.175.161.43</text:p>
          </table:table-cell>
          <table:table-cell table:number-columns-repeated="2" office:value-type="float" office:value="1.38269">
            <text:p>1.38269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94.162.190.17 1.38269</text:p>
          </table:table-cell>
          <table:table-cell office:value-type="string">
            <text:p>host=94.162.190.17</text:p>
          </table:table-cell>
          <table:table-cell table:number-columns-repeated="2" office:value-type="float" office:value="1.38269">
            <text:p>1.38269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192.223.243.5 1.37630</text:p>
          </table:table-cell>
          <table:table-cell office:value-type="string">
            <text:p>host=192.223.243.5</text:p>
          </table:table-cell>
          <table:table-cell table:number-columns-repeated="2" office:value-type="float" office:value="1.3763">
            <text:p>1.3763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123.7.16.199 1.36988</text:p>
          </table:table-cell>
          <table:table-cell office:value-type="string">
            <text:p>host=123.7.16.199</text:p>
          </table:table-cell>
          <table:table-cell table:number-columns-repeated="2" office:value-type="float" office:value="1.36988">
            <text:p>1.36988</text:p>
          </table:table-cell>
          <table:table-cell table:number-columns-repeated="2"/>
        </table:table-row>
        <table:table-row table:style-name="ro1">
          <table:table-cell office:value-type="string">
            <text:p><text:s text:c="4"/>host=64.17.2.164 1.36457</text:p>
          </table:table-cell>
          <table:table-cell office:value-type="string">
            <text:p>host=64.17.2.164</text:p>
          </table:table-cell>
          <table:table-cell table:number-columns-repeated="2" office:value-type="float" office:value="1.36457">
            <text:p>1.36457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202.42.167.5 1.36043</text:p>
          </table:table-cell>
          <table:table-cell office:value-type="string">
            <text:p>host=202.42.167.5</text:p>
          </table:table-cell>
          <table:table-cell table:number-columns-repeated="2" office:value-type="float" office:value="1.36043">
            <text:p>1.36043</text:p>
          </table:table-cell>
          <table:table-cell table:number-columns-repeated="2"/>
        </table:table-row>
        <table:table-row table:style-name="ro1">
          <table:table-cell office:value-type="string">
            <text:p><text:s/>host=216.168.104.97 1.36043</text:p>
          </table:table-cell>
          <table:table-cell office:value-type="string">
            <text:p>host=216.168.104.97</text:p>
          </table:table-cell>
          <table:table-cell table:number-columns-repeated="2" office:value-type="float" office:value="1.36043">
            <text:p>1.36043</text:p>
          </table:table-cell>
          <table:table-cell table:number-columns-repeated="2"/>
        </table:table-row>
        <table:table-row table:style-name="ro1">
          <table:table-cell office:value-type="string">
            <text:p><text:s/>host=213.89.227.203 1.35332</text:p>
          </table:table-cell>
          <table:table-cell office:value-type="string">
            <text:p>host=213.89.227.203</text:p>
          </table:table-cell>
          <table:table-cell table:number-columns-repeated="2" office:value-type="float" office:value="1.35332">
            <text:p>1.35332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189.18.20.146 1.34427</text:p>
          </table:table-cell>
          <table:table-cell office:value-type="string">
            <text:p>host=189.18.20.146</text:p>
          </table:table-cell>
          <table:table-cell table:number-columns-repeated="2" office:value-type="float" office:value="1.34427">
            <text:p>1.34427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196.201.66.10 1.34427</text:p>
          </table:table-cell>
          <table:table-cell office:value-type="string">
            <text:p>host=196.201.66.10</text:p>
          </table:table-cell>
          <table:table-cell table:number-columns-repeated="2" office:value-type="float" office:value="1.34427">
            <text:p>1.34427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198.161.30.43 1.34427</text:p>
          </table:table-cell>
          <table:table-cell office:value-type="string">
            <text:p>host=198.161.30.43</text:p>
          </table:table-cell>
          <table:table-cell table:number-columns-repeated="2" office:value-type="float" office:value="1.34427">
            <text:p>1.34427</text:p>
          </table:table-cell>
          <table:table-cell table:number-columns-repeated="2"/>
        </table:table-row>
        <table:table-row table:style-name="ro1">
          <table:table-cell office:value-type="string">
            <text:p><text:s/>host=68.193.125.219 1.34427</text:p>
          </table:table-cell>
          <table:table-cell office:value-type="string">
            <text:p>host=68.193.125.219</text:p>
          </table:table-cell>
          <table:table-cell table:number-columns-repeated="2" office:value-type="float" office:value="1.34427">
            <text:p>1.34427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69.36.233.15 1.34427</text:p>
          </table:table-cell>
          <table:table-cell office:value-type="string">
            <text:p>host=69.36.233.15</text:p>
          </table:table-cell>
          <table:table-cell table:number-columns-repeated="2" office:value-type="float" office:value="1.34427">
            <text:p>1.34427</text:p>
          </table:table-cell>
          <table:table-cell table:number-columns-repeated="2"/>
        </table:table-row>
        <table:table-row table:style-name="ro1">
          <table:table-cell office:value-type="string">
            <text:p><text:s text:c="4"/>host=121.1.57.74 1.34409</text:p>
          </table:table-cell>
          <table:table-cell office:value-type="string">
            <text:p>host=121.1.57.74</text:p>
          </table:table-cell>
          <table:table-cell table:number-columns-repeated="2" office:value-type="float" office:value="1.34409">
            <text:p>1.34409</text:p>
          </table:table-cell>
          <table:table-cell table:number-columns-repeated="2"/>
        </table:table-row>
        <table:table-row table:style-name="ro1">
          <table:table-cell office:value-type="string">
            <text:p><text:s/>host=75.157.228.221 1.34409</text:p>
          </table:table-cell>
          <table:table-cell office:value-type="string">
            <text:p>host=75.157.228.221</text:p>
          </table:table-cell>
          <table:table-cell table:number-columns-repeated="2" office:value-type="float" office:value="1.34409">
            <text:p>1.34409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55.109.180 1.34132</text:p>
          </table:table-cell>
          <table:table-cell office:value-type="string">
            <text:p>host=65.55.109.180</text:p>
          </table:table-cell>
          <table:table-cell table:number-columns-repeated="2" office:value-type="float" office:value="1.34132">
            <text:p>1.34132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55.106.132 1.33191</text:p>
          </table:table-cell>
          <table:table-cell office:value-type="string">
            <text:p>host=65.55.106.132</text:p>
          </table:table-cell>
          <table:table-cell table:number-columns-repeated="2" office:value-type="float" office:value="1.33191">
            <text:p>1.33191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70.43.29.202 1.33191</text:p>
          </table:table-cell>
          <table:table-cell office:value-type="string">
            <text:p>host=70.43.29.202</text:p>
          </table:table-cell>
          <table:table-cell table:number-columns-repeated="2" office:value-type="float" office:value="1.33191">
            <text:p>1.33191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65.219.37.62 1.32814</text:p>
          </table:table-cell>
          <table:table-cell office:value-type="string">
            <text:p>host=65.219.37.62</text:p>
          </table:table-cell>
          <table:table-cell table:number-columns-repeated="2" office:value-type="float" office:value="1.32814">
            <text:p>1.32814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8.117.200.60 1.32814</text:p>
          </table:table-cell>
          <table:table-cell office:value-type="string">
            <text:p>host=68.117.200.60</text:p>
          </table:table-cell>
          <table:table-cell table:number-columns-repeated="2" office:value-type="float" office:value="1.32814">
            <text:p>1.32814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55.106.230 -1.32782</text:p>
          </table:table-cell>
          <table:table-cell office:value-type="string">
            <text:p>host=65.55.106.230</text:p>
          </table:table-cell>
          <table:table-cell office:value-type="float" office:value="-1.32782">
            <text:p>-1.32782</text:p>
          </table:table-cell>
          <table:table-cell office:value-type="float" office:value="1.32782">
            <text:p>1.32782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55.110.140 -1.32782</text:p>
          </table:table-cell>
          <table:table-cell office:value-type="string">
            <text:p>host=65.55.110.140</text:p>
          </table:table-cell>
          <table:table-cell office:value-type="float" office:value="-1.32782">
            <text:p>-1.32782</text:p>
          </table:table-cell>
          <table:table-cell office:value-type="float" office:value="1.32782">
            <text:p>1.32782</text:p>
          </table:table-cell>
          <table:table-cell table:number-columns-repeated="2"/>
        </table:table-row>
        <table:table-row table:style-name="ro1">
          <table:table-cell office:value-type="string">
            <text:p><text:s/>host=217.148.215.11 1.31563</text:p>
          </table:table-cell>
          <table:table-cell office:value-type="string">
            <text:p>host=217.148.215.11</text:p>
          </table:table-cell>
          <table:table-cell table:number-columns-repeated="2" office:value-type="float" office:value="1.31563">
            <text:p>1.31563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85.145.12.185 1.30754</text:p>
          </table:table-cell>
          <table:table-cell office:value-type="string">
            <text:p>host=85.145.12.185</text:p>
          </table:table-cell>
          <table:table-cell table:number-columns-repeated="2" office:value-type="float" office:value="1.30754">
            <text:p>1.30754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7.183.253.45 1.28147</text:p>
          </table:table-cell>
          <table:table-cell office:value-type="string">
            <text:p>host=67.183.253.45</text:p>
          </table:table-cell>
          <table:table-cell table:number-columns-repeated="2" office:value-type="float" office:value="1.28147">
            <text:p>1.28147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98.206.76.130 1.28147</text:p>
          </table:table-cell>
          <table:table-cell office:value-type="string">
            <text:p>host=98.206.76.130</text:p>
          </table:table-cell>
          <table:table-cell table:number-columns-repeated="2" office:value-type="float" office:value="1.28147">
            <text:p>1.28147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198.87.83.123 1.26714</text:p>
          </table:table-cell>
          <table:table-cell office:value-type="string">
            <text:p>host=198.87.83.123</text:p>
          </table:table-cell>
          <table:table-cell table:number-columns-repeated="2" office:value-type="float" office:value="1.26714">
            <text:p>1.26714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55.106.229 1.26714</text:p>
          </table:table-cell>
          <table:table-cell office:value-type="string">
            <text:p>host=65.55.106.229</text:p>
          </table:table-cell>
          <table:table-cell table:number-columns-repeated="2" office:value-type="float" office:value="1.26714">
            <text:p>1.26714</text:p>
          </table:table-cell>
          <table:table-cell table:number-columns-repeated="2"/>
        </table:table-row>
        <table:table-row table:style-name="ro1">
          <table:table-cell office:value-type="string">
            <text:p><text:s/>host=91.121.209.127 1.26714</text:p>
          </table:table-cell>
          <table:table-cell office:value-type="string">
            <text:p>host=91.121.209.127</text:p>
          </table:table-cell>
          <table:table-cell table:number-columns-repeated="2" office:value-type="float" office:value="1.26714">
            <text:p>1.26714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124.115.4.225 1.25968</text:p>
          </table:table-cell>
          <table:table-cell office:value-type="string">
            <text:p>host=124.115.4.225</text:p>
          </table:table-cell>
          <table:table-cell table:number-columns-repeated="2" office:value-type="float" office:value="1.25968">
            <text:p>1.25968</text:p>
          </table:table-cell>
          <table:table-cell table:number-columns-repeated="2"/>
        </table:table-row>
        <table:table-row table:style-name="ro1">
          <table:table-cell office:value-type="string">
            <text:p><text:s/>host=87.104.112.104 1.25968</text:p>
          </table:table-cell>
          <table:table-cell office:value-type="string">
            <text:p>host=87.104.112.104</text:p>
          </table:table-cell>
          <table:table-cell table:number-columns-repeated="2" office:value-type="float" office:value="1.25968">
            <text:p>1.25968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187.27.13.149 1.25514</text:p>
          </table:table-cell>
          <table:table-cell office:value-type="string">
            <text:p>host=187.27.13.149</text:p>
          </table:table-cell>
          <table:table-cell table:number-columns-repeated="2" office:value-type="float" office:value="1.25514">
            <text:p>1.25514</text:p>
          </table:table-cell>
          <table:table-cell table:number-columns-repeated="2"/>
        </table:table-row>
        <table:table-row table:style-name="ro1">
          <table:table-cell office:value-type="string">
            <text:p><text:s/>host=98.246.151.173 1.25514</text:p>
          </table:table-cell>
          <table:table-cell office:value-type="string">
            <text:p>host=98.246.151.173</text:p>
          </table:table-cell>
          <table:table-cell table:number-columns-repeated="2" office:value-type="float" office:value="1.25514">
            <text:p>1.25514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8.96.161.201 1.25327</text:p>
          </table:table-cell>
          <table:table-cell office:value-type="string">
            <text:p>host=68.96.161.201</text:p>
          </table:table-cell>
          <table:table-cell table:number-columns-repeated="2" office:value-type="float" office:value="1.25327">
            <text:p>1.25327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116.27.98.200 1.24929</text:p>
          </table:table-cell>
          <table:table-cell office:value-type="string">
            <text:p>host=116.27.98.200</text:p>
          </table:table-cell>
          <table:table-cell table:number-columns-repeated="2" office:value-type="float" office:value="1.24929">
            <text:p>1.24929</text:p>
          </table:table-cell>
          <table:table-cell table:number-columns-repeated="2"/>
        </table:table-row>
        <table:table-row table:style-name="ro1">
          <table:table-cell office:value-type="string">
            <text:p><text:s text:c="4"/>host=189.8.42.12 1.24929</text:p>
          </table:table-cell>
          <table:table-cell office:value-type="string">
            <text:p>host=189.8.42.12</text:p>
          </table:table-cell>
          <table:table-cell table:number-columns-repeated="2" office:value-type="float" office:value="1.24929">
            <text:p>1.24929</text:p>
          </table:table-cell>
          <table:table-cell table:number-columns-repeated="2"/>
        </table:table-row>
        <table:table-row table:style-name="ro1">
          <table:table-cell office:value-type="string">
            <text:p><text:s text:c="4"/>host=120.28.8.26 1.24732</text:p>
          </table:table-cell>
          <table:table-cell office:value-type="string">
            <text:p>host=120.28.8.26</text:p>
          </table:table-cell>
          <table:table-cell table:number-columns-repeated="2" office:value-type="float" office:value="1.24732">
            <text:p>1.24732</text:p>
          </table:table-cell>
          <table:table-cell table:number-columns-repeated="2"/>
        </table:table-row>
        <table:table-row table:style-name="ro1">
          <table:table-cell office:value-type="string">
            <text:p><text:s/>host=218.186.12.237 1.24732</text:p>
          </table:table-cell>
          <table:table-cell office:value-type="string">
            <text:p>host=218.186.12.237</text:p>
          </table:table-cell>
          <table:table-cell table:number-columns-repeated="2" office:value-type="float" office:value="1.24732">
            <text:p>1.24732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65.31.40.100 1.24732</text:p>
          </table:table-cell>
          <table:table-cell office:value-type="string">
            <text:p>host=65.31.40.100</text:p>
          </table:table-cell>
          <table:table-cell table:number-columns-repeated="2" office:value-type="float" office:value="1.24732">
            <text:p>1.24732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55.106.158 1.24732</text:p>
          </table:table-cell>
          <table:table-cell office:value-type="string">
            <text:p>host=65.55.106.158</text:p>
          </table:table-cell>
          <table:table-cell table:number-columns-repeated="2" office:value-type="float" office:value="1.24732">
            <text:p>1.24732</text:p>
          </table:table-cell>
          <table:table-cell table:number-columns-repeated="2"/>
        </table:table-row>
        <table:table-row table:style-name="ro1">
          <table:table-cell office:value-type="string">
            <text:p><text:s/>host=201.230.83.134 -1.24702</text:p>
          </table:table-cell>
          <table:table-cell office:value-type="string">
            <text:p>host=201.230.83.134</text:p>
          </table:table-cell>
          <table:table-cell office:value-type="float" office:value="-1.24702">
            <text:p>-1.24702</text:p>
          </table:table-cell>
          <table:table-cell office:value-type="float" office:value="1.24702">
            <text:p>1.24702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7.177.249.83 -1.24702</text:p>
          </table:table-cell>
          <table:table-cell office:value-type="string">
            <text:p>host=67.177.249.83</text:p>
          </table:table-cell>
          <table:table-cell office:value-type="float" office:value="-1.24702">
            <text:p>-1.24702</text:p>
          </table:table-cell>
          <table:table-cell office:value-type="float" office:value="1.24702">
            <text:p>1.24702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9.181.183.48 1.24355</text:p>
          </table:table-cell>
          <table:table-cell office:value-type="string">
            <text:p>host=69.181.183.48</text:p>
          </table:table-cell>
          <table:table-cell table:number-columns-repeated="2" office:value-type="float" office:value="1.24355">
            <text:p>1.24355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76.122.81.132 1.24355</text:p>
          </table:table-cell>
          <table:table-cell office:value-type="string">
            <text:p>host=76.122.81.132</text:p>
          </table:table-cell>
          <table:table-cell table:number-columns-repeated="2" office:value-type="float" office:value="1.24355">
            <text:p>1.24355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55.110.134 1.22295</text:p>
          </table:table-cell>
          <table:table-cell office:value-type="string">
            <text:p>host=65.55.110.134</text:p>
          </table:table-cell>
          <table:table-cell table:number-columns-repeated="2" office:value-type="float" office:value="1.22295">
            <text:p>1.22295</text:p>
          </table:table-cell>
          <table:table-cell table:number-columns-repeated="2"/>
        </table:table-row>
        <table:table-row table:style-name="ro1">
          <table:table-cell office:value-type="string">
            <text:p><text:s/>host=87.208.129.236 1.22295</text:p>
          </table:table-cell>
          <table:table-cell office:value-type="string">
            <text:p>host=87.208.129.236</text:p>
          </table:table-cell>
          <table:table-cell table:number-columns-repeated="2" office:value-type="float" office:value="1.22295">
            <text:p>1.22295</text:p>
          </table:table-cell>
          <table:table-cell table:number-columns-repeated="2"/>
        </table:table-row>
        <table:table-row table:style-name="ro1">
          <table:table-cell office:value-type="string">
            <text:p><text:s text:c="4"/>host=70.89.2.105 1.21237</text:p>
          </table:table-cell>
          <table:table-cell office:value-type="string">
            <text:p>host=70.89.2.105</text:p>
          </table:table-cell>
          <table:table-cell table:number-columns-repeated="2" office:value-type="float" office:value="1.21237">
            <text:p>1.21237</text:p>
          </table:table-cell>
          <table:table-cell table:number-columns-repeated="2"/>
        </table:table-row>
        <table:table-row table:style-name="ro1">
          <table:table-cell office:value-type="string">
            <text:p><text:s/>host=193.189.143.30 -1.20804</text:p>
          </table:table-cell>
          <table:table-cell office:value-type="string">
            <text:p>host=193.189.143.30</text:p>
          </table:table-cell>
          <table:table-cell office:value-type="float" office:value="-1.20804">
            <text:p>-1.20804</text:p>
          </table:table-cell>
          <table:table-cell office:value-type="float" office:value="1.20804">
            <text:p>1.20804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6.249.71.214 -1.20804</text:p>
          </table:table-cell>
          <table:table-cell office:value-type="string">
            <text:p>host=66.249.71.214</text:p>
          </table:table-cell>
          <table:table-cell office:value-type="float" office:value="-1.20804">
            <text:p>-1.20804</text:p>
          </table:table-cell>
          <table:table-cell office:value-type="float" office:value="1.20804">
            <text:p>1.20804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129.34.20.19 1.19827</text:p>
          </table:table-cell>
          <table:table-cell office:value-type="string">
            <text:p>host=129.34.20.19</text:p>
          </table:table-cell>
          <table:table-cell table:number-columns-repeated="2" office:value-type="float" office:value="1.19827">
            <text:p>1.19827</text:p>
          </table:table-cell>
          <table:table-cell table:number-columns-repeated="2"/>
        </table:table-row>
        <table:table-row table:style-name="ro1">
          <table:table-cell office:value-type="string">
            <text:p>host=193.189.143.168 1.19827</text:p>
          </table:table-cell>
          <table:table-cell office:value-type="string">
            <text:p>host=193.189.143.168</text:p>
          </table:table-cell>
          <table:table-cell table:number-columns-repeated="2" office:value-type="float" office:value="1.19827">
            <text:p>1.19827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55.110.117 1.19827</text:p>
          </table:table-cell>
          <table:table-cell office:value-type="string">
            <text:p>host=65.55.110.117</text:p>
          </table:table-cell>
          <table:table-cell table:number-columns-repeated="2" office:value-type="float" office:value="1.19827">
            <text:p>1.19827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55.106.232 1.19583</text:p>
          </table:table-cell>
          <table:table-cell office:value-type="string">
            <text:p>host=65.55.106.232</text:p>
          </table:table-cell>
          <table:table-cell table:number-columns-repeated="2" office:value-type="float" office:value="1.19583">
            <text:p>1.19583</text:p>
          </table:table-cell>
          <table:table-cell table:number-columns-repeated="2"/>
        </table:table-row>
        <table:table-row table:style-name="ro1">
          <table:table-cell office:value-type="string">
            <text:p>host=192.100.124.195 1.19189</text:p>
          </table:table-cell>
          <table:table-cell office:value-type="string">
            <text:p>host=192.100.124.195</text:p>
          </table:table-cell>
          <table:table-cell table:number-columns-repeated="2" office:value-type="float" office:value="1.19189">
            <text:p>1.19189</text:p>
          </table:table-cell>
          <table:table-cell table:number-columns-repeated="2"/>
        </table:table-row>
        <table:table-row table:style-name="ro1">
          <table:table-cell office:value-type="string">
            <text:p><text:s text:c="4"/>host=68.4.52.184 1.19189</text:p>
          </table:table-cell>
          <table:table-cell office:value-type="string">
            <text:p>host=68.4.52.184</text:p>
          </table:table-cell>
          <table:table-cell table:number-columns-repeated="2" office:value-type="float" office:value="1.19189">
            <text:p>1.19189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123.125.66.35 1.19178</text:p>
          </table:table-cell>
          <table:table-cell office:value-type="string">
            <text:p>host=123.125.66.35</text:p>
          </table:table-cell>
          <table:table-cell table:number-columns-repeated="2" office:value-type="float" office:value="1.19178">
            <text:p>1.19178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149.6.164.150 1.19178</text:p>
          </table:table-cell>
          <table:table-cell office:value-type="string">
            <text:p>host=149.6.164.150</text:p>
          </table:table-cell>
          <table:table-cell table:number-columns-repeated="2" office:value-type="float" office:value="1.19178">
            <text:p>1.19178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55.106.107 1.19178</text:p>
          </table:table-cell>
          <table:table-cell office:value-type="string">
            <text:p>host=65.55.106.107</text:p>
          </table:table-cell>
          <table:table-cell table:number-columns-repeated="2" office:value-type="float" office:value="1.19178">
            <text:p>1.19178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66.184.73.37 1.19178</text:p>
          </table:table-cell>
          <table:table-cell office:value-type="string">
            <text:p>host=66.184.73.37</text:p>
          </table:table-cell>
          <table:table-cell table:number-columns-repeated="2" office:value-type="float" office:value="1.19178">
            <text:p>1.19178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9.63.178.251 1.19178</text:p>
          </table:table-cell>
          <table:table-cell office:value-type="string">
            <text:p>host=69.63.178.251</text:p>
          </table:table-cell>
          <table:table-cell table:number-columns-repeated="2" office:value-type="float" office:value="1.19178">
            <text:p>1.19178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64.22.114.26 1.19068</text:p>
          </table:table-cell>
          <table:table-cell office:value-type="string">
            <text:p>host=64.22.114.26</text:p>
          </table:table-cell>
          <table:table-cell table:number-columns-repeated="2" office:value-type="float" office:value="1.19068">
            <text:p>1.19068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55.109.171 1.18523</text:p>
          </table:table-cell>
          <table:table-cell office:value-type="string">
            <text:p>host=65.55.109.171</text:p>
          </table:table-cell>
          <table:table-cell table:number-columns-repeated="2" office:value-type="float" office:value="1.18523">
            <text:p>1.18523</text:p>
          </table:table-cell>
          <table:table-cell table:number-columns-repeated="2"/>
        </table:table-row>
        <table:table-row table:style-name="ro1">
          <table:table-cell office:value-type="string">
            <text:p><text:s text:c="4"/>host=86.10.138.8 1.18523</text:p>
          </table:table-cell>
          <table:table-cell office:value-type="string">
            <text:p>host=86.10.138.8</text:p>
          </table:table-cell>
          <table:table-cell table:number-columns-repeated="2" office:value-type="float" office:value="1.18523">
            <text:p>1.18523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65.55.109.13 1.17430</text:p>
          </table:table-cell>
          <table:table-cell office:value-type="string">
            <text:p>host=65.55.109.13</text:p>
          </table:table-cell>
          <table:table-cell table:number-columns-repeated="2" office:value-type="float" office:value="1.1743">
            <text:p>1.1743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55.107.189 1.17350</text:p>
          </table:table-cell>
          <table:table-cell office:value-type="string">
            <text:p>host=65.55.107.189</text:p>
          </table:table-cell>
          <table:table-cell table:number-columns-repeated="2" office:value-type="float" office:value="1.1735">
            <text:p>1.1735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55.110.163 1.17350</text:p>
          </table:table-cell>
          <table:table-cell office:value-type="string">
            <text:p>host=65.55.110.163</text:p>
          </table:table-cell>
          <table:table-cell table:number-columns-repeated="2" office:value-type="float" office:value="1.1735">
            <text:p>1.1735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72.224.105.56 1.17350</text:p>
          </table:table-cell>
          <table:table-cell office:value-type="string">
            <text:p>host=72.224.105.56</text:p>
          </table:table-cell>
          <table:table-cell table:number-columns-repeated="2" office:value-type="float" office:value="1.1735">
            <text:p>1.1735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202.159.8.60 1.16868</text:p>
          </table:table-cell>
          <table:table-cell office:value-type="string">
            <text:p>host=202.159.8.60</text:p>
          </table:table-cell>
          <table:table-cell table:number-columns-repeated="2" office:value-type="float" office:value="1.16868">
            <text:p>1.16868</text:p>
          </table:table-cell>
          <table:table-cell table:number-columns-repeated="2"/>
        </table:table-row>
        <table:table-row table:style-name="ro1">
          <table:table-cell office:value-type="string">
            <text:p><text:s/>host=203.104.98.219 1.16868</text:p>
          </table:table-cell>
          <table:table-cell office:value-type="string">
            <text:p>host=203.104.98.219</text:p>
          </table:table-cell>
          <table:table-cell table:number-columns-repeated="2" office:value-type="float" office:value="1.16868">
            <text:p>1.16868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8.76.197.194 1.16868</text:p>
          </table:table-cell>
          <table:table-cell office:value-type="string">
            <text:p>host=68.76.197.194</text:p>
          </table:table-cell>
          <table:table-cell table:number-columns-repeated="2" office:value-type="float" office:value="1.16868">
            <text:p>1.16868</text:p>
          </table:table-cell>
          <table:table-cell table:number-columns-repeated="2"/>
        </table:table-row>
        <table:table-row table:style-name="ro1">
          <table:table-cell office:value-type="string">
            <text:p><text:s text:c="4"/>host=210.7.7.102 -1.16649</text:p>
          </table:table-cell>
          <table:table-cell office:value-type="string">
            <text:p>host=210.7.7.102</text:p>
          </table:table-cell>
          <table:table-cell office:value-type="float" office:value="-1.16649">
            <text:p>-1.16649</text:p>
          </table:table-cell>
          <table:table-cell office:value-type="float" office:value="1.16649">
            <text:p>1.16649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220.255.7.198 1.16475</text:p>
          </table:table-cell>
          <table:table-cell office:value-type="string">
            <text:p>host=220.255.7.198</text:p>
          </table:table-cell>
          <table:table-cell table:number-columns-repeated="2" office:value-type="float" office:value="1.16475">
            <text:p>1.16475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55.107.219 1.16207</text:p>
          </table:table-cell>
          <table:table-cell office:value-type="string">
            <text:p>host=65.55.107.219</text:p>
          </table:table-cell>
          <table:table-cell table:number-columns-repeated="2" office:value-type="float" office:value="1.16207">
            <text:p>1.16207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55.110.111 1.16207</text:p>
          </table:table-cell>
          <table:table-cell office:value-type="string">
            <text:p>host=65.55.110.111</text:p>
          </table:table-cell>
          <table:table-cell table:number-columns-repeated="2" office:value-type="float" office:value="1.16207">
            <text:p>1.16207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98.236.55.205 1.16207</text:p>
          </table:table-cell>
          <table:table-cell office:value-type="string">
            <text:p>host=98.236.55.205</text:p>
          </table:table-cell>
          <table:table-cell table:number-columns-repeated="2" office:value-type="float" office:value="1.16207">
            <text:p>1.16207</text:p>
          </table:table-cell>
          <table:table-cell table:number-columns-repeated="2"/>
        </table:table-row>
        <table:table-row table:style-name="ro1">
          <table:table-cell office:value-type="string">
            <text:p>host=121.217.124.211 1.16177</text:p>
          </table:table-cell>
          <table:table-cell office:value-type="string">
            <text:p>host=121.217.124.211</text:p>
          </table:table-cell>
          <table:table-cell table:number-columns-repeated="2" office:value-type="float" office:value="1.16177">
            <text:p>1.16177</text:p>
          </table:table-cell>
          <table:table-cell table:number-columns-repeated="2"/>
        </table:table-row>
        <table:table-row table:style-name="ro1">
          <table:table-cell office:value-type="string">
            <text:p><text:s/>host=67.166.225.236 1.16177</text:p>
          </table:table-cell>
          <table:table-cell office:value-type="string">
            <text:p>host=67.166.225.236</text:p>
          </table:table-cell>
          <table:table-cell table:number-columns-repeated="2" office:value-type="float" office:value="1.16177">
            <text:p>1.16177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78.146.88.148 1.16177</text:p>
          </table:table-cell>
          <table:table-cell office:value-type="string">
            <text:p>host=78.146.88.148</text:p>
          </table:table-cell>
          <table:table-cell table:number-columns-repeated="2" office:value-type="float" office:value="1.16177">
            <text:p>1.16177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55.107.236 1.16114</text:p>
          </table:table-cell>
          <table:table-cell office:value-type="string">
            <text:p>host=65.55.107.236</text:p>
          </table:table-cell>
          <table:table-cell table:number-columns-repeated="2" office:value-type="float" office:value="1.16114">
            <text:p>1.16114</text:p>
          </table:table-cell>
          <table:table-cell table:number-columns-repeated="2"/>
        </table:table-row>
        <table:table-row table:style-name="ro1">
          <table:table-cell office:value-type="string">
            <text:p><text:s/>host=76.101.110.173 1.15737</text:p>
          </table:table-cell>
          <table:table-cell office:value-type="string">
            <text:p>host=76.101.110.173</text:p>
          </table:table-cell>
          <table:table-cell table:number-columns-repeated="2" office:value-type="float" office:value="1.15737">
            <text:p>1.15737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81.52.143.15 1.15737</text:p>
          </table:table-cell>
          <table:table-cell office:value-type="string">
            <text:p>host=81.52.143.15</text:p>
          </table:table-cell>
          <table:table-cell table:number-columns-repeated="2" office:value-type="float" office:value="1.15737">
            <text:p>1.15737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55.107.188 1.15041</text:p>
          </table:table-cell>
          <table:table-cell office:value-type="string">
            <text:p>host=65.55.107.188</text:p>
          </table:table-cell>
          <table:table-cell table:number-columns-repeated="2" office:value-type="float" office:value="1.15041">
            <text:p>1.15041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65.55.231.68 1.15041</text:p>
          </table:table-cell>
          <table:table-cell office:value-type="string">
            <text:p>host=65.55.231.68</text:p>
          </table:table-cell>
          <table:table-cell table:number-columns-repeated="2" office:value-type="float" office:value="1.15041">
            <text:p>1.15041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55.106.210 -1.14655</text:p>
          </table:table-cell>
          <table:table-cell office:value-type="string">
            <text:p>host=65.55.106.210</text:p>
          </table:table-cell>
          <table:table-cell office:value-type="float" office:value="-1.14655">
            <text:p>-1.14655</text:p>
          </table:table-cell>
          <table:table-cell office:value-type="float" office:value="1.14655">
            <text:p>1.14655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65.55.51.111 1.14293</text:p>
          </table:table-cell>
          <table:table-cell office:value-type="string">
            <text:p>host=65.55.51.111</text:p>
          </table:table-cell>
          <table:table-cell table:number-columns-repeated="2" office:value-type="float" office:value="1.14293">
            <text:p>1.14293</text:p>
          </table:table-cell>
          <table:table-cell table:number-columns-repeated="2"/>
        </table:table-row>
        <table:table-row table:style-name="ro1">
          <table:table-cell office:value-type="string">
            <text:p><text:s/>host=129.15.131.203 1.13463</text:p>
          </table:table-cell>
          <table:table-cell office:value-type="string">
            <text:p>host=129.15.131.203</text:p>
          </table:table-cell>
          <table:table-cell table:number-columns-repeated="2" office:value-type="float" office:value="1.13463">
            <text:p>1.13463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65.55.109.38 1.13463</text:p>
          </table:table-cell>
          <table:table-cell office:value-type="string">
            <text:p>host=65.55.109.38</text:p>
          </table:table-cell>
          <table:table-cell table:number-columns-repeated="2" office:value-type="float" office:value="1.13463">
            <text:p>1.13463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55.231.119 1.12924</text:p>
          </table:table-cell>
          <table:table-cell office:value-type="string">
            <text:p>host=65.55.231.119</text:p>
          </table:table-cell>
          <table:table-cell table:number-columns-repeated="2" office:value-type="float" office:value="1.12924">
            <text:p>1.12924</text:p>
          </table:table-cell>
          <table:table-cell table:number-columns-repeated="2"/>
        </table:table-row>
        <table:table-row table:style-name="ro1">
          <table:table-cell office:value-type="string">
            <text:p><text:s text:c="4"/>host=75.92.99.94 1.12924</text:p>
          </table:table-cell>
          <table:table-cell office:value-type="string">
            <text:p>host=75.92.99.94</text:p>
          </table:table-cell>
          <table:table-cell table:number-columns-repeated="2" office:value-type="float" office:value="1.12924">
            <text:p>1.12924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74.92.137.206 -1.11695</text:p>
          </table:table-cell>
          <table:table-cell office:value-type="string">
            <text:p>host=74.92.137.206</text:p>
          </table:table-cell>
          <table:table-cell office:value-type="float" office:value="-1.11695">
            <text:p>-1.11695</text:p>
          </table:table-cell>
          <table:table-cell office:value-type="float" office:value="1.11695">
            <text:p>1.11695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220.181.7.41 1.09927</text:p>
          </table:table-cell>
          <table:table-cell office:value-type="string">
            <text:p>host=220.181.7.41</text:p>
          </table:table-cell>
          <table:table-cell table:number-columns-repeated="2" office:value-type="float" office:value="1.09927">
            <text:p>1.09927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78.23.20.218 1.09876</text:p>
          </table:table-cell>
          <table:table-cell office:value-type="string">
            <text:p>host=78.23.20.218</text:p>
          </table:table-cell>
          <table:table-cell table:number-columns-repeated="2" office:value-type="float" office:value="1.09876">
            <text:p>1.09876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220.181.7.48 -1.09553</text:p>
          </table:table-cell>
          <table:table-cell office:value-type="string">
            <text:p>host=220.181.7.48</text:p>
          </table:table-cell>
          <table:table-cell office:value-type="float" office:value="-1.09553">
            <text:p>-1.09553</text:p>
          </table:table-cell>
          <table:table-cell office:value-type="float" office:value="1.09553">
            <text:p>1.09553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189.36.178.95 -1.09227</text:p>
          </table:table-cell>
          <table:table-cell office:value-type="string">
            <text:p>host=189.36.178.95</text:p>
          </table:table-cell>
          <table:table-cell office:value-type="float" office:value="-1.09227">
            <text:p>-1.09227</text:p>
          </table:table-cell>
          <table:table-cell office:value-type="float" office:value="1.09227">
            <text:p>1.09227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67.152.160.2 -1.09043</text:p>
          </table:table-cell>
          <table:table-cell office:value-type="string">
            <text:p>host=67.152.160.2</text:p>
          </table:table-cell>
          <table:table-cell office:value-type="float" office:value="-1.09043">
            <text:p>-1.09043</text:p>
          </table:table-cell>
          <table:table-cell office:value-type="float" office:value="1.09043">
            <text:p>1.09043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71.35.186.238 -1.09043</text:p>
          </table:table-cell>
          <table:table-cell office:value-type="string">
            <text:p>host=71.35.186.238</text:p>
          </table:table-cell>
          <table:table-cell office:value-type="float" office:value="-1.09043">
            <text:p>-1.09043</text:p>
          </table:table-cell>
          <table:table-cell office:value-type="float" office:value="1.09043">
            <text:p>1.09043</text:p>
          </table:table-cell>
          <table:table-cell table:number-columns-repeated="2"/>
        </table:table-row>
        <table:table-row table:style-name="ro1">
          <table:table-cell office:value-type="string">
            <text:p>host=200.228.158.130 1.07162</text:p>
          </table:table-cell>
          <table:table-cell office:value-type="string">
            <text:p>host=200.228.158.130</text:p>
          </table:table-cell>
          <table:table-cell table:number-columns-repeated="2" office:value-type="float" office:value="1.07162">
            <text:p>1.07162</text:p>
          </table:table-cell>
          <table:table-cell table:number-columns-repeated="2"/>
        </table:table-row>
        <table:table-row table:style-name="ro1">
          <table:table-cell office:value-type="string">
            <text:p><text:s/>host=95.132.220.167 1.07162</text:p>
          </table:table-cell>
          <table:table-cell office:value-type="string">
            <text:p>host=95.132.220.167</text:p>
          </table:table-cell>
          <table:table-cell table:number-columns-repeated="2" office:value-type="float" office:value="1.07162">
            <text:p>1.07162</text:p>
          </table:table-cell>
          <table:table-cell table:number-columns-repeated="2"/>
        </table:table-row>
        <table:table-row table:style-name="ro1">
          <table:table-cell office:value-type="string">
            <text:p><text:s/>host=67.183.157.181 -1.06790</text:p>
          </table:table-cell>
          <table:table-cell office:value-type="string">
            <text:p>host=67.183.157.181</text:p>
          </table:table-cell>
          <table:table-cell office:value-type="float" office:value="-1.0679">
            <text:p>-1.0679</text:p>
          </table:table-cell>
          <table:table-cell office:value-type="float" office:value="1.0679">
            <text:p>1.0679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38.108.180.70 1.06255</text:p>
          </table:table-cell>
          <table:table-cell office:value-type="string">
            <text:p>host=38.108.180.70</text:p>
          </table:table-cell>
          <table:table-cell table:number-columns-repeated="2" office:value-type="float" office:value="1.06255">
            <text:p>1.06255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4.220.233.50 1.06255</text:p>
          </table:table-cell>
          <table:table-cell office:value-type="string">
            <text:p>host=64.220.233.50</text:p>
          </table:table-cell>
          <table:table-cell table:number-columns-repeated="2" office:value-type="float" office:value="1.06255">
            <text:p>1.06255</text:p>
          </table:table-cell>
          <table:table-cell table:number-columns-repeated="2"/>
        </table:table-row>
        <table:table-row table:style-name="ro1">
          <table:table-cell office:value-type="string">
            <text:p><text:s/>host=200.143.92.254 -1.05555</text:p>
          </table:table-cell>
          <table:table-cell office:value-type="string">
            <text:p>host=200.143.92.254</text:p>
          </table:table-cell>
          <table:table-cell office:value-type="float" office:value="-1.05555">
            <text:p>-1.05555</text:p>
          </table:table-cell>
          <table:table-cell office:value-type="float" office:value="1.05555">
            <text:p>1.05555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55.107.179 -1.05555</text:p>
          </table:table-cell>
          <table:table-cell office:value-type="string">
            <text:p>host=65.55.107.179</text:p>
          </table:table-cell>
          <table:table-cell office:value-type="float" office:value="-1.05555">
            <text:p>-1.05555</text:p>
          </table:table-cell>
          <table:table-cell office:value-type="float" office:value="1.05555">
            <text:p>1.05555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72.14.193.68 -1.05555</text:p>
          </table:table-cell>
          <table:table-cell office:value-type="string">
            <text:p>host=72.14.193.68</text:p>
          </table:table-cell>
          <table:table-cell office:value-type="float" office:value="-1.05555">
            <text:p>-1.05555</text:p>
          </table:table-cell>
          <table:table-cell office:value-type="float" office:value="1.05555">
            <text:p>1.05555</text:p>
          </table:table-cell>
          <table:table-cell table:number-columns-repeated="2"/>
        </table:table-row>
        <table:table-row table:style-name="ro1">
          <table:table-cell office:value-type="string">
            <text:p><text:s/>host=84.148.236.189 -1.05555</text:p>
          </table:table-cell>
          <table:table-cell office:value-type="string">
            <text:p>host=84.148.236.189</text:p>
          </table:table-cell>
          <table:table-cell office:value-type="float" office:value="-1.05555">
            <text:p>-1.05555</text:p>
          </table:table-cell>
          <table:table-cell office:value-type="float" office:value="1.05555">
            <text:p>1.05555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85.248.5.199 -1.05555</text:p>
          </table:table-cell>
          <table:table-cell office:value-type="string">
            <text:p>host=85.248.5.199</text:p>
          </table:table-cell>
          <table:table-cell office:value-type="float" office:value="-1.05555">
            <text:p>-1.05555</text:p>
          </table:table-cell>
          <table:table-cell office:value-type="float" office:value="1.05555">
            <text:p>1.05555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96.233.74.69 -1.05474</text:p>
          </table:table-cell>
          <table:table-cell office:value-type="string">
            <text:p>host=96.233.74.69</text:p>
          </table:table-cell>
          <table:table-cell office:value-type="float" office:value="-1.05474">
            <text:p>-1.05474</text:p>
          </table:table-cell>
          <table:table-cell office:value-type="float" office:value="1.05474">
            <text:p>1.05474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123.125.66.25 -1.05448</text:p>
          </table:table-cell>
          <table:table-cell office:value-type="string">
            <text:p>host=123.125.66.25</text:p>
          </table:table-cell>
          <table:table-cell office:value-type="float" office:value="-1.05448">
            <text:p>-1.05448</text:p>
          </table:table-cell>
          <table:table-cell office:value-type="float" office:value="1.05448">
            <text:p>1.05448</text:p>
          </table:table-cell>
          <table:table-cell table:number-columns-repeated="2"/>
        </table:table-row>
        <table:table-row table:style-name="ro1">
          <table:table-cell office:value-type="string">
            <text:p>host=217.212.224.184 -1.05448</text:p>
          </table:table-cell>
          <table:table-cell office:value-type="string">
            <text:p>host=217.212.224.184</text:p>
          </table:table-cell>
          <table:table-cell office:value-type="float" office:value="-1.05448">
            <text:p>-1.05448</text:p>
          </table:table-cell>
          <table:table-cell office:value-type="float" office:value="1.05448">
            <text:p>1.05448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77.56.231.239 1.04364</text:p>
          </table:table-cell>
          <table:table-cell office:value-type="string">
            <text:p>host=77.56.231.239</text:p>
          </table:table-cell>
          <table:table-cell table:number-columns-repeated="2" office:value-type="float" office:value="1.04364">
            <text:p>1.04364</text:p>
          </table:table-cell>
          <table:table-cell table:number-columns-repeated="2"/>
        </table:table-row>
        <table:table-row table:style-name="ro1">
          <table:table-cell office:value-type="string">
            <text:p><text:s/>host=112.202.43.173 1.03845</text:p>
          </table:table-cell>
          <table:table-cell office:value-type="string">
            <text:p>host=112.202.43.173</text:p>
          </table:table-cell>
          <table:table-cell table:number-columns-repeated="2" office:value-type="float" office:value="1.03845">
            <text:p>1.03845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55.109.158 1.03845</text:p>
          </table:table-cell>
          <table:table-cell office:value-type="string">
            <text:p>host=65.55.109.158</text:p>
          </table:table-cell>
          <table:table-cell table:number-columns-repeated="2" office:value-type="float" office:value="1.03845">
            <text:p>1.03845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55.106.171 1.02826</text:p>
          </table:table-cell>
          <table:table-cell office:value-type="string">
            <text:p>host=65.55.106.171</text:p>
          </table:table-cell>
          <table:table-cell table:number-columns-repeated="2" office:value-type="float" office:value="1.02826">
            <text:p>1.02826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58.61.164.141 -1.02351</text:p>
          </table:table-cell>
          <table:table-cell office:value-type="string">
            <text:p>host=58.61.164.141</text:p>
          </table:table-cell>
          <table:table-cell office:value-type="float" office:value="-1.02351">
            <text:p>-1.02351</text:p>
          </table:table-cell>
          <table:table-cell office:value-type="float" office:value="1.02351">
            <text:p>1.02351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87.94.124.212 -1.02351</text:p>
          </table:table-cell>
          <table:table-cell office:value-type="string">
            <text:p>host=87.94.124.212</text:p>
          </table:table-cell>
          <table:table-cell office:value-type="float" office:value="-1.02351">
            <text:p>-1.02351</text:p>
          </table:table-cell>
          <table:table-cell office:value-type="float" office:value="1.02351">
            <text:p>1.02351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94.221.88.114 -1.02351</text:p>
          </table:table-cell>
          <table:table-cell office:value-type="string">
            <text:p>host=94.221.88.114</text:p>
          </table:table-cell>
          <table:table-cell office:value-type="float" office:value="-1.02351">
            <text:p>-1.02351</text:p>
          </table:table-cell>
          <table:table-cell office:value-type="float" office:value="1.02351">
            <text:p>1.02351</text:p>
          </table:table-cell>
          <table:table-cell table:number-columns-repeated="2"/>
        </table:table-row>
        <table:table-row table:style-name="ro1">
          <table:table-cell office:value-type="string">
            <text:p><text:s text:c="4"/>host=121.1.19.60 1.02100</text:p>
          </table:table-cell>
          <table:table-cell office:value-type="string">
            <text:p>host=121.1.19.60</text:p>
          </table:table-cell>
          <table:table-cell table:number-columns-repeated="2" office:value-type="float" office:value="1.021">
            <text:p>1.021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129.7.105.148 1.01649</text:p>
          </table:table-cell>
          <table:table-cell office:value-type="string">
            <text:p>host=129.7.105.148</text:p>
          </table:table-cell>
          <table:table-cell table:number-columns-repeated="2" office:value-type="float" office:value="1.01649">
            <text:p>1.01649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55.106.215 1.01649</text:p>
          </table:table-cell>
          <table:table-cell office:value-type="string">
            <text:p>host=65.55.106.215</text:p>
          </table:table-cell>
          <table:table-cell table:number-columns-repeated="2" office:value-type="float" office:value="1.01649">
            <text:p>1.01649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55.107.181 1.01649</text:p>
          </table:table-cell>
          <table:table-cell office:value-type="string">
            <text:p>host=65.55.107.181</text:p>
          </table:table-cell>
          <table:table-cell table:number-columns-repeated="2" office:value-type="float" office:value="1.01649">
            <text:p>1.01649</text:p>
          </table:table-cell>
          <table:table-cell table:number-columns-repeated="2"/>
        </table:table-row>
        <table:table-row table:style-name="ro1">
          <table:table-cell office:value-type="string">
            <text:p><text:s/>host=82.217.128.117 1.01649</text:p>
          </table:table-cell>
          <table:table-cell office:value-type="string">
            <text:p>host=82.217.128.117</text:p>
          </table:table-cell>
          <table:table-cell table:number-columns-repeated="2" office:value-type="float" office:value="1.01649">
            <text:p>1.01649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92.237.46.170 1.01649</text:p>
          </table:table-cell>
          <table:table-cell office:value-type="string">
            <text:p>host=92.237.46.170</text:p>
          </table:table-cell>
          <table:table-cell table:number-columns-repeated="2" office:value-type="float" office:value="1.01649">
            <text:p>1.01649</text:p>
          </table:table-cell>
          <table:table-cell table:number-columns-repeated="2"/>
        </table:table-row>
        <table:table-row table:style-name="ro1">
          <table:table-cell office:value-type="string">
            <text:p><text:s/>host=189.102.48.156 -1.01293</text:p>
          </table:table-cell>
          <table:table-cell office:value-type="string">
            <text:p>host=189.102.48.156</text:p>
          </table:table-cell>
          <table:table-cell office:value-type="float" office:value="-1.01293">
            <text:p>-1.01293</text:p>
          </table:table-cell>
          <table:table-cell office:value-type="float" office:value="1.01293">
            <text:p>1.01293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164.38.176.25 1.00584</text:p>
          </table:table-cell>
          <table:table-cell office:value-type="string">
            <text:p>host=164.38.176.25</text:p>
          </table:table-cell>
          <table:table-cell table:number-columns-repeated="2" office:value-type="float" office:value="1.00584">
            <text:p>1.00584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220.181.7.51 1.00557</text:p>
          </table:table-cell>
          <table:table-cell office:value-type="string">
            <text:p>host=220.181.7.51</text:p>
          </table:table-cell>
          <table:table-cell table:number-columns-repeated="2" office:value-type="float" office:value="1.00557">
            <text:p>1.00557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55.110.210 0.99358</text:p>
          </table:table-cell>
          <table:table-cell office:value-type="string">
            <text:p>host=65.55.110.210</text:p>
          </table:table-cell>
          <table:table-cell table:number-columns-repeated="2" office:value-type="float" office:value="0.99358">
            <text:p>0.99358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55.109.218 -0.99299</text:p>
          </table:table-cell>
          <table:table-cell office:value-type="string">
            <text:p>host=65.55.109.218</text:p>
          </table:table-cell>
          <table:table-cell office:value-type="float" office:value="-0.99299">
            <text:p>-0.99299</text:p>
          </table:table-cell>
          <table:table-cell office:value-type="float" office:value="0.99299">
            <text:p>0.99299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75.15.235.160 -0.99299</text:p>
          </table:table-cell>
          <table:table-cell office:value-type="string">
            <text:p>host=75.15.235.160</text:p>
          </table:table-cell>
          <table:table-cell office:value-type="float" office:value="-0.99299">
            <text:p>-0.99299</text:p>
          </table:table-cell>
          <table:table-cell office:value-type="float" office:value="0.99299">
            <text:p>0.99299</text:p>
          </table:table-cell>
          <table:table-cell table:number-columns-repeated="2"/>
        </table:table-row>
        <table:table-row table:style-name="ro1">
          <table:table-cell office:value-type="string">
            <text:p><text:s/>host=79.225.200.104 -0.99299</text:p>
          </table:table-cell>
          <table:table-cell office:value-type="string">
            <text:p>host=79.225.200.104</text:p>
          </table:table-cell>
          <table:table-cell office:value-type="float" office:value="-0.99299">
            <text:p>-0.99299</text:p>
          </table:table-cell>
          <table:table-cell office:value-type="float" office:value="0.99299">
            <text:p>0.99299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86.95.117.70 0.97869</text:p>
          </table:table-cell>
          <table:table-cell office:value-type="string">
            <text:p>host=86.95.117.70</text:p>
          </table:table-cell>
          <table:table-cell table:number-columns-repeated="2" office:value-type="float" office:value="0.97869">
            <text:p>0.97869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65.55.109.59 0.96772</text:p>
          </table:table-cell>
          <table:table-cell office:value-type="string">
            <text:p>host=65.55.109.59</text:p>
          </table:table-cell>
          <table:table-cell table:number-columns-repeated="2" office:value-type="float" office:value="0.96772">
            <text:p>0.96772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78.23.82.129 0.96772</text:p>
          </table:table-cell>
          <table:table-cell office:value-type="string">
            <text:p>host=78.23.82.129</text:p>
          </table:table-cell>
          <table:table-cell table:number-columns-repeated="2" office:value-type="float" office:value="0.96772">
            <text:p>0.96772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123.125.66.49 -0.96339</text:p>
          </table:table-cell>
          <table:table-cell office:value-type="string">
            <text:p>host=123.125.66.49</text:p>
          </table:table-cell>
          <table:table-cell office:value-type="float" office:value="-0.96339">
            <text:p>-0.96339</text:p>
          </table:table-cell>
          <table:table-cell office:value-type="float" office:value="0.96339">
            <text:p>0.96339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9.156.81.203 -0.96339</text:p>
          </table:table-cell>
          <table:table-cell office:value-type="string">
            <text:p>host=69.156.81.203</text:p>
          </table:table-cell>
          <table:table-cell office:value-type="float" office:value="-0.96339">
            <text:p>-0.96339</text:p>
          </table:table-cell>
          <table:table-cell office:value-type="float" office:value="0.96339">
            <text:p>0.96339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55.107.226 0.95840</text:p>
          </table:table-cell>
          <table:table-cell office:value-type="string">
            <text:p>host=65.55.107.226</text:p>
          </table:table-cell>
          <table:table-cell table:number-columns-repeated="2" office:value-type="float" office:value="0.9584">
            <text:p>0.9584</text:p>
          </table:table-cell>
          <table:table-cell table:number-columns-repeated="2"/>
        </table:table-row>
        <table:table-row table:style-name="ro1">
          <table:table-cell office:value-type="string">
            <text:p><text:s/>host=41.209.113.206 0.95613</text:p>
          </table:table-cell>
          <table:table-cell office:value-type="string">
            <text:p>host=41.209.113.206</text:p>
          </table:table-cell>
          <table:table-cell table:number-columns-repeated="2" office:value-type="float" office:value="0.95613">
            <text:p>0.95613</text:p>
          </table:table-cell>
          <table:table-cell table:number-columns-repeated="2"/>
        </table:table-row>
        <table:table-row table:style-name="ro1">
          <table:table-cell office:value-type="string">
            <text:p><text:s/>host=122.160.78.106 0.94724</text:p>
          </table:table-cell>
          <table:table-cell office:value-type="string">
            <text:p>host=122.160.78.106</text:p>
          </table:table-cell>
          <table:table-cell table:number-columns-repeated="2" office:value-type="float" office:value="0.94724">
            <text:p>0.94724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55.106.155 0.94724</text:p>
          </table:table-cell>
          <table:table-cell office:value-type="string">
            <text:p>host=65.55.106.155</text:p>
          </table:table-cell>
          <table:table-cell table:number-columns-repeated="2" office:value-type="float" office:value="0.94724">
            <text:p>0.94724</text:p>
          </table:table-cell>
          <table:table-cell table:number-columns-repeated="2"/>
        </table:table-row>
        <table:table-row table:style-name="ro1">
          <table:table-cell office:value-type="string">
            <text:p><text:s text:c="4"/>host=91.121.5.55 0.94708</text:p>
          </table:table-cell>
          <table:table-cell office:value-type="string">
            <text:p>host=91.121.5.55</text:p>
          </table:table-cell>
          <table:table-cell table:number-columns-repeated="2" office:value-type="float" office:value="0.94708">
            <text:p>0.94708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55.109.116 0.94396</text:p>
          </table:table-cell>
          <table:table-cell office:value-type="string">
            <text:p>host=65.55.109.116</text:p>
          </table:table-cell>
          <table:table-cell table:number-columns-repeated="2" office:value-type="float" office:value="0.94396">
            <text:p>0.94396</text:p>
          </table:table-cell>
          <table:table-cell table:number-columns-repeated="2"/>
        </table:table-row>
        <table:table-row table:style-name="ro1">
          <table:table-cell office:value-type="string">
            <text:p><text:s text:c="5"/>host=212.43.9.1 0.92898</text:p>
          </table:table-cell>
          <table:table-cell office:value-type="string">
            <text:p>host=212.43.9.1</text:p>
          </table:table-cell>
          <table:table-cell table:number-columns-repeated="2" office:value-type="float" office:value="0.92898">
            <text:p>0.92898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139.55.59.249 0.91993</text:p>
          </table:table-cell>
          <table:table-cell office:value-type="string">
            <text:p>host=139.55.59.249</text:p>
          </table:table-cell>
          <table:table-cell table:number-columns-repeated="2" office:value-type="float" office:value="0.91993">
            <text:p>0.91993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55.109.230 0.91712</text:p>
          </table:table-cell>
          <table:table-cell office:value-type="string">
            <text:p>host=65.55.109.230</text:p>
          </table:table-cell>
          <table:table-cell table:number-columns-repeated="2" office:value-type="float" office:value="0.91712">
            <text:p>0.91712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68.166.223.3 0.91712</text:p>
          </table:table-cell>
          <table:table-cell office:value-type="string">
            <text:p>host=68.166.223.3</text:p>
          </table:table-cell>
          <table:table-cell table:number-columns-repeated="2" office:value-type="float" office:value="0.91712">
            <text:p>0.91712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75.93.218.147 0.91712</text:p>
          </table:table-cell>
          <table:table-cell office:value-type="string">
            <text:p>host=75.93.218.147</text:p>
          </table:table-cell>
          <table:table-cell table:number-columns-repeated="2" office:value-type="float" office:value="0.91712">
            <text:p>0.91712</text:p>
          </table:table-cell>
          <table:table-cell table:number-columns-repeated="2"/>
        </table:table-row>
        <table:table-row table:style-name="ro1">
          <table:table-cell office:value-type="string">
            <text:p><text:s/>host=88.109.157.146 0.91712</text:p>
          </table:table-cell>
          <table:table-cell office:value-type="string">
            <text:p>host=88.109.157.146</text:p>
          </table:table-cell>
          <table:table-cell table:number-columns-repeated="2" office:value-type="float" office:value="0.91712">
            <text:p>0.91712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216.239.45.4 -0.91434</text:p>
          </table:table-cell>
          <table:table-cell office:value-type="string">
            <text:p>host=216.239.45.4</text:p>
          </table:table-cell>
          <table:table-cell office:value-type="float" office:value="-0.91434">
            <text:p>-0.91434</text:p>
          </table:table-cell>
          <table:table-cell office:value-type="float" office:value="0.91434">
            <text:p>0.91434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65.55.110.96 -0.91434</text:p>
          </table:table-cell>
          <table:table-cell office:value-type="string">
            <text:p>host=65.55.110.96</text:p>
          </table:table-cell>
          <table:table-cell office:value-type="float" office:value="-0.91434">
            <text:p>-0.91434</text:p>
          </table:table-cell>
          <table:table-cell office:value-type="float" office:value="0.91434">
            <text:p>0.91434</text:p>
          </table:table-cell>
          <table:table-cell table:number-columns-repeated="2"/>
        </table:table-row>
        <table:table-row table:style-name="ro1">
          <table:table-cell office:value-type="string">
            <text:p><text:s text:c="4"/>host=84.50.53.41 -0.91434</text:p>
          </table:table-cell>
          <table:table-cell office:value-type="string">
            <text:p>host=84.50.53.41</text:p>
          </table:table-cell>
          <table:table-cell office:value-type="float" office:value="-0.91434">
            <text:p>-0.91434</text:p>
          </table:table-cell>
          <table:table-cell office:value-type="float" office:value="0.91434">
            <text:p>0.91434</text:p>
          </table:table-cell>
          <table:table-cell table:number-columns-repeated="2"/>
        </table:table-row>
        <table:table-row table:style-name="ro1">
          <table:table-cell office:value-type="string">
            <text:p><text:s/>host=91.127.119.150 -0.91434</text:p>
          </table:table-cell>
          <table:table-cell office:value-type="string">
            <text:p>host=91.127.119.150</text:p>
          </table:table-cell>
          <table:table-cell office:value-type="float" office:value="-0.91434">
            <text:p>-0.91434</text:p>
          </table:table-cell>
          <table:table-cell office:value-type="float" office:value="0.91434">
            <text:p>0.91434</text:p>
          </table:table-cell>
          <table:table-cell table:number-columns-repeated="2"/>
        </table:table-row>
        <table:table-row table:style-name="ro1">
          <table:table-cell office:value-type="string">
            <text:p>host=209.234.175.134 0.89958</text:p>
          </table:table-cell>
          <table:table-cell office:value-type="string">
            <text:p>host=209.234.175.134</text:p>
          </table:table-cell>
          <table:table-cell table:number-columns-repeated="2" office:value-type="float" office:value="0.89958">
            <text:p>0.89958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217.231.64.9 0.88318</text:p>
          </table:table-cell>
          <table:table-cell office:value-type="string">
            <text:p>host=217.231.64.9</text:p>
          </table:table-cell>
          <table:table-cell table:number-columns-repeated="2" office:value-type="float" office:value="0.88318">
            <text:p>0.88318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122.160.162.2 0.87233</text:p>
          </table:table-cell>
          <table:table-cell office:value-type="string">
            <text:p>host=122.160.162.2</text:p>
          </table:table-cell>
          <table:table-cell table:number-columns-repeated="2" office:value-type="float" office:value="0.87233">
            <text:p>0.87233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200.85.30.214 0.87233</text:p>
          </table:table-cell>
          <table:table-cell office:value-type="string">
            <text:p>host=200.85.30.214</text:p>
          </table:table-cell>
          <table:table-cell table:number-columns-repeated="2" office:value-type="float" office:value="0.87233">
            <text:p>0.87233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55.109.107 0.87233</text:p>
          </table:table-cell>
          <table:table-cell office:value-type="string">
            <text:p>host=65.55.109.107</text:p>
          </table:table-cell>
          <table:table-cell table:number-columns-repeated="2" office:value-type="float" office:value="0.87233">
            <text:p>0.87233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55.109.192 0.87233</text:p>
          </table:table-cell>
          <table:table-cell office:value-type="string">
            <text:p>host=65.55.109.192</text:p>
          </table:table-cell>
          <table:table-cell table:number-columns-repeated="2" office:value-type="float" office:value="0.87233">
            <text:p>0.87233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55.109.178 -0.86996</text:p>
          </table:table-cell>
          <table:table-cell office:value-type="string">
            <text:p>host=65.55.109.178</text:p>
          </table:table-cell>
          <table:table-cell office:value-type="float" office:value="-0.86996">
            <text:p>-0.86996</text:p>
          </table:table-cell>
          <table:table-cell office:value-type="float" office:value="0.86996">
            <text:p>0.86996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55.110.218 -0.86996</text:p>
          </table:table-cell>
          <table:table-cell office:value-type="string">
            <text:p>host=65.55.110.218</text:p>
          </table:table-cell>
          <table:table-cell office:value-type="float" office:value="-0.86996">
            <text:p>-0.86996</text:p>
          </table:table-cell>
          <table:table-cell office:value-type="float" office:value="0.86996">
            <text:p>0.86996</text:p>
          </table:table-cell>
          <table:table-cell table:number-columns-repeated="2"/>
        </table:table-row>
        <table:table-row table:style-name="ro1">
          <table:table-cell office:value-type="string">
            <text:p><text:s/>host=174.132.242.42 -0.86821</text:p>
          </table:table-cell>
          <table:table-cell office:value-type="string">
            <text:p>host=174.132.242.42</text:p>
          </table:table-cell>
          <table:table-cell office:value-type="float" office:value="-0.86821">
            <text:p>-0.86821</text:p>
          </table:table-cell>
          <table:table-cell office:value-type="float" office:value="0.86821">
            <text:p>0.86821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187.25.144.3 -0.86821</text:p>
          </table:table-cell>
          <table:table-cell office:value-type="string">
            <text:p>host=187.25.144.3</text:p>
          </table:table-cell>
          <table:table-cell office:value-type="float" office:value="-0.86821">
            <text:p>-0.86821</text:p>
          </table:table-cell>
          <table:table-cell office:value-type="float" office:value="0.86821">
            <text:p>0.86821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220.255.7.145 -0.86821</text:p>
          </table:table-cell>
          <table:table-cell office:value-type="string">
            <text:p>host=220.255.7.145</text:p>
          </table:table-cell>
          <table:table-cell office:value-type="float" office:value="-0.86821">
            <text:p>-0.86821</text:p>
          </table:table-cell>
          <table:table-cell office:value-type="float" office:value="0.86821">
            <text:p>0.86821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122.183.64.35 -0.85916</text:p>
          </table:table-cell>
          <table:table-cell office:value-type="string">
            <text:p>host=122.183.64.35</text:p>
          </table:table-cell>
          <table:table-cell office:value-type="float" office:value="-0.85916">
            <text:p>-0.85916</text:p>
          </table:table-cell>
          <table:table-cell office:value-type="float" office:value="0.85916">
            <text:p>0.85916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189.58.209.92 -0.85916</text:p>
          </table:table-cell>
          <table:table-cell office:value-type="string">
            <text:p>host=189.58.209.92</text:p>
          </table:table-cell>
          <table:table-cell office:value-type="float" office:value="-0.85916">
            <text:p>-0.85916</text:p>
          </table:table-cell>
          <table:table-cell office:value-type="float" office:value="0.85916">
            <text:p>0.85916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200.55.133.35 0.85411</text:p>
          </table:table-cell>
          <table:table-cell office:value-type="string">
            <text:p>host=200.55.133.35</text:p>
          </table:table-cell>
          <table:table-cell table:number-columns-repeated="2" office:value-type="float" office:value="0.85411">
            <text:p>0.85411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63.78.130.36 0.85411</text:p>
          </table:table-cell>
          <table:table-cell office:value-type="string">
            <text:p>host=63.78.130.36</text:p>
          </table:table-cell>
          <table:table-cell table:number-columns-repeated="2" office:value-type="float" office:value="0.85411">
            <text:p>0.85411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203.14.52.46 0.85306</text:p>
          </table:table-cell>
          <table:table-cell office:value-type="string">
            <text:p>host=203.14.52.46</text:p>
          </table:table-cell>
          <table:table-cell table:number-columns-repeated="2" office:value-type="float" office:value="0.85306">
            <text:p>0.85306</text:p>
          </table:table-cell>
          <table:table-cell table:number-columns-repeated="2"/>
        </table:table-row>
        <table:table-row table:style-name="ro1">
          <table:table-cell office:value-type="string">
            <text:p><text:s/>host=70.138.158.117 0.85088</text:p>
          </table:table-cell>
          <table:table-cell office:value-type="string">
            <text:p>host=70.138.158.117</text:p>
          </table:table-cell>
          <table:table-cell table:number-columns-repeated="2" office:value-type="float" office:value="0.85088">
            <text:p>0.85088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123.125.66.31 0.85053</text:p>
          </table:table-cell>
          <table:table-cell office:value-type="string">
            <text:p>host=123.125.66.31</text:p>
          </table:table-cell>
          <table:table-cell table:number-columns-repeated="2" office:value-type="float" office:value="0.85053">
            <text:p>0.85053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173.19.25.221 -0.84892</text:p>
          </table:table-cell>
          <table:table-cell office:value-type="string">
            <text:p>host=173.19.25.221</text:p>
          </table:table-cell>
          <table:table-cell office:value-type="float" office:value="-0.84892">
            <text:p>-0.84892</text:p>
          </table:table-cell>
          <table:table-cell office:value-type="float" office:value="0.84892">
            <text:p>0.84892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38.99.44.101 -0.84892</text:p>
          </table:table-cell>
          <table:table-cell office:value-type="string">
            <text:p>host=38.99.44.101</text:p>
          </table:table-cell>
          <table:table-cell office:value-type="float" office:value="-0.84892">
            <text:p>-0.84892</text:p>
          </table:table-cell>
          <table:table-cell office:value-type="float" office:value="0.84892">
            <text:p>0.84892</text:p>
          </table:table-cell>
          <table:table-cell table:number-columns-repeated="2"/>
        </table:table-row>
        <table:table-row table:style-name="ro1">
          <table:table-cell office:value-type="string">
            <text:p><text:s/>host=71.237.139.140 -0.84892</text:p>
          </table:table-cell>
          <table:table-cell office:value-type="string">
            <text:p>host=71.237.139.140</text:p>
          </table:table-cell>
          <table:table-cell office:value-type="float" office:value="-0.84892">
            <text:p>-0.84892</text:p>
          </table:table-cell>
          <table:table-cell office:value-type="float" office:value="0.84892">
            <text:p>0.84892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55.109.135 0.84139</text:p>
          </table:table-cell>
          <table:table-cell office:value-type="string">
            <text:p>host=65.55.109.135</text:p>
          </table:table-cell>
          <table:table-cell table:number-columns-repeated="2" office:value-type="float" office:value="0.84139">
            <text:p>0.84139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8.109.183.37 0.84139</text:p>
          </table:table-cell>
          <table:table-cell office:value-type="string">
            <text:p>host=68.109.183.37</text:p>
          </table:table-cell>
          <table:table-cell table:number-columns-repeated="2" office:value-type="float" office:value="0.84139">
            <text:p>0.84139</text:p>
          </table:table-cell>
          <table:table-cell table:number-columns-repeated="2"/>
        </table:table-row>
        <table:table-row table:style-name="ro1">
          <table:table-cell office:value-type="string">
            <text:p><text:s/>host=74.124.161.171 0.84139</text:p>
          </table:table-cell>
          <table:table-cell office:value-type="string">
            <text:p>host=74.124.161.171</text:p>
          </table:table-cell>
          <table:table-cell table:number-columns-repeated="2" office:value-type="float" office:value="0.84139">
            <text:p>0.84139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87.64.224.180 0.84139</text:p>
          </table:table-cell>
          <table:table-cell office:value-type="string">
            <text:p>host=87.64.224.180</text:p>
          </table:table-cell>
          <table:table-cell table:number-columns-repeated="2" office:value-type="float" office:value="0.84139">
            <text:p>0.84139</text:p>
          </table:table-cell>
          <table:table-cell table:number-columns-repeated="2"/>
        </table:table-row>
        <table:table-row table:style-name="ro1">
          <table:table-cell office:value-type="string">
            <text:p><text:s/>host=202.134.199.79 0.83258</text:p>
          </table:table-cell>
          <table:table-cell office:value-type="string">
            <text:p>host=202.134.199.79</text:p>
          </table:table-cell>
          <table:table-cell table:number-columns-repeated="2" office:value-type="float" office:value="0.83258">
            <text:p>0.83258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55.106.140 0.83258</text:p>
          </table:table-cell>
          <table:table-cell office:value-type="string">
            <text:p>host=65.55.106.140</text:p>
          </table:table-cell>
          <table:table-cell table:number-columns-repeated="2" office:value-type="float" office:value="0.83258">
            <text:p>0.83258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72.12.184.23 0.82623</text:p>
          </table:table-cell>
          <table:table-cell office:value-type="string">
            <text:p>host=72.12.184.23</text:p>
          </table:table-cell>
          <table:table-cell table:number-columns-repeated="2" office:value-type="float" office:value="0.82623">
            <text:p>0.82623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55.106.118 0.82262</text:p>
          </table:table-cell>
          <table:table-cell office:value-type="string">
            <text:p>host=65.55.106.118</text:p>
          </table:table-cell>
          <table:table-cell table:number-columns-repeated="2" office:value-type="float" office:value="0.82262">
            <text:p>0.82262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55.106.183 0.82262</text:p>
          </table:table-cell>
          <table:table-cell office:value-type="string">
            <text:p>host=65.55.106.183</text:p>
          </table:table-cell>
          <table:table-cell table:number-columns-repeated="2" office:value-type="float" office:value="0.82262">
            <text:p>0.82262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55.110.100 0.82093</text:p>
          </table:table-cell>
          <table:table-cell office:value-type="string">
            <text:p>host=65.55.110.100</text:p>
          </table:table-cell>
          <table:table-cell table:number-columns-repeated="2" office:value-type="float" office:value="0.82093">
            <text:p>0.82093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72.30.142.87 0.82093</text:p>
          </table:table-cell>
          <table:table-cell office:value-type="string">
            <text:p>host=72.30.142.87</text:p>
          </table:table-cell>
          <table:table-cell table:number-columns-repeated="2" office:value-type="float" office:value="0.82093">
            <text:p>0.82093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91.214.45.207 0.82093</text:p>
          </table:table-cell>
          <table:table-cell office:value-type="string">
            <text:p>host=91.214.45.207</text:p>
          </table:table-cell>
          <table:table-cell table:number-columns-repeated="2" office:value-type="float" office:value="0.82093">
            <text:p>0.82093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65.209.35.86 0.81424</text:p>
          </table:table-cell>
          <table:table-cell office:value-type="string">
            <text:p>host=65.209.35.86</text:p>
          </table:table-cell>
          <table:table-cell table:number-columns-repeated="2" office:value-type="float" office:value="0.81424">
            <text:p>0.81424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24.103.230.42 0.81357</text:p>
          </table:table-cell>
          <table:table-cell office:value-type="string">
            <text:p>host=24.103.230.42</text:p>
          </table:table-cell>
          <table:table-cell table:number-columns-repeated="2" office:value-type="float" office:value="0.81357">
            <text:p>0.81357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65.55.110.87 0.81357</text:p>
          </table:table-cell>
          <table:table-cell office:value-type="string">
            <text:p>host=65.55.110.87</text:p>
          </table:table-cell>
          <table:table-cell table:number-columns-repeated="2" office:value-type="float" office:value="0.81357">
            <text:p>0.81357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151.21.91.199 -0.80945</text:p>
          </table:table-cell>
          <table:table-cell office:value-type="string">
            <text:p>host=151.21.91.199</text:p>
          </table:table-cell>
          <table:table-cell office:value-type="float" office:value="-0.80945">
            <text:p>-0.80945</text:p>
          </table:table-cell>
          <table:table-cell office:value-type="float" office:value="0.80945">
            <text:p>0.80945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55.106.160 -0.80835</text:p>
          </table:table-cell>
          <table:table-cell office:value-type="string">
            <text:p>host=65.55.106.160</text:p>
          </table:table-cell>
          <table:table-cell office:value-type="float" office:value="-0.80835">
            <text:p>-0.80835</text:p>
          </table:table-cell>
          <table:table-cell office:value-type="float" office:value="0.80835">
            <text:p>0.80835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87.65.104.215 0.80617</text:p>
          </table:table-cell>
          <table:table-cell office:value-type="string">
            <text:p>host=87.65.104.215</text:p>
          </table:table-cell>
          <table:table-cell table:number-columns-repeated="2" office:value-type="float" office:value="0.80617">
            <text:p>0.80617</text:p>
          </table:table-cell>
          <table:table-cell table:number-columns-repeated="2"/>
        </table:table-row>
        <table:table-row table:style-name="ro1">
          <table:table-cell office:value-type="string">
            <text:p><text:s/>host=216.129.119.49 0.80484</text:p>
          </table:table-cell>
          <table:table-cell office:value-type="string">
            <text:p>host=216.129.119.49</text:p>
          </table:table-cell>
          <table:table-cell table:number-columns-repeated="2" office:value-type="float" office:value="0.80484">
            <text:p>0.80484</text:p>
          </table:table-cell>
          <table:table-cell table:number-columns-repeated="2"/>
        </table:table-row>
        <table:table-row table:style-name="ro1">
          <table:table-cell office:value-type="string">
            <text:p><text:s/>host=209.160.41.138 0.80099</text:p>
          </table:table-cell>
          <table:table-cell office:value-type="string">
            <text:p>host=209.160.41.138</text:p>
          </table:table-cell>
          <table:table-cell table:number-columns-repeated="2" office:value-type="float" office:value="0.80099">
            <text:p>0.80099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65.55.51.114 0.79899</text:p>
          </table:table-cell>
          <table:table-cell office:value-type="string">
            <text:p>host=65.55.51.114</text:p>
          </table:table-cell>
          <table:table-cell table:number-columns-repeated="2" office:value-type="float" office:value="0.79899">
            <text:p>0.79899</text:p>
          </table:table-cell>
          <table:table-cell table:number-columns-repeated="2"/>
        </table:table-row>
        <table:table-row table:style-name="ro1">
          <table:table-cell office:value-type="string">
            <text:p><text:s/>host=98.203.141.241 0.79899</text:p>
          </table:table-cell>
          <table:table-cell office:value-type="string">
            <text:p>host=98.203.141.241</text:p>
          </table:table-cell>
          <table:table-cell table:number-columns-repeated="2" office:value-type="float" office:value="0.79899">
            <text:p>0.79899</text:p>
          </table:table-cell>
          <table:table-cell table:number-columns-repeated="2"/>
        </table:table-row>
        <table:table-row table:style-name="ro1">
          <table:table-cell office:value-type="string">
            <text:p><text:s/>host=41.208.190.162 0.79177</text:p>
          </table:table-cell>
          <table:table-cell office:value-type="string">
            <text:p>host=41.208.190.162</text:p>
          </table:table-cell>
          <table:table-cell table:number-columns-repeated="2" office:value-type="float" office:value="0.79177">
            <text:p>0.79177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65.55.231.21 0.79177</text:p>
          </table:table-cell>
          <table:table-cell office:value-type="string">
            <text:p>host=65.55.231.21</text:p>
          </table:table-cell>
          <table:table-cell table:number-columns-repeated="2" office:value-type="float" office:value="0.79177">
            <text:p>0.79177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65.55.110.28 -0.78065</text:p>
          </table:table-cell>
          <table:table-cell office:value-type="string">
            <text:p>host=65.55.110.28</text:p>
          </table:table-cell>
          <table:table-cell office:value-type="float" office:value="-0.78065">
            <text:p>-0.78065</text:p>
          </table:table-cell>
          <table:table-cell office:value-type="float" office:value="0.78065">
            <text:p>0.78065</text:p>
          </table:table-cell>
          <table:table-cell table:number-columns-repeated="2"/>
        </table:table-row>
        <table:table-row table:style-name="ro1">
          <table:table-cell office:value-type="string">
            <text:p><text:s/>host=82.171.186.140 -0.78065</text:p>
          </table:table-cell>
          <table:table-cell office:value-type="string">
            <text:p>host=82.171.186.140</text:p>
          </table:table-cell>
          <table:table-cell office:value-type="float" office:value="-0.78065">
            <text:p>-0.78065</text:p>
          </table:table-cell>
          <table:table-cell office:value-type="float" office:value="0.78065">
            <text:p>0.78065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119.63.198.12 -0.77165</text:p>
          </table:table-cell>
          <table:table-cell office:value-type="string">
            <text:p>host=119.63.198.12</text:p>
          </table:table-cell>
          <table:table-cell office:value-type="float" office:value="-0.77165">
            <text:p>-0.77165</text:p>
          </table:table-cell>
          <table:table-cell office:value-type="float" office:value="0.77165">
            <text:p>0.77165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187.62.50.247 0.76957</text:p>
          </table:table-cell>
          <table:table-cell office:value-type="string">
            <text:p>host=187.62.50.247</text:p>
          </table:table-cell>
          <table:table-cell table:number-columns-repeated="2" office:value-type="float" office:value="0.76957">
            <text:p>0.76957</text:p>
          </table:table-cell>
          <table:table-cell table:number-columns-repeated="2"/>
        </table:table-row>
        <table:table-row table:style-name="ro1">
          <table:table-cell office:value-type="string">
            <text:p><text:s/>host=134.191.254.38 0.76696</text:p>
          </table:table-cell>
          <table:table-cell office:value-type="string">
            <text:p>host=134.191.254.38</text:p>
          </table:table-cell>
          <table:table-cell table:number-columns-repeated="2" office:value-type="float" office:value="0.76696">
            <text:p>0.76696</text:p>
          </table:table-cell>
          <table:table-cell table:number-columns-repeated="2"/>
        </table:table-row>
        <table:table-row table:style-name="ro1">
          <table:table-cell office:value-type="string">
            <text:p><text:s/>host=71.132.143.163 0.76696</text:p>
          </table:table-cell>
          <table:table-cell office:value-type="string">
            <text:p>host=71.132.143.163</text:p>
          </table:table-cell>
          <table:table-cell table:number-columns-repeated="2" office:value-type="float" office:value="0.76696">
            <text:p>0.76696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94.208.99.36 0.76696</text:p>
          </table:table-cell>
          <table:table-cell office:value-type="string">
            <text:p>host=94.208.99.36</text:p>
          </table:table-cell>
          <table:table-cell table:number-columns-repeated="2" office:value-type="float" office:value="0.76696">
            <text:p>0.76696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220.181.7.97 0.76119</text:p>
          </table:table-cell>
          <table:table-cell office:value-type="string">
            <text:p>host=220.181.7.97</text:p>
          </table:table-cell>
          <table:table-cell table:number-columns-repeated="2" office:value-type="float" office:value="0.76119">
            <text:p>0.76119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55.109.195 0.76119</text:p>
          </table:table-cell>
          <table:table-cell office:value-type="string">
            <text:p>host=65.55.109.195</text:p>
          </table:table-cell>
          <table:table-cell table:number-columns-repeated="2" office:value-type="float" office:value="0.76119">
            <text:p>0.76119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55.110.187 0.76054</text:p>
          </table:table-cell>
          <table:table-cell office:value-type="string">
            <text:p>host=65.55.110.187</text:p>
          </table:table-cell>
          <table:table-cell table:number-columns-repeated="2" office:value-type="float" office:value="0.76054">
            <text:p>0.76054</text:p>
          </table:table-cell>
          <table:table-cell table:number-columns-repeated="2"/>
        </table:table-row>
        <table:table-row table:style-name="ro1">
          <table:table-cell office:value-type="string">
            <text:p><text:s text:c="4"/>host=91.111.5.17 0.76054</text:p>
          </table:table-cell>
          <table:table-cell office:value-type="string">
            <text:p>host=91.111.5.17</text:p>
          </table:table-cell>
          <table:table-cell table:number-columns-repeated="2" office:value-type="float" office:value="0.76054">
            <text:p>0.76054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125.60.173.51 0.75974</text:p>
          </table:table-cell>
          <table:table-cell office:value-type="string">
            <text:p>host=125.60.173.51</text:p>
          </table:table-cell>
          <table:table-cell table:number-columns-repeated="2" office:value-type="float" office:value="0.75974">
            <text:p>0.75974</text:p>
          </table:table-cell>
          <table:table-cell table:number-columns-repeated="2"/>
        </table:table-row>
        <table:table-row table:style-name="ro1">
          <table:table-cell office:value-type="string">
            <text:p><text:s/>host=202.74.197.104 0.75974</text:p>
          </table:table-cell>
          <table:table-cell office:value-type="string">
            <text:p>host=202.74.197.104</text:p>
          </table:table-cell>
          <table:table-cell table:number-columns-repeated="2" office:value-type="float" office:value="0.75974">
            <text:p>0.75974</text:p>
          </table:table-cell>
          <table:table-cell table:number-columns-repeated="2"/>
        </table:table-row>
        <table:table-row table:style-name="ro1">
          <table:table-cell office:value-type="string">
            <text:p>host=208.102.235.206 0.75974</text:p>
          </table:table-cell>
          <table:table-cell office:value-type="string">
            <text:p>host=208.102.235.206</text:p>
          </table:table-cell>
          <table:table-cell table:number-columns-repeated="2" office:value-type="float" office:value="0.75974">
            <text:p>0.75974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220.255.7.214 0.75974</text:p>
          </table:table-cell>
          <table:table-cell office:value-type="string">
            <text:p>host=220.255.7.214</text:p>
          </table:table-cell>
          <table:table-cell table:number-columns-repeated="2" office:value-type="float" office:value="0.75974">
            <text:p>0.75974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6.220.127.39 0.75974</text:p>
          </table:table-cell>
          <table:table-cell office:value-type="string">
            <text:p>host=66.220.127.39</text:p>
          </table:table-cell>
          <table:table-cell table:number-columns-repeated="2" office:value-type="float" office:value="0.75974">
            <text:p>0.75974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65.55.110.62 0.75944</text:p>
          </table:table-cell>
          <table:table-cell office:value-type="string">
            <text:p>host=65.55.110.62</text:p>
          </table:table-cell>
          <table:table-cell table:number-columns-repeated="2" office:value-type="float" office:value="0.75944">
            <text:p>0.75944</text:p>
          </table:table-cell>
          <table:table-cell table:number-columns-repeated="2"/>
        </table:table-row>
        <table:table-row table:style-name="ro1">
          <table:table-cell office:value-type="string">
            <text:p><text:s/>host=71.198.157.170 0.74766</text:p>
          </table:table-cell>
          <table:table-cell office:value-type="string">
            <text:p>host=71.198.157.170</text:p>
          </table:table-cell>
          <table:table-cell table:number-columns-repeated="2" office:value-type="float" office:value="0.74766">
            <text:p>0.74766</text:p>
          </table:table-cell>
          <table:table-cell table:number-columns-repeated="2"/>
        </table:table-row>
        <table:table-row table:style-name="ro1">
          <table:table-cell office:value-type="string">
            <text:p><text:s/>host=200.252.42.177 0.74430</text:p>
          </table:table-cell>
          <table:table-cell office:value-type="string">
            <text:p>host=200.252.42.177</text:p>
          </table:table-cell>
          <table:table-cell table:number-columns-repeated="2" office:value-type="float" office:value="0.7443">
            <text:p>0.7443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55.107.186 0.74361</text:p>
          </table:table-cell>
          <table:table-cell office:value-type="string">
            <text:p>host=65.55.107.186</text:p>
          </table:table-cell>
          <table:table-cell table:number-columns-repeated="2" office:value-type="float" office:value="0.74361">
            <text:p>0.74361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70.80.176.242 0.73945</text:p>
          </table:table-cell>
          <table:table-cell office:value-type="string">
            <text:p>host=70.80.176.242</text:p>
          </table:table-cell>
          <table:table-cell table:number-columns-repeated="2" office:value-type="float" office:value="0.73945">
            <text:p>0.73945</text:p>
          </table:table-cell>
          <table:table-cell table:number-columns-repeated="2"/>
        </table:table-row>
        <table:table-row table:style-name="ro1">
          <table:table-cell office:value-type="string">
            <text:p>host=200.199.205.160 0.73493</text:p>
          </table:table-cell>
          <table:table-cell office:value-type="string">
            <text:p>host=200.199.205.160</text:p>
          </table:table-cell>
          <table:table-cell table:number-columns-repeated="2" office:value-type="float" office:value="0.73493">
            <text:p>0.73493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2.120.53.146 -0.73141</text:p>
          </table:table-cell>
          <table:table-cell office:value-type="string">
            <text:p>host=62.120.53.146</text:p>
          </table:table-cell>
          <table:table-cell office:value-type="float" office:value="-0.73141">
            <text:p>-0.73141</text:p>
          </table:table-cell>
          <table:table-cell office:value-type="float" office:value="0.73141">
            <text:p>0.73141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55.109.122 -0.73110</text:p>
          </table:table-cell>
          <table:table-cell office:value-type="string">
            <text:p>host=65.55.109.122</text:p>
          </table:table-cell>
          <table:table-cell office:value-type="float" office:value="-0.7311">
            <text:p>-0.7311</text:p>
          </table:table-cell>
          <table:table-cell office:value-type="float" office:value="0.7311">
            <text:p>0.7311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55.106.133 0.72301</text:p>
          </table:table-cell>
          <table:table-cell office:value-type="string">
            <text:p>host=65.55.106.133</text:p>
          </table:table-cell>
          <table:table-cell table:number-columns-repeated="2" office:value-type="float" office:value="0.72301">
            <text:p>0.72301</text:p>
          </table:table-cell>
          <table:table-cell table:number-columns-repeated="2"/>
        </table:table-row>
        <table:table-row table:style-name="ro1">
          <table:table-cell office:value-type="string">
            <text:p><text:s/>host=41.178.112.197 0.72024</text:p>
          </table:table-cell>
          <table:table-cell office:value-type="string">
            <text:p>host=41.178.112.197</text:p>
          </table:table-cell>
          <table:table-cell table:number-columns-repeated="2" office:value-type="float" office:value="0.72024">
            <text:p>0.72024</text:p>
          </table:table-cell>
          <table:table-cell table:number-columns-repeated="2"/>
        </table:table-row>
        <table:table-row table:style-name="ro1">
          <table:table-cell office:value-type="string">
            <text:p><text:s/>host=144.36.234.188 0.71987</text:p>
          </table:table-cell>
          <table:table-cell office:value-type="string">
            <text:p>host=144.36.234.188</text:p>
          </table:table-cell>
          <table:table-cell table:number-columns-repeated="2" office:value-type="float" office:value="0.71987">
            <text:p>0.71987</text:p>
          </table:table-cell>
          <table:table-cell table:number-columns-repeated="2"/>
        </table:table-row>
        <table:table-row table:style-name="ro1">
          <table:table-cell office:value-type="string">
            <text:p><text:s/>host=74.196.108.211 0.71987</text:p>
          </table:table-cell>
          <table:table-cell office:value-type="string">
            <text:p>host=74.196.108.211</text:p>
          </table:table-cell>
          <table:table-cell table:number-columns-repeated="2" office:value-type="float" office:value="0.71987">
            <text:p>0.71987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201.71.142.40 -0.71652</text:p>
          </table:table-cell>
          <table:table-cell office:value-type="string">
            <text:p>host=201.71.142.40</text:p>
          </table:table-cell>
          <table:table-cell office:value-type="float" office:value="-0.71652">
            <text:p>-0.71652</text:p>
          </table:table-cell>
          <table:table-cell office:value-type="float" office:value="0.71652">
            <text:p>0.71652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55.110.194 -0.71652</text:p>
          </table:table-cell>
          <table:table-cell office:value-type="string">
            <text:p>host=65.55.110.194</text:p>
          </table:table-cell>
          <table:table-cell office:value-type="float" office:value="-0.71652">
            <text:p>-0.71652</text:p>
          </table:table-cell>
          <table:table-cell office:value-type="float" office:value="0.71652">
            <text:p>0.71652</text:p>
          </table:table-cell>
          <table:table-cell table:number-columns-repeated="2"/>
        </table:table-row>
        <table:table-row table:style-name="ro1">
          <table:table-cell office:value-type="string">
            <text:p><text:s text:c="4"/>host=97.83.98.48 -0.71652</text:p>
          </table:table-cell>
          <table:table-cell office:value-type="string">
            <text:p>host=97.83.98.48</text:p>
          </table:table-cell>
          <table:table-cell office:value-type="float" office:value="-0.71652">
            <text:p>-0.71652</text:p>
          </table:table-cell>
          <table:table-cell office:value-type="float" office:value="0.71652">
            <text:p>0.71652</text:p>
          </table:table-cell>
          <table:table-cell table:number-columns-repeated="2"/>
        </table:table-row>
        <table:table-row table:style-name="ro1">
          <table:table-cell office:value-type="string">
            <text:p>host=202.160.179.114 0.71647</text:p>
          </table:table-cell>
          <table:table-cell office:value-type="string">
            <text:p>host=202.160.179.114</text:p>
          </table:table-cell>
          <table:table-cell table:number-columns-repeated="2" office:value-type="float" office:value="0.71647">
            <text:p>0.71647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65.55.110.83 0.71647</text:p>
          </table:table-cell>
          <table:table-cell office:value-type="string">
            <text:p>host=65.55.110.83</text:p>
          </table:table-cell>
          <table:table-cell table:number-columns-repeated="2" office:value-type="float" office:value="0.71647">
            <text:p>0.71647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9.80.205.130 0.71647</text:p>
          </table:table-cell>
          <table:table-cell office:value-type="string">
            <text:p>host=69.80.205.130</text:p>
          </table:table-cell>
          <table:table-cell table:number-columns-repeated="2" office:value-type="float" office:value="0.71647">
            <text:p>0.71647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201.43.144.61 -0.71465</text:p>
          </table:table-cell>
          <table:table-cell office:value-type="string">
            <text:p>host=201.43.144.61</text:p>
          </table:table-cell>
          <table:table-cell office:value-type="float" office:value="-0.71465">
            <text:p>-0.71465</text:p>
          </table:table-cell>
          <table:table-cell office:value-type="float" office:value="0.71465">
            <text:p>0.71465</text:p>
          </table:table-cell>
          <table:table-cell table:number-columns-repeated="2"/>
        </table:table-row>
        <table:table-row table:style-name="ro1">
          <table:table-cell office:value-type="string">
            <text:p><text:s text:c="4"/>host=97.96.67.16 -0.71465</text:p>
          </table:table-cell>
          <table:table-cell office:value-type="string">
            <text:p>host=97.96.67.16</text:p>
          </table:table-cell>
          <table:table-cell office:value-type="float" office:value="-0.71465">
            <text:p>-0.71465</text:p>
          </table:table-cell>
          <table:table-cell office:value-type="float" office:value="0.71465">
            <text:p>0.71465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55.106.211 0.71148</text:p>
          </table:table-cell>
          <table:table-cell office:value-type="string">
            <text:p>host=65.55.106.211</text:p>
          </table:table-cell>
          <table:table-cell table:number-columns-repeated="2" office:value-type="float" office:value="0.71148">
            <text:p>0.71148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80.57.152.238 0.71148</text:p>
          </table:table-cell>
          <table:table-cell office:value-type="string">
            <text:p>host=80.57.152.238</text:p>
          </table:table-cell>
          <table:table-cell table:number-columns-repeated="2" office:value-type="float" office:value="0.71148">
            <text:p>0.71148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55.208.187 -0.70643</text:p>
          </table:table-cell>
          <table:table-cell office:value-type="string">
            <text:p>host=65.55.208.187</text:p>
          </table:table-cell>
          <table:table-cell office:value-type="float" office:value="-0.70643">
            <text:p>-0.70643</text:p>
          </table:table-cell>
          <table:table-cell office:value-type="float" office:value="0.70643">
            <text:p>0.70643</text:p>
          </table:table-cell>
          <table:table-cell table:number-columns-repeated="2"/>
        </table:table-row>
        <table:table-row table:style-name="ro1">
          <table:table-cell office:value-type="string">
            <text:p>host=119.167.225.136 -0.70560</text:p>
          </table:table-cell>
          <table:table-cell office:value-type="string">
            <text:p>host=119.167.225.136</text:p>
          </table:table-cell>
          <table:table-cell office:value-type="float" office:value="-0.7056">
            <text:p>-0.7056</text:p>
          </table:table-cell>
          <table:table-cell office:value-type="float" office:value="0.7056">
            <text:p>0.7056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65.55.109.76 -0.70560</text:p>
          </table:table-cell>
          <table:table-cell office:value-type="string">
            <text:p>host=65.55.109.76</text:p>
          </table:table-cell>
          <table:table-cell office:value-type="float" office:value="-0.7056">
            <text:p>-0.7056</text:p>
          </table:table-cell>
          <table:table-cell office:value-type="float" office:value="0.7056">
            <text:p>0.7056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195.23.94.106 0.69834</text:p>
          </table:table-cell>
          <table:table-cell office:value-type="string">
            <text:p>host=195.23.94.106</text:p>
          </table:table-cell>
          <table:table-cell table:number-columns-repeated="2" office:value-type="float" office:value="0.69834">
            <text:p>0.69834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174.116.63.75 0.69712</text:p>
          </table:table-cell>
          <table:table-cell office:value-type="string">
            <text:p>host=174.116.63.75</text:p>
          </table:table-cell>
          <table:table-cell table:number-columns-repeated="2" office:value-type="float" office:value="0.69712">
            <text:p>0.69712</text:p>
          </table:table-cell>
          <table:table-cell table:number-columns-repeated="2"/>
        </table:table-row>
        <table:table-row table:style-name="ro1">
          <table:table-cell office:value-type="string">
            <text:p><text:s text:c="4"/>host=212.43.17.1 0.69712</text:p>
          </table:table-cell>
          <table:table-cell office:value-type="string">
            <text:p>host=212.43.17.1</text:p>
          </table:table-cell>
          <table:table-cell table:number-columns-repeated="2" office:value-type="float" office:value="0.69712">
            <text:p>0.69712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65.55.109.82 0.69712</text:p>
          </table:table-cell>
          <table:table-cell office:value-type="string">
            <text:p>host=65.55.109.82</text:p>
          </table:table-cell>
          <table:table-cell table:number-columns-repeated="2" office:value-type="float" office:value="0.69712">
            <text:p>0.69712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65.55.37.194 0.69712</text:p>
          </table:table-cell>
          <table:table-cell office:value-type="string">
            <text:p>host=65.55.37.194</text:p>
          </table:table-cell>
          <table:table-cell table:number-columns-repeated="2" office:value-type="float" office:value="0.69712">
            <text:p>0.69712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99.129.155.5 0.69712</text:p>
          </table:table-cell>
          <table:table-cell office:value-type="string">
            <text:p>host=99.129.155.5</text:p>
          </table:table-cell>
          <table:table-cell table:number-columns-repeated="2" office:value-type="float" office:value="0.69712">
            <text:p>0.69712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189.69.94.180 0.69587</text:p>
          </table:table-cell>
          <table:table-cell office:value-type="string">
            <text:p>host=189.69.94.180</text:p>
          </table:table-cell>
          <table:table-cell table:number-columns-repeated="2" office:value-type="float" office:value="0.69587">
            <text:p>0.69587</text:p>
          </table:table-cell>
          <table:table-cell table:number-columns-repeated="2"/>
        </table:table-row>
        <table:table-row table:style-name="ro1">
          <table:table-cell office:value-type="string">
            <text:p>host=205.110.157.226 0.69587</text:p>
          </table:table-cell>
          <table:table-cell office:value-type="string">
            <text:p>host=205.110.157.226</text:p>
          </table:table-cell>
          <table:table-cell table:number-columns-repeated="2" office:value-type="float" office:value="0.69587">
            <text:p>0.69587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55.110.109 -0.68986</text:p>
          </table:table-cell>
          <table:table-cell office:value-type="string">
            <text:p>host=65.55.110.109</text:p>
          </table:table-cell>
          <table:table-cell office:value-type="float" office:value="-0.68986">
            <text:p>-0.68986</text:p>
          </table:table-cell>
          <table:table-cell office:value-type="float" office:value="0.68986">
            <text:p>0.68986</text:p>
          </table:table-cell>
          <table:table-cell table:number-columns-repeated="2"/>
        </table:table-row>
        <table:table-row table:style-name="ro1">
          <table:table-cell office:value-type="string">
            <text:p><text:s/>host=96.232.116.126 -0.68986</text:p>
          </table:table-cell>
          <table:table-cell office:value-type="string">
            <text:p>host=96.232.116.126</text:p>
          </table:table-cell>
          <table:table-cell office:value-type="float" office:value="-0.68986">
            <text:p>-0.68986</text:p>
          </table:table-cell>
          <table:table-cell office:value-type="float" office:value="0.68986">
            <text:p>0.68986</text:p>
          </table:table-cell>
          <table:table-cell table:number-columns-repeated="2"/>
        </table:table-row>
        <table:table-row table:style-name="ro1">
          <table:table-cell office:value-type="string">
            <text:p><text:s/>host=124.177.134.93 -0.68583</text:p>
          </table:table-cell>
          <table:table-cell office:value-type="string">
            <text:p>host=124.177.134.93</text:p>
          </table:table-cell>
          <table:table-cell office:value-type="float" office:value="-0.68583">
            <text:p>-0.68583</text:p>
          </table:table-cell>
          <table:table-cell office:value-type="float" office:value="0.68583">
            <text:p>0.68583</text:p>
          </table:table-cell>
          <table:table-cell table:number-columns-repeated="2"/>
        </table:table-row>
        <table:table-row table:style-name="ro1">
          <table:table-cell office:value-type="string">
            <text:p>host=218.188.194.142 -0.68583</text:p>
          </table:table-cell>
          <table:table-cell office:value-type="string">
            <text:p>host=218.188.194.142</text:p>
          </table:table-cell>
          <table:table-cell office:value-type="float" office:value="-0.68583">
            <text:p>-0.68583</text:p>
          </table:table-cell>
          <table:table-cell office:value-type="float" office:value="0.68583">
            <text:p>0.68583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55.109.242 0.68433</text:p>
          </table:table-cell>
          <table:table-cell office:value-type="string">
            <text:p>host=65.55.109.242</text:p>
          </table:table-cell>
          <table:table-cell table:number-columns-repeated="2" office:value-type="float" office:value="0.68433">
            <text:p>0.68433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81.152.100.38 0.68433</text:p>
          </table:table-cell>
          <table:table-cell office:value-type="string">
            <text:p>host=81.152.100.38</text:p>
          </table:table-cell>
          <table:table-cell table:number-columns-repeated="2" office:value-type="float" office:value="0.68433">
            <text:p>0.68433</text:p>
          </table:table-cell>
          <table:table-cell table:number-columns-repeated="2"/>
        </table:table-row>
        <table:table-row table:style-name="ro1">
          <table:table-cell office:value-type="string">
            <text:p>host=121.247.164.118 0.68236</text:p>
          </table:table-cell>
          <table:table-cell office:value-type="string">
            <text:p>host=121.247.164.118</text:p>
          </table:table-cell>
          <table:table-cell table:number-columns-repeated="2" office:value-type="float" office:value="0.68236">
            <text:p>0.68236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6.249.67.142 0.68236</text:p>
          </table:table-cell>
          <table:table-cell office:value-type="string">
            <text:p>host=66.249.67.142</text:p>
          </table:table-cell>
          <table:table-cell table:number-columns-repeated="2" office:value-type="float" office:value="0.68236">
            <text:p>0.68236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77.31.75.135 0.68236</text:p>
          </table:table-cell>
          <table:table-cell office:value-type="string">
            <text:p>host=77.31.75.135</text:p>
          </table:table-cell>
          <table:table-cell table:number-columns-repeated="2" office:value-type="float" office:value="0.68236">
            <text:p>0.68236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55.106.212 -0.68206</text:p>
          </table:table-cell>
          <table:table-cell office:value-type="string">
            <text:p>host=65.55.106.212</text:p>
          </table:table-cell>
          <table:table-cell office:value-type="float" office:value="-0.68206">
            <text:p>-0.68206</text:p>
          </table:table-cell>
          <table:table-cell office:value-type="float" office:value="0.68206">
            <text:p>0.68206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76.93.109.183 -0.68206</text:p>
          </table:table-cell>
          <table:table-cell office:value-type="string">
            <text:p>host=76.93.109.183</text:p>
          </table:table-cell>
          <table:table-cell office:value-type="float" office:value="-0.68206">
            <text:p>-0.68206</text:p>
          </table:table-cell>
          <table:table-cell office:value-type="float" office:value="0.68206">
            <text:p>0.68206</text:p>
          </table:table-cell>
          <table:table-cell table:number-columns-repeated="2"/>
        </table:table-row>
        <table:table-row table:style-name="ro1">
          <table:table-cell office:value-type="string">
            <text:p><text:s/>host=134.191.254.39 0.67665</text:p>
          </table:table-cell>
          <table:table-cell office:value-type="string">
            <text:p>host=134.191.254.39</text:p>
          </table:table-cell>
          <table:table-cell table:number-columns-repeated="2" office:value-type="float" office:value="0.67665">
            <text:p>0.67665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200.2.142.161 0.67665</text:p>
          </table:table-cell>
          <table:table-cell office:value-type="string">
            <text:p>host=200.2.142.161</text:p>
          </table:table-cell>
          <table:table-cell table:number-columns-repeated="2" office:value-type="float" office:value="0.67665">
            <text:p>0.67665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220.181.7.35 0.67617</text:p>
          </table:table-cell>
          <table:table-cell office:value-type="string">
            <text:p>host=220.181.7.35</text:p>
          </table:table-cell>
          <table:table-cell table:number-columns-repeated="2" office:value-type="float" office:value="0.67617">
            <text:p>0.67617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55.107.221 0.67617</text:p>
          </table:table-cell>
          <table:table-cell office:value-type="string">
            <text:p>host=65.55.107.221</text:p>
          </table:table-cell>
          <table:table-cell table:number-columns-repeated="2" office:value-type="float" office:value="0.67617">
            <text:p>0.67617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199.2.242.199 -0.66970</text:p>
          </table:table-cell>
          <table:table-cell office:value-type="string">
            <text:p>host=199.2.242.199</text:p>
          </table:table-cell>
          <table:table-cell office:value-type="float" office:value="-0.6697">
            <text:p>-0.6697</text:p>
          </table:table-cell>
          <table:table-cell office:value-type="float" office:value="0.6697">
            <text:p>0.6697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65.55.232.45 -0.66970</text:p>
          </table:table-cell>
          <table:table-cell office:value-type="string">
            <text:p>host=65.55.232.45</text:p>
          </table:table-cell>
          <table:table-cell office:value-type="float" office:value="-0.6697">
            <text:p>-0.6697</text:p>
          </table:table-cell>
          <table:table-cell office:value-type="float" office:value="0.6697">
            <text:p>0.6697</text:p>
          </table:table-cell>
          <table:table-cell table:number-columns-repeated="2"/>
        </table:table-row>
        <table:table-row table:style-name="ro1">
          <table:table-cell office:value-type="string">
            <text:p>host=193.252.118.173 0.66874</text:p>
          </table:table-cell>
          <table:table-cell office:value-type="string">
            <text:p>host=193.252.118.173</text:p>
          </table:table-cell>
          <table:table-cell table:number-columns-repeated="2" office:value-type="float" office:value="0.66874">
            <text:p>0.66874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55.110.216 0.66874</text:p>
          </table:table-cell>
          <table:table-cell office:value-type="string">
            <text:p>host=65.55.110.216</text:p>
          </table:table-cell>
          <table:table-cell table:number-columns-repeated="2" office:value-type="float" office:value="0.66874">
            <text:p>0.66874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55.106.115 0.65826</text:p>
          </table:table-cell>
          <table:table-cell office:value-type="string">
            <text:p>host=65.55.106.115</text:p>
          </table:table-cell>
          <table:table-cell table:number-columns-repeated="2" office:value-type="float" office:value="0.65826">
            <text:p>0.65826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65.55.109.35 0.65826</text:p>
          </table:table-cell>
          <table:table-cell office:value-type="string">
            <text:p>host=65.55.109.35</text:p>
          </table:table-cell>
          <table:table-cell table:number-columns-repeated="2" office:value-type="float" office:value="0.65826">
            <text:p>0.65826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133.95.83.12 -0.65351</text:p>
          </table:table-cell>
          <table:table-cell office:value-type="string">
            <text:p>host=133.95.83.12</text:p>
          </table:table-cell>
          <table:table-cell office:value-type="float" office:value="-0.65351">
            <text:p>-0.65351</text:p>
          </table:table-cell>
          <table:table-cell office:value-type="float" office:value="0.65351">
            <text:p>0.65351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211.166.10.71 -0.65351</text:p>
          </table:table-cell>
          <table:table-cell office:value-type="string">
            <text:p>host=211.166.10.71</text:p>
          </table:table-cell>
          <table:table-cell office:value-type="float" office:value="-0.65351">
            <text:p>-0.65351</text:p>
          </table:table-cell>
          <table:table-cell office:value-type="float" office:value="0.65351">
            <text:p>0.65351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9.181.63.146 -0.65351</text:p>
          </table:table-cell>
          <table:table-cell office:value-type="string">
            <text:p>host=69.181.63.146</text:p>
          </table:table-cell>
          <table:table-cell office:value-type="float" office:value="-0.65351">
            <text:p>-0.65351</text:p>
          </table:table-cell>
          <table:table-cell office:value-type="float" office:value="0.65351">
            <text:p>0.65351</text:p>
          </table:table-cell>
          <table:table-cell table:number-columns-repeated="2"/>
        </table:table-row>
        <table:table-row table:style-name="ro1">
          <table:table-cell office:value-type="string">
            <text:p><text:s/>host=174.36.241.155 0.64880</text:p>
          </table:table-cell>
          <table:table-cell office:value-type="string">
            <text:p>host=174.36.241.155</text:p>
          </table:table-cell>
          <table:table-cell table:number-columns-repeated="2" office:value-type="float" office:value="0.6488">
            <text:p>0.6488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55.109.212 0.64880</text:p>
          </table:table-cell>
          <table:table-cell office:value-type="string">
            <text:p>host=65.55.109.212</text:p>
          </table:table-cell>
          <table:table-cell table:number-columns-repeated="2" office:value-type="float" office:value="0.6488">
            <text:p>0.6488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95.74.114.51 0.64741</text:p>
          </table:table-cell>
          <table:table-cell office:value-type="string">
            <text:p>host=95.74.114.51</text:p>
          </table:table-cell>
          <table:table-cell table:number-columns-repeated="2" office:value-type="float" office:value="0.64741">
            <text:p>0.64741</text:p>
          </table:table-cell>
          <table:table-cell table:number-columns-repeated="2"/>
        </table:table-row>
        <table:table-row table:style-name="ro1">
          <table:table-cell office:value-type="string">
            <text:p>host=122.106.230.151 0.64653</text:p>
          </table:table-cell>
          <table:table-cell office:value-type="string">
            <text:p>host=122.106.230.151</text:p>
          </table:table-cell>
          <table:table-cell table:number-columns-repeated="2" office:value-type="float" office:value="0.64653">
            <text:p>0.64653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38.108.221.34 0.64653</text:p>
          </table:table-cell>
          <table:table-cell office:value-type="string">
            <text:p>host=38.108.221.34</text:p>
          </table:table-cell>
          <table:table-cell table:number-columns-repeated="2" office:value-type="float" office:value="0.64653">
            <text:p>0.64653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55.106.235 0.64159</text:p>
          </table:table-cell>
          <table:table-cell office:value-type="string">
            <text:p>host=65.55.106.235</text:p>
          </table:table-cell>
          <table:table-cell table:number-columns-repeated="2" office:value-type="float" office:value="0.64159">
            <text:p>0.64159</text:p>
          </table:table-cell>
          <table:table-cell table:number-columns-repeated="2"/>
        </table:table-row>
        <table:table-row table:style-name="ro1">
          <table:table-cell office:value-type="string">
            <text:p><text:s/>host=174.36.241.148 -0.64032</text:p>
          </table:table-cell>
          <table:table-cell office:value-type="string">
            <text:p>host=174.36.241.148</text:p>
          </table:table-cell>
          <table:table-cell office:value-type="float" office:value="-0.64032">
            <text:p>-0.64032</text:p>
          </table:table-cell>
          <table:table-cell office:value-type="float" office:value="0.64032">
            <text:p>0.64032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55.109.119 -0.64032</text:p>
          </table:table-cell>
          <table:table-cell office:value-type="string">
            <text:p>host=65.55.109.119</text:p>
          </table:table-cell>
          <table:table-cell office:value-type="float" office:value="-0.64032">
            <text:p>-0.64032</text:p>
          </table:table-cell>
          <table:table-cell office:value-type="float" office:value="0.64032">
            <text:p>0.64032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65.55.109.69 -0.64032</text:p>
          </table:table-cell>
          <table:table-cell office:value-type="string">
            <text:p>host=65.55.109.69</text:p>
          </table:table-cell>
          <table:table-cell office:value-type="float" office:value="-0.64032">
            <text:p>-0.64032</text:p>
          </table:table-cell>
          <table:table-cell office:value-type="float" office:value="0.64032">
            <text:p>0.64032</text:p>
          </table:table-cell>
          <table:table-cell table:number-columns-repeated="2"/>
        </table:table-row>
        <table:table-row table:style-name="ro1">
          <table:table-cell office:value-type="string">
            <text:p><text:s/>host=190.252.168.42 0.63837</text:p>
          </table:table-cell>
          <table:table-cell office:value-type="string">
            <text:p>host=190.252.168.42</text:p>
          </table:table-cell>
          <table:table-cell table:number-columns-repeated="2" office:value-type="float" office:value="0.63837">
            <text:p>0.63837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88.191.13.89 0.63837</text:p>
          </table:table-cell>
          <table:table-cell office:value-type="string">
            <text:p>host=88.191.13.89</text:p>
          </table:table-cell>
          <table:table-cell table:number-columns-repeated="2" office:value-type="float" office:value="0.63837">
            <text:p>0.63837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55.106.188 -0.63767</text:p>
          </table:table-cell>
          <table:table-cell office:value-type="string">
            <text:p>host=65.55.106.188</text:p>
          </table:table-cell>
          <table:table-cell office:value-type="float" office:value="-0.63767">
            <text:p>-0.63767</text:p>
          </table:table-cell>
          <table:table-cell office:value-type="float" office:value="0.63767">
            <text:p>0.63767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89.181.115.20 0.62694</text:p>
          </table:table-cell>
          <table:table-cell office:value-type="string">
            <text:p>host=89.181.115.20</text:p>
          </table:table-cell>
          <table:table-cell table:number-columns-repeated="2" office:value-type="float" office:value="0.62694">
            <text:p>0.62694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144.13.24.81 0.62623</text:p>
          </table:table-cell>
          <table:table-cell office:value-type="string">
            <text:p>host=144.13.24.81</text:p>
          </table:table-cell>
          <table:table-cell table:number-columns-repeated="2" office:value-type="float" office:value="0.62623">
            <text:p>0.62623</text:p>
          </table:table-cell>
          <table:table-cell table:number-columns-repeated="2"/>
        </table:table-row>
        <table:table-row table:style-name="ro1">
          <table:table-cell office:value-type="string">
            <text:p><text:s/>host=205.248.102.82 0.62623</text:p>
          </table:table-cell>
          <table:table-cell office:value-type="string">
            <text:p>host=205.248.102.82</text:p>
          </table:table-cell>
          <table:table-cell table:number-columns-repeated="2" office:value-type="float" office:value="0.62623">
            <text:p>0.62623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55.106.110 -0.62476</text:p>
          </table:table-cell>
          <table:table-cell office:value-type="string">
            <text:p>host=65.55.106.110</text:p>
          </table:table-cell>
          <table:table-cell office:value-type="float" office:value="-0.62476">
            <text:p>-0.62476</text:p>
          </table:table-cell>
          <table:table-cell office:value-type="float" office:value="0.62476">
            <text:p>0.62476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8.51.219.106 -0.62476</text:p>
          </table:table-cell>
          <table:table-cell office:value-type="string">
            <text:p>host=68.51.219.106</text:p>
          </table:table-cell>
          <table:table-cell office:value-type="float" office:value="-0.62476">
            <text:p>-0.62476</text:p>
          </table:table-cell>
          <table:table-cell office:value-type="float" office:value="0.62476">
            <text:p>0.62476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44.112.194 -0.62339</text:p>
          </table:table-cell>
          <table:table-cell office:value-type="string">
            <text:p>host=65.44.112.194</text:p>
          </table:table-cell>
          <table:table-cell office:value-type="float" office:value="-0.62339">
            <text:p>-0.62339</text:p>
          </table:table-cell>
          <table:table-cell office:value-type="float" office:value="0.62339">
            <text:p>0.62339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55.110.240 -0.62339</text:p>
          </table:table-cell>
          <table:table-cell office:value-type="string">
            <text:p>host=65.55.110.240</text:p>
          </table:table-cell>
          <table:table-cell office:value-type="float" office:value="-0.62339">
            <text:p>-0.62339</text:p>
          </table:table-cell>
          <table:table-cell office:value-type="float" office:value="0.62339">
            <text:p>0.62339</text:p>
          </table:table-cell>
          <table:table-cell table:number-columns-repeated="2"/>
        </table:table-row>
        <table:table-row table:style-name="ro1">
          <table:table-cell office:value-type="string">
            <text:p><text:s/>host=187.26.235.234 0.62132</text:p>
          </table:table-cell>
          <table:table-cell office:value-type="string">
            <text:p>host=187.26.235.234</text:p>
          </table:table-cell>
          <table:table-cell table:number-columns-repeated="2" office:value-type="float" office:value="0.62132">
            <text:p>0.62132</text:p>
          </table:table-cell>
          <table:table-cell table:number-columns-repeated="2"/>
        </table:table-row>
        <table:table-row table:style-name="ro1">
          <table:table-cell office:value-type="string">
            <text:p><text:s/>host=213.10.138.228 0.62132</text:p>
          </table:table-cell>
          <table:table-cell office:value-type="string">
            <text:p>host=213.10.138.228</text:p>
          </table:table-cell>
          <table:table-cell table:number-columns-repeated="2" office:value-type="float" office:value="0.62132">
            <text:p>0.62132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125.25.72.221 -0.61809</text:p>
          </table:table-cell>
          <table:table-cell office:value-type="string">
            <text:p>host=125.25.72.221</text:p>
          </table:table-cell>
          <table:table-cell office:value-type="float" office:value="-0.61809">
            <text:p>-0.61809</text:p>
          </table:table-cell>
          <table:table-cell office:value-type="float" office:value="0.61809">
            <text:p>0.61809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72.82.117.242 -0.61809</text:p>
          </table:table-cell>
          <table:table-cell office:value-type="string">
            <text:p>host=72.82.117.242</text:p>
          </table:table-cell>
          <table:table-cell office:value-type="float" office:value="-0.61809">
            <text:p>-0.61809</text:p>
          </table:table-cell>
          <table:table-cell office:value-type="float" office:value="0.61809">
            <text:p>0.61809</text:p>
          </table:table-cell>
          <table:table-cell table:number-columns-repeated="2"/>
        </table:table-row>
        <table:table-row table:style-name="ro1">
          <table:table-cell office:value-type="string">
            <text:p><text:s text:c="4"/>host=125.2.64.10 0.61789</text:p>
          </table:table-cell>
          <table:table-cell office:value-type="string">
            <text:p>host=125.2.64.10</text:p>
          </table:table-cell>
          <table:table-cell table:number-columns-repeated="2" office:value-type="float" office:value="0.61789">
            <text:p>0.61789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220.181.7.47 0.61789</text:p>
          </table:table-cell>
          <table:table-cell office:value-type="string">
            <text:p>host=220.181.7.47</text:p>
          </table:table-cell>
          <table:table-cell table:number-columns-repeated="2" office:value-type="float" office:value="0.61789">
            <text:p>0.61789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55.106.238 0.61789</text:p>
          </table:table-cell>
          <table:table-cell office:value-type="string">
            <text:p>host=65.55.106.238</text:p>
          </table:table-cell>
          <table:table-cell table:number-columns-repeated="2" office:value-type="float" office:value="0.61789">
            <text:p>0.61789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78.172.203.86 0.61789</text:p>
          </table:table-cell>
          <table:table-cell office:value-type="string">
            <text:p>host=78.172.203.86</text:p>
          </table:table-cell>
          <table:table-cell table:number-columns-repeated="2" office:value-type="float" office:value="0.61789">
            <text:p>0.61789</text:p>
          </table:table-cell>
          <table:table-cell table:number-columns-repeated="2"/>
        </table:table-row>
        <table:table-row table:style-name="ro1">
          <table:table-cell office:value-type="string">
            <text:p><text:s text:c="4"/>host=78.42.82.12 0.61789</text:p>
          </table:table-cell>
          <table:table-cell office:value-type="string">
            <text:p>host=78.42.82.12</text:p>
          </table:table-cell>
          <table:table-cell table:number-columns-repeated="2" office:value-type="float" office:value="0.61789">
            <text:p>0.61789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84.26.126.221 -0.61565</text:p>
          </table:table-cell>
          <table:table-cell office:value-type="string">
            <text:p>host=84.26.126.221</text:p>
          </table:table-cell>
          <table:table-cell office:value-type="float" office:value="-0.61565">
            <text:p>-0.61565</text:p>
          </table:table-cell>
          <table:table-cell office:value-type="float" office:value="0.61565">
            <text:p>0.61565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55.109.147 0.61388</text:p>
          </table:table-cell>
          <table:table-cell office:value-type="string">
            <text:p>host=65.55.109.147</text:p>
          </table:table-cell>
          <table:table-cell table:number-columns-repeated="2" office:value-type="float" office:value="0.61388">
            <text:p>0.61388</text:p>
          </table:table-cell>
          <table:table-cell table:number-columns-repeated="2"/>
        </table:table-row>
        <table:table-row table:style-name="ro1">
          <table:table-cell office:value-type="string">
            <text:p><text:s/>host=76.169.145.181 0.61010</text:p>
          </table:table-cell>
          <table:table-cell office:value-type="string">
            <text:p>host=76.169.145.181</text:p>
          </table:table-cell>
          <table:table-cell table:number-columns-repeated="2" office:value-type="float" office:value="0.6101">
            <text:p>0.6101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55.109.193 0.60873</text:p>
          </table:table-cell>
          <table:table-cell office:value-type="string">
            <text:p>host=65.55.109.193</text:p>
          </table:table-cell>
          <table:table-cell table:number-columns-repeated="2" office:value-type="float" office:value="0.60873">
            <text:p>0.60873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65.55.231.81 0.60873</text:p>
          </table:table-cell>
          <table:table-cell office:value-type="string">
            <text:p>host=65.55.231.81</text:p>
          </table:table-cell>
          <table:table-cell table:number-columns-repeated="2" office:value-type="float" office:value="0.60873">
            <text:p>0.60873</text:p>
          </table:table-cell>
          <table:table-cell table:number-columns-repeated="2"/>
        </table:table-row>
        <table:table-row table:style-name="ro1">
          <table:table-cell office:value-type="string">
            <text:p><text:s/>host=67.195.112.215 0.60873</text:p>
          </table:table-cell>
          <table:table-cell office:value-type="string">
            <text:p>host=67.195.112.215</text:p>
          </table:table-cell>
          <table:table-cell table:number-columns-repeated="2" office:value-type="float" office:value="0.60873">
            <text:p>0.60873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9.63.178.249 0.60873</text:p>
          </table:table-cell>
          <table:table-cell office:value-type="string">
            <text:p>host=69.63.178.249</text:p>
          </table:table-cell>
          <table:table-cell table:number-columns-repeated="2" office:value-type="float" office:value="0.60873">
            <text:p>0.60873</text:p>
          </table:table-cell>
          <table:table-cell table:number-columns-repeated="2"/>
        </table:table-row>
        <table:table-row table:style-name="ro1">
          <table:table-cell office:value-type="string">
            <text:p><text:s/>host=217.86.165.248 0.60725</text:p>
          </table:table-cell>
          <table:table-cell office:value-type="string">
            <text:p>host=217.86.165.248</text:p>
          </table:table-cell>
          <table:table-cell table:number-columns-repeated="2" office:value-type="float" office:value="0.60725">
            <text:p>0.60725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6.66.120.198 0.60725</text:p>
          </table:table-cell>
          <table:table-cell office:value-type="string">
            <text:p>host=66.66.120.198</text:p>
          </table:table-cell>
          <table:table-cell table:number-columns-repeated="2" office:value-type="float" office:value="0.60725">
            <text:p>0.60725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55.109.138 -0.59727</text:p>
          </table:table-cell>
          <table:table-cell office:value-type="string">
            <text:p>host=65.55.109.138</text:p>
          </table:table-cell>
          <table:table-cell office:value-type="float" office:value="-0.59727">
            <text:p>-0.59727</text:p>
          </table:table-cell>
          <table:table-cell office:value-type="float" office:value="0.59727">
            <text:p>0.59727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92.80.36.103 -0.59727</text:p>
          </table:table-cell>
          <table:table-cell office:value-type="string">
            <text:p>host=92.80.36.103</text:p>
          </table:table-cell>
          <table:table-cell office:value-type="float" office:value="-0.59727">
            <text:p>-0.59727</text:p>
          </table:table-cell>
          <table:table-cell office:value-type="float" office:value="0.59727">
            <text:p>0.59727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65.55.110.41 0.59674</text:p>
          </table:table-cell>
          <table:table-cell office:value-type="string">
            <text:p>host=65.55.110.41</text:p>
          </table:table-cell>
          <table:table-cell table:number-columns-repeated="2" office:value-type="float" office:value="0.59674">
            <text:p>0.59674</text:p>
          </table:table-cell>
          <table:table-cell table:number-columns-repeated="2"/>
        </table:table-row>
        <table:table-row table:style-name="ro1">
          <table:table-cell office:value-type="string">
            <text:p><text:s/>host=68.161.244.218 0.59674</text:p>
          </table:table-cell>
          <table:table-cell office:value-type="string">
            <text:p>host=68.161.244.218</text:p>
          </table:table-cell>
          <table:table-cell table:number-columns-repeated="2" office:value-type="float" office:value="0.59674">
            <text:p>0.59674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55.106.108 0.59618</text:p>
          </table:table-cell>
          <table:table-cell office:value-type="string">
            <text:p>host=65.55.106.108</text:p>
          </table:table-cell>
          <table:table-cell table:number-columns-repeated="2" office:value-type="float" office:value="0.59618">
            <text:p>0.59618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55.107.234 0.59618</text:p>
          </table:table-cell>
          <table:table-cell office:value-type="string">
            <text:p>host=65.55.107.234</text:p>
          </table:table-cell>
          <table:table-cell table:number-columns-repeated="2" office:value-type="float" office:value="0.59618">
            <text:p>0.59618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98.109.162.57 0.59618</text:p>
          </table:table-cell>
          <table:table-cell office:value-type="string">
            <text:p>host=98.109.162.57</text:p>
          </table:table-cell>
          <table:table-cell table:number-columns-repeated="2" office:value-type="float" office:value="0.59618">
            <text:p>0.59618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55.106.168 -0.59505</text:p>
          </table:table-cell>
          <table:table-cell office:value-type="string">
            <text:p>host=65.55.106.168</text:p>
          </table:table-cell>
          <table:table-cell office:value-type="float" office:value="-0.59505">
            <text:p>-0.59505</text:p>
          </table:table-cell>
          <table:table-cell office:value-type="float" office:value="0.59505">
            <text:p>0.59505</text:p>
          </table:table-cell>
          <table:table-cell table:number-columns-repeated="2"/>
        </table:table-row>
        <table:table-row table:style-name="ro1">
          <table:table-cell office:value-type="string">
            <text:p><text:s/>host=66.179.100.180 -0.59505</text:p>
          </table:table-cell>
          <table:table-cell office:value-type="string">
            <text:p>host=66.179.100.180</text:p>
          </table:table-cell>
          <table:table-cell office:value-type="float" office:value="-0.59505">
            <text:p>-0.59505</text:p>
          </table:table-cell>
          <table:table-cell office:value-type="float" office:value="0.59505">
            <text:p>0.59505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72.248.67.210 -0.59505</text:p>
          </table:table-cell>
          <table:table-cell office:value-type="string">
            <text:p>host=72.248.67.210</text:p>
          </table:table-cell>
          <table:table-cell office:value-type="float" office:value="-0.59505">
            <text:p>-0.59505</text:p>
          </table:table-cell>
          <table:table-cell office:value-type="float" office:value="0.59505">
            <text:p>0.59505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192.55.54.37 0.59158</text:p>
          </table:table-cell>
          <table:table-cell office:value-type="string">
            <text:p>host=192.55.54.37</text:p>
          </table:table-cell>
          <table:table-cell table:number-columns-repeated="2" office:value-type="float" office:value="0.59158">
            <text:p>0.59158</text:p>
          </table:table-cell>
          <table:table-cell table:number-columns-repeated="2"/>
        </table:table-row>
        <table:table-row table:style-name="ro1">
          <table:table-cell office:value-type="string">
            <text:p><text:s/>host=201.63.145.100 0.59158</text:p>
          </table:table-cell>
          <table:table-cell office:value-type="string">
            <text:p>host=201.63.145.100</text:p>
          </table:table-cell>
          <table:table-cell table:number-columns-repeated="2" office:value-type="float" office:value="0.59158">
            <text:p>0.59158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99.253.78.22 0.59158</text:p>
          </table:table-cell>
          <table:table-cell office:value-type="string">
            <text:p>host=99.253.78.22</text:p>
          </table:table-cell>
          <table:table-cell table:number-columns-repeated="2" office:value-type="float" office:value="0.59158">
            <text:p>0.59158</text:p>
          </table:table-cell>
          <table:table-cell table:number-columns-repeated="2"/>
        </table:table-row>
        <table:table-row table:style-name="ro1">
          <table:table-cell office:value-type="string">
            <text:p><text:s/>host=217.117.20.119 -0.59127</text:p>
          </table:table-cell>
          <table:table-cell office:value-type="string">
            <text:p>host=217.117.20.119</text:p>
          </table:table-cell>
          <table:table-cell office:value-type="float" office:value="-0.59127">
            <text:p>-0.59127</text:p>
          </table:table-cell>
          <table:table-cell office:value-type="float" office:value="0.59127">
            <text:p>0.59127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173.60.12.88 -0.58806</text:p>
          </table:table-cell>
          <table:table-cell office:value-type="string">
            <text:p>host=173.60.12.88</text:p>
          </table:table-cell>
          <table:table-cell office:value-type="float" office:value="-0.58806">
            <text:p>-0.58806</text:p>
          </table:table-cell>
          <table:table-cell office:value-type="float" office:value="0.58806">
            <text:p>0.58806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55.106.192 -0.58806</text:p>
          </table:table-cell>
          <table:table-cell office:value-type="string">
            <text:p>host=65.55.106.192</text:p>
          </table:table-cell>
          <table:table-cell office:value-type="float" office:value="-0.58806">
            <text:p>-0.58806</text:p>
          </table:table-cell>
          <table:table-cell office:value-type="float" office:value="0.58806">
            <text:p>0.58806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65.55.109.84 -0.58806</text:p>
          </table:table-cell>
          <table:table-cell office:value-type="string">
            <text:p>host=65.55.109.84</text:p>
          </table:table-cell>
          <table:table-cell office:value-type="float" office:value="-0.58806">
            <text:p>-0.58806</text:p>
          </table:table-cell>
          <table:table-cell office:value-type="float" office:value="0.58806">
            <text:p>0.58806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55.110.217 -0.58806</text:p>
          </table:table-cell>
          <table:table-cell office:value-type="string">
            <text:p>host=65.55.110.217</text:p>
          </table:table-cell>
          <table:table-cell office:value-type="float" office:value="-0.58806">
            <text:p>-0.58806</text:p>
          </table:table-cell>
          <table:table-cell office:value-type="float" office:value="0.58806">
            <text:p>0.58806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8.54.120.231 0.58777</text:p>
          </table:table-cell>
          <table:table-cell office:value-type="string">
            <text:p>host=68.54.120.231</text:p>
          </table:table-cell>
          <table:table-cell table:number-columns-repeated="2" office:value-type="float" office:value="0.58777">
            <text:p>0.58777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93.200.31.205 0.58351</text:p>
          </table:table-cell>
          <table:table-cell office:value-type="string">
            <text:p>host=93.200.31.205</text:p>
          </table:table-cell>
          <table:table-cell table:number-columns-repeated="2" office:value-type="float" office:value="0.58351">
            <text:p>0.58351</text:p>
          </table:table-cell>
          <table:table-cell table:number-columns-repeated="2"/>
        </table:table-row>
        <table:table-row table:style-name="ro1">
          <table:table-cell office:value-type="string">
            <text:p><text:s/>host=122.55.231.149 0.58010</text:p>
          </table:table-cell>
          <table:table-cell office:value-type="string">
            <text:p>host=122.55.231.149</text:p>
          </table:table-cell>
          <table:table-cell table:number-columns-repeated="2" office:value-type="float" office:value="0.5801">
            <text:p>0.5801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76.114.78.112 -0.57892</text:p>
          </table:table-cell>
          <table:table-cell office:value-type="string">
            <text:p>host=76.114.78.112</text:p>
          </table:table-cell>
          <table:table-cell office:value-type="float" office:value="-0.57892">
            <text:p>-0.57892</text:p>
          </table:table-cell>
          <table:table-cell office:value-type="float" office:value="0.57892">
            <text:p>0.57892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65.55.109.44 -0.57812</text:p>
          </table:table-cell>
          <table:table-cell office:value-type="string">
            <text:p>host=65.55.109.44</text:p>
          </table:table-cell>
          <table:table-cell office:value-type="float" office:value="-0.57812">
            <text:p>-0.57812</text:p>
          </table:table-cell>
          <table:table-cell office:value-type="float" office:value="0.57812">
            <text:p>0.57812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55.231.116 -0.56296</text:p>
          </table:table-cell>
          <table:table-cell office:value-type="string">
            <text:p>host=65.55.231.116</text:p>
          </table:table-cell>
          <table:table-cell office:value-type="float" office:value="-0.56296">
            <text:p>-0.56296</text:p>
          </table:table-cell>
          <table:table-cell office:value-type="float" office:value="0.56296">
            <text:p>0.56296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124.115.4.223 0.54712</text:p>
          </table:table-cell>
          <table:table-cell office:value-type="string">
            <text:p>host=124.115.4.223</text:p>
          </table:table-cell>
          <table:table-cell table:number-columns-repeated="2" office:value-type="float" office:value="0.54712">
            <text:p>0.54712</text:p>
          </table:table-cell>
          <table:table-cell table:number-columns-repeated="2"/>
        </table:table-row>
        <table:table-row table:style-name="ro1">
          <table:table-cell office:value-type="string">
            <text:p><text:s/>host=94.128.120.245 0.54712</text:p>
          </table:table-cell>
          <table:table-cell office:value-type="string">
            <text:p>host=94.128.120.245</text:p>
          </table:table-cell>
          <table:table-cell table:number-columns-repeated="2" office:value-type="float" office:value="0.54712">
            <text:p>0.54712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55.220.189 0.54467</text:p>
          </table:table-cell>
          <table:table-cell office:value-type="string">
            <text:p>host=65.55.220.189</text:p>
          </table:table-cell>
          <table:table-cell table:number-columns-repeated="2" office:value-type="float" office:value="0.54467">
            <text:p>0.54467</text:p>
          </table:table-cell>
          <table:table-cell table:number-columns-repeated="2"/>
        </table:table-row>
        <table:table-row table:style-name="ro1">
          <table:table-cell office:value-type="string">
            <text:p><text:s/>host=81.164.100.182 -0.53885</text:p>
          </table:table-cell>
          <table:table-cell office:value-type="string">
            <text:p>host=81.164.100.182</text:p>
          </table:table-cell>
          <table:table-cell office:value-type="float" office:value="-0.53885">
            <text:p>-0.53885</text:p>
          </table:table-cell>
          <table:table-cell office:value-type="float" office:value="0.53885">
            <text:p>0.53885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86.93.32.141 -0.53885</text:p>
          </table:table-cell>
          <table:table-cell office:value-type="string">
            <text:p>host=86.93.32.141</text:p>
          </table:table-cell>
          <table:table-cell office:value-type="float" office:value="-0.53885">
            <text:p>-0.53885</text:p>
          </table:table-cell>
          <table:table-cell office:value-type="float" office:value="0.53885">
            <text:p>0.53885</text:p>
          </table:table-cell>
          <table:table-cell table:number-columns-repeated="2"/>
        </table:table-row>
        <table:table-row table:style-name="ro1">
          <table:table-cell office:value-type="string">
            <text:p><text:s/>host=68.150.212.162 -0.53838</text:p>
          </table:table-cell>
          <table:table-cell office:value-type="string">
            <text:p>host=68.150.212.162</text:p>
          </table:table-cell>
          <table:table-cell office:value-type="float" office:value="-0.53838">
            <text:p>-0.53838</text:p>
          </table:table-cell>
          <table:table-cell office:value-type="float" office:value="0.53838">
            <text:p>0.53838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4.12.116.137 0.53523</text:p>
          </table:table-cell>
          <table:table-cell office:value-type="string">
            <text:p>host=64.12.116.137</text:p>
          </table:table-cell>
          <table:table-cell table:number-columns-repeated="2" office:value-type="float" office:value="0.53523">
            <text:p>0.53523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159.53.78.141 0.53267</text:p>
          </table:table-cell>
          <table:table-cell office:value-type="string">
            <text:p>host=159.53.78.141</text:p>
          </table:table-cell>
          <table:table-cell table:number-columns-repeated="2" office:value-type="float" office:value="0.53267">
            <text:p>0.53267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206.80.1.253 0.52476</text:p>
          </table:table-cell>
          <table:table-cell office:value-type="string">
            <text:p>host=206.80.1.253</text:p>
          </table:table-cell>
          <table:table-cell table:number-columns-repeated="2" office:value-type="float" office:value="0.52476">
            <text:p>0.52476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6.193.245.94 0.52476</text:p>
          </table:table-cell>
          <table:table-cell office:value-type="string">
            <text:p>host=66.193.245.94</text:p>
          </table:table-cell>
          <table:table-cell table:number-columns-repeated="2" office:value-type="float" office:value="0.52476">
            <text:p>0.52476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55.106.111 0.52419</text:p>
          </table:table-cell>
          <table:table-cell office:value-type="string">
            <text:p>host=65.55.106.111</text:p>
          </table:table-cell>
          <table:table-cell table:number-columns-repeated="2" office:value-type="float" office:value="0.52419">
            <text:p>0.52419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55.220.157 0.52419</text:p>
          </table:table-cell>
          <table:table-cell office:value-type="string">
            <text:p>host=65.55.220.157</text:p>
          </table:table-cell>
          <table:table-cell table:number-columns-repeated="2" office:value-type="float" office:value="0.52419">
            <text:p>0.52419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55.109.188 -0.51844</text:p>
          </table:table-cell>
          <table:table-cell office:value-type="string">
            <text:p>host=65.55.109.188</text:p>
          </table:table-cell>
          <table:table-cell office:value-type="float" office:value="-0.51844">
            <text:p>-0.51844</text:p>
          </table:table-cell>
          <table:table-cell office:value-type="float" office:value="0.51844">
            <text:p>0.51844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70.240.235.31 -0.51844</text:p>
          </table:table-cell>
          <table:table-cell office:value-type="string">
            <text:p>host=70.240.235.31</text:p>
          </table:table-cell>
          <table:table-cell office:value-type="float" office:value="-0.51844">
            <text:p>-0.51844</text:p>
          </table:table-cell>
          <table:table-cell office:value-type="float" office:value="0.51844">
            <text:p>0.51844</text:p>
          </table:table-cell>
          <table:table-cell table:number-columns-repeated="2"/>
        </table:table-row>
        <table:table-row table:style-name="ro1">
          <table:table-cell office:value-type="string">
            <text:p><text:s/>host=81.205.179.229 0.51529</text:p>
          </table:table-cell>
          <table:table-cell office:value-type="string">
            <text:p>host=81.205.179.229</text:p>
          </table:table-cell>
          <table:table-cell table:number-columns-repeated="2" office:value-type="float" office:value="0.51529">
            <text:p>0.51529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64.233.173.2 0.51509</text:p>
          </table:table-cell>
          <table:table-cell office:value-type="string">
            <text:p>host=64.233.173.2</text:p>
          </table:table-cell>
          <table:table-cell table:number-columns-repeated="2" office:value-type="float" office:value="0.51509">
            <text:p>0.51509</text:p>
          </table:table-cell>
          <table:table-cell table:number-columns-repeated="2"/>
        </table:table-row>
        <table:table-row table:style-name="ro1">
          <table:table-cell office:value-type="string">
            <text:p><text:s/>host=69.116.209.100 0.51509</text:p>
          </table:table-cell>
          <table:table-cell office:value-type="string">
            <text:p>host=69.116.209.100</text:p>
          </table:table-cell>
          <table:table-cell table:number-columns-repeated="2" office:value-type="float" office:value="0.51509">
            <text:p>0.51509</text:p>
          </table:table-cell>
          <table:table-cell table:number-columns-repeated="2"/>
        </table:table-row>
        <table:table-row table:style-name="ro1">
          <table:table-cell office:value-type="string">
            <text:p><text:s/>host=87.210.107.253 0.51509</text:p>
          </table:table-cell>
          <table:table-cell office:value-type="string">
            <text:p>host=87.210.107.253</text:p>
          </table:table-cell>
          <table:table-cell table:number-columns-repeated="2" office:value-type="float" office:value="0.51509">
            <text:p>0.51509</text:p>
          </table:table-cell>
          <table:table-cell table:number-columns-repeated="2"/>
        </table:table-row>
        <table:table-row table:style-name="ro1">
          <table:table-cell office:value-type="string">
            <text:p><text:s/>host=198.161.31.174 -0.51475</text:p>
          </table:table-cell>
          <table:table-cell office:value-type="string">
            <text:p>host=198.161.31.174</text:p>
          </table:table-cell>
          <table:table-cell office:value-type="float" office:value="-0.51475">
            <text:p>-0.51475</text:p>
          </table:table-cell>
          <table:table-cell office:value-type="float" office:value="0.51475">
            <text:p>0.51475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198.7.242.79 -0.51475</text:p>
          </table:table-cell>
          <table:table-cell office:value-type="string">
            <text:p>host=198.7.242.79</text:p>
          </table:table-cell>
          <table:table-cell office:value-type="float" office:value="-0.51475">
            <text:p>-0.51475</text:p>
          </table:table-cell>
          <table:table-cell office:value-type="float" office:value="0.51475">
            <text:p>0.51475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65.55.110.44 -0.51475</text:p>
          </table:table-cell>
          <table:table-cell office:value-type="string">
            <text:p>host=65.55.110.44</text:p>
          </table:table-cell>
          <table:table-cell office:value-type="float" office:value="-0.51475">
            <text:p>-0.51475</text:p>
          </table:table-cell>
          <table:table-cell office:value-type="float" office:value="0.51475">
            <text:p>0.51475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74.212.226.34 -0.51475</text:p>
          </table:table-cell>
          <table:table-cell office:value-type="string">
            <text:p>host=74.212.226.34</text:p>
          </table:table-cell>
          <table:table-cell office:value-type="float" office:value="-0.51475">
            <text:p>-0.51475</text:p>
          </table:table-cell>
          <table:table-cell office:value-type="float" office:value="0.51475">
            <text:p>0.51475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55.109.181 0.51220</text:p>
          </table:table-cell>
          <table:table-cell office:value-type="string">
            <text:p>host=65.55.109.181</text:p>
          </table:table-cell>
          <table:table-cell table:number-columns-repeated="2" office:value-type="float" office:value="0.5122">
            <text:p>0.5122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7.121.120.43 0.50274</text:p>
          </table:table-cell>
          <table:table-cell office:value-type="string">
            <text:p>host=67.121.120.43</text:p>
          </table:table-cell>
          <table:table-cell table:number-columns-repeated="2" office:value-type="float" office:value="0.50274">
            <text:p>0.50274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122.161.51.41 -0.49995</text:p>
          </table:table-cell>
          <table:table-cell office:value-type="string">
            <text:p>host=122.161.51.41</text:p>
          </table:table-cell>
          <table:table-cell office:value-type="float" office:value="-0.49995">
            <text:p>-0.49995</text:p>
          </table:table-cell>
          <table:table-cell office:value-type="float" office:value="0.49995">
            <text:p>0.49995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55.106.136 -0.49995</text:p>
          </table:table-cell>
          <table:table-cell office:value-type="string">
            <text:p>host=65.55.106.136</text:p>
          </table:table-cell>
          <table:table-cell office:value-type="float" office:value="-0.49995">
            <text:p>-0.49995</text:p>
          </table:table-cell>
          <table:table-cell office:value-type="float" office:value="0.49995">
            <text:p>0.49995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208.80.195.39 -0.49727</text:p>
          </table:table-cell>
          <table:table-cell office:value-type="string">
            <text:p>host=208.80.195.39</text:p>
          </table:table-cell>
          <table:table-cell office:value-type="float" office:value="-0.49727">
            <text:p>-0.49727</text:p>
          </table:table-cell>
          <table:table-cell office:value-type="float" office:value="0.49727">
            <text:p>0.49727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24.117.31.99 -0.49727</text:p>
          </table:table-cell>
          <table:table-cell office:value-type="string">
            <text:p>host=24.117.31.99</text:p>
          </table:table-cell>
          <table:table-cell office:value-type="float" office:value="-0.49727">
            <text:p>-0.49727</text:p>
          </table:table-cell>
          <table:table-cell office:value-type="float" office:value="0.49727">
            <text:p>0.49727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99.157.209.86 -0.49727</text:p>
          </table:table-cell>
          <table:table-cell office:value-type="string">
            <text:p>host=99.157.209.86</text:p>
          </table:table-cell>
          <table:table-cell office:value-type="float" office:value="-0.49727">
            <text:p>-0.49727</text:p>
          </table:table-cell>
          <table:table-cell office:value-type="float" office:value="0.49727">
            <text:p>0.49727</text:p>
          </table:table-cell>
          <table:table-cell table:number-columns-repeated="2"/>
        </table:table-row>
        <table:table-row table:style-name="ro1">
          <table:table-cell office:value-type="string">
            <text:p><text:s/>host=221.255.117.34 0.49407</text:p>
          </table:table-cell>
          <table:table-cell office:value-type="string">
            <text:p>host=221.255.117.34</text:p>
          </table:table-cell>
          <table:table-cell table:number-columns-repeated="2" office:value-type="float" office:value="0.49407">
            <text:p>0.49407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55.106.167 0.49407</text:p>
          </table:table-cell>
          <table:table-cell office:value-type="string">
            <text:p>host=65.55.106.167</text:p>
          </table:table-cell>
          <table:table-cell table:number-columns-repeated="2" office:value-type="float" office:value="0.49407">
            <text:p>0.49407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55.110.184 0.49407</text:p>
          </table:table-cell>
          <table:table-cell office:value-type="string">
            <text:p>host=65.55.110.184</text:p>
          </table:table-cell>
          <table:table-cell table:number-columns-repeated="2" office:value-type="float" office:value="0.49407">
            <text:p>0.49407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187.13.34.78 -0.48884</text:p>
          </table:table-cell>
          <table:table-cell office:value-type="string">
            <text:p>host=187.13.34.78</text:p>
          </table:table-cell>
          <table:table-cell office:value-type="float" office:value="-0.48884">
            <text:p>-0.48884</text:p>
          </table:table-cell>
          <table:table-cell office:value-type="float" office:value="0.48884">
            <text:p>0.48884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165.161.3.18 0.48610</text:p>
          </table:table-cell>
          <table:table-cell office:value-type="string">
            <text:p>host=165.161.3.18</text:p>
          </table:table-cell>
          <table:table-cell table:number-columns-repeated="2" office:value-type="float" office:value="0.4861">
            <text:p>0.4861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71.42.72.254 0.48610</text:p>
          </table:table-cell>
          <table:table-cell office:value-type="string">
            <text:p>host=71.42.72.254</text:p>
          </table:table-cell>
          <table:table-cell table:number-columns-repeated="2" office:value-type="float" office:value="0.4861">
            <text:p>0.4861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220.181.7.42 -0.48528</text:p>
          </table:table-cell>
          <table:table-cell office:value-type="string">
            <text:p>host=220.181.7.42</text:p>
          </table:table-cell>
          <table:table-cell office:value-type="float" office:value="-0.48528">
            <text:p>-0.48528</text:p>
          </table:table-cell>
          <table:table-cell office:value-type="float" office:value="0.48528">
            <text:p>0.48528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55.109.166 -0.48528</text:p>
          </table:table-cell>
          <table:table-cell office:value-type="string">
            <text:p>host=65.55.109.166</text:p>
          </table:table-cell>
          <table:table-cell office:value-type="float" office:value="-0.48528">
            <text:p>-0.48528</text:p>
          </table:table-cell>
          <table:table-cell office:value-type="float" office:value="0.48528">
            <text:p>0.48528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55.208.180 -0.48528</text:p>
          </table:table-cell>
          <table:table-cell office:value-type="string">
            <text:p>host=65.55.208.180</text:p>
          </table:table-cell>
          <table:table-cell office:value-type="float" office:value="-0.48528">
            <text:p>-0.48528</text:p>
          </table:table-cell>
          <table:table-cell office:value-type="float" office:value="0.48528">
            <text:p>0.48528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122.161.51.59 0.48207</text:p>
          </table:table-cell>
          <table:table-cell office:value-type="string">
            <text:p>host=122.161.51.59</text:p>
          </table:table-cell>
          <table:table-cell table:number-columns-repeated="2" office:value-type="float" office:value="0.48207">
            <text:p>0.48207</text:p>
          </table:table-cell>
          <table:table-cell table:number-columns-repeated="2"/>
        </table:table-row>
        <table:table-row table:style-name="ro1">
          <table:table-cell office:value-type="string">
            <text:p>host=203.123.180.158 0.48207</text:p>
          </table:table-cell>
          <table:table-cell office:value-type="string">
            <text:p>host=203.123.180.158</text:p>
          </table:table-cell>
          <table:table-cell table:number-columns-repeated="2" office:value-type="float" office:value="0.48207">
            <text:p>0.48207</text:p>
          </table:table-cell>
          <table:table-cell table:number-columns-repeated="2"/>
        </table:table-row>
        <table:table-row table:style-name="ro1">
          <table:table-cell office:value-type="string">
            <text:p>host=219.117.192.112 0.48207</text:p>
          </table:table-cell>
          <table:table-cell office:value-type="string">
            <text:p>host=219.117.192.112</text:p>
          </table:table-cell>
          <table:table-cell table:number-columns-repeated="2" office:value-type="float" office:value="0.48207">
            <text:p>0.48207</text:p>
          </table:table-cell>
          <table:table-cell table:number-columns-repeated="2"/>
        </table:table-row>
        <table:table-row table:style-name="ro1">
          <table:table-cell office:value-type="string">
            <text:p><text:s/>host=93.178.114.132 0.47868</text:p>
          </table:table-cell>
          <table:table-cell office:value-type="string">
            <text:p>host=93.178.114.132</text:p>
          </table:table-cell>
          <table:table-cell table:number-columns-repeated="2" office:value-type="float" office:value="0.47868">
            <text:p>0.47868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65.55.109.95 0.47836</text:p>
          </table:table-cell>
          <table:table-cell office:value-type="string">
            <text:p>host=65.55.109.95</text:p>
          </table:table-cell>
          <table:table-cell table:number-columns-repeated="2" office:value-type="float" office:value="0.47836">
            <text:p>0.47836</text:p>
          </table:table-cell>
          <table:table-cell table:number-columns-repeated="2"/>
        </table:table-row>
        <table:table-row table:style-name="ro1">
          <table:table-cell office:value-type="string">
            <text:p>host=114.200.199.144 0.47374</text:p>
          </table:table-cell>
          <table:table-cell office:value-type="string">
            <text:p>host=114.200.199.144</text:p>
          </table:table-cell>
          <table:table-cell table:number-columns-repeated="2" office:value-type="float" office:value="0.47374">
            <text:p>0.47374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55.110.138 0.47374</text:p>
          </table:table-cell>
          <table:table-cell office:value-type="string">
            <text:p>host=65.55.110.138</text:p>
          </table:table-cell>
          <table:table-cell table:number-columns-repeated="2" office:value-type="float" office:value="0.47374">
            <text:p>0.47374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189.70.161.79 -0.46983</text:p>
          </table:table-cell>
          <table:table-cell office:value-type="string">
            <text:p>host=189.70.161.79</text:p>
          </table:table-cell>
          <table:table-cell office:value-type="float" office:value="-0.46983">
            <text:p>-0.46983</text:p>
          </table:table-cell>
          <table:table-cell office:value-type="float" office:value="0.46983">
            <text:p>0.46983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74.67.46.240 -0.46983</text:p>
          </table:table-cell>
          <table:table-cell office:value-type="string">
            <text:p>host=74.67.46.240</text:p>
          </table:table-cell>
          <table:table-cell office:value-type="float" office:value="-0.46983">
            <text:p>-0.46983</text:p>
          </table:table-cell>
          <table:table-cell office:value-type="float" office:value="0.46983">
            <text:p>0.46983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55.208.179 0.46964</text:p>
          </table:table-cell>
          <table:table-cell office:value-type="string">
            <text:p>host=65.55.208.179</text:p>
          </table:table-cell>
          <table:table-cell table:number-columns-repeated="2" office:value-type="float" office:value="0.46964">
            <text:p>0.46964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61.8.226.182 -0.46417</text:p>
          </table:table-cell>
          <table:table-cell office:value-type="string">
            <text:p>host=61.8.226.182</text:p>
          </table:table-cell>
          <table:table-cell office:value-type="float" office:value="-0.46417">
            <text:p>-0.46417</text:p>
          </table:table-cell>
          <table:table-cell office:value-type="float" office:value="0.46417">
            <text:p>0.46417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79.8.214.253 -0.46417</text:p>
          </table:table-cell>
          <table:table-cell office:value-type="string">
            <text:p>host=79.8.214.253</text:p>
          </table:table-cell>
          <table:table-cell office:value-type="float" office:value="-0.46417">
            <text:p>-0.46417</text:p>
          </table:table-cell>
          <table:table-cell office:value-type="float" office:value="0.46417">
            <text:p>0.46417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55.109.214 0.46258</text:p>
          </table:table-cell>
          <table:table-cell office:value-type="string">
            <text:p>host=65.55.109.214</text:p>
          </table:table-cell>
          <table:table-cell table:number-columns-repeated="2" office:value-type="float" office:value="0.46258">
            <text:p>0.46258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69.38.30.222 0.45103</text:p>
          </table:table-cell>
          <table:table-cell office:value-type="string">
            <text:p>host=69.38.30.222</text:p>
          </table:table-cell>
          <table:table-cell table:number-columns-repeated="2" office:value-type="float" office:value="0.45103">
            <text:p>0.45103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55.110.179 -0.44935</text:p>
          </table:table-cell>
          <table:table-cell office:value-type="string">
            <text:p>host=65.55.110.179</text:p>
          </table:table-cell>
          <table:table-cell office:value-type="float" office:value="-0.44935">
            <text:p>-0.44935</text:p>
          </table:table-cell>
          <table:table-cell office:value-type="float" office:value="0.44935">
            <text:p>0.44935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116.5.141.194 0.44389</text:p>
          </table:table-cell>
          <table:table-cell office:value-type="string">
            <text:p>host=116.5.141.194</text:p>
          </table:table-cell>
          <table:table-cell table:number-columns-repeated="2" office:value-type="float" office:value="0.44389">
            <text:p>0.44389</text:p>
          </table:table-cell>
          <table:table-cell table:number-columns-repeated="2"/>
        </table:table-row>
        <table:table-row table:style-name="ro1">
          <table:table-cell office:value-type="string">
            <text:p><text:s text:c="4"/>host=210.3.51.98 -0.44357</text:p>
          </table:table-cell>
          <table:table-cell office:value-type="string">
            <text:p>host=210.3.51.98</text:p>
          </table:table-cell>
          <table:table-cell office:value-type="float" office:value="-0.44357">
            <text:p>-0.44357</text:p>
          </table:table-cell>
          <table:table-cell office:value-type="float" office:value="0.44357">
            <text:p>0.44357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55.208.183 -0.44357</text:p>
          </table:table-cell>
          <table:table-cell office:value-type="string">
            <text:p>host=65.55.208.183</text:p>
          </table:table-cell>
          <table:table-cell office:value-type="float" office:value="-0.44357">
            <text:p>-0.44357</text:p>
          </table:table-cell>
          <table:table-cell office:value-type="float" office:value="0.44357">
            <text:p>0.44357</text:p>
          </table:table-cell>
          <table:table-cell table:number-columns-repeated="2"/>
        </table:table-row>
        <table:table-row table:style-name="ro1">
          <table:table-cell office:value-type="string">
            <text:p><text:s/>host=82.144.250.240 -0.44357</text:p>
          </table:table-cell>
          <table:table-cell office:value-type="string">
            <text:p>host=82.144.250.240</text:p>
          </table:table-cell>
          <table:table-cell office:value-type="float" office:value="-0.44357">
            <text:p>-0.44357</text:p>
          </table:table-cell>
          <table:table-cell office:value-type="float" office:value="0.44357">
            <text:p>0.44357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190.55.18.28 0.44088</text:p>
          </table:table-cell>
          <table:table-cell office:value-type="string">
            <text:p>host=190.55.18.28</text:p>
          </table:table-cell>
          <table:table-cell table:number-columns-repeated="2" office:value-type="float" office:value="0.44088">
            <text:p>0.44088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193.47.165.2 0.44088</text:p>
          </table:table-cell>
          <table:table-cell office:value-type="string">
            <text:p>host=193.47.165.2</text:p>
          </table:table-cell>
          <table:table-cell table:number-columns-repeated="2" office:value-type="float" office:value="0.44088">
            <text:p>0.44088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98.172.80.20 0.44088</text:p>
          </table:table-cell>
          <table:table-cell office:value-type="string">
            <text:p>host=98.172.80.20</text:p>
          </table:table-cell>
          <table:table-cell table:number-columns-repeated="2" office:value-type="float" office:value="0.44088">
            <text:p>0.44088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65.55.110.51 -0.43979</text:p>
          </table:table-cell>
          <table:table-cell office:value-type="string">
            <text:p>host=65.55.110.51</text:p>
          </table:table-cell>
          <table:table-cell office:value-type="float" office:value="-0.43979">
            <text:p>-0.43979</text:p>
          </table:table-cell>
          <table:table-cell office:value-type="float" office:value="0.43979">
            <text:p>0.43979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85.86.13.212 -0.43979</text:p>
          </table:table-cell>
          <table:table-cell office:value-type="string">
            <text:p>host=85.86.13.212</text:p>
          </table:table-cell>
          <table:table-cell office:value-type="float" office:value="-0.43979">
            <text:p>-0.43979</text:p>
          </table:table-cell>
          <table:table-cell office:value-type="float" office:value="0.43979">
            <text:p>0.43979</text:p>
          </table:table-cell>
          <table:table-cell table:number-columns-repeated="2"/>
        </table:table-row>
        <table:table-row table:style-name="ro1">
          <table:table-cell office:value-type="string">
            <text:p>host=198.125.176.178 0.43490</text:p>
          </table:table-cell>
          <table:table-cell office:value-type="string">
            <text:p>host=198.125.176.178</text:p>
          </table:table-cell>
          <table:table-cell table:number-columns-repeated="2" office:value-type="float" office:value="0.4349">
            <text:p>0.4349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55.109.228 0.43490</text:p>
          </table:table-cell>
          <table:table-cell office:value-type="string">
            <text:p>host=65.55.109.228</text:p>
          </table:table-cell>
          <table:table-cell table:number-columns-repeated="2" office:value-type="float" office:value="0.4349">
            <text:p>0.4349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65.55.217.21 0.43490</text:p>
          </table:table-cell>
          <table:table-cell office:value-type="string">
            <text:p>host=65.55.217.21</text:p>
          </table:table-cell>
          <table:table-cell table:number-columns-repeated="2" office:value-type="float" office:value="0.4349">
            <text:p>0.4349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83.31.171.41 0.43490</text:p>
          </table:table-cell>
          <table:table-cell office:value-type="string">
            <text:p>host=83.31.171.41</text:p>
          </table:table-cell>
          <table:table-cell table:number-columns-repeated="2" office:value-type="float" office:value="0.4349">
            <text:p>0.4349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121.54.66.18 0.43246</text:p>
          </table:table-cell>
          <table:table-cell office:value-type="string">
            <text:p>host=121.54.66.18</text:p>
          </table:table-cell>
          <table:table-cell table:number-columns-repeated="2" office:value-type="float" office:value="0.43246">
            <text:p>0.43246</text:p>
          </table:table-cell>
          <table:table-cell table:number-columns-repeated="2"/>
        </table:table-row>
        <table:table-row table:style-name="ro1">
          <table:table-cell office:value-type="string">
            <text:p><text:s/>host=203.104.98.218 0.43246</text:p>
          </table:table-cell>
          <table:table-cell office:value-type="string">
            <text:p>host=203.104.98.218</text:p>
          </table:table-cell>
          <table:table-cell table:number-columns-repeated="2" office:value-type="float" office:value="0.43246">
            <text:p>0.43246</text:p>
          </table:table-cell>
          <table:table-cell table:number-columns-repeated="2"/>
        </table:table-row>
        <table:table-row table:style-name="ro1">
          <table:table-cell office:value-type="string">
            <text:p><text:s/>host=130.158.76.221 0.43183</text:p>
          </table:table-cell>
          <table:table-cell office:value-type="string">
            <text:p>host=130.158.76.221</text:p>
          </table:table-cell>
          <table:table-cell table:number-columns-repeated="2" office:value-type="float" office:value="0.43183">
            <text:p>0.43183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201.43.253.68 0.43135</text:p>
          </table:table-cell>
          <table:table-cell office:value-type="string">
            <text:p>host=201.43.253.68</text:p>
          </table:table-cell>
          <table:table-cell table:number-columns-repeated="2" office:value-type="float" office:value="0.43135">
            <text:p>0.43135</text:p>
          </table:table-cell>
          <table:table-cell table:number-columns-repeated="2"/>
        </table:table-row>
        <table:table-row table:style-name="ro1">
          <table:table-cell office:value-type="string">
            <text:p><text:s/>host=201.42.221.102 0.43106</text:p>
          </table:table-cell>
          <table:table-cell office:value-type="string">
            <text:p>host=201.42.221.102</text:p>
          </table:table-cell>
          <table:table-cell table:number-columns-repeated="2" office:value-type="float" office:value="0.43106">
            <text:p>0.43106</text:p>
          </table:table-cell>
          <table:table-cell table:number-columns-repeated="2"/>
        </table:table-row>
        <table:table-row table:style-name="ro1">
          <table:table-cell office:value-type="string">
            <text:p><text:s/>host=216.24.131.152 0.43106</text:p>
          </table:table-cell>
          <table:table-cell office:value-type="string">
            <text:p>host=216.24.131.152</text:p>
          </table:table-cell>
          <table:table-cell table:number-columns-repeated="2" office:value-type="float" office:value="0.43106">
            <text:p>0.43106</text:p>
          </table:table-cell>
          <table:table-cell table:number-columns-repeated="2"/>
        </table:table-row>
        <table:table-row table:style-name="ro1">
          <table:table-cell office:value-type="string">
            <text:p><text:s/>host=87.116.190.136 0.43055</text:p>
          </table:table-cell>
          <table:table-cell office:value-type="string">
            <text:p>host=87.116.190.136</text:p>
          </table:table-cell>
          <table:table-cell table:number-columns-repeated="2" office:value-type="float" office:value="0.43055">
            <text:p>0.43055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123.125.66.44 -0.42771</text:p>
          </table:table-cell>
          <table:table-cell office:value-type="string">
            <text:p>host=123.125.66.44</text:p>
          </table:table-cell>
          <table:table-cell office:value-type="float" office:value="-0.42771">
            <text:p>-0.42771</text:p>
          </table:table-cell>
          <table:table-cell office:value-type="float" office:value="0.42771">
            <text:p>0.42771</text:p>
          </table:table-cell>
          <table:table-cell table:number-columns-repeated="2"/>
        </table:table-row>
        <table:table-row table:style-name="ro1">
          <table:table-cell office:value-type="string">
            <text:p><text:s/>host=173.87.252.120 -0.42744</text:p>
          </table:table-cell>
          <table:table-cell office:value-type="string">
            <text:p>host=173.87.252.120</text:p>
          </table:table-cell>
          <table:table-cell office:value-type="float" office:value="-0.42744">
            <text:p>-0.42744</text:p>
          </table:table-cell>
          <table:table-cell office:value-type="float" office:value="0.42744">
            <text:p>0.42744</text:p>
          </table:table-cell>
          <table:table-cell table:number-columns-repeated="2"/>
        </table:table-row>
        <table:table-row table:style-name="ro1">
          <table:table-cell office:value-type="string">
            <text:p><text:s text:c="5"/>host=187.42.7.9 -0.42744</text:p>
          </table:table-cell>
          <table:table-cell office:value-type="string">
            <text:p>host=187.42.7.9</text:p>
          </table:table-cell>
          <table:table-cell office:value-type="float" office:value="-0.42744">
            <text:p>-0.42744</text:p>
          </table:table-cell>
          <table:table-cell office:value-type="float" office:value="0.42744">
            <text:p>0.42744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193.47.80.36 -0.42744</text:p>
          </table:table-cell>
          <table:table-cell office:value-type="string">
            <text:p>host=193.47.80.36</text:p>
          </table:table-cell>
          <table:table-cell office:value-type="float" office:value="-0.42744">
            <text:p>-0.42744</text:p>
          </table:table-cell>
          <table:table-cell office:value-type="float" office:value="0.42744">
            <text:p>0.42744</text:p>
          </table:table-cell>
          <table:table-cell table:number-columns-repeated="2"/>
        </table:table-row>
        <table:table-row table:style-name="ro1">
          <table:table-cell office:value-type="string">
            <text:p><text:s/>host=205.214.176.27 -0.42744</text:p>
          </table:table-cell>
          <table:table-cell office:value-type="string">
            <text:p>host=205.214.176.27</text:p>
          </table:table-cell>
          <table:table-cell office:value-type="float" office:value="-0.42744">
            <text:p>-0.42744</text:p>
          </table:table-cell>
          <table:table-cell office:value-type="float" office:value="0.42744">
            <text:p>0.42744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55.110.113 -0.42744</text:p>
          </table:table-cell>
          <table:table-cell office:value-type="string">
            <text:p>host=65.55.110.113</text:p>
          </table:table-cell>
          <table:table-cell office:value-type="float" office:value="-0.42744">
            <text:p>-0.42744</text:p>
          </table:table-cell>
          <table:table-cell office:value-type="float" office:value="0.42744">
            <text:p>0.42744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78.22.108.180 -0.42744</text:p>
          </table:table-cell>
          <table:table-cell office:value-type="string">
            <text:p>host=78.22.108.180</text:p>
          </table:table-cell>
          <table:table-cell office:value-type="float" office:value="-0.42744">
            <text:p>-0.42744</text:p>
          </table:table-cell>
          <table:table-cell office:value-type="float" office:value="0.42744">
            <text:p>0.42744</text:p>
          </table:table-cell>
          <table:table-cell table:number-columns-repeated="2"/>
        </table:table-row>
        <table:table-row table:style-name="ro1">
          <table:table-cell office:value-type="string">
            <text:p><text:s/>host=76.168.172.134 -0.42664</text:p>
          </table:table-cell>
          <table:table-cell office:value-type="string">
            <text:p>host=76.168.172.134</text:p>
          </table:table-cell>
          <table:table-cell office:value-type="float" office:value="-0.42664">
            <text:p>-0.42664</text:p>
          </table:table-cell>
          <table:table-cell office:value-type="float" office:value="0.42664">
            <text:p>0.42664</text:p>
          </table:table-cell>
          <table:table-cell table:number-columns-repeated="2"/>
        </table:table-row>
        <table:table-row table:style-name="ro1">
          <table:table-cell office:value-type="string">
            <text:p><text:s/>host=137.108.145.10 -0.42360</text:p>
          </table:table-cell>
          <table:table-cell office:value-type="string">
            <text:p>host=137.108.145.10</text:p>
          </table:table-cell>
          <table:table-cell office:value-type="float" office:value="-0.4236">
            <text:p>-0.4236</text:p>
          </table:table-cell>
          <table:table-cell office:value-type="float" office:value="0.4236">
            <text:p>0.4236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218.199.20.32 -0.42360</text:p>
          </table:table-cell>
          <table:table-cell office:value-type="string">
            <text:p>host=218.199.20.32</text:p>
          </table:table-cell>
          <table:table-cell office:value-type="float" office:value="-0.4236">
            <text:p>-0.4236</text:p>
          </table:table-cell>
          <table:table-cell office:value-type="float" office:value="0.4236">
            <text:p>0.4236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76.27.213.166 0.41819</text:p>
          </table:table-cell>
          <table:table-cell office:value-type="string">
            <text:p>host=76.27.213.166</text:p>
          </table:table-cell>
          <table:table-cell table:number-columns-repeated="2" office:value-type="float" office:value="0.41819">
            <text:p>0.41819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173.12.69.206 0.41442</text:p>
          </table:table-cell>
          <table:table-cell office:value-type="string">
            <text:p>host=173.12.69.206</text:p>
          </table:table-cell>
          <table:table-cell table:number-columns-repeated="2" office:value-type="float" office:value="0.41442">
            <text:p>0.41442</text:p>
          </table:table-cell>
          <table:table-cell table:number-columns-repeated="2"/>
        </table:table-row>
        <table:table-row table:style-name="ro1">
          <table:table-cell office:value-type="string">
            <text:p><text:s/>host=202.160.178.79 0.41430</text:p>
          </table:table-cell>
          <table:table-cell office:value-type="string">
            <text:p>host=202.160.178.79</text:p>
          </table:table-cell>
          <table:table-cell table:number-columns-repeated="2" office:value-type="float" office:value="0.4143">
            <text:p>0.4143</text:p>
          </table:table-cell>
          <table:table-cell table:number-columns-repeated="2"/>
        </table:table-row>
        <table:table-row table:style-name="ro1">
          <table:table-cell office:value-type="string">
            <text:p><text:s/>host=189.32.232.184 0.40043</text:p>
          </table:table-cell>
          <table:table-cell office:value-type="string">
            <text:p>host=189.32.232.184</text:p>
          </table:table-cell>
          <table:table-cell table:number-columns-repeated="2" office:value-type="float" office:value="0.40043">
            <text:p>0.40043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65.55.217.66 0.40043</text:p>
          </table:table-cell>
          <table:table-cell office:value-type="string">
            <text:p>host=65.55.217.66</text:p>
          </table:table-cell>
          <table:table-cell table:number-columns-repeated="2" office:value-type="float" office:value="0.40043">
            <text:p>0.40043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65.55.37.173 0.40043</text:p>
          </table:table-cell>
          <table:table-cell office:value-type="string">
            <text:p>host=65.55.37.173</text:p>
          </table:table-cell>
          <table:table-cell table:number-columns-repeated="2" office:value-type="float" office:value="0.40043">
            <text:p>0.40043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55.110.159 -0.39541</text:p>
          </table:table-cell>
          <table:table-cell office:value-type="string">
            <text:p>host=65.55.110.159</text:p>
          </table:table-cell>
          <table:table-cell office:value-type="float" office:value="-0.39541">
            <text:p>-0.39541</text:p>
          </table:table-cell>
          <table:table-cell office:value-type="float" office:value="0.39541">
            <text:p>0.39541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94.128.93.32 0.39382</text:p>
          </table:table-cell>
          <table:table-cell office:value-type="string">
            <text:p>host=94.128.93.32</text:p>
          </table:table-cell>
          <table:table-cell table:number-columns-repeated="2" office:value-type="float" office:value="0.39382">
            <text:p>0.39382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65.55.109.37 -0.39261</text:p>
          </table:table-cell>
          <table:table-cell office:value-type="string">
            <text:p>host=65.55.109.37</text:p>
          </table:table-cell>
          <table:table-cell office:value-type="float" office:value="-0.39261">
            <text:p>-0.39261</text:p>
          </table:table-cell>
          <table:table-cell office:value-type="float" office:value="0.39261">
            <text:p>0.39261</text:p>
          </table:table-cell>
          <table:table-cell table:number-columns-repeated="2"/>
        </table:table-row>
        <table:table-row table:style-name="ro1">
          <table:table-cell office:value-type="string">
            <text:p><text:s text:c="4"/>host=76.3.90.143 0.38807</text:p>
          </table:table-cell>
          <table:table-cell office:value-type="string">
            <text:p>host=76.3.90.143</text:p>
          </table:table-cell>
          <table:table-cell table:number-columns-repeated="2" office:value-type="float" office:value="0.38807">
            <text:p>0.38807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81.99.212.250 0.38807</text:p>
          </table:table-cell>
          <table:table-cell office:value-type="string">
            <text:p>host=81.99.212.250</text:p>
          </table:table-cell>
          <table:table-cell table:number-columns-repeated="2" office:value-type="float" office:value="0.38807">
            <text:p>0.38807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83.92.107.182 0.38807</text:p>
          </table:table-cell>
          <table:table-cell office:value-type="string">
            <text:p>host=83.92.107.182</text:p>
          </table:table-cell>
          <table:table-cell table:number-columns-repeated="2" office:value-type="float" office:value="0.38807">
            <text:p>0.38807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65.55.110.29 -0.38580</text:p>
          </table:table-cell>
          <table:table-cell office:value-type="string">
            <text:p>host=65.55.110.29</text:p>
          </table:table-cell>
          <table:table-cell office:value-type="float" office:value="-0.3858">
            <text:p>-0.3858</text:p>
          </table:table-cell>
          <table:table-cell office:value-type="float" office:value="0.3858">
            <text:p>0.3858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136.182.2.25 -0.38529</text:p>
          </table:table-cell>
          <table:table-cell office:value-type="string">
            <text:p>host=136.182.2.25</text:p>
          </table:table-cell>
          <table:table-cell office:value-type="float" office:value="-0.38529">
            <text:p>-0.38529</text:p>
          </table:table-cell>
          <table:table-cell office:value-type="float" office:value="0.38529">
            <text:p>0.38529</text:p>
          </table:table-cell>
          <table:table-cell table:number-columns-repeated="2"/>
        </table:table-row>
        <table:table-row table:style-name="ro1">
          <table:table-cell office:value-type="string">
            <text:p><text:s text:c="4"/>host=86.0.75.184 0.38430</text:p>
          </table:table-cell>
          <table:table-cell office:value-type="string">
            <text:p>host=86.0.75.184</text:p>
          </table:table-cell>
          <table:table-cell table:number-columns-repeated="2" office:value-type="float" office:value="0.3843">
            <text:p>0.3843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139.142.0.131 -0.38253</text:p>
          </table:table-cell>
          <table:table-cell office:value-type="string">
            <text:p>host=139.142.0.131</text:p>
          </table:table-cell>
          <table:table-cell office:value-type="float" office:value="-0.38253">
            <text:p>-0.38253</text:p>
          </table:table-cell>
          <table:table-cell office:value-type="float" office:value="0.38253">
            <text:p>0.38253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8.110.28.142 -0.38253</text:p>
          </table:table-cell>
          <table:table-cell office:value-type="string">
            <text:p>host=68.110.28.142</text:p>
          </table:table-cell>
          <table:table-cell office:value-type="float" office:value="-0.38253">
            <text:p>-0.38253</text:p>
          </table:table-cell>
          <table:table-cell office:value-type="float" office:value="0.38253">
            <text:p>0.38253</text:p>
          </table:table-cell>
          <table:table-cell table:number-columns-repeated="2"/>
        </table:table-row>
        <table:table-row table:style-name="ro1">
          <table:table-cell office:value-type="string">
            <text:p><text:s text:c="4"/>host=71.9.78.254 -0.38253</text:p>
          </table:table-cell>
          <table:table-cell office:value-type="string">
            <text:p>host=71.9.78.254</text:p>
          </table:table-cell>
          <table:table-cell office:value-type="float" office:value="-0.38253">
            <text:p>-0.38253</text:p>
          </table:table-cell>
          <table:table-cell office:value-type="float" office:value="0.38253">
            <text:p>0.38253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123.125.66.50 0.36945</text:p>
          </table:table-cell>
          <table:table-cell office:value-type="string">
            <text:p>host=123.125.66.50</text:p>
          </table:table-cell>
          <table:table-cell table:number-columns-repeated="2" office:value-type="float" office:value="0.36945">
            <text:p>0.36945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195.37.46.254 0.36945</text:p>
          </table:table-cell>
          <table:table-cell office:value-type="string">
            <text:p>host=195.37.46.254</text:p>
          </table:table-cell>
          <table:table-cell table:number-columns-repeated="2" office:value-type="float" office:value="0.36945">
            <text:p>0.36945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55.230.178 0.36945</text:p>
          </table:table-cell>
          <table:table-cell office:value-type="string">
            <text:p>host=65.55.230.178</text:p>
          </table:table-cell>
          <table:table-cell table:number-columns-repeated="2" office:value-type="float" office:value="0.36945">
            <text:p>0.36945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55.106.179 0.36915</text:p>
          </table:table-cell>
          <table:table-cell office:value-type="string">
            <text:p>host=65.55.106.179</text:p>
          </table:table-cell>
          <table:table-cell table:number-columns-repeated="2" office:value-type="float" office:value="0.36915">
            <text:p>0.36915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55.110.227 0.36915</text:p>
          </table:table-cell>
          <table:table-cell office:value-type="string">
            <text:p>host=65.55.110.227</text:p>
          </table:table-cell>
          <table:table-cell table:number-columns-repeated="2" office:value-type="float" office:value="0.36915">
            <text:p>0.36915</text:p>
          </table:table-cell>
          <table:table-cell table:number-columns-repeated="2"/>
        </table:table-row>
        <table:table-row table:style-name="ro1">
          <table:table-cell office:value-type="string">
            <text:p>host=189.216.206.175 0.36394</text:p>
          </table:table-cell>
          <table:table-cell office:value-type="string">
            <text:p>host=189.216.206.175</text:p>
          </table:table-cell>
          <table:table-cell table:number-columns-repeated="2" office:value-type="float" office:value="0.36394">
            <text:p>0.36394</text:p>
          </table:table-cell>
          <table:table-cell table:number-columns-repeated="2"/>
        </table:table-row>
        <table:table-row table:style-name="ro1">
          <table:table-cell office:value-type="string">
            <text:p><text:s/>host=189.72.253.227 0.36394</text:p>
          </table:table-cell>
          <table:table-cell office:value-type="string">
            <text:p>host=189.72.253.227</text:p>
          </table:table-cell>
          <table:table-cell table:number-columns-repeated="2" office:value-type="float" office:value="0.36394">
            <text:p>0.36394</text:p>
          </table:table-cell>
          <table:table-cell table:number-columns-repeated="2"/>
        </table:table-row>
        <table:table-row table:style-name="ro1">
          <table:table-cell office:value-type="string">
            <text:p><text:s/>host=59.164.228.209 0.36394</text:p>
          </table:table-cell>
          <table:table-cell office:value-type="string">
            <text:p>host=59.164.228.209</text:p>
          </table:table-cell>
          <table:table-cell table:number-columns-repeated="2" office:value-type="float" office:value="0.36394">
            <text:p>0.36394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65.55.217.14 0.36370</text:p>
          </table:table-cell>
          <table:table-cell office:value-type="string">
            <text:p>host=65.55.217.14</text:p>
          </table:table-cell>
          <table:table-cell table:number-columns-repeated="2" office:value-type="float" office:value="0.3637">
            <text:p>0.3637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92.241.182.24 0.36260</text:p>
          </table:table-cell>
          <table:table-cell office:value-type="string">
            <text:p>host=92.241.182.24</text:p>
          </table:table-cell>
          <table:table-cell table:number-columns-repeated="2" office:value-type="float" office:value="0.3626">
            <text:p>0.3626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86.131.1.184 0.36003</text:p>
          </table:table-cell>
          <table:table-cell office:value-type="string">
            <text:p>host=86.131.1.184</text:p>
          </table:table-cell>
          <table:table-cell table:number-columns-repeated="2" office:value-type="float" office:value="0.36003">
            <text:p>0.36003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123.125.66.17 0.35930</text:p>
          </table:table-cell>
          <table:table-cell office:value-type="string">
            <text:p>host=123.125.66.17</text:p>
          </table:table-cell>
          <table:table-cell table:number-columns-repeated="2" office:value-type="float" office:value="0.3593">
            <text:p>0.3593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55.106.121 0.35930</text:p>
          </table:table-cell>
          <table:table-cell office:value-type="string">
            <text:p>host=65.55.106.121</text:p>
          </table:table-cell>
          <table:table-cell table:number-columns-repeated="2" office:value-type="float" office:value="0.3593">
            <text:p>0.3593</text:p>
          </table:table-cell>
          <table:table-cell table:number-columns-repeated="2"/>
        </table:table-row>
        <table:table-row table:style-name="ro1">
          <table:table-cell office:value-type="string">
            <text:p>host=202.129.206.195 -0.34579</text:p>
          </table:table-cell>
          <table:table-cell office:value-type="string">
            <text:p>host=202.129.206.195</text:p>
          </table:table-cell>
          <table:table-cell office:value-type="float" office:value="-0.34579">
            <text:p>-0.34579</text:p>
          </table:table-cell>
          <table:table-cell office:value-type="float" office:value="0.34579">
            <text:p>0.34579</text:p>
          </table:table-cell>
          <table:table-cell table:number-columns-repeated="2"/>
        </table:table-row>
        <table:table-row table:style-name="ro1">
          <table:table-cell office:value-type="string">
            <text:p>host=202.160.180.103 0.34008</text:p>
          </table:table-cell>
          <table:table-cell office:value-type="string">
            <text:p>host=202.160.180.103</text:p>
          </table:table-cell>
          <table:table-cell table:number-columns-repeated="2" office:value-type="float" office:value="0.34008">
            <text:p>0.34008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79.46.250.13 0.34008</text:p>
          </table:table-cell>
          <table:table-cell office:value-type="string">
            <text:p>host=79.46.250.13</text:p>
          </table:table-cell>
          <table:table-cell table:number-columns-repeated="2" office:value-type="float" office:value="0.34008">
            <text:p>0.34008</text:p>
          </table:table-cell>
          <table:table-cell table:number-columns-repeated="2"/>
        </table:table-row>
        <table:table-row table:style-name="ro1">
          <table:table-cell office:value-type="string">
            <text:p><text:s/>host=218.186.12.246 0.33903</text:p>
          </table:table-cell>
          <table:table-cell office:value-type="string">
            <text:p>host=218.186.12.246</text:p>
          </table:table-cell>
          <table:table-cell table:number-columns-repeated="2" office:value-type="float" office:value="0.33903">
            <text:p>0.33903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55.110.219 0.33903</text:p>
          </table:table-cell>
          <table:table-cell office:value-type="string">
            <text:p>host=65.55.110.219</text:p>
          </table:table-cell>
          <table:table-cell table:number-columns-repeated="2" office:value-type="float" office:value="0.33903">
            <text:p>0.33903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114.111.36.26 0.33822</text:p>
          </table:table-cell>
          <table:table-cell office:value-type="string">
            <text:p>host=114.111.36.26</text:p>
          </table:table-cell>
          <table:table-cell table:number-columns-repeated="2" office:value-type="float" office:value="0.33822">
            <text:p>0.33822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123.125.66.27 0.33742</text:p>
          </table:table-cell>
          <table:table-cell office:value-type="string">
            <text:p>host=123.125.66.27</text:p>
          </table:table-cell>
          <table:table-cell table:number-columns-repeated="2" office:value-type="float" office:value="0.33742">
            <text:p>0.33742</text:p>
          </table:table-cell>
          <table:table-cell table:number-columns-repeated="2"/>
        </table:table-row>
        <table:table-row table:style-name="ro1">
          <table:table-cell office:value-type="string">
            <text:p>host=151.190.254.108 0.33742</text:p>
          </table:table-cell>
          <table:table-cell office:value-type="string">
            <text:p>host=151.190.254.108</text:p>
          </table:table-cell>
          <table:table-cell table:number-columns-repeated="2" office:value-type="float" office:value="0.33742">
            <text:p>0.33742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71.213.36.193 0.33742</text:p>
          </table:table-cell>
          <table:table-cell office:value-type="string">
            <text:p>host=71.213.36.193</text:p>
          </table:table-cell>
          <table:table-cell table:number-columns-repeated="2" office:value-type="float" office:value="0.33742">
            <text:p>0.33742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6.249.65.161 -0.33380</text:p>
          </table:table-cell>
          <table:table-cell office:value-type="string">
            <text:p>host=66.249.65.161</text:p>
          </table:table-cell>
          <table:table-cell office:value-type="float" office:value="-0.3338">
            <text:p>-0.3338</text:p>
          </table:table-cell>
          <table:table-cell office:value-type="float" office:value="0.3338">
            <text:p>0.3338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68.229.36.80 -0.33380</text:p>
          </table:table-cell>
          <table:table-cell office:value-type="string">
            <text:p>host=68.229.36.80</text:p>
          </table:table-cell>
          <table:table-cell office:value-type="float" office:value="-0.3338">
            <text:p>-0.3338</text:p>
          </table:table-cell>
          <table:table-cell office:value-type="float" office:value="0.3338">
            <text:p>0.3338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82.34.153.205 -0.33282</text:p>
          </table:table-cell>
          <table:table-cell office:value-type="string">
            <text:p>host=82.34.153.205</text:p>
          </table:table-cell>
          <table:table-cell office:value-type="float" office:value="-0.33282">
            <text:p>-0.33282</text:p>
          </table:table-cell>
          <table:table-cell office:value-type="float" office:value="0.33282">
            <text:p>0.33282</text:p>
          </table:table-cell>
          <table:table-cell table:number-columns-repeated="2"/>
        </table:table-row>
        <table:table-row table:style-name="ro1">
          <table:table-cell office:value-type="string">
            <text:p>host=193.189.143.245 -0.33068</text:p>
          </table:table-cell>
          <table:table-cell office:value-type="string">
            <text:p>host=193.189.143.245</text:p>
          </table:table-cell>
          <table:table-cell office:value-type="float" office:value="-0.33068">
            <text:p>-0.33068</text:p>
          </table:table-cell>
          <table:table-cell office:value-type="float" office:value="0.33068">
            <text:p>0.33068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217.168.116.4 -0.33068</text:p>
          </table:table-cell>
          <table:table-cell office:value-type="string">
            <text:p>host=217.168.116.4</text:p>
          </table:table-cell>
          <table:table-cell office:value-type="float" office:value="-0.33068">
            <text:p>-0.33068</text:p>
          </table:table-cell>
          <table:table-cell office:value-type="float" office:value="0.33068">
            <text:p>0.33068</text:p>
          </table:table-cell>
          <table:table-cell table:number-columns-repeated="2"/>
        </table:table-row>
        <table:table-row table:style-name="ro1">
          <table:table-cell office:value-type="string">
            <text:p><text:s/>host=41.207.216.119 -0.33068</text:p>
          </table:table-cell>
          <table:table-cell office:value-type="string">
            <text:p>host=41.207.216.119</text:p>
          </table:table-cell>
          <table:table-cell office:value-type="float" office:value="-0.33068">
            <text:p>-0.33068</text:p>
          </table:table-cell>
          <table:table-cell office:value-type="float" office:value="0.33068">
            <text:p>0.33068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1.247.221.82 -0.33068</text:p>
          </table:table-cell>
          <table:table-cell office:value-type="string">
            <text:p>host=61.247.221.82</text:p>
          </table:table-cell>
          <table:table-cell office:value-type="float" office:value="-0.33068">
            <text:p>-0.33068</text:p>
          </table:table-cell>
          <table:table-cell office:value-type="float" office:value="0.33068">
            <text:p>0.33068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78.154.224.5 -0.33068</text:p>
          </table:table-cell>
          <table:table-cell office:value-type="string">
            <text:p>host=78.154.224.5</text:p>
          </table:table-cell>
          <table:table-cell office:value-type="float" office:value="-0.33068">
            <text:p>-0.33068</text:p>
          </table:table-cell>
          <table:table-cell office:value-type="float" office:value="0.33068">
            <text:p>0.33068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65.55.231.56 0.32614</text:p>
          </table:table-cell>
          <table:table-cell office:value-type="string">
            <text:p>host=65.55.231.56</text:p>
          </table:table-cell>
          <table:table-cell table:number-columns-repeated="2" office:value-type="float" office:value="0.32614">
            <text:p>0.32614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93.173.218.97 0.32129</text:p>
          </table:table-cell>
          <table:table-cell office:value-type="string">
            <text:p>host=93.173.218.97</text:p>
          </table:table-cell>
          <table:table-cell table:number-columns-repeated="2" office:value-type="float" office:value="0.32129">
            <text:p>0.32129</text:p>
          </table:table-cell>
          <table:table-cell table:number-columns-repeated="2"/>
        </table:table-row>
        <table:table-row table:style-name="ro1">
          <table:table-cell office:value-type="string">
            <text:p>host=207.171.180.101 0.31433</text:p>
          </table:table-cell>
          <table:table-cell office:value-type="string">
            <text:p>host=207.171.180.101</text:p>
          </table:table-cell>
          <table:table-cell table:number-columns-repeated="2" office:value-type="float" office:value="0.31433">
            <text:p>0.31433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193.29.55.22 0.30943</text:p>
          </table:table-cell>
          <table:table-cell office:value-type="string">
            <text:p>host=193.29.55.22</text:p>
          </table:table-cell>
          <table:table-cell table:number-columns-repeated="2" office:value-type="float" office:value="0.30943">
            <text:p>0.30943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195.22.25.99 0.30676</text:p>
          </table:table-cell>
          <table:table-cell office:value-type="string">
            <text:p>host=195.22.25.99</text:p>
          </table:table-cell>
          <table:table-cell table:number-columns-repeated="2" office:value-type="float" office:value="0.30676">
            <text:p>0.30676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55.106.242 0.30676</text:p>
          </table:table-cell>
          <table:table-cell office:value-type="string">
            <text:p>host=65.55.106.242</text:p>
          </table:table-cell>
          <table:table-cell table:number-columns-repeated="2" office:value-type="float" office:value="0.30676">
            <text:p>0.30676</text:p>
          </table:table-cell>
          <table:table-cell table:number-columns-repeated="2"/>
        </table:table-row>
        <table:table-row table:style-name="ro1">
          <table:table-cell office:value-type="string">
            <text:p><text:s text:c="4"/>host=67.79.5.190 0.30676</text:p>
          </table:table-cell>
          <table:table-cell office:value-type="string">
            <text:p>host=67.79.5.190</text:p>
          </table:table-cell>
          <table:table-cell table:number-columns-repeated="2" office:value-type="float" office:value="0.30676">
            <text:p>0.30676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152.160.25.67 0.30069</text:p>
          </table:table-cell>
          <table:table-cell office:value-type="string">
            <text:p>host=152.160.25.67</text:p>
          </table:table-cell>
          <table:table-cell table:number-columns-repeated="2" office:value-type="float" office:value="0.30069">
            <text:p>0.30069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77.248.219.11 0.30069</text:p>
          </table:table-cell>
          <table:table-cell office:value-type="string">
            <text:p>host=77.248.219.11</text:p>
          </table:table-cell>
          <table:table-cell table:number-columns-repeated="2" office:value-type="float" office:value="0.30069">
            <text:p>0.30069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201.47.176.26 -0.29502</text:p>
          </table:table-cell>
          <table:table-cell office:value-type="string">
            <text:p>host=201.47.176.26</text:p>
          </table:table-cell>
          <table:table-cell office:value-type="float" office:value="-0.29502">
            <text:p>-0.29502</text:p>
          </table:table-cell>
          <table:table-cell office:value-type="float" office:value="0.29502">
            <text:p>0.29502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58.178.17.192 -0.29420</text:p>
          </table:table-cell>
          <table:table-cell office:value-type="string">
            <text:p>host=58.178.17.192</text:p>
          </table:table-cell>
          <table:table-cell office:value-type="float" office:value="-0.2942">
            <text:p>-0.2942</text:p>
          </table:table-cell>
          <table:table-cell office:value-type="float" office:value="0.2942">
            <text:p>0.2942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65.55.109.72 -0.29420</text:p>
          </table:table-cell>
          <table:table-cell office:value-type="string">
            <text:p>host=65.55.109.72</text:p>
          </table:table-cell>
          <table:table-cell office:value-type="float" office:value="-0.2942">
            <text:p>-0.2942</text:p>
          </table:table-cell>
          <table:table-cell office:value-type="float" office:value="0.2942">
            <text:p>0.2942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7.69.144.120 0.29033</text:p>
          </table:table-cell>
          <table:table-cell office:value-type="string">
            <text:p>host=67.69.144.120</text:p>
          </table:table-cell>
          <table:table-cell table:number-columns-repeated="2" office:value-type="float" office:value="0.29033">
            <text:p>0.29033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216.145.11.94 0.27806</text:p>
          </table:table-cell>
          <table:table-cell office:value-type="string">
            <text:p>host=216.145.11.94</text:p>
          </table:table-cell>
          <table:table-cell table:number-columns-repeated="2" office:value-type="float" office:value="0.27806">
            <text:p>0.27806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55.108.137 0.27652</text:p>
          </table:table-cell>
          <table:table-cell office:value-type="string">
            <text:p>host=65.55.108.137</text:p>
          </table:table-cell>
          <table:table-cell table:number-columns-repeated="2" office:value-type="float" office:value="0.27652">
            <text:p>0.27652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81.52.143.16 0.27652</text:p>
          </table:table-cell>
          <table:table-cell office:value-type="string">
            <text:p>host=81.52.143.16</text:p>
          </table:table-cell>
          <table:table-cell table:number-columns-repeated="2" office:value-type="float" office:value="0.27652">
            <text:p>0.27652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87.187.26.17 0.27652</text:p>
          </table:table-cell>
          <table:table-cell office:value-type="string">
            <text:p>host=87.187.26.17</text:p>
          </table:table-cell>
          <table:table-cell table:number-columns-repeated="2" office:value-type="float" office:value="0.27652">
            <text:p>0.27652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55.106.166 0.27601</text:p>
          </table:table-cell>
          <table:table-cell office:value-type="string">
            <text:p>host=65.55.106.166</text:p>
          </table:table-cell>
          <table:table-cell table:number-columns-repeated="2" office:value-type="float" office:value="0.27601">
            <text:p>0.27601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55.109.168 0.27601</text:p>
          </table:table-cell>
          <table:table-cell office:value-type="string">
            <text:p>host=65.55.109.168</text:p>
          </table:table-cell>
          <table:table-cell table:number-columns-repeated="2" office:value-type="float" office:value="0.27601">
            <text:p>0.27601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8.222.85.218 -0.27415</text:p>
          </table:table-cell>
          <table:table-cell office:value-type="string">
            <text:p>host=68.222.85.218</text:p>
          </table:table-cell>
          <table:table-cell office:value-type="float" office:value="-0.27415">
            <text:p>-0.27415</text:p>
          </table:table-cell>
          <table:table-cell office:value-type="float" office:value="0.27415">
            <text:p>0.27415</text:p>
          </table:table-cell>
          <table:table-cell table:number-columns-repeated="2"/>
        </table:table-row>
        <table:table-row table:style-name="ro1">
          <table:table-cell office:value-type="string">
            <text:p><text:s/>host=130.13.214.188 0.27312</text:p>
          </table:table-cell>
          <table:table-cell office:value-type="string">
            <text:p>host=130.13.214.188</text:p>
          </table:table-cell>
          <table:table-cell table:number-columns-repeated="2" office:value-type="float" office:value="0.27312">
            <text:p>0.27312</text:p>
          </table:table-cell>
          <table:table-cell table:number-columns-repeated="2"/>
        </table:table-row>
        <table:table-row table:style-name="ro1">
          <table:table-cell office:value-type="string">
            <text:p>host=217.212.224.183 0.26994</text:p>
          </table:table-cell>
          <table:table-cell office:value-type="string">
            <text:p>host=217.212.224.183</text:p>
          </table:table-cell>
          <table:table-cell table:number-columns-repeated="2" office:value-type="float" office:value="0.26994">
            <text:p>0.26994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220.181.7.26 0.26994</text:p>
          </table:table-cell>
          <table:table-cell office:value-type="string">
            <text:p>host=220.181.7.26</text:p>
          </table:table-cell>
          <table:table-cell table:number-columns-repeated="2" office:value-type="float" office:value="0.26994">
            <text:p>0.26994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71.42.94.114 -0.26767</text:p>
          </table:table-cell>
          <table:table-cell office:value-type="string">
            <text:p>host=71.42.94.114</text:p>
          </table:table-cell>
          <table:table-cell office:value-type="float" office:value="-0.26767">
            <text:p>-0.26767</text:p>
          </table:table-cell>
          <table:table-cell office:value-type="float" office:value="0.26767">
            <text:p>0.26767</text:p>
          </table:table-cell>
          <table:table-cell table:number-columns-repeated="2"/>
        </table:table-row>
        <table:table-row table:style-name="ro1">
          <table:table-cell office:value-type="string">
            <text:p><text:s text:c="4"/>host=81.98.126.6 -0.26767</text:p>
          </table:table-cell>
          <table:table-cell office:value-type="string">
            <text:p>host=81.98.126.6</text:p>
          </table:table-cell>
          <table:table-cell office:value-type="float" office:value="-0.26767">
            <text:p>-0.26767</text:p>
          </table:table-cell>
          <table:table-cell office:value-type="float" office:value="0.26767">
            <text:p>0.26767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81.214.53.82 0.26738</text:p>
          </table:table-cell>
          <table:table-cell office:value-type="string">
            <text:p>host=81.214.53.82</text:p>
          </table:table-cell>
          <table:table-cell table:number-columns-repeated="2" office:value-type="float" office:value="0.26738">
            <text:p>0.26738</text:p>
          </table:table-cell>
          <table:table-cell table:number-columns-repeated="2"/>
        </table:table-row>
        <table:table-row table:style-name="ro1">
          <table:table-cell office:value-type="string">
            <text:p><text:s/>host=174.36.241.157 0.26617</text:p>
          </table:table-cell>
          <table:table-cell office:value-type="string">
            <text:p>host=174.36.241.157</text:p>
          </table:table-cell>
          <table:table-cell table:number-columns-repeated="2" office:value-type="float" office:value="0.26617">
            <text:p>0.26617</text:p>
          </table:table-cell>
          <table:table-cell table:number-columns-repeated="2"/>
        </table:table-row>
        <table:table-row table:style-name="ro1">
          <table:table-cell office:value-type="string">
            <text:p><text:s/>host=205.209.142.43 0.26617</text:p>
          </table:table-cell>
          <table:table-cell office:value-type="string">
            <text:p>host=205.209.142.43</text:p>
          </table:table-cell>
          <table:table-cell table:number-columns-repeated="2" office:value-type="float" office:value="0.26617">
            <text:p>0.26617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87.230.143.79 0.26617</text:p>
          </table:table-cell>
          <table:table-cell office:value-type="string">
            <text:p>host=87.230.143.79</text:p>
          </table:table-cell>
          <table:table-cell table:number-columns-repeated="2" office:value-type="float" office:value="0.26617">
            <text:p>0.26617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121.54.32.102 -0.26504</text:p>
          </table:table-cell>
          <table:table-cell office:value-type="string">
            <text:p>host=121.54.32.102</text:p>
          </table:table-cell>
          <table:table-cell office:value-type="float" office:value="-0.26504">
            <text:p>-0.26504</text:p>
          </table:table-cell>
          <table:table-cell office:value-type="float" office:value="0.26504">
            <text:p>0.26504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65.55.51.115 0.25114</text:p>
          </table:table-cell>
          <table:table-cell office:value-type="string">
            <text:p>host=65.55.51.115</text:p>
          </table:table-cell>
          <table:table-cell table:number-columns-repeated="2" office:value-type="float" office:value="0.25114">
            <text:p>0.25114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123.125.66.19 0.24793</text:p>
          </table:table-cell>
          <table:table-cell office:value-type="string">
            <text:p>host=123.125.66.19</text:p>
          </table:table-cell>
          <table:table-cell table:number-columns-repeated="2" office:value-type="float" office:value="0.24793">
            <text:p>0.24793</text:p>
          </table:table-cell>
          <table:table-cell table:number-columns-repeated="2"/>
        </table:table-row>
        <table:table-row table:style-name="ro1">
          <table:table-cell office:value-type="string">
            <text:p><text:s/>host=190.135.14.242 0.24793</text:p>
          </table:table-cell>
          <table:table-cell office:value-type="string">
            <text:p>host=190.135.14.242</text:p>
          </table:table-cell>
          <table:table-cell table:number-columns-repeated="2" office:value-type="float" office:value="0.24793">
            <text:p>0.24793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220.181.7.53 0.24793</text:p>
          </table:table-cell>
          <table:table-cell office:value-type="string">
            <text:p>host=220.181.7.53</text:p>
          </table:table-cell>
          <table:table-cell table:number-columns-repeated="2" office:value-type="float" office:value="0.24793">
            <text:p>0.24793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55.106.233 0.24793</text:p>
          </table:table-cell>
          <table:table-cell office:value-type="string">
            <text:p>host=65.55.106.233</text:p>
          </table:table-cell>
          <table:table-cell table:number-columns-repeated="2" office:value-type="float" office:value="0.24793">
            <text:p>0.24793</text:p>
          </table:table-cell>
          <table:table-cell table:number-columns-repeated="2"/>
        </table:table-row>
        <table:table-row table:style-name="ro1">
          <table:table-cell office:value-type="string">
            <text:p><text:s/>host=201.43.250.154 0.24642</text:p>
          </table:table-cell>
          <table:table-cell office:value-type="string">
            <text:p>host=201.43.250.154</text:p>
          </table:table-cell>
          <table:table-cell table:number-columns-repeated="2" office:value-type="float" office:value="0.24642">
            <text:p>0.24642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65.55.109.63 0.24642</text:p>
          </table:table-cell>
          <table:table-cell office:value-type="string">
            <text:p>host=65.55.109.63</text:p>
          </table:table-cell>
          <table:table-cell table:number-columns-repeated="2" office:value-type="float" office:value="0.24642">
            <text:p>0.24642</text:p>
          </table:table-cell>
          <table:table-cell table:number-columns-repeated="2"/>
        </table:table-row>
        <table:table-row table:style-name="ro1">
          <table:table-cell office:value-type="string">
            <text:p><text:s/>host=200.218.208.14 0.24557</text:p>
          </table:table-cell>
          <table:table-cell office:value-type="string">
            <text:p>host=200.218.208.14</text:p>
          </table:table-cell>
          <table:table-cell table:number-columns-repeated="2" office:value-type="float" office:value="0.24557">
            <text:p>0.24557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94.79.233.161 0.24529</text:p>
          </table:table-cell>
          <table:table-cell office:value-type="string">
            <text:p>host=94.79.233.161</text:p>
          </table:table-cell>
          <table:table-cell table:number-columns-repeated="2" office:value-type="float" office:value="0.24529">
            <text:p>0.24529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24.168.233.6 -0.24510</text:p>
          </table:table-cell>
          <table:table-cell office:value-type="string">
            <text:p>host=24.168.233.6</text:p>
          </table:table-cell>
          <table:table-cell office:value-type="float" office:value="-0.2451">
            <text:p>-0.2451</text:p>
          </table:table-cell>
          <table:table-cell office:value-type="float" office:value="0.2451">
            <text:p>0.2451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69.233.0.137 0.24449</text:p>
          </table:table-cell>
          <table:table-cell office:value-type="string">
            <text:p>host=69.233.0.137</text:p>
          </table:table-cell>
          <table:table-cell table:number-columns-repeated="2" office:value-type="float" office:value="0.24449">
            <text:p>0.24449</text:p>
          </table:table-cell>
          <table:table-cell table:number-columns-repeated="2"/>
        </table:table-row>
        <table:table-row table:style-name="ro1">
          <table:table-cell office:value-type="string">
            <text:p>host=210.150.187.200 0.24384</text:p>
          </table:table-cell>
          <table:table-cell office:value-type="string">
            <text:p>host=210.150.187.200</text:p>
          </table:table-cell>
          <table:table-cell table:number-columns-repeated="2" office:value-type="float" office:value="0.24384">
            <text:p>0.24384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71.103.44.81 0.24384</text:p>
          </table:table-cell>
          <table:table-cell office:value-type="string">
            <text:p>host=71.103.44.81</text:p>
          </table:table-cell>
          <table:table-cell table:number-columns-repeated="2" office:value-type="float" office:value="0.24384">
            <text:p>0.24384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123.125.66.43 -0.23990</text:p>
          </table:table-cell>
          <table:table-cell office:value-type="string">
            <text:p>host=123.125.66.43</text:p>
          </table:table-cell>
          <table:table-cell office:value-type="float" office:value="-0.2399">
            <text:p>-0.2399</text:p>
          </table:table-cell>
          <table:table-cell office:value-type="float" office:value="0.2399">
            <text:p>0.2399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65.55.231.93 -0.23990</text:p>
          </table:table-cell>
          <table:table-cell office:value-type="string">
            <text:p>host=65.55.231.93</text:p>
          </table:table-cell>
          <table:table-cell office:value-type="float" office:value="-0.2399">
            <text:p>-0.2399</text:p>
          </table:table-cell>
          <table:table-cell office:value-type="float" office:value="0.2399">
            <text:p>0.2399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86.94.229.215 -0.23990</text:p>
          </table:table-cell>
          <table:table-cell office:value-type="string">
            <text:p>host=86.94.229.215</text:p>
          </table:table-cell>
          <table:table-cell office:value-type="float" office:value="-0.2399">
            <text:p>-0.2399</text:p>
          </table:table-cell>
          <table:table-cell office:value-type="float" office:value="0.2399">
            <text:p>0.2399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187.62.48.142 -0.23755</text:p>
          </table:table-cell>
          <table:table-cell office:value-type="string">
            <text:p>host=187.62.48.142</text:p>
          </table:table-cell>
          <table:table-cell office:value-type="float" office:value="-0.23755">
            <text:p>-0.23755</text:p>
          </table:table-cell>
          <table:table-cell office:value-type="float" office:value="0.23755">
            <text:p>0.23755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189.26.119.24 0.23214</text:p>
          </table:table-cell>
          <table:table-cell office:value-type="string">
            <text:p>host=189.26.119.24</text:p>
          </table:table-cell>
          <table:table-cell table:number-columns-repeated="2" office:value-type="float" office:value="0.23214">
            <text:p>0.23214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74.86.223.42 -0.23105</text:p>
          </table:table-cell>
          <table:table-cell office:value-type="string">
            <text:p>host=74.86.223.42</text:p>
          </table:table-cell>
          <table:table-cell office:value-type="float" office:value="-0.23105">
            <text:p>-0.23105</text:p>
          </table:table-cell>
          <table:table-cell office:value-type="float" office:value="0.23105">
            <text:p>0.23105</text:p>
          </table:table-cell>
          <table:table-cell table:number-columns-repeated="2"/>
        </table:table-row>
        <table:table-row table:style-name="ro1">
          <table:table-cell office:value-type="string">
            <text:p><text:s/>host=173.60.175.203 0.22681</text:p>
          </table:table-cell>
          <table:table-cell office:value-type="string">
            <text:p>host=173.60.175.203</text:p>
          </table:table-cell>
          <table:table-cell table:number-columns-repeated="2" office:value-type="float" office:value="0.22681">
            <text:p>0.22681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55.109.130 0.22681</text:p>
          </table:table-cell>
          <table:table-cell office:value-type="string">
            <text:p>host=65.55.109.130</text:p>
          </table:table-cell>
          <table:table-cell table:number-columns-repeated="2" office:value-type="float" office:value="0.22681">
            <text:p>0.22681</text:p>
          </table:table-cell>
          <table:table-cell table:number-columns-repeated="2"/>
        </table:table-row>
        <table:table-row table:style-name="ro1">
          <table:table-cell office:value-type="string">
            <text:p><text:s text:c="4"/>host=84.0.17.102 0.22647</text:p>
          </table:table-cell>
          <table:table-cell office:value-type="string">
            <text:p>host=84.0.17.102</text:p>
          </table:table-cell>
          <table:table-cell table:number-columns-repeated="2" office:value-type="float" office:value="0.22647">
            <text:p>0.22647</text:p>
          </table:table-cell>
          <table:table-cell table:number-columns-repeated="2"/>
        </table:table-row>
        <table:table-row table:style-name="ro1">
          <table:table-cell office:value-type="string">
            <text:p><text:s text:c="4"/>host=217.136.4.2 0.21777</text:p>
          </table:table-cell>
          <table:table-cell office:value-type="string">
            <text:p>host=217.136.4.2</text:p>
          </table:table-cell>
          <table:table-cell table:number-columns-repeated="2" office:value-type="float" office:value="0.21777">
            <text:p>0.21777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85.137.49.58 0.21777</text:p>
          </table:table-cell>
          <table:table-cell office:value-type="string">
            <text:p>host=85.137.49.58</text:p>
          </table:table-cell>
          <table:table-cell table:number-columns-repeated="2" office:value-type="float" office:value="0.21777">
            <text:p>0.21777</text:p>
          </table:table-cell>
          <table:table-cell table:number-columns-repeated="2"/>
        </table:table-row>
        <table:table-row table:style-name="ro1">
          <table:table-cell office:value-type="string">
            <text:p><text:s/>host=122.144.117.49 -0.21707</text:p>
          </table:table-cell>
          <table:table-cell office:value-type="string">
            <text:p>host=122.144.117.49</text:p>
          </table:table-cell>
          <table:table-cell office:value-type="float" office:value="-0.21707">
            <text:p>-0.21707</text:p>
          </table:table-cell>
          <table:table-cell office:value-type="float" office:value="0.21707">
            <text:p>0.21707</text:p>
          </table:table-cell>
          <table:table-cell table:number-columns-repeated="2"/>
        </table:table-row>
        <table:table-row table:style-name="ro1">
          <table:table-cell office:value-type="string">
            <text:p><text:s/>host=75.101.247.128 -0.21707</text:p>
          </table:table-cell>
          <table:table-cell office:value-type="string">
            <text:p>host=75.101.247.128</text:p>
          </table:table-cell>
          <table:table-cell office:value-type="float" office:value="-0.21707">
            <text:p>-0.21707</text:p>
          </table:table-cell>
          <table:table-cell office:value-type="float" office:value="0.21707">
            <text:p>0.21707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55.107.227 0.20776</text:p>
          </table:table-cell>
          <table:table-cell office:value-type="string">
            <text:p>host=65.55.107.227</text:p>
          </table:table-cell>
          <table:table-cell table:number-columns-repeated="2" office:value-type="float" office:value="0.20776">
            <text:p>0.20776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41.230.80.31 0.20574</text:p>
          </table:table-cell>
          <table:table-cell office:value-type="string">
            <text:p>host=41.230.80.31</text:p>
          </table:table-cell>
          <table:table-cell table:number-columns-repeated="2" office:value-type="float" office:value="0.20574">
            <text:p>0.20574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64.81.161.15 -0.20355</text:p>
          </table:table-cell>
          <table:table-cell office:value-type="string">
            <text:p>host=64.81.161.15</text:p>
          </table:table-cell>
          <table:table-cell office:value-type="float" office:value="-0.20355">
            <text:p>-0.20355</text:p>
          </table:table-cell>
          <table:table-cell office:value-type="float" office:value="0.20355">
            <text:p>0.20355</text:p>
          </table:table-cell>
          <table:table-cell table:number-columns-repeated="2"/>
        </table:table-row>
        <table:table-row table:style-name="ro1">
          <table:table-cell office:value-type="string">
            <text:p><text:s/>host=193.189.143.39 0.19478</text:p>
          </table:table-cell>
          <table:table-cell office:value-type="string">
            <text:p>host=193.189.143.39</text:p>
          </table:table-cell>
          <table:table-cell table:number-columns-repeated="2" office:value-type="float" office:value="0.19478">
            <text:p>0.19478</text:p>
          </table:table-cell>
          <table:table-cell table:number-columns-repeated="2"/>
        </table:table-row>
        <table:table-row table:style-name="ro1">
          <table:table-cell office:value-type="string">
            <text:p><text:s/>host=41.214.113.152 0.19478</text:p>
          </table:table-cell>
          <table:table-cell office:value-type="string">
            <text:p>host=41.214.113.152</text:p>
          </table:table-cell>
          <table:table-cell table:number-columns-repeated="2" office:value-type="float" office:value="0.19478">
            <text:p>0.19478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55.110.182 -0.19083</text:p>
          </table:table-cell>
          <table:table-cell office:value-type="string">
            <text:p>host=65.55.110.182</text:p>
          </table:table-cell>
          <table:table-cell office:value-type="float" office:value="-0.19083">
            <text:p>-0.19083</text:p>
          </table:table-cell>
          <table:table-cell office:value-type="float" office:value="0.19083">
            <text:p>0.19083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69.231.83.83 -0.19083</text:p>
          </table:table-cell>
          <table:table-cell office:value-type="string">
            <text:p>host=69.231.83.83</text:p>
          </table:table-cell>
          <table:table-cell office:value-type="float" office:value="-0.19083">
            <text:p>-0.19083</text:p>
          </table:table-cell>
          <table:table-cell office:value-type="float" office:value="0.19083">
            <text:p>0.19083</text:p>
          </table:table-cell>
          <table:table-cell table:number-columns-repeated="2"/>
        </table:table-row>
        <table:table-row table:style-name="ro1">
          <table:table-cell office:value-type="string">
            <text:p><text:s/>host=132.68.249.190 0.18492</text:p>
          </table:table-cell>
          <table:table-cell office:value-type="string">
            <text:p>host=132.68.249.190</text:p>
          </table:table-cell>
          <table:table-cell table:number-columns-repeated="2" office:value-type="float" office:value="0.18492">
            <text:p>0.18492</text:p>
          </table:table-cell>
          <table:table-cell table:number-columns-repeated="2"/>
        </table:table-row>
        <table:table-row table:style-name="ro1">
          <table:table-cell office:value-type="string">
            <text:p><text:s/>host=78.137.163.133 0.18492</text:p>
          </table:table-cell>
          <table:table-cell office:value-type="string">
            <text:p>host=78.137.163.133</text:p>
          </table:table-cell>
          <table:table-cell table:number-columns-repeated="2" office:value-type="float" office:value="0.18492">
            <text:p>0.18492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55.106.169 0.18309</text:p>
          </table:table-cell>
          <table:table-cell office:value-type="string">
            <text:p>host=65.55.106.169</text:p>
          </table:table-cell>
          <table:table-cell table:number-columns-repeated="2" office:value-type="float" office:value="0.18309">
            <text:p>0.18309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174.100.33.17 0.18243</text:p>
          </table:table-cell>
          <table:table-cell office:value-type="string">
            <text:p>host=174.100.33.17</text:p>
          </table:table-cell>
          <table:table-cell table:number-columns-repeated="2" office:value-type="float" office:value="0.18243">
            <text:p>0.18243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96.243.28.241 0.18243</text:p>
          </table:table-cell>
          <table:table-cell office:value-type="string">
            <text:p>host=96.243.28.241</text:p>
          </table:table-cell>
          <table:table-cell table:number-columns-repeated="2" office:value-type="float" office:value="0.18243">
            <text:p>0.18243</text:p>
          </table:table-cell>
          <table:table-cell table:number-columns-repeated="2"/>
        </table:table-row>
        <table:table-row table:style-name="ro1">
          <table:table-cell office:value-type="string">
            <text:p><text:s/>host=174.129.128.28 -0.18134</text:p>
          </table:table-cell>
          <table:table-cell office:value-type="string">
            <text:p>host=174.129.128.28</text:p>
          </table:table-cell>
          <table:table-cell office:value-type="float" office:value="-0.18134">
            <text:p>-0.18134</text:p>
          </table:table-cell>
          <table:table-cell office:value-type="float" office:value="0.18134">
            <text:p>0.18134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55.110.166 -0.18134</text:p>
          </table:table-cell>
          <table:table-cell office:value-type="string">
            <text:p>host=65.55.110.166</text:p>
          </table:table-cell>
          <table:table-cell office:value-type="float" office:value="-0.18134">
            <text:p>-0.18134</text:p>
          </table:table-cell>
          <table:table-cell office:value-type="float" office:value="0.18134">
            <text:p>0.18134</text:p>
          </table:table-cell>
          <table:table-cell table:number-columns-repeated="2"/>
        </table:table-row>
        <table:table-row table:style-name="ro1">
          <table:table-cell office:value-type="string">
            <text:p><text:s/>host=87.122.107.239 -0.18134</text:p>
          </table:table-cell>
          <table:table-cell office:value-type="string">
            <text:p>host=87.122.107.239</text:p>
          </table:table-cell>
          <table:table-cell office:value-type="float" office:value="-0.18134">
            <text:p>-0.18134</text:p>
          </table:table-cell>
          <table:table-cell office:value-type="float" office:value="0.18134">
            <text:p>0.18134</text:p>
          </table:table-cell>
          <table:table-cell table:number-columns-repeated="2"/>
        </table:table-row>
        <table:table-row table:style-name="ro1">
          <table:table-cell office:value-type="string">
            <text:p><text:s/>host=172.190.180.60 0.17865</text:p>
          </table:table-cell>
          <table:table-cell office:value-type="string">
            <text:p>host=172.190.180.60</text:p>
          </table:table-cell>
          <table:table-cell table:number-columns-repeated="2" office:value-type="float" office:value="0.17865">
            <text:p>0.17865</text:p>
          </table:table-cell>
          <table:table-cell table:number-columns-repeated="2"/>
        </table:table-row>
        <table:table-row table:style-name="ro1">
          <table:table-cell office:value-type="string">
            <text:p>host=205.110.156.226 0.17865</text:p>
          </table:table-cell>
          <table:table-cell office:value-type="string">
            <text:p>host=205.110.156.226</text:p>
          </table:table-cell>
          <table:table-cell table:number-columns-repeated="2" office:value-type="float" office:value="0.17865">
            <text:p>0.17865</text:p>
          </table:table-cell>
          <table:table-cell table:number-columns-repeated="2"/>
        </table:table-row>
        <table:table-row table:style-name="ro1">
          <table:table-cell office:value-type="string">
            <text:p><text:s/>host=76.100.173.118 0.17865</text:p>
          </table:table-cell>
          <table:table-cell office:value-type="string">
            <text:p>host=76.100.173.118</text:p>
          </table:table-cell>
          <table:table-cell table:number-columns-repeated="2" office:value-type="float" office:value="0.17865">
            <text:p>0.17865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55.106.203 -0.17688</text:p>
          </table:table-cell>
          <table:table-cell office:value-type="string">
            <text:p>host=65.55.106.203</text:p>
          </table:table-cell>
          <table:table-cell office:value-type="float" office:value="-0.17688">
            <text:p>-0.17688</text:p>
          </table:table-cell>
          <table:table-cell office:value-type="float" office:value="0.17688">
            <text:p>0.17688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55.110.193 -0.17688</text:p>
          </table:table-cell>
          <table:table-cell office:value-type="string">
            <text:p>host=65.55.110.193</text:p>
          </table:table-cell>
          <table:table-cell office:value-type="float" office:value="-0.17688">
            <text:p>-0.17688</text:p>
          </table:table-cell>
          <table:table-cell office:value-type="float" office:value="0.17688">
            <text:p>0.17688</text:p>
          </table:table-cell>
          <table:table-cell table:number-columns-repeated="2"/>
        </table:table-row>
        <table:table-row table:style-name="ro1">
          <table:table-cell office:value-type="string">
            <text:p><text:s text:c="4"/>host=76.13.20.61 -0.17688</text:p>
          </table:table-cell>
          <table:table-cell office:value-type="string">
            <text:p>host=76.13.20.61</text:p>
          </table:table-cell>
          <table:table-cell office:value-type="float" office:value="-0.17688">
            <text:p>-0.17688</text:p>
          </table:table-cell>
          <table:table-cell office:value-type="float" office:value="0.17688">
            <text:p>0.17688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123.125.66.53 -0.17395</text:p>
          </table:table-cell>
          <table:table-cell office:value-type="string">
            <text:p>host=123.125.66.53</text:p>
          </table:table-cell>
          <table:table-cell office:value-type="float" office:value="-0.17395">
            <text:p>-0.17395</text:p>
          </table:table-cell>
          <table:table-cell office:value-type="float" office:value="0.17395">
            <text:p>0.17395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55.107.190 -0.17395</text:p>
          </table:table-cell>
          <table:table-cell office:value-type="string">
            <text:p>host=65.55.107.190</text:p>
          </table:table-cell>
          <table:table-cell office:value-type="float" office:value="-0.17395">
            <text:p>-0.17395</text:p>
          </table:table-cell>
          <table:table-cell office:value-type="float" office:value="0.17395">
            <text:p>0.17395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55.109.108 0.17368</text:p>
          </table:table-cell>
          <table:table-cell office:value-type="string">
            <text:p>host=65.55.109.108</text:p>
          </table:table-cell>
          <table:table-cell table:number-columns-repeated="2" office:value-type="float" office:value="0.17368">
            <text:p>0.17368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143.111.22.28 0.17338</text:p>
          </table:table-cell>
          <table:table-cell office:value-type="string">
            <text:p>host=143.111.22.28</text:p>
          </table:table-cell>
          <table:table-cell table:number-columns-repeated="2" office:value-type="float" office:value="0.17338">
            <text:p>0.17338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96.27.35.101 0.17338</text:p>
          </table:table-cell>
          <table:table-cell office:value-type="string">
            <text:p>host=96.27.35.101</text:p>
          </table:table-cell>
          <table:table-cell table:number-columns-repeated="2" office:value-type="float" office:value="0.17338">
            <text:p>0.17338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200.202.142.5 -0.17273</text:p>
          </table:table-cell>
          <table:table-cell office:value-type="string">
            <text:p>host=200.202.142.5</text:p>
          </table:table-cell>
          <table:table-cell office:value-type="float" office:value="-0.17273">
            <text:p>-0.17273</text:p>
          </table:table-cell>
          <table:table-cell office:value-type="float" office:value="0.17273">
            <text:p>0.17273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78.157.11.25 -0.17273</text:p>
          </table:table-cell>
          <table:table-cell office:value-type="string">
            <text:p>host=78.157.11.25</text:p>
          </table:table-cell>
          <table:table-cell office:value-type="float" office:value="-0.17273">
            <text:p>-0.17273</text:p>
          </table:table-cell>
          <table:table-cell office:value-type="float" office:value="0.17273">
            <text:p>0.17273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41.210.29.44 0.16961</text:p>
          </table:table-cell>
          <table:table-cell office:value-type="string">
            <text:p>host=41.210.29.44</text:p>
          </table:table-cell>
          <table:table-cell table:number-columns-repeated="2" office:value-type="float" office:value="0.16961">
            <text:p>0.16961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74.207.197.82 0.16961</text:p>
          </table:table-cell>
          <table:table-cell office:value-type="string">
            <text:p>host=74.207.197.82</text:p>
          </table:table-cell>
          <table:table-cell table:number-columns-repeated="2" office:value-type="float" office:value="0.16961">
            <text:p>0.16961</text:p>
          </table:table-cell>
          <table:table-cell table:number-columns-repeated="2"/>
        </table:table-row>
        <table:table-row table:style-name="ro1">
          <table:table-cell office:value-type="string">
            <text:p><text:s/>host=136.145.194.46 -0.16779</text:p>
          </table:table-cell>
          <table:table-cell office:value-type="string">
            <text:p>host=136.145.194.46</text:p>
          </table:table-cell>
          <table:table-cell office:value-type="float" office:value="-0.16779">
            <text:p>-0.16779</text:p>
          </table:table-cell>
          <table:table-cell office:value-type="float" office:value="0.16779">
            <text:p>0.16779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55.231.123 -0.16779</text:p>
          </table:table-cell>
          <table:table-cell office:value-type="string">
            <text:p>host=65.55.231.123</text:p>
          </table:table-cell>
          <table:table-cell office:value-type="float" office:value="-0.16779">
            <text:p>-0.16779</text:p>
          </table:table-cell>
          <table:table-cell office:value-type="float" office:value="0.16779">
            <text:p>0.16779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193.43.244.93 0.15805</text:p>
          </table:table-cell>
          <table:table-cell office:value-type="string">
            <text:p>host=193.43.244.93</text:p>
          </table:table-cell>
          <table:table-cell table:number-columns-repeated="2" office:value-type="float" office:value="0.15805">
            <text:p>0.15805</text:p>
          </table:table-cell>
          <table:table-cell table:number-columns-repeated="2"/>
        </table:table-row>
        <table:table-row table:style-name="ro1">
          <table:table-cell office:value-type="string">
            <text:p><text:s/>host=120.50.176.250 0.15528</text:p>
          </table:table-cell>
          <table:table-cell office:value-type="string">
            <text:p>host=120.50.176.250</text:p>
          </table:table-cell>
          <table:table-cell table:number-columns-repeated="2" office:value-type="float" office:value="0.15528">
            <text:p>0.15528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65.55.104.67 -0.15301</text:p>
          </table:table-cell>
          <table:table-cell office:value-type="string">
            <text:p>host=65.55.104.67</text:p>
          </table:table-cell>
          <table:table-cell office:value-type="float" office:value="-0.15301">
            <text:p>-0.15301</text:p>
          </table:table-cell>
          <table:table-cell office:value-type="float" office:value="0.15301">
            <text:p>0.15301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96.52.152.202 0.14901</text:p>
          </table:table-cell>
          <table:table-cell office:value-type="string">
            <text:p>host=96.52.152.202</text:p>
          </table:table-cell>
          <table:table-cell table:number-columns-repeated="2" office:value-type="float" office:value="0.14901">
            <text:p>0.14901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41.201.186.94 -0.14676</text:p>
          </table:table-cell>
          <table:table-cell office:value-type="string">
            <text:p>host=41.201.186.94</text:p>
          </table:table-cell>
          <table:table-cell office:value-type="float" office:value="-0.14676">
            <text:p>-0.14676</text:p>
          </table:table-cell>
          <table:table-cell office:value-type="float" office:value="0.14676">
            <text:p>0.14676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86.17.161.197 -0.14676</text:p>
          </table:table-cell>
          <table:table-cell office:value-type="string">
            <text:p>host=86.17.161.197</text:p>
          </table:table-cell>
          <table:table-cell office:value-type="float" office:value="-0.14676">
            <text:p>-0.14676</text:p>
          </table:table-cell>
          <table:table-cell office:value-type="float" office:value="0.14676">
            <text:p>0.14676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55.106.144 -0.14354</text:p>
          </table:table-cell>
          <table:table-cell office:value-type="string">
            <text:p>host=65.55.106.144</text:p>
          </table:table-cell>
          <table:table-cell office:value-type="float" office:value="-0.14354">
            <text:p>-0.14354</text:p>
          </table:table-cell>
          <table:table-cell office:value-type="float" office:value="0.14354">
            <text:p>0.14354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55.106.227 -0.14354</text:p>
          </table:table-cell>
          <table:table-cell office:value-type="string">
            <text:p>host=65.55.106.227</text:p>
          </table:table-cell>
          <table:table-cell office:value-type="float" office:value="-0.14354">
            <text:p>-0.14354</text:p>
          </table:table-cell>
          <table:table-cell office:value-type="float" office:value="0.14354">
            <text:p>0.14354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70.117.4.201 -0.14064</text:p>
          </table:table-cell>
          <table:table-cell office:value-type="string">
            <text:p>host=70.117.4.201</text:p>
          </table:table-cell>
          <table:table-cell office:value-type="float" office:value="-0.14064">
            <text:p>-0.14064</text:p>
          </table:table-cell>
          <table:table-cell office:value-type="float" office:value="0.14064">
            <text:p>0.14064</text:p>
          </table:table-cell>
          <table:table-cell table:number-columns-repeated="2"/>
        </table:table-row>
        <table:table-row table:style-name="ro1">
          <table:table-cell office:value-type="string">
            <text:p>host=202.128.253.140 0.13355</text:p>
          </table:table-cell>
          <table:table-cell office:value-type="string">
            <text:p>host=202.128.253.140</text:p>
          </table:table-cell>
          <table:table-cell table:number-columns-repeated="2" office:value-type="float" office:value="0.13355">
            <text:p>0.13355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55.110.214 0.13355</text:p>
          </table:table-cell>
          <table:table-cell office:value-type="string">
            <text:p>host=65.55.110.214</text:p>
          </table:table-cell>
          <table:table-cell table:number-columns-repeated="2" office:value-type="float" office:value="0.13355">
            <text:p>0.13355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189.61.18.49 -0.12629</text:p>
          </table:table-cell>
          <table:table-cell office:value-type="string">
            <text:p>host=189.61.18.49</text:p>
          </table:table-cell>
          <table:table-cell office:value-type="float" office:value="-0.12629">
            <text:p>-0.12629</text:p>
          </table:table-cell>
          <table:table-cell office:value-type="float" office:value="0.12629">
            <text:p>0.12629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76.17.167.52 -0.12629</text:p>
          </table:table-cell>
          <table:table-cell office:value-type="string">
            <text:p>host=76.17.167.52</text:p>
          </table:table-cell>
          <table:table-cell office:value-type="float" office:value="-0.12629">
            <text:p>-0.12629</text:p>
          </table:table-cell>
          <table:table-cell office:value-type="float" office:value="0.12629">
            <text:p>0.12629</text:p>
          </table:table-cell>
          <table:table-cell table:number-columns-repeated="2"/>
        </table:table-row>
        <table:table-row table:style-name="ro1">
          <table:table-cell office:value-type="string">
            <text:p><text:s/>host=201.114.208.19 -0.12490</text:p>
          </table:table-cell>
          <table:table-cell office:value-type="string">
            <text:p>host=201.114.208.19</text:p>
          </table:table-cell>
          <table:table-cell office:value-type="float" office:value="-0.1249">
            <text:p>-0.1249</text:p>
          </table:table-cell>
          <table:table-cell office:value-type="float" office:value="0.1249">
            <text:p>0.1249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65.55.231.31 -0.12490</text:p>
          </table:table-cell>
          <table:table-cell office:value-type="string">
            <text:p>host=65.55.231.31</text:p>
          </table:table-cell>
          <table:table-cell office:value-type="float" office:value="-0.1249">
            <text:p>-0.1249</text:p>
          </table:table-cell>
          <table:table-cell office:value-type="float" office:value="0.1249">
            <text:p>0.1249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55.106.116 0.12433</text:p>
          </table:table-cell>
          <table:table-cell office:value-type="string">
            <text:p>host=65.55.106.116</text:p>
          </table:table-cell>
          <table:table-cell table:number-columns-repeated="2" office:value-type="float" office:value="0.12433">
            <text:p>0.12433</text:p>
          </table:table-cell>
          <table:table-cell table:number-columns-repeated="2"/>
        </table:table-row>
        <table:table-row table:style-name="ro1">
          <table:table-cell office:value-type="string">
            <text:p><text:s/>host=202.160.179.91 0.11956</text:p>
          </table:table-cell>
          <table:table-cell office:value-type="string">
            <text:p>host=202.160.179.91</text:p>
          </table:table-cell>
          <table:table-cell table:number-columns-repeated="2" office:value-type="float" office:value="0.11956">
            <text:p>0.11956</text:p>
          </table:table-cell>
          <table:table-cell table:number-columns-repeated="2"/>
        </table:table-row>
        <table:table-row table:style-name="ro1">
          <table:table-cell office:value-type="string">
            <text:p>host=207.108.195.230 0.11956</text:p>
          </table:table-cell>
          <table:table-cell office:value-type="string">
            <text:p>host=207.108.195.230</text:p>
          </table:table-cell>
          <table:table-cell table:number-columns-repeated="2" office:value-type="float" office:value="0.11956">
            <text:p>0.11956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55.106.185 0.11956</text:p>
          </table:table-cell>
          <table:table-cell office:value-type="string">
            <text:p>host=65.55.106.185</text:p>
          </table:table-cell>
          <table:table-cell table:number-columns-repeated="2" office:value-type="float" office:value="0.11956">
            <text:p>0.11956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220.181.7.40 -0.11255</text:p>
          </table:table-cell>
          <table:table-cell office:value-type="string">
            <text:p>host=220.181.7.40</text:p>
          </table:table-cell>
          <table:table-cell office:value-type="float" office:value="-0.11255">
            <text:p>-0.11255</text:p>
          </table:table-cell>
          <table:table-cell office:value-type="float" office:value="0.11255">
            <text:p>0.11255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8.46.142.158 0.11207</text:p>
          </table:table-cell>
          <table:table-cell office:value-type="string">
            <text:p>host=68.46.142.158</text:p>
          </table:table-cell>
          <table:table-cell table:number-columns-repeated="2" office:value-type="float" office:value="0.11207">
            <text:p>0.11207</text:p>
          </table:table-cell>
          <table:table-cell table:number-columns-repeated="2"/>
        </table:table-row>
        <table:table-row table:style-name="ro1">
          <table:table-cell office:value-type="string">
            <text:p><text:s text:c="4"/>host=81.77.53.29 0.11207</text:p>
          </table:table-cell>
          <table:table-cell office:value-type="string">
            <text:p>host=81.77.53.29</text:p>
          </table:table-cell>
          <table:table-cell table:number-columns-repeated="2" office:value-type="float" office:value="0.11207">
            <text:p>0.11207</text:p>
          </table:table-cell>
          <table:table-cell table:number-columns-repeated="2"/>
        </table:table-row>
        <table:table-row table:style-name="ro1">
          <table:table-cell office:value-type="string">
            <text:p><text:s/>host=205.241.134.74 -0.11175</text:p>
          </table:table-cell>
          <table:table-cell office:value-type="string">
            <text:p>host=205.241.134.74</text:p>
          </table:table-cell>
          <table:table-cell office:value-type="float" office:value="-0.11175">
            <text:p>-0.11175</text:p>
          </table:table-cell>
          <table:table-cell office:value-type="float" office:value="0.11175">
            <text:p>0.11175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65.55.104.74 -0.11175</text:p>
          </table:table-cell>
          <table:table-cell office:value-type="string">
            <text:p>host=65.55.104.74</text:p>
          </table:table-cell>
          <table:table-cell office:value-type="float" office:value="-0.11175">
            <text:p>-0.11175</text:p>
          </table:table-cell>
          <table:table-cell office:value-type="float" office:value="0.11175">
            <text:p>0.11175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65.55.109.22 -0.10874</text:p>
          </table:table-cell>
          <table:table-cell office:value-type="string">
            <text:p>host=65.55.109.22</text:p>
          </table:table-cell>
          <table:table-cell office:value-type="float" office:value="-0.10874">
            <text:p>-0.10874</text:p>
          </table:table-cell>
          <table:table-cell office:value-type="float" office:value="0.10874">
            <text:p>0.10874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121.121.225.4 -0.10496</text:p>
          </table:table-cell>
          <table:table-cell office:value-type="string">
            <text:p>host=121.121.225.4</text:p>
          </table:table-cell>
          <table:table-cell office:value-type="float" office:value="-0.10496">
            <text:p>-0.10496</text:p>
          </table:table-cell>
          <table:table-cell office:value-type="float" office:value="0.10496">
            <text:p>0.10496</text:p>
          </table:table-cell>
          <table:table-cell table:number-columns-repeated="2"/>
        </table:table-row>
        <table:table-row table:style-name="ro1">
          <table:table-cell office:value-type="string">
            <text:p><text:s/>host=203.110.238.16 0.10378</text:p>
          </table:table-cell>
          <table:table-cell office:value-type="string">
            <text:p>host=203.110.238.16</text:p>
          </table:table-cell>
          <table:table-cell table:number-columns-repeated="2" office:value-type="float" office:value="0.10378">
            <text:p>0.10378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121.72.132.18 -0.09974</text:p>
          </table:table-cell>
          <table:table-cell office:value-type="string">
            <text:p>host=121.72.132.18</text:p>
          </table:table-cell>
          <table:table-cell office:value-type="float" office:value="-0.09974">
            <text:p>-0.09974</text:p>
          </table:table-cell>
          <table:table-cell office:value-type="float" office:value="0.09974">
            <text:p>0.09974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72.130.171.6 -0.09974</text:p>
          </table:table-cell>
          <table:table-cell office:value-type="string">
            <text:p>host=72.130.171.6</text:p>
          </table:table-cell>
          <table:table-cell office:value-type="float" office:value="-0.09974">
            <text:p>-0.09974</text:p>
          </table:table-cell>
          <table:table-cell office:value-type="float" office:value="0.09974">
            <text:p>0.09974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200.191.49.43 0.09473</text:p>
          </table:table-cell>
          <table:table-cell office:value-type="string">
            <text:p>host=200.191.49.43</text:p>
          </table:table-cell>
          <table:table-cell table:number-columns-repeated="2" office:value-type="float" office:value="0.09473">
            <text:p>0.09473</text:p>
          </table:table-cell>
          <table:table-cell table:number-columns-repeated="2"/>
        </table:table-row>
        <table:table-row table:style-name="ro1">
          <table:table-cell office:value-type="string">
            <text:p><text:s/>host=203.198.58.225 0.09473</text:p>
          </table:table-cell>
          <table:table-cell office:value-type="string">
            <text:p>host=203.198.58.225</text:p>
          </table:table-cell>
          <table:table-cell table:number-columns-repeated="2" office:value-type="float" office:value="0.09473">
            <text:p>0.09473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85.119.158.61 0.09473</text:p>
          </table:table-cell>
          <table:table-cell office:value-type="string">
            <text:p>host=85.119.158.61</text:p>
          </table:table-cell>
          <table:table-cell table:number-columns-repeated="2" office:value-type="float" office:value="0.09473">
            <text:p>0.09473</text:p>
          </table:table-cell>
          <table:table-cell table:number-columns-repeated="2"/>
        </table:table-row>
        <table:table-row table:style-name="ro1">
          <table:table-cell office:value-type="string">
            <text:p><text:s/>host=129.252.131.68 -0.09261</text:p>
          </table:table-cell>
          <table:table-cell office:value-type="string">
            <text:p>host=129.252.131.68</text:p>
          </table:table-cell>
          <table:table-cell office:value-type="float" office:value="-0.09261">
            <text:p>-0.09261</text:p>
          </table:table-cell>
          <table:table-cell office:value-type="float" office:value="0.09261">
            <text:p>0.09261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203.236.3.225 0.09203</text:p>
          </table:table-cell>
          <table:table-cell office:value-type="string">
            <text:p>host=203.236.3.225</text:p>
          </table:table-cell>
          <table:table-cell table:number-columns-repeated="2" office:value-type="float" office:value="0.09203">
            <text:p>0.09203</text:p>
          </table:table-cell>
          <table:table-cell table:number-columns-repeated="2"/>
        </table:table-row>
        <table:table-row table:style-name="ro1">
          <table:table-cell office:value-type="string">
            <text:p><text:s/>host=89.195.135.170 0.09200</text:p>
          </table:table-cell>
          <table:table-cell office:value-type="string">
            <text:p>host=89.195.135.170</text:p>
          </table:table-cell>
          <table:table-cell table:number-columns-repeated="2" office:value-type="float" office:value="0.092">
            <text:p>0.092</text:p>
          </table:table-cell>
          <table:table-cell table:number-columns-repeated="2"/>
        </table:table-row>
        <table:table-row table:style-name="ro1">
          <table:table-cell office:value-type="string">
            <text:p><text:s/>host=94.160.165.103 0.09200</text:p>
          </table:table-cell>
          <table:table-cell office:value-type="string">
            <text:p>host=94.160.165.103</text:p>
          </table:table-cell>
          <table:table-cell table:number-columns-repeated="2" office:value-type="float" office:value="0.092">
            <text:p>0.092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75.120.195.5 0.09164</text:p>
          </table:table-cell>
          <table:table-cell office:value-type="string">
            <text:p>host=75.120.195.5</text:p>
          </table:table-cell>
          <table:table-cell table:number-columns-repeated="2" office:value-type="float" office:value="0.09164">
            <text:p>0.09164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195.110.16.10 0.08926</text:p>
          </table:table-cell>
          <table:table-cell office:value-type="string">
            <text:p>host=195.110.16.10</text:p>
          </table:table-cell>
          <table:table-cell table:number-columns-repeated="2" office:value-type="float" office:value="0.08926">
            <text:p>0.08926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112.202.3.173 -0.08841</text:p>
          </table:table-cell>
          <table:table-cell office:value-type="string">
            <text:p>host=112.202.3.173</text:p>
          </table:table-cell>
          <table:table-cell office:value-type="float" office:value="-0.08841">
            <text:p>-0.08841</text:p>
          </table:table-cell>
          <table:table-cell office:value-type="float" office:value="0.08841">
            <text:p>0.08841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194.67.18.207 -0.08052</text:p>
          </table:table-cell>
          <table:table-cell office:value-type="string">
            <text:p>host=194.67.18.207</text:p>
          </table:table-cell>
          <table:table-cell office:value-type="float" office:value="-0.08052">
            <text:p>-0.08052</text:p>
          </table:table-cell>
          <table:table-cell office:value-type="float" office:value="0.08052">
            <text:p>0.08052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195.210.57.83 -0.08052</text:p>
          </table:table-cell>
          <table:table-cell office:value-type="string">
            <text:p>host=195.210.57.83</text:p>
          </table:table-cell>
          <table:table-cell office:value-type="float" office:value="-0.08052">
            <text:p>-0.08052</text:p>
          </table:table-cell>
          <table:table-cell office:value-type="float" office:value="0.08052">
            <text:p>0.08052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219.234.81.33 -0.08052</text:p>
          </table:table-cell>
          <table:table-cell office:value-type="string">
            <text:p>host=219.234.81.33</text:p>
          </table:table-cell>
          <table:table-cell office:value-type="float" office:value="-0.08052">
            <text:p>-0.08052</text:p>
          </table:table-cell>
          <table:table-cell office:value-type="float" office:value="0.08052">
            <text:p>0.08052</text:p>
          </table:table-cell>
          <table:table-cell table:number-columns-repeated="2"/>
        </table:table-row>
        <table:table-row table:style-name="ro1">
          <table:table-cell office:value-type="string">
            <text:p><text:s/>host=200.219.91.100 0.08004</text:p>
          </table:table-cell>
          <table:table-cell office:value-type="string">
            <text:p>host=200.219.91.100</text:p>
          </table:table-cell>
          <table:table-cell table:number-columns-repeated="2" office:value-type="float" office:value="0.08004">
            <text:p>0.08004</text:p>
          </table:table-cell>
          <table:table-cell table:number-columns-repeated="2"/>
        </table:table-row>
        <table:table-row table:style-name="ro1">
          <table:table-cell office:value-type="string">
            <text:p>host=209.126.254.127 0.08004</text:p>
          </table:table-cell>
          <table:table-cell office:value-type="string">
            <text:p>host=209.126.254.127</text:p>
          </table:table-cell>
          <table:table-cell table:number-columns-repeated="2" office:value-type="float" office:value="0.08004">
            <text:p>0.08004</text:p>
          </table:table-cell>
          <table:table-cell table:number-columns-repeated="2"/>
        </table:table-row>
        <table:table-row table:style-name="ro1">
          <table:table-cell office:value-type="string">
            <text:p><text:s/>host=78.152.196.236 0.08004</text:p>
          </table:table-cell>
          <table:table-cell office:value-type="string">
            <text:p>host=78.152.196.236</text:p>
          </table:table-cell>
          <table:table-cell table:number-columns-repeated="2" office:value-type="float" office:value="0.08004">
            <text:p>0.08004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123.237.6.30 0.07968</text:p>
          </table:table-cell>
          <table:table-cell office:value-type="string">
            <text:p>host=123.237.6.30</text:p>
          </table:table-cell>
          <table:table-cell table:number-columns-repeated="2" office:value-type="float" office:value="0.07968">
            <text:p>0.07968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84.3.152.229 0.07968</text:p>
          </table:table-cell>
          <table:table-cell office:value-type="string">
            <text:p>host=84.3.152.229</text:p>
          </table:table-cell>
          <table:table-cell table:number-columns-repeated="2" office:value-type="float" office:value="0.07968">
            <text:p>0.07968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65.78.211.82 -0.07914</text:p>
          </table:table-cell>
          <table:table-cell office:value-type="string">
            <text:p>host=65.78.211.82</text:p>
          </table:table-cell>
          <table:table-cell office:value-type="float" office:value="-0.07914">
            <text:p>-0.07914</text:p>
          </table:table-cell>
          <table:table-cell office:value-type="float" office:value="0.07914">
            <text:p>0.07914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66.249.71.57 0.07479</text:p>
          </table:table-cell>
          <table:table-cell office:value-type="string">
            <text:p>host=66.249.71.57</text:p>
          </table:table-cell>
          <table:table-cell table:number-columns-repeated="2" office:value-type="float" office:value="0.07479">
            <text:p>0.07479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72.14.192.65 0.07479</text:p>
          </table:table-cell>
          <table:table-cell office:value-type="string">
            <text:p>host=72.14.192.65</text:p>
          </table:table-cell>
          <table:table-cell table:number-columns-repeated="2" office:value-type="float" office:value="0.07479">
            <text:p>0.07479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208.80.195.55 -0.07245</text:p>
          </table:table-cell>
          <table:table-cell office:value-type="string">
            <text:p>host=208.80.195.55</text:p>
          </table:table-cell>
          <table:table-cell office:value-type="float" office:value="-0.07245">
            <text:p>-0.07245</text:p>
          </table:table-cell>
          <table:table-cell office:value-type="float" office:value="0.07245">
            <text:p>0.07245</text:p>
          </table:table-cell>
          <table:table-cell table:number-columns-repeated="2"/>
        </table:table-row>
        <table:table-row table:style-name="ro1">
          <table:table-cell office:value-type="string">
            <text:p><text:s text:c="4"/>host=76.66.21.91 -0.06616</text:p>
          </table:table-cell>
          <table:table-cell office:value-type="string">
            <text:p>host=76.66.21.91</text:p>
          </table:table-cell>
          <table:table-cell office:value-type="float" office:value="-0.06616">
            <text:p>-0.06616</text:p>
          </table:table-cell>
          <table:table-cell office:value-type="float" office:value="0.06616">
            <text:p>0.06616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55.110.130 -0.06301</text:p>
          </table:table-cell>
          <table:table-cell office:value-type="string">
            <text:p>host=65.55.110.130</text:p>
          </table:table-cell>
          <table:table-cell office:value-type="float" office:value="-0.06301">
            <text:p>-0.06301</text:p>
          </table:table-cell>
          <table:table-cell office:value-type="float" office:value="0.06301">
            <text:p>0.06301</text:p>
          </table:table-cell>
          <table:table-cell table:number-columns-repeated="2"/>
        </table:table-row>
        <table:table-row table:style-name="ro1">
          <table:table-cell office:value-type="string">
            <text:p><text:s/>host=75.142.143.216 -0.06301</text:p>
          </table:table-cell>
          <table:table-cell office:value-type="string">
            <text:p>host=75.142.143.216</text:p>
          </table:table-cell>
          <table:table-cell office:value-type="float" office:value="-0.06301">
            <text:p>-0.06301</text:p>
          </table:table-cell>
          <table:table-cell office:value-type="float" office:value="0.06301">
            <text:p>0.06301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7.215.230.20 -0.06222</text:p>
          </table:table-cell>
          <table:table-cell office:value-type="string">
            <text:p>host=67.215.230.20</text:p>
          </table:table-cell>
          <table:table-cell office:value-type="float" office:value="-0.06222">
            <text:p>-0.06222</text:p>
          </table:table-cell>
          <table:table-cell office:value-type="float" office:value="0.06222">
            <text:p>0.06222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3.225.239.10 -0.06058</text:p>
          </table:table-cell>
          <table:table-cell office:value-type="string">
            <text:p>host=63.225.239.10</text:p>
          </table:table-cell>
          <table:table-cell office:value-type="float" office:value="-0.06058">
            <text:p>-0.06058</text:p>
          </table:table-cell>
          <table:table-cell office:value-type="float" office:value="0.06058">
            <text:p>0.06058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65.55.109.73 -0.06058</text:p>
          </table:table-cell>
          <table:table-cell office:value-type="string">
            <text:p>host=65.55.109.73</text:p>
          </table:table-cell>
          <table:table-cell office:value-type="float" office:value="-0.06058">
            <text:p>-0.06058</text:p>
          </table:table-cell>
          <table:table-cell office:value-type="float" office:value="0.06058">
            <text:p>0.06058</text:p>
          </table:table-cell>
          <table:table-cell table:number-columns-repeated="2"/>
        </table:table-row>
        <table:table-row table:style-name="ro1">
          <table:table-cell office:value-type="string">
            <text:p><text:s text:c="4"/>host=60.28.204.8 0.05531</text:p>
          </table:table-cell>
          <table:table-cell office:value-type="string">
            <text:p>host=60.28.204.8</text:p>
          </table:table-cell>
          <table:table-cell table:number-columns-repeated="2" office:value-type="float" office:value="0.05531">
            <text:p>0.05531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88.38.60.152 0.05531</text:p>
          </table:table-cell>
          <table:table-cell office:value-type="string">
            <text:p>host=88.38.60.152</text:p>
          </table:table-cell>
          <table:table-cell table:number-columns-repeated="2" office:value-type="float" office:value="0.05531">
            <text:p>0.05531</text:p>
          </table:table-cell>
          <table:table-cell table:number-columns-repeated="2"/>
        </table:table-row>
        <table:table-row table:style-name="ro1">
          <table:table-cell office:value-type="string">
            <text:p><text:s/>host=147.229.10.250 -0.05069</text:p>
          </table:table-cell>
          <table:table-cell office:value-type="string">
            <text:p>host=147.229.10.250</text:p>
          </table:table-cell>
          <table:table-cell office:value-type="float" office:value="-0.05069">
            <text:p>-0.05069</text:p>
          </table:table-cell>
          <table:table-cell office:value-type="float" office:value="0.05069">
            <text:p>0.05069</text:p>
          </table:table-cell>
          <table:table-cell table:number-columns-repeated="2"/>
        </table:table-row>
        <table:table-row table:style-name="ro1">
          <table:table-cell office:value-type="string">
            <text:p><text:s/>host=168.226.40.111 -0.05069</text:p>
          </table:table-cell>
          <table:table-cell office:value-type="string">
            <text:p>host=168.226.40.111</text:p>
          </table:table-cell>
          <table:table-cell office:value-type="float" office:value="-0.05069">
            <text:p>-0.05069</text:p>
          </table:table-cell>
          <table:table-cell office:value-type="float" office:value="0.05069">
            <text:p>0.05069</text:p>
          </table:table-cell>
          <table:table-cell table:number-columns-repeated="2"/>
        </table:table-row>
        <table:table-row table:style-name="ro1">
          <table:table-cell office:value-type="string">
            <text:p><text:s text:c="5"/>host=74.6.8.101 0.04892</text:p>
          </table:table-cell>
          <table:table-cell office:value-type="string">
            <text:p>host=74.6.8.101</text:p>
          </table:table-cell>
          <table:table-cell table:number-columns-repeated="2" office:value-type="float" office:value="0.04892">
            <text:p>0.04892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77.20.172.175 0.04229</text:p>
          </table:table-cell>
          <table:table-cell office:value-type="string">
            <text:p>host=77.20.172.175</text:p>
          </table:table-cell>
          <table:table-cell table:number-columns-repeated="2" office:value-type="float" office:value="0.04229">
            <text:p>0.04229</text:p>
          </table:table-cell>
          <table:table-cell table:number-columns-repeated="2"/>
        </table:table-row>
        <table:table-row table:style-name="ro1">
          <table:table-cell office:value-type="string">
            <text:p><text:s/>host=198.161.30.188 -0.04187</text:p>
          </table:table-cell>
          <table:table-cell office:value-type="string">
            <text:p>host=198.161.30.188</text:p>
          </table:table-cell>
          <table:table-cell office:value-type="float" office:value="-0.04187">
            <text:p>-0.04187</text:p>
          </table:table-cell>
          <table:table-cell office:value-type="float" office:value="0.04187">
            <text:p>0.04187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97.87.220.252 -0.03833</text:p>
          </table:table-cell>
          <table:table-cell office:value-type="string">
            <text:p>host=97.87.220.252</text:p>
          </table:table-cell>
          <table:table-cell office:value-type="float" office:value="-0.03833">
            <text:p>-0.03833</text:p>
          </table:table-cell>
          <table:table-cell office:value-type="float" office:value="0.03833">
            <text:p>0.03833</text:p>
          </table:table-cell>
          <table:table-cell table:number-columns-repeated="2"/>
        </table:table-row>
        <table:table-row table:style-name="ro1">
          <table:table-cell office:value-type="string">
            <text:p><text:s/>host=134.191.232.69 -0.03753</text:p>
          </table:table-cell>
          <table:table-cell office:value-type="string">
            <text:p>host=134.191.232.69</text:p>
          </table:table-cell>
          <table:table-cell office:value-type="float" office:value="-0.03753">
            <text:p>-0.03753</text:p>
          </table:table-cell>
          <table:table-cell office:value-type="float" office:value="0.03753">
            <text:p>0.03753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55.110.207 -0.03753</text:p>
          </table:table-cell>
          <table:table-cell office:value-type="string">
            <text:p>host=65.55.110.207</text:p>
          </table:table-cell>
          <table:table-cell office:value-type="float" office:value="-0.03753">
            <text:p>-0.03753</text:p>
          </table:table-cell>
          <table:table-cell office:value-type="float" office:value="0.03753">
            <text:p>0.03753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65.55.217.53 -0.03753</text:p>
          </table:table-cell>
          <table:table-cell office:value-type="string">
            <text:p>host=65.55.217.53</text:p>
          </table:table-cell>
          <table:table-cell office:value-type="float" office:value="-0.03753">
            <text:p>-0.03753</text:p>
          </table:table-cell>
          <table:table-cell office:value-type="float" office:value="0.03753">
            <text:p>0.03753</text:p>
          </table:table-cell>
          <table:table-cell table:number-columns-repeated="2"/>
        </table:table-row>
        <table:table-row table:style-name="ro1">
          <table:table-cell office:value-type="string">
            <text:p><text:s/>host=198.161.30.180 0.03324</text:p>
          </table:table-cell>
          <table:table-cell office:value-type="string">
            <text:p>host=198.161.30.180</text:p>
          </table:table-cell>
          <table:table-cell table:number-columns-repeated="2" office:value-type="float" office:value="0.03324">
            <text:p>0.03324</text:p>
          </table:table-cell>
          <table:table-cell table:number-columns-repeated="2"/>
        </table:table-row>
        <table:table-row table:style-name="ro1">
          <table:table-cell office:value-type="string">
            <text:p><text:s text:c="4"/>host=12.54.56.66 0.03126</text:p>
          </table:table-cell>
          <table:table-cell office:value-type="string">
            <text:p>host=12.54.56.66</text:p>
          </table:table-cell>
          <table:table-cell table:number-columns-repeated="2" office:value-type="float" office:value="0.03126">
            <text:p>0.03126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189.102.71.62 0.03126</text:p>
          </table:table-cell>
          <table:table-cell office:value-type="string">
            <text:p>host=189.102.71.62</text:p>
          </table:table-cell>
          <table:table-cell table:number-columns-repeated="2" office:value-type="float" office:value="0.03126">
            <text:p>0.03126</text:p>
          </table:table-cell>
          <table:table-cell table:number-columns-repeated="2"/>
        </table:table-row>
        <table:table-row table:style-name="ro1">
          <table:table-cell office:value-type="string">
            <text:p><text:s text:c="4"/>host=192.12.13.2 0.03126</text:p>
          </table:table-cell>
          <table:table-cell office:value-type="string">
            <text:p>host=192.12.13.2</text:p>
          </table:table-cell>
          <table:table-cell table:number-columns-repeated="2" office:value-type="float" office:value="0.03126">
            <text:p>0.03126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210.8.136.93 0.03126</text:p>
          </table:table-cell>
          <table:table-cell office:value-type="string">
            <text:p>host=210.8.136.93</text:p>
          </table:table-cell>
          <table:table-cell table:number-columns-repeated="2" office:value-type="float" office:value="0.03126">
            <text:p>0.03126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7.195.37.167 0.03126</text:p>
          </table:table-cell>
          <table:table-cell office:value-type="string">
            <text:p>host=67.195.37.167</text:p>
          </table:table-cell>
          <table:table-cell table:number-columns-repeated="2" office:value-type="float" office:value="0.03126">
            <text:p>0.03126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58.69.168.155 -0.03098</text:p>
          </table:table-cell>
          <table:table-cell office:value-type="string">
            <text:p>host=58.69.168.155</text:p>
          </table:table-cell>
          <table:table-cell office:value-type="float" office:value="-0.03098">
            <text:p>-0.03098</text:p>
          </table:table-cell>
          <table:table-cell office:value-type="float" office:value="0.03098">
            <text:p>0.03098</text:p>
          </table:table-cell>
          <table:table-cell table:number-columns-repeated="2"/>
        </table:table-row>
        <table:table-row table:style-name="ro1">
          <table:table-cell office:value-type="string">
            <text:p><text:s/>host=70.106.237.192 -0.03098</text:p>
          </table:table-cell>
          <table:table-cell office:value-type="string">
            <text:p>host=70.106.237.192</text:p>
          </table:table-cell>
          <table:table-cell office:value-type="float" office:value="-0.03098">
            <text:p>-0.03098</text:p>
          </table:table-cell>
          <table:table-cell office:value-type="float" office:value="0.03098">
            <text:p>0.03098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192.35.37.20 0.03063</text:p>
          </table:table-cell>
          <table:table-cell office:value-type="string">
            <text:p>host=192.35.37.20</text:p>
          </table:table-cell>
          <table:table-cell table:number-columns-repeated="2" office:value-type="float" office:value="0.03063">
            <text:p>0.03063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55.106.236 -0.03009</text:p>
          </table:table-cell>
          <table:table-cell office:value-type="string">
            <text:p>host=65.55.106.236</text:p>
          </table:table-cell>
          <table:table-cell office:value-type="float" office:value="-0.03009">
            <text:p>-0.03009</text:p>
          </table:table-cell>
          <table:table-cell office:value-type="float" office:value="0.03009">
            <text:p>0.03009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69.203.2.218 -0.03009</text:p>
          </table:table-cell>
          <table:table-cell office:value-type="string">
            <text:p>host=69.203.2.218</text:p>
          </table:table-cell>
          <table:table-cell office:value-type="float" office:value="-0.03009">
            <text:p>-0.03009</text:p>
          </table:table-cell>
          <table:table-cell office:value-type="float" office:value="0.03009">
            <text:p>0.03009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55.109.186 -0.02540</text:p>
          </table:table-cell>
          <table:table-cell office:value-type="string">
            <text:p>host=65.55.109.186</text:p>
          </table:table-cell>
          <table:table-cell office:value-type="float" office:value="-0.0254">
            <text:p>-0.0254</text:p>
          </table:table-cell>
          <table:table-cell office:value-type="float" office:value="0.0254">
            <text:p>0.0254</text:p>
          </table:table-cell>
          <table:table-cell table:number-columns-repeated="2"/>
        </table:table-row>
        <table:table-row table:style-name="ro1">
          <table:table-cell office:value-type="string">
            <text:p><text:s text:c="4"/>host=65.80.93.16 -0.02540</text:p>
          </table:table-cell>
          <table:table-cell office:value-type="string">
            <text:p>host=65.80.93.16</text:p>
          </table:table-cell>
          <table:table-cell office:value-type="float" office:value="-0.0254">
            <text:p>-0.0254</text:p>
          </table:table-cell>
          <table:table-cell office:value-type="float" office:value="0.0254">
            <text:p>0.0254</text:p>
          </table:table-cell>
          <table:table-cell table:number-columns-repeated="2"/>
        </table:table-row>
        <table:table-row table:style-name="ro1">
          <table:table-cell office:value-type="string">
            <text:p><text:s text:c="4"/>host=91.121.4.19 -0.02540</text:p>
          </table:table-cell>
          <table:table-cell office:value-type="string">
            <text:p>host=91.121.4.19</text:p>
          </table:table-cell>
          <table:table-cell office:value-type="float" office:value="-0.0254">
            <text:p>-0.0254</text:p>
          </table:table-cell>
          <table:table-cell office:value-type="float" office:value="0.0254">
            <text:p>0.0254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55.107.187 -0.01891</text:p>
          </table:table-cell>
          <table:table-cell office:value-type="string">
            <text:p>host=65.55.107.187</text:p>
          </table:table-cell>
          <table:table-cell office:value-type="float" office:value="-0.01891">
            <text:p>-0.01891</text:p>
          </table:table-cell>
          <table:table-cell office:value-type="float" office:value="0.01891">
            <text:p>0.01891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55.109.143 -0.01891</text:p>
          </table:table-cell>
          <table:table-cell office:value-type="string">
            <text:p>host=65.55.109.143</text:p>
          </table:table-cell>
          <table:table-cell office:value-type="float" office:value="-0.01891">
            <text:p>-0.01891</text:p>
          </table:table-cell>
          <table:table-cell office:value-type="float" office:value="0.01891">
            <text:p>0.01891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187.7.195.227 -0.01773</text:p>
          </table:table-cell>
          <table:table-cell office:value-type="string">
            <text:p>host=187.7.195.227</text:p>
          </table:table-cell>
          <table:table-cell office:value-type="float" office:value="-0.01773">
            <text:p>-0.01773</text:p>
          </table:table-cell>
          <table:table-cell office:value-type="float" office:value="0.01773">
            <text:p>0.01773</text:p>
          </table:table-cell>
          <table:table-cell table:number-columns-repeated="2"/>
        </table:table-row>
        <table:table-row table:style-name="ro1">
          <table:table-cell office:value-type="string">
            <text:p><text:s/>host=67.191.237.250 -0.01773</text:p>
          </table:table-cell>
          <table:table-cell office:value-type="string">
            <text:p>host=67.191.237.250</text:p>
          </table:table-cell>
          <table:table-cell office:value-type="float" office:value="-0.01773">
            <text:p>-0.01773</text:p>
          </table:table-cell>
          <table:table-cell office:value-type="float" office:value="0.01773">
            <text:p>0.01773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208.80.195.48 0.01430</text:p>
          </table:table-cell>
          <table:table-cell office:value-type="string">
            <text:p>host=208.80.195.48</text:p>
          </table:table-cell>
          <table:table-cell table:number-columns-repeated="2" office:value-type="float" office:value="0.0143">
            <text:p>0.0143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4.131.17.243 0.01430</text:p>
          </table:table-cell>
          <table:table-cell office:value-type="string">
            <text:p>host=4.131.17.243</text:p>
          </table:table-cell>
          <table:table-cell table:number-columns-repeated="2" office:value-type="float" office:value="0.0143">
            <text:p>0.0143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55.106.217 0.01430</text:p>
          </table:table-cell>
          <table:table-cell office:value-type="string">
            <text:p>host=65.55.106.217</text:p>
          </table:table-cell>
          <table:table-cell table:number-columns-repeated="2" office:value-type="float" office:value="0.0143">
            <text:p>0.0143</text:p>
          </table:table-cell>
          <table:table-cell table:number-columns-repeated="2"/>
        </table:table-row>
        <table:table-row table:style-name="ro1">
          <table:table-cell office:value-type="string">
            <text:p><text:s/>host=69.254.219.206 0.01430</text:p>
          </table:table-cell>
          <table:table-cell office:value-type="string">
            <text:p>host=69.254.219.206</text:p>
          </table:table-cell>
          <table:table-cell table:number-columns-repeated="2" office:value-type="float" office:value="0.0143">
            <text:p>0.0143</text:p>
          </table:table-cell>
          <table:table-cell table:number-columns-repeated="2"/>
        </table:table-row>
        <table:table-row table:style-name="ro1">
          <table:table-cell office:value-type="string">
            <text:p><text:s/>host=81.153.112.193 0.01430</text:p>
          </table:table-cell>
          <table:table-cell office:value-type="string">
            <text:p>host=81.153.112.193</text:p>
          </table:table-cell>
          <table:table-cell table:number-columns-repeated="2" office:value-type="float" office:value="0.0143">
            <text:p>0.0143</text:p>
          </table:table-cell>
          <table:table-cell table:number-columns-repeated="2"/>
        </table:table-row>
        <table:table-row table:style-name="ro1">
          <table:table-cell office:value-type="string">
            <text:p><text:s/>host=196.12.242.182 -0.01396</text:p>
          </table:table-cell>
          <table:table-cell office:value-type="string">
            <text:p>host=196.12.242.182</text:p>
          </table:table-cell>
          <table:table-cell office:value-type="float" office:value="-0.01396">
            <text:p>-0.01396</text:p>
          </table:table-cell>
          <table:table-cell office:value-type="float" office:value="0.01396">
            <text:p>0.01396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5.55.107.207 -0.01396</text:p>
          </table:table-cell>
          <table:table-cell office:value-type="string">
            <text:p>host=65.55.107.207</text:p>
          </table:table-cell>
          <table:table-cell office:value-type="float" office:value="-0.01396">
            <text:p>-0.01396</text:p>
          </table:table-cell>
          <table:table-cell office:value-type="float" office:value="0.01396">
            <text:p>0.01396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67.202.28.184 -0.01396</text:p>
          </table:table-cell>
          <table:table-cell office:value-type="string">
            <text:p>host=67.202.28.184</text:p>
          </table:table-cell>
          <table:table-cell office:value-type="float" office:value="-0.01396">
            <text:p>-0.01396</text:p>
          </table:table-cell>
          <table:table-cell office:value-type="float" office:value="0.01396">
            <text:p>0.01396</text:p>
          </table:table-cell>
          <table:table-cell table:number-columns-repeated="2"/>
        </table:table-row>
        <table:table-row table:style-name="ro1">
          <table:table-cell office:value-type="string">
            <text:p><text:s/>host=71.121.206.140 -0.01396</text:p>
          </table:table-cell>
          <table:table-cell office:value-type="string">
            <text:p>host=71.121.206.140</text:p>
          </table:table-cell>
          <table:table-cell office:value-type="float" office:value="-0.01396">
            <text:p>-0.01396</text:p>
          </table:table-cell>
          <table:table-cell office:value-type="float" office:value="0.01396">
            <text:p>0.01396</text:p>
          </table:table-cell>
          <table:table-cell table:number-columns-repeated="2"/>
        </table:table-row>
        <table:table-row table:style-name="ro1">
          <table:table-cell office:value-type="string">
            <text:p><text:s/>host=122.49.158.213 0.01155</text:p>
          </table:table-cell>
          <table:table-cell office:value-type="string">
            <text:p>host=122.49.158.213</text:p>
          </table:table-cell>
          <table:table-cell table:number-columns-repeated="2" office:value-type="float" office:value="0.01155">
            <text:p>0.01155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90.220.54.173 0.01155</text:p>
          </table:table-cell>
          <table:table-cell office:value-type="string">
            <text:p>host=90.220.54.173</text:p>
          </table:table-cell>
          <table:table-cell table:number-columns-repeated="2" office:value-type="float" office:value="0.01155">
            <text:p>0.01155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220.181.7.38 0.00394</text:p>
          </table:table-cell>
          <table:table-cell office:value-type="string">
            <text:p>host=220.181.7.38</text:p>
          </table:table-cell>
          <table:table-cell table:number-columns-repeated="2" office:value-type="float" office:value="0.00394">
            <text:p>0.00394</text:p>
          </table:table-cell>
          <table:table-cell table:number-columns-repeated="2"/>
        </table:table-row>
        <table:table-row table:style-name="ro1">
          <table:table-cell office:value-type="string">
            <text:p><text:s text:c="3"/>host=66.249.67.87 0.00394</text:p>
          </table:table-cell>
          <table:table-cell office:value-type="string">
            <text:p>host=66.249.67.87</text:p>
          </table:table-cell>
          <table:table-cell table:number-columns-repeated="2" office:value-type="float" office:value="0.00394">
            <text:p>0.00394</text:p>
          </table:table-cell>
          <table:table-cell table:number-columns-repeated="2"/>
        </table:table-row>
        <table:table-row table:style-name="ro1">
          <table:table-cell office:value-type="string">
            <text:p><text:s text:c="2"/>host=70.200.133.58 0.00394</text:p>
          </table:table-cell>
          <table:table-cell office:value-type="string">
            <text:p>host=70.200.133.58</text:p>
          </table:table-cell>
          <table:table-cell table:number-columns-repeated="2" office:value-type="float" office:value="0.00394">
            <text:p>0.00394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2" table:number-columns-repeated="3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float" office:value="200">
            <text:p>200</text:p>
          </table:table-cell>
          <table:table-cell office:value-type="string">
            <text:p>max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min</text:p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string">
            <text:p>valu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formula="of:=([.B5]/(1+([.B3]-[.B4])))*10" office:value-type="float" office:value="1">
            <text:p>1</text:p>
          </table:table-cell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database-ranges>
        <table:database-range table:target-range-address="Sheet1_2.A1:Sheet1_2.C1642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7">05/07/2013</text:date>, <text:time>21:42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03T22:13:08.64</meta:creation-date>
    <dc:date>2013-05-07T21:42:21.13</dc:date>
    <meta:editing-duration>PT16H50M36S</meta:editing-duration>
    <meta:editing-cycles>6</meta:editing-cycles>
    <meta:generator>OpenOffice.org/3.4.1$Win32 OpenOffice.org_project/341m1$Build-9593</meta:generator>
    <meta:document-statistic meta:table-count="4" meta:cell-count="1150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4.188cm" style:legend-expansion="high" chart:style-name="ch2"/>
        <chart:plot-area chart:style-name="ch3" table:cell-range-address="Sheet1.D1:Sheet1.D1642" svg:x="0.77cm" svg:y="0.855cm" svg:width="11.738cm" svg:height="7.545cm">
          <chartooo:coordinate-region svg:x="1.391cm" svg:y="1.067cm" svg:width="10.863cm" svg:height="6.23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1:Sheet1.D1642" chart:class="chart:line">
            <chart:data-point chart:repeated="164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8.35594">
                <text:p>38.35594</text:p>
                <draw:g>
                  <svg:desc>Sheet1.D1:Sheet1.D16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8.35594">
                <text:p>38.355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7.08303">
                <text:p>27.083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6.92195">
                <text:p>26.921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6.56434">
                <text:p>26.564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6.56434">
                <text:p>26.564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6.40326">
                <text:p>26.403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.93265">
                <text:p>23.932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3.77156">
                <text:p>23.771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3.50877">
                <text:p>23.5087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3.50877">
                <text:p>23.5087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3.01561">
                <text:p>23.0156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3.01561">
                <text:p>23.0156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3.01561">
                <text:p>23.0156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3.01561">
                <text:p>23.0156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2.85453">
                <text:p>22.8545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.31325">
                <text:p>20.313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.1597">
                <text:p>20.159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.1597">
                <text:p>20.159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.92741">
                <text:p>19.9274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.92741">
                <text:p>19.9274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.83663">
                <text:p>19.8366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.83663">
                <text:p>19.8366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.76633">
                <text:p>19.766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.76633">
                <text:p>19.766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.76633">
                <text:p>19.766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.68515">
                <text:p>19.685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.68515">
                <text:p>19.6851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.67554">
                <text:p>19.6755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.52406">
                <text:p>19.5240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.41181">
                <text:p>19.4118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.41181">
                <text:p>19.4118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.41181">
                <text:p>19.4118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.41181">
                <text:p>19.4118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.32072">
                <text:p>19.3207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.32072">
                <text:p>19.3207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.29604">
                <text:p>19.2960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.27167">
                <text:p>19.2716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.27167">
                <text:p>19.2716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.27167">
                <text:p>19.2716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.25931">
                <text:p>19.2593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.25931">
                <text:p>19.2593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.25931">
                <text:p>19.2593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.25851">
                <text:p>19.2585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.25073">
                <text:p>19.2507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.25073">
                <text:p>19.2507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.25073">
                <text:p>19.2507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.25073">
                <text:p>19.2507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.22728">
                <text:p>19.2272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.22728">
                <text:p>19.2272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.20918">
                <text:p>19.2091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9.18923">
                <text:p>19.1892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9.18923">
                <text:p>19.1892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9.17767">
                <text:p>19.1776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9.17767">
                <text:p>19.1776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.17767">
                <text:p>19.1776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.16567">
                <text:p>19.1656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.16567">
                <text:p>19.1656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.09823">
                <text:p>19.0982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.09823">
                <text:p>19.0982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9.09743">
                <text:p>19.0974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.07197">
                <text:p>19.0719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.06293">
                <text:p>19.0629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9.06293">
                <text:p>19.0629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9.06293">
                <text:p>19.0629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9.06293">
                <text:p>19.0629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9.01658">
                <text:p>19.0165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9.01658">
                <text:p>19.0165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9.01322">
                <text:p>19.0132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9.00459">
                <text:p>19.0045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9.00459">
                <text:p>19.0045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9.00459">
                <text:p>19.0045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8.90184">
                <text:p>18.9018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8.90184">
                <text:p>18.9018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8.85728">
                <text:p>18.8572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8.85728">
                <text:p>18.8572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8.82716">
                <text:p>18.8271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8.81433">
                <text:p>18.8143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8.81433">
                <text:p>18.8143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8.80668">
                <text:p>18.8066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8.80668">
                <text:p>18.8066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8.75921">
                <text:p>18.7592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8.75921">
                <text:p>18.7592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8.75921">
                <text:p>18.7592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8.74262">
                <text:p>18.7426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8.74262">
                <text:p>18.7426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8.6962">
                <text:p>18.696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8.66608">
                <text:p>18.6660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8.66608">
                <text:p>18.6660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8.63148">
                <text:p>18.6314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8.63148">
                <text:p>18.6314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8.58154">
                <text:p>18.5815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8.58154">
                <text:p>18.5815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8.52511">
                <text:p>18.5251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8.49797">
                <text:p>18.4979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8.47039">
                <text:p>18.4703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8.36403">
                <text:p>18.3640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8.36403">
                <text:p>18.3640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8.36403">
                <text:p>18.3640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8.33689">
                <text:p>18.3368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8.33689">
                <text:p>18.3368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8.33689">
                <text:p>18.3368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8.18469">
                <text:p>18.1846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8.08421">
                <text:p>18.0842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7.99803">
                <text:p>17.9980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7.99803">
                <text:p>17.9980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7.92313">
                <text:p>17.9231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7.92313">
                <text:p>17.9231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7.83695">
                <text:p>17.8369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7.75236">
                <text:p>17.7523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7.75236">
                <text:p>17.7523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7.55116">
                <text:p>17.5511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7.39008">
                <text:p>17.3900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7.39008">
                <text:p>17.3900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7.39008">
                <text:p>17.3900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7.39008">
                <text:p>17.3900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7.39008">
                <text:p>17.3900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7.23785">
                <text:p>17.2378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7.23785">
                <text:p>17.2378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7.20692">
                <text:p>17.2069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7.20692">
                <text:p>17.2069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7.04583">
                <text:p>17.0458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7.04583">
                <text:p>17.0458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7.0417">
                <text:p>17.041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6.88062">
                <text:p>16.8806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6.35033">
                <text:p>16.3503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6.18924">
                <text:p>16.1892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5.9376">
                <text:p>15.937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5.13035">
                <text:p>15.1303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4.97699">
                <text:p>14.9769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4.97699">
                <text:p>14.9769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4.81591">
                <text:p>14.8159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4.75711">
                <text:p>14.7571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4.59603">
                <text:p>14.5960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4.48945">
                <text:p>14.4894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4.48945">
                <text:p>14.4894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4.48945">
                <text:p>14.4894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2.07478">
                <text:p>12.0747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1.97997">
                <text:p>11.9799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1.97997">
                <text:p>11.9799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1.81117">
                <text:p>11.8111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1.78766">
                <text:p>11.7876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1.78766">
                <text:p>11.7876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1.78766">
                <text:p>11.7876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1.59129">
                <text:p>11.5912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1.59129">
                <text:p>11.5912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1.59129">
                <text:p>11.5912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1.59129">
                <text:p>11.5912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1.58162">
                <text:p>11.5816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1.55609">
                <text:p>11.5560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1.55609">
                <text:p>11.5560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1.06293">
                <text:p>11.0629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0.93527">
                <text:p>10.9352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0.4696">
                <text:p>10.469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0.4696">
                <text:p>10.469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0.21795">
                <text:p>10.2179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9.52658">
                <text:p>9.5265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9.36136">
                <text:p>9.3613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9.16935">
                <text:p>9.1693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9.10938">
                <text:p>9.1093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8.9244">
                <text:p>8.924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.9244">
                <text:p>8.924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.87926">
                <text:p>8.8792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.65484">
                <text:p>8.6548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.65484">
                <text:p>8.6548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.65484">
                <text:p>8.6548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.57025">
                <text:p>8.5702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.57025">
                <text:p>8.5702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.48407">
                <text:p>8.4840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.48407">
                <text:p>8.4840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.43123">
                <text:p>8.4312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.43123">
                <text:p>8.4312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.40263">
                <text:p>8.4026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.36057">
                <text:p>8.3605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.36057">
                <text:p>8.3605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.25115">
                <text:p>8.2511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.23348">
                <text:p>8.2334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.20701">
                <text:p>8.2070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.20701">
                <text:p>8.2070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.20701">
                <text:p>8.2070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.20701">
                <text:p>8.2070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.20701">
                <text:p>8.2070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.1269">
                <text:p>8.126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.1269">
                <text:p>8.126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.04317">
                <text:p>8.0431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7.97781">
                <text:p>7.9778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7.97781">
                <text:p>7.9778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7.90702">
                <text:p>7.9070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7.90702">
                <text:p>7.9070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7.90702">
                <text:p>7.9070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7.90702">
                <text:p>7.9070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7.88672">
                <text:p>7.8867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7.86205">
                <text:p>7.8620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7.84145">
                <text:p>7.8414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7.84145">
                <text:p>7.8414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7.83767">
                <text:p>7.8376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7.83767">
                <text:p>7.8376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7.82532">
                <text:p>7.8253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7.82532">
                <text:p>7.8253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7.79329">
                <text:p>7.7932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7.79329">
                <text:p>7.7932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7.76781">
                <text:p>7.7678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7.76781">
                <text:p>7.7678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7.7616">
                <text:p>7.761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7.7616">
                <text:p>7.761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7.7616">
                <text:p>7.761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7.74367">
                <text:p>7.7436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7.74367">
                <text:p>7.7436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7.74367">
                <text:p>7.7436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7.73168">
                <text:p>7.7316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7.73168">
                <text:p>7.7316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7.711">
                <text:p>7.71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7.66123">
                <text:p>7.6612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7.66123">
                <text:p>7.6612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7.64799">
                <text:p>7.6479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7.64799">
                <text:p>7.6479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7.62893">
                <text:p>7.6289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7.59287">
                <text:p>7.5928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7.57922">
                <text:p>7.5792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7.57922">
                <text:p>7.5792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7.57922">
                <text:p>7.5792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7.55506">
                <text:p>7.5550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7.55506">
                <text:p>7.5550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7.51616">
                <text:p>7.5161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7.51616">
                <text:p>7.5161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7.51616">
                <text:p>7.5161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7.51616">
                <text:p>7.5161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7.50535">
                <text:p>7.5053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7.50535">
                <text:p>7.5053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7.50535">
                <text:p>7.5053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7.45913">
                <text:p>7.4591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7.45913">
                <text:p>7.4591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7.45913">
                <text:p>7.4591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7.44135">
                <text:p>7.4413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7.44135">
                <text:p>7.4413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7.42329">
                <text:p>7.4232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7.41758">
                <text:p>7.4175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7.41758">
                <text:p>7.4175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7.40261">
                <text:p>7.4026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7.40261">
                <text:p>7.4026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7.39317">
                <text:p>7.3931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7.37269">
                <text:p>7.3726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7.37269">
                <text:p>7.3726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7.36804">
                <text:p>7.3680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7.36804">
                <text:p>7.3680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7.34336">
                <text:p>7.3433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7.34336">
                <text:p>7.3433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7.341">
                <text:p>7.34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7.341">
                <text:p>7.34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7.31899">
                <text:p>7.3189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7.31899">
                <text:p>7.3189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7.30977">
                <text:p>7.3097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7.30897">
                <text:p>7.3089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7.30897">
                <text:p>7.3089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7.30862">
                <text:p>7.3086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7.30862">
                <text:p>7.3086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7.30663">
                <text:p>7.3066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7.29284">
                <text:p>7.2928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7.29284">
                <text:p>7.2928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7.2746">
                <text:p>7.274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7.27224">
                <text:p>7.2722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7.22499">
                <text:p>7.2249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7.22499">
                <text:p>7.2249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7.22499">
                <text:p>7.2249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7.22499">
                <text:p>7.2249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7.21796">
                <text:p>7.2179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7.21796">
                <text:p>7.2179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7.21299">
                <text:p>7.2129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7.19802">
                <text:p>7.1980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7.19748">
                <text:p>7.1974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7.18971">
                <text:p>7.1897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7.18971">
                <text:p>7.1897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7.15647">
                <text:p>7.1564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7.15647">
                <text:p>7.1564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7.11929">
                <text:p>7.1192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7.11025">
                <text:p>7.1102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7.09112">
                <text:p>7.0911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7.06397">
                <text:p>7.0639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7.06054">
                <text:p>7.0605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6.96761">
                <text:p>6.9676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6.91178">
                <text:p>6.9117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6.9046">
                <text:p>6.904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6.88313">
                <text:p>6.8831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6.87448">
                <text:p>6.8744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6.87448">
                <text:p>6.8744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6.82479">
                <text:p>6.8247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6.82479">
                <text:p>6.8247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6.78994">
                <text:p>6.7899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6.78994">
                <text:p>6.7899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6.73165">
                <text:p>6.7316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6.71821">
                <text:p>6.7182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6.71821">
                <text:p>6.7182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6.6788">
                <text:p>6.678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6.65957">
                <text:p>6.6595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6.65022">
                <text:p>6.6502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6.65022">
                <text:p>6.6502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6.65022">
                <text:p>6.6502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6.64087">
                <text:p>6.6408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6.56404">
                <text:p>6.5640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6.56404">
                <text:p>6.5640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6.54529">
                <text:p>6.5452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6.53369">
                <text:p>6.5336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6.47945">
                <text:p>6.4794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6.46756">
                <text:p>6.4675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6.46756">
                <text:p>6.4675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6.40858">
                <text:p>6.4085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6.3931">
                <text:p>6.393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6.3931">
                <text:p>6.393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6.36098">
                <text:p>6.3609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6.36098">
                <text:p>6.3609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6.33312">
                <text:p>6.3331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6.33312">
                <text:p>6.3331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6.33312">
                <text:p>6.3331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6.31533">
                <text:p>6.3153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6.25503">
                <text:p>6.2550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6.25503">
                <text:p>6.2550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6.20875">
                <text:p>6.2087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6.20875">
                <text:p>6.2087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6.20875">
                <text:p>6.2087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6.20875">
                <text:p>6.2087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6.20875">
                <text:p>6.2087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6.20875">
                <text:p>6.2087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6.13153">
                <text:p>6.1315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6.13153">
                <text:p>6.1315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6.04535">
                <text:p>6.0453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5.98888">
                <text:p>5.9888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5.96493">
                <text:p>5.9649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5.96076">
                <text:p>5.9607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5.95305">
                <text:p>5.9530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5.86846">
                <text:p>5.8684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5.86846">
                <text:p>5.8684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5.86846">
                <text:p>5.8684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5.84647">
                <text:p>5.8464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5.84231">
                <text:p>5.8423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5.84231">
                <text:p>5.8423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5.84231">
                <text:p>5.8423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5.78228">
                <text:p>5.7822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5.78228">
                <text:p>5.7822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5.72888">
                <text:p>5.7288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5.72888">
                <text:p>5.7288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5.72888">
                <text:p>5.7288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5.67709">
                <text:p>5.6770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5.6757">
                <text:p>5.675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5.6757">
                <text:p>5.675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5.6757">
                <text:p>5.675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5.6757">
                <text:p>5.675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5.6266">
                <text:p>5.626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5.60771">
                <text:p>5.6077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5.59848">
                <text:p>5.5984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5.52071">
                <text:p>5.5207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5.52071">
                <text:p>5.5207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5.48508">
                <text:p>5.4850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5.45582">
                <text:p>5.4558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5.45582">
                <text:p>5.4558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5.45582">
                <text:p>5.4558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5.44625">
                <text:p>5.4462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5.44625">
                <text:p>5.4462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5.44625">
                <text:p>5.4462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5.37664">
                <text:p>5.3766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5.37664">
                <text:p>5.3766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5.34303">
                <text:p>5.3430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5.34138">
                <text:p>5.3413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5.33285">
                <text:p>5.3328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5.305">
                <text:p>5.30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5.305">
                <text:p>5.30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5.305">
                <text:p>5.30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5.26194">
                <text:p>5.2619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5.26194">
                <text:p>5.2619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5.26194">
                <text:p>5.2619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5.25424">
                <text:p>5.2542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5.25225">
                <text:p>5.2522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5.23501">
                <text:p>5.2350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5.2348">
                <text:p>5.234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5.19426">
                <text:p>5.1942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5.15145">
                <text:p>5.1514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5.15145">
                <text:p>5.1514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5.15145">
                <text:p>5.1514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5.12843">
                <text:p>5.1284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5.12843">
                <text:p>5.1284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5.12499">
                <text:p>5.1249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5.12499">
                <text:p>5.1249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5.12499">
                <text:p>5.1249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5.10077">
                <text:p>5.1007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5.08902">
                <text:p>5.0890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5.05981">
                <text:p>5.0598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5.03933">
                <text:p>5.0393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5.03933">
                <text:p>5.0393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5.01492">
                <text:p>5.0149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5.01492">
                <text:p>5.0149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5.00921">
                <text:p>5.0092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4.97057">
                <text:p>4.9705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4.95323">
                <text:p>4.9532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4.9462">
                <text:p>4.946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4.93275">
                <text:p>4.9327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4.91633">
                <text:p>4.9163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4.90856">
                <text:p>4.9085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4.90856">
                <text:p>4.9085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4.90856">
                <text:p>4.9085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4.90856">
                <text:p>4.9085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.90263">
                <text:p>4.9026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.90263">
                <text:p>4.90263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.88598">
                <text:p>4.8859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.88598">
                <text:p>4.8859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.86718">
                <text:p>4.86718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.86718">
                <text:p>4.8671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.83962">
                <text:p>4.8396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.83962">
                <text:p>4.8396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.83962">
                <text:p>4.8396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.82838">
                <text:p>4.8283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.82838">
                <text:p>4.8283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.82743">
                <text:p>4.8274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.81184">
                <text:p>4.81184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.81184">
                <text:p>4.81184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.80356">
                <text:p>4.8035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.80356">
                <text:p>4.8035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.7998">
                <text:p>4.7998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.79742">
                <text:p>4.7974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.79452">
                <text:p>4.7945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.78588">
                <text:p>4.7858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.78588">
                <text:p>4.7858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.7845">
                <text:p>4.784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.76777">
                <text:p>4.76777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.76594">
                <text:p>4.7659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.71288">
                <text:p>4.7128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.71167">
                <text:p>4.7116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.69698">
                <text:p>4.69698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.69698">
                <text:p>4.69698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.69107">
                <text:p>4.6910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.68794">
                <text:p>4.6879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.68729">
                <text:p>4.6872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.68729">
                <text:p>4.68729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.68729">
                <text:p>4.68729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.68729">
                <text:p>4.68729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.68275">
                <text:p>4.6827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.6769">
                <text:p>4.6769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.6769">
                <text:p>4.6769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.67494">
                <text:p>4.67494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.67494">
                <text:p>4.67494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.67494">
                <text:p>4.67494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.67413">
                <text:p>4.67413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.66469">
                <text:p>4.66469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.66469">
                <text:p>4.6646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.64291">
                <text:p>4.64291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.63921">
                <text:p>4.6392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.63921">
                <text:p>4.6392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.61974">
                <text:p>4.61974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.61974">
                <text:p>4.6197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.61554">
                <text:p>4.6155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.59482">
                <text:p>4.5948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.59482">
                <text:p>4.59482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.59482">
                <text:p>4.5948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.59424">
                <text:p>4.5942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.59424">
                <text:p>4.59424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.59424">
                <text:p>4.59424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.57045">
                <text:p>4.5704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.57045">
                <text:p>4.5704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.56462">
                <text:p>4.5646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.56462">
                <text:p>4.56462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.53824">
                <text:p>4.53824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.53824">
                <text:p>4.5382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.53263">
                <text:p>4.53263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.52682">
                <text:p>4.5268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.52682">
                <text:p>4.5268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.52682">
                <text:p>4.5268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.52682">
                <text:p>4.5268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.5049">
                <text:p>4.504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.5049">
                <text:p>4.5049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.5049">
                <text:p>4.5049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.5014">
                <text:p>4.5014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.5014">
                <text:p>4.501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.5006">
                <text:p>4.5006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.47711">
                <text:p>4.4771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.46806">
                <text:p>4.46806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.46806">
                <text:p>4.46806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.46387">
                <text:p>4.46387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.45468">
                <text:p>4.4546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.45468">
                <text:p>4.45468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.43919">
                <text:p>4.43919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.43919">
                <text:p>4.43919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.42884">
                <text:p>4.42884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.42884">
                <text:p>4.42884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.42884">
                <text:p>4.4288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.42884">
                <text:p>4.42884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.42031">
                <text:p>4.4203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.4096">
                <text:p>4.4096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.4096">
                <text:p>4.4096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.40356">
                <text:p>4.40356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.39104">
                <text:p>4.3910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.39104">
                <text:p>4.3910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.38604">
                <text:p>4.38604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.37436">
                <text:p>4.37436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.37436">
                <text:p>4.37436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.37436">
                <text:p>4.37436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.37436">
                <text:p>4.37436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.36237">
                <text:p>4.36237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.36237">
                <text:p>4.36237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.3481">
                <text:p>4.3481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.3481">
                <text:p>4.348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.3481">
                <text:p>4.348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.34207">
                <text:p>4.34207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4.34207">
                <text:p>4.34207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4.33591">
                <text:p>4.33591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4.33591">
                <text:p>4.33591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4.33591">
                <text:p>4.33591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4.33522">
                <text:p>4.33522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4.33522">
                <text:p>4.33522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4.31275">
                <text:p>4.3127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4.31247">
                <text:p>4.31247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4.28779">
                <text:p>4.28779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4.28779">
                <text:p>4.28779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4.2684">
                <text:p>4.2684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4.26837">
                <text:p>4.26837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4.26837">
                <text:p>4.26837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4.26837">
                <text:p>4.26837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4.26837">
                <text:p>4.26837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4.26719">
                <text:p>4.26719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4.26719">
                <text:p>4.26719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4.26342">
                <text:p>4.26342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4.26342">
                <text:p>4.26342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4.25326">
                <text:p>4.25326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4.25326">
                <text:p>4.25326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4.25253">
                <text:p>4.25253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4.25106">
                <text:p>4.25106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4.25106">
                <text:p>4.25106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4.25026">
                <text:p>4.25026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4.25026">
                <text:p>4.25026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4.24278">
                <text:p>4.24278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4.2223">
                <text:p>4.2223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4.2223">
                <text:p>4.2223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4.21932">
                <text:p>4.21932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4.21903">
                <text:p>4.21903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4.21903">
                <text:p>4.21903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4.19902">
                <text:p>4.19902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4.18373">
                <text:p>4.18373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4.18373">
                <text:p>4.18373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4.18134">
                <text:p>4.18134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4.18134">
                <text:p>4.18134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4.18134">
                <text:p>4.18134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4.16978">
                <text:p>4.16978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4.16978">
                <text:p>4.16978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4.16942">
                <text:p>4.16942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4.16866">
                <text:p>4.16866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4.16866">
                <text:p>4.16866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4.16866">
                <text:p>4.16866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4.16866">
                <text:p>4.16866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4.15824">
                <text:p>4.15824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4.15743">
                <text:p>4.15743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4.15743">
                <text:p>4.15743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4.146">
                <text:p>4.146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4.146">
                <text:p>4.146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4.14139">
                <text:p>4.14139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4.14139">
                <text:p>4.14139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4.12823">
                <text:p>4.12823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4.08248">
                <text:p>4.08248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4.08248">
                <text:p>4.08248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4.08248">
                <text:p>4.08248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4.07733">
                <text:p>4.07733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4.07639">
                <text:p>4.07639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4.07477">
                <text:p>4.07477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4.06372">
                <text:p>4.06372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4.05468">
                <text:p>4.05468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4.05468">
                <text:p>4.05468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4.05468">
                <text:p>4.05468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4.0471">
                <text:p>4.0471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4.02986">
                <text:p>4.02986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4.02986">
                <text:p>4.02986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4.02673">
                <text:p>4.02673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4.02673">
                <text:p>4.02673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4.02673">
                <text:p>4.02673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4.00497">
                <text:p>4.00497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4.00497">
                <text:p>4.00497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4.00497">
                <text:p>4.00497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4.00497">
                <text:p>4.00497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3.96716">
                <text:p>3.96716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3.94074">
                <text:p>3.94074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3.94074">
                <text:p>3.94074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3.92416">
                <text:p>3.92416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3.92416">
                <text:p>3.92416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3.92416">
                <text:p>3.92416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3.92328">
                <text:p>3.92328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3.92328">
                <text:p>3.92328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3.92037">
                <text:p>3.92037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3.92037">
                <text:p>3.92037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3.92037">
                <text:p>3.92037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3.91359">
                <text:p>3.91359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3.91204">
                <text:p>3.91204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3.91118">
                <text:p>3.91118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3.91118">
                <text:p>3.91118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3.9086">
                <text:p>3.9086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3.89323">
                <text:p>3.89323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3.89323">
                <text:p>3.89323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3.8708">
                <text:p>3.8708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3.85489">
                <text:p>3.85489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3.85489">
                <text:p>3.85489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3.8489">
                <text:p>3.8489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3.8489">
                <text:p>3.8489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3.8489">
                <text:p>3.8489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3.82109">
                <text:p>3.82109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3.82109">
                <text:p>3.82109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3.82092">
                <text:p>3.82092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3.81931">
                <text:p>3.81931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3.81931">
                <text:p>3.81931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3.81931">
                <text:p>3.81931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3.81931">
                <text:p>3.81931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3.81931">
                <text:p>3.81931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3.81931">
                <text:p>3.81931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3.81204">
                <text:p>3.81204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3.81204">
                <text:p>3.81204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3.79843">
                <text:p>3.79843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3.79843">
                <text:p>3.79843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3.79463">
                <text:p>3.79463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3.78686">
                <text:p>3.78686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3.7614">
                <text:p>3.7614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3.73437">
                <text:p>3.73437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3.73437">
                <text:p>3.73437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3.73437">
                <text:p>3.73437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3.73437">
                <text:p>3.73437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3.72587">
                <text:p>3.72587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3.71834">
                <text:p>3.71834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3.71834">
                <text:p>3.71834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3.70679">
                <text:p>3.70679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3.70634">
                <text:p>3.70634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3.70341">
                <text:p>3.70341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3.70341">
                <text:p>3.70341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3.68033">
                <text:p>3.68033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3.68033">
                <text:p>3.68033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3.68033">
                <text:p>3.68033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3.67626">
                <text:p>3.67626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3.67572">
                <text:p>3.67572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3.67572">
                <text:p>3.67572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3.66426">
                <text:p>3.66426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3.66426">
                <text:p>3.66426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3.66426">
                <text:p>3.66426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3.64158">
                <text:p>3.64158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3.64158">
                <text:p>3.64158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3.64158">
                <text:p>3.64158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3.64158">
                <text:p>3.64158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3.61262">
                <text:p>3.61262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3.61166">
                <text:p>3.61166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3.61166">
                <text:p>3.61166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3.60857">
                <text:p>3.60857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3.60022">
                <text:p>3.60022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3.60022">
                <text:p>3.60022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3.59118">
                <text:p>3.59118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3.59118">
                <text:p>3.59118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3.58797">
                <text:p>3.58797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3.57056">
                <text:p>3.57056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3.56694">
                <text:p>3.56694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3.56694">
                <text:p>3.56694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3.5633">
                <text:p>3.5633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3.5633">
                <text:p>3.5633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3.56188">
                <text:p>3.56188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3.56152">
                <text:p>3.56152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3.56106">
                <text:p>3.56106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3.56106">
                <text:p>3.56106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3.55267">
                <text:p>3.55267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3.54299">
                <text:p>3.54299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3.54299">
                <text:p>3.54299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3.54299">
                <text:p>3.54299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3.53522">
                <text:p>3.53522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3.5337">
                <text:p>3.5337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3.5337">
                <text:p>3.5337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3.51375">
                <text:p>3.51375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3.51181">
                <text:p>3.51181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3.51181">
                <text:p>3.51181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3.49984">
                <text:p>3.49984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3.49984">
                <text:p>3.49984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3.49805">
                <text:p>3.49805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3.49805">
                <text:p>3.49805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3.48972">
                <text:p>3.48972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3.47729">
                <text:p>3.47729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3.47729">
                <text:p>3.47729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3.47729">
                <text:p>3.47729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3.47729">
                <text:p>3.47729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3.474">
                <text:p>3.474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3.4722">
                <text:p>3.4722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3.44666">
                <text:p>3.44666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3.44293">
                <text:p>3.44293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3.42408">
                <text:p>3.42408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3.42408">
                <text:p>3.42408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3.41888">
                <text:p>3.41888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3.41888">
                <text:p>3.41888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3.40513">
                <text:p>3.40513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3.39667">
                <text:p>3.39667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3.39667">
                <text:p>3.39667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3.39667">
                <text:p>3.39667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3.39111">
                <text:p>3.39111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3.38034">
                <text:p>3.38034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3.38034">
                <text:p>3.38034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3.36001">
                <text:p>3.36001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3.36001">
                <text:p>3.36001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3.36001">
                <text:p>3.36001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3.35587">
                <text:p>3.35587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3.35587">
                <text:p>3.35587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3.35587">
                <text:p>3.35587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3.35542">
                <text:p>3.35542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3.35542">
                <text:p>3.35542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3.33954">
                <text:p>3.33954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3.33954">
                <text:p>3.33954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3.33954">
                <text:p>3.33954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3.33954">
                <text:p>3.33954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3.33753">
                <text:p>3.33753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3.33753">
                <text:p>3.33753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3.33753">
                <text:p>3.33753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3.33753">
                <text:p>3.33753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3.32906">
                <text:p>3.32906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3.32906">
                <text:p>3.32906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3.32575">
                <text:p>3.32575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3.32575">
                <text:p>3.32575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3.32575">
                <text:p>3.32575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3.32312">
                <text:p>3.32312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3.31207">
                <text:p>3.31207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3.30942">
                <text:p>3.30942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3.30942">
                <text:p>3.30942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3.25267">
                <text:p>3.25267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3.24067">
                <text:p>3.24067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3.24067">
                <text:p>3.24067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3.22678">
                <text:p>3.22678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3.22678">
                <text:p>3.22678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3.22678">
                <text:p>3.22678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3.22589">
                <text:p>3.22589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3.20466">
                <text:p>3.20466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3.20466">
                <text:p>3.20466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3.20466">
                <text:p>3.20466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3.20466">
                <text:p>3.20466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3.19887">
                <text:p>3.19887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3.19887">
                <text:p>3.19887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3.19887">
                <text:p>3.19887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3.19887">
                <text:p>3.19887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3.15983">
                <text:p>3.15983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3.15903">
                <text:p>3.15903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3.15348">
                <text:p>3.15348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3.1429">
                <text:p>3.1429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3.1429">
                <text:p>3.1429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3.13007">
                <text:p>3.13007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3.12954">
                <text:p>3.12954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3.12954">
                <text:p>3.12954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3.12954">
                <text:p>3.12954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3.09763">
                <text:p>3.09763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3.07596">
                <text:p>3.07596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3.06803">
                <text:p>3.06803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3.06803">
                <text:p>3.06803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3.05951">
                <text:p>3.05951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3.05951">
                <text:p>3.05951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3.05242">
                <text:p>3.05242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3.05242">
                <text:p>3.05242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3.05242">
                <text:p>3.05242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3.04808">
                <text:p>3.04808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3.04808">
                <text:p>3.04808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3.04738">
                <text:p>3.04738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3.03388">
                <text:p>3.03388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3.00653">
                <text:p>3.00653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2.99656">
                <text:p>2.99656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2.98903">
                <text:p>2.98903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2.98903">
                <text:p>2.98903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2.97735">
                <text:p>2.97735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2.96783">
                <text:p>2.96783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2.96678">
                <text:p>2.96678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2.96433">
                <text:p>2.96433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2.96433">
                <text:p>2.96433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2.9566">
                <text:p>2.9566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2.9566">
                <text:p>2.9566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2.9566">
                <text:p>2.9566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2.90818">
                <text:p>2.90818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2.90519">
                <text:p>2.90519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2.90519">
                <text:p>2.90519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2.90519">
                <text:p>2.90519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2.89125">
                <text:p>2.89125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2.88165">
                <text:p>2.88165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2.87065">
                <text:p>2.87065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2.84598">
                <text:p>2.84598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2.84598">
                <text:p>2.84598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2.84384">
                <text:p>2.84384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2.81638">
                <text:p>2.81638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2.81638">
                <text:p>2.81638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2.81455">
                <text:p>2.81455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2.81214">
                <text:p>2.81214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2.80443">
                <text:p>2.80443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2.79644">
                <text:p>2.79644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2.79644">
                <text:p>2.79644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2.78499">
                <text:p>2.78499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2.77232">
                <text:p>2.77232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2.75489">
                <text:p>2.75489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2.7332">
                <text:p>2.7332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2.7332">
                <text:p>2.7332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2.72432">
                <text:p>2.72432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2.72432">
                <text:p>2.72432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2.72432">
                <text:p>2.72432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2.69785">
                <text:p>2.69785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2.64816">
                <text:p>2.64816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2.63563">
                <text:p>2.63563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2.63563">
                <text:p>2.63563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2.63563">
                <text:p>2.63563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2.63563">
                <text:p>2.63563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2.62254">
                <text:p>2.62254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2.62013">
                <text:p>2.62013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2.62013">
                <text:p>2.62013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2.61804">
                <text:p>2.61804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2.60555">
                <text:p>2.60555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2.60555">
                <text:p>2.60555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2.59298">
                <text:p>2.59298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2.57076">
                <text:p>2.57076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2.55503">
                <text:p>2.55503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2.51937">
                <text:p>2.51937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2.50342">
                <text:p>2.50342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2.49662">
                <text:p>2.49662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2.49093">
                <text:p>2.49093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2.48662">
                <text:p>2.48662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2.48295">
                <text:p>2.48295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2.48155">
                <text:p>2.48155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2.45733">
                <text:p>2.45733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2.45733">
                <text:p>2.45733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2.45733">
                <text:p>2.45733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2.43478">
                <text:p>2.43478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2.41203">
                <text:p>2.41203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2.41203">
                <text:p>2.41203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2.38981">
                <text:p>2.38981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2.38981">
                <text:p>2.38981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2.37548">
                <text:p>2.37548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2.37548">
                <text:p>2.37548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2.37548">
                <text:p>2.37548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2.37548">
                <text:p>2.37548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2.33469">
                <text:p>2.33469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2.33469">
                <text:p>2.33469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2.33439">
                <text:p>2.33439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2.33439">
                <text:p>2.33439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2.31141">
                <text:p>2.31141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2.30965">
                <text:p>2.30965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2.30965">
                <text:p>2.30965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2.29765">
                <text:p>2.29765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2.29689">
                <text:p>2.29689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2.29689">
                <text:p>2.29689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2.26081">
                <text:p>2.26081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2.24804">
                <text:p>2.24804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2.24804">
                <text:p>2.24804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2.23929">
                <text:p>2.23929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2.23813">
                <text:p>2.23813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2.23813">
                <text:p>2.23813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2.21681">
                <text:p>2.21681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2.21601">
                <text:p>2.21601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2.21601">
                <text:p>2.21601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2.20365">
                <text:p>2.20365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2.20365">
                <text:p>2.20365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2.19867">
                <text:p>2.19867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2.1978">
                <text:p>2.1978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2.17322">
                <text:p>2.17322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2.17322">
                <text:p>2.17322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2.15918">
                <text:p>2.15918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2.15918">
                <text:p>2.15918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2.15918">
                <text:p>2.15918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2.1546">
                <text:p>2.1546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2.1546">
                <text:p>2.1546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2.1387">
                <text:p>2.1387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2.1387">
                <text:p>2.1387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2.12501">
                <text:p>2.12501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2.10561">
                <text:p>2.10561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2.10561">
                <text:p>2.10561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2.10561">
                <text:p>2.10561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2.10509">
                <text:p>2.10509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2.10488">
                <text:p>2.10488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2.10488">
                <text:p>2.10488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2.08703">
                <text:p>2.08703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2.08282">
                <text:p>2.08282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2.07847">
                <text:p>2.07847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2.06351">
                <text:p>2.06351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2.06351">
                <text:p>2.06351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2.06351">
                <text:p>2.06351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2.06351">
                <text:p>2.06351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2.05159">
                <text:p>2.05159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2.05159">
                <text:p>2.05159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2.05079">
                <text:p>2.05079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2.04975">
                <text:p>2.04975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2.04612">
                <text:p>2.04612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2.04557">
                <text:p>2.04557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2.04557">
                <text:p>2.04557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2.03466">
                <text:p>2.03466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2.03345">
                <text:p>2.03345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2.03345">
                <text:p>2.03345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2.02102">
                <text:p>2.02102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2.01406">
                <text:p>2.01406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2.01406">
                <text:p>2.01406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2.007">
                <text:p>2.007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.99388">
                <text:p>1.99388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.99045">
                <text:p>1.99045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.95593">
                <text:p>1.95593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.95593">
                <text:p>1.95593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.95593">
                <text:p>1.95593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.95593">
                <text:p>1.95593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.95265">
                <text:p>1.95265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.94043">
                <text:p>1.94043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.93985">
                <text:p>1.93985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.93985">
                <text:p>1.93985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.93484">
                <text:p>1.93484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.9077">
                <text:p>1.9077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.9077">
                <text:p>1.9077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.90294">
                <text:p>1.90294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.8983">
                <text:p>1.8983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.89752">
                <text:p>1.89752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.89389">
                <text:p>1.89389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.86096">
                <text:p>1.86096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.85344">
                <text:p>1.85344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.85344">
                <text:p>1.85344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.84643">
                <text:p>1.84643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.84643">
                <text:p>1.84643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.84643">
                <text:p>1.84643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.80019">
                <text:p>1.80019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.80019">
                <text:p>1.80019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.79738">
                <text:p>1.79738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.79738">
                <text:p>1.79738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.7969">
                <text:p>1.7969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.7969">
                <text:p>1.7969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.79017">
                <text:p>1.79017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.7882">
                <text:p>1.7882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.77642">
                <text:p>1.77642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.76778">
                <text:p>1.76778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.76778">
                <text:p>1.76778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.76778">
                <text:p>1.76778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.76595">
                <text:p>1.76595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.76595">
                <text:p>1.76595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.73858">
                <text:p>1.73858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.72364">
                <text:p>1.72364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.72364">
                <text:p>1.72364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.72364">
                <text:p>1.72364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.71231">
                <text:p>1.71231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.71231">
                <text:p>1.71231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.70735">
                <text:p>1.70735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.70735">
                <text:p>1.70735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.70655">
                <text:p>1.70655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.70655">
                <text:p>1.70655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.70629">
                <text:p>1.70629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.70551">
                <text:p>1.70551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.69042">
                <text:p>1.69042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.69042">
                <text:p>1.69042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.69042">
                <text:p>1.69042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.69019">
                <text:p>1.69019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.68329">
                <text:p>1.68329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.66982">
                <text:p>1.66982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.66982">
                <text:p>1.66982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.66171">
                <text:p>1.66171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.64613">
                <text:p>1.64613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.64515">
                <text:p>1.64515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.63869">
                <text:p>1.63869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.63869">
                <text:p>1.63869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.63869">
                <text:p>1.63869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.63286">
                <text:p>1.63286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.63286">
                <text:p>1.63286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.62613">
                <text:p>1.62613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.62613">
                <text:p>1.62613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.62496">
                <text:p>1.62496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.62496">
                <text:p>1.62496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.62496">
                <text:p>1.62496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1.5987">
                <text:p>1.5987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.5987">
                <text:p>1.5987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.5987">
                <text:p>1.5987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.5987">
                <text:p>1.5987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.5956">
                <text:p>1.5956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.5956">
                <text:p>1.5956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.59037">
                <text:p>1.59037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.54791">
                <text:p>1.54791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.54791">
                <text:p>1.54791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.54791">
                <text:p>1.54791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.54791">
                <text:p>1.54791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1.54358">
                <text:p>1.54358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.54066">
                <text:p>1.54066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1.54029">
                <text:p>1.54029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1.54029">
                <text:p>1.54029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.53161">
                <text:p>1.53161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1.5143">
                <text:p>1.5143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.5143">
                <text:p>1.5143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1.5143">
                <text:p>1.5143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1.51252">
                <text:p>1.51252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.50577">
                <text:p>1.50577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.49394">
                <text:p>1.49394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1.48138">
                <text:p>1.48138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1.4793">
                <text:p>1.4793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1.4793">
                <text:p>1.4793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1.47348">
                <text:p>1.47348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1.47348">
                <text:p>1.47348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.4574">
                <text:p>1.4574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.4574">
                <text:p>1.4574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.44702">
                <text:p>1.44702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.44702">
                <text:p>1.44702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.44702">
                <text:p>1.44702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.43791">
                <text:p>1.43791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.43295">
                <text:p>1.43295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.42592">
                <text:p>1.42592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1.42592">
                <text:p>1.42592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1.41959">
                <text:p>1.41959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.41959">
                <text:p>1.41959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.41959">
                <text:p>1.41959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.38758">
                <text:p>1.38758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1.38269">
                <text:p>1.38269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.38269">
                <text:p>1.38269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.38269">
                <text:p>1.38269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.38269">
                <text:p>1.38269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.38269">
                <text:p>1.38269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.3763">
                <text:p>1.3763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.36988">
                <text:p>1.36988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1.36457">
                <text:p>1.36457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.36043">
                <text:p>1.36043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.36043">
                <text:p>1.36043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1.35332">
                <text:p>1.35332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1.34427">
                <text:p>1.34427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1.34427">
                <text:p>1.34427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1.34427">
                <text:p>1.34427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1.34427">
                <text:p>1.34427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1.34427">
                <text:p>1.34427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1.34409">
                <text:p>1.34409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1.34409">
                <text:p>1.34409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1.34132">
                <text:p>1.34132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1.33191">
                <text:p>1.33191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1.33191">
                <text:p>1.33191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1.32814">
                <text:p>1.32814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1.32814">
                <text:p>1.32814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1.32782">
                <text:p>1.32782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1.32782">
                <text:p>1.32782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1.31563">
                <text:p>1.31563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1.30754">
                <text:p>1.30754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1.28147">
                <text:p>1.28147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1.28147">
                <text:p>1.28147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1.26714">
                <text:p>1.26714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1.26714">
                <text:p>1.26714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1.26714">
                <text:p>1.26714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.25968">
                <text:p>1.25968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1.25968">
                <text:p>1.25968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1.25514">
                <text:p>1.25514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1.25514">
                <text:p>1.25514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1.25327">
                <text:p>1.25327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1.24929">
                <text:p>1.24929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1.24929">
                <text:p>1.24929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1.24732">
                <text:p>1.24732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1.24732">
                <text:p>1.24732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1.24732">
                <text:p>1.24732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1.24732">
                <text:p>1.24732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1.24702">
                <text:p>1.24702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1.24702">
                <text:p>1.24702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1.24355">
                <text:p>1.24355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1.24355">
                <text:p>1.24355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1.22295">
                <text:p>1.22295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1.22295">
                <text:p>1.22295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1.21237">
                <text:p>1.21237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1.20804">
                <text:p>1.20804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1.20804">
                <text:p>1.20804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1.19827">
                <text:p>1.19827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1.19827">
                <text:p>1.19827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1.19827">
                <text:p>1.19827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1.19583">
                <text:p>1.19583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1.19189">
                <text:p>1.19189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1.19189">
                <text:p>1.19189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1.19178">
                <text:p>1.19178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1.19178">
                <text:p>1.19178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1.19178">
                <text:p>1.19178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1.19178">
                <text:p>1.19178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1.19178">
                <text:p>1.19178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1.19068">
                <text:p>1.19068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1.18523">
                <text:p>1.18523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1.18523">
                <text:p>1.18523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1.1743">
                <text:p>1.1743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1.1735">
                <text:p>1.1735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1.1735">
                <text:p>1.1735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1.1735">
                <text:p>1.1735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1.16868">
                <text:p>1.16868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1.16868">
                <text:p>1.16868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1.16868">
                <text:p>1.16868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1.16649">
                <text:p>1.16649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1.16475">
                <text:p>1.16475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1.16207">
                <text:p>1.16207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1.16207">
                <text:p>1.16207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1.16207">
                <text:p>1.16207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1.16177">
                <text:p>1.16177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1.16177">
                <text:p>1.16177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1.16177">
                <text:p>1.16177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1.16114">
                <text:p>1.16114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1.15737">
                <text:p>1.15737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1.15737">
                <text:p>1.15737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1.15041">
                <text:p>1.15041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1.15041">
                <text:p>1.15041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1.14655">
                <text:p>1.14655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1.14293">
                <text:p>1.14293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1.13463">
                <text:p>1.13463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1.13463">
                <text:p>1.13463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1.12924">
                <text:p>1.12924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1.12924">
                <text:p>1.12924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1.11695">
                <text:p>1.11695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1.09927">
                <text:p>1.09927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1.09876">
                <text:p>1.09876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1.09553">
                <text:p>1.09553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1.09227">
                <text:p>1.09227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1.09043">
                <text:p>1.09043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1.09043">
                <text:p>1.09043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1.07162">
                <text:p>1.07162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1.07162">
                <text:p>1.07162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1.0679">
                <text:p>1.0679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1.06255">
                <text:p>1.06255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1.06255">
                <text:p>1.06255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1.05555">
                <text:p>1.05555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1.05555">
                <text:p>1.05555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1.05555">
                <text:p>1.05555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1.05555">
                <text:p>1.05555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1.05555">
                <text:p>1.05555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1.05474">
                <text:p>1.05474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1.05448">
                <text:p>1.05448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1.05448">
                <text:p>1.05448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1.04364">
                <text:p>1.04364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1.03845">
                <text:p>1.03845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1.03845">
                <text:p>1.03845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1.02826">
                <text:p>1.02826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1.02351">
                <text:p>1.02351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1.02351">
                <text:p>1.02351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1.02351">
                <text:p>1.02351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1.021">
                <text:p>1.021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1.01649">
                <text:p>1.01649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1.01649">
                <text:p>1.01649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1.01649">
                <text:p>1.01649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1.01649">
                <text:p>1.01649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1.01649">
                <text:p>1.01649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1.01293">
                <text:p>1.01293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1.00584">
                <text:p>1.00584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1.00557">
                <text:p>1.00557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0.99358">
                <text:p>0.99358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0.99299">
                <text:p>0.99299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0.99299">
                <text:p>0.99299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0.99299">
                <text:p>0.99299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0.97869">
                <text:p>0.97869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0.96772">
                <text:p>0.96772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0.96772">
                <text:p>0.96772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0.96339">
                <text:p>0.96339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0.96339">
                <text:p>0.96339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0.9584">
                <text:p>0.9584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0.95613">
                <text:p>0.95613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0.94724">
                <text:p>0.94724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0.94724">
                <text:p>0.94724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0.94708">
                <text:p>0.94708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0.94396">
                <text:p>0.94396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0.92898">
                <text:p>0.92898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0.91993">
                <text:p>0.91993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0.91712">
                <text:p>0.91712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0.91712">
                <text:p>0.91712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0.91712">
                <text:p>0.91712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0.91712">
                <text:p>0.91712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0.91434">
                <text:p>0.91434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0.91434">
                <text:p>0.91434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0.91434">
                <text:p>0.91434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0.91434">
                <text:p>0.91434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0.89958">
                <text:p>0.89958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0.88318">
                <text:p>0.88318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0.87233">
                <text:p>0.87233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0.87233">
                <text:p>0.87233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0.87233">
                <text:p>0.87233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0.87233">
                <text:p>0.87233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0.86996">
                <text:p>0.86996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0.86996">
                <text:p>0.86996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0.86821">
                <text:p>0.86821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0.86821">
                <text:p>0.86821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0.86821">
                <text:p>0.86821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0.85916">
                <text:p>0.85916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0.85916">
                <text:p>0.85916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0.85411">
                <text:p>0.85411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0.85411">
                <text:p>0.85411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0.85306">
                <text:p>0.85306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0.85088">
                <text:p>0.85088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0.85053">
                <text:p>0.85053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0.84892">
                <text:p>0.84892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0.84892">
                <text:p>0.84892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0.84892">
                <text:p>0.84892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0.84139">
                <text:p>0.84139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0.84139">
                <text:p>0.84139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0.84139">
                <text:p>0.84139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0.84139">
                <text:p>0.84139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0.83258">
                <text:p>0.83258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0.83258">
                <text:p>0.83258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0.82623">
                <text:p>0.82623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0.82262">
                <text:p>0.82262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0.82262">
                <text:p>0.82262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0.82093">
                <text:p>0.82093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0.82093">
                <text:p>0.82093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0.82093">
                <text:p>0.82093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0.81424">
                <text:p>0.81424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0.81357">
                <text:p>0.81357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0.81357">
                <text:p>0.81357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0.80945">
                <text:p>0.80945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0.80835">
                <text:p>0.80835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0.80617">
                <text:p>0.80617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0.80484">
                <text:p>0.80484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0.80099">
                <text:p>0.80099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0.79899">
                <text:p>0.79899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0.79899">
                <text:p>0.79899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0.79177">
                <text:p>0.79177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0.79177">
                <text:p>0.79177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0.78065">
                <text:p>0.78065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0.78065">
                <text:p>0.78065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0.77165">
                <text:p>0.77165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0.76957">
                <text:p>0.76957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0.76696">
                <text:p>0.76696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0.76696">
                <text:p>0.76696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0.76696">
                <text:p>0.76696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0.76119">
                <text:p>0.76119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0.76119">
                <text:p>0.76119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0.76054">
                <text:p>0.76054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0.76054">
                <text:p>0.76054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0.75974">
                <text:p>0.75974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0.75974">
                <text:p>0.75974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0.75974">
                <text:p>0.75974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0.75974">
                <text:p>0.75974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0.75974">
                <text:p>0.75974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0.75944">
                <text:p>0.75944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0.74766">
                <text:p>0.74766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0.7443">
                <text:p>0.7443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0.74361">
                <text:p>0.74361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0.73945">
                <text:p>0.73945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0.73493">
                <text:p>0.73493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0.73141">
                <text:p>0.73141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0.7311">
                <text:p>0.7311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0.72301">
                <text:p>0.72301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0.72024">
                <text:p>0.72024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0.71987">
                <text:p>0.71987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0.71987">
                <text:p>0.71987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0.71652">
                <text:p>0.71652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0.71652">
                <text:p>0.71652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0.71652">
                <text:p>0.71652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0.71647">
                <text:p>0.71647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0.71647">
                <text:p>0.71647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0.71647">
                <text:p>0.71647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0.71465">
                <text:p>0.71465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0.71465">
                <text:p>0.71465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0.71148">
                <text:p>0.71148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0.71148">
                <text:p>0.71148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0.70643">
                <text:p>0.70643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0.7056">
                <text:p>0.7056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0.7056">
                <text:p>0.7056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0.69834">
                <text:p>0.69834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0.69712">
                <text:p>0.69712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0.69712">
                <text:p>0.69712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0.69712">
                <text:p>0.69712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0.69712">
                <text:p>0.69712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0.69712">
                <text:p>0.69712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0.69587">
                <text:p>0.69587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0.69587">
                <text:p>0.69587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0.68986">
                <text:p>0.68986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0.68986">
                <text:p>0.68986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0.68583">
                <text:p>0.68583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0.68583">
                <text:p>0.68583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0.68433">
                <text:p>0.68433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0.68433">
                <text:p>0.68433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0.68236">
                <text:p>0.68236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0.68236">
                <text:p>0.68236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0.68236">
                <text:p>0.68236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0.68206">
                <text:p>0.68206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0.68206">
                <text:p>0.68206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0.67665">
                <text:p>0.67665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0.67665">
                <text:p>0.67665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0.67617">
                <text:p>0.67617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0.67617">
                <text:p>0.67617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0.6697">
                <text:p>0.6697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0.6697">
                <text:p>0.6697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0.66874">
                <text:p>0.66874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0.66874">
                <text:p>0.66874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0.65826">
                <text:p>0.65826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0.65826">
                <text:p>0.65826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0.65351">
                <text:p>0.65351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0.65351">
                <text:p>0.65351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0.65351">
                <text:p>0.65351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0.6488">
                <text:p>0.6488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0.6488">
                <text:p>0.6488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0.64741">
                <text:p>0.64741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0.64653">
                <text:p>0.64653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0.64653">
                <text:p>0.64653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0.64159">
                <text:p>0.64159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0.64032">
                <text:p>0.64032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0.64032">
                <text:p>0.64032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0.64032">
                <text:p>0.64032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0.63837">
                <text:p>0.63837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0.63837">
                <text:p>0.63837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0.63767">
                <text:p>0.63767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0.62694">
                <text:p>0.62694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0.62623">
                <text:p>0.62623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0.62623">
                <text:p>0.62623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0.62476">
                <text:p>0.62476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0.62476">
                <text:p>0.62476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0.62339">
                <text:p>0.62339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0.62339">
                <text:p>0.62339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0.62132">
                <text:p>0.62132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0.62132">
                <text:p>0.62132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0.61809">
                <text:p>0.61809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0.61809">
                <text:p>0.61809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0.61789">
                <text:p>0.61789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0.61789">
                <text:p>0.61789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0.61789">
                <text:p>0.61789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0.61789">
                <text:p>0.61789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0.61789">
                <text:p>0.61789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0.61565">
                <text:p>0.61565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0.61388">
                <text:p>0.61388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0.6101">
                <text:p>0.6101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0.60873">
                <text:p>0.60873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0.60873">
                <text:p>0.60873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0.60873">
                <text:p>0.60873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0.60873">
                <text:p>0.60873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0.60725">
                <text:p>0.60725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0.60725">
                <text:p>0.60725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0.59727">
                <text:p>0.59727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0.59727">
                <text:p>0.59727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0.59674">
                <text:p>0.59674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0.59674">
                <text:p>0.59674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0.59618">
                <text:p>0.59618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0.59618">
                <text:p>0.59618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0.59618">
                <text:p>0.59618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0.59505">
                <text:p>0.59505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0.59505">
                <text:p>0.59505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0.59505">
                <text:p>0.59505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0.59158">
                <text:p>0.59158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0.59158">
                <text:p>0.59158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0.59158">
                <text:p>0.59158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0.59127">
                <text:p>0.59127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0.58806">
                <text:p>0.58806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0.58806">
                <text:p>0.58806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0.58806">
                <text:p>0.58806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0.58806">
                <text:p>0.58806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0.58777">
                <text:p>0.58777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0.58351">
                <text:p>0.58351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0.5801">
                <text:p>0.5801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0.57892">
                <text:p>0.57892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0.57812">
                <text:p>0.57812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0.56296">
                <text:p>0.56296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0.54712">
                <text:p>0.54712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0.54712">
                <text:p>0.54712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0.54467">
                <text:p>0.54467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0.53885">
                <text:p>0.53885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0.53885">
                <text:p>0.53885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0.53838">
                <text:p>0.53838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0.53523">
                <text:p>0.53523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0.53267">
                <text:p>0.53267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0.52476">
                <text:p>0.52476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0.52476">
                <text:p>0.52476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0.52419">
                <text:p>0.52419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0.52419">
                <text:p>0.52419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0.51844">
                <text:p>0.51844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0.51844">
                <text:p>0.51844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0.51529">
                <text:p>0.51529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0.51509">
                <text:p>0.51509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0.51509">
                <text:p>0.51509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0.51509">
                <text:p>0.51509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0.51475">
                <text:p>0.51475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0.51475">
                <text:p>0.51475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0.51475">
                <text:p>0.51475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0.51475">
                <text:p>0.51475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0.5122">
                <text:p>0.5122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0.50274">
                <text:p>0.50274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0.49995">
                <text:p>0.49995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0.49995">
                <text:p>0.49995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0.49727">
                <text:p>0.49727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0.49727">
                <text:p>0.49727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0.49727">
                <text:p>0.49727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0.49407">
                <text:p>0.49407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0.49407">
                <text:p>0.49407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0.49407">
                <text:p>0.49407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0.48884">
                <text:p>0.48884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0.4861">
                <text:p>0.4861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0.4861">
                <text:p>0.4861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0.48528">
                <text:p>0.48528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0.48528">
                <text:p>0.48528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0.48528">
                <text:p>0.48528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0.48207">
                <text:p>0.48207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0.48207">
                <text:p>0.48207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0.48207">
                <text:p>0.48207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0.47868">
                <text:p>0.47868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0.47836">
                <text:p>0.47836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0.47374">
                <text:p>0.47374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0.47374">
                <text:p>0.47374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0.46983">
                <text:p>0.46983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0.46983">
                <text:p>0.46983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0.46964">
                <text:p>0.46964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0.46417">
                <text:p>0.46417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0.46417">
                <text:p>0.46417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0.46258">
                <text:p>0.46258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0.45103">
                <text:p>0.45103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0.44935">
                <text:p>0.44935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0.44389">
                <text:p>0.44389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0.44357">
                <text:p>0.44357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0.44357">
                <text:p>0.44357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0.44357">
                <text:p>0.44357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0.44088">
                <text:p>0.44088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0.44088">
                <text:p>0.44088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0.44088">
                <text:p>0.44088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0.43979">
                <text:p>0.43979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0.43979">
                <text:p>0.43979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0.4349">
                <text:p>0.4349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0.4349">
                <text:p>0.4349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0.4349">
                <text:p>0.4349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0.4349">
                <text:p>0.4349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0.43246">
                <text:p>0.43246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0.43246">
                <text:p>0.43246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0.43183">
                <text:p>0.43183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0.43135">
                <text:p>0.43135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0.43106">
                <text:p>0.43106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0.43106">
                <text:p>0.43106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0.43055">
                <text:p>0.43055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0.42771">
                <text:p>0.42771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0.42744">
                <text:p>0.42744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0.42744">
                <text:p>0.42744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0.42744">
                <text:p>0.42744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0.42744">
                <text:p>0.42744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0.42744">
                <text:p>0.42744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0.42744">
                <text:p>0.42744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0.42664">
                <text:p>0.42664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0.4236">
                <text:p>0.4236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0.4236">
                <text:p>0.4236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0.41819">
                <text:p>0.41819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0.41442">
                <text:p>0.41442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0.4143">
                <text:p>0.4143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0.40043">
                <text:p>0.40043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0.40043">
                <text:p>0.40043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0.40043">
                <text:p>0.40043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0.39541">
                <text:p>0.39541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0.39382">
                <text:p>0.39382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0.39261">
                <text:p>0.39261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0.38807">
                <text:p>0.38807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0.38807">
                <text:p>0.38807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0.38807">
                <text:p>0.38807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0.3858">
                <text:p>0.3858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0.38529">
                <text:p>0.38529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0.3843">
                <text:p>0.3843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0.38253">
                <text:p>0.38253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0.38253">
                <text:p>0.38253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0.38253">
                <text:p>0.38253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0.36945">
                <text:p>0.36945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0.36945">
                <text:p>0.36945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0.36945">
                <text:p>0.36945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0.36915">
                <text:p>0.36915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0.36915">
                <text:p>0.36915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0.36394">
                <text:p>0.36394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0.36394">
                <text:p>0.36394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0.36394">
                <text:p>0.36394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0.3637">
                <text:p>0.3637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0.3626">
                <text:p>0.3626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0.36003">
                <text:p>0.36003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0.3593">
                <text:p>0.3593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0.3593">
                <text:p>0.3593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0.34579">
                <text:p>0.34579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0.34008">
                <text:p>0.34008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0.34008">
                <text:p>0.34008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0.33903">
                <text:p>0.33903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0.33903">
                <text:p>0.33903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0.33822">
                <text:p>0.33822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0.33742">
                <text:p>0.33742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0.33742">
                <text:p>0.33742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0.33742">
                <text:p>0.33742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0.3338">
                <text:p>0.3338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0.3338">
                <text:p>0.3338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0.33282">
                <text:p>0.33282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0.33068">
                <text:p>0.33068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0.33068">
                <text:p>0.33068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0.33068">
                <text:p>0.33068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0.33068">
                <text:p>0.33068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0.33068">
                <text:p>0.33068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0.32614">
                <text:p>0.32614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0.32129">
                <text:p>0.32129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0.31433">
                <text:p>0.31433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0.30943">
                <text:p>0.30943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0.30676">
                <text:p>0.30676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0.30676">
                <text:p>0.30676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0.30676">
                <text:p>0.30676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0.30069">
                <text:p>0.30069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0.30069">
                <text:p>0.30069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0.29502">
                <text:p>0.29502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0.2942">
                <text:p>0.2942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0.2942">
                <text:p>0.2942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0.29033">
                <text:p>0.29033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0.27806">
                <text:p>0.27806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0.27652">
                <text:p>0.27652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0.27652">
                <text:p>0.27652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0.27652">
                <text:p>0.27652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0.27601">
                <text:p>0.27601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0.27601">
                <text:p>0.27601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0.27415">
                <text:p>0.27415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0.27312">
                <text:p>0.27312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0.26994">
                <text:p>0.26994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0.26994">
                <text:p>0.26994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0.26767">
                <text:p>0.26767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0.26767">
                <text:p>0.26767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0.26738">
                <text:p>0.26738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0.26617">
                <text:p>0.26617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0.26617">
                <text:p>0.26617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0.26617">
                <text:p>0.26617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0.26504">
                <text:p>0.26504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0.25114">
                <text:p>0.25114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0.24793">
                <text:p>0.24793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0.24793">
                <text:p>0.24793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0.24793">
                <text:p>0.24793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0.24793">
                <text:p>0.24793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0.24642">
                <text:p>0.24642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0.24642">
                <text:p>0.24642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0.24557">
                <text:p>0.24557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0.24529">
                <text:p>0.24529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0.2451">
                <text:p>0.2451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0.24449">
                <text:p>0.24449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0.24384">
                <text:p>0.24384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0.24384">
                <text:p>0.24384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0.2399">
                <text:p>0.2399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0.2399">
                <text:p>0.2399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0.2399">
                <text:p>0.2399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0.23755">
                <text:p>0.23755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0.23214">
                <text:p>0.23214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0.23105">
                <text:p>0.23105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0.22681">
                <text:p>0.22681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0.22681">
                <text:p>0.22681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0.22647">
                <text:p>0.22647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0.21777">
                <text:p>0.21777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0.21777">
                <text:p>0.21777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0.21707">
                <text:p>0.21707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0.21707">
                <text:p>0.21707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0.20776">
                <text:p>0.20776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0.20574">
                <text:p>0.20574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0.20355">
                <text:p>0.20355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0.19478">
                <text:p>0.19478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0.19478">
                <text:p>0.19478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0.19083">
                <text:p>0.19083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0.19083">
                <text:p>0.19083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0.18492">
                <text:p>0.18492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0.18492">
                <text:p>0.18492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0.18309">
                <text:p>0.18309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0.18243">
                <text:p>0.18243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0.18243">
                <text:p>0.18243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0.18134">
                <text:p>0.18134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0.18134">
                <text:p>0.18134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0.18134">
                <text:p>0.18134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0.17865">
                <text:p>0.17865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0.17865">
                <text:p>0.17865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0.17865">
                <text:p>0.17865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0.17688">
                <text:p>0.17688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0.17688">
                <text:p>0.17688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0.17688">
                <text:p>0.17688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0.17395">
                <text:p>0.17395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0.17395">
                <text:p>0.17395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0.17368">
                <text:p>0.17368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0.17338">
                <text:p>0.17338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0.17338">
                <text:p>0.17338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0.17273">
                <text:p>0.17273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0.17273">
                <text:p>0.17273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0.16961">
                <text:p>0.16961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0.16961">
                <text:p>0.16961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0.16779">
                <text:p>0.16779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0.16779">
                <text:p>0.16779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0.15805">
                <text:p>0.15805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0.15528">
                <text:p>0.15528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0.15301">
                <text:p>0.15301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0.14901">
                <text:p>0.14901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0.14676">
                <text:p>0.14676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0.14676">
                <text:p>0.14676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0.14354">
                <text:p>0.14354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0.14354">
                <text:p>0.14354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0.14064">
                <text:p>0.14064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0.13355">
                <text:p>0.13355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0.13355">
                <text:p>0.13355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0.12629">
                <text:p>0.12629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0.12629">
                <text:p>0.12629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0.1249">
                <text:p>0.1249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0.1249">
                <text:p>0.1249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0.12433">
                <text:p>0.12433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0.11956">
                <text:p>0.11956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0.11956">
                <text:p>0.11956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0.11956">
                <text:p>0.11956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0.11255">
                <text:p>0.11255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0.11207">
                <text:p>0.11207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0.11207">
                <text:p>0.11207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0.11175">
                <text:p>0.11175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0.11175">
                <text:p>0.11175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0.10874">
                <text:p>0.10874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0.10496">
                <text:p>0.10496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0.10378">
                <text:p>0.10378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0.09974">
                <text:p>0.09974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0.09974">
                <text:p>0.09974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0.09473">
                <text:p>0.09473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0.09473">
                <text:p>0.09473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0.09473">
                <text:p>0.09473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0.09261">
                <text:p>0.09261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0.09203">
                <text:p>0.09203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0.092">
                <text:p>0.092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0.092">
                <text:p>0.092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0.09164">
                <text:p>0.09164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0.08926">
                <text:p>0.08926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0.08841">
                <text:p>0.08841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0.08052">
                <text:p>0.08052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0.08052">
                <text:p>0.08052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0.08052">
                <text:p>0.08052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0.08004">
                <text:p>0.08004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0.08004">
                <text:p>0.08004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0.08004">
                <text:p>0.08004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0.07968">
                <text:p>0.07968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0.07968">
                <text:p>0.07968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0.07914">
                <text:p>0.07914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0.07479">
                <text:p>0.07479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0.07479">
                <text:p>0.07479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0.07245">
                <text:p>0.07245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0.06616">
                <text:p>0.06616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0.06301">
                <text:p>0.06301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0.06301">
                <text:p>0.06301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0.06222">
                <text:p>0.06222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0.06058">
                <text:p>0.06058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0.06058">
                <text:p>0.06058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0.05531">
                <text:p>0.05531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0.05531">
                <text:p>0.05531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0.05069">
                <text:p>0.05069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0.05069">
                <text:p>0.05069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0.04892">
                <text:p>0.04892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0.04229">
                <text:p>0.04229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0.04187">
                <text:p>0.04187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0.03833">
                <text:p>0.03833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0.03753">
                <text:p>0.03753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0.03753">
                <text:p>0.03753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0.03753">
                <text:p>0.03753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0.03324">
                <text:p>0.03324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0.03126">
                <text:p>0.03126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0.03126">
                <text:p>0.03126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0.03126">
                <text:p>0.03126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0.03126">
                <text:p>0.03126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0.03126">
                <text:p>0.03126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0.03098">
                <text:p>0.03098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0.03098">
                <text:p>0.03098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0.03063">
                <text:p>0.03063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0.03009">
                <text:p>0.03009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0.03009">
                <text:p>0.03009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0.0254">
                <text:p>0.0254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0.0254">
                <text:p>0.0254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0.0254">
                <text:p>0.0254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0.01891">
                <text:p>0.01891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0.01891">
                <text:p>0.01891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0.01773">
                <text:p>0.01773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0.01773">
                <text:p>0.01773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0.0143">
                <text:p>0.0143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0.0143">
                <text:p>0.0143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0.0143">
                <text:p>0.0143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0.0143">
                <text:p>0.0143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0.0143">
                <text:p>0.0143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0.01396">
                <text:p>0.01396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0.01396">
                <text:p>0.01396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0.01396">
                <text:p>0.01396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0.01396">
                <text:p>0.01396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0.01155">
                <text:p>0.01155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0.01155">
                <text:p>0.01155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0.00394">
                <text:p>0.00394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0.00394">
                <text:p>0.00394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0.00394">
                <text:p>0.0039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1.914cm" svg:height="9cm" xlink:href=".." xlink:type="simple" chart:class="chart:line" chart:style-name="ch1">
        <chart:title svg:x="6.376cm" svg:y="0.316cm" chart:style-name="ch2">
          <text:p>Logistic Regression Coefficients for Each Host</text:p>
        </chart:title>
        <chart:plot-area chart:style-name="ch3" table:cell-range-address="Sheet1_2.C1:Sheet1_2.C1642" svg:x="0.888cm" svg:y="1.635cm" svg:width="20.15cm" svg:height="6.765cm">
          <chartooo:coordinate-region svg:x="1.615cm" svg:y="1.847cm" svg:width="19.261cm" svg:height="6.34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_2.C1:Sheet1_2.C1642" chart:class="chart:line">
            <chart:data-point chart:repeated="164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38.35594">
                <text:p>-38.35594</text:p>
                <draw:g>
                  <svg:desc>Sheet1_2.C1:Sheet1_2.C16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38.35594">
                <text:p>-38.355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27.08303">
                <text:p>-27.083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26.92195">
                <text:p>-26.921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26.56434">
                <text:p>-26.564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26.56434">
                <text:p>-26.564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26.40326">
                <text:p>-26.403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23.93265">
                <text:p>-23.932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3.77156">
                <text:p>-23.771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23.50877">
                <text:p>-23.5087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23.50877">
                <text:p>-23.5087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23.01561">
                <text:p>-23.0156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23.01561">
                <text:p>-23.0156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23.01561">
                <text:p>-23.0156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23.01561">
                <text:p>-23.0156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22.85453">
                <text:p>-22.8545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20.31325">
                <text:p>-20.313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20.1597">
                <text:p>-20.159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20.1597">
                <text:p>-20.159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9.92741">
                <text:p>-19.9274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9.92741">
                <text:p>-19.9274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9.83663">
                <text:p>-19.8366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9.83663">
                <text:p>-19.8366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9.76633">
                <text:p>-19.766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9.76633">
                <text:p>-19.766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9.76633">
                <text:p>-19.766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9.68515">
                <text:p>-19.685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9.68515">
                <text:p>-19.6851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9.67554">
                <text:p>-19.6755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9.52406">
                <text:p>-19.5240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9.41181">
                <text:p>-19.4118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9.41181">
                <text:p>-19.4118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9.41181">
                <text:p>-19.4118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9.41181">
                <text:p>-19.4118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9.32072">
                <text:p>-19.3207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9.32072">
                <text:p>-19.3207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9.29604">
                <text:p>-19.2960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9.27167">
                <text:p>-19.2716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9.27167">
                <text:p>-19.2716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9.27167">
                <text:p>-19.2716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9.25931">
                <text:p>-19.2593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9.25931">
                <text:p>-19.2593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9.25931">
                <text:p>-19.2593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9.25851">
                <text:p>-19.2585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9.25073">
                <text:p>-19.2507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19.25073">
                <text:p>-19.2507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9.25073">
                <text:p>-19.2507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19.25073">
                <text:p>-19.2507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19.22728">
                <text:p>-19.2272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19.22728">
                <text:p>-19.2272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9.20918">
                <text:p>-19.2091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19.18923">
                <text:p>-19.1892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19.18923">
                <text:p>-19.1892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19.17767">
                <text:p>-19.1776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19.17767">
                <text:p>-19.1776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19.17767">
                <text:p>-19.1776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19.16567">
                <text:p>-19.1656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19.16567">
                <text:p>-19.1656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19.09823">
                <text:p>-19.0982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19.09823">
                <text:p>-19.0982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19.09743">
                <text:p>-19.0974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19.07197">
                <text:p>-19.0719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19.06293">
                <text:p>-19.0629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19.06293">
                <text:p>-19.0629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19.06293">
                <text:p>-19.0629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19.06293">
                <text:p>-19.0629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19.01658">
                <text:p>-19.0165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19.01658">
                <text:p>-19.0165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19.01322">
                <text:p>-19.0132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19.00459">
                <text:p>-19.0045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19.00459">
                <text:p>-19.0045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19.00459">
                <text:p>-19.0045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18.90184">
                <text:p>-18.9018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18.90184">
                <text:p>-18.9018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18.85728">
                <text:p>-18.8572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18.85728">
                <text:p>-18.8572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18.82716">
                <text:p>-18.8271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18.81433">
                <text:p>-18.8143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18.81433">
                <text:p>-18.8143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18.80668">
                <text:p>-18.8066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18.80668">
                <text:p>-18.8066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18.75921">
                <text:p>-18.7592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18.75921">
                <text:p>-18.7592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18.75921">
                <text:p>-18.7592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18.74262">
                <text:p>-18.7426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8.74262">
                <text:p>-18.7426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18.6962">
                <text:p>-18.696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18.66608">
                <text:p>-18.6660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8.66608">
                <text:p>-18.6660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18.63148">
                <text:p>-18.6314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18.63148">
                <text:p>-18.6314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18.58154">
                <text:p>-18.5815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18.58154">
                <text:p>-18.5815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18.52511">
                <text:p>-18.5251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18.49797">
                <text:p>-18.4979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18.47039">
                <text:p>-18.4703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18.36403">
                <text:p>-18.3640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18.36403">
                <text:p>-18.3640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18.36403">
                <text:p>-18.3640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18.33689">
                <text:p>-18.3368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18.33689">
                <text:p>-18.3368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18.33689">
                <text:p>-18.3368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18.18469">
                <text:p>-18.1846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18.08421">
                <text:p>-18.0842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17.99803">
                <text:p>-17.9980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17.99803">
                <text:p>-17.9980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17.92313">
                <text:p>-17.9231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17.92313">
                <text:p>-17.9231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17.83695">
                <text:p>-17.8369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17.75236">
                <text:p>-17.7523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17.75236">
                <text:p>-17.7523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17.55116">
                <text:p>-17.5511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17.39008">
                <text:p>-17.3900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17.39008">
                <text:p>-17.3900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17.39008">
                <text:p>-17.3900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17.39008">
                <text:p>-17.3900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17.39008">
                <text:p>-17.3900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17.23785">
                <text:p>-17.2378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17.23785">
                <text:p>-17.2378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17.20692">
                <text:p>-17.2069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17.20692">
                <text:p>-17.2069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17.04583">
                <text:p>-17.0458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17.04583">
                <text:p>-17.0458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17.0417">
                <text:p>-17.041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16.88062">
                <text:p>-16.8806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16.35033">
                <text:p>-16.3503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16.18924">
                <text:p>-16.1892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15.9376">
                <text:p>-15.937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15.13035">
                <text:p>-15.1303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14.97699">
                <text:p>-14.9769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14.97699">
                <text:p>-14.9769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14.81591">
                <text:p>-14.8159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14.75711">
                <text:p>-14.7571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14.59603">
                <text:p>-14.5960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14.48945">
                <text:p>-14.4894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14.48945">
                <text:p>-14.4894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14.48945">
                <text:p>-14.4894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12.07478">
                <text:p>-12.0747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11.97997">
                <text:p>-11.9799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11.97997">
                <text:p>-11.9799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11.78766">
                <text:p>-11.7876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11.78766">
                <text:p>-11.7876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11.78766">
                <text:p>-11.7876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11.58162">
                <text:p>-11.5816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11.55609">
                <text:p>-11.5560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11.55609">
                <text:p>-11.5560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11.06293">
                <text:p>-11.0629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8.9244">
                <text:p>-8.924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8.9244">
                <text:p>-8.924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8.87926">
                <text:p>-8.8792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8.43123">
                <text:p>-8.4312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8.43123">
                <text:p>-8.4312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8.40263">
                <text:p>-8.4026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8.36057">
                <text:p>-8.3605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8.36057">
                <text:p>-8.3605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8.25115">
                <text:p>-8.2511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8.20701">
                <text:p>-8.2070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8.20701">
                <text:p>-8.2070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8.20701">
                <text:p>-8.2070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8.20701">
                <text:p>-8.2070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8.20701">
                <text:p>-8.2070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7.97781">
                <text:p>-7.9778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7.97781">
                <text:p>-7.9778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7.88672">
                <text:p>-7.8867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7.86205">
                <text:p>-7.8620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7.84145">
                <text:p>-7.8414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7.84145">
                <text:p>-7.8414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7.83767">
                <text:p>-7.8376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7.83767">
                <text:p>-7.8376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7.82532">
                <text:p>-7.8253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7.82532">
                <text:p>-7.8253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7.79329">
                <text:p>-7.7932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7.79329">
                <text:p>-7.7932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7.74367">
                <text:p>-7.7436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7.74367">
                <text:p>-7.7436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7.74367">
                <text:p>-7.7436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7.73168">
                <text:p>-7.7316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7.73168">
                <text:p>-7.7316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7.62893">
                <text:p>-7.6289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7.57922">
                <text:p>-7.5792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7.57922">
                <text:p>-7.5792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7.57922">
                <text:p>-7.5792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7.45913">
                <text:p>-7.4591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7.45913">
                <text:p>-7.4591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7.45913">
                <text:p>-7.4591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7.42329">
                <text:p>-7.4232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7.41758">
                <text:p>-7.4175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7.41758">
                <text:p>-7.4175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7.39317">
                <text:p>-7.3931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7.37269">
                <text:p>-7.3726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7.37269">
                <text:p>-7.3726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7.36804">
                <text:p>-7.3680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7.36804">
                <text:p>-7.3680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7.34336">
                <text:p>-7.3433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7.34336">
                <text:p>-7.3433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7.31899">
                <text:p>-7.3189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7.31899">
                <text:p>-7.3189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7.30862">
                <text:p>-7.3086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7.30862">
                <text:p>-7.3086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7.30663">
                <text:p>-7.3066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7.2746">
                <text:p>-7.274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7.22499">
                <text:p>-7.2249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7.22499">
                <text:p>-7.2249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7.22499">
                <text:p>-7.2249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7.22499">
                <text:p>-7.2249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7.21299">
                <text:p>-7.2129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7.19748">
                <text:p>-7.1974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7.11929">
                <text:p>-7.1192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7.11025">
                <text:p>-7.1102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7.09112">
                <text:p>-7.0911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7.06397">
                <text:p>-7.0639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7.06054">
                <text:p>-7.0605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6.96761">
                <text:p>-6.9676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6.91178">
                <text:p>-6.9117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6.9046">
                <text:p>-6.904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6.87448">
                <text:p>-6.8744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6.87448">
                <text:p>-6.8744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6.78994">
                <text:p>-6.7899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6.78994">
                <text:p>-6.7899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6.6788">
                <text:p>-6.678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6.65022">
                <text:p>-6.6502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6.65022">
                <text:p>-6.6502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6.65022">
                <text:p>-6.6502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6.56404">
                <text:p>-6.5640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6.56404">
                <text:p>-6.5640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6.54529">
                <text:p>-6.5452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6.47945">
                <text:p>-6.4794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6.3931">
                <text:p>-6.393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6.3931">
                <text:p>-6.393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6.13153">
                <text:p>-6.1315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6.13153">
                <text:p>-6.1315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6.04535">
                <text:p>-6.0453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5.96493">
                <text:p>-5.9649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5.96076">
                <text:p>-5.9607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5.72888">
                <text:p>-5.7288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5.72888">
                <text:p>-5.7288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5.72888">
                <text:p>-5.7288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5.60771">
                <text:p>-5.6077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5.59848">
                <text:p>-5.5984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5.44625">
                <text:p>-5.4462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5.44625">
                <text:p>-5.4462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5.44625">
                <text:p>-5.4462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5.34303">
                <text:p>-5.3430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5.305">
                <text:p>-5.30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5.305">
                <text:p>-5.30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5.305">
                <text:p>-5.30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5.25424">
                <text:p>-5.2542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5.25225">
                <text:p>-5.2522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5.15145">
                <text:p>-5.1514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5.15145">
                <text:p>-5.1514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5.15145">
                <text:p>-5.1514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-5.10077">
                <text:p>-5.1007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-5.08902">
                <text:p>-5.0890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4.91633">
                <text:p>-4.9163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4.82838">
                <text:p>-4.8283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4.82838">
                <text:p>-4.8283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-4.82743">
                <text:p>-4.8274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-4.81184">
                <text:p>-4.8118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-4.81184">
                <text:p>-4.8118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-4.78588">
                <text:p>-4.7858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-4.78588">
                <text:p>-4.7858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-4.76594">
                <text:p>-4.7659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-4.71167">
                <text:p>-4.7116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-4.69107">
                <text:p>-4.6910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-4.68729">
                <text:p>-4.6872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4.68729">
                <text:p>-4.6872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-4.68729">
                <text:p>-4.6872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-4.68729">
                <text:p>-4.6872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-4.6769">
                <text:p>-4.676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4.6769">
                <text:p>-4.676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4.67494">
                <text:p>-4.6749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4.67494">
                <text:p>-4.6749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-4.67494">
                <text:p>-4.6749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-4.67413">
                <text:p>-4.6741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-4.66469">
                <text:p>-4.6646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-4.66469">
                <text:p>-4.6646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4.64291">
                <text:p>-4.6429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-4.42884">
                <text:p>-4.4288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-4.42884">
                <text:p>-4.4288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-4.42884">
                <text:p>-4.4288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-4.42884">
                <text:p>-4.4288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4.40356">
                <text:p>-4.4035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-4.39104">
                <text:p>-4.3910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-4.39104">
                <text:p>-4.3910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-4.34207">
                <text:p>-4.3420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-4.34207">
                <text:p>-4.3420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-4.33591">
                <text:p>-4.3359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-4.33591">
                <text:p>-4.3359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-4.33591">
                <text:p>-4.3359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-4.33522">
                <text:p>-4.3352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-4.33522">
                <text:p>-4.3352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-4.31247">
                <text:p>-4.3124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-4.28779">
                <text:p>-4.2877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-4.28779">
                <text:p>-4.2877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-4.26719">
                <text:p>-4.2671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-4.26719">
                <text:p>-4.2671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-4.26342">
                <text:p>-4.2634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-4.26342">
                <text:p>-4.2634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-4.25106">
                <text:p>-4.2510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-4.25106">
                <text:p>-4.2510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-4.25026">
                <text:p>-4.2502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-4.25026">
                <text:p>-4.2502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-4.24278">
                <text:p>-4.2427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-4.2223">
                <text:p>-4.222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-4.2223">
                <text:p>-4.222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-4.21903">
                <text:p>-4.2190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-4.21903">
                <text:p>-4.2190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-4.19902">
                <text:p>-4.1990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-4.18373">
                <text:p>-4.1837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-4.18373">
                <text:p>-4.1837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-4.16942">
                <text:p>-4.1694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-4.15824">
                <text:p>-4.1582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-4.15743">
                <text:p>-4.1574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-4.15743">
                <text:p>-4.1574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-4.146">
                <text:p>-4.14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-4.146">
                <text:p>-4.14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-4.06372">
                <text:p>-4.0637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-4.05468">
                <text:p>-4.0546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-4.05468">
                <text:p>-4.0546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-4.05468">
                <text:p>-4.0546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-4.0471">
                <text:p>-4.047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-4.00497">
                <text:p>-4.0049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-4.00497">
                <text:p>-4.0049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-4.00497">
                <text:p>-4.0049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-4.00497">
                <text:p>-4.0049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-3.96716">
                <text:p>-3.9671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-3.94074">
                <text:p>-3.9407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-3.94074">
                <text:p>-3.9407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-3.91359">
                <text:p>-3.9135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-3.91204">
                <text:p>-3.9120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-3.8489">
                <text:p>-3.848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-3.8489">
                <text:p>-3.848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-3.8489">
                <text:p>-3.848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-3.81931">
                <text:p>-3.8193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-3.81931">
                <text:p>-3.8193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-3.81931">
                <text:p>-3.8193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-3.81931">
                <text:p>-3.8193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-3.81931">
                <text:p>-3.8193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-3.81931">
                <text:p>-3.8193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-3.79843">
                <text:p>-3.7984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-3.79843">
                <text:p>-3.7984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-3.79463">
                <text:p>-3.7946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-3.7614">
                <text:p>-3.761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-3.73437">
                <text:p>-3.7343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-3.73437">
                <text:p>-3.7343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-3.73437">
                <text:p>-3.7343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-3.73437">
                <text:p>-3.7343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-3.72587">
                <text:p>-3.7258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-3.68033">
                <text:p>-3.6803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-3.68033">
                <text:p>-3.6803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-3.68033">
                <text:p>-3.6803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-3.67626">
                <text:p>-3.6762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-3.66426">
                <text:p>-3.6642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-3.66426">
                <text:p>-3.6642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-3.66426">
                <text:p>-3.6642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-3.57056">
                <text:p>-3.5705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-3.56152">
                <text:p>-3.5615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-3.54299">
                <text:p>-3.5429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-3.54299">
                <text:p>-3.5429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-3.54299">
                <text:p>-3.5429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-3.51181">
                <text:p>-3.5118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-3.51181">
                <text:p>-3.5118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-3.49984">
                <text:p>-3.4998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-3.49984">
                <text:p>-3.4998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-3.48972">
                <text:p>-3.4897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-3.474">
                <text:p>-3.47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-3.41888">
                <text:p>-3.4188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-3.41888">
                <text:p>-3.4188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-3.35587">
                <text:p>-3.3558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-3.35587">
                <text:p>-3.3558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-3.35587">
                <text:p>-3.3558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-3.33753">
                <text:p>-3.3375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-3.33753">
                <text:p>-3.33753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-3.33753">
                <text:p>-3.3375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-3.33753">
                <text:p>-3.3375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-3.32906">
                <text:p>-3.3290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-3.32906">
                <text:p>-3.3290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-3.32575">
                <text:p>-3.3257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-3.32575">
                <text:p>-3.3257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-3.32575">
                <text:p>-3.3257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-3.32312">
                <text:p>-3.3231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-3.13007">
                <text:p>-3.1300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-3.07596">
                <text:p>-3.0759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-2.99656">
                <text:p>-2.99656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-2.96678">
                <text:p>-2.9667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-2.90519">
                <text:p>-2.9051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-2.90519">
                <text:p>-2.9051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-2.90519">
                <text:p>-2.9051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-2.81455">
                <text:p>-2.8145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-2.80443">
                <text:p>-2.8044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-2.69785">
                <text:p>-2.6978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-2.62254">
                <text:p>-2.6225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-2.49662">
                <text:p>-2.4966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-2.45733">
                <text:p>-2.4573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-2.45733">
                <text:p>-2.4573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-2.45733">
                <text:p>-2.4573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-2.41203">
                <text:p>-2.4120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-2.41203">
                <text:p>-2.4120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-2.19867">
                <text:p>-2.1986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-2.04975">
                <text:p>-2.0497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-2.03345">
                <text:p>-2.0334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-2.03345">
                <text:p>-2.0334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-1.95593">
                <text:p>-1.95593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-1.95593">
                <text:p>-1.95593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-1.95593">
                <text:p>-1.9559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-1.95593">
                <text:p>-1.9559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-1.89752">
                <text:p>-1.8975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-1.76595">
                <text:p>-1.7659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-1.76595">
                <text:p>-1.7659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-1.72364">
                <text:p>-1.7236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-1.72364">
                <text:p>-1.72364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-1.72364">
                <text:p>-1.72364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-1.70551">
                <text:p>-1.7055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-1.63286">
                <text:p>-1.6328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-1.63286">
                <text:p>-1.6328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-1.54029">
                <text:p>-1.5402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-1.54029">
                <text:p>-1.54029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-1.5143">
                <text:p>-1.514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-1.5143">
                <text:p>-1.514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-1.5143">
                <text:p>-1.514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-1.48138">
                <text:p>-1.48138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-1.4793">
                <text:p>-1.479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-1.4793">
                <text:p>-1.479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-1.32782">
                <text:p>-1.3278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-1.32782">
                <text:p>-1.3278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-1.24702">
                <text:p>-1.2470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-1.24702">
                <text:p>-1.2470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-1.20804">
                <text:p>-1.2080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-1.20804">
                <text:p>-1.2080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-1.16649">
                <text:p>-1.1664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-1.14655">
                <text:p>-1.1465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-1.11695">
                <text:p>-1.1169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-1.09553">
                <text:p>-1.0955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-1.09227">
                <text:p>-1.09227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-1.09043">
                <text:p>-1.0904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-1.09043">
                <text:p>-1.0904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-1.0679">
                <text:p>-1.0679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-1.05555">
                <text:p>-1.0555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-1.05555">
                <text:p>-1.0555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-1.05555">
                <text:p>-1.0555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-1.05555">
                <text:p>-1.0555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-1.05555">
                <text:p>-1.0555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-1.05474">
                <text:p>-1.05474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-1.05448">
                <text:p>-1.05448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-1.05448">
                <text:p>-1.05448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-1.02351">
                <text:p>-1.0235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-1.02351">
                <text:p>-1.02351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-1.02351">
                <text:p>-1.0235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-1.01293">
                <text:p>-1.0129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-0.99299">
                <text:p>-0.99299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-0.99299">
                <text:p>-0.99299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-0.99299">
                <text:p>-0.9929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-0.96339">
                <text:p>-0.96339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-0.96339">
                <text:p>-0.96339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-0.91434">
                <text:p>-0.91434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-0.91434">
                <text:p>-0.91434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-0.91434">
                <text:p>-0.9143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-0.91434">
                <text:p>-0.91434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-0.86996">
                <text:p>-0.8699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-0.86996">
                <text:p>-0.8699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-0.86821">
                <text:p>-0.86821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-0.86821">
                <text:p>-0.8682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-0.86821">
                <text:p>-0.8682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-0.85916">
                <text:p>-0.8591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-0.85916">
                <text:p>-0.8591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-0.84892">
                <text:p>-0.84892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-0.84892">
                <text:p>-0.8489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-0.84892">
                <text:p>-0.8489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-0.80945">
                <text:p>-0.8094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-0.80835">
                <text:p>-0.8083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-0.78065">
                <text:p>-0.7806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-0.78065">
                <text:p>-0.7806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-0.77165">
                <text:p>-0.7716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-0.73141">
                <text:p>-0.7314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-0.7311">
                <text:p>-0.731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-0.71652">
                <text:p>-0.71652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-0.71652">
                <text:p>-0.7165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-0.71652">
                <text:p>-0.7165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-0.71465">
                <text:p>-0.7146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-0.71465">
                <text:p>-0.7146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-0.70643">
                <text:p>-0.70643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-0.7056">
                <text:p>-0.705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-0.7056">
                <text:p>-0.7056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-0.68986">
                <text:p>-0.68986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-0.68986">
                <text:p>-0.68986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-0.68583">
                <text:p>-0.68583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-0.68583">
                <text:p>-0.68583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-0.68206">
                <text:p>-0.68206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-0.68206">
                <text:p>-0.68206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-0.6697">
                <text:p>-0.6697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-0.6697">
                <text:p>-0.6697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-0.65351">
                <text:p>-0.65351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-0.65351">
                <text:p>-0.6535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-0.65351">
                <text:p>-0.65351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-0.64032">
                <text:p>-0.6403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-0.64032">
                <text:p>-0.64032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-0.64032">
                <text:p>-0.6403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-0.63767">
                <text:p>-0.6376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-0.62476">
                <text:p>-0.62476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-0.62476">
                <text:p>-0.62476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-0.62339">
                <text:p>-0.62339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-0.62339">
                <text:p>-0.62339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-0.61809">
                <text:p>-0.61809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-0.61809">
                <text:p>-0.61809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-0.61565">
                <text:p>-0.6156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-0.59727">
                <text:p>-0.59727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-0.59727">
                <text:p>-0.59727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-0.59505">
                <text:p>-0.5950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-0.59505">
                <text:p>-0.59505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-0.59505">
                <text:p>-0.5950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-0.59127">
                <text:p>-0.59127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-0.58806">
                <text:p>-0.58806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-0.58806">
                <text:p>-0.58806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-0.58806">
                <text:p>-0.58806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-0.58806">
                <text:p>-0.58806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-0.57892">
                <text:p>-0.57892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-0.57812">
                <text:p>-0.57812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-0.56296">
                <text:p>-0.56296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-0.53885">
                <text:p>-0.53885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-0.53885">
                <text:p>-0.53885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-0.53838">
                <text:p>-0.53838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-0.51844">
                <text:p>-0.51844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-0.51844">
                <text:p>-0.51844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-0.51475">
                <text:p>-0.51475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-0.51475">
                <text:p>-0.51475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-0.51475">
                <text:p>-0.51475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-0.51475">
                <text:p>-0.51475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-0.49995">
                <text:p>-0.49995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-0.49995">
                <text:p>-0.49995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-0.49727">
                <text:p>-0.49727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-0.49727">
                <text:p>-0.49727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-0.49727">
                <text:p>-0.49727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-0.48884">
                <text:p>-0.48884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-0.48528">
                <text:p>-0.48528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-0.48528">
                <text:p>-0.48528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-0.48528">
                <text:p>-0.48528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-0.46983">
                <text:p>-0.46983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-0.46983">
                <text:p>-0.46983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-0.46417">
                <text:p>-0.46417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-0.46417">
                <text:p>-0.46417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-0.44935">
                <text:p>-0.44935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-0.44357">
                <text:p>-0.44357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-0.44357">
                <text:p>-0.44357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-0.44357">
                <text:p>-0.44357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-0.43979">
                <text:p>-0.43979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-0.43979">
                <text:p>-0.43979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-0.42771">
                <text:p>-0.42771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-0.42744">
                <text:p>-0.42744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-0.42744">
                <text:p>-0.42744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-0.42744">
                <text:p>-0.42744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-0.42744">
                <text:p>-0.42744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-0.42744">
                <text:p>-0.42744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-0.42744">
                <text:p>-0.42744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-0.42664">
                <text:p>-0.42664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-0.4236">
                <text:p>-0.4236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-0.4236">
                <text:p>-0.4236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-0.39541">
                <text:p>-0.39541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-0.39261">
                <text:p>-0.39261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-0.3858">
                <text:p>-0.3858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-0.38529">
                <text:p>-0.38529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-0.38253">
                <text:p>-0.38253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-0.38253">
                <text:p>-0.38253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-0.38253">
                <text:p>-0.38253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-0.34579">
                <text:p>-0.34579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-0.3338">
                <text:p>-0.3338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-0.3338">
                <text:p>-0.3338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-0.33282">
                <text:p>-0.33282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-0.33068">
                <text:p>-0.33068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-0.33068">
                <text:p>-0.33068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-0.33068">
                <text:p>-0.33068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-0.33068">
                <text:p>-0.33068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-0.33068">
                <text:p>-0.33068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-0.29502">
                <text:p>-0.29502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-0.2942">
                <text:p>-0.2942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-0.2942">
                <text:p>-0.2942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-0.27415">
                <text:p>-0.2741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-0.26767">
                <text:p>-0.26767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-0.26767">
                <text:p>-0.26767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-0.26504">
                <text:p>-0.26504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-0.2451">
                <text:p>-0.2451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-0.2399">
                <text:p>-0.2399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-0.2399">
                <text:p>-0.2399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-0.2399">
                <text:p>-0.2399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-0.23755">
                <text:p>-0.23755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-0.23105">
                <text:p>-0.23105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-0.21707">
                <text:p>-0.21707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-0.21707">
                <text:p>-0.21707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-0.20355">
                <text:p>-0.20355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-0.19083">
                <text:p>-0.19083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-0.19083">
                <text:p>-0.19083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-0.18134">
                <text:p>-0.18134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-0.18134">
                <text:p>-0.18134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-0.18134">
                <text:p>-0.18134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-0.17688">
                <text:p>-0.17688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-0.17688">
                <text:p>-0.17688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-0.17688">
                <text:p>-0.17688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-0.17395">
                <text:p>-0.17395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-0.17395">
                <text:p>-0.17395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-0.17273">
                <text:p>-0.17273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-0.17273">
                <text:p>-0.17273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-0.16779">
                <text:p>-0.16779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-0.16779">
                <text:p>-0.16779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-0.15301">
                <text:p>-0.15301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-0.14676">
                <text:p>-0.14676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-0.14676">
                <text:p>-0.14676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-0.14354">
                <text:p>-0.14354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-0.14354">
                <text:p>-0.14354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-0.14064">
                <text:p>-0.14064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-0.12629">
                <text:p>-0.12629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-0.12629">
                <text:p>-0.12629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-0.1249">
                <text:p>-0.1249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-0.1249">
                <text:p>-0.1249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-0.11255">
                <text:p>-0.11255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-0.11175">
                <text:p>-0.11175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-0.11175">
                <text:p>-0.11175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-0.10874">
                <text:p>-0.10874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-0.10496">
                <text:p>-0.10496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-0.09974">
                <text:p>-0.09974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-0.09974">
                <text:p>-0.09974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-0.09261">
                <text:p>-0.09261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-0.08841">
                <text:p>-0.08841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-0.08052">
                <text:p>-0.08052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-0.08052">
                <text:p>-0.08052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-0.08052">
                <text:p>-0.08052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-0.07914">
                <text:p>-0.07914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-0.07245">
                <text:p>-0.07245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-0.06616">
                <text:p>-0.06616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-0.06301">
                <text:p>-0.06301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-0.06301">
                <text:p>-0.06301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-0.06222">
                <text:p>-0.06222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-0.06058">
                <text:p>-0.06058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-0.06058">
                <text:p>-0.06058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-0.05069">
                <text:p>-0.05069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-0.05069">
                <text:p>-0.05069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-0.04187">
                <text:p>-0.04187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-0.03833">
                <text:p>-0.03833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-0.03753">
                <text:p>-0.03753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-0.03753">
                <text:p>-0.03753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-0.03753">
                <text:p>-0.03753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-0.03098">
                <text:p>-0.03098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-0.03098">
                <text:p>-0.03098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-0.03009">
                <text:p>-0.03009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-0.03009">
                <text:p>-0.03009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-0.0254">
                <text:p>-0.0254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-0.0254">
                <text:p>-0.0254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-0.0254">
                <text:p>-0.0254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-0.01891">
                <text:p>-0.01891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-0.01891">
                <text:p>-0.01891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-0.01773">
                <text:p>-0.01773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-0.01773">
                <text:p>-0.01773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-0.01396">
                <text:p>-0.01396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-0.01396">
                <text:p>-0.01396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-0.01396">
                <text:p>-0.01396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-0.01396">
                <text:p>-0.01396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00394">
                <text:p>0.00394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00394">
                <text:p>0.00394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00394">
                <text:p>0.00394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01155">
                <text:p>0.01155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01155">
                <text:p>0.01155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0143">
                <text:p>0.0143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0143">
                <text:p>0.0143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0143">
                <text:p>0.0143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.0143">
                <text:p>0.0143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0143">
                <text:p>0.0143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.03063">
                <text:p>0.03063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03126">
                <text:p>0.03126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03126">
                <text:p>0.03126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.03126">
                <text:p>0.03126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.03126">
                <text:p>0.03126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03126">
                <text:p>0.03126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.03324">
                <text:p>0.03324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.04229">
                <text:p>0.04229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.04892">
                <text:p>0.04892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.05531">
                <text:p>0.05531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.05531">
                <text:p>0.05531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.07479">
                <text:p>0.07479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.07479">
                <text:p>0.07479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.07968">
                <text:p>0.07968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.07968">
                <text:p>0.07968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08004">
                <text:p>0.08004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08004">
                <text:p>0.08004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.08004">
                <text:p>0.08004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.08926">
                <text:p>0.08926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.09164">
                <text:p>0.09164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.092">
                <text:p>0.092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.092">
                <text:p>0.092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.09203">
                <text:p>0.09203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.09473">
                <text:p>0.09473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.09473">
                <text:p>0.09473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.09473">
                <text:p>0.09473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.10378">
                <text:p>0.10378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.11207">
                <text:p>0.11207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.11207">
                <text:p>0.11207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.11956">
                <text:p>0.11956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.11956">
                <text:p>0.11956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.11956">
                <text:p>0.11956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.12433">
                <text:p>0.12433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.13355">
                <text:p>0.13355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.13355">
                <text:p>0.13355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14901">
                <text:p>0.14901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.15528">
                <text:p>0.15528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.15805">
                <text:p>0.15805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.16961">
                <text:p>0.16961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.16961">
                <text:p>0.16961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.17338">
                <text:p>0.17338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.17338">
                <text:p>0.17338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.17368">
                <text:p>0.17368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.17865">
                <text:p>0.17865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.17865">
                <text:p>0.17865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.17865">
                <text:p>0.17865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.18243">
                <text:p>0.18243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.18243">
                <text:p>0.18243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.18309">
                <text:p>0.18309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.18492">
                <text:p>0.18492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.18492">
                <text:p>0.18492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.19478">
                <text:p>0.19478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.19478">
                <text:p>0.19478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.20574">
                <text:p>0.20574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.20776">
                <text:p>0.20776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.21777">
                <text:p>0.21777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.21777">
                <text:p>0.21777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.22647">
                <text:p>0.22647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.22681">
                <text:p>0.22681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.22681">
                <text:p>0.22681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.23214">
                <text:p>0.23214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.24384">
                <text:p>0.24384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.24384">
                <text:p>0.24384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.24449">
                <text:p>0.24449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.24529">
                <text:p>0.24529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.24557">
                <text:p>0.24557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.24642">
                <text:p>0.24642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.24642">
                <text:p>0.24642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.24793">
                <text:p>0.24793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.24793">
                <text:p>0.24793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.24793">
                <text:p>0.24793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.24793">
                <text:p>0.24793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.25114">
                <text:p>0.25114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.26617">
                <text:p>0.26617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.26617">
                <text:p>0.26617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.26617">
                <text:p>0.26617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.26738">
                <text:p>0.26738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.26994">
                <text:p>0.26994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.26994">
                <text:p>0.26994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.27312">
                <text:p>0.27312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.27601">
                <text:p>0.27601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.27601">
                <text:p>0.27601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.27652">
                <text:p>0.27652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.27652">
                <text:p>0.27652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.27652">
                <text:p>0.27652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.27806">
                <text:p>0.27806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.29033">
                <text:p>0.29033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.30069">
                <text:p>0.30069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.30069">
                <text:p>0.30069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.30676">
                <text:p>0.30676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.30676">
                <text:p>0.30676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.30676">
                <text:p>0.30676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.30943">
                <text:p>0.30943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.31433">
                <text:p>0.31433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.32129">
                <text:p>0.32129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.32614">
                <text:p>0.32614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.33742">
                <text:p>0.33742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.33742">
                <text:p>0.33742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.33742">
                <text:p>0.33742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.33822">
                <text:p>0.33822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.33903">
                <text:p>0.33903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.33903">
                <text:p>0.33903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.34008">
                <text:p>0.34008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.34008">
                <text:p>0.34008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.3593">
                <text:p>0.3593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.3593">
                <text:p>0.3593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.36003">
                <text:p>0.36003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.3626">
                <text:p>0.3626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0.3637">
                <text:p>0.3637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.36394">
                <text:p>0.36394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.36394">
                <text:p>0.36394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.36394">
                <text:p>0.36394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.36915">
                <text:p>0.36915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.36915">
                <text:p>0.36915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.36945">
                <text:p>0.36945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.36945">
                <text:p>0.36945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.36945">
                <text:p>0.36945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0.3843">
                <text:p>0.3843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0.38807">
                <text:p>0.38807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.38807">
                <text:p>0.38807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.38807">
                <text:p>0.38807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.39382">
                <text:p>0.39382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.40043">
                <text:p>0.40043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.40043">
                <text:p>0.40043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0.40043">
                <text:p>0.40043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.4143">
                <text:p>0.4143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.41442">
                <text:p>0.41442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0.41819">
                <text:p>0.41819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0.43055">
                <text:p>0.43055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0.43106">
                <text:p>0.43106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0.43106">
                <text:p>0.43106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0.43135">
                <text:p>0.43135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0.43183">
                <text:p>0.43183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0.43246">
                <text:p>0.43246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0.43246">
                <text:p>0.43246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.4349">
                <text:p>0.4349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0.4349">
                <text:p>0.4349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0.4349">
                <text:p>0.4349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0.4349">
                <text:p>0.4349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0.44088">
                <text:p>0.44088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0.44088">
                <text:p>0.44088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0.44088">
                <text:p>0.44088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0.44389">
                <text:p>0.44389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0.45103">
                <text:p>0.45103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0.46258">
                <text:p>0.46258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0.46964">
                <text:p>0.46964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0.47374">
                <text:p>0.47374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0.47374">
                <text:p>0.47374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0.47836">
                <text:p>0.47836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0.47868">
                <text:p>0.47868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0.48207">
                <text:p>0.48207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0.48207">
                <text:p>0.48207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0.48207">
                <text:p>0.48207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0.4861">
                <text:p>0.4861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0.4861">
                <text:p>0.4861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0.49407">
                <text:p>0.49407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0.49407">
                <text:p>0.49407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0.49407">
                <text:p>0.49407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0.50274">
                <text:p>0.50274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0.5122">
                <text:p>0.5122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0.51509">
                <text:p>0.51509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0.51509">
                <text:p>0.51509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0.51509">
                <text:p>0.51509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0.51529">
                <text:p>0.51529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0.52419">
                <text:p>0.52419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.52419">
                <text:p>0.52419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0.52476">
                <text:p>0.52476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0.52476">
                <text:p>0.52476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0.53267">
                <text:p>0.53267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0.53523">
                <text:p>0.53523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0.54467">
                <text:p>0.54467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0.54712">
                <text:p>0.54712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0.54712">
                <text:p>0.54712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0.5801">
                <text:p>0.5801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0.58351">
                <text:p>0.58351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0.58777">
                <text:p>0.58777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0.59158">
                <text:p>0.59158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0.59158">
                <text:p>0.59158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0.59158">
                <text:p>0.59158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0.59618">
                <text:p>0.59618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0.59618">
                <text:p>0.59618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0.59618">
                <text:p>0.59618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0.59674">
                <text:p>0.59674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0.59674">
                <text:p>0.59674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0.60725">
                <text:p>0.60725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0.60725">
                <text:p>0.60725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0.60873">
                <text:p>0.60873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0.60873">
                <text:p>0.60873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0.60873">
                <text:p>0.60873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0.60873">
                <text:p>0.60873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0.6101">
                <text:p>0.6101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0.61388">
                <text:p>0.61388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0.61789">
                <text:p>0.61789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0.61789">
                <text:p>0.61789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0.61789">
                <text:p>0.61789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.61789">
                <text:p>0.61789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0.61789">
                <text:p>0.61789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0.62132">
                <text:p>0.62132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0.62132">
                <text:p>0.62132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0.62623">
                <text:p>0.62623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0.62623">
                <text:p>0.62623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0.62694">
                <text:p>0.62694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0.63837">
                <text:p>0.63837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0.63837">
                <text:p>0.63837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0.64159">
                <text:p>0.64159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.64653">
                <text:p>0.64653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0.64653">
                <text:p>0.64653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0.64741">
                <text:p>0.64741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0.6488">
                <text:p>0.6488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0.6488">
                <text:p>0.6488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0.65826">
                <text:p>0.65826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0.65826">
                <text:p>0.65826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0.66874">
                <text:p>0.66874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0.66874">
                <text:p>0.66874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0.67617">
                <text:p>0.67617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0.67617">
                <text:p>0.67617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0.67665">
                <text:p>0.67665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0.67665">
                <text:p>0.67665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0.68236">
                <text:p>0.68236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0.68236">
                <text:p>0.68236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0.68236">
                <text:p>0.68236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0.68433">
                <text:p>0.68433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0.68433">
                <text:p>0.68433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0.69587">
                <text:p>0.69587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0.69587">
                <text:p>0.69587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0.69712">
                <text:p>0.69712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0.69712">
                <text:p>0.69712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0.69712">
                <text:p>0.69712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0.69712">
                <text:p>0.69712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0.69712">
                <text:p>0.69712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0.69834">
                <text:p>0.69834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0.71148">
                <text:p>0.71148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0.71148">
                <text:p>0.71148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0.71647">
                <text:p>0.71647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0.71647">
                <text:p>0.71647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0.71647">
                <text:p>0.71647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0.71987">
                <text:p>0.71987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0.71987">
                <text:p>0.71987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0.72024">
                <text:p>0.72024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0.72301">
                <text:p>0.72301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0.73493">
                <text:p>0.73493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0.73945">
                <text:p>0.73945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0.74361">
                <text:p>0.74361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0.7443">
                <text:p>0.7443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0.74766">
                <text:p>0.74766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0.75944">
                <text:p>0.75944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0.75974">
                <text:p>0.75974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0.75974">
                <text:p>0.75974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0.75974">
                <text:p>0.75974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0.75974">
                <text:p>0.75974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0.75974">
                <text:p>0.75974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0.76054">
                <text:p>0.76054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0.76054">
                <text:p>0.76054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0.76119">
                <text:p>0.76119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0.76119">
                <text:p>0.76119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0.76696">
                <text:p>0.76696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0.76696">
                <text:p>0.76696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0.76696">
                <text:p>0.76696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0.76957">
                <text:p>0.76957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0.79177">
                <text:p>0.79177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0.79177">
                <text:p>0.79177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0.79899">
                <text:p>0.79899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0.79899">
                <text:p>0.79899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0.80099">
                <text:p>0.80099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0.80484">
                <text:p>0.80484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0.80617">
                <text:p>0.80617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0.81357">
                <text:p>0.81357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0.81357">
                <text:p>0.81357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0.81424">
                <text:p>0.81424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0.82093">
                <text:p>0.82093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0.82093">
                <text:p>0.82093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0.82093">
                <text:p>0.82093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0.82262">
                <text:p>0.82262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0.82262">
                <text:p>0.82262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0.82623">
                <text:p>0.82623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0.83258">
                <text:p>0.83258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0.83258">
                <text:p>0.83258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0.84139">
                <text:p>0.84139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0.84139">
                <text:p>0.84139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0.84139">
                <text:p>0.84139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0.84139">
                <text:p>0.84139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0.85053">
                <text:p>0.85053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0.85088">
                <text:p>0.85088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0.85306">
                <text:p>0.85306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0.85411">
                <text:p>0.85411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0.85411">
                <text:p>0.85411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0.87233">
                <text:p>0.87233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0.87233">
                <text:p>0.87233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0.87233">
                <text:p>0.87233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0.87233">
                <text:p>0.87233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0.88318">
                <text:p>0.88318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0.89958">
                <text:p>0.89958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0.91712">
                <text:p>0.91712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0.91712">
                <text:p>0.91712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0.91712">
                <text:p>0.91712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0.91712">
                <text:p>0.91712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0.91993">
                <text:p>0.91993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0.92898">
                <text:p>0.92898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0.94396">
                <text:p>0.94396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0.94708">
                <text:p>0.94708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0.94724">
                <text:p>0.94724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0.94724">
                <text:p>0.94724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0.95613">
                <text:p>0.95613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0.9584">
                <text:p>0.9584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0.96772">
                <text:p>0.96772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0.96772">
                <text:p>0.96772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0.97869">
                <text:p>0.97869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0.99358">
                <text:p>0.99358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.00557">
                <text:p>1.00557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1.00584">
                <text:p>1.00584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1.01649">
                <text:p>1.01649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1.01649">
                <text:p>1.01649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1.01649">
                <text:p>1.01649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1.01649">
                <text:p>1.01649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.01649">
                <text:p>1.01649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.021">
                <text:p>1.021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.02826">
                <text:p>1.02826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.03845">
                <text:p>1.03845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.03845">
                <text:p>1.03845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.04364">
                <text:p>1.04364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.06255">
                <text:p>1.06255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.06255">
                <text:p>1.06255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1.07162">
                <text:p>1.07162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1.07162">
                <text:p>1.07162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.09876">
                <text:p>1.09876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.09927">
                <text:p>1.09927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.12924">
                <text:p>1.12924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1.12924">
                <text:p>1.12924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.13463">
                <text:p>1.13463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.13463">
                <text:p>1.13463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.14293">
                <text:p>1.14293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.15041">
                <text:p>1.15041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.15041">
                <text:p>1.15041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.15737">
                <text:p>1.15737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1.15737">
                <text:p>1.15737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.16114">
                <text:p>1.16114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.16177">
                <text:p>1.16177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1.16177">
                <text:p>1.16177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1.16177">
                <text:p>1.16177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1.16207">
                <text:p>1.16207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1.16207">
                <text:p>1.16207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1.16207">
                <text:p>1.16207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1.16475">
                <text:p>1.16475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1.16868">
                <text:p>1.16868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1.16868">
                <text:p>1.16868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1.16868">
                <text:p>1.16868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1.1735">
                <text:p>1.1735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1.1735">
                <text:p>1.1735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1.1735">
                <text:p>1.1735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1.1743">
                <text:p>1.1743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1.18523">
                <text:p>1.18523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1.18523">
                <text:p>1.18523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1.19068">
                <text:p>1.19068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1.19178">
                <text:p>1.19178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1.19178">
                <text:p>1.19178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1.19178">
                <text:p>1.19178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1.19178">
                <text:p>1.19178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1.19178">
                <text:p>1.19178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1.19189">
                <text:p>1.19189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.19189">
                <text:p>1.19189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1.19583">
                <text:p>1.19583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1.19827">
                <text:p>1.19827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1.19827">
                <text:p>1.19827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1.19827">
                <text:p>1.19827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1.21237">
                <text:p>1.21237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1.22295">
                <text:p>1.22295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1.22295">
                <text:p>1.22295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1.24355">
                <text:p>1.24355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1.24355">
                <text:p>1.24355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1.24732">
                <text:p>1.24732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1.24732">
                <text:p>1.24732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1.24732">
                <text:p>1.24732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1.24732">
                <text:p>1.24732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1.24929">
                <text:p>1.24929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1.24929">
                <text:p>1.24929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1.25327">
                <text:p>1.25327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1.25514">
                <text:p>1.25514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1.25514">
                <text:p>1.25514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1.25968">
                <text:p>1.25968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1.25968">
                <text:p>1.25968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1.26714">
                <text:p>1.26714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1.26714">
                <text:p>1.26714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1.26714">
                <text:p>1.26714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1.28147">
                <text:p>1.28147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1.28147">
                <text:p>1.28147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1.30754">
                <text:p>1.30754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1.31563">
                <text:p>1.31563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1.32814">
                <text:p>1.32814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1.32814">
                <text:p>1.32814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1.33191">
                <text:p>1.33191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1.33191">
                <text:p>1.33191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1.34132">
                <text:p>1.34132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1.34409">
                <text:p>1.34409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1.34409">
                <text:p>1.34409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1.34427">
                <text:p>1.34427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1.34427">
                <text:p>1.34427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1.34427">
                <text:p>1.34427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1.34427">
                <text:p>1.34427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1.34427">
                <text:p>1.34427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1.35332">
                <text:p>1.35332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1.36043">
                <text:p>1.36043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1.36043">
                <text:p>1.36043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1.36457">
                <text:p>1.36457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1.36988">
                <text:p>1.36988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1.3763">
                <text:p>1.3763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1.38269">
                <text:p>1.38269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1.38269">
                <text:p>1.38269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1.38269">
                <text:p>1.38269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1.38269">
                <text:p>1.38269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1.38269">
                <text:p>1.38269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1.38758">
                <text:p>1.38758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1.41959">
                <text:p>1.41959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1.41959">
                <text:p>1.41959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1.41959">
                <text:p>1.41959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1.42592">
                <text:p>1.42592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1.42592">
                <text:p>1.42592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1.43295">
                <text:p>1.43295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1.43791">
                <text:p>1.43791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1.44702">
                <text:p>1.44702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1.44702">
                <text:p>1.44702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1.44702">
                <text:p>1.44702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1.4574">
                <text:p>1.4574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1.4574">
                <text:p>1.4574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1.47348">
                <text:p>1.47348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1.47348">
                <text:p>1.47348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1.49394">
                <text:p>1.49394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1.50577">
                <text:p>1.50577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1.51252">
                <text:p>1.51252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1.53161">
                <text:p>1.53161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1.54066">
                <text:p>1.54066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1.54358">
                <text:p>1.54358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1.54791">
                <text:p>1.54791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1.54791">
                <text:p>1.54791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1.54791">
                <text:p>1.54791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1.54791">
                <text:p>1.54791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1.59037">
                <text:p>1.59037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1.5956">
                <text:p>1.5956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1.5956">
                <text:p>1.5956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1.5987">
                <text:p>1.5987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1.5987">
                <text:p>1.5987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1.5987">
                <text:p>1.5987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1.5987">
                <text:p>1.5987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1.62496">
                <text:p>1.62496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1.62496">
                <text:p>1.62496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1.62496">
                <text:p>1.62496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1.62613">
                <text:p>1.62613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1.62613">
                <text:p>1.62613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1.63869">
                <text:p>1.63869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1.63869">
                <text:p>1.63869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1.63869">
                <text:p>1.63869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1.64515">
                <text:p>1.64515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1.64613">
                <text:p>1.64613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1.66171">
                <text:p>1.66171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1.66982">
                <text:p>1.66982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1.66982">
                <text:p>1.66982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1.68329">
                <text:p>1.68329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1.69019">
                <text:p>1.69019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1.69042">
                <text:p>1.69042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1.69042">
                <text:p>1.69042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1.69042">
                <text:p>1.69042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1.70629">
                <text:p>1.70629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1.70655">
                <text:p>1.70655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1.70655">
                <text:p>1.70655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1.70735">
                <text:p>1.70735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1.70735">
                <text:p>1.70735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1.71231">
                <text:p>1.71231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1.71231">
                <text:p>1.71231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1.73858">
                <text:p>1.73858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1.76778">
                <text:p>1.76778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1.76778">
                <text:p>1.76778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1.76778">
                <text:p>1.76778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1.77642">
                <text:p>1.77642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1.7882">
                <text:p>1.7882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1.79017">
                <text:p>1.79017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1.7969">
                <text:p>1.7969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1.7969">
                <text:p>1.7969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1.79738">
                <text:p>1.79738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1.79738">
                <text:p>1.79738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1.80019">
                <text:p>1.80019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1.80019">
                <text:p>1.80019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1.84643">
                <text:p>1.84643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1.84643">
                <text:p>1.84643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1.84643">
                <text:p>1.84643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1.85344">
                <text:p>1.85344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1.85344">
                <text:p>1.85344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1.86096">
                <text:p>1.86096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1.89389">
                <text:p>1.89389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1.8983">
                <text:p>1.8983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1.90294">
                <text:p>1.90294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1.9077">
                <text:p>1.9077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1.9077">
                <text:p>1.9077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1.93484">
                <text:p>1.93484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1.93985">
                <text:p>1.93985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1.93985">
                <text:p>1.93985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1.94043">
                <text:p>1.94043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1.95265">
                <text:p>1.95265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1.99045">
                <text:p>1.99045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1.99388">
                <text:p>1.99388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2.007">
                <text:p>2.007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2.01406">
                <text:p>2.01406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2.01406">
                <text:p>2.01406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2.02102">
                <text:p>2.02102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2.03466">
                <text:p>2.03466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2.04557">
                <text:p>2.04557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2.04557">
                <text:p>2.04557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2.04612">
                <text:p>2.04612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2.05079">
                <text:p>2.05079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2.05159">
                <text:p>2.05159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2.05159">
                <text:p>2.05159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2.06351">
                <text:p>2.06351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2.06351">
                <text:p>2.06351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2.06351">
                <text:p>2.06351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2.06351">
                <text:p>2.06351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2.07847">
                <text:p>2.07847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2.08282">
                <text:p>2.08282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2.08703">
                <text:p>2.08703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2.10488">
                <text:p>2.10488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2.10488">
                <text:p>2.10488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2.10509">
                <text:p>2.10509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2.10561">
                <text:p>2.10561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2.10561">
                <text:p>2.10561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2.10561">
                <text:p>2.10561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2.12501">
                <text:p>2.12501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2.1387">
                <text:p>2.1387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2.1387">
                <text:p>2.1387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2.1546">
                <text:p>2.1546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2.1546">
                <text:p>2.1546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2.15918">
                <text:p>2.15918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2.15918">
                <text:p>2.15918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2.15918">
                <text:p>2.15918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2.17322">
                <text:p>2.17322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2.17322">
                <text:p>2.17322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2.1978">
                <text:p>2.1978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2.20365">
                <text:p>2.20365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2.20365">
                <text:p>2.20365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2.21601">
                <text:p>2.21601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2.21601">
                <text:p>2.21601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2.21681">
                <text:p>2.21681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2.23813">
                <text:p>2.23813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2.23813">
                <text:p>2.23813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2.23929">
                <text:p>2.23929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2.24804">
                <text:p>2.24804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2.24804">
                <text:p>2.24804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2.26081">
                <text:p>2.26081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2.29689">
                <text:p>2.29689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2.29689">
                <text:p>2.29689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2.29765">
                <text:p>2.29765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2.30965">
                <text:p>2.30965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2.30965">
                <text:p>2.30965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2.31141">
                <text:p>2.31141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2.33439">
                <text:p>2.33439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2.33439">
                <text:p>2.33439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2.33469">
                <text:p>2.33469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2.33469">
                <text:p>2.33469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2.37548">
                <text:p>2.37548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2.37548">
                <text:p>2.37548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2.37548">
                <text:p>2.37548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2.37548">
                <text:p>2.37548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2.38981">
                <text:p>2.38981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2.38981">
                <text:p>2.38981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2.43478">
                <text:p>2.43478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2.48155">
                <text:p>2.48155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2.48295">
                <text:p>2.48295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2.48662">
                <text:p>2.48662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2.49093">
                <text:p>2.49093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2.50342">
                <text:p>2.50342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2.51937">
                <text:p>2.51937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2.55503">
                <text:p>2.55503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2.57076">
                <text:p>2.57076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2.59298">
                <text:p>2.59298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2.60555">
                <text:p>2.60555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2.60555">
                <text:p>2.60555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2.61804">
                <text:p>2.61804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2.62013">
                <text:p>2.62013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2.62013">
                <text:p>2.62013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2.63563">
                <text:p>2.63563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2.63563">
                <text:p>2.63563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2.63563">
                <text:p>2.63563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2.63563">
                <text:p>2.63563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2.64816">
                <text:p>2.64816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2.72432">
                <text:p>2.72432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2.72432">
                <text:p>2.72432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2.72432">
                <text:p>2.72432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2.7332">
                <text:p>2.7332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2.7332">
                <text:p>2.7332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2.75489">
                <text:p>2.75489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2.77232">
                <text:p>2.77232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2.78499">
                <text:p>2.78499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2.79644">
                <text:p>2.79644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2.79644">
                <text:p>2.79644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2.81214">
                <text:p>2.81214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2.81638">
                <text:p>2.81638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2.81638">
                <text:p>2.81638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2.84384">
                <text:p>2.84384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2.84598">
                <text:p>2.84598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2.84598">
                <text:p>2.84598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2.87065">
                <text:p>2.87065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2.88165">
                <text:p>2.88165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2.89125">
                <text:p>2.89125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2.90818">
                <text:p>2.90818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2.9566">
                <text:p>2.9566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2.9566">
                <text:p>2.9566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2.9566">
                <text:p>2.9566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2.96433">
                <text:p>2.96433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2.96433">
                <text:p>2.96433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2.96783">
                <text:p>2.96783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2.97735">
                <text:p>2.97735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2.98903">
                <text:p>2.98903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2.98903">
                <text:p>2.98903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3.00653">
                <text:p>3.00653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3.03388">
                <text:p>3.03388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3.04738">
                <text:p>3.04738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3.04808">
                <text:p>3.04808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3.04808">
                <text:p>3.04808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3.05242">
                <text:p>3.05242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3.05242">
                <text:p>3.05242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3.05242">
                <text:p>3.05242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3.05951">
                <text:p>3.05951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3.05951">
                <text:p>3.05951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3.06803">
                <text:p>3.06803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3.06803">
                <text:p>3.06803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3.09763">
                <text:p>3.09763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3.12954">
                <text:p>3.12954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3.12954">
                <text:p>3.12954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3.12954">
                <text:p>3.12954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3.1429">
                <text:p>3.1429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3.1429">
                <text:p>3.1429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3.15348">
                <text:p>3.15348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3.15903">
                <text:p>3.15903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3.15983">
                <text:p>3.15983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3.19887">
                <text:p>3.19887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3.19887">
                <text:p>3.19887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3.19887">
                <text:p>3.19887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3.19887">
                <text:p>3.19887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3.20466">
                <text:p>3.20466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3.20466">
                <text:p>3.20466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3.20466">
                <text:p>3.20466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3.20466">
                <text:p>3.20466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3.22589">
                <text:p>3.22589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3.22678">
                <text:p>3.22678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3.22678">
                <text:p>3.22678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3.22678">
                <text:p>3.22678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3.24067">
                <text:p>3.24067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3.24067">
                <text:p>3.24067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3.25267">
                <text:p>3.25267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3.30942">
                <text:p>3.30942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3.30942">
                <text:p>3.30942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3.31207">
                <text:p>3.31207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3.33954">
                <text:p>3.33954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3.33954">
                <text:p>3.33954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3.33954">
                <text:p>3.33954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3.33954">
                <text:p>3.33954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3.35542">
                <text:p>3.35542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3.35542">
                <text:p>3.35542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3.36001">
                <text:p>3.36001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3.36001">
                <text:p>3.36001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3.36001">
                <text:p>3.36001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3.38034">
                <text:p>3.38034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3.38034">
                <text:p>3.38034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3.39111">
                <text:p>3.39111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3.39667">
                <text:p>3.39667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3.39667">
                <text:p>3.39667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3.39667">
                <text:p>3.39667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3.40513">
                <text:p>3.40513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3.42408">
                <text:p>3.42408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3.42408">
                <text:p>3.42408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3.44293">
                <text:p>3.44293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3.44666">
                <text:p>3.44666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3.4722">
                <text:p>3.4722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3.47729">
                <text:p>3.47729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3.47729">
                <text:p>3.47729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3.47729">
                <text:p>3.47729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3.47729">
                <text:p>3.47729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3.49805">
                <text:p>3.49805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3.49805">
                <text:p>3.49805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3.51375">
                <text:p>3.51375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3.5337">
                <text:p>3.5337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3.5337">
                <text:p>3.5337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3.53522">
                <text:p>3.53522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3.55267">
                <text:p>3.55267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3.56106">
                <text:p>3.56106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3.56106">
                <text:p>3.56106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3.56188">
                <text:p>3.56188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3.5633">
                <text:p>3.5633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3.5633">
                <text:p>3.5633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3.56694">
                <text:p>3.56694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3.56694">
                <text:p>3.56694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3.58797">
                <text:p>3.58797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3.59118">
                <text:p>3.59118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3.59118">
                <text:p>3.59118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3.60022">
                <text:p>3.60022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3.60022">
                <text:p>3.60022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3.60857">
                <text:p>3.60857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3.61166">
                <text:p>3.61166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3.61166">
                <text:p>3.61166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3.61262">
                <text:p>3.61262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3.64158">
                <text:p>3.64158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3.64158">
                <text:p>3.64158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3.64158">
                <text:p>3.64158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3.64158">
                <text:p>3.64158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3.67572">
                <text:p>3.67572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3.67572">
                <text:p>3.67572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3.70341">
                <text:p>3.70341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3.70341">
                <text:p>3.70341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3.70634">
                <text:p>3.70634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3.70679">
                <text:p>3.70679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3.71834">
                <text:p>3.71834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3.71834">
                <text:p>3.71834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3.78686">
                <text:p>3.78686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3.81204">
                <text:p>3.81204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3.81204">
                <text:p>3.81204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3.82092">
                <text:p>3.82092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3.82109">
                <text:p>3.82109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3.82109">
                <text:p>3.82109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3.85489">
                <text:p>3.85489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3.85489">
                <text:p>3.85489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3.8708">
                <text:p>3.8708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3.89323">
                <text:p>3.89323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3.89323">
                <text:p>3.89323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3.9086">
                <text:p>3.9086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3.91118">
                <text:p>3.91118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3.91118">
                <text:p>3.91118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3.92037">
                <text:p>3.92037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3.92037">
                <text:p>3.92037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3.92037">
                <text:p>3.92037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3.92328">
                <text:p>3.92328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3.92328">
                <text:p>3.92328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3.92416">
                <text:p>3.92416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3.92416">
                <text:p>3.92416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3.92416">
                <text:p>3.92416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4.02673">
                <text:p>4.02673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4.02673">
                <text:p>4.02673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4.02673">
                <text:p>4.02673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4.02986">
                <text:p>4.02986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4.02986">
                <text:p>4.02986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4.07477">
                <text:p>4.07477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4.07639">
                <text:p>4.07639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4.07733">
                <text:p>4.07733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4.08248">
                <text:p>4.08248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4.08248">
                <text:p>4.08248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4.08248">
                <text:p>4.08248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4.12823">
                <text:p>4.12823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4.14139">
                <text:p>4.14139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4.14139">
                <text:p>4.14139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4.16866">
                <text:p>4.16866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4.16866">
                <text:p>4.16866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4.16866">
                <text:p>4.16866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4.16866">
                <text:p>4.16866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4.16978">
                <text:p>4.16978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4.16978">
                <text:p>4.16978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4.18134">
                <text:p>4.18134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4.18134">
                <text:p>4.18134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4.18134">
                <text:p>4.18134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4.21932">
                <text:p>4.21932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4.25253">
                <text:p>4.25253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4.25326">
                <text:p>4.25326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4.25326">
                <text:p>4.25326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4.26837">
                <text:p>4.26837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4.26837">
                <text:p>4.26837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4.26837">
                <text:p>4.26837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4.26837">
                <text:p>4.26837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4.2684">
                <text:p>4.2684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4.31275">
                <text:p>4.31275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4.3481">
                <text:p>4.3481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4.3481">
                <text:p>4.3481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4.3481">
                <text:p>4.3481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4.36237">
                <text:p>4.36237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4.36237">
                <text:p>4.36237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4.37436">
                <text:p>4.37436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4.37436">
                <text:p>4.37436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4.37436">
                <text:p>4.37436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4.37436">
                <text:p>4.37436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4.38604">
                <text:p>4.38604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4.4096">
                <text:p>4.4096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4.4096">
                <text:p>4.4096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4.42031">
                <text:p>4.42031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4.43919">
                <text:p>4.43919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4.43919">
                <text:p>4.43919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4.45468">
                <text:p>4.45468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4.45468">
                <text:p>4.45468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4.46387">
                <text:p>4.46387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4.46806">
                <text:p>4.46806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4.46806">
                <text:p>4.46806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4.47711">
                <text:p>4.47711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4.5006">
                <text:p>4.5006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4.5014">
                <text:p>4.5014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4.5014">
                <text:p>4.5014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4.5049">
                <text:p>4.5049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4.5049">
                <text:p>4.5049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4.5049">
                <text:p>4.5049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4.52682">
                <text:p>4.52682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4.52682">
                <text:p>4.52682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4.52682">
                <text:p>4.52682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4.52682">
                <text:p>4.52682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4.53263">
                <text:p>4.53263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4.53824">
                <text:p>4.53824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4.53824">
                <text:p>4.53824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4.56462">
                <text:p>4.56462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4.56462">
                <text:p>4.56462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4.57045">
                <text:p>4.57045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4.57045">
                <text:p>4.57045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4.59424">
                <text:p>4.59424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4.59424">
                <text:p>4.59424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4.59424">
                <text:p>4.59424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4.59482">
                <text:p>4.59482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4.59482">
                <text:p>4.59482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4.59482">
                <text:p>4.59482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4.61554">
                <text:p>4.61554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4.61974">
                <text:p>4.61974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4.61974">
                <text:p>4.61974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4.63921">
                <text:p>4.63921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4.63921">
                <text:p>4.63921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4.68275">
                <text:p>4.68275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4.68794">
                <text:p>4.68794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4.69698">
                <text:p>4.69698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4.69698">
                <text:p>4.69698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4.71288">
                <text:p>4.71288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4.76777">
                <text:p>4.76777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4.7845">
                <text:p>4.7845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4.79452">
                <text:p>4.79452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4.79742">
                <text:p>4.79742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4.7998">
                <text:p>4.7998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4.80356">
                <text:p>4.80356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4.80356">
                <text:p>4.80356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4.83962">
                <text:p>4.83962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4.83962">
                <text:p>4.83962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4.83962">
                <text:p>4.83962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4.86718">
                <text:p>4.86718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4.86718">
                <text:p>4.86718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4.88598">
                <text:p>4.88598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4.88598">
                <text:p>4.88598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4.90263">
                <text:p>4.90263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4.90263">
                <text:p>4.90263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4.90856">
                <text:p>4.90856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4.90856">
                <text:p>4.90856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4.90856">
                <text:p>4.90856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4.90856">
                <text:p>4.90856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4.93275">
                <text:p>4.93275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4.9462">
                <text:p>4.9462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4.95323">
                <text:p>4.95323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4.97057">
                <text:p>4.97057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5.00921">
                <text:p>5.00921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5.01492">
                <text:p>5.01492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5.01492">
                <text:p>5.01492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5.03933">
                <text:p>5.03933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5.03933">
                <text:p>5.03933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5.05981">
                <text:p>5.05981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5.12499">
                <text:p>5.12499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5.12499">
                <text:p>5.12499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5.12499">
                <text:p>5.12499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5.12843">
                <text:p>5.12843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5.12843">
                <text:p>5.12843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5.19426">
                <text:p>5.19426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5.2348">
                <text:p>5.2348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5.23501">
                <text:p>5.23501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5.26194">
                <text:p>5.26194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5.26194">
                <text:p>5.26194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5.26194">
                <text:p>5.26194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5.33285">
                <text:p>5.33285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5.34138">
                <text:p>5.34138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5.37664">
                <text:p>5.37664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5.37664">
                <text:p>5.37664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5.45582">
                <text:p>5.45582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5.45582">
                <text:p>5.45582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5.45582">
                <text:p>5.45582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5.48508">
                <text:p>5.48508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5.52071">
                <text:p>5.52071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5.52071">
                <text:p>5.52071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5.6266">
                <text:p>5.6266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5.6757">
                <text:p>5.6757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5.6757">
                <text:p>5.6757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5.6757">
                <text:p>5.6757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5.6757">
                <text:p>5.6757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5.67709">
                <text:p>5.67709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5.78228">
                <text:p>5.78228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5.78228">
                <text:p>5.78228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5.84231">
                <text:p>5.84231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5.84231">
                <text:p>5.84231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5.84231">
                <text:p>5.84231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5.84647">
                <text:p>5.84647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5.86846">
                <text:p>5.86846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5.86846">
                <text:p>5.86846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5.86846">
                <text:p>5.86846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5.95305">
                <text:p>5.95305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5.98888">
                <text:p>5.98888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6.20875">
                <text:p>6.20875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6.20875">
                <text:p>6.20875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6.20875">
                <text:p>6.20875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6.20875">
                <text:p>6.20875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6.20875">
                <text:p>6.20875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6.20875">
                <text:p>6.20875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6.25503">
                <text:p>6.25503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6.25503">
                <text:p>6.25503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6.31533">
                <text:p>6.31533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6.33312">
                <text:p>6.33312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6.33312">
                <text:p>6.33312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6.33312">
                <text:p>6.33312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6.36098">
                <text:p>6.36098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6.36098">
                <text:p>6.36098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6.40858">
                <text:p>6.40858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6.46756">
                <text:p>6.46756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6.46756">
                <text:p>6.46756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6.53369">
                <text:p>6.53369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6.64087">
                <text:p>6.64087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6.65957">
                <text:p>6.65957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6.71821">
                <text:p>6.71821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6.71821">
                <text:p>6.71821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6.73165">
                <text:p>6.73165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6.82479">
                <text:p>6.82479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6.82479">
                <text:p>6.82479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6.88313">
                <text:p>6.88313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7.15647">
                <text:p>7.15647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7.15647">
                <text:p>7.15647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7.18971">
                <text:p>7.18971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7.18971">
                <text:p>7.18971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7.19802">
                <text:p>7.19802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7.21796">
                <text:p>7.21796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7.21796">
                <text:p>7.21796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7.27224">
                <text:p>7.27224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7.29284">
                <text:p>7.29284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7.29284">
                <text:p>7.29284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7.30897">
                <text:p>7.30897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7.30897">
                <text:p>7.30897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7.30977">
                <text:p>7.30977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7.341">
                <text:p>7.341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7.341">
                <text:p>7.341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7.40261">
                <text:p>7.40261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7.40261">
                <text:p>7.40261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7.44135">
                <text:p>7.44135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7.44135">
                <text:p>7.44135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7.50535">
                <text:p>7.50535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7.50535">
                <text:p>7.50535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7.50535">
                <text:p>7.50535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7.51616">
                <text:p>7.51616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7.51616">
                <text:p>7.51616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7.51616">
                <text:p>7.51616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7.51616">
                <text:p>7.51616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7.55506">
                <text:p>7.55506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7.55506">
                <text:p>7.55506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7.59287">
                <text:p>7.59287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7.64799">
                <text:p>7.64799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7.64799">
                <text:p>7.64799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7.66123">
                <text:p>7.66123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7.66123">
                <text:p>7.66123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7.711">
                <text:p>7.711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7.7616">
                <text:p>7.7616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7.7616">
                <text:p>7.7616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7.7616">
                <text:p>7.7616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7.76781">
                <text:p>7.76781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7.76781">
                <text:p>7.76781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7.90702">
                <text:p>7.90702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7.90702">
                <text:p>7.90702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7.90702">
                <text:p>7.90702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7.90702">
                <text:p>7.90702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8.04317">
                <text:p>8.04317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8.1269">
                <text:p>8.1269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8.1269">
                <text:p>8.1269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8.23348">
                <text:p>8.23348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8.48407">
                <text:p>8.48407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8.48407">
                <text:p>8.48407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8.57025">
                <text:p>8.57025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8.57025">
                <text:p>8.57025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8.65484">
                <text:p>8.65484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8.65484">
                <text:p>8.65484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8.65484">
                <text:p>8.65484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9.10938">
                <text:p>9.10938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9.16935">
                <text:p>9.16935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9.36136">
                <text:p>9.36136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9.52658">
                <text:p>9.52658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10.21795">
                <text:p>10.21795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10.4696">
                <text:p>10.4696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10.4696">
                <text:p>10.4696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10.93527">
                <text:p>10.93527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11.59129">
                <text:p>11.59129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11.59129">
                <text:p>11.59129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11.59129">
                <text:p>11.59129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11.59129">
                <text:p>11.59129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11.81117">
                <text:p>11.8111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